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margin-top="0.2076in" fo:margin-bottom="0.2076in"/>
    </style:style>
    <style:style style:name="T2"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3" style:parent-style-name="Heading3" style:family="paragraph">
      <style:paragraph-properties fo:margin-top="0.1951in" fo:margin-bottom="0.1951in"/>
    </style:style>
    <style:style style:name="T4" style:parent-style-name="DefaultParagraphFont" style:family="text">
      <style:text-properties style:font-name="Aptos" style:font-name-asian="Aptos" style:font-name-complex="Aptos" fo:font-weight="bold" style:font-weight-asian="bold" style:font-weight-complex="bold" fo:color="#000000"/>
    </style:style>
    <style:style style:name="P5" style:parent-style-name="Normal" style:family="paragraph">
      <style:paragraph-properties fo:margin-top="0.1666in" fo:margin-bottom="0.1666in"/>
    </style:style>
    <style:style style:name="T6" style:parent-style-name="DefaultParagraphFont" style:family="text">
      <style:text-properties style:font-name="Aptos" style:font-name-asian="Aptos" style:font-name-complex="Aptos" fo:color="#000000"/>
    </style:style>
    <style:style style:name="P7" style:parent-style-name="Normal" style:family="paragraph">
      <style:paragraph-properties fo:margin-top="0.1666in" fo:margin-bottom="0.1666in"/>
    </style:style>
    <style:style style:name="T8" style:parent-style-name="DefaultParagraphFont" style:family="text">
      <style:text-properties style:font-name="Aptos" style:font-name-asian="Aptos" style:font-name-complex="Aptos" fo:color="#000000"/>
    </style:style>
    <style:style style:name="P9" style:parent-style-name="Normal" style:family="paragraph">
      <style:paragraph-properties fo:margin-top="0.1666in" fo:margin-bottom="0.1666in"/>
    </style:style>
    <style:style style:name="T10" style:parent-style-name="DefaultParagraphFont" style:family="text">
      <style:text-properties style:font-name="Aptos" style:font-name-asian="Aptos" style:font-name-complex="Aptos" fo:color="#000000"/>
    </style:style>
    <style:style style:name="P11" style:parent-style-name="Heading3" style:family="paragraph">
      <style:paragraph-properties fo:margin-top="0.1951in" fo:margin-bottom="0.1951in"/>
    </style:style>
    <style:style style:name="T12" style:parent-style-name="DefaultParagraphFont" style:family="text">
      <style:text-properties style:font-name="Aptos" style:font-name-asian="Aptos" style:font-name-complex="Aptos" fo:font-weight="bold" style:font-weight-asian="bold" style:font-weight-complex="bold" fo:color="#000000"/>
    </style:style>
    <style:style style:name="P13" style:parent-style-name="Normal" style:family="paragraph">
      <style:paragraph-properties fo:margin-top="0.1666in" fo:margin-bottom="0.1666in"/>
    </style:style>
    <style:style style:name="T14" style:parent-style-name="DefaultParagraphFont" style:family="text">
      <style:text-properties style:font-name="Aptos" style:font-name-asian="Aptos" style:font-name-complex="Aptos" fo:color="#000000"/>
    </style:style>
    <style:style style:name="P15" style:parent-style-name="Normal" style:family="paragraph">
      <style:paragraph-properties fo:margin-top="0.1666in" fo:margin-bottom="0.1666in"/>
    </style:style>
    <style:style style:name="T16" style:parent-style-name="DefaultParagraphFont" style:family="text">
      <style:text-properties style:font-name="Aptos" style:font-name-asian="Aptos" style:font-name-complex="Aptos" fo:color="#000000"/>
    </style:style>
    <style:style style:name="P17" style:parent-style-name="Normal" style:family="paragraph">
      <style:paragraph-properties fo:margin-top="0.1666in" fo:margin-bottom="0.1666in"/>
    </style:style>
    <style:style style:name="T18" style:parent-style-name="DefaultParagraphFont" style:family="text">
      <style:text-properties style:font-name="Aptos" style:font-name-asian="Aptos" style:font-name-complex="Aptos" fo:color="#000000"/>
    </style:style>
    <style:style style:name="P19" style:parent-style-name="Normal" style:family="paragraph">
      <style:paragraph-properties fo:margin-top="0.1666in" fo:margin-bottom="0.1666in"/>
    </style:style>
    <style:style style:name="T20" style:parent-style-name="DefaultParagraphFont" style:family="text">
      <style:text-properties style:font-name="Aptos" style:font-name-asian="Aptos" style:font-name-complex="Aptos" fo:color="#000000"/>
    </style:style>
    <style:style style:name="P21" style:parent-style-name="Heading3" style:family="paragraph">
      <style:paragraph-properties fo:margin-top="0.1951in" fo:margin-bottom="0.1951in"/>
    </style:style>
    <style:style style:name="T22" style:parent-style-name="DefaultParagraphFont" style:family="text">
      <style:text-properties style:font-name="Aptos" style:font-name-asian="Aptos" style:font-name-complex="Aptos" fo:font-weight="bold" style:font-weight-asian="bold" style:font-weight-complex="bold" fo:color="#000000"/>
    </style:style>
    <style:style style:name="P23" style:parent-style-name="Normal" style:family="paragraph">
      <style:paragraph-properties fo:margin-top="0.1666in" fo:margin-bottom="0.1666in"/>
    </style:style>
    <style:style style:name="T24" style:parent-style-name="DefaultParagraphFont" style:family="text">
      <style:text-properties style:font-name="Aptos" style:font-name-asian="Aptos" style:font-name-complex="Aptos" fo:color="#000000"/>
    </style:style>
    <style:style style:name="P25" style:parent-style-name="Normal" style:family="paragraph">
      <style:paragraph-properties fo:margin-top="0.1666in" fo:margin-bottom="0.1666in"/>
    </style:style>
    <style:style style:name="T26" style:parent-style-name="DefaultParagraphFont" style:family="text">
      <style:text-properties style:font-name="Aptos" style:font-name-asian="Aptos" style:font-name-complex="Aptos" fo:font-weight="bold" style:font-weight-asian="bold" style:font-weight-complex="bold" fo:color="#000000"/>
    </style:style>
    <style:style style:name="T27" style:parent-style-name="DefaultParagraphFont" style:family="text">
      <style:text-properties style:font-name="Aptos" style:font-name-asian="Aptos" style:font-name-complex="Aptos" fo:color="#000000"/>
    </style:style>
    <style:style style:name="P28" style:parent-style-name="Normal" style:family="paragraph">
      <style:paragraph-properties fo:margin-top="0.1666in" fo:margin-bottom="0.1666in"/>
    </style:style>
    <style:style style:name="T29" style:parent-style-name="DefaultParagraphFont" style:family="text">
      <style:text-properties style:font-name="Aptos" style:font-name-asian="Aptos" style:font-name-complex="Aptos" fo:font-weight="bold" style:font-weight-asian="bold" style:font-weight-complex="bold" fo:color="#000000"/>
    </style:style>
    <style:style style:name="T30" style:parent-style-name="DefaultParagraphFont" style:family="text">
      <style:text-properties style:font-name="Aptos" style:font-name-asian="Aptos" style:font-name-complex="Aptos" fo:color="#000000"/>
    </style:style>
    <style:style style:name="P31" style:parent-style-name="Normal" style:family="paragraph">
      <style:paragraph-properties fo:margin-top="0.1666in" fo:margin-bottom="0.1666in"/>
    </style:style>
    <style:style style:name="T32" style:parent-style-name="DefaultParagraphFont" style:family="text">
      <style:text-properties style:font-name="Aptos" style:font-name-asian="Aptos" style:font-name-complex="Aptos" fo:font-weight="bold" style:font-weight-asian="bold" style:font-weight-complex="bold" fo:color="#000000"/>
    </style:style>
    <style:style style:name="T33" style:parent-style-name="DefaultParagraphFont" style:family="text">
      <style:text-properties style:font-name="Aptos" style:font-name-asian="Aptos" style:font-name-complex="Aptos" fo:color="#000000"/>
    </style:style>
    <style:style style:name="P34" style:parent-style-name="Normal" style:family="paragraph">
      <style:paragraph-properties fo:margin-top="0.1666in" fo:margin-bottom="0.1666in"/>
    </style:style>
    <style:style style:name="T35" style:parent-style-name="DefaultParagraphFont" style:family="text">
      <style:text-properties style:font-name="Aptos" style:font-name-asian="Aptos" style:font-name-complex="Aptos" fo:color="#000000"/>
    </style:style>
    <style:style style:name="P36" style:parent-style-name="Heading3" style:family="paragraph">
      <style:paragraph-properties fo:margin-top="0.1951in" fo:margin-bottom="0.1951in"/>
    </style:style>
    <style:style style:name="T37" style:parent-style-name="DefaultParagraphFont" style:family="text">
      <style:text-properties style:font-name="Aptos" style:font-name-asian="Aptos" style:font-name-complex="Aptos" fo:font-weight="bold" style:font-weight-asian="bold" style:font-weight-complex="bold" fo:color="#000000"/>
    </style:style>
    <style:style style:name="P38" style:parent-style-name="Normal" style:family="paragraph">
      <style:paragraph-properties fo:margin-top="0.1666in" fo:margin-bottom="0.1666in"/>
    </style:style>
    <style:style style:name="T39" style:parent-style-name="DefaultParagraphFont" style:family="text">
      <style:text-properties style:font-name="Aptos" style:font-name-asian="Aptos" style:font-name-complex="Aptos" fo:color="#000000"/>
    </style:style>
    <style:style style:name="P40" style:parent-style-name="Normal" style:family="paragraph">
      <style:paragraph-properties fo:margin-top="0.1666in" fo:margin-bottom="0.1666in"/>
    </style:style>
    <style:style style:name="T41" style:parent-style-name="DefaultParagraphFont" style:family="text">
      <style:text-properties style:font-name="Aptos" style:font-name-asian="Aptos" style:font-name-complex="Aptos" fo:color="#000000"/>
    </style:style>
    <style:style style:name="P42" style:parent-style-name="Normal" style:family="paragraph">
      <style:paragraph-properties fo:margin-top="0.1666in" fo:margin-bottom="0.1666in"/>
    </style:style>
    <style:style style:name="T43" style:parent-style-name="DefaultParagraphFont" style:family="text">
      <style:text-properties style:font-name="Aptos" style:font-name-asian="Aptos" style:font-name-complex="Aptos" fo:color="#000000"/>
    </style:style>
    <style:style style:name="P44" style:parent-style-name="Normal" style:family="paragraph">
      <style:paragraph-properties fo:margin-top="0.1666in" fo:margin-bottom="0.1666in"/>
    </style:style>
    <style:style style:name="T45" style:parent-style-name="DefaultParagraphFont" style:family="text">
      <style:text-properties style:font-name="Aptos" style:font-name-asian="Aptos" style:font-name-complex="Aptos" fo:color="#000000"/>
    </style:style>
    <style:style style:name="P46" style:parent-style-name="Normal" style:family="paragraph">
      <style:paragraph-properties fo:margin-top="0.1666in" fo:margin-bottom="0.1666in"/>
    </style:style>
    <style:style style:name="T47" style:parent-style-name="DefaultParagraphFont" style:family="text">
      <style:text-properties style:font-name="Aptos" style:font-name-asian="Aptos" style:font-name-complex="Aptos" fo:color="#000000"/>
    </style:style>
    <style:style style:name="P48" style:parent-style-name="Normal" style:family="paragraph">
      <style:paragraph-properties fo:margin-top="0.1666in" fo:margin-bottom="0.1666in"/>
    </style:style>
    <style:style style:name="T49" style:parent-style-name="DefaultParagraphFont" style:family="text">
      <style:text-properties style:font-name="Aptos" style:font-name-asian="Aptos" style:font-name-complex="Aptos" fo:color="#000000"/>
    </style:style>
    <style:style style:name="T50" style:parent-style-name="DefaultParagraphFont" style:family="text">
      <style:text-properties style:font-name="Aptos" style:font-name-asian="Aptos" style:font-name-complex="Aptos" fo:font-weight="bold" style:font-weight-asian="bold" style:font-weight-complex="bold" fo:color="#000000"/>
    </style:style>
    <style:style style:name="P51" style:parent-style-name="Heading3" style:family="paragraph">
      <style:paragraph-properties fo:margin-top="0.1951in" fo:margin-bottom="0.1951in"/>
    </style:style>
    <style:style style:name="T52" style:parent-style-name="DefaultParagraphFont" style:family="text">
      <style:text-properties style:font-name="Aptos" style:font-name-asian="Aptos" style:font-name-complex="Aptos" fo:font-weight="bold" style:font-weight-asian="bold" style:font-weight-complex="bold" fo:color="#000000"/>
    </style:style>
    <style:style style:name="P53" style:parent-style-name="Normal" style:family="paragraph">
      <style:paragraph-properties fo:margin-top="0.1666in" fo:margin-bottom="0.1666in"/>
    </style:style>
    <style:style style:name="T54" style:parent-style-name="DefaultParagraphFont" style:family="text">
      <style:text-properties style:font-name="Aptos" style:font-name-asian="Aptos" style:font-name-complex="Aptos" fo:color="#000000"/>
    </style:style>
    <style:style style:name="P55" style:parent-style-name="Normal" style:family="paragraph">
      <style:paragraph-properties fo:margin-top="0.1666in" fo:margin-bottom="0.1666in"/>
    </style:style>
    <style:style style:name="T56" style:parent-style-name="DefaultParagraphFont" style:family="text">
      <style:text-properties style:font-name="Aptos" style:font-name-asian="Aptos" style:font-name-complex="Aptos" fo:font-weight="bold" style:font-weight-asian="bold" style:font-weight-complex="bold" fo:color="#000000"/>
    </style:style>
    <style:style style:name="P57" style:parent-style-name="Normal" style:family="paragraph">
      <style:paragraph-properties fo:margin-top="0.1666in" fo:margin-bottom="0.1666in"/>
    </style:style>
    <style:style style:name="T58" style:parent-style-name="DefaultParagraphFont" style:family="text">
      <style:text-properties style:font-name="Aptos" style:font-name-asian="Aptos" style:font-name-complex="Aptos" fo:color="#000000"/>
    </style:style>
    <style:style style:name="P59" style:parent-style-name="Normal" style:family="paragraph">
      <style:paragraph-properties fo:margin-top="0.1666in" fo:margin-bottom="0.1666in"/>
    </style:style>
    <style:style style:name="T60" style:parent-style-name="DefaultParagraphFont" style:family="text">
      <style:text-properties style:font-name="Aptos" style:font-name-asian="Aptos" style:font-name-complex="Aptos" fo:font-weight="bold" style:font-weight-asian="bold" style:font-weight-complex="bold" fo:color="#000000"/>
    </style:style>
    <style:style style:name="P61" style:parent-style-name="Normal" style:family="paragraph">
      <style:paragraph-properties fo:margin-top="0.1666in" fo:margin-bottom="0.1666in"/>
    </style:style>
    <style:style style:name="T62" style:parent-style-name="DefaultParagraphFont" style:family="text">
      <style:text-properties style:font-name="Aptos" style:font-name-asian="Aptos" style:font-name-complex="Aptos" fo:color="#000000"/>
    </style:style>
    <style:style style:name="P63" style:parent-style-name="Normal" style:family="paragraph">
      <style:paragraph-properties fo:margin-top="0.1666in" fo:margin-bottom="0.1666in"/>
    </style:style>
    <style:style style:name="T64" style:parent-style-name="DefaultParagraphFont" style:family="text">
      <style:text-properties style:font-name="Aptos" style:font-name-asian="Aptos" style:font-name-complex="Aptos" fo:color="#000000"/>
    </style:style>
    <style:style style:name="P65" style:parent-style-name="Normal" style:family="paragraph">
      <style:paragraph-properties fo:margin-top="0.1666in" fo:margin-bottom="0.1666in"/>
    </style:style>
    <style:style style:name="T66" style:parent-style-name="DefaultParagraphFont" style:family="text">
      <style:text-properties style:font-name="Aptos" style:font-name-asian="Aptos" style:font-name-complex="Aptos" fo:color="#000000"/>
    </style:style>
    <style:style style:name="P67" style:parent-style-name="Normal" style:family="paragraph">
      <style:paragraph-properties fo:margin-bottom="0in"/>
    </style:style>
    <style:style style:name="T68" style:parent-style-name="DefaultParagraphFont" style:family="text">
      <style:text-properties style:font-name="Aptos" style:font-name-asian="Aptos" style:font-name-complex="Aptos" fo:color="#14181F"/>
    </style:style>
    <style:style style:name="T69" style:parent-style-name="DefaultParagraphFont" style:family="text">
      <style:text-properties style:font-name="Aptos" style:font-name-asian="Aptos" style:font-name-complex="Aptos" fo:color="#14181F"/>
    </style:style>
    <style:style style:name="T70" style:parent-style-name="DefaultParagraphFont" style:family="text">
      <style:text-properties style:font-name="Aptos" style:font-name-asian="Aptos" style:font-name-complex="Aptos" fo:color="#14181F"/>
    </style:style>
    <style:style style:name="T71" style:parent-style-name="DefaultParagraphFont" style:family="text">
      <style:text-properties style:font-name="Aptos" style:font-name-asian="Aptos" style:font-name-complex="Aptos" fo:color="#14181F"/>
    </style:style>
    <style:style style:name="T72" style:parent-style-name="DefaultParagraphFont" style:family="text">
      <style:text-properties style:font-name="Aptos" style:font-name-asian="Aptos" style:font-name-complex="Aptos" fo:color="#14181F"/>
    </style:style>
    <style:style style:name="T73" style:parent-style-name="DefaultParagraphFont" style:family="text">
      <style:text-properties style:font-name="Aptos" style:font-name-asian="Aptos" style:font-name-complex="Aptos" fo:color="#14181F"/>
    </style:style>
    <style:style style:name="T74" style:parent-style-name="DefaultParagraphFont" style:family="text">
      <style:text-properties style:font-name="Aptos" style:font-name-asian="Aptos" style:font-name-complex="Aptos" fo:color="#14181F"/>
    </style:style>
    <style:style style:name="T75" style:parent-style-name="DefaultParagraphFont" style:family="text">
      <style:text-properties style:font-name="Aptos" style:font-name-asian="Aptos" style:font-name-complex="Aptos" fo:color="#14181F"/>
    </style:style>
    <style:style style:name="T76" style:parent-style-name="DefaultParagraphFont" style:family="text">
      <style:text-properties style:font-name="Aptos" style:font-name-asian="Aptos" style:font-name-complex="Aptos" fo:color="#14181F"/>
    </style:style>
    <style:style style:name="T77" style:parent-style-name="DefaultParagraphFont" style:family="text">
      <style:text-properties style:font-name="Aptos" style:font-name-asian="Aptos" style:font-name-complex="Aptos" fo:color="#14181F"/>
    </style:style>
    <style:style style:name="T78" style:parent-style-name="DefaultParagraphFont" style:family="text">
      <style:text-properties style:font-name="Aptos" style:font-name-asian="Aptos" style:font-name-complex="Aptos" fo:color="#14181F"/>
    </style:style>
    <style:style style:name="T79" style:parent-style-name="DefaultParagraphFont" style:family="text">
      <style:text-properties style:font-name="Aptos" style:font-name-asian="Aptos" style:font-name-complex="Aptos" fo:color="#14181F"/>
    </style:style>
    <style:style style:name="T80" style:parent-style-name="DefaultParagraphFont" style:family="text">
      <style:text-properties style:font-name="Aptos" style:font-name-asian="Aptos" style:font-name-complex="Aptos" fo:color="#14181F"/>
    </style:style>
    <style:style style:name="T81" style:parent-style-name="DefaultParagraphFont" style:family="text">
      <style:text-properties style:font-name="Aptos" style:font-name-asian="Aptos" style:font-name-complex="Aptos" fo:color="#14181F"/>
    </style:style>
    <style:style style:name="T82" style:parent-style-name="DefaultParagraphFont" style:family="text">
      <style:text-properties style:font-name="Aptos" style:font-name-asian="Aptos" style:font-name-complex="Aptos" fo:color="#14181F"/>
    </style:style>
    <style:style style:name="P83" style:parent-style-name="Normal" style:family="paragraph">
      <style:paragraph-properties fo:margin-top="0.1666in" fo:margin-bottom="0.1666in"/>
    </style:style>
    <style:style style:name="T84" style:parent-style-name="DefaultParagraphFont" style:family="text">
      <style:text-properties style:font-name="Aptos" style:font-name-asian="Aptos" style:font-name-complex="Aptos" fo:color="#000000"/>
    </style:style>
    <style:style style:name="P85" style:parent-style-name="Normal" style:family="paragraph">
      <style:paragraph-properties fo:margin-top="0.1666in" fo:margin-bottom="0.1666in"/>
    </style:style>
    <style:style style:name="T86" style:parent-style-name="DefaultParagraphFont" style:family="text">
      <style:text-properties style:font-name="Aptos" style:font-name-asian="Aptos" style:font-name-complex="Aptos" fo:font-weight="bold" style:font-weight-asian="bold" style:font-weight-complex="bold" fo:color="#000000"/>
    </style:style>
    <style:style style:name="P87" style:parent-style-name="Normal" style:family="paragraph">
      <style:paragraph-properties fo:margin-top="0.1666in" fo:margin-bottom="0.1666in"/>
    </style:style>
    <style:style style:name="T88" style:parent-style-name="DefaultParagraphFont" style:family="text">
      <style:text-properties style:font-name="Aptos" style:font-name-asian="Aptos" style:font-name-complex="Aptos" fo:color="#000000"/>
    </style:style>
    <style:style style:name="P89" style:parent-style-name="ListParagraph" style:family="paragraph">
      <style:paragraph-properties fo:margin-bottom="0in"/>
      <style:text-properties style:font-name="Aptos" style:font-name-asian="Aptos" style:font-name-complex="Aptos" fo:color="#000000"/>
    </style:style>
    <style:style style:name="P90" style:parent-style-name="ListParagraph" style:family="paragraph">
      <style:paragraph-properties fo:margin-bottom="0in"/>
      <style:text-properties style:font-name="Aptos" style:font-name-asian="Aptos" style:font-name-complex="Aptos" fo:color="#000000"/>
    </style:style>
    <style:style style:name="P91" style:parent-style-name="ListParagraph" style:family="paragraph">
      <style:paragraph-properties fo:margin-bottom="0in"/>
      <style:text-properties style:font-name="Aptos" style:font-name-asian="Aptos" style:font-name-complex="Aptos" fo:color="#000000"/>
    </style:style>
    <style:style style:name="P92" style:parent-style-name="ListParagraph" style:family="paragraph">
      <style:paragraph-properties fo:margin-bottom="0in"/>
      <style:text-properties style:font-name="Aptos" style:font-name-asian="Aptos" style:font-name-complex="Aptos" fo:color="#000000"/>
    </style:style>
    <style:style style:name="P93" style:parent-style-name="Heading3" style:family="paragraph">
      <style:paragraph-properties fo:margin-top="0.1951in" fo:margin-bottom="0.1951in"/>
    </style:style>
    <style:style style:name="T94" style:parent-style-name="DefaultParagraphFont" style:family="text">
      <style:text-properties style:font-name="Aptos" style:font-name-asian="Aptos" style:font-name-complex="Aptos" fo:font-weight="bold" style:font-weight-asian="bold" style:font-weight-complex="bold" fo:color="#000000"/>
    </style:style>
    <style:style style:name="P95" style:parent-style-name="Normal" style:family="paragraph">
      <style:paragraph-properties fo:margin-top="0.1666in" fo:margin-bottom="0.1666in"/>
    </style:style>
    <style:style style:name="T96" style:parent-style-name="DefaultParagraphFont" style:family="text">
      <style:text-properties style:font-name="Aptos" style:font-name-asian="Aptos" style:font-name-complex="Aptos" fo:color="#000000"/>
    </style:style>
    <style:style style:name="P97" style:parent-style-name="Normal" style:family="paragraph">
      <style:paragraph-properties fo:margin-bottom="0in"/>
    </style:style>
    <style:style style:name="T98" style:parent-style-name="DefaultParagraphFont" style:family="text">
      <style:text-properties style:font-name="Aptos" style:font-name-asian="Aptos" style:font-name-complex="Aptos" fo:color="#14181F"/>
    </style:style>
    <style:style style:name="T99" style:parent-style-name="DefaultParagraphFont" style:family="text">
      <style:text-properties style:font-name="Aptos" style:font-name-asian="Aptos" style:font-name-complex="Aptos" fo:color="#14181F"/>
    </style:style>
    <style:style style:name="T100" style:parent-style-name="DefaultParagraphFont" style:family="text">
      <style:text-properties style:font-name="Aptos" style:font-name-asian="Aptos" style:font-name-complex="Aptos" fo:color="#14181F"/>
    </style:style>
    <style:style style:name="T101" style:parent-style-name="DefaultParagraphFont" style:family="text">
      <style:text-properties style:font-name="Aptos" style:font-name-asian="Aptos" style:font-name-complex="Aptos" fo:color="#14181F"/>
    </style:style>
    <style:style style:name="T102" style:parent-style-name="DefaultParagraphFont" style:family="text">
      <style:text-properties style:font-name="Aptos" style:font-name-asian="Aptos" style:font-name-complex="Aptos" fo:color="#14181F"/>
    </style:style>
    <style:style style:name="T103" style:parent-style-name="DefaultParagraphFont" style:family="text">
      <style:text-properties style:font-name="Aptos" style:font-name-asian="Aptos" style:font-name-complex="Aptos" fo:color="#14181F"/>
    </style:style>
    <style:style style:name="T104" style:parent-style-name="DefaultParagraphFont" style:family="text">
      <style:text-properties style:font-name="Aptos" style:font-name-asian="Aptos" style:font-name-complex="Aptos" fo:color="#14181F"/>
    </style:style>
    <style:style style:name="T105" style:parent-style-name="DefaultParagraphFont" style:family="text">
      <style:text-properties style:font-name="Aptos" style:font-name-asian="Aptos" style:font-name-complex="Aptos" fo:color="#14181F"/>
    </style:style>
    <style:style style:name="T106" style:parent-style-name="DefaultParagraphFont" style:family="text">
      <style:text-properties style:font-name="Aptos" style:font-name-asian="Aptos" style:font-name-complex="Aptos" fo:color="#14181F"/>
    </style:style>
    <style:style style:name="T107" style:parent-style-name="DefaultParagraphFont" style:family="text">
      <style:text-properties style:font-name="Aptos" style:font-name-asian="Aptos" style:font-name-complex="Aptos" fo:color="#14181F"/>
    </style:style>
    <style:style style:name="T108" style:parent-style-name="DefaultParagraphFont" style:family="text">
      <style:text-properties style:font-name="Aptos" style:font-name-asian="Aptos" style:font-name-complex="Aptos" fo:color="#14181F"/>
    </style:style>
    <style:style style:name="T109" style:parent-style-name="DefaultParagraphFont" style:family="text">
      <style:text-properties style:font-name="Aptos" style:font-name-asian="Aptos" style:font-name-complex="Aptos" fo:color="#14181F"/>
    </style:style>
    <style:style style:name="T110" style:parent-style-name="DefaultParagraphFont" style:family="text">
      <style:text-properties style:font-name="Aptos" style:font-name-asian="Aptos" style:font-name-complex="Aptos" fo:color="#14181F"/>
    </style:style>
    <style:style style:name="T111" style:parent-style-name="DefaultParagraphFont" style:family="text">
      <style:text-properties style:font-name="Aptos" style:font-name-asian="Aptos" style:font-name-complex="Aptos" fo:color="#14181F"/>
    </style:style>
    <style:style style:name="T112" style:parent-style-name="DefaultParagraphFont" style:family="text">
      <style:text-properties style:font-name="Aptos" style:font-name-asian="Aptos" style:font-name-complex="Aptos" fo:color="#14181F"/>
    </style:style>
    <style:style style:name="T113" style:parent-style-name="DefaultParagraphFont" style:family="text">
      <style:text-properties style:font-name="Aptos" style:font-name-asian="Aptos" style:font-name-complex="Aptos" fo:color="#14181F"/>
    </style:style>
    <style:style style:name="T114" style:parent-style-name="DefaultParagraphFont" style:family="text">
      <style:text-properties style:font-name="Aptos" style:font-name-asian="Aptos" style:font-name-complex="Aptos" fo:color="#14181F"/>
    </style:style>
    <style:style style:name="T115" style:parent-style-name="DefaultParagraphFont" style:family="text">
      <style:text-properties style:font-name="Aptos" style:font-name-asian="Aptos" style:font-name-complex="Aptos" fo:color="#14181F"/>
    </style:style>
    <style:style style:name="T116" style:parent-style-name="DefaultParagraphFont" style:family="text">
      <style:text-properties style:font-name="Aptos" style:font-name-asian="Aptos" style:font-name-complex="Aptos" fo:color="#14181F"/>
    </style:style>
    <style:style style:name="T117" style:parent-style-name="DefaultParagraphFont" style:family="text">
      <style:text-properties style:font-name="Aptos" style:font-name-asian="Aptos" style:font-name-complex="Aptos" fo:color="#14181F"/>
    </style:style>
    <style:style style:name="T118" style:parent-style-name="DefaultParagraphFont" style:family="text">
      <style:text-properties style:font-name="Aptos" style:font-name-asian="Aptos" style:font-name-complex="Aptos" fo:color="#14181F"/>
    </style:style>
    <style:style style:name="T119" style:parent-style-name="DefaultParagraphFont" style:family="text">
      <style:text-properties style:font-name="Aptos" style:font-name-asian="Aptos" style:font-name-complex="Aptos" fo:color="#14181F"/>
    </style:style>
    <style:style style:name="T120" style:parent-style-name="DefaultParagraphFont" style:family="text">
      <style:text-properties style:font-name="Aptos" style:font-name-asian="Aptos" style:font-name-complex="Aptos" fo:color="#14181F"/>
    </style:style>
    <style:style style:name="T121" style:parent-style-name="DefaultParagraphFont" style:family="text">
      <style:text-properties style:font-name="Aptos" style:font-name-asian="Aptos" style:font-name-complex="Aptos" fo:color="#14181F"/>
    </style:style>
    <style:style style:name="T122" style:parent-style-name="DefaultParagraphFont" style:family="text">
      <style:text-properties style:font-name="Aptos" style:font-name-asian="Aptos" style:font-name-complex="Aptos" fo:color="#14181F"/>
    </style:style>
    <style:style style:name="T123" style:parent-style-name="DefaultParagraphFont" style:family="text">
      <style:text-properties style:font-name="Aptos" style:font-name-asian="Aptos" style:font-name-complex="Aptos" fo:color="#14181F"/>
    </style:style>
    <style:style style:name="T124" style:parent-style-name="DefaultParagraphFont" style:family="text">
      <style:text-properties style:font-name="Aptos" style:font-name-asian="Aptos" style:font-name-complex="Aptos" fo:color="#14181F"/>
    </style:style>
    <style:style style:name="T125" style:parent-style-name="DefaultParagraphFont" style:family="text">
      <style:text-properties style:font-name="Aptos" style:font-name-asian="Aptos" style:font-name-complex="Aptos" fo:color="#14181F"/>
    </style:style>
    <style:style style:name="T126" style:parent-style-name="DefaultParagraphFont" style:family="text">
      <style:text-properties style:font-name="Aptos" style:font-name-asian="Aptos" style:font-name-complex="Aptos" fo:color="#14181F"/>
    </style:style>
    <style:style style:name="T127" style:parent-style-name="DefaultParagraphFont" style:family="text">
      <style:text-properties style:font-name="Aptos" style:font-name-asian="Aptos" style:font-name-complex="Aptos" fo:color="#14181F"/>
    </style:style>
    <style:style style:name="T128" style:parent-style-name="DefaultParagraphFont" style:family="text">
      <style:text-properties style:font-name="Aptos" style:font-name-asian="Aptos" style:font-name-complex="Aptos" fo:color="#14181F"/>
    </style:style>
    <style:style style:name="T129" style:parent-style-name="DefaultParagraphFont" style:family="text">
      <style:text-properties style:font-name="Aptos" style:font-name-asian="Aptos" style:font-name-complex="Aptos" fo:color="#14181F"/>
    </style:style>
    <style:style style:name="T130" style:parent-style-name="DefaultParagraphFont" style:family="text">
      <style:text-properties style:font-name="Aptos" style:font-name-asian="Aptos" style:font-name-complex="Aptos" fo:color="#14181F"/>
    </style:style>
    <style:style style:name="T131" style:parent-style-name="DefaultParagraphFont" style:family="text">
      <style:text-properties style:font-name="Aptos" style:font-name-asian="Aptos" style:font-name-complex="Aptos" fo:color="#14181F"/>
    </style:style>
    <style:style style:name="T132" style:parent-style-name="DefaultParagraphFont" style:family="text">
      <style:text-properties style:font-name="Aptos" style:font-name-asian="Aptos" style:font-name-complex="Aptos" fo:color="#14181F"/>
    </style:style>
    <style:style style:name="T133" style:parent-style-name="DefaultParagraphFont" style:family="text">
      <style:text-properties style:font-name="Aptos" style:font-name-asian="Aptos" style:font-name-complex="Aptos" fo:color="#14181F"/>
    </style:style>
    <style:style style:name="T134" style:parent-style-name="DefaultParagraphFont" style:family="text">
      <style:text-properties style:font-name="Aptos" style:font-name-asian="Aptos" style:font-name-complex="Aptos" fo:color="#14181F"/>
    </style:style>
    <style:style style:name="T135" style:parent-style-name="DefaultParagraphFont" style:family="text">
      <style:text-properties style:font-name="Aptos" style:font-name-asian="Aptos" style:font-name-complex="Aptos" fo:color="#14181F"/>
    </style:style>
    <style:style style:name="T136" style:parent-style-name="DefaultParagraphFont" style:family="text">
      <style:text-properties style:font-name="Aptos" style:font-name-asian="Aptos" style:font-name-complex="Aptos" fo:color="#14181F"/>
    </style:style>
    <style:style style:name="T137" style:parent-style-name="DefaultParagraphFont" style:family="text">
      <style:text-properties style:font-name="Aptos" style:font-name-asian="Aptos" style:font-name-complex="Aptos" fo:color="#14181F"/>
    </style:style>
    <style:style style:name="T138" style:parent-style-name="DefaultParagraphFont" style:family="text">
      <style:text-properties style:font-name="Aptos" style:font-name-asian="Aptos" style:font-name-complex="Aptos" fo:color="#14181F"/>
    </style:style>
    <style:style style:name="T139" style:parent-style-name="DefaultParagraphFont" style:family="text">
      <style:text-properties style:font-name="Aptos" style:font-name-asian="Aptos" style:font-name-complex="Aptos" fo:color="#14181F"/>
    </style:style>
    <style:style style:name="T140" style:parent-style-name="DefaultParagraphFont" style:family="text">
      <style:text-properties style:font-name="Aptos" style:font-name-asian="Aptos" style:font-name-complex="Aptos" fo:color="#14181F"/>
    </style:style>
    <style:style style:name="T141" style:parent-style-name="DefaultParagraphFont" style:family="text">
      <style:text-properties style:font-name="Aptos" style:font-name-asian="Aptos" style:font-name-complex="Aptos" fo:color="#14181F"/>
    </style:style>
    <style:style style:name="T142" style:parent-style-name="DefaultParagraphFont" style:family="text">
      <style:text-properties style:font-name="Aptos" style:font-name-asian="Aptos" style:font-name-complex="Aptos" fo:color="#14181F"/>
    </style:style>
    <style:style style:name="T143" style:parent-style-name="DefaultParagraphFont" style:family="text">
      <style:text-properties style:font-name="Aptos" style:font-name-asian="Aptos" style:font-name-complex="Aptos" fo:color="#14181F"/>
    </style:style>
    <style:style style:name="T144" style:parent-style-name="DefaultParagraphFont" style:family="text">
      <style:text-properties style:font-name="Aptos" style:font-name-asian="Aptos" style:font-name-complex="Aptos" fo:color="#14181F"/>
    </style:style>
    <style:style style:name="T145" style:parent-style-name="DefaultParagraphFont" style:family="text">
      <style:text-properties style:font-name="Aptos" style:font-name-asian="Aptos" style:font-name-complex="Aptos" fo:color="#14181F"/>
    </style:style>
    <style:style style:name="T146" style:parent-style-name="DefaultParagraphFont" style:family="text">
      <style:text-properties style:font-name="Aptos" style:font-name-asian="Aptos" style:font-name-complex="Aptos" fo:color="#14181F"/>
    </style:style>
    <style:style style:name="T147" style:parent-style-name="DefaultParagraphFont" style:family="text">
      <style:text-properties style:font-name="Aptos" style:font-name-asian="Aptos" style:font-name-complex="Aptos" fo:color="#14181F"/>
    </style:style>
    <style:style style:name="T148" style:parent-style-name="DefaultParagraphFont" style:family="text">
      <style:text-properties style:font-name="Aptos" style:font-name-asian="Aptos" style:font-name-complex="Aptos" fo:color="#14181F"/>
    </style:style>
    <style:style style:name="T149" style:parent-style-name="DefaultParagraphFont" style:family="text">
      <style:text-properties style:font-name="Aptos" style:font-name-asian="Aptos" style:font-name-complex="Aptos" fo:color="#14181F"/>
    </style:style>
    <style:style style:name="T150" style:parent-style-name="DefaultParagraphFont" style:family="text">
      <style:text-properties style:font-name="Aptos" style:font-name-asian="Aptos" style:font-name-complex="Aptos" fo:color="#14181F"/>
    </style:style>
    <style:style style:name="P151" style:parent-style-name="Normal" style:family="paragraph">
      <style:paragraph-properties fo:margin-top="0.1666in" fo:margin-bottom="0.1666in"/>
    </style:style>
    <style:style style:name="T152" style:parent-style-name="DefaultParagraphFont" style:family="text">
      <style:text-properties style:font-name="Aptos" style:font-name-asian="Aptos" style:font-name-complex="Aptos" fo:color="#000000"/>
    </style:style>
    <style:style style:name="P153" style:parent-style-name="Heading3" style:family="paragraph">
      <style:paragraph-properties fo:margin-top="0.1951in" fo:margin-bottom="0.1951in"/>
    </style:style>
    <style:style style:name="T154" style:parent-style-name="DefaultParagraphFont" style:family="text">
      <style:text-properties style:font-name="Aptos" style:font-name-asian="Aptos" style:font-name-complex="Aptos" fo:font-weight="bold" style:font-weight-asian="bold" style:font-weight-complex="bold" fo:color="#000000"/>
    </style:style>
    <style:style style:name="P155" style:parent-style-name="Normal" style:family="paragraph">
      <style:paragraph-properties fo:margin-top="0.1666in" fo:margin-bottom="0.1666in"/>
    </style:style>
    <style:style style:name="T156" style:parent-style-name="DefaultParagraphFont" style:family="text">
      <style:text-properties style:font-name="Aptos" style:font-name-asian="Aptos" style:font-name-complex="Aptos" fo:color="#000000"/>
    </style:style>
    <style:style style:name="P157" style:parent-style-name="Normal" style:family="paragraph">
      <style:paragraph-properties fo:margin-top="0.1666in" fo:margin-bottom="0.1666in"/>
    </style:style>
    <style:style style:name="T158" style:parent-style-name="DefaultParagraphFont" style:family="text">
      <style:text-properties style:font-name="Aptos" style:font-name-asian="Aptos" style:font-name-complex="Aptos" fo:color="#000000"/>
    </style:style>
    <style:style style:name="P159" style:parent-style-name="Normal" style:family="paragraph">
      <style:paragraph-properties fo:margin-top="0.1666in" fo:margin-bottom="0.1666in"/>
    </style:style>
    <style:style style:name="T160" style:parent-style-name="DefaultParagraphFont" style:family="text">
      <style:text-properties style:font-name="Aptos" style:font-name-asian="Aptos" style:font-name-complex="Aptos" fo:color="#000000"/>
    </style:style>
    <style:style style:name="P161" style:parent-style-name="Normal" style:family="paragraph">
      <style:paragraph-properties fo:margin-top="0.1666in" fo:margin-bottom="0.1666in"/>
    </style:style>
    <style:style style:name="T162" style:parent-style-name="DefaultParagraphFont" style:family="text">
      <style:text-properties style:font-name="Aptos" style:font-name-asian="Aptos" style:font-name-complex="Aptos" fo:color="#000000"/>
    </style:style>
    <style:style style:name="P163" style:parent-style-name="Normal" style:family="paragraph">
      <style:paragraph-properties fo:margin-top="0.1666in" fo:margin-bottom="0.1666in"/>
    </style:style>
    <style:style style:name="T164" style:parent-style-name="DefaultParagraphFont" style:family="text">
      <style:text-properties style:font-name="Aptos" style:font-name-asian="Aptos" style:font-name-complex="Aptos" fo:color="#000000"/>
    </style:style>
    <style:style style:name="P165" style:parent-style-name="Heading3" style:family="paragraph">
      <style:paragraph-properties fo:margin-top="0.1951in" fo:margin-bottom="0.1951in"/>
    </style:style>
    <style:style style:name="T166" style:parent-style-name="DefaultParagraphFont" style:family="text">
      <style:text-properties style:font-name="Aptos" style:font-name-asian="Aptos" style:font-name-complex="Aptos" fo:font-weight="bold" style:font-weight-asian="bold" style:font-weight-complex="bold" fo:color="#000000"/>
    </style:style>
    <style:style style:name="P167" style:parent-style-name="Normal" style:family="paragraph">
      <style:paragraph-properties fo:margin-top="0.1666in" fo:margin-bottom="0.1666in"/>
    </style:style>
    <style:style style:name="T168" style:parent-style-name="DefaultParagraphFont" style:family="text">
      <style:text-properties style:font-name="Aptos" style:font-name-asian="Aptos" style:font-name-complex="Aptos" fo:color="#000000"/>
    </style:style>
    <style:style style:name="P169" style:parent-style-name="Normal" style:family="paragraph">
      <style:paragraph-properties fo:margin-top="0.1666in" fo:margin-bottom="0.1666in"/>
    </style:style>
    <style:style style:name="T170" style:parent-style-name="DefaultParagraphFont" style:family="text">
      <style:text-properties style:font-name="Aptos" style:font-name-asian="Aptos" style:font-name-complex="Aptos" fo:font-weight="bold" style:font-weight-asian="bold" style:font-weight-complex="bold" fo:color="#000000"/>
    </style:style>
    <style:style style:name="T171" style:parent-style-name="DefaultParagraphFont" style:family="text">
      <style:text-properties style:font-name="Aptos" style:font-name-asian="Aptos" style:font-name-complex="Aptos" fo:color="#000000"/>
    </style:style>
    <style:style style:name="P172" style:parent-style-name="Normal" style:family="paragraph">
      <style:paragraph-properties fo:margin-top="0.1666in" fo:margin-bottom="0.1666in"/>
    </style:style>
    <style:style style:name="T173" style:parent-style-name="DefaultParagraphFont" style:family="text">
      <style:text-properties style:font-name="Aptos" style:font-name-asian="Aptos" style:font-name-complex="Aptos" fo:font-weight="bold" style:font-weight-asian="bold" style:font-weight-complex="bold" fo:color="#000000"/>
    </style:style>
    <style:style style:name="T174" style:parent-style-name="DefaultParagraphFont" style:family="text">
      <style:text-properties style:font-name="Aptos" style:font-name-asian="Aptos" style:font-name-complex="Aptos" fo:color="#000000"/>
    </style:style>
    <style:style style:name="P175" style:parent-style-name="Normal" style:family="paragraph">
      <style:paragraph-properties fo:margin-top="0.1666in" fo:margin-bottom="0.1666in"/>
    </style:style>
    <style:style style:name="T176" style:parent-style-name="DefaultParagraphFont" style:family="text">
      <style:text-properties style:font-name="Aptos" style:font-name-asian="Aptos" style:font-name-complex="Aptos" fo:color="#000000"/>
    </style:style>
    <style:style style:name="P177" style:parent-style-name="Heading3" style:family="paragraph">
      <style:paragraph-properties fo:margin-top="0.1951in" fo:margin-bottom="0.1951in"/>
    </style:style>
    <style:style style:name="T178" style:parent-style-name="DefaultParagraphFont" style:family="text">
      <style:text-properties style:font-name="Aptos" style:font-name-asian="Aptos" style:font-name-complex="Aptos" fo:font-weight="bold" style:font-weight-asian="bold" style:font-weight-complex="bold" fo:color="#000000"/>
    </style:style>
    <style:style style:name="P179" style:parent-style-name="Normal" style:family="paragraph">
      <style:paragraph-properties fo:margin-top="0.1666in" fo:margin-bottom="0.1666in"/>
    </style:style>
    <style:style style:name="T180" style:parent-style-name="DefaultParagraphFont" style:family="text">
      <style:text-properties style:font-name="Aptos" style:font-name-asian="Aptos" style:font-name-complex="Aptos" fo:color="#000000"/>
    </style:style>
    <style:style style:name="P181" style:parent-style-name="Normal" style:family="paragraph">
      <style:paragraph-properties fo:margin-top="0.1666in" fo:margin-bottom="0.1666in"/>
    </style:style>
    <style:style style:name="T182" style:parent-style-name="DefaultParagraphFont" style:family="text">
      <style:text-properties style:font-name="Aptos" style:font-name-asian="Aptos" style:font-name-complex="Aptos" fo:font-weight="bold" style:font-weight-asian="bold" style:font-weight-complex="bold" fo:color="#000000"/>
    </style:style>
    <style:style style:name="T183" style:parent-style-name="DefaultParagraphFont" style:family="text">
      <style:text-properties style:font-name="Aptos" style:font-name-asian="Aptos" style:font-name-complex="Aptos" fo:color="#000000"/>
    </style:style>
    <style:style style:name="P184" style:parent-style-name="Normal" style:family="paragraph">
      <style:paragraph-properties fo:margin-top="0.1666in" fo:margin-bottom="0.1666in"/>
    </style:style>
    <style:style style:name="T185" style:parent-style-name="DefaultParagraphFont" style:family="text">
      <style:text-properties style:font-name="Aptos" style:font-name-asian="Aptos" style:font-name-complex="Aptos" fo:font-weight="bold" style:font-weight-asian="bold" style:font-weight-complex="bold" fo:color="#000000"/>
    </style:style>
    <style:style style:name="T186" style:parent-style-name="DefaultParagraphFont" style:family="text">
      <style:text-properties style:font-name="Aptos" style:font-name-asian="Aptos" style:font-name-complex="Aptos" fo:color="#000000"/>
    </style:style>
    <style:style style:name="P187" style:parent-style-name="Normal" style:family="paragraph">
      <style:paragraph-properties fo:margin-top="0.1666in" fo:margin-bottom="0.1666in"/>
    </style:style>
    <style:style style:name="T188" style:parent-style-name="DefaultParagraphFont" style:family="text">
      <style:text-properties style:font-name="Aptos" style:font-name-asian="Aptos" style:font-name-complex="Aptos" fo:color="#000000"/>
    </style:style>
    <style:style style:name="P189" style:parent-style-name="Normal" style:family="paragraph">
      <style:paragraph-properties fo:margin-top="0.1666in" fo:margin-bottom="0.1666in"/>
    </style:style>
    <style:style style:name="T190" style:parent-style-name="DefaultParagraphFont" style:family="text">
      <style:text-properties style:font-name="Aptos" style:font-name-asian="Aptos" style:font-name-complex="Aptos" fo:color="#000000"/>
    </style:style>
    <style:style style:name="P191" style:parent-style-name="Heading3" style:family="paragraph">
      <style:paragraph-properties fo:margin-top="0.1951in" fo:margin-bottom="0.1951in"/>
    </style:style>
    <style:style style:name="T192" style:parent-style-name="DefaultParagraphFont" style:family="text">
      <style:text-properties style:font-name="Aptos" style:font-name-asian="Aptos" style:font-name-complex="Aptos" fo:font-weight="bold" style:font-weight-asian="bold" style:font-weight-complex="bold" fo:color="#000000"/>
    </style:style>
    <style:style style:name="P193" style:parent-style-name="Normal" style:family="paragraph">
      <style:paragraph-properties fo:margin-top="0.1666in" fo:margin-bottom="0.1666in"/>
    </style:style>
    <style:style style:name="T194" style:parent-style-name="DefaultParagraphFont" style:family="text">
      <style:text-properties style:font-name="Aptos" style:font-name-asian="Aptos" style:font-name-complex="Aptos" fo:color="#000000"/>
    </style:style>
    <style:style style:name="P195" style:parent-style-name="Normal" style:family="paragraph">
      <style:paragraph-properties fo:margin-top="0.1666in" fo:margin-bottom="0.1666in"/>
    </style:style>
    <style:style style:name="T196" style:parent-style-name="DefaultParagraphFont" style:family="text">
      <style:text-properties style:font-name="Aptos" style:font-name-asian="Aptos" style:font-name-complex="Aptos" fo:font-weight="bold" style:font-weight-asian="bold" style:font-weight-complex="bold" fo:color="#000000"/>
    </style:style>
    <style:style style:name="T197" style:parent-style-name="DefaultParagraphFont" style:family="text">
      <style:text-properties style:font-name="Aptos" style:font-name-asian="Aptos" style:font-name-complex="Aptos" fo:color="#000000"/>
    </style:style>
    <style:style style:name="P198" style:parent-style-name="Normal" style:family="paragraph">
      <style:paragraph-properties fo:margin-top="0.1666in" fo:margin-bottom="0.1666in"/>
    </style:style>
    <style:style style:name="T199" style:parent-style-name="DefaultParagraphFont" style:family="text">
      <style:text-properties style:font-name="Aptos" style:font-name-asian="Aptos" style:font-name-complex="Aptos" fo:font-weight="bold" style:font-weight-asian="bold" style:font-weight-complex="bold" fo:color="#000000"/>
    </style:style>
    <style:style style:name="T200" style:parent-style-name="DefaultParagraphFont" style:family="text">
      <style:text-properties style:font-name="Aptos" style:font-name-asian="Aptos" style:font-name-complex="Aptos" fo:color="#000000"/>
    </style:style>
    <style:style style:name="P201" style:parent-style-name="Normal" style:family="paragraph">
      <style:paragraph-properties fo:margin-top="0.1666in" fo:margin-bottom="0.1666in"/>
    </style:style>
    <style:style style:name="T202" style:parent-style-name="DefaultParagraphFont" style:family="text">
      <style:text-properties style:font-name="Aptos" style:font-name-asian="Aptos" style:font-name-complex="Aptos" fo:font-weight="bold" style:font-weight-asian="bold" style:font-weight-complex="bold" fo:color="#000000"/>
    </style:style>
    <style:style style:name="T203" style:parent-style-name="DefaultParagraphFont" style:family="text">
      <style:text-properties style:font-name="Aptos" style:font-name-asian="Aptos" style:font-name-complex="Aptos" fo:color="#000000"/>
    </style:style>
    <style:style style:name="P204" style:parent-style-name="Normal" style:family="paragraph">
      <style:paragraph-properties fo:margin-top="0.1666in" fo:margin-bottom="0.1666in"/>
    </style:style>
    <style:style style:name="T205" style:parent-style-name="DefaultParagraphFont" style:family="text">
      <style:text-properties style:font-name="Aptos" style:font-name-asian="Aptos" style:font-name-complex="Aptos" fo:font-weight="bold" style:font-weight-asian="bold" style:font-weight-complex="bold" fo:color="#000000"/>
    </style:style>
    <style:style style:name="P206" style:parent-style-name="ListParagraph" style:family="paragraph">
      <style:paragraph-properties fo:margin-bottom="0in"/>
      <style:text-properties style:font-name="Aptos" style:font-name-asian="Aptos" style:font-name-complex="Aptos" fo:color="#000000"/>
    </style:style>
    <style:style style:name="P207" style:parent-style-name="ListParagraph" style:family="paragraph">
      <style:paragraph-properties fo:margin-bottom="0in"/>
      <style:text-properties style:font-name="Aptos" style:font-name-asian="Aptos" style:font-name-complex="Aptos" fo:color="#000000"/>
    </style:style>
    <style:style style:name="P208" style:parent-style-name="ListParagraph" style:family="paragraph">
      <style:paragraph-properties fo:margin-bottom="0in"/>
      <style:text-properties style:font-name="Aptos" style:font-name-asian="Aptos" style:font-name-complex="Aptos" fo:color="#000000"/>
    </style:style>
    <style:style style:name="P209" style:parent-style-name="Normal" style:family="paragraph">
      <style:paragraph-properties fo:margin-top="0.1666in" fo:margin-bottom="0.1666in"/>
    </style:style>
    <style:style style:name="T210" style:parent-style-name="DefaultParagraphFont" style:family="text">
      <style:text-properties style:font-name="Aptos" style:font-name-asian="Aptos" style:font-name-complex="Aptos" fo:font-weight="bold" style:font-weight-asian="bold" style:font-weight-complex="bold" fo:color="#000000"/>
    </style:style>
    <style:style style:name="T211" style:parent-style-name="DefaultParagraphFont" style:family="text">
      <style:text-properties style:font-name="Aptos" style:font-name-asian="Aptos" style:font-name-complex="Aptos" fo:color="#000000"/>
    </style:style>
    <style:style style:name="P212" style:parent-style-name="Normal" style:family="paragraph">
      <style:paragraph-properties fo:margin-top="0.1666in" fo:margin-bottom="0.1666in"/>
    </style:style>
    <style:style style:name="T213" style:parent-style-name="DefaultParagraphFont" style:family="text">
      <style:text-properties style:font-name="Aptos" style:font-name-asian="Aptos" style:font-name-complex="Aptos" fo:font-weight="bold" style:font-weight-asian="bold" style:font-weight-complex="bold" fo:color="#000000"/>
    </style:style>
    <style:style style:name="T214" style:parent-style-name="DefaultParagraphFont" style:family="text">
      <style:text-properties style:font-name="Aptos" style:font-name-asian="Aptos" style:font-name-complex="Aptos" fo:color="#000000"/>
    </style:style>
    <style:style style:name="P215" style:parent-style-name="Normal" style:family="paragraph">
      <style:paragraph-properties fo:margin-top="0.1666in" fo:margin-bottom="0.1666in"/>
    </style:style>
    <style:style style:name="T216" style:parent-style-name="DefaultParagraphFont" style:family="text">
      <style:text-properties style:font-name="Aptos" style:font-name-asian="Aptos" style:font-name-complex="Aptos" fo:font-weight="bold" style:font-weight-asian="bold" style:font-weight-complex="bold" fo:color="#000000"/>
    </style:style>
    <style:style style:name="T217" style:parent-style-name="DefaultParagraphFont" style:family="text">
      <style:text-properties style:font-name="Aptos" style:font-name-asian="Aptos" style:font-name-complex="Aptos" fo:color="#000000"/>
    </style:style>
    <style:style style:name="P218" style:parent-style-name="Normal" style:family="paragraph">
      <style:paragraph-properties fo:margin-top="0.1666in" fo:margin-bottom="0.1666in"/>
    </style:style>
    <style:style style:name="T219" style:parent-style-name="DefaultParagraphFont" style:family="text">
      <style:text-properties style:font-name="Aptos" style:font-name-asian="Aptos" style:font-name-complex="Aptos" fo:font-weight="bold" style:font-weight-asian="bold" style:font-weight-complex="bold" fo:color="#000000"/>
    </style:style>
    <style:style style:name="T220" style:parent-style-name="DefaultParagraphFont" style:family="text">
      <style:text-properties style:font-name="Aptos" style:font-name-asian="Aptos" style:font-name-complex="Aptos" fo:color="#000000"/>
    </style:style>
    <style:style style:name="P221" style:parent-style-name="Heading3" style:family="paragraph">
      <style:paragraph-properties fo:margin-top="0.1951in" fo:margin-bottom="0.1951in"/>
    </style:style>
    <style:style style:name="T222" style:parent-style-name="DefaultParagraphFont" style:family="text">
      <style:text-properties style:font-name="Aptos" style:font-name-asian="Aptos" style:font-name-complex="Aptos" fo:font-weight="bold" style:font-weight-asian="bold" style:font-weight-complex="bold" fo:color="#000000"/>
    </style:style>
    <style:style style:name="P223" style:parent-style-name="Normal" style:family="paragraph">
      <style:paragraph-properties fo:margin-top="0.1666in" fo:margin-bottom="0.1666in"/>
    </style:style>
    <style:style style:name="T224" style:parent-style-name="DefaultParagraphFont" style:family="text">
      <style:text-properties style:font-name="Aptos" style:font-name-asian="Aptos" style:font-name-complex="Aptos" fo:color="#000000"/>
    </style:style>
    <style:style style:name="P225" style:parent-style-name="Normal" style:family="paragraph">
      <style:paragraph-properties fo:margin-bottom="0in"/>
    </style:style>
    <style:style style:name="T226" style:parent-style-name="DefaultParagraphFont" style:family="text">
      <style:text-properties style:font-name="Aptos" style:font-name-asian="Aptos" style:font-name-complex="Aptos" fo:color="#14181F"/>
    </style:style>
    <style:style style:name="T227" style:parent-style-name="DefaultParagraphFont" style:family="text">
      <style:text-properties style:font-name="Aptos" style:font-name-asian="Aptos" style:font-name-complex="Aptos" fo:color="#14181F"/>
    </style:style>
    <style:style style:name="T228" style:parent-style-name="DefaultParagraphFont" style:family="text">
      <style:text-properties style:font-name="Aptos" style:font-name-asian="Aptos" style:font-name-complex="Aptos" fo:color="#14181F"/>
    </style:style>
    <style:style style:name="T229" style:parent-style-name="DefaultParagraphFont" style:family="text">
      <style:text-properties style:font-name="Aptos" style:font-name-asian="Aptos" style:font-name-complex="Aptos" fo:color="#14181F"/>
    </style:style>
    <style:style style:name="T230" style:parent-style-name="DefaultParagraphFont" style:family="text">
      <style:text-properties style:font-name="Aptos" style:font-name-asian="Aptos" style:font-name-complex="Aptos" fo:color="#14181F"/>
    </style:style>
    <style:style style:name="T231" style:parent-style-name="DefaultParagraphFont" style:family="text">
      <style:text-properties style:font-name="Aptos" style:font-name-asian="Aptos" style:font-name-complex="Aptos" fo:color="#14181F"/>
    </style:style>
    <style:style style:name="T232" style:parent-style-name="DefaultParagraphFont" style:family="text">
      <style:text-properties style:font-name="Aptos" style:font-name-asian="Aptos" style:font-name-complex="Aptos" fo:color="#14181F"/>
    </style:style>
    <style:style style:name="T233" style:parent-style-name="DefaultParagraphFont" style:family="text">
      <style:text-properties style:font-name="Aptos" style:font-name-asian="Aptos" style:font-name-complex="Aptos" fo:color="#14181F"/>
    </style:style>
    <style:style style:name="T234" style:parent-style-name="DefaultParagraphFont" style:family="text">
      <style:text-properties style:font-name="Aptos" style:font-name-asian="Aptos" style:font-name-complex="Aptos" fo:color="#14181F"/>
    </style:style>
    <style:style style:name="T235" style:parent-style-name="DefaultParagraphFont" style:family="text">
      <style:text-properties style:font-name="Aptos" style:font-name-asian="Aptos" style:font-name-complex="Aptos" fo:color="#14181F"/>
    </style:style>
    <style:style style:name="T236" style:parent-style-name="DefaultParagraphFont" style:family="text">
      <style:text-properties style:font-name="Aptos" style:font-name-asian="Aptos" style:font-name-complex="Aptos" fo:color="#14181F"/>
    </style:style>
    <style:style style:name="T237" style:parent-style-name="DefaultParagraphFont" style:family="text">
      <style:text-properties style:font-name="Aptos" style:font-name-asian="Aptos" style:font-name-complex="Aptos" fo:color="#14181F"/>
    </style:style>
    <style:style style:name="T238" style:parent-style-name="DefaultParagraphFont" style:family="text">
      <style:text-properties style:font-name="Aptos" style:font-name-asian="Aptos" style:font-name-complex="Aptos" fo:color="#14181F"/>
    </style:style>
    <style:style style:name="T239" style:parent-style-name="DefaultParagraphFont" style:family="text">
      <style:text-properties style:font-name="Aptos" style:font-name-asian="Aptos" style:font-name-complex="Aptos" fo:color="#14181F"/>
    </style:style>
    <style:style style:name="T240" style:parent-style-name="DefaultParagraphFont" style:family="text">
      <style:text-properties style:font-name="Aptos" style:font-name-asian="Aptos" style:font-name-complex="Aptos" fo:color="#14181F"/>
    </style:style>
    <style:style style:name="T241" style:parent-style-name="DefaultParagraphFont" style:family="text">
      <style:text-properties style:font-name="Aptos" style:font-name-asian="Aptos" style:font-name-complex="Aptos" fo:color="#14181F"/>
    </style:style>
    <style:style style:name="T242" style:parent-style-name="DefaultParagraphFont" style:family="text">
      <style:text-properties style:font-name="Aptos" style:font-name-asian="Aptos" style:font-name-complex="Aptos" fo:color="#14181F"/>
    </style:style>
    <style:style style:name="T243" style:parent-style-name="DefaultParagraphFont" style:family="text">
      <style:text-properties style:font-name="Aptos" style:font-name-asian="Aptos" style:font-name-complex="Aptos" fo:color="#14181F"/>
    </style:style>
    <style:style style:name="T244" style:parent-style-name="DefaultParagraphFont" style:family="text">
      <style:text-properties style:font-name="Aptos" style:font-name-asian="Aptos" style:font-name-complex="Aptos" fo:color="#14181F"/>
    </style:style>
    <style:style style:name="T245" style:parent-style-name="DefaultParagraphFont" style:family="text">
      <style:text-properties style:font-name="Aptos" style:font-name-asian="Aptos" style:font-name-complex="Aptos" fo:color="#14181F"/>
    </style:style>
    <style:style style:name="T246" style:parent-style-name="DefaultParagraphFont" style:family="text">
      <style:text-properties style:font-name="Aptos" style:font-name-asian="Aptos" style:font-name-complex="Aptos" fo:color="#14181F"/>
    </style:style>
    <style:style style:name="T247" style:parent-style-name="DefaultParagraphFont" style:family="text">
      <style:text-properties style:font-name="Aptos" style:font-name-asian="Aptos" style:font-name-complex="Aptos" fo:color="#14181F"/>
    </style:style>
    <style:style style:name="T248" style:parent-style-name="DefaultParagraphFont" style:family="text">
      <style:text-properties style:font-name="Aptos" style:font-name-asian="Aptos" style:font-name-complex="Aptos" fo:color="#14181F"/>
    </style:style>
    <style:style style:name="T249" style:parent-style-name="DefaultParagraphFont" style:family="text">
      <style:text-properties style:font-name="Aptos" style:font-name-asian="Aptos" style:font-name-complex="Aptos" fo:color="#14181F"/>
    </style:style>
    <style:style style:name="T250" style:parent-style-name="DefaultParagraphFont" style:family="text">
      <style:text-properties style:font-name="Aptos" style:font-name-asian="Aptos" style:font-name-complex="Aptos" fo:color="#14181F"/>
    </style:style>
    <style:style style:name="T251" style:parent-style-name="DefaultParagraphFont" style:family="text">
      <style:text-properties style:font-name="Aptos" style:font-name-asian="Aptos" style:font-name-complex="Aptos" fo:color="#14181F"/>
    </style:style>
    <style:style style:name="T252" style:parent-style-name="DefaultParagraphFont" style:family="text">
      <style:text-properties style:font-name="Aptos" style:font-name-asian="Aptos" style:font-name-complex="Aptos" fo:color="#14181F"/>
    </style:style>
    <style:style style:name="T253" style:parent-style-name="DefaultParagraphFont" style:family="text">
      <style:text-properties style:font-name="Aptos" style:font-name-asian="Aptos" style:font-name-complex="Aptos" fo:color="#14181F"/>
    </style:style>
    <style:style style:name="P254" style:parent-style-name="Heading3" style:family="paragraph">
      <style:paragraph-properties fo:margin-top="0.1951in" fo:margin-bottom="0.1951in"/>
    </style:style>
    <style:style style:name="T255" style:parent-style-name="DefaultParagraphFont" style:family="text">
      <style:text-properties style:font-name="Aptos" style:font-name-asian="Aptos" style:font-name-complex="Aptos" fo:font-weight="bold" style:font-weight-asian="bold" style:font-weight-complex="bold" fo:color="#000000"/>
    </style:style>
    <style:style style:name="P256" style:parent-style-name="Normal" style:family="paragraph">
      <style:paragraph-properties fo:margin-top="0.1666in" fo:margin-bottom="0.1666in"/>
    </style:style>
    <style:style style:name="T257" style:parent-style-name="DefaultParagraphFont" style:family="text">
      <style:text-properties style:font-name="Aptos" style:font-name-asian="Aptos" style:font-name-complex="Aptos" fo:color="#000000"/>
    </style:style>
    <style:style style:name="P258" style:parent-style-name="Normal" style:family="paragraph">
      <style:paragraph-properties fo:margin-top="0.1666in" fo:margin-bottom="0.1666in"/>
    </style:style>
    <style:style style:name="T259" style:parent-style-name="DefaultParagraphFont" style:family="text">
      <style:text-properties style:font-name="Aptos" style:font-name-asian="Aptos" style:font-name-complex="Aptos" fo:color="#000000"/>
    </style:style>
    <style:style style:name="T260" style:parent-style-name="DefaultParagraphFont" style:family="text">
      <style:text-properties style:font-name="Aptos" style:font-name-asian="Aptos" style:font-name-complex="Aptos" fo:font-weight="bold" style:font-weight-asian="bold" style:font-weight-complex="bold" fo:color="#000000"/>
    </style:style>
    <style:style style:name="T261" style:parent-style-name="DefaultParagraphFont" style:family="text">
      <style:text-properties style:font-name="Aptos" style:font-name-asian="Aptos" style:font-name-complex="Aptos" fo:color="#000000"/>
    </style:style>
    <style:style style:name="P262" style:parent-style-name="Normal" style:family="paragraph">
      <style:paragraph-properties fo:margin-top="0.1666in" fo:margin-bottom="0.1666in"/>
    </style:style>
    <style:style style:name="T263" style:parent-style-name="DefaultParagraphFont" style:family="text">
      <style:text-properties style:font-name="Aptos" style:font-name-asian="Aptos" style:font-name-complex="Aptos" fo:color="#000000"/>
    </style:style>
    <style:style style:name="T264" style:parent-style-name="DefaultParagraphFont" style:family="text">
      <style:text-properties style:font-name="Aptos" style:font-name-asian="Aptos" style:font-name-complex="Aptos" fo:font-weight="bold" style:font-weight-asian="bold" style:font-weight-complex="bold" fo:color="#000000"/>
    </style:style>
    <style:style style:name="T265" style:parent-style-name="DefaultParagraphFont" style:family="text">
      <style:text-properties style:font-name="Aptos" style:font-name-asian="Aptos" style:font-name-complex="Aptos" fo:color="#000000"/>
    </style:style>
    <style:style style:name="P266" style:parent-style-name="Normal" style:family="paragraph">
      <style:paragraph-properties fo:margin-top="0.1666in" fo:margin-bottom="0.1666in"/>
    </style:style>
    <style:style style:name="T267" style:parent-style-name="DefaultParagraphFont" style:family="text">
      <style:text-properties style:font-name="Aptos" style:font-name-asian="Aptos" style:font-name-complex="Aptos" fo:color="#000000"/>
    </style:style>
    <style:style style:name="T268" style:parent-style-name="DefaultParagraphFont" style:family="text">
      <style:text-properties style:font-name="Aptos" style:font-name-asian="Aptos" style:font-name-complex="Aptos" fo:font-weight="bold" style:font-weight-asian="bold" style:font-weight-complex="bold" fo:color="#000000"/>
    </style:style>
    <style:style style:name="T269" style:parent-style-name="DefaultParagraphFont" style:family="text">
      <style:text-properties style:font-name="Aptos" style:font-name-asian="Aptos" style:font-name-complex="Aptos" fo:color="#000000"/>
    </style:style>
    <style:style style:name="P270" style:parent-style-name="Normal" style:family="paragraph">
      <style:paragraph-properties fo:margin-top="0.1666in" fo:margin-bottom="0.1666in"/>
    </style:style>
    <style:style style:name="T271" style:parent-style-name="DefaultParagraphFont" style:family="text">
      <style:text-properties style:font-name="Aptos" style:font-name-asian="Aptos" style:font-name-complex="Aptos" fo:color="#000000"/>
    </style:style>
    <style:style style:name="T272" style:parent-style-name="DefaultParagraphFont" style:family="text">
      <style:text-properties style:font-name="Aptos" style:font-name-asian="Aptos" style:font-name-complex="Aptos" fo:font-weight="bold" style:font-weight-asian="bold" style:font-weight-complex="bold" fo:color="#000000"/>
    </style:style>
    <style:style style:name="T273" style:parent-style-name="DefaultParagraphFont" style:family="text">
      <style:text-properties style:font-name="Aptos" style:font-name-asian="Aptos" style:font-name-complex="Aptos" fo:color="#000000"/>
    </style:style>
    <style:style style:name="P274" style:parent-style-name="Normal" style:family="paragraph">
      <style:paragraph-properties fo:margin-top="0.1666in" fo:margin-bottom="0.1666in"/>
    </style:style>
    <style:style style:name="T275" style:parent-style-name="DefaultParagraphFont" style:family="text">
      <style:text-properties style:font-name="Aptos" style:font-name-asian="Aptos" style:font-name-complex="Aptos" fo:color="#000000"/>
    </style:style>
    <style:style style:name="T276" style:parent-style-name="DefaultParagraphFont" style:family="text">
      <style:text-properties style:font-name="Aptos" style:font-name-asian="Aptos" style:font-name-complex="Aptos" fo:font-weight="bold" style:font-weight-asian="bold" style:font-weight-complex="bold" fo:color="#000000"/>
    </style:style>
    <style:style style:name="T277" style:parent-style-name="DefaultParagraphFont" style:family="text">
      <style:text-properties style:font-name="Aptos" style:font-name-asian="Aptos" style:font-name-complex="Aptos" fo:color="#000000"/>
    </style:style>
    <style:style style:name="P278" style:parent-style-name="Normal" style:family="paragraph">
      <style:paragraph-properties fo:margin-top="0.1666in" fo:margin-bottom="0.1666in"/>
    </style:style>
    <style:style style:name="T279" style:parent-style-name="DefaultParagraphFont" style:family="text">
      <style:text-properties style:font-name="Aptos" style:font-name-asian="Aptos" style:font-name-complex="Aptos" fo:color="#000000"/>
    </style:style>
    <style:style style:name="T280" style:parent-style-name="DefaultParagraphFont" style:family="text">
      <style:text-properties style:font-name="Aptos" style:font-name-asian="Aptos" style:font-name-complex="Aptos" fo:font-weight="bold" style:font-weight-asian="bold" style:font-weight-complex="bold" fo:color="#000000"/>
    </style:style>
    <style:style style:name="T281" style:parent-style-name="DefaultParagraphFont" style:family="text">
      <style:text-properties style:font-name="Aptos" style:font-name-asian="Aptos" style:font-name-complex="Aptos" fo:color="#000000"/>
    </style:style>
    <style:style style:name="P282" style:parent-style-name="Normal" style:family="paragraph">
      <style:paragraph-properties fo:margin-top="0.1666in" fo:margin-bottom="0.1666in"/>
    </style:style>
    <style:style style:name="T283" style:parent-style-name="DefaultParagraphFont" style:family="text">
      <style:text-properties style:font-name="Aptos" style:font-name-asian="Aptos" style:font-name-complex="Aptos" fo:color="#000000"/>
    </style:style>
    <style:style style:name="P284" style:parent-style-name="Normal" style:family="paragraph">
      <style:paragraph-properties fo:margin-top="0.1666in" fo:margin-bottom="0.1666in"/>
    </style:style>
    <style:style style:name="T285" style:parent-style-name="DefaultParagraphFont" style:family="text">
      <style:text-properties style:font-name="Aptos" style:font-name-asian="Aptos" style:font-name-complex="Aptos" fo:color="#000000"/>
    </style:style>
    <style:style style:name="P286" style:parent-style-name="Heading2" style:family="paragraph">
      <style:paragraph-properties fo:margin-top="0.2076in" fo:margin-bottom="0.2076in"/>
    </style:style>
    <style:style style:name="T287"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288" style:parent-style-name="Heading3" style:family="paragraph">
      <style:paragraph-properties fo:margin-top="0.1951in" fo:margin-bottom="0.1951in"/>
    </style:style>
    <style:style style:name="T289" style:parent-style-name="DefaultParagraphFont" style:family="text">
      <style:text-properties style:font-name="Aptos" style:font-name-asian="Aptos" style:font-name-complex="Aptos" fo:font-weight="bold" style:font-weight-asian="bold" style:font-weight-complex="bold" fo:color="#000000"/>
    </style:style>
    <style:style style:name="P290" style:parent-style-name="Normal" style:family="paragraph">
      <style:paragraph-properties fo:margin-top="0.1666in" fo:margin-bottom="0.1666in"/>
    </style:style>
    <style:style style:name="T291" style:parent-style-name="DefaultParagraphFont" style:family="text">
      <style:text-properties style:font-name="Aptos" style:font-name-asian="Aptos" style:font-name-complex="Aptos" fo:color="#000000"/>
    </style:style>
    <style:style style:name="P292" style:parent-style-name="Normal" style:family="paragraph">
      <style:paragraph-properties fo:margin-top="0.1666in" fo:margin-bottom="0.1666in"/>
    </style:style>
    <style:style style:name="T293" style:parent-style-name="DefaultParagraphFont" style:family="text">
      <style:text-properties style:font-name="Aptos" style:font-name-asian="Aptos" style:font-name-complex="Aptos" fo:color="#000000"/>
    </style:style>
    <style:style style:name="P294" style:parent-style-name="Normal" style:family="paragraph">
      <style:paragraph-properties fo:margin-top="0.1666in" fo:margin-bottom="0.1666in"/>
    </style:style>
    <style:style style:name="T295" style:parent-style-name="DefaultParagraphFont" style:family="text">
      <style:text-properties style:font-name="Aptos" style:font-name-asian="Aptos" style:font-name-complex="Aptos" fo:color="#000000"/>
    </style:style>
    <style:style style:name="P296" style:parent-style-name="Normal" style:family="paragraph">
      <style:paragraph-properties fo:margin-top="0.1666in" fo:margin-bottom="0.1666in"/>
    </style:style>
    <style:style style:name="T297" style:parent-style-name="DefaultParagraphFont" style:family="text">
      <style:text-properties style:font-name="Aptos" style:font-name-asian="Aptos" style:font-name-complex="Aptos" fo:color="#000000"/>
    </style:style>
    <style:style style:name="P298" style:parent-style-name="Heading3" style:family="paragraph">
      <style:paragraph-properties fo:margin-top="0.1951in" fo:margin-bottom="0.1951in"/>
    </style:style>
    <style:style style:name="T299" style:parent-style-name="DefaultParagraphFont" style:family="text">
      <style:text-properties style:font-name="Aptos" style:font-name-asian="Aptos" style:font-name-complex="Aptos" fo:font-weight="bold" style:font-weight-asian="bold" style:font-weight-complex="bold" fo:color="#000000"/>
    </style:style>
    <style:style style:name="P300" style:parent-style-name="Normal" style:family="paragraph">
      <style:paragraph-properties fo:margin-top="0.1666in" fo:margin-bottom="0.1666in"/>
    </style:style>
    <style:style style:name="T301" style:parent-style-name="DefaultParagraphFont" style:family="text">
      <style:text-properties style:font-name="Aptos" style:font-name-asian="Aptos" style:font-name-complex="Aptos" fo:font-weight="bold" style:font-weight-asian="bold" style:font-weight-complex="bold" fo:color="#000000"/>
    </style:style>
    <style:style style:name="T302" style:parent-style-name="DefaultParagraphFont" style:family="text">
      <style:text-properties style:font-name="Aptos" style:font-name-asian="Aptos" style:font-name-complex="Aptos" fo:color="#000000"/>
    </style:style>
    <style:style style:name="P303" style:parent-style-name="Normal" style:family="paragraph">
      <style:paragraph-properties fo:margin-bottom="0in"/>
    </style:style>
    <style:style style:name="T304" style:parent-style-name="DefaultParagraphFont" style:family="text">
      <style:text-properties style:font-name="Aptos" style:font-name-asian="Aptos" style:font-name-complex="Aptos" fo:color="#14181F"/>
    </style:style>
    <style:style style:name="T305" style:parent-style-name="DefaultParagraphFont" style:family="text">
      <style:text-properties style:font-name="Aptos" style:font-name-asian="Aptos" style:font-name-complex="Aptos" fo:color="#14181F"/>
    </style:style>
    <style:style style:name="T306" style:parent-style-name="DefaultParagraphFont" style:family="text">
      <style:text-properties style:font-name="Aptos" style:font-name-asian="Aptos" style:font-name-complex="Aptos" fo:color="#14181F"/>
    </style:style>
    <style:style style:name="T307" style:parent-style-name="DefaultParagraphFont" style:family="text">
      <style:text-properties style:font-name="Aptos" style:font-name-asian="Aptos" style:font-name-complex="Aptos" fo:color="#14181F"/>
    </style:style>
    <style:style style:name="T308" style:parent-style-name="DefaultParagraphFont" style:family="text">
      <style:text-properties style:font-name="Aptos" style:font-name-asian="Aptos" style:font-name-complex="Aptos" fo:color="#14181F"/>
    </style:style>
    <style:style style:name="T309" style:parent-style-name="DefaultParagraphFont" style:family="text">
      <style:text-properties style:font-name="Aptos" style:font-name-asian="Aptos" style:font-name-complex="Aptos" fo:color="#14181F"/>
    </style:style>
    <style:style style:name="T310" style:parent-style-name="DefaultParagraphFont" style:family="text">
      <style:text-properties style:font-name="Aptos" style:font-name-asian="Aptos" style:font-name-complex="Aptos" fo:color="#14181F"/>
    </style:style>
    <style:style style:name="T311" style:parent-style-name="DefaultParagraphFont" style:family="text">
      <style:text-properties style:font-name="Aptos" style:font-name-asian="Aptos" style:font-name-complex="Aptos" fo:color="#14181F"/>
    </style:style>
    <style:style style:name="T312" style:parent-style-name="DefaultParagraphFont" style:family="text">
      <style:text-properties style:font-name="Aptos" style:font-name-asian="Aptos" style:font-name-complex="Aptos" fo:color="#14181F"/>
    </style:style>
    <style:style style:name="T313" style:parent-style-name="DefaultParagraphFont" style:family="text">
      <style:text-properties style:font-name="Aptos" style:font-name-asian="Aptos" style:font-name-complex="Aptos" fo:color="#14181F"/>
    </style:style>
    <style:style style:name="T314" style:parent-style-name="DefaultParagraphFont" style:family="text">
      <style:text-properties style:font-name="Aptos" style:font-name-asian="Aptos" style:font-name-complex="Aptos" fo:color="#14181F"/>
    </style:style>
    <style:style style:name="T315" style:parent-style-name="DefaultParagraphFont" style:family="text">
      <style:text-properties style:font-name="Aptos" style:font-name-asian="Aptos" style:font-name-complex="Aptos" fo:color="#14181F"/>
    </style:style>
    <style:style style:name="P316" style:parent-style-name="Normal" style:family="paragraph">
      <style:paragraph-properties fo:margin-top="0.1666in" fo:margin-bottom="0.1666in"/>
    </style:style>
    <style:style style:name="T317" style:parent-style-name="DefaultParagraphFont" style:family="text">
      <style:text-properties style:font-name="Aptos" style:font-name-asian="Aptos" style:font-name-complex="Aptos" fo:color="#000000"/>
    </style:style>
    <style:style style:name="P318" style:parent-style-name="Normal" style:family="paragraph">
      <style:paragraph-properties fo:margin-top="0.1666in" fo:margin-bottom="0.1666in"/>
    </style:style>
    <style:style style:name="T319" style:parent-style-name="DefaultParagraphFont" style:family="text">
      <style:text-properties style:font-name="Aptos" style:font-name-asian="Aptos" style:font-name-complex="Aptos" fo:font-weight="bold" style:font-weight-asian="bold" style:font-weight-complex="bold" fo:color="#000000"/>
    </style:style>
    <style:style style:name="T320" style:parent-style-name="DefaultParagraphFont" style:family="text">
      <style:text-properties style:font-name="Aptos" style:font-name-asian="Aptos" style:font-name-complex="Aptos" fo:color="#000000"/>
    </style:style>
    <style:style style:name="P321" style:parent-style-name="Normal" style:family="paragraph">
      <style:paragraph-properties fo:margin-top="0.1666in" fo:margin-bottom="0.1666in"/>
    </style:style>
    <style:style style:name="T322" style:parent-style-name="DefaultParagraphFont" style:family="text">
      <style:text-properties style:font-name="Aptos" style:font-name-asian="Aptos" style:font-name-complex="Aptos" fo:font-weight="bold" style:font-weight-asian="bold" style:font-weight-complex="bold" fo:color="#000000"/>
    </style:style>
    <style:style style:name="T323" style:parent-style-name="DefaultParagraphFont" style:family="text">
      <style:text-properties style:font-name="Aptos" style:font-name-asian="Aptos" style:font-name-complex="Aptos" fo:color="#000000"/>
    </style:style>
    <style:style style:name="P324" style:parent-style-name="Normal" style:family="paragraph">
      <style:paragraph-properties fo:margin-top="0.1666in" fo:margin-bottom="0.1666in"/>
    </style:style>
    <style:style style:name="T325" style:parent-style-name="DefaultParagraphFont" style:family="text">
      <style:text-properties style:font-name="Aptos" style:font-name-asian="Aptos" style:font-name-complex="Aptos" fo:font-weight="bold" style:font-weight-asian="bold" style:font-weight-complex="bold" fo:color="#000000"/>
    </style:style>
    <style:style style:name="T326" style:parent-style-name="DefaultParagraphFont" style:family="text">
      <style:text-properties style:font-name="Aptos" style:font-name-asian="Aptos" style:font-name-complex="Aptos" fo:color="#000000"/>
    </style:style>
    <style:style style:name="P327" style:parent-style-name="Heading3" style:family="paragraph">
      <style:paragraph-properties fo:margin-top="0.1951in" fo:margin-bottom="0.1951in"/>
    </style:style>
    <style:style style:name="T328" style:parent-style-name="DefaultParagraphFont" style:family="text">
      <style:text-properties style:font-name="Aptos" style:font-name-asian="Aptos" style:font-name-complex="Aptos" fo:font-weight="bold" style:font-weight-asian="bold" style:font-weight-complex="bold" fo:color="#000000"/>
    </style:style>
    <style:style style:name="P329" style:parent-style-name="Heading4" style:family="paragraph">
      <style:paragraph-properties fo:margin-top="0.2215in" fo:margin-bottom="0.2215in"/>
    </style:style>
    <style:style style:name="T330" style:parent-style-name="DefaultParagraphFont" style:family="text">
      <style:text-properties style:font-name="Aptos" style:font-name-asian="Aptos" style:font-name-complex="Aptos" fo:font-weight="bold" style:font-weight-asian="bold" style:font-weight-complex="bold" fo:color="#000000"/>
    </style:style>
    <style:style style:name="P331" style:parent-style-name="Normal" style:family="paragraph">
      <style:paragraph-properties fo:margin-top="0.1666in" fo:margin-bottom="0.1666in"/>
    </style:style>
    <style:style style:name="T332" style:parent-style-name="DefaultParagraphFont" style:family="text">
      <style:text-properties style:font-name="Aptos" style:font-name-asian="Aptos" style:font-name-complex="Aptos" fo:color="#000000"/>
    </style:style>
    <style:style style:name="P333" style:parent-style-name="Normal" style:family="paragraph">
      <style:paragraph-properties fo:margin-top="0.1666in" fo:margin-bottom="0.1666in"/>
    </style:style>
    <style:style style:name="T334" style:parent-style-name="DefaultParagraphFont" style:family="text">
      <style:text-properties style:font-name="Aptos" style:font-name-asian="Aptos" style:font-name-complex="Aptos" fo:color="#000000"/>
    </style:style>
    <style:style style:name="P335" style:parent-style-name="Normal" style:family="paragraph">
      <style:paragraph-properties fo:margin-top="0.1666in" fo:margin-bottom="0.1666in"/>
    </style:style>
    <style:style style:name="T336" style:parent-style-name="DefaultParagraphFont" style:family="text">
      <style:text-properties style:font-name="Aptos" style:font-name-asian="Aptos" style:font-name-complex="Aptos" fo:color="#000000"/>
    </style:style>
    <style:style style:name="P337" style:parent-style-name="Heading4" style:family="paragraph">
      <style:paragraph-properties fo:margin-top="0.2215in" fo:margin-bottom="0.2215in"/>
    </style:style>
    <style:style style:name="T338" style:parent-style-name="DefaultParagraphFont" style:family="text">
      <style:text-properties style:font-name="Aptos" style:font-name-asian="Aptos" style:font-name-complex="Aptos" fo:font-weight="bold" style:font-weight-asian="bold" style:font-weight-complex="bold" fo:color="#000000"/>
    </style:style>
    <style:style style:name="P339" style:parent-style-name="Normal" style:family="paragraph">
      <style:paragraph-properties fo:margin-top="0.1666in" fo:margin-bottom="0.1666in"/>
    </style:style>
    <style:style style:name="T340" style:parent-style-name="DefaultParagraphFont" style:family="text">
      <style:text-properties style:font-name="Aptos" style:font-name-asian="Aptos" style:font-name-complex="Aptos" fo:color="#000000"/>
    </style:style>
    <style:style style:name="P341" style:parent-style-name="Normal" style:family="paragraph">
      <style:paragraph-properties fo:margin-top="0.1666in" fo:margin-bottom="0.1666in"/>
    </style:style>
    <style:style style:name="T342" style:parent-style-name="DefaultParagraphFont" style:family="text">
      <style:text-properties style:font-name="Aptos" style:font-name-asian="Aptos" style:font-name-complex="Aptos" fo:color="#000000"/>
    </style:style>
    <style:style style:name="P343" style:parent-style-name="Normal" style:family="paragraph">
      <style:paragraph-properties fo:margin-top="0.1666in" fo:margin-bottom="0.1666in"/>
    </style:style>
    <style:style style:name="T344" style:parent-style-name="DefaultParagraphFont" style:family="text">
      <style:text-properties style:font-name="Aptos" style:font-name-asian="Aptos" style:font-name-complex="Aptos" fo:color="#000000"/>
    </style:style>
    <style:style style:name="P345" style:parent-style-name="Heading4" style:family="paragraph">
      <style:paragraph-properties fo:margin-top="0.2215in" fo:margin-bottom="0.2215in"/>
    </style:style>
    <style:style style:name="T346" style:parent-style-name="DefaultParagraphFont" style:family="text">
      <style:text-properties style:font-name="Aptos" style:font-name-asian="Aptos" style:font-name-complex="Aptos" fo:font-weight="bold" style:font-weight-asian="bold" style:font-weight-complex="bold" fo:color="#000000"/>
    </style:style>
    <style:style style:name="P347" style:parent-style-name="Normal" style:family="paragraph">
      <style:paragraph-properties fo:margin-top="0.1666in" fo:margin-bottom="0.1666in"/>
    </style:style>
    <style:style style:name="T348" style:parent-style-name="DefaultParagraphFont" style:family="text">
      <style:text-properties style:font-name="Aptos" style:font-name-asian="Aptos" style:font-name-complex="Aptos" fo:color="#000000"/>
    </style:style>
    <style:style style:name="P349" style:parent-style-name="Normal" style:family="paragraph">
      <style:paragraph-properties fo:margin-top="0.1666in" fo:margin-bottom="0.1666in"/>
    </style:style>
    <style:style style:name="T350" style:parent-style-name="DefaultParagraphFont" style:family="text">
      <style:text-properties style:font-name="Aptos" style:font-name-asian="Aptos" style:font-name-complex="Aptos" fo:font-weight="bold" style:font-weight-asian="bold" style:font-weight-complex="bold" fo:color="#000000"/>
    </style:style>
    <style:style style:name="T351" style:parent-style-name="DefaultParagraphFont" style:family="text">
      <style:text-properties style:font-name="Aptos" style:font-name-asian="Aptos" style:font-name-complex="Aptos" fo:color="#000000"/>
    </style:style>
    <style:style style:name="P352" style:parent-style-name="Normal" style:family="paragraph">
      <style:paragraph-properties fo:margin-top="0.1666in" fo:margin-bottom="0.1666in"/>
    </style:style>
    <style:style style:name="T353" style:parent-style-name="DefaultParagraphFont" style:family="text">
      <style:text-properties style:font-name="Aptos" style:font-name-asian="Aptos" style:font-name-complex="Aptos" fo:color="#000000"/>
    </style:style>
    <style:style style:name="P354" style:parent-style-name="Normal" style:family="paragraph">
      <style:paragraph-properties fo:margin-top="0.1666in" fo:margin-bottom="0.1666in"/>
    </style:style>
    <style:style style:name="T355" style:parent-style-name="DefaultParagraphFont" style:family="text">
      <style:text-properties style:font-name="Aptos" style:font-name-asian="Aptos" style:font-name-complex="Aptos" fo:font-weight="bold" style:font-weight-asian="bold" style:font-weight-complex="bold" fo:color="#000000"/>
    </style:style>
    <style:style style:name="T356" style:parent-style-name="DefaultParagraphFont" style:family="text">
      <style:text-properties style:font-name="Aptos" style:font-name-asian="Aptos" style:font-name-complex="Aptos" fo:color="#000000"/>
    </style:style>
    <style:style style:name="P357" style:parent-style-name="Normal" style:family="paragraph">
      <style:paragraph-properties fo:margin-top="0.1666in" fo:margin-bottom="0.1666in"/>
    </style:style>
    <style:style style:name="T358" style:parent-style-name="DefaultParagraphFont" style:family="text">
      <style:text-properties style:font-name="Aptos" style:font-name-asian="Aptos" style:font-name-complex="Aptos" fo:color="#000000"/>
    </style:style>
    <style:style style:name="P359" style:parent-style-name="Normal" style:family="paragraph">
      <style:paragraph-properties fo:margin-top="0.1666in" fo:margin-bottom="0.1666in"/>
    </style:style>
    <style:style style:name="T360" style:parent-style-name="DefaultParagraphFont" style:family="text">
      <style:text-properties style:font-name="Aptos" style:font-name-asian="Aptos" style:font-name-complex="Aptos" fo:font-weight="bold" style:font-weight-asian="bold" style:font-weight-complex="bold" fo:color="#000000"/>
    </style:style>
    <style:style style:name="T361" style:parent-style-name="DefaultParagraphFont" style:family="text">
      <style:text-properties style:font-name="Aptos" style:font-name-asian="Aptos" style:font-name-complex="Aptos" fo:color="#000000"/>
    </style:style>
    <style:style style:name="P362" style:parent-style-name="Normal" style:family="paragraph">
      <style:paragraph-properties fo:margin-top="0.1666in" fo:margin-bottom="0.1666in"/>
    </style:style>
    <style:style style:name="T363" style:parent-style-name="DefaultParagraphFont" style:family="text">
      <style:text-properties style:font-name="Aptos" style:font-name-asian="Aptos" style:font-name-complex="Aptos" fo:color="#000000"/>
    </style:style>
    <style:style style:name="P364" style:parent-style-name="Normal" style:family="paragraph">
      <style:paragraph-properties fo:margin-top="0.1666in" fo:margin-bottom="0.1666in"/>
    </style:style>
    <style:style style:name="T365" style:parent-style-name="DefaultParagraphFont" style:family="text">
      <style:text-properties style:font-name="Aptos" style:font-name-asian="Aptos" style:font-name-complex="Aptos" fo:color="#000000"/>
    </style:style>
    <style:style style:name="P366" style:parent-style-name="Normal" style:family="paragraph">
      <style:paragraph-properties fo:margin-top="0.1666in" fo:margin-bottom="0.1666in"/>
    </style:style>
    <style:style style:name="T367" style:parent-style-name="DefaultParagraphFont" style:family="text">
      <style:text-properties style:font-name="Aptos" style:font-name-asian="Aptos" style:font-name-complex="Aptos" fo:color="#000000"/>
    </style:style>
    <style:style style:name="P368" style:parent-style-name="Normal" style:family="paragraph">
      <style:paragraph-properties fo:margin-top="0.1666in" fo:margin-bottom="0.1666in"/>
    </style:style>
    <style:style style:name="T369" style:parent-style-name="DefaultParagraphFont" style:family="text">
      <style:text-properties style:font-name="Aptos" style:font-name-asian="Aptos" style:font-name-complex="Aptos" fo:color="#000000"/>
    </style:style>
    <style:style style:name="P370" style:parent-style-name="Normal" style:family="paragraph">
      <style:paragraph-properties fo:margin-top="0.1666in" fo:margin-bottom="0.1666in"/>
    </style:style>
    <style:style style:name="T371" style:parent-style-name="DefaultParagraphFont" style:family="text">
      <style:text-properties style:font-name="Aptos" style:font-name-asian="Aptos" style:font-name-complex="Aptos" fo:color="#000000"/>
    </style:style>
    <style:style style:name="P372" style:parent-style-name="Normal" style:family="paragraph">
      <style:paragraph-properties fo:margin-top="0.1666in" fo:margin-bottom="0.1666in"/>
    </style:style>
    <style:style style:name="T373" style:parent-style-name="DefaultParagraphFont" style:family="text">
      <style:text-properties style:font-name="Aptos" style:font-name-asian="Aptos" style:font-name-complex="Aptos" fo:font-weight="bold" style:font-weight-asian="bold" style:font-weight-complex="bold" fo:color="#000000"/>
    </style:style>
    <style:style style:name="T374" style:parent-style-name="DefaultParagraphFont" style:family="text">
      <style:text-properties style:font-name="Aptos" style:font-name-asian="Aptos" style:font-name-complex="Aptos" fo:color="#000000"/>
    </style:style>
    <style:style style:name="P375" style:parent-style-name="Normal" style:family="paragraph">
      <style:paragraph-properties fo:margin-top="0.1666in" fo:margin-bottom="0.1666in"/>
    </style:style>
    <style:style style:name="T376" style:parent-style-name="DefaultParagraphFont" style:family="text">
      <style:text-properties style:font-name="Aptos" style:font-name-asian="Aptos" style:font-name-complex="Aptos" fo:font-weight="bold" style:font-weight-asian="bold" style:font-weight-complex="bold" fo:color="#000000"/>
    </style:style>
    <style:style style:name="T377" style:parent-style-name="DefaultParagraphFont" style:family="text">
      <style:text-properties style:font-name="Aptos" style:font-name-asian="Aptos" style:font-name-complex="Aptos" fo:color="#000000"/>
    </style:style>
    <style:style style:name="P378" style:parent-style-name="Normal" style:family="paragraph">
      <style:paragraph-properties fo:margin-top="0.1666in" fo:margin-bottom="0.1666in"/>
    </style:style>
    <style:style style:name="T379" style:parent-style-name="DefaultParagraphFont" style:family="text">
      <style:text-properties style:font-name="Aptos" style:font-name-asian="Aptos" style:font-name-complex="Aptos" fo:font-weight="bold" style:font-weight-asian="bold" style:font-weight-complex="bold" fo:color="#000000"/>
    </style:style>
    <style:style style:name="T380" style:parent-style-name="DefaultParagraphFont" style:family="text">
      <style:text-properties style:font-name="Aptos" style:font-name-asian="Aptos" style:font-name-complex="Aptos" fo:color="#000000"/>
    </style:style>
    <style:style style:name="P381" style:parent-style-name="Normal" style:family="paragraph">
      <style:paragraph-properties fo:margin-top="0.1666in" fo:margin-bottom="0.1666in"/>
    </style:style>
    <style:style style:name="T382" style:parent-style-name="DefaultParagraphFont" style:family="text">
      <style:text-properties style:font-name="Aptos" style:font-name-asian="Aptos" style:font-name-complex="Aptos" fo:font-weight="bold" style:font-weight-asian="bold" style:font-weight-complex="bold" fo:color="#000000"/>
    </style:style>
    <style:style style:name="T383" style:parent-style-name="DefaultParagraphFont" style:family="text">
      <style:text-properties style:font-name="Aptos" style:font-name-asian="Aptos" style:font-name-complex="Aptos" fo:color="#000000"/>
    </style:style>
    <style:style style:name="P384" style:parent-style-name="Heading4" style:family="paragraph">
      <style:paragraph-properties fo:margin-top="0.2215in" fo:margin-bottom="0.2215in"/>
    </style:style>
    <style:style style:name="T385" style:parent-style-name="DefaultParagraphFont" style:family="text">
      <style:text-properties style:font-name="Aptos" style:font-name-asian="Aptos" style:font-name-complex="Aptos" fo:font-weight="bold" style:font-weight-asian="bold" style:font-weight-complex="bold" fo:color="#000000"/>
    </style:style>
    <style:style style:name="P386" style:parent-style-name="Normal" style:family="paragraph">
      <style:paragraph-properties fo:margin-top="0.1666in" fo:margin-bottom="0.1666in"/>
    </style:style>
    <style:style style:name="T387" style:parent-style-name="DefaultParagraphFont" style:family="text">
      <style:text-properties style:font-name="Aptos" style:font-name-asian="Aptos" style:font-name-complex="Aptos" fo:color="#000000"/>
    </style:style>
    <style:style style:name="P388" style:parent-style-name="Normal" style:family="paragraph">
      <style:paragraph-properties fo:margin-top="0.1666in" fo:margin-bottom="0.1666in"/>
    </style:style>
    <style:style style:name="T389" style:parent-style-name="DefaultParagraphFont" style:family="text">
      <style:text-properties style:font-name="Aptos" style:font-name-asian="Aptos" style:font-name-complex="Aptos" fo:font-weight="bold" style:font-weight-asian="bold" style:font-weight-complex="bold" fo:color="#000000"/>
    </style:style>
    <style:style style:name="T390" style:parent-style-name="DefaultParagraphFont" style:family="text">
      <style:text-properties style:font-name="Aptos" style:font-name-asian="Aptos" style:font-name-complex="Aptos" fo:color="#000000"/>
    </style:style>
    <style:style style:name="P391" style:parent-style-name="Normal" style:family="paragraph">
      <style:paragraph-properties fo:margin-top="0.1666in" fo:margin-bottom="0.1666in"/>
    </style:style>
    <style:style style:name="T392" style:parent-style-name="DefaultParagraphFont" style:family="text">
      <style:text-properties style:font-name="Aptos" style:font-name-asian="Aptos" style:font-name-complex="Aptos" fo:color="#000000"/>
    </style:style>
    <style:style style:name="P393" style:parent-style-name="Normal" style:family="paragraph">
      <style:paragraph-properties fo:margin-top="0.1666in" fo:margin-bottom="0.1666in"/>
    </style:style>
    <style:style style:name="T394" style:parent-style-name="DefaultParagraphFont" style:family="text">
      <style:text-properties style:font-name="Aptos" style:font-name-asian="Aptos" style:font-name-complex="Aptos" fo:color="#000000"/>
    </style:style>
    <style:style style:name="P395" style:parent-style-name="Normal" style:family="paragraph">
      <style:paragraph-properties fo:margin-top="0.1666in" fo:margin-bottom="0.1666in"/>
    </style:style>
    <style:style style:name="T396" style:parent-style-name="DefaultParagraphFont" style:family="text">
      <style:text-properties style:font-name="Aptos" style:font-name-asian="Aptos" style:font-name-complex="Aptos" fo:color="#000000"/>
    </style:style>
    <style:style style:name="P397" style:parent-style-name="Normal" style:family="paragraph">
      <style:paragraph-properties fo:margin-top="0.1666in" fo:margin-bottom="0.1666in"/>
    </style:style>
    <style:style style:name="T398" style:parent-style-name="DefaultParagraphFont" style:family="text">
      <style:text-properties style:font-name="Aptos" style:font-name-asian="Aptos" style:font-name-complex="Aptos" fo:color="#000000"/>
    </style:style>
    <style:style style:name="P399" style:parent-style-name="Normal" style:family="paragraph">
      <style:paragraph-properties fo:margin-top="0.1666in" fo:margin-bottom="0.1666in"/>
    </style:style>
    <style:style style:name="T400" style:parent-style-name="DefaultParagraphFont" style:family="text">
      <style:text-properties style:font-name="Aptos" style:font-name-asian="Aptos" style:font-name-complex="Aptos" fo:color="#000000"/>
    </style:style>
    <style:style style:name="P401" style:parent-style-name="Normal" style:family="paragraph">
      <style:paragraph-properties fo:margin-top="0.1666in" fo:margin-bottom="0.1666in"/>
    </style:style>
    <style:style style:name="T402" style:parent-style-name="DefaultParagraphFont" style:family="text">
      <style:text-properties style:font-name="Aptos" style:font-name-asian="Aptos" style:font-name-complex="Aptos" fo:font-weight="bold" style:font-weight-asian="bold" style:font-weight-complex="bold" fo:color="#000000"/>
    </style:style>
    <style:style style:name="T403" style:parent-style-name="DefaultParagraphFont" style:family="text">
      <style:text-properties style:font-name="Aptos" style:font-name-asian="Aptos" style:font-name-complex="Aptos" fo:color="#000000"/>
    </style:style>
    <style:style style:name="P404" style:parent-style-name="Normal" style:family="paragraph">
      <style:paragraph-properties fo:margin-top="0.1666in" fo:margin-bottom="0.1666in"/>
    </style:style>
    <style:style style:name="T405" style:parent-style-name="DefaultParagraphFont" style:family="text">
      <style:text-properties style:font-name="Aptos" style:font-name-asian="Aptos" style:font-name-complex="Aptos" fo:font-weight="bold" style:font-weight-asian="bold" style:font-weight-complex="bold" fo:color="#000000"/>
    </style:style>
    <style:style style:name="T406" style:parent-style-name="DefaultParagraphFont" style:family="text">
      <style:text-properties style:font-name="Aptos" style:font-name-asian="Aptos" style:font-name-complex="Aptos" fo:color="#000000"/>
    </style:style>
    <style:style style:name="P407" style:parent-style-name="Normal" style:family="paragraph">
      <style:paragraph-properties fo:margin-top="0.1666in" fo:margin-bottom="0.1666in"/>
    </style:style>
    <style:style style:name="T408" style:parent-style-name="DefaultParagraphFont" style:family="text">
      <style:text-properties style:font-name="Aptos" style:font-name-asian="Aptos" style:font-name-complex="Aptos" fo:font-weight="bold" style:font-weight-asian="bold" style:font-weight-complex="bold" fo:color="#000000"/>
    </style:style>
    <style:style style:name="T409" style:parent-style-name="DefaultParagraphFont" style:family="text">
      <style:text-properties style:font-name="Aptos" style:font-name-asian="Aptos" style:font-name-complex="Aptos" fo:color="#000000"/>
    </style:style>
    <style:style style:name="P410" style:parent-style-name="Heading4" style:family="paragraph">
      <style:paragraph-properties fo:margin-top="0.2215in" fo:margin-bottom="0.2215in"/>
    </style:style>
    <style:style style:name="T411" style:parent-style-name="DefaultParagraphFont" style:family="text">
      <style:text-properties style:font-name="Aptos" style:font-name-asian="Aptos" style:font-name-complex="Aptos" fo:font-weight="bold" style:font-weight-asian="bold" style:font-weight-complex="bold" fo:color="#000000"/>
    </style:style>
    <style:style style:name="P412" style:parent-style-name="Normal" style:family="paragraph">
      <style:paragraph-properties fo:margin-top="0.1666in" fo:margin-bottom="0.1666in"/>
    </style:style>
    <style:style style:name="T413" style:parent-style-name="DefaultParagraphFont" style:family="text">
      <style:text-properties style:font-name="Aptos" style:font-name-asian="Aptos" style:font-name-complex="Aptos" fo:color="#000000"/>
    </style:style>
    <style:style style:name="P414" style:parent-style-name="Normal" style:family="paragraph">
      <style:paragraph-properties fo:margin-top="0.1666in" fo:margin-bottom="0.1666in"/>
    </style:style>
    <style:style style:name="T415" style:parent-style-name="DefaultParagraphFont" style:family="text">
      <style:text-properties style:font-name="Aptos" style:font-name-asian="Aptos" style:font-name-complex="Aptos" fo:font-weight="bold" style:font-weight-asian="bold" style:font-weight-complex="bold" fo:color="#000000"/>
    </style:style>
    <style:style style:name="T416" style:parent-style-name="DefaultParagraphFont" style:family="text">
      <style:text-properties style:font-name="Aptos" style:font-name-asian="Aptos" style:font-name-complex="Aptos" fo:color="#000000"/>
    </style:style>
    <style:style style:name="P417" style:parent-style-name="Normal" style:family="paragraph">
      <style:paragraph-properties fo:margin-top="0.1666in" fo:margin-bottom="0.1666in"/>
    </style:style>
    <style:style style:name="T418" style:parent-style-name="DefaultParagraphFont" style:family="text">
      <style:text-properties style:font-name="Aptos" style:font-name-asian="Aptos" style:font-name-complex="Aptos" fo:font-weight="bold" style:font-weight-asian="bold" style:font-weight-complex="bold" fo:color="#000000"/>
    </style:style>
    <style:style style:name="T419" style:parent-style-name="DefaultParagraphFont" style:family="text">
      <style:text-properties style:font-name="Aptos" style:font-name-asian="Aptos" style:font-name-complex="Aptos" fo:color="#000000"/>
    </style:style>
    <style:style style:name="P420" style:parent-style-name="Normal" style:family="paragraph">
      <style:paragraph-properties fo:margin-top="0.1666in" fo:margin-bottom="0.1666in"/>
    </style:style>
    <style:style style:name="T421" style:parent-style-name="DefaultParagraphFont" style:family="text">
      <style:text-properties style:font-name="Aptos" style:font-name-asian="Aptos" style:font-name-complex="Aptos" fo:font-weight="bold" style:font-weight-asian="bold" style:font-weight-complex="bold" fo:color="#000000"/>
    </style:style>
    <style:style style:name="T422" style:parent-style-name="DefaultParagraphFont" style:family="text">
      <style:text-properties style:font-name="Aptos" style:font-name-asian="Aptos" style:font-name-complex="Aptos" fo:color="#000000"/>
    </style:style>
    <style:style style:name="P423" style:parent-style-name="Heading4" style:family="paragraph">
      <style:paragraph-properties fo:margin-top="0.2215in" fo:margin-bottom="0.2215in"/>
    </style:style>
    <style:style style:name="T424" style:parent-style-name="DefaultParagraphFont" style:family="text">
      <style:text-properties style:font-name="Aptos" style:font-name-asian="Aptos" style:font-name-complex="Aptos" fo:font-weight="bold" style:font-weight-asian="bold" style:font-weight-complex="bold" fo:color="#000000"/>
    </style:style>
    <style:style style:name="P425" style:parent-style-name="Normal" style:family="paragraph">
      <style:paragraph-properties fo:margin-top="0.1666in" fo:margin-bottom="0.1666in"/>
    </style:style>
    <style:style style:name="T426" style:parent-style-name="DefaultParagraphFont" style:family="text">
      <style:text-properties style:font-name="Aptos" style:font-name-asian="Aptos" style:font-name-complex="Aptos" fo:color="#000000"/>
    </style:style>
    <style:style style:name="P427" style:parent-style-name="Normal" style:family="paragraph">
      <style:paragraph-properties fo:margin-top="0.1666in" fo:margin-bottom="0.1666in"/>
    </style:style>
    <style:style style:name="T428" style:parent-style-name="DefaultParagraphFont" style:family="text">
      <style:text-properties style:font-name="Aptos" style:font-name-asian="Aptos" style:font-name-complex="Aptos" fo:color="#000000"/>
    </style:style>
    <style:style style:name="P429" style:parent-style-name="Normal" style:family="paragraph">
      <style:paragraph-properties fo:margin-top="0.1666in" fo:margin-bottom="0.1666in"/>
    </style:style>
    <style:style style:name="T430" style:parent-style-name="DefaultParagraphFont" style:family="text">
      <style:text-properties style:font-name="Aptos" style:font-name-asian="Aptos" style:font-name-complex="Aptos" fo:color="#000000"/>
    </style:style>
    <style:style style:name="P431" style:parent-style-name="Normal" style:family="paragraph">
      <style:paragraph-properties fo:margin-top="0.1666in" fo:margin-bottom="0.1666in"/>
    </style:style>
    <style:style style:name="T432" style:parent-style-name="DefaultParagraphFont" style:family="text">
      <style:text-properties style:font-name="Aptos" style:font-name-asian="Aptos" style:font-name-complex="Aptos" fo:color="#000000"/>
    </style:style>
    <style:style style:name="P433" style:parent-style-name="Normal" style:family="paragraph">
      <style:paragraph-properties fo:margin-top="0.1666in" fo:margin-bottom="0.1666in"/>
    </style:style>
    <style:style style:name="T434" style:parent-style-name="DefaultParagraphFont" style:family="text">
      <style:text-properties style:font-name="Aptos" style:font-name-asian="Aptos" style:font-name-complex="Aptos" fo:color="#000000"/>
    </style:style>
    <style:style style:name="P435" style:parent-style-name="Heading3" style:family="paragraph">
      <style:paragraph-properties fo:margin-top="0.1951in" fo:margin-bottom="0.1951in"/>
    </style:style>
    <style:style style:name="T436" style:parent-style-name="DefaultParagraphFont" style:family="text">
      <style:text-properties style:font-name="Aptos" style:font-name-asian="Aptos" style:font-name-complex="Aptos" fo:font-weight="bold" style:font-weight-asian="bold" style:font-weight-complex="bold" fo:color="#000000"/>
    </style:style>
    <style:style style:name="P437" style:parent-style-name="Heading4" style:family="paragraph">
      <style:paragraph-properties fo:margin-top="0.2215in" fo:margin-bottom="0.2215in"/>
    </style:style>
    <style:style style:name="T438" style:parent-style-name="DefaultParagraphFont" style:family="text">
      <style:text-properties style:font-name="Aptos" style:font-name-asian="Aptos" style:font-name-complex="Aptos" fo:font-weight="bold" style:font-weight-asian="bold" style:font-weight-complex="bold" fo:color="#000000"/>
    </style:style>
    <style:style style:name="P439" style:parent-style-name="Normal" style:family="paragraph">
      <style:paragraph-properties fo:margin-top="0.1666in" fo:margin-bottom="0.1666in"/>
    </style:style>
    <style:style style:name="T440" style:parent-style-name="DefaultParagraphFont" style:family="text">
      <style:text-properties style:font-name="Aptos" style:font-name-asian="Aptos" style:font-name-complex="Aptos" fo:color="#000000"/>
    </style:style>
    <style:style style:name="P441" style:parent-style-name="Normal" style:family="paragraph">
      <style:paragraph-properties fo:margin-top="0.1666in" fo:margin-bottom="0.1666in"/>
    </style:style>
    <style:style style:name="T442" style:parent-style-name="DefaultParagraphFont" style:family="text">
      <style:text-properties style:font-name="Aptos" style:font-name-asian="Aptos" style:font-name-complex="Aptos" fo:color="#000000"/>
    </style:style>
    <style:style style:name="P443" style:parent-style-name="Heading4" style:family="paragraph">
      <style:paragraph-properties fo:margin-top="0.2215in" fo:margin-bottom="0.2215in"/>
    </style:style>
    <style:style style:name="T444" style:parent-style-name="DefaultParagraphFont" style:family="text">
      <style:text-properties style:font-name="Aptos" style:font-name-asian="Aptos" style:font-name-complex="Aptos" fo:font-weight="bold" style:font-weight-asian="bold" style:font-weight-complex="bold" fo:color="#000000"/>
    </style:style>
    <style:style style:name="P445" style:parent-style-name="Normal" style:family="paragraph">
      <style:paragraph-properties fo:margin-top="0.1666in" fo:margin-bottom="0.1666in"/>
    </style:style>
    <style:style style:name="T446" style:parent-style-name="DefaultParagraphFont" style:family="text">
      <style:text-properties style:font-name="Aptos" style:font-name-asian="Aptos" style:font-name-complex="Aptos" fo:color="#000000"/>
    </style:style>
    <style:style style:name="P447" style:parent-style-name="Normal" style:family="paragraph">
      <style:paragraph-properties fo:margin-top="0.1666in" fo:margin-bottom="0.1666in"/>
    </style:style>
    <style:style style:name="T448" style:parent-style-name="DefaultParagraphFont" style:family="text">
      <style:text-properties style:font-name="Aptos" style:font-name-asian="Aptos" style:font-name-complex="Aptos" fo:color="#000000"/>
    </style:style>
    <style:style style:name="P449" style:parent-style-name="Normal" style:family="paragraph">
      <style:paragraph-properties fo:margin-top="0.1666in" fo:margin-bottom="0.1666in"/>
    </style:style>
    <style:style style:name="T450" style:parent-style-name="DefaultParagraphFont" style:family="text">
      <style:text-properties style:font-name="Aptos" style:font-name-asian="Aptos" style:font-name-complex="Aptos" fo:color="#000000"/>
    </style:style>
    <style:style style:name="P451" style:parent-style-name="Normal" style:family="paragraph">
      <style:paragraph-properties fo:margin-top="0.1666in" fo:margin-bottom="0.1666in"/>
    </style:style>
    <style:style style:name="T452" style:parent-style-name="DefaultParagraphFont" style:family="text">
      <style:text-properties style:font-name="Aptos" style:font-name-asian="Aptos" style:font-name-complex="Aptos" fo:color="#000000"/>
    </style:style>
    <style:style style:name="P453" style:parent-style-name="Heading4" style:family="paragraph">
      <style:paragraph-properties fo:margin-top="0.2215in" fo:margin-bottom="0.2215in"/>
    </style:style>
    <style:style style:name="T454" style:parent-style-name="DefaultParagraphFont" style:family="text">
      <style:text-properties style:font-name="Aptos" style:font-name-asian="Aptos" style:font-name-complex="Aptos" fo:font-weight="bold" style:font-weight-asian="bold" style:font-weight-complex="bold" fo:color="#000000"/>
    </style:style>
    <style:style style:name="P455" style:parent-style-name="Normal" style:family="paragraph">
      <style:paragraph-properties fo:margin-top="0.1666in" fo:margin-bottom="0.1666in"/>
    </style:style>
    <style:style style:name="T456" style:parent-style-name="DefaultParagraphFont" style:family="text">
      <style:text-properties style:font-name="Aptos" style:font-name-asian="Aptos" style:font-name-complex="Aptos" fo:color="#000000"/>
    </style:style>
    <style:style style:name="P457" style:parent-style-name="Normal" style:family="paragraph">
      <style:paragraph-properties fo:margin-top="0.1666in" fo:margin-bottom="0.1666in"/>
    </style:style>
    <style:style style:name="T458" style:parent-style-name="DefaultParagraphFont" style:family="text">
      <style:text-properties style:font-name="Aptos" style:font-name-asian="Aptos" style:font-name-complex="Aptos" fo:font-weight="bold" style:font-weight-asian="bold" style:font-weight-complex="bold" fo:color="#000000"/>
    </style:style>
    <style:style style:name="T459" style:parent-style-name="DefaultParagraphFont" style:family="text">
      <style:text-properties style:font-name="Aptos" style:font-name-asian="Aptos" style:font-name-complex="Aptos" fo:color="#000000"/>
    </style:style>
    <style:style style:name="P460" style:parent-style-name="Normal" style:family="paragraph">
      <style:paragraph-properties fo:margin-top="0.1666in" fo:margin-bottom="0.1666in"/>
    </style:style>
    <style:style style:name="T461" style:parent-style-name="DefaultParagraphFont" style:family="text">
      <style:text-properties style:font-name="Aptos" style:font-name-asian="Aptos" style:font-name-complex="Aptos" fo:font-weight="bold" style:font-weight-asian="bold" style:font-weight-complex="bold" fo:color="#000000"/>
    </style:style>
    <style:style style:name="T462" style:parent-style-name="DefaultParagraphFont" style:family="text">
      <style:text-properties style:font-name="Aptos" style:font-name-asian="Aptos" style:font-name-complex="Aptos" fo:color="#000000"/>
    </style:style>
    <style:style style:name="P463" style:parent-style-name="Normal" style:family="paragraph">
      <style:paragraph-properties fo:margin-top="0.1666in" fo:margin-bottom="0.1666in"/>
    </style:style>
    <style:style style:name="T464" style:parent-style-name="DefaultParagraphFont" style:family="text">
      <style:text-properties style:font-name="Aptos" style:font-name-asian="Aptos" style:font-name-complex="Aptos" fo:font-weight="bold" style:font-weight-asian="bold" style:font-weight-complex="bold" fo:color="#000000"/>
    </style:style>
    <style:style style:name="T465" style:parent-style-name="DefaultParagraphFont" style:family="text">
      <style:text-properties style:font-name="Aptos" style:font-name-asian="Aptos" style:font-name-complex="Aptos" fo:color="#000000"/>
    </style:style>
    <style:style style:name="P466" style:parent-style-name="Normal" style:family="paragraph">
      <style:paragraph-properties fo:margin-top="0.1666in" fo:margin-bottom="0.1666in"/>
    </style:style>
    <style:style style:name="T467" style:parent-style-name="DefaultParagraphFont" style:family="text">
      <style:text-properties style:font-name="Aptos" style:font-name-asian="Aptos" style:font-name-complex="Aptos" fo:color="#000000"/>
    </style:style>
    <style:style style:name="P468" style:parent-style-name="Normal" style:family="paragraph">
      <style:paragraph-properties fo:margin-top="0.1666in" fo:margin-bottom="0.1666in"/>
    </style:style>
    <style:style style:name="T469" style:parent-style-name="DefaultParagraphFont" style:family="text">
      <style:text-properties style:font-name="Aptos" style:font-name-asian="Aptos" style:font-name-complex="Aptos" fo:font-weight="bold" style:font-weight-asian="bold" style:font-weight-complex="bold" fo:color="#000000"/>
    </style:style>
    <style:style style:name="T470" style:parent-style-name="DefaultParagraphFont" style:family="text">
      <style:text-properties style:font-name="Aptos" style:font-name-asian="Aptos" style:font-name-complex="Aptos" fo:color="#000000"/>
    </style:style>
    <style:style style:name="P471" style:parent-style-name="Normal" style:family="paragraph">
      <style:paragraph-properties fo:margin-top="0.1666in" fo:margin-bottom="0.1666in"/>
    </style:style>
    <style:style style:name="T472" style:parent-style-name="DefaultParagraphFont" style:family="text">
      <style:text-properties style:font-name="Aptos" style:font-name-asian="Aptos" style:font-name-complex="Aptos" fo:font-weight="bold" style:font-weight-asian="bold" style:font-weight-complex="bold" fo:color="#000000"/>
    </style:style>
    <style:style style:name="T473" style:parent-style-name="DefaultParagraphFont" style:family="text">
      <style:text-properties style:font-name="Aptos" style:font-name-asian="Aptos" style:font-name-complex="Aptos" fo:color="#000000"/>
    </style:style>
    <style:style style:name="P474" style:parent-style-name="Normal" style:family="paragraph">
      <style:paragraph-properties fo:margin-top="0.1666in" fo:margin-bottom="0.1666in"/>
    </style:style>
    <style:style style:name="T475" style:parent-style-name="DefaultParagraphFont" style:family="text">
      <style:text-properties style:font-name="Aptos" style:font-name-asian="Aptos" style:font-name-complex="Aptos" fo:font-weight="bold" style:font-weight-asian="bold" style:font-weight-complex="bold" fo:color="#000000"/>
    </style:style>
    <style:style style:name="T476" style:parent-style-name="DefaultParagraphFont" style:family="text">
      <style:text-properties style:font-name="Aptos" style:font-name-asian="Aptos" style:font-name-complex="Aptos" fo:color="#000000"/>
    </style:style>
    <style:style style:name="P477" style:parent-style-name="Normal" style:family="paragraph">
      <style:paragraph-properties fo:margin-top="0.1666in" fo:margin-bottom="0.1666in"/>
    </style:style>
    <style:style style:name="T478" style:parent-style-name="DefaultParagraphFont" style:family="text">
      <style:text-properties style:font-name="Aptos" style:font-name-asian="Aptos" style:font-name-complex="Aptos" fo:color="#000000"/>
    </style:style>
    <style:style style:name="P479" style:parent-style-name="Normal" style:family="paragraph">
      <style:paragraph-properties fo:margin-top="0.1666in" fo:margin-bottom="0.1666in"/>
    </style:style>
    <style:style style:name="T480" style:parent-style-name="DefaultParagraphFont" style:family="text">
      <style:text-properties style:font-name="Aptos" style:font-name-asian="Aptos" style:font-name-complex="Aptos" fo:font-weight="bold" style:font-weight-asian="bold" style:font-weight-complex="bold" fo:color="#000000"/>
    </style:style>
    <style:style style:name="T481" style:parent-style-name="DefaultParagraphFont" style:family="text">
      <style:text-properties style:font-name="Aptos" style:font-name-asian="Aptos" style:font-name-complex="Aptos" fo:color="#000000"/>
    </style:style>
    <style:style style:name="P482" style:parent-style-name="Heading4" style:family="paragraph">
      <style:paragraph-properties fo:margin-top="0.2215in" fo:margin-bottom="0.2215in"/>
    </style:style>
    <style:style style:name="T483" style:parent-style-name="DefaultParagraphFont" style:family="text">
      <style:text-properties style:font-name="Aptos" style:font-name-asian="Aptos" style:font-name-complex="Aptos" fo:font-weight="bold" style:font-weight-asian="bold" style:font-weight-complex="bold" fo:color="#000000"/>
    </style:style>
    <style:style style:name="P484" style:parent-style-name="Normal" style:family="paragraph">
      <style:paragraph-properties fo:margin-top="0.1666in" fo:margin-bottom="0.1666in"/>
    </style:style>
    <style:style style:name="T485" style:parent-style-name="DefaultParagraphFont" style:family="text">
      <style:text-properties style:font-name="Aptos" style:font-name-asian="Aptos" style:font-name-complex="Aptos" fo:color="#000000"/>
    </style:style>
    <style:style style:name="P486" style:parent-style-name="Normal" style:family="paragraph">
      <style:paragraph-properties fo:margin-top="0.1666in" fo:margin-bottom="0.1666in"/>
    </style:style>
    <style:style style:name="T487" style:parent-style-name="DefaultParagraphFont" style:family="text">
      <style:text-properties style:font-name="Aptos" style:font-name-asian="Aptos" style:font-name-complex="Aptos" fo:font-weight="bold" style:font-weight-asian="bold" style:font-weight-complex="bold" fo:color="#000000"/>
    </style:style>
    <style:style style:name="T488" style:parent-style-name="DefaultParagraphFont" style:family="text">
      <style:text-properties style:font-name="Aptos" style:font-name-asian="Aptos" style:font-name-complex="Aptos" fo:color="#000000"/>
    </style:style>
    <style:style style:name="P489" style:parent-style-name="Normal" style:family="paragraph">
      <style:paragraph-properties fo:margin-top="0.1666in" fo:margin-bottom="0.1666in"/>
    </style:style>
    <style:style style:name="T490" style:parent-style-name="DefaultParagraphFont" style:family="text">
      <style:text-properties style:font-name="Aptos" style:font-name-asian="Aptos" style:font-name-complex="Aptos" fo:font-weight="bold" style:font-weight-asian="bold" style:font-weight-complex="bold" fo:color="#000000"/>
    </style:style>
    <style:style style:name="T491" style:parent-style-name="DefaultParagraphFont" style:family="text">
      <style:text-properties style:font-name="Aptos" style:font-name-asian="Aptos" style:font-name-complex="Aptos" fo:color="#000000"/>
    </style:style>
    <style:style style:name="P492" style:parent-style-name="Normal" style:family="paragraph">
      <style:paragraph-properties fo:margin-top="0.1666in" fo:margin-bottom="0.1666in"/>
    </style:style>
    <style:style style:name="T493" style:parent-style-name="DefaultParagraphFont" style:family="text">
      <style:text-properties style:font-name="Aptos" style:font-name-asian="Aptos" style:font-name-complex="Aptos" fo:font-weight="bold" style:font-weight-asian="bold" style:font-weight-complex="bold" fo:color="#000000"/>
    </style:style>
    <style:style style:name="T494" style:parent-style-name="DefaultParagraphFont" style:family="text">
      <style:text-properties style:font-name="Aptos" style:font-name-asian="Aptos" style:font-name-complex="Aptos" fo:color="#000000"/>
    </style:style>
    <style:style style:name="P495" style:parent-style-name="Normal" style:family="paragraph">
      <style:paragraph-properties fo:margin-top="0.1666in" fo:margin-bottom="0.1666in"/>
    </style:style>
    <style:style style:name="T496" style:parent-style-name="DefaultParagraphFont" style:family="text">
      <style:text-properties style:font-name="Aptos" style:font-name-asian="Aptos" style:font-name-complex="Aptos" fo:color="#000000"/>
    </style:style>
    <style:style style:name="P497" style:parent-style-name="Heading4" style:family="paragraph">
      <style:paragraph-properties fo:margin-top="0.2215in" fo:margin-bottom="0.2215in"/>
    </style:style>
    <style:style style:name="T498" style:parent-style-name="DefaultParagraphFont" style:family="text">
      <style:text-properties style:font-name="Aptos" style:font-name-asian="Aptos" style:font-name-complex="Aptos" fo:font-weight="bold" style:font-weight-asian="bold" style:font-weight-complex="bold" fo:color="#000000"/>
    </style:style>
    <style:style style:name="P499" style:parent-style-name="Normal" style:family="paragraph">
      <style:paragraph-properties fo:margin-top="0.1666in" fo:margin-bottom="0.1666in"/>
    </style:style>
    <style:style style:name="T500" style:parent-style-name="DefaultParagraphFont" style:family="text">
      <style:text-properties style:font-name="Aptos" style:font-name-asian="Aptos" style:font-name-complex="Aptos" fo:color="#000000"/>
    </style:style>
    <style:style style:name="P501" style:parent-style-name="Normal" style:family="paragraph">
      <style:paragraph-properties fo:margin-top="0.1666in" fo:margin-bottom="0.1666in"/>
    </style:style>
    <style:style style:name="T502" style:parent-style-name="DefaultParagraphFont" style:family="text">
      <style:text-properties style:font-name="Aptos" style:font-name-asian="Aptos" style:font-name-complex="Aptos" fo:font-weight="bold" style:font-weight-asian="bold" style:font-weight-complex="bold" fo:color="#000000"/>
    </style:style>
    <style:style style:name="T503" style:parent-style-name="DefaultParagraphFont" style:family="text">
      <style:text-properties style:font-name="Aptos" style:font-name-asian="Aptos" style:font-name-complex="Aptos" fo:color="#000000"/>
    </style:style>
    <style:style style:name="P504" style:parent-style-name="Normal" style:family="paragraph">
      <style:paragraph-properties fo:margin-top="0.1666in" fo:margin-bottom="0.1666in"/>
    </style:style>
    <style:style style:name="T505" style:parent-style-name="DefaultParagraphFont" style:family="text">
      <style:text-properties style:font-name="Aptos" style:font-name-asian="Aptos" style:font-name-complex="Aptos" fo:font-weight="bold" style:font-weight-asian="bold" style:font-weight-complex="bold" fo:color="#000000"/>
    </style:style>
    <style:style style:name="T506" style:parent-style-name="DefaultParagraphFont" style:family="text">
      <style:text-properties style:font-name="Aptos" style:font-name-asian="Aptos" style:font-name-complex="Aptos" fo:color="#000000"/>
    </style:style>
    <style:style style:name="P507" style:parent-style-name="Normal" style:family="paragraph">
      <style:paragraph-properties fo:margin-top="0.1666in" fo:margin-bottom="0.1666in"/>
    </style:style>
    <style:style style:name="T508" style:parent-style-name="DefaultParagraphFont" style:family="text">
      <style:text-properties style:font-name="Aptos" style:font-name-asian="Aptos" style:font-name-complex="Aptos" fo:color="#000000"/>
    </style:style>
    <style:style style:name="P509" style:parent-style-name="Normal" style:family="paragraph">
      <style:paragraph-properties fo:margin-top="0.1666in" fo:margin-bottom="0.1666in"/>
    </style:style>
    <style:style style:name="T510" style:parent-style-name="DefaultParagraphFont" style:family="text">
      <style:text-properties style:font-name="Aptos" style:font-name-asian="Aptos" style:font-name-complex="Aptos" fo:font-weight="bold" style:font-weight-asian="bold" style:font-weight-complex="bold" fo:color="#000000"/>
    </style:style>
    <style:style style:name="T511" style:parent-style-name="DefaultParagraphFont" style:family="text">
      <style:text-properties style:font-name="Aptos" style:font-name-asian="Aptos" style:font-name-complex="Aptos" fo:color="#000000"/>
    </style:style>
    <style:style style:name="P512" style:parent-style-name="Heading4" style:family="paragraph">
      <style:paragraph-properties fo:margin-top="0.2215in" fo:margin-bottom="0.2215in"/>
    </style:style>
    <style:style style:name="T513" style:parent-style-name="DefaultParagraphFont" style:family="text">
      <style:text-properties style:font-name="Aptos" style:font-name-asian="Aptos" style:font-name-complex="Aptos" fo:font-weight="bold" style:font-weight-asian="bold" style:font-weight-complex="bold" fo:color="#000000"/>
    </style:style>
    <style:style style:name="P514" style:parent-style-name="Normal" style:family="paragraph">
      <style:paragraph-properties fo:margin-top="0.1666in" fo:margin-bottom="0.1666in"/>
    </style:style>
    <style:style style:name="T515" style:parent-style-name="DefaultParagraphFont" style:family="text">
      <style:text-properties style:font-name="Aptos" style:font-name-asian="Aptos" style:font-name-complex="Aptos" fo:color="#000000"/>
    </style:style>
    <style:style style:name="P516" style:parent-style-name="Normal" style:family="paragraph">
      <style:paragraph-properties fo:margin-top="0.1666in" fo:margin-bottom="0.1666in"/>
    </style:style>
    <style:style style:name="T517" style:parent-style-name="DefaultParagraphFont" style:family="text">
      <style:text-properties style:font-name="Aptos" style:font-name-asian="Aptos" style:font-name-complex="Aptos" fo:color="#000000"/>
    </style:style>
    <style:style style:name="P518" style:parent-style-name="Normal" style:family="paragraph">
      <style:paragraph-properties fo:margin-top="0.1666in" fo:margin-bottom="0.1666in"/>
    </style:style>
    <style:style style:name="T519" style:parent-style-name="DefaultParagraphFont" style:family="text">
      <style:text-properties style:font-name="Aptos" style:font-name-asian="Aptos" style:font-name-complex="Aptos" fo:color="#000000"/>
    </style:style>
    <style:style style:name="P520" style:parent-style-name="Normal" style:family="paragraph">
      <style:paragraph-properties fo:margin-top="0.1666in" fo:margin-bottom="0.1666in"/>
    </style:style>
    <style:style style:name="T521" style:parent-style-name="DefaultParagraphFont" style:family="text">
      <style:text-properties style:font-name="Aptos" style:font-name-asian="Aptos" style:font-name-complex="Aptos" fo:color="#000000"/>
    </style:style>
    <style:style style:name="P522" style:parent-style-name="Heading3" style:family="paragraph">
      <style:paragraph-properties fo:margin-top="0.1951in" fo:margin-bottom="0.1951in"/>
    </style:style>
    <style:style style:name="T523" style:parent-style-name="DefaultParagraphFont" style:family="text">
      <style:text-properties style:font-name="Aptos" style:font-name-asian="Aptos" style:font-name-complex="Aptos" fo:font-weight="bold" style:font-weight-asian="bold" style:font-weight-complex="bold" fo:color="#000000"/>
    </style:style>
    <style:style style:name="P524" style:parent-style-name="Heading4" style:family="paragraph">
      <style:paragraph-properties fo:margin-top="0.2215in" fo:margin-bottom="0.2215in"/>
    </style:style>
    <style:style style:name="T525" style:parent-style-name="DefaultParagraphFont" style:family="text">
      <style:text-properties style:font-name="Aptos" style:font-name-asian="Aptos" style:font-name-complex="Aptos" fo:font-weight="bold" style:font-weight-asian="bold" style:font-weight-complex="bold" fo:color="#000000"/>
    </style:style>
    <style:style style:name="P526" style:parent-style-name="Normal" style:family="paragraph">
      <style:paragraph-properties fo:margin-top="0.1666in" fo:margin-bottom="0.1666in"/>
    </style:style>
    <style:style style:name="T527" style:parent-style-name="DefaultParagraphFont" style:family="text">
      <style:text-properties style:font-name="Aptos" style:font-name-asian="Aptos" style:font-name-complex="Aptos" fo:color="#000000"/>
    </style:style>
    <style:style style:name="P528" style:parent-style-name="Normal" style:family="paragraph">
      <style:paragraph-properties fo:margin-top="0.1666in" fo:margin-bottom="0.1666in"/>
    </style:style>
    <style:style style:name="T529" style:parent-style-name="DefaultParagraphFont" style:family="text">
      <style:text-properties style:font-name="Aptos" style:font-name-asian="Aptos" style:font-name-complex="Aptos" fo:color="#000000"/>
    </style:style>
    <style:style style:name="P530" style:parent-style-name="Heading4" style:family="paragraph">
      <style:paragraph-properties fo:margin-top="0.2215in" fo:margin-bottom="0.2215in"/>
    </style:style>
    <style:style style:name="T531" style:parent-style-name="DefaultParagraphFont" style:family="text">
      <style:text-properties style:font-name="Aptos" style:font-name-asian="Aptos" style:font-name-complex="Aptos" fo:font-weight="bold" style:font-weight-asian="bold" style:font-weight-complex="bold" fo:color="#000000"/>
    </style:style>
    <style:style style:name="P532" style:parent-style-name="Normal" style:family="paragraph">
      <style:paragraph-properties fo:margin-top="0.1666in" fo:margin-bottom="0.1666in"/>
    </style:style>
    <style:style style:name="T533" style:parent-style-name="DefaultParagraphFont" style:family="text">
      <style:text-properties style:font-name="Aptos" style:font-name-asian="Aptos" style:font-name-complex="Aptos" fo:color="#000000"/>
    </style:style>
    <style:style style:name="P534" style:parent-style-name="Normal" style:family="paragraph">
      <style:paragraph-properties fo:margin-top="0.1666in" fo:margin-bottom="0.1666in"/>
    </style:style>
    <style:style style:name="T535" style:parent-style-name="DefaultParagraphFont" style:family="text">
      <style:text-properties style:font-name="Aptos" style:font-name-asian="Aptos" style:font-name-complex="Aptos" fo:color="#000000"/>
    </style:style>
    <style:style style:name="P536" style:parent-style-name="Normal" style:family="paragraph">
      <style:paragraph-properties fo:margin-top="0.1666in" fo:margin-bottom="0.1666in"/>
    </style:style>
    <style:style style:name="T537" style:parent-style-name="DefaultParagraphFont" style:family="text">
      <style:text-properties style:font-name="Aptos" style:font-name-asian="Aptos" style:font-name-complex="Aptos" fo:color="#000000"/>
    </style:style>
    <style:style style:name="P538" style:parent-style-name="Heading4" style:family="paragraph">
      <style:paragraph-properties fo:margin-top="0.2215in" fo:margin-bottom="0.2215in"/>
    </style:style>
    <style:style style:name="T539" style:parent-style-name="DefaultParagraphFont" style:family="text">
      <style:text-properties style:font-name="Aptos" style:font-name-asian="Aptos" style:font-name-complex="Aptos" fo:font-weight="bold" style:font-weight-asian="bold" style:font-weight-complex="bold" fo:color="#000000"/>
    </style:style>
    <style:style style:name="P540" style:parent-style-name="Normal" style:family="paragraph">
      <style:paragraph-properties fo:margin-top="0.1666in" fo:margin-bottom="0.1666in"/>
    </style:style>
    <style:style style:name="T541" style:parent-style-name="DefaultParagraphFont" style:family="text">
      <style:text-properties style:font-name="Aptos" style:font-name-asian="Aptos" style:font-name-complex="Aptos" fo:color="#000000"/>
    </style:style>
    <style:style style:name="P542" style:parent-style-name="Normal" style:family="paragraph">
      <style:paragraph-properties fo:margin-top="0.1666in" fo:margin-bottom="0.1666in"/>
    </style:style>
    <style:style style:name="T543" style:parent-style-name="DefaultParagraphFont" style:family="text">
      <style:text-properties style:font-name="Aptos" style:font-name-asian="Aptos" style:font-name-complex="Aptos" fo:font-weight="bold" style:font-weight-asian="bold" style:font-weight-complex="bold" fo:color="#000000"/>
    </style:style>
    <style:style style:name="T544" style:parent-style-name="DefaultParagraphFont" style:family="text">
      <style:text-properties style:font-name="Aptos" style:font-name-asian="Aptos" style:font-name-complex="Aptos" fo:color="#000000"/>
    </style:style>
    <style:style style:name="P545" style:parent-style-name="Normal" style:family="paragraph">
      <style:paragraph-properties fo:margin-top="0.1666in" fo:margin-bottom="0.1666in"/>
    </style:style>
    <style:style style:name="T546" style:parent-style-name="DefaultParagraphFont" style:family="text">
      <style:text-properties style:font-name="Aptos" style:font-name-asian="Aptos" style:font-name-complex="Aptos" fo:font-weight="bold" style:font-weight-asian="bold" style:font-weight-complex="bold" fo:color="#000000"/>
    </style:style>
    <style:style style:name="T547" style:parent-style-name="DefaultParagraphFont" style:family="text">
      <style:text-properties style:font-name="Aptos" style:font-name-asian="Aptos" style:font-name-complex="Aptos" fo:color="#000000"/>
    </style:style>
    <style:style style:name="P548" style:parent-style-name="Normal" style:family="paragraph">
      <style:paragraph-properties fo:margin-top="0.1666in" fo:margin-bottom="0.1666in"/>
    </style:style>
    <style:style style:name="T549" style:parent-style-name="DefaultParagraphFont" style:family="text">
      <style:text-properties style:font-name="Aptos" style:font-name-asian="Aptos" style:font-name-complex="Aptos" fo:font-weight="bold" style:font-weight-asian="bold" style:font-weight-complex="bold" fo:color="#000000"/>
    </style:style>
    <style:style style:name="T550" style:parent-style-name="DefaultParagraphFont" style:family="text">
      <style:text-properties style:font-name="Aptos" style:font-name-asian="Aptos" style:font-name-complex="Aptos" fo:color="#000000"/>
    </style:style>
    <style:style style:name="P551" style:parent-style-name="Normal" style:family="paragraph">
      <style:paragraph-properties fo:margin-top="0.1666in" fo:margin-bottom="0.1666in"/>
    </style:style>
    <style:style style:name="T552" style:parent-style-name="DefaultParagraphFont" style:family="text">
      <style:text-properties style:font-name="Aptos" style:font-name-asian="Aptos" style:font-name-complex="Aptos" fo:font-weight="bold" style:font-weight-asian="bold" style:font-weight-complex="bold" fo:color="#000000"/>
    </style:style>
    <style:style style:name="T553" style:parent-style-name="DefaultParagraphFont" style:family="text">
      <style:text-properties style:font-name="Aptos" style:font-name-asian="Aptos" style:font-name-complex="Aptos" fo:color="#000000"/>
    </style:style>
    <style:style style:name="P554" style:parent-style-name="Normal" style:family="paragraph">
      <style:paragraph-properties fo:margin-top="0.1666in" fo:margin-bottom="0.1666in"/>
    </style:style>
    <style:style style:name="T555" style:parent-style-name="DefaultParagraphFont" style:family="text">
      <style:text-properties style:font-name="Aptos" style:font-name-asian="Aptos" style:font-name-complex="Aptos" fo:font-weight="bold" style:font-weight-asian="bold" style:font-weight-complex="bold" fo:color="#000000"/>
    </style:style>
    <style:style style:name="T556" style:parent-style-name="DefaultParagraphFont" style:family="text">
      <style:text-properties style:font-name="Aptos" style:font-name-asian="Aptos" style:font-name-complex="Aptos" fo:color="#000000"/>
    </style:style>
    <style:style style:name="P557" style:parent-style-name="Heading4" style:family="paragraph">
      <style:paragraph-properties fo:margin-top="0.2215in" fo:margin-bottom="0.2215in"/>
    </style:style>
    <style:style style:name="T558" style:parent-style-name="DefaultParagraphFont" style:family="text">
      <style:text-properties style:font-name="Aptos" style:font-name-asian="Aptos" style:font-name-complex="Aptos" fo:font-weight="bold" style:font-weight-asian="bold" style:font-weight-complex="bold" fo:color="#000000"/>
    </style:style>
    <style:style style:name="P559" style:parent-style-name="Normal" style:family="paragraph">
      <style:paragraph-properties fo:margin-top="0.1666in" fo:margin-bottom="0.1666in"/>
    </style:style>
    <style:style style:name="T560" style:parent-style-name="DefaultParagraphFont" style:family="text">
      <style:text-properties style:font-name="Aptos" style:font-name-asian="Aptos" style:font-name-complex="Aptos" fo:color="#000000"/>
    </style:style>
    <style:style style:name="P561" style:parent-style-name="Normal" style:family="paragraph">
      <style:paragraph-properties fo:margin-top="0.1666in" fo:margin-bottom="0.1666in"/>
    </style:style>
    <style:style style:name="T562" style:parent-style-name="DefaultParagraphFont" style:family="text">
      <style:text-properties style:font-name="Aptos" style:font-name-asian="Aptos" style:font-name-complex="Aptos" fo:font-weight="bold" style:font-weight-asian="bold" style:font-weight-complex="bold" fo:color="#000000"/>
    </style:style>
    <style:style style:name="T563" style:parent-style-name="DefaultParagraphFont" style:family="text">
      <style:text-properties style:font-name="Aptos" style:font-name-asian="Aptos" style:font-name-complex="Aptos" fo:color="#000000"/>
    </style:style>
    <style:style style:name="P564" style:parent-style-name="Normal" style:family="paragraph">
      <style:paragraph-properties fo:margin-top="0.1666in" fo:margin-bottom="0.1666in"/>
    </style:style>
    <style:style style:name="T565" style:parent-style-name="DefaultParagraphFont" style:family="text">
      <style:text-properties style:font-name="Aptos" style:font-name-asian="Aptos" style:font-name-complex="Aptos" fo:font-weight="bold" style:font-weight-asian="bold" style:font-weight-complex="bold" fo:color="#000000"/>
    </style:style>
    <style:style style:name="T566" style:parent-style-name="DefaultParagraphFont" style:family="text">
      <style:text-properties style:font-name="Aptos" style:font-name-asian="Aptos" style:font-name-complex="Aptos" fo:color="#000000"/>
    </style:style>
    <style:style style:name="P567" style:parent-style-name="Normal" style:family="paragraph">
      <style:paragraph-properties fo:margin-top="0.1666in" fo:margin-bottom="0.1666in"/>
    </style:style>
    <style:style style:name="T568" style:parent-style-name="DefaultParagraphFont" style:family="text">
      <style:text-properties style:font-name="Aptos" style:font-name-asian="Aptos" style:font-name-complex="Aptos" fo:font-weight="bold" style:font-weight-asian="bold" style:font-weight-complex="bold" fo:color="#000000"/>
    </style:style>
    <style:style style:name="T569" style:parent-style-name="DefaultParagraphFont" style:family="text">
      <style:text-properties style:font-name="Aptos" style:font-name-asian="Aptos" style:font-name-complex="Aptos" fo:color="#000000"/>
    </style:style>
    <style:style style:name="P570" style:parent-style-name="Normal" style:family="paragraph">
      <style:paragraph-properties fo:margin-top="0.1666in" fo:margin-bottom="0.1666in"/>
    </style:style>
    <style:style style:name="T571" style:parent-style-name="DefaultParagraphFont" style:family="text">
      <style:text-properties style:font-name="Aptos" style:font-name-asian="Aptos" style:font-name-complex="Aptos" fo:font-weight="bold" style:font-weight-asian="bold" style:font-weight-complex="bold" fo:color="#000000"/>
    </style:style>
    <style:style style:name="T572" style:parent-style-name="DefaultParagraphFont" style:family="text">
      <style:text-properties style:font-name="Aptos" style:font-name-asian="Aptos" style:font-name-complex="Aptos" fo:color="#000000"/>
    </style:style>
    <style:style style:name="P573" style:parent-style-name="Heading4" style:family="paragraph">
      <style:paragraph-properties fo:margin-top="0.2215in" fo:margin-bottom="0.2215in"/>
    </style:style>
    <style:style style:name="T574" style:parent-style-name="DefaultParagraphFont" style:family="text">
      <style:text-properties style:font-name="Aptos" style:font-name-asian="Aptos" style:font-name-complex="Aptos" fo:font-weight="bold" style:font-weight-asian="bold" style:font-weight-complex="bold" fo:color="#000000"/>
    </style:style>
    <style:style style:name="P575" style:parent-style-name="Normal" style:family="paragraph">
      <style:paragraph-properties fo:margin-top="0.1666in" fo:margin-bottom="0.1666in"/>
    </style:style>
    <style:style style:name="T576" style:parent-style-name="DefaultParagraphFont" style:family="text">
      <style:text-properties style:font-name="Aptos" style:font-name-asian="Aptos" style:font-name-complex="Aptos" fo:color="#000000"/>
    </style:style>
    <style:style style:name="P577" style:parent-style-name="Normal" style:family="paragraph">
      <style:paragraph-properties fo:margin-top="0.1666in" fo:margin-bottom="0.1666in"/>
    </style:style>
    <style:style style:name="T578" style:parent-style-name="DefaultParagraphFont" style:family="text">
      <style:text-properties style:font-name="Aptos" style:font-name-asian="Aptos" style:font-name-complex="Aptos" fo:color="#000000"/>
    </style:style>
    <style:style style:name="P579" style:parent-style-name="Normal" style:family="paragraph">
      <style:paragraph-properties fo:margin-top="0.1666in" fo:margin-bottom="0.1666in"/>
    </style:style>
    <style:style style:name="T580" style:parent-style-name="DefaultParagraphFont" style:family="text">
      <style:text-properties style:font-name="Aptos" style:font-name-asian="Aptos" style:font-name-complex="Aptos" fo:color="#000000"/>
    </style:style>
    <style:style style:name="P581" style:parent-style-name="Heading3" style:family="paragraph">
      <style:paragraph-properties fo:margin-top="0.1951in" fo:margin-bottom="0.1951in"/>
    </style:style>
    <style:style style:name="T582" style:parent-style-name="DefaultParagraphFont" style:family="text">
      <style:text-properties style:font-name="Aptos" style:font-name-asian="Aptos" style:font-name-complex="Aptos" fo:font-weight="bold" style:font-weight-asian="bold" style:font-weight-complex="bold" fo:color="#000000"/>
    </style:style>
    <style:style style:name="P583" style:parent-style-name="Normal" style:family="paragraph">
      <style:paragraph-properties fo:margin-top="0.1666in" fo:margin-bottom="0.1666in"/>
    </style:style>
    <style:style style:name="T584" style:parent-style-name="DefaultParagraphFont" style:family="text">
      <style:text-properties style:font-name="Aptos" style:font-name-asian="Aptos" style:font-name-complex="Aptos" fo:color="#000000"/>
    </style:style>
    <style:style style:name="P585" style:parent-style-name="Heading4" style:family="paragraph">
      <style:paragraph-properties fo:margin-top="0.2215in" fo:margin-bottom="0.2215in"/>
    </style:style>
    <style:style style:name="T586" style:parent-style-name="DefaultParagraphFont" style:family="text">
      <style:text-properties style:font-name="Aptos" style:font-name-asian="Aptos" style:font-name-complex="Aptos" fo:font-weight="bold" style:font-weight-asian="bold" style:font-weight-complex="bold" fo:color="#000000"/>
    </style:style>
    <style:style style:name="P587" style:parent-style-name="Normal" style:family="paragraph">
      <style:paragraph-properties fo:margin-top="0.1666in" fo:margin-bottom="0.1666in"/>
    </style:style>
    <style:style style:name="T588" style:parent-style-name="DefaultParagraphFont" style:family="text">
      <style:text-properties style:font-name="Aptos" style:font-name-asian="Aptos" style:font-name-complex="Aptos" fo:color="#000000"/>
    </style:style>
    <style:style style:name="P589" style:parent-style-name="Heading4" style:family="paragraph">
      <style:paragraph-properties fo:margin-top="0.2215in" fo:margin-bottom="0.2215in"/>
    </style:style>
    <style:style style:name="T590" style:parent-style-name="DefaultParagraphFont" style:family="text">
      <style:text-properties style:font-name="Aptos" style:font-name-asian="Aptos" style:font-name-complex="Aptos" fo:font-weight="bold" style:font-weight-asian="bold" style:font-weight-complex="bold" fo:color="#000000"/>
    </style:style>
    <style:style style:name="P591" style:parent-style-name="Normal" style:family="paragraph">
      <style:paragraph-properties fo:margin-top="0.1666in" fo:margin-bottom="0.1666in"/>
    </style:style>
    <style:style style:name="T592" style:parent-style-name="DefaultParagraphFont" style:family="text">
      <style:text-properties style:font-name="Aptos" style:font-name-asian="Aptos" style:font-name-complex="Aptos" fo:color="#000000"/>
    </style:style>
    <style:style style:name="P593" style:parent-style-name="Heading4" style:family="paragraph">
      <style:paragraph-properties fo:margin-top="0.2215in" fo:margin-bottom="0.2215in"/>
    </style:style>
    <style:style style:name="T594" style:parent-style-name="DefaultParagraphFont" style:family="text">
      <style:text-properties style:font-name="Aptos" style:font-name-asian="Aptos" style:font-name-complex="Aptos" fo:font-weight="bold" style:font-weight-asian="bold" style:font-weight-complex="bold" fo:color="#000000"/>
    </style:style>
    <style:style style:name="P595" style:parent-style-name="Normal" style:family="paragraph">
      <style:paragraph-properties fo:margin-top="0.1666in" fo:margin-bottom="0.1666in"/>
    </style:style>
    <style:style style:name="T596" style:parent-style-name="DefaultParagraphFont" style:family="text">
      <style:text-properties style:font-name="Aptos" style:font-name-asian="Aptos" style:font-name-complex="Aptos" fo:color="#000000"/>
    </style:style>
    <style:style style:name="P597" style:parent-style-name="Heading4" style:family="paragraph">
      <style:paragraph-properties fo:margin-top="0.2215in" fo:margin-bottom="0.2215in"/>
    </style:style>
    <style:style style:name="T598" style:parent-style-name="DefaultParagraphFont" style:family="text">
      <style:text-properties style:font-name="Aptos" style:font-name-asian="Aptos" style:font-name-complex="Aptos" fo:font-weight="bold" style:font-weight-asian="bold" style:font-weight-complex="bold" fo:color="#000000"/>
    </style:style>
    <style:style style:name="P599" style:parent-style-name="Normal" style:family="paragraph">
      <style:paragraph-properties fo:margin-top="0.1666in" fo:margin-bottom="0.1666in"/>
    </style:style>
    <style:style style:name="T600" style:parent-style-name="DefaultParagraphFont" style:family="text">
      <style:text-properties style:font-name="Aptos" style:font-name-asian="Aptos" style:font-name-complex="Aptos" fo:color="#000000"/>
    </style:style>
    <style:style style:name="P601" style:parent-style-name="Heading4" style:family="paragraph">
      <style:paragraph-properties fo:margin-top="0.2215in" fo:margin-bottom="0.2215in"/>
    </style:style>
    <style:style style:name="T602" style:parent-style-name="DefaultParagraphFont" style:family="text">
      <style:text-properties style:font-name="Aptos" style:font-name-asian="Aptos" style:font-name-complex="Aptos" fo:font-weight="bold" style:font-weight-asian="bold" style:font-weight-complex="bold" fo:color="#000000"/>
    </style:style>
    <style:style style:name="P603" style:parent-style-name="Normal" style:family="paragraph">
      <style:paragraph-properties fo:margin-top="0.1666in" fo:margin-bottom="0.1666in"/>
    </style:style>
    <style:style style:name="T604" style:parent-style-name="DefaultParagraphFont" style:family="text">
      <style:text-properties style:font-name="Aptos" style:font-name-asian="Aptos" style:font-name-complex="Aptos" fo:color="#000000"/>
    </style:style>
    <style:style style:name="P605" style:parent-style-name="Normal" style:family="paragraph">
      <style:paragraph-properties fo:margin-top="0.1666in" fo:margin-bottom="0.1666in"/>
    </style:style>
    <style:style style:name="T606" style:parent-style-name="DefaultParagraphFont" style:family="text">
      <style:text-properties style:font-name="Aptos" style:font-name-asian="Aptos" style:font-name-complex="Aptos" fo:color="#000000"/>
    </style:style>
    <style:style style:name="P607" style:parent-style-name="Normal" style:family="paragraph">
      <style:paragraph-properties fo:margin-top="0.1666in" fo:margin-bottom="0.1666in"/>
    </style:style>
    <style:style style:name="T608" style:parent-style-name="DefaultParagraphFont" style:family="text">
      <style:text-properties style:font-name="Aptos" style:font-name-asian="Aptos" style:font-name-complex="Aptos" fo:color="#000000"/>
    </style:style>
    <style:style style:name="P609" style:parent-style-name="Heading3" style:family="paragraph">
      <style:paragraph-properties fo:margin-top="0.1951in" fo:margin-bottom="0.1951in"/>
    </style:style>
    <style:style style:name="T610" style:parent-style-name="DefaultParagraphFont" style:family="text">
      <style:text-properties style:font-name="Aptos" style:font-name-asian="Aptos" style:font-name-complex="Aptos" fo:font-weight="bold" style:font-weight-asian="bold" style:font-weight-complex="bold" fo:color="#000000"/>
    </style:style>
    <style:style style:name="P611" style:parent-style-name="Normal" style:family="paragraph">
      <style:paragraph-properties fo:margin-top="0.1666in" fo:margin-bottom="0.1666in"/>
    </style:style>
    <style:style style:name="T612" style:parent-style-name="DefaultParagraphFont" style:family="text">
      <style:text-properties style:font-name="Aptos" style:font-name-asian="Aptos" style:font-name-complex="Aptos" fo:color="#000000"/>
    </style:style>
    <style:style style:name="P613" style:parent-style-name="Normal" style:family="paragraph">
      <style:paragraph-properties fo:margin-top="0.1666in" fo:margin-bottom="0.1666in"/>
    </style:style>
    <style:style style:name="T614" style:parent-style-name="DefaultParagraphFont" style:family="text">
      <style:text-properties style:font-name="Aptos" style:font-name-asian="Aptos" style:font-name-complex="Aptos" fo:color="#000000"/>
    </style:style>
    <style:style style:name="P615" style:parent-style-name="Normal" style:family="paragraph">
      <style:paragraph-properties fo:margin-top="0.1666in" fo:margin-bottom="0.1666in"/>
    </style:style>
    <style:style style:name="T616" style:parent-style-name="DefaultParagraphFont" style:family="text">
      <style:text-properties style:font-name="Aptos" style:font-name-asian="Aptos" style:font-name-complex="Aptos" fo:color="#000000"/>
    </style:style>
    <style:style style:name="P617" style:parent-style-name="Heading2" style:family="paragraph">
      <style:paragraph-properties fo:margin-top="0.2076in" fo:margin-bottom="0.2076in"/>
    </style:style>
    <style:style style:name="T618"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619" style:parent-style-name="Normal" style:family="paragraph">
      <style:text-properties style:font-name="Aptos" style:font-name-asian="Aptos" style:font-name-complex="Aptos"/>
    </style:style>
    <style:style style:name="P620" style:parent-style-name="Heading3" style:family="paragraph">
      <style:paragraph-properties fo:margin-top="0.1951in" fo:margin-bottom="0.1951in"/>
    </style:style>
    <style:style style:name="T621" style:parent-style-name="DefaultParagraphFont" style:family="text">
      <style:text-properties style:font-name="Aptos" style:font-name-asian="Aptos" style:font-name-complex="Aptos" fo:font-weight="bold" style:font-weight-asian="bold" style:font-weight-complex="bold" fo:color="#000000"/>
    </style:style>
    <style:style style:name="P622" style:parent-style-name="Normal" style:family="paragraph">
      <style:paragraph-properties fo:margin-top="0.1666in" fo:margin-bottom="0.1666in"/>
      <style:text-properties style:font-name="Aptos" style:font-name-asian="Aptos" style:font-name-complex="Aptos" fo:color="#000000"/>
    </style:style>
    <style:style style:name="P623" style:parent-style-name="Normal" style:family="paragraph">
      <style:paragraph-properties fo:margin-top="0.1666in" fo:margin-bottom="0.1666in"/>
      <style:text-properties style:font-name="Aptos" style:font-name-asian="Aptos" style:font-name-complex="Aptos" fo:color="#000000"/>
    </style:style>
    <style:style style:name="P624" style:parent-style-name="Normal" style:family="paragraph">
      <style:paragraph-properties fo:margin-top="0.1666in" fo:margin-bottom="0.1666in"/>
      <style:text-properties style:font-name="Aptos" style:font-name-asian="Aptos" style:font-name-complex="Aptos" fo:color="#000000"/>
    </style:style>
    <style:style style:name="P625" style:parent-style-name="Normal" style:family="paragraph">
      <style:text-properties style:font-name="Aptos" style:font-name-asian="Aptos" style:font-name-complex="Aptos"/>
    </style:style>
    <style:style style:name="P626" style:parent-style-name="Heading3" style:family="paragraph">
      <style:paragraph-properties fo:margin-top="0.1951in" fo:margin-bottom="0.1951in"/>
    </style:style>
    <style:style style:name="T627" style:parent-style-name="DefaultParagraphFont" style:family="text">
      <style:text-properties style:font-name="Aptos" style:font-name-asian="Aptos" style:font-name-complex="Aptos" fo:font-weight="bold" style:font-weight-asian="bold" style:font-weight-complex="bold" fo:color="#000000"/>
    </style:style>
    <style:style style:name="P628" style:parent-style-name="Normal" style:family="paragraph">
      <style:paragraph-properties fo:margin-top="0.1666in" fo:margin-bottom="0.1666in"/>
      <style:text-properties style:font-name="Aptos" style:font-name-asian="Aptos" style:font-name-complex="Aptos" fo:color="#000000"/>
    </style:style>
    <style:style style:name="P629" style:parent-style-name="Normal" style:family="paragraph">
      <style:paragraph-properties fo:margin-top="0.1666in" fo:margin-bottom="0.1666in"/>
      <style:text-properties style:font-name="Aptos" style:font-name-asian="Aptos" style:font-name-complex="Aptos" fo:color="#000000"/>
    </style:style>
    <style:style style:name="P630" style:parent-style-name="Normal" style:family="paragraph">
      <style:paragraph-properties fo:margin-top="0.1666in" fo:margin-bottom="0.1666in"/>
      <style:text-properties style:font-name="Aptos" style:font-name-asian="Aptos" style:font-name-complex="Aptos" fo:color="#000000"/>
    </style:style>
    <style:style style:name="P631" style:parent-style-name="Normal" style:family="paragraph">
      <style:text-properties style:font-name="Aptos" style:font-name-asian="Aptos" style:font-name-complex="Aptos"/>
    </style:style>
    <style:style style:name="P632" style:parent-style-name="Heading3" style:family="paragraph">
      <style:paragraph-properties fo:margin-top="0.1951in" fo:margin-bottom="0.1951in"/>
    </style:style>
    <style:style style:name="T633" style:parent-style-name="DefaultParagraphFont" style:family="text">
      <style:text-properties style:font-name="Aptos" style:font-name-asian="Aptos" style:font-name-complex="Aptos" fo:font-weight="bold" style:font-weight-asian="bold" style:font-weight-complex="bold" fo:color="#000000"/>
    </style:style>
    <style:style style:name="P634" style:parent-style-name="Normal" style:family="paragraph">
      <style:paragraph-properties fo:margin-top="0.1666in" fo:margin-bottom="0.1666in"/>
      <style:text-properties style:font-name="Aptos" style:font-name-asian="Aptos" style:font-name-complex="Aptos" fo:color="#000000"/>
    </style:style>
    <style:style style:name="P635" style:parent-style-name="Normal" style:family="paragraph">
      <style:paragraph-properties fo:margin-top="0.1666in" fo:margin-bottom="0.1666in"/>
    </style:style>
    <style:style style:name="T636" style:parent-style-name="DefaultParagraphFont" style:family="text">
      <style:text-properties style:font-name="Aptos" style:font-name-asian="Aptos" style:font-name-complex="Aptos" fo:font-weight="bold" style:font-weight-asian="bold" style:font-weight-complex="bold" fo:color="#000000"/>
    </style:style>
    <style:style style:name="T637" style:parent-style-name="DefaultParagraphFont" style:family="text">
      <style:text-properties style:font-name="Aptos" style:font-name-asian="Aptos" style:font-name-complex="Aptos" fo:color="#000000"/>
    </style:style>
    <style:style style:name="P638" style:parent-style-name="Normal" style:family="paragraph">
      <style:paragraph-properties fo:margin-top="0.1666in" fo:margin-bottom="0.1666in"/>
    </style:style>
    <style:style style:name="T639" style:parent-style-name="DefaultParagraphFont" style:family="text">
      <style:text-properties style:font-name="Aptos" style:font-name-asian="Aptos" style:font-name-complex="Aptos" fo:font-weight="bold" style:font-weight-asian="bold" style:font-weight-complex="bold" fo:color="#000000"/>
    </style:style>
    <style:style style:name="T640" style:parent-style-name="DefaultParagraphFont" style:family="text">
      <style:text-properties style:font-name="Aptos" style:font-name-asian="Aptos" style:font-name-complex="Aptos" fo:color="#000000"/>
    </style:style>
    <style:style style:name="P641" style:parent-style-name="Normal" style:family="paragraph">
      <style:paragraph-properties fo:margin-top="0.1666in" fo:margin-bottom="0.1666in"/>
    </style:style>
    <style:style style:name="T642" style:parent-style-name="DefaultParagraphFont" style:family="text">
      <style:text-properties style:font-name="Aptos" style:font-name-asian="Aptos" style:font-name-complex="Aptos" fo:font-weight="bold" style:font-weight-asian="bold" style:font-weight-complex="bold" fo:color="#000000"/>
    </style:style>
    <style:style style:name="T643" style:parent-style-name="DefaultParagraphFont" style:family="text">
      <style:text-properties style:font-name="Aptos" style:font-name-asian="Aptos" style:font-name-complex="Aptos" fo:color="#000000"/>
    </style:style>
    <style:style style:name="P644" style:parent-style-name="Normal" style:family="paragraph">
      <style:text-properties style:font-name="Aptos" style:font-name-asian="Aptos" style:font-name-complex="Aptos"/>
    </style:style>
    <style:style style:name="P645" style:parent-style-name="Heading3" style:family="paragraph">
      <style:paragraph-properties fo:margin-top="0.1951in" fo:margin-bottom="0.1951in"/>
    </style:style>
    <style:style style:name="T646" style:parent-style-name="DefaultParagraphFont" style:family="text">
      <style:text-properties style:font-name="Aptos" style:font-name-asian="Aptos" style:font-name-complex="Aptos" fo:font-weight="bold" style:font-weight-asian="bold" style:font-weight-complex="bold" fo:color="#000000"/>
    </style:style>
    <style:style style:name="P647" style:parent-style-name="Normal" style:family="paragraph">
      <style:text-properties style:font-name="Aptos" style:font-name-asian="Aptos" style:font-name-complex="Aptos"/>
    </style:style>
    <style:style style:name="P648" style:parent-style-name="Heading4" style:family="paragraph">
      <style:paragraph-properties fo:margin-top="0.2215in" fo:margin-bottom="0.2215in"/>
    </style:style>
    <style:style style:name="T649" style:parent-style-name="DefaultParagraphFont" style:family="text">
      <style:text-properties style:font-name="Aptos" style:font-name-asian="Aptos" style:font-name-complex="Aptos" fo:font-weight="bold" style:font-weight-asian="bold" style:font-weight-complex="bold" fo:color="#000000"/>
    </style:style>
    <style:style style:name="P650" style:parent-style-name="Normal" style:family="paragraph">
      <style:paragraph-properties fo:margin-top="0.1666in" fo:margin-bottom="0.1666in"/>
      <style:text-properties style:font-name="Aptos" style:font-name-asian="Aptos" style:font-name-complex="Aptos" fo:color="#000000"/>
    </style:style>
    <style:style style:name="P651" style:parent-style-name="Normal" style:family="paragraph">
      <style:paragraph-properties fo:margin-bottom="0in"/>
    </style:style>
    <style:style style:name="T652" style:parent-style-name="DefaultParagraphFont" style:family="text">
      <style:text-properties style:font-name="Aptos" style:font-name-asian="Aptos" style:font-name-complex="Aptos" fo:color="#14181F"/>
    </style:style>
    <style:style style:name="T653" style:parent-style-name="DefaultParagraphFont" style:family="text">
      <style:text-properties style:font-name="Aptos" style:font-name-asian="Aptos" style:font-name-complex="Aptos" fo:color="#14181F"/>
    </style:style>
    <style:style style:name="T654" style:parent-style-name="DefaultParagraphFont" style:family="text">
      <style:text-properties style:font-name="Aptos" style:font-name-asian="Aptos" style:font-name-complex="Aptos" fo:color="#14181F"/>
    </style:style>
    <style:style style:name="T655" style:parent-style-name="DefaultParagraphFont" style:family="text">
      <style:text-properties style:font-name="Aptos" style:font-name-asian="Aptos" style:font-name-complex="Aptos" fo:color="#14181F"/>
    </style:style>
    <style:style style:name="T656" style:parent-style-name="DefaultParagraphFont" style:family="text">
      <style:text-properties style:font-name="Aptos" style:font-name-asian="Aptos" style:font-name-complex="Aptos" fo:color="#14181F"/>
    </style:style>
    <style:style style:name="T657" style:parent-style-name="DefaultParagraphFont" style:family="text">
      <style:text-properties style:font-name="Aptos" style:font-name-asian="Aptos" style:font-name-complex="Aptos" fo:color="#14181F"/>
    </style:style>
    <style:style style:name="T658" style:parent-style-name="DefaultParagraphFont" style:family="text">
      <style:text-properties style:font-name="Aptos" style:font-name-asian="Aptos" style:font-name-complex="Aptos" fo:color="#14181F"/>
    </style:style>
    <style:style style:name="T659" style:parent-style-name="DefaultParagraphFont" style:family="text">
      <style:text-properties style:font-name="Aptos" style:font-name-asian="Aptos" style:font-name-complex="Aptos" fo:color="#14181F"/>
    </style:style>
    <style:style style:name="T660" style:parent-style-name="DefaultParagraphFont" style:family="text">
      <style:text-properties style:font-name="Aptos" style:font-name-asian="Aptos" style:font-name-complex="Aptos" fo:color="#14181F"/>
    </style:style>
    <style:style style:name="T661" style:parent-style-name="DefaultParagraphFont" style:family="text">
      <style:text-properties style:font-name="Aptos" style:font-name-asian="Aptos" style:font-name-complex="Aptos" fo:color="#14181F"/>
    </style:style>
    <style:style style:name="T662" style:parent-style-name="DefaultParagraphFont" style:family="text">
      <style:text-properties style:font-name="Aptos" style:font-name-asian="Aptos" style:font-name-complex="Aptos" fo:color="#14181F"/>
    </style:style>
    <style:style style:name="T663" style:parent-style-name="DefaultParagraphFont" style:family="text">
      <style:text-properties style:font-name="Aptos" style:font-name-asian="Aptos" style:font-name-complex="Aptos" fo:color="#14181F"/>
    </style:style>
    <style:style style:name="T664" style:parent-style-name="DefaultParagraphFont" style:family="text">
      <style:text-properties style:font-name="Aptos" style:font-name-asian="Aptos" style:font-name-complex="Aptos" fo:color="#14181F"/>
    </style:style>
    <style:style style:name="T665" style:parent-style-name="DefaultParagraphFont" style:family="text">
      <style:text-properties style:font-name="Aptos" style:font-name-asian="Aptos" style:font-name-complex="Aptos" fo:color="#14181F"/>
    </style:style>
    <style:style style:name="T666" style:parent-style-name="DefaultParagraphFont" style:family="text">
      <style:text-properties style:font-name="Aptos" style:font-name-asian="Aptos" style:font-name-complex="Aptos" fo:color="#14181F"/>
    </style:style>
    <style:style style:name="T667" style:parent-style-name="DefaultParagraphFont" style:family="text">
      <style:text-properties style:font-name="Aptos" style:font-name-asian="Aptos" style:font-name-complex="Aptos" fo:color="#14181F"/>
    </style:style>
    <style:style style:name="T668" style:parent-style-name="DefaultParagraphFont" style:family="text">
      <style:text-properties style:font-name="Aptos" style:font-name-asian="Aptos" style:font-name-complex="Aptos" fo:color="#14181F"/>
    </style:style>
    <style:style style:name="T669" style:parent-style-name="DefaultParagraphFont" style:family="text">
      <style:text-properties style:font-name="Aptos" style:font-name-asian="Aptos" style:font-name-complex="Aptos" fo:color="#14181F"/>
    </style:style>
    <style:style style:name="T670" style:parent-style-name="DefaultParagraphFont" style:family="text">
      <style:text-properties style:font-name="Aptos" style:font-name-asian="Aptos" style:font-name-complex="Aptos" fo:color="#14181F"/>
    </style:style>
    <style:style style:name="T671" style:parent-style-name="DefaultParagraphFont" style:family="text">
      <style:text-properties style:font-name="Aptos" style:font-name-asian="Aptos" style:font-name-complex="Aptos" fo:color="#14181F"/>
    </style:style>
    <style:style style:name="T672" style:parent-style-name="DefaultParagraphFont" style:family="text">
      <style:text-properties style:font-name="Aptos" style:font-name-asian="Aptos" style:font-name-complex="Aptos" fo:color="#14181F"/>
    </style:style>
    <style:style style:name="T673" style:parent-style-name="DefaultParagraphFont" style:family="text">
      <style:text-properties style:font-name="Aptos" style:font-name-asian="Aptos" style:font-name-complex="Aptos" fo:color="#14181F"/>
    </style:style>
    <style:style style:name="T674" style:parent-style-name="DefaultParagraphFont" style:family="text">
      <style:text-properties style:font-name="Aptos" style:font-name-asian="Aptos" style:font-name-complex="Aptos" fo:color="#14181F"/>
    </style:style>
    <style:style style:name="T675" style:parent-style-name="DefaultParagraphFont" style:family="text">
      <style:text-properties style:font-name="Aptos" style:font-name-asian="Aptos" style:font-name-complex="Aptos" fo:color="#14181F"/>
    </style:style>
    <style:style style:name="T676" style:parent-style-name="DefaultParagraphFont" style:family="text">
      <style:text-properties style:font-name="Aptos" style:font-name-asian="Aptos" style:font-name-complex="Aptos" fo:color="#14181F"/>
    </style:style>
    <style:style style:name="T677" style:parent-style-name="DefaultParagraphFont" style:family="text">
      <style:text-properties style:font-name="Aptos" style:font-name-asian="Aptos" style:font-name-complex="Aptos" fo:color="#14181F"/>
    </style:style>
    <style:style style:name="T678" style:parent-style-name="DefaultParagraphFont" style:family="text">
      <style:text-properties style:font-name="Aptos" style:font-name-asian="Aptos" style:font-name-complex="Aptos" fo:color="#14181F"/>
    </style:style>
    <style:style style:name="T679" style:parent-style-name="DefaultParagraphFont" style:family="text">
      <style:text-properties style:font-name="Aptos" style:font-name-asian="Aptos" style:font-name-complex="Aptos" fo:color="#14181F"/>
    </style:style>
    <style:style style:name="T680" style:parent-style-name="DefaultParagraphFont" style:family="text">
      <style:text-properties style:font-name="Aptos" style:font-name-asian="Aptos" style:font-name-complex="Aptos" fo:color="#14181F"/>
    </style:style>
    <style:style style:name="T681" style:parent-style-name="DefaultParagraphFont" style:family="text">
      <style:text-properties style:font-name="Aptos" style:font-name-asian="Aptos" style:font-name-complex="Aptos" fo:color="#14181F"/>
    </style:style>
    <style:style style:name="T682" style:parent-style-name="DefaultParagraphFont" style:family="text">
      <style:text-properties style:font-name="Aptos" style:font-name-asian="Aptos" style:font-name-complex="Aptos" fo:color="#14181F"/>
    </style:style>
    <style:style style:name="T683" style:parent-style-name="DefaultParagraphFont" style:family="text">
      <style:text-properties style:font-name="Aptos" style:font-name-asian="Aptos" style:font-name-complex="Aptos" fo:color="#14181F"/>
    </style:style>
    <style:style style:name="T684" style:parent-style-name="DefaultParagraphFont" style:family="text">
      <style:text-properties style:font-name="Aptos" style:font-name-asian="Aptos" style:font-name-complex="Aptos" fo:color="#14181F"/>
    </style:style>
    <style:style style:name="T685" style:parent-style-name="DefaultParagraphFont" style:family="text">
      <style:text-properties style:font-name="Aptos" style:font-name-asian="Aptos" style:font-name-complex="Aptos" fo:color="#14181F"/>
    </style:style>
    <style:style style:name="T686" style:parent-style-name="DefaultParagraphFont" style:family="text">
      <style:text-properties style:font-name="Aptos" style:font-name-asian="Aptos" style:font-name-complex="Aptos" fo:color="#14181F"/>
    </style:style>
    <style:style style:name="T687" style:parent-style-name="DefaultParagraphFont" style:family="text">
      <style:text-properties style:font-name="Aptos" style:font-name-asian="Aptos" style:font-name-complex="Aptos" fo:color="#14181F"/>
    </style:style>
    <style:style style:name="T688" style:parent-style-name="DefaultParagraphFont" style:family="text">
      <style:text-properties style:font-name="Aptos" style:font-name-asian="Aptos" style:font-name-complex="Aptos" fo:color="#14181F"/>
    </style:style>
    <style:style style:name="T689" style:parent-style-name="DefaultParagraphFont" style:family="text">
      <style:text-properties style:font-name="Aptos" style:font-name-asian="Aptos" style:font-name-complex="Aptos" fo:color="#14181F"/>
    </style:style>
    <style:style style:name="T690" style:parent-style-name="DefaultParagraphFont" style:family="text">
      <style:text-properties style:font-name="Aptos" style:font-name-asian="Aptos" style:font-name-complex="Aptos" fo:color="#14181F"/>
    </style:style>
    <style:style style:name="P691" style:parent-style-name="Normal" style:family="paragraph">
      <style:paragraph-properties fo:margin-top="0.1666in" fo:margin-bottom="0.1666in"/>
    </style:style>
    <style:style style:name="T692" style:parent-style-name="DefaultParagraphFont" style:family="text">
      <style:text-properties style:font-name="Aptos" style:font-name-asian="Aptos" style:font-name-complex="Aptos" fo:font-weight="bold" style:font-weight-asian="bold" style:font-weight-complex="bold" fo:color="#000000"/>
    </style:style>
    <style:style style:name="P693" style:parent-style-name="Normal" style:family="paragraph">
      <style:paragraph-properties fo:margin-bottom="0in"/>
    </style:style>
    <style:style style:name="T694" style:parent-style-name="DefaultParagraphFont" style:family="text">
      <style:text-properties style:font-name="Aptos" style:font-name-asian="Aptos" style:font-name-complex="Aptos" fo:color="#14181F"/>
    </style:style>
    <style:style style:name="T695" style:parent-style-name="DefaultParagraphFont" style:family="text">
      <style:text-properties style:font-name="Aptos" style:font-name-asian="Aptos" style:font-name-complex="Aptos" fo:color="#14181F"/>
    </style:style>
    <style:style style:name="T696" style:parent-style-name="DefaultParagraphFont" style:family="text">
      <style:text-properties style:font-name="Aptos" style:font-name-asian="Aptos" style:font-name-complex="Aptos" fo:color="#14181F"/>
    </style:style>
    <style:style style:name="P697" style:parent-style-name="Normal" style:family="paragraph">
      <style:paragraph-properties fo:margin-top="0.1666in" fo:margin-bottom="0.1666in"/>
    </style:style>
    <style:style style:name="T698" style:parent-style-name="DefaultParagraphFont" style:family="text">
      <style:text-properties style:font-name="Aptos" style:font-name-asian="Aptos" style:font-name-complex="Aptos" fo:font-weight="bold" style:font-weight-asian="bold" style:font-weight-complex="bold" fo:color="#000000"/>
    </style:style>
    <style:style style:name="P699" style:parent-style-name="Normal" style:family="paragraph">
      <style:paragraph-properties fo:margin-bottom="0in"/>
    </style:style>
    <style:style style:name="T700" style:parent-style-name="DefaultParagraphFont" style:family="text">
      <style:text-properties style:font-name="Aptos" style:font-name-asian="Aptos" style:font-name-complex="Aptos" fo:color="#14181F"/>
    </style:style>
    <style:style style:name="T701" style:parent-style-name="DefaultParagraphFont" style:family="text">
      <style:text-properties style:font-name="Aptos" style:font-name-asian="Aptos" style:font-name-complex="Aptos" fo:color="#14181F"/>
    </style:style>
    <style:style style:name="T702" style:parent-style-name="DefaultParagraphFont" style:family="text">
      <style:text-properties style:font-name="Aptos" style:font-name-asian="Aptos" style:font-name-complex="Aptos" fo:color="#14181F"/>
    </style:style>
    <style:style style:name="P703" style:parent-style-name="Normal" style:family="paragraph">
      <style:text-properties style:font-name="Aptos" style:font-name-asian="Aptos" style:font-name-complex="Aptos"/>
    </style:style>
    <style:style style:name="P704" style:parent-style-name="Heading4" style:family="paragraph">
      <style:paragraph-properties fo:margin-top="0.2215in" fo:margin-bottom="0.2215in"/>
    </style:style>
    <style:style style:name="T705" style:parent-style-name="DefaultParagraphFont" style:family="text">
      <style:text-properties style:font-name="Aptos" style:font-name-asian="Aptos" style:font-name-complex="Aptos" fo:font-weight="bold" style:font-weight-asian="bold" style:font-weight-complex="bold" fo:color="#000000"/>
    </style:style>
    <style:style style:name="P706" style:parent-style-name="Normal" style:family="paragraph">
      <style:paragraph-properties fo:margin-top="0.1666in" fo:margin-bottom="0.1666in"/>
      <style:text-properties style:font-name="Aptos" style:font-name-asian="Aptos" style:font-name-complex="Aptos" fo:color="#000000"/>
    </style:style>
    <style:style style:name="P707" style:parent-style-name="Normal" style:family="paragraph">
      <style:text-properties style:font-name="Aptos" style:font-name-asian="Aptos" style:font-name-complex="Aptos"/>
    </style:style>
    <style:style style:name="P708" style:parent-style-name="Normal" style:family="paragraph">
      <style:paragraph-properties fo:margin-top="0.1666in" fo:margin-bottom="0.1666in"/>
    </style:style>
    <style:style style:name="T709" style:parent-style-name="DefaultParagraphFont" style:family="text">
      <style:text-properties style:font-name="Aptos" style:font-name-asian="Aptos" style:font-name-complex="Aptos" fo:font-weight="bold" style:font-weight-asian="bold" style:font-weight-complex="bold" fo:color="#000000"/>
    </style:style>
    <style:style style:name="P710" style:parent-style-name="Normal" style:family="paragraph">
      <style:paragraph-properties fo:margin-top="0.1666in" fo:margin-bottom="0.1666in"/>
      <style:text-properties style:font-name="Aptos" style:font-name-asian="Aptos" style:font-name-complex="Aptos" fo:color="#000000"/>
    </style:style>
    <style:style style:name="P711" style:parent-style-name="Normal" style:family="paragraph">
      <style:paragraph-properties fo:margin-top="0.1666in" fo:margin-bottom="0.1666in"/>
      <style:text-properties style:font-name="Aptos" style:font-name-asian="Aptos" style:font-name-complex="Aptos" fo:color="#000000"/>
    </style:style>
    <style:style style:name="P712" style:parent-style-name="Normal" style:family="paragraph">
      <style:paragraph-properties fo:margin-top="0.1666in" fo:margin-bottom="0.1666in"/>
    </style:style>
    <style:style style:name="T713" style:parent-style-name="DefaultParagraphFont" style:family="text">
      <style:text-properties style:font-name="Aptos" style:font-name-asian="Aptos" style:font-name-complex="Aptos" fo:color="#000000"/>
    </style:style>
    <style:style style:name="T714" style:parent-style-name="Hyperlink" style:family="text">
      <style:text-properties style:font-name="Aptos" style:font-name-asian="Aptos" style:font-name-complex="Aptos"/>
    </style:style>
    <style:style style:name="T715" style:parent-style-name="DefaultParagraphFont" style:family="text">
      <style:text-properties style:font-name="Aptos" style:font-name-asian="Aptos" style:font-name-complex="Aptos" fo:color="#000000"/>
    </style:style>
    <style:style style:name="T716" style:parent-style-name="Hyperlink" style:family="text">
      <style:text-properties style:font-name="Aptos" style:font-name-asian="Aptos" style:font-name-complex="Aptos"/>
    </style:style>
    <style:style style:name="T717" style:parent-style-name="DefaultParagraphFont" style:family="text">
      <style:text-properties style:font-name="Aptos" style:font-name-asian="Aptos" style:font-name-complex="Aptos" fo:color="#000000"/>
    </style:style>
    <style:style style:name="P718" style:parent-style-name="Normal" style:family="paragraph">
      <style:paragraph-properties fo:margin-top="0.1666in" fo:margin-bottom="0.1666in"/>
      <style:text-properties style:font-name="Aptos" style:font-name-asian="Aptos" style:font-name-complex="Aptos" fo:color="#000000"/>
    </style:style>
    <style:style style:name="P719" style:parent-style-name="Normal" style:family="paragraph">
      <style:paragraph-properties fo:margin-top="0.1666in" fo:margin-bottom="0.1666in"/>
      <style:text-properties style:font-name="Aptos" style:font-name-asian="Aptos" style:font-name-complex="Aptos" fo:color="#000000"/>
    </style:style>
    <style:style style:name="P720" style:parent-style-name="Normal" style:family="paragraph">
      <style:paragraph-properties fo:margin-top="0.1666in" fo:margin-bottom="0.1666in"/>
      <style:text-properties style:font-name="Aptos" style:font-name-asian="Aptos" style:font-name-complex="Aptos" fo:color="#000000"/>
    </style:style>
    <style:style style:name="P721" style:parent-style-name="Normal" style:family="paragraph">
      <style:paragraph-properties fo:margin-top="0.1666in" fo:margin-bottom="0.1666in"/>
      <style:text-properties style:font-name="Aptos" style:font-name-asian="Aptos" style:font-name-complex="Aptos" fo:color="#000000"/>
    </style:style>
    <style:style style:name="P722" style:parent-style-name="Normal" style:family="paragraph">
      <style:paragraph-properties fo:margin-top="0.1666in" fo:margin-bottom="0.1666in"/>
      <style:text-properties style:font-name="Aptos" style:font-name-asian="Aptos" style:font-name-complex="Aptos" fo:color="#000000"/>
    </style:style>
    <style:style style:name="P723" style:parent-style-name="Normal" style:family="paragraph">
      <style:paragraph-properties fo:margin-top="0.1666in" fo:margin-bottom="0.1666in"/>
      <style:text-properties style:font-name="Aptos" style:font-name-asian="Aptos" style:font-name-complex="Aptos" fo:color="#000000"/>
    </style:style>
    <style:style style:name="P724" style:parent-style-name="Normal" style:family="paragraph">
      <style:paragraph-properties fo:margin-top="0.1666in" fo:margin-bottom="0.1666in"/>
      <style:text-properties style:font-name="Aptos" style:font-name-asian="Aptos" style:font-name-complex="Aptos" fo:color="#000000"/>
    </style:style>
    <style:style style:name="P725" style:parent-style-name="Normal" style:family="paragraph">
      <style:paragraph-properties fo:margin-top="0.1666in" fo:margin-bottom="0.1666in"/>
      <style:text-properties style:font-name="Aptos" style:font-name-asian="Aptos" style:font-name-complex="Aptos" fo:color="#000000"/>
    </style:style>
    <style:style style:name="P726" style:parent-style-name="Normal" style:family="paragraph">
      <style:paragraph-properties fo:margin-top="0.1666in" fo:margin-bottom="0.1666in"/>
      <style:text-properties style:font-name="Aptos" style:font-name-asian="Aptos" style:font-name-complex="Aptos" fo:color="#000000"/>
    </style:style>
    <style:style style:name="P727" style:parent-style-name="Normal" style:family="paragraph">
      <style:paragraph-properties fo:margin-top="0.1666in" fo:margin-bottom="0.1666in"/>
      <style:text-properties style:font-name="Aptos" style:font-name-asian="Aptos" style:font-name-complex="Aptos" fo:color="#000000"/>
    </style:style>
    <style:style style:name="P728" style:parent-style-name="Normal" style:family="paragraph">
      <style:paragraph-properties fo:margin-top="0.1666in" fo:margin-bottom="0.1666in"/>
      <style:text-properties style:font-name="Aptos" style:font-name-asian="Aptos" style:font-name-complex="Aptos" fo:color="#000000"/>
    </style:style>
    <style:style style:name="P729" style:parent-style-name="Normal" style:family="paragraph">
      <style:paragraph-properties fo:margin-top="0.1666in" fo:margin-bottom="0.1666in"/>
      <style:text-properties style:font-name="Aptos" style:font-name-asian="Aptos" style:font-name-complex="Aptos" fo:color="#000000"/>
    </style:style>
    <style:style style:name="P730" style:parent-style-name="Normal" style:family="paragraph">
      <style:paragraph-properties fo:margin-top="0.1666in" fo:margin-bottom="0.1666in"/>
      <style:text-properties style:font-name="Aptos" style:font-name-asian="Aptos" style:font-name-complex="Aptos" fo:color="#000000"/>
    </style:style>
    <style:style style:name="P731" style:parent-style-name="Normal" style:family="paragraph">
      <style:paragraph-properties fo:margin-top="0.1666in" fo:margin-bottom="0.1666in"/>
      <style:text-properties style:font-name="Aptos" style:font-name-asian="Aptos" style:font-name-complex="Aptos" fo:color="#000000"/>
    </style:style>
    <style:style style:name="P732" style:parent-style-name="ListParagraph" style:family="paragraph">
      <style:paragraph-properties fo:margin-bottom="0in"/>
      <style:text-properties style:font-name="Aptos" style:font-name-asian="Aptos" style:font-name-complex="Aptos" fo:color="#000000"/>
    </style:style>
    <style:style style:name="P733" style:parent-style-name="ListParagraph" style:family="paragraph">
      <style:paragraph-properties fo:margin-bottom="0in"/>
      <style:text-properties style:font-name="Aptos" style:font-name-asian="Aptos" style:font-name-complex="Aptos" fo:color="#000000"/>
    </style:style>
    <style:style style:name="P734" style:parent-style-name="ListParagraph" style:family="paragraph">
      <style:paragraph-properties fo:margin-bottom="0in"/>
      <style:text-properties style:font-name="Aptos" style:font-name-asian="Aptos" style:font-name-complex="Aptos" fo:color="#000000"/>
    </style:style>
    <style:style style:name="P735" style:parent-style-name="ListParagraph" style:family="paragraph">
      <style:paragraph-properties fo:margin-bottom="0in"/>
      <style:text-properties style:font-name="Aptos" style:font-name-asian="Aptos" style:font-name-complex="Aptos" fo:color="#000000"/>
    </style:style>
    <style:style style:name="P736" style:parent-style-name="Normal" style:family="paragraph">
      <style:text-properties style:font-name="Aptos" style:font-name-asian="Aptos" style:font-name-complex="Aptos"/>
    </style:style>
    <style:style style:name="P737" style:parent-style-name="Normal" style:family="paragraph">
      <style:paragraph-properties fo:margin-top="0.1666in" fo:margin-bottom="0.1666in"/>
    </style:style>
    <style:style style:name="T738" style:parent-style-name="DefaultParagraphFont" style:family="text">
      <style:text-properties style:font-name="Aptos" style:font-name-asian="Aptos" style:font-name-complex="Aptos" fo:font-weight="bold" style:font-weight-asian="bold" style:font-weight-complex="bold" fo:color="#000000"/>
    </style:style>
    <style:style style:name="P739" style:parent-style-name="Normal" style:family="paragraph">
      <style:paragraph-properties fo:margin-top="0.1666in" fo:margin-bottom="0.1666in"/>
      <style:text-properties style:font-name="Aptos" style:font-name-asian="Aptos" style:font-name-complex="Aptos" fo:color="#000000"/>
    </style:style>
    <style:style style:name="P740" style:parent-style-name="Normal" style:family="paragraph">
      <style:paragraph-properties fo:margin-top="0.1666in" fo:margin-bottom="0.1666in"/>
      <style:text-properties style:font-name="Aptos" style:font-name-asian="Aptos" style:font-name-complex="Aptos" fo:color="#000000"/>
    </style:style>
    <style:style style:name="P741" style:parent-style-name="Normal" style:family="paragraph">
      <style:paragraph-properties fo:margin-top="0.1666in" fo:margin-bottom="0.1666in"/>
    </style:style>
    <style:style style:name="T742" style:parent-style-name="DefaultParagraphFont" style:family="text">
      <style:text-properties style:font-name="Aptos" style:font-name-asian="Aptos" style:font-name-complex="Aptos" fo:color="#000000"/>
    </style:style>
    <style:style style:name="T743" style:parent-style-name="Hyperlink" style:family="text">
      <style:text-properties style:font-name="Aptos" style:font-name-asian="Aptos" style:font-name-complex="Aptos"/>
    </style:style>
    <style:style style:name="T744" style:parent-style-name="DefaultParagraphFont" style:family="text">
      <style:text-properties style:font-name="Aptos" style:font-name-asian="Aptos" style:font-name-complex="Aptos" fo:color="#000000"/>
    </style:style>
    <style:style style:name="P745" style:parent-style-name="Normal" style:family="paragraph">
      <style:paragraph-properties fo:margin-top="0.1666in" fo:margin-bottom="0.1666in"/>
      <style:text-properties style:font-name="Aptos" style:font-name-asian="Aptos" style:font-name-complex="Aptos" fo:color="#000000"/>
    </style:style>
    <style:style style:name="P746" style:parent-style-name="Normal" style:family="paragraph">
      <style:paragraph-properties fo:margin-top="0.1666in" fo:margin-bottom="0.1666in"/>
      <style:text-properties style:font-name="Aptos" style:font-name-asian="Aptos" style:font-name-complex="Aptos" fo:color="#000000"/>
    </style:style>
    <style:style style:name="P747" style:parent-style-name="Normal" style:family="paragraph">
      <style:paragraph-properties fo:margin-top="0.1666in" fo:margin-bottom="0.1666in"/>
      <style:text-properties style:font-name="Aptos" style:font-name-asian="Aptos" style:font-name-complex="Aptos" fo:color="#000000"/>
    </style:style>
    <style:style style:name="P748" style:parent-style-name="Normal" style:family="paragraph">
      <style:paragraph-properties fo:margin-top="0.1666in" fo:margin-bottom="0.1666in"/>
      <style:text-properties style:font-name="Aptos" style:font-name-asian="Aptos" style:font-name-complex="Aptos" fo:color="#000000"/>
    </style:style>
    <style:style style:name="P749" style:parent-style-name="Normal" style:family="paragraph">
      <style:paragraph-properties fo:margin-top="0.1666in" fo:margin-bottom="0.1666in"/>
      <style:text-properties style:font-name="Aptos" style:font-name-asian="Aptos" style:font-name-complex="Aptos" fo:color="#000000"/>
    </style:style>
    <style:style style:name="P750" style:parent-style-name="Normal" style:family="paragraph">
      <style:paragraph-properties fo:margin-top="0.1666in" fo:margin-bottom="0.1666in"/>
      <style:text-properties style:font-name="Aptos" style:font-name-asian="Aptos" style:font-name-complex="Aptos" fo:color="#000000"/>
    </style:style>
    <style:style style:name="P751" style:parent-style-name="Normal" style:family="paragraph">
      <style:paragraph-properties fo:margin-top="0.1666in" fo:margin-bottom="0.1666in"/>
      <style:text-properties style:font-name="Aptos" style:font-name-asian="Aptos" style:font-name-complex="Aptos" fo:color="#000000"/>
    </style:style>
    <style:style style:name="P752" style:parent-style-name="Normal" style:family="paragraph">
      <style:paragraph-properties fo:margin-top="0.1666in" fo:margin-bottom="0.1666in"/>
      <style:text-properties style:font-name="Aptos" style:font-name-asian="Aptos" style:font-name-complex="Aptos" fo:color="#000000"/>
    </style:style>
    <style:style style:name="P753" style:parent-style-name="Normal" style:family="paragraph">
      <style:paragraph-properties fo:margin-top="0.1666in" fo:margin-bottom="0.1666in"/>
      <style:text-properties style:font-name="Aptos" style:font-name-asian="Aptos" style:font-name-complex="Aptos" fo:color="#000000"/>
    </style:style>
    <style:style style:name="P754" style:parent-style-name="Normal" style:family="paragraph">
      <style:paragraph-properties fo:margin-top="0.1666in" fo:margin-bottom="0.1666in"/>
      <style:text-properties style:font-name="Aptos" style:font-name-asian="Aptos" style:font-name-complex="Aptos" fo:color="#000000"/>
    </style:style>
    <style:style style:name="P755" style:parent-style-name="Normal" style:family="paragraph">
      <style:paragraph-properties fo:margin-top="0.1666in" fo:margin-bottom="0.1666in"/>
      <style:text-properties style:font-name="Aptos" style:font-name-asian="Aptos" style:font-name-complex="Aptos" fo:color="#000000"/>
    </style:style>
    <style:style style:name="P756" style:parent-style-name="Normal" style:family="paragraph">
      <style:paragraph-properties fo:margin-top="0.1666in" fo:margin-bottom="0.1666in"/>
      <style:text-properties style:font-name="Aptos" style:font-name-asian="Aptos" style:font-name-complex="Aptos" fo:color="#000000"/>
    </style:style>
    <style:style style:name="P757" style:parent-style-name="Normal" style:family="paragraph">
      <style:paragraph-properties fo:margin-top="0.1666in" fo:margin-bottom="0.1666in"/>
      <style:text-properties style:font-name="Aptos" style:font-name-asian="Aptos" style:font-name-complex="Aptos" fo:color="#000000"/>
    </style:style>
    <style:style style:name="P758" style:parent-style-name="Normal" style:family="paragraph">
      <style:text-properties style:font-name="Aptos" style:font-name-asian="Aptos" style:font-name-complex="Aptos"/>
    </style:style>
    <style:style style:name="P759" style:parent-style-name="Normal" style:family="paragraph">
      <style:paragraph-properties fo:margin-top="0.1666in" fo:margin-bottom="0.1666in"/>
    </style:style>
    <style:style style:name="T760" style:parent-style-name="DefaultParagraphFont" style:family="text">
      <style:text-properties style:font-name="Aptos" style:font-name-asian="Aptos" style:font-name-complex="Aptos" fo:font-weight="bold" style:font-weight-asian="bold" style:font-weight-complex="bold" fo:color="#000000"/>
    </style:style>
    <style:style style:name="P761" style:parent-style-name="Normal" style:family="paragraph">
      <style:paragraph-properties fo:margin-top="0.1666in" fo:margin-bottom="0.1666in"/>
      <style:text-properties style:font-name="Aptos" style:font-name-asian="Aptos" style:font-name-complex="Aptos" fo:color="#000000"/>
    </style:style>
    <style:style style:name="P762" style:parent-style-name="Normal" style:family="paragraph">
      <style:paragraph-properties fo:margin-top="0.1666in" fo:margin-bottom="0.1666in"/>
    </style:style>
    <style:style style:name="T763" style:parent-style-name="DefaultParagraphFont" style:family="text">
      <style:text-properties style:font-name="Aptos" style:font-name-asian="Aptos" style:font-name-complex="Aptos" fo:font-weight="bold" style:font-weight-asian="bold" style:font-weight-complex="bold" fo:color="#000000"/>
    </style:style>
    <style:style style:name="P764" style:parent-style-name="Normal" style:family="paragraph">
      <style:paragraph-properties fo:margin-top="0.1666in" fo:margin-bottom="0.1666in"/>
      <style:text-properties style:font-name="Aptos" style:font-name-asian="Aptos" style:font-name-complex="Aptos" fo:color="#000000"/>
    </style:style>
    <style:style style:name="P765" style:parent-style-name="Normal" style:family="paragraph">
      <style:paragraph-properties fo:margin-top="0.1666in" fo:margin-bottom="0.1666in"/>
      <style:text-properties style:font-name="Aptos" style:font-name-asian="Aptos" style:font-name-complex="Aptos" fo:color="#000000"/>
    </style:style>
    <style:style style:name="P766" style:parent-style-name="Normal" style:family="paragraph">
      <style:paragraph-properties fo:margin-top="0.1666in" fo:margin-bottom="0.1666in"/>
      <style:text-properties style:font-name="Aptos" style:font-name-asian="Aptos" style:font-name-complex="Aptos" fo:color="#000000"/>
    </style:style>
    <style:style style:name="P767" style:parent-style-name="Normal" style:family="paragraph">
      <style:paragraph-properties fo:margin-top="0.1666in" fo:margin-bottom="0.1666in"/>
      <style:text-properties style:font-name="Aptos" style:font-name-asian="Aptos" style:font-name-complex="Aptos" fo:color="#000000"/>
    </style:style>
    <style:style style:name="P768" style:parent-style-name="Normal" style:family="paragraph">
      <style:paragraph-properties fo:margin-top="0.1666in" fo:margin-bottom="0.1666in"/>
      <style:text-properties style:font-name="Aptos" style:font-name-asian="Aptos" style:font-name-complex="Aptos" fo:color="#000000"/>
    </style:style>
    <style:style style:name="P769" style:parent-style-name="Normal" style:family="paragraph">
      <style:paragraph-properties fo:margin-top="0.1666in" fo:margin-bottom="0.1666in"/>
      <style:text-properties style:font-name="Aptos" style:font-name-asian="Aptos" style:font-name-complex="Aptos" fo:color="#000000"/>
    </style:style>
    <style:style style:name="P770" style:parent-style-name="Normal" style:family="paragraph">
      <style:paragraph-properties fo:margin-top="0.1666in" fo:margin-bottom="0.1666in"/>
      <style:text-properties style:font-name="Aptos" style:font-name-asian="Aptos" style:font-name-complex="Aptos" fo:color="#000000"/>
    </style:style>
    <style:style style:name="P771" style:parent-style-name="Normal" style:family="paragraph">
      <style:paragraph-properties fo:margin-top="0.1666in" fo:margin-bottom="0.1666in"/>
      <style:text-properties style:font-name="Aptos" style:font-name-asian="Aptos" style:font-name-complex="Aptos" fo:color="#000000"/>
    </style:style>
    <style:style style:name="P772" style:parent-style-name="Normal" style:family="paragraph">
      <style:paragraph-properties fo:margin-top="0.1666in" fo:margin-bottom="0.1666in"/>
      <style:text-properties style:font-name="Aptos" style:font-name-asian="Aptos" style:font-name-complex="Aptos" fo:color="#000000"/>
    </style:style>
    <style:style style:name="P773" style:parent-style-name="Normal" style:family="paragraph">
      <style:paragraph-properties fo:margin-top="0.1666in" fo:margin-bottom="0.1666in"/>
      <style:text-properties style:font-name="Aptos" style:font-name-asian="Aptos" style:font-name-complex="Aptos" fo:color="#000000"/>
    </style:style>
    <style:style style:name="P774" style:parent-style-name="Normal" style:family="paragraph">
      <style:paragraph-properties fo:margin-top="0.1666in" fo:margin-bottom="0.1666in"/>
      <style:text-properties style:font-name="Aptos" style:font-name-asian="Aptos" style:font-name-complex="Aptos" fo:color="#000000"/>
    </style:style>
    <style:style style:name="P775" style:parent-style-name="Normal" style:family="paragraph">
      <style:paragraph-properties fo:margin-top="0.1666in" fo:margin-bottom="0.1666in"/>
      <style:text-properties style:font-name="Aptos" style:font-name-asian="Aptos" style:font-name-complex="Aptos" fo:color="#000000"/>
    </style:style>
    <style:style style:name="P776" style:parent-style-name="Normal" style:family="paragraph">
      <style:paragraph-properties fo:margin-top="0.1666in" fo:margin-bottom="0.1666in"/>
      <style:text-properties style:font-name="Aptos" style:font-name-asian="Aptos" style:font-name-complex="Aptos" fo:color="#000000"/>
    </style:style>
    <style:style style:name="P777" style:parent-style-name="Normal" style:family="paragraph">
      <style:paragraph-properties fo:margin-top="0.1666in" fo:margin-bottom="0.1666in"/>
      <style:text-properties style:font-name="Aptos" style:font-name-asian="Aptos" style:font-name-complex="Aptos" fo:color="#000000"/>
    </style:style>
    <style:style style:name="P778" style:parent-style-name="Normal" style:family="paragraph">
      <style:paragraph-properties fo:margin-top="0.1666in" fo:margin-bottom="0.1666in"/>
      <style:text-properties style:font-name="Aptos" style:font-name-asian="Aptos" style:font-name-complex="Aptos" fo:color="#000000"/>
    </style:style>
    <style:style style:name="P779" style:parent-style-name="Normal" style:family="paragraph">
      <style:paragraph-properties fo:margin-top="0.1666in" fo:margin-bottom="0.1666in"/>
      <style:text-properties style:font-name="Aptos" style:font-name-asian="Aptos" style:font-name-complex="Aptos" fo:color="#000000"/>
    </style:style>
    <style:style style:name="P780" style:parent-style-name="Normal" style:family="paragraph">
      <style:paragraph-properties fo:margin-top="0.1666in" fo:margin-bottom="0.1666in"/>
    </style:style>
    <style:style style:name="T781" style:parent-style-name="DefaultParagraphFont" style:family="text">
      <style:text-properties style:font-name="Aptos" style:font-name-asian="Aptos" style:font-name-complex="Aptos" fo:font-weight="bold" style:font-weight-asian="bold" style:font-weight-complex="bold" fo:color="#000000"/>
    </style:style>
    <style:style style:name="P782" style:parent-style-name="Normal" style:family="paragraph">
      <style:paragraph-properties fo:margin-top="0.1666in" fo:margin-bottom="0.1666in"/>
      <style:text-properties style:font-name="Aptos" style:font-name-asian="Aptos" style:font-name-complex="Aptos" fo:color="#000000"/>
    </style:style>
    <style:style style:name="P783" style:parent-style-name="Normal" style:family="paragraph">
      <style:text-properties style:font-name="Aptos" style:font-name-asian="Aptos" style:font-name-complex="Aptos"/>
    </style:style>
    <style:style style:name="P784" style:parent-style-name="Heading4" style:family="paragraph">
      <style:paragraph-properties fo:margin-top="0.2215in" fo:margin-bottom="0.2215in"/>
    </style:style>
    <style:style style:name="T785" style:parent-style-name="DefaultParagraphFont" style:family="text">
      <style:text-properties style:font-name="Aptos" style:font-name-asian="Aptos" style:font-name-complex="Aptos" fo:font-weight="bold" style:font-weight-asian="bold" style:font-weight-complex="bold" fo:color="#000000"/>
    </style:style>
    <style:style style:name="P786" style:parent-style-name="Normal" style:family="paragraph">
      <style:paragraph-properties fo:margin-top="0.1666in" fo:margin-bottom="0.1666in"/>
      <style:text-properties style:font-name="Aptos" style:font-name-asian="Aptos" style:font-name-complex="Aptos" fo:color="#000000"/>
    </style:style>
    <style:style style:name="P787" style:parent-style-name="Normal" style:family="paragraph">
      <style:paragraph-properties fo:margin-top="0.1666in" fo:margin-bottom="0.1666in"/>
      <style:text-properties style:font-name="Aptos" style:font-name-asian="Aptos" style:font-name-complex="Aptos" fo:color="#000000"/>
    </style:style>
    <style:style style:name="P788" style:parent-style-name="Normal" style:family="paragraph">
      <style:paragraph-properties fo:margin-top="0.1666in" fo:margin-bottom="0.1666in"/>
      <style:text-properties style:font-name="Aptos" style:font-name-asian="Aptos" style:font-name-complex="Aptos" fo:color="#000000"/>
    </style:style>
    <style:style style:name="P789" style:parent-style-name="Normal" style:family="paragraph">
      <style:text-properties style:font-name="Aptos" style:font-name-asian="Aptos" style:font-name-complex="Aptos"/>
    </style:style>
    <style:style style:name="P790" style:parent-style-name="Heading3" style:family="paragraph">
      <style:paragraph-properties fo:margin-top="0.1951in" fo:margin-bottom="0.1951in"/>
    </style:style>
    <style:style style:name="T791" style:parent-style-name="DefaultParagraphFont" style:family="text">
      <style:text-properties style:font-name="Aptos" style:font-name-asian="Aptos" style:font-name-complex="Aptos" fo:font-weight="bold" style:font-weight-asian="bold" style:font-weight-complex="bold" fo:color="#000000"/>
    </style:style>
    <style:style style:name="P792" style:parent-style-name="Normal" style:family="paragraph">
      <style:paragraph-properties fo:margin-top="0.1666in" fo:margin-bottom="0.1666in"/>
      <style:text-properties style:font-name="Aptos" style:font-name-asian="Aptos" style:font-name-complex="Aptos" fo:color="#000000"/>
    </style:style>
    <style:style style:name="P793" style:parent-style-name="Normal" style:family="paragraph">
      <style:text-properties style:font-name="Aptos" style:font-name-asian="Aptos" style:font-name-complex="Aptos"/>
    </style:style>
    <style:style style:name="P794" style:parent-style-name="Heading4" style:family="paragraph">
      <style:paragraph-properties fo:margin-top="0.2215in" fo:margin-bottom="0.2215in"/>
    </style:style>
    <style:style style:name="T795" style:parent-style-name="DefaultParagraphFont" style:family="text">
      <style:text-properties style:font-name="Aptos" style:font-name-asian="Aptos" style:font-name-complex="Aptos" fo:font-weight="bold" style:font-weight-asian="bold" style:font-weight-complex="bold" fo:color="#000000"/>
    </style:style>
    <style:style style:name="P796" style:parent-style-name="Normal" style:family="paragraph">
      <style:paragraph-properties fo:margin-top="0.1666in" fo:margin-bottom="0.1666in"/>
      <style:text-properties style:font-name="Aptos" style:font-name-asian="Aptos" style:font-name-complex="Aptos" fo:color="#000000"/>
    </style:style>
    <style:style style:name="P797" style:parent-style-name="Normal" style:family="paragraph">
      <style:paragraph-properties fo:margin-top="0.1666in" fo:margin-bottom="0.1666in"/>
      <style:text-properties style:font-name="Aptos" style:font-name-asian="Aptos" style:font-name-complex="Aptos" fo:color="#000000"/>
    </style:style>
    <style:style style:name="P798" style:parent-style-name="Normal" style:family="paragraph">
      <style:text-properties style:font-name="Aptos" style:font-name-asian="Aptos" style:font-name-complex="Aptos"/>
    </style:style>
    <style:style style:name="P799" style:parent-style-name="Heading4" style:family="paragraph">
      <style:paragraph-properties fo:margin-top="0.2215in" fo:margin-bottom="0.2215in"/>
    </style:style>
    <style:style style:name="T800" style:parent-style-name="DefaultParagraphFont" style:family="text">
      <style:text-properties style:font-name="Aptos" style:font-name-asian="Aptos" style:font-name-complex="Aptos" fo:font-weight="bold" style:font-weight-asian="bold" style:font-weight-complex="bold" fo:color="#000000"/>
    </style:style>
    <style:style style:name="P801" style:parent-style-name="Normal" style:family="paragraph">
      <style:paragraph-properties fo:margin-top="0.1666in" fo:margin-bottom="0.1666in"/>
      <style:text-properties style:font-name="Aptos" style:font-name-asian="Aptos" style:font-name-complex="Aptos" fo:color="#000000"/>
    </style:style>
    <style:style style:name="P802" style:parent-style-name="Normal" style:family="paragraph">
      <style:paragraph-properties fo:margin-top="0.1666in" fo:margin-bottom="0.1666in"/>
    </style:style>
    <style:style style:name="T803" style:parent-style-name="DefaultParagraphFont" style:family="text">
      <style:text-properties style:font-name="Aptos" style:font-name-asian="Aptos" style:font-name-complex="Aptos" fo:font-weight="bold" style:font-weight-asian="bold" style:font-weight-complex="bold" fo:color="#000000"/>
    </style:style>
    <style:style style:name="P804" style:parent-style-name="Normal" style:family="paragraph">
      <style:paragraph-properties fo:margin-bottom="0in"/>
      <style:text-properties style:font-name="Aptos" style:font-name-asian="Aptos" style:font-name-complex="Aptos" fo:color="#14181F"/>
    </style:style>
    <style:style style:name="P805" style:parent-style-name="Normal" style:family="paragraph">
      <style:paragraph-properties fo:margin-top="0.1666in" fo:margin-bottom="0.1666in"/>
      <style:text-properties style:font-name="Aptos" style:font-name-asian="Aptos" style:font-name-complex="Aptos" fo:color="#000000"/>
    </style:style>
    <style:style style:name="P806" style:parent-style-name="Normal" style:family="paragraph">
      <style:paragraph-properties fo:margin-top="0.1666in" fo:margin-bottom="0.1666in"/>
    </style:style>
    <style:style style:name="T807" style:parent-style-name="DefaultParagraphFont" style:family="text">
      <style:text-properties style:font-name="Aptos" style:font-name-asian="Aptos" style:font-name-complex="Aptos" fo:font-weight="bold" style:font-weight-asian="bold" style:font-weight-complex="bold" fo:color="#000000"/>
    </style:style>
    <style:style style:name="P808" style:parent-style-name="Normal" style:family="paragraph">
      <style:paragraph-properties fo:margin-bottom="0in"/>
      <style:text-properties style:font-name="Aptos" style:font-name-asian="Aptos" style:font-name-complex="Aptos" fo:color="#14181F"/>
    </style:style>
    <style:style style:name="P809" style:parent-style-name="Normal" style:family="paragraph">
      <style:paragraph-properties fo:margin-top="0.1666in" fo:margin-bottom="0.1666in"/>
      <style:text-properties style:font-name="Aptos" style:font-name-asian="Aptos" style:font-name-complex="Aptos" fo:color="#000000"/>
    </style:style>
    <style:style style:name="P810" style:parent-style-name="Normal" style:family="paragraph">
      <style:paragraph-properties fo:margin-top="0.1666in" fo:margin-bottom="0.1666in"/>
    </style:style>
    <style:style style:name="T811" style:parent-style-name="DefaultParagraphFont" style:family="text">
      <style:text-properties style:font-name="Aptos" style:font-name-asian="Aptos" style:font-name-complex="Aptos" fo:font-weight="bold" style:font-weight-asian="bold" style:font-weight-complex="bold" fo:color="#000000"/>
    </style:style>
    <style:style style:name="P812" style:parent-style-name="Normal" style:family="paragraph">
      <style:paragraph-properties fo:margin-bottom="0in"/>
      <style:text-properties style:font-name="Aptos" style:font-name-asian="Aptos" style:font-name-complex="Aptos" fo:color="#14181F"/>
    </style:style>
    <style:style style:name="P813" style:parent-style-name="Normal" style:family="paragraph">
      <style:paragraph-properties fo:margin-top="0.1666in" fo:margin-bottom="0.1666in"/>
      <style:text-properties style:font-name="Aptos" style:font-name-asian="Aptos" style:font-name-complex="Aptos" fo:color="#000000"/>
    </style:style>
    <style:style style:name="P814" style:parent-style-name="Normal" style:family="paragraph">
      <style:text-properties style:font-name="Aptos" style:font-name-asian="Aptos" style:font-name-complex="Aptos"/>
    </style:style>
    <style:style style:name="P815" style:parent-style-name="Heading4" style:family="paragraph">
      <style:paragraph-properties fo:margin-top="0.2215in" fo:margin-bottom="0.2215in"/>
    </style:style>
    <style:style style:name="T816" style:parent-style-name="DefaultParagraphFont" style:family="text">
      <style:text-properties style:font-name="Aptos" style:font-name-asian="Aptos" style:font-name-complex="Aptos" fo:font-weight="bold" style:font-weight-asian="bold" style:font-weight-complex="bold" fo:color="#000000"/>
    </style:style>
    <style:style style:name="P817" style:parent-style-name="Normal" style:family="paragraph">
      <style:paragraph-properties fo:margin-top="0.1666in" fo:margin-bottom="0.1666in"/>
      <style:text-properties style:font-name="Aptos" style:font-name-asian="Aptos" style:font-name-complex="Aptos" fo:color="#000000"/>
    </style:style>
    <style:style style:name="P818" style:parent-style-name="Normal" style:family="paragraph">
      <style:paragraph-properties fo:margin-top="0.1666in" fo:margin-bottom="0.1666in"/>
      <style:text-properties style:font-name="Aptos" style:font-name-asian="Aptos" style:font-name-complex="Aptos" fo:color="#000000"/>
    </style:style>
    <style:style style:name="P819" style:parent-style-name="Normal" style:family="paragraph">
      <style:paragraph-properties fo:margin-top="0.1666in" fo:margin-bottom="0.1666in"/>
    </style:style>
    <style:style style:name="T820" style:parent-style-name="DefaultParagraphFont" style:family="text">
      <style:text-properties style:font-name="Aptos" style:font-name-asian="Aptos" style:font-name-complex="Aptos" fo:font-weight="bold" style:font-weight-asian="bold" style:font-weight-complex="bold" fo:color="#000000"/>
    </style:style>
    <style:style style:name="P821" style:parent-style-name="Normal" style:family="paragraph">
      <style:paragraph-properties fo:margin-bottom="0in"/>
    </style:style>
    <style:style style:name="T822" style:parent-style-name="DefaultParagraphFont" style:family="text">
      <style:text-properties style:font-name="Aptos" style:font-name-asian="Aptos" style:font-name-complex="Aptos" fo:color="#14181F"/>
    </style:style>
    <style:style style:name="T823" style:parent-style-name="DefaultParagraphFont" style:family="text">
      <style:text-properties style:font-name="Aptos" style:font-name-asian="Aptos" style:font-name-complex="Aptos" fo:color="#14181F"/>
    </style:style>
    <style:style style:name="T824" style:parent-style-name="DefaultParagraphFont" style:family="text">
      <style:text-properties style:font-name="Aptos" style:font-name-asian="Aptos" style:font-name-complex="Aptos" fo:color="#14181F"/>
    </style:style>
    <style:style style:name="T825" style:parent-style-name="DefaultParagraphFont" style:family="text">
      <style:text-properties style:font-name="Aptos" style:font-name-asian="Aptos" style:font-name-complex="Aptos" fo:color="#14181F"/>
    </style:style>
    <style:style style:name="T826" style:parent-style-name="DefaultParagraphFont" style:family="text">
      <style:text-properties style:font-name="Aptos" style:font-name-asian="Aptos" style:font-name-complex="Aptos" fo:color="#14181F"/>
    </style:style>
    <style:style style:name="T827" style:parent-style-name="DefaultParagraphFont" style:family="text">
      <style:text-properties style:font-name="Aptos" style:font-name-asian="Aptos" style:font-name-complex="Aptos" fo:color="#14181F"/>
    </style:style>
    <style:style style:name="P828" style:parent-style-name="Normal" style:family="paragraph">
      <style:paragraph-properties fo:margin-top="0.1666in" fo:margin-bottom="0.1666in"/>
      <style:text-properties style:font-name="Aptos" style:font-name-asian="Aptos" style:font-name-complex="Aptos" fo:color="#000000"/>
    </style:style>
    <style:style style:name="P829" style:parent-style-name="Normal" style:family="paragraph">
      <style:paragraph-properties fo:margin-top="0.1666in" fo:margin-bottom="0.1666in"/>
      <style:text-properties style:font-name="Aptos" style:font-name-asian="Aptos" style:font-name-complex="Aptos" fo:color="#000000"/>
    </style:style>
    <style:style style:name="P830" style:parent-style-name="Normal" style:family="paragraph">
      <style:text-properties style:font-name="Aptos" style:font-name-asian="Aptos" style:font-name-complex="Aptos"/>
    </style:style>
    <style:style style:name="P831" style:parent-style-name="Heading4" style:family="paragraph">
      <style:paragraph-properties fo:margin-top="0.2215in" fo:margin-bottom="0.2215in"/>
    </style:style>
    <style:style style:name="T832" style:parent-style-name="DefaultParagraphFont" style:family="text">
      <style:text-properties style:font-name="Aptos" style:font-name-asian="Aptos" style:font-name-complex="Aptos" fo:font-weight="bold" style:font-weight-asian="bold" style:font-weight-complex="bold" fo:color="#000000"/>
    </style:style>
    <style:style style:name="P833" style:parent-style-name="Normal" style:family="paragraph">
      <style:paragraph-properties fo:margin-top="0.1666in" fo:margin-bottom="0.1666in"/>
      <style:text-properties style:font-name="Aptos" style:font-name-asian="Aptos" style:font-name-complex="Aptos" fo:color="#000000"/>
    </style:style>
    <style:style style:name="P834" style:parent-style-name="Normal" style:family="paragraph">
      <style:paragraph-properties fo:margin-bottom="0in"/>
      <style:text-properties style:font-name="Aptos" style:font-name-asian="Aptos" style:font-name-complex="Aptos" fo:color="#14181F"/>
    </style:style>
    <style:style style:name="P835" style:parent-style-name="Normal" style:family="paragraph">
      <style:paragraph-properties fo:margin-top="0.1666in" fo:margin-bottom="0.1666in"/>
      <style:text-properties style:font-name="Aptos" style:font-name-asian="Aptos" style:font-name-complex="Aptos" fo:color="#000000"/>
    </style:style>
    <style:style style:name="P836" style:parent-style-name="Normal" style:family="paragraph">
      <style:paragraph-properties fo:margin-top="0.1666in" fo:margin-bottom="0.1666in"/>
      <style:text-properties style:font-name="Aptos" style:font-name-asian="Aptos" style:font-name-complex="Aptos" fo:color="#000000"/>
    </style:style>
    <style:style style:name="P837" style:parent-style-name="Normal" style:family="paragraph">
      <style:text-properties style:font-name="Aptos" style:font-name-asian="Aptos" style:font-name-complex="Aptos"/>
    </style:style>
    <style:style style:name="P838" style:parent-style-name="Heading4" style:family="paragraph">
      <style:paragraph-properties fo:margin-top="0.2215in" fo:margin-bottom="0.2215in"/>
    </style:style>
    <style:style style:name="T839" style:parent-style-name="DefaultParagraphFont" style:family="text">
      <style:text-properties style:font-name="Aptos" style:font-name-asian="Aptos" style:font-name-complex="Aptos" fo:font-weight="bold" style:font-weight-asian="bold" style:font-weight-complex="bold" fo:color="#000000"/>
    </style:style>
    <style:style style:name="P840" style:parent-style-name="Normal" style:family="paragraph">
      <style:paragraph-properties fo:margin-top="0.1666in" fo:margin-bottom="0.1666in"/>
      <style:text-properties style:font-name="Aptos" style:font-name-asian="Aptos" style:font-name-complex="Aptos" fo:color="#000000"/>
    </style:style>
    <style:style style:name="P841" style:parent-style-name="Normal" style:family="paragraph">
      <style:text-properties style:font-name="Aptos" style:font-name-asian="Aptos" style:font-name-complex="Aptos"/>
    </style:style>
    <style:style style:name="P842" style:parent-style-name="Heading3" style:family="paragraph">
      <style:paragraph-properties fo:margin-top="0.1951in" fo:margin-bottom="0.1951in"/>
    </style:style>
    <style:style style:name="T843" style:parent-style-name="DefaultParagraphFont" style:family="text">
      <style:text-properties style:font-name="Aptos" style:font-name-asian="Aptos" style:font-name-complex="Aptos" fo:font-weight="bold" style:font-weight-asian="bold" style:font-weight-complex="bold" fo:color="#000000"/>
    </style:style>
    <style:style style:name="P844" style:parent-style-name="Normal" style:family="paragraph">
      <style:paragraph-properties fo:margin-top="0.1666in" fo:margin-bottom="0.1666in"/>
      <style:text-properties style:font-name="Aptos" style:font-name-asian="Aptos" style:font-name-complex="Aptos" fo:color="#000000"/>
    </style:style>
    <style:style style:name="P845" style:parent-style-name="Normal" style:family="paragraph">
      <style:paragraph-properties fo:margin-top="0.1666in" fo:margin-bottom="0.1666in"/>
      <style:text-properties style:font-name="Aptos" style:font-name-asian="Aptos" style:font-name-complex="Aptos" fo:color="#000000"/>
    </style:style>
    <style:style style:name="P846" style:parent-style-name="Normal" style:family="paragraph">
      <style:paragraph-properties fo:margin-top="0.1666in" fo:margin-bottom="0.1666in"/>
      <style:text-properties style:font-name="Aptos" style:font-name-asian="Aptos" style:font-name-complex="Aptos" fo:color="#000000"/>
    </style:style>
    <style:style style:name="P847" style:parent-style-name="Normal" style:family="paragraph">
      <style:text-properties style:font-name="Aptos" style:font-name-asian="Aptos" style:font-name-complex="Aptos"/>
    </style:style>
    <style:style style:name="P848" style:parent-style-name="Heading4" style:family="paragraph">
      <style:paragraph-properties fo:margin-top="0.2215in" fo:margin-bottom="0.2215in"/>
    </style:style>
    <style:style style:name="T849" style:parent-style-name="DefaultParagraphFont" style:family="text">
      <style:text-properties style:font-name="Aptos" style:font-name-asian="Aptos" style:font-name-complex="Aptos" fo:font-weight="bold" style:font-weight-asian="bold" style:font-weight-complex="bold" fo:color="#000000"/>
    </style:style>
    <style:style style:name="P850" style:parent-style-name="Normal" style:family="paragraph">
      <style:paragraph-properties fo:margin-top="0.1666in" fo:margin-bottom="0.1666in"/>
      <style:text-properties style:font-name="Aptos" style:font-name-asian="Aptos" style:font-name-complex="Aptos" fo:color="#000000"/>
    </style:style>
    <style:style style:name="P851" style:parent-style-name="Normal" style:family="paragraph">
      <style:paragraph-properties fo:margin-top="0.1666in" fo:margin-bottom="0.1666in"/>
      <style:text-properties style:font-name="Aptos" style:font-name-asian="Aptos" style:font-name-complex="Aptos" fo:color="#000000"/>
    </style:style>
    <style:style style:name="P852" style:parent-style-name="Normal" style:family="paragraph">
      <style:paragraph-properties fo:margin-top="0.1666in" fo:margin-bottom="0.1666in"/>
      <style:text-properties style:font-name="Aptos" style:font-name-asian="Aptos" style:font-name-complex="Aptos" fo:color="#000000"/>
    </style:style>
    <style:style style:name="P853" style:parent-style-name="Normal" style:family="paragraph">
      <style:text-properties style:font-name="Aptos" style:font-name-asian="Aptos" style:font-name-complex="Aptos"/>
    </style:style>
    <style:style style:name="P854" style:parent-style-name="Heading4" style:family="paragraph">
      <style:paragraph-properties fo:margin-top="0.2215in" fo:margin-bottom="0.2215in"/>
    </style:style>
    <style:style style:name="T855" style:parent-style-name="DefaultParagraphFont" style:family="text">
      <style:text-properties style:font-name="Aptos" style:font-name-asian="Aptos" style:font-name-complex="Aptos" fo:font-weight="bold" style:font-weight-asian="bold" style:font-weight-complex="bold" fo:color="#000000"/>
    </style:style>
    <style:style style:name="P856" style:parent-style-name="Normal" style:family="paragraph">
      <style:paragraph-properties fo:margin-top="0.1666in" fo:margin-bottom="0.1666in"/>
      <style:text-properties style:font-name="Aptos" style:font-name-asian="Aptos" style:font-name-complex="Aptos" fo:color="#000000"/>
    </style:style>
    <style:style style:name="P857" style:parent-style-name="Normal" style:family="paragraph">
      <style:paragraph-properties fo:margin-top="0.1666in" fo:margin-bottom="0.1666in"/>
      <style:text-properties style:font-name="Aptos" style:font-name-asian="Aptos" style:font-name-complex="Aptos" fo:color="#000000"/>
    </style:style>
    <style:style style:name="P858" style:parent-style-name="Normal" style:family="paragraph">
      <style:paragraph-properties fo:margin-top="0.1666in" fo:margin-bottom="0.1666in"/>
      <style:text-properties style:font-name="Aptos" style:font-name-asian="Aptos" style:font-name-complex="Aptos" fo:color="#000000"/>
    </style:style>
    <style:style style:name="P859" style:parent-style-name="Normal" style:family="paragraph">
      <style:text-properties style:font-name="Aptos" style:font-name-asian="Aptos" style:font-name-complex="Aptos"/>
    </style:style>
    <style:style style:name="P860" style:parent-style-name="Heading4" style:family="paragraph">
      <style:paragraph-properties fo:margin-top="0.2215in" fo:margin-bottom="0.2215in"/>
    </style:style>
    <style:style style:name="T861" style:parent-style-name="DefaultParagraphFont" style:family="text">
      <style:text-properties style:font-name="Aptos" style:font-name-asian="Aptos" style:font-name-complex="Aptos" fo:font-weight="bold" style:font-weight-asian="bold" style:font-weight-complex="bold" fo:color="#000000"/>
    </style:style>
    <style:style style:name="P862" style:parent-style-name="Normal" style:family="paragraph">
      <style:paragraph-properties fo:margin-top="0.1666in" fo:margin-bottom="0.1666in"/>
      <style:text-properties style:font-name="Aptos" style:font-name-asian="Aptos" style:font-name-complex="Aptos" fo:color="#000000"/>
    </style:style>
    <style:style style:name="P863" style:parent-style-name="Normal" style:family="paragraph">
      <style:paragraph-properties fo:margin-top="0.1666in" fo:margin-bottom="0.1666in"/>
      <style:text-properties style:font-name="Aptos" style:font-name-asian="Aptos" style:font-name-complex="Aptos" fo:color="#000000"/>
    </style:style>
    <style:style style:name="P864" style:parent-style-name="Normal" style:family="paragraph">
      <style:text-properties style:font-name="Aptos" style:font-name-asian="Aptos" style:font-name-complex="Aptos"/>
    </style:style>
    <style:style style:name="P865" style:parent-style-name="Heading4" style:family="paragraph">
      <style:paragraph-properties fo:margin-top="0.2215in" fo:margin-bottom="0.2215in"/>
    </style:style>
    <style:style style:name="T866" style:parent-style-name="DefaultParagraphFont" style:family="text">
      <style:text-properties style:font-name="Aptos" style:font-name-asian="Aptos" style:font-name-complex="Aptos" fo:font-weight="bold" style:font-weight-asian="bold" style:font-weight-complex="bold" fo:color="#000000"/>
    </style:style>
    <style:style style:name="P867" style:parent-style-name="Normal" style:family="paragraph">
      <style:paragraph-properties fo:margin-top="0.1666in" fo:margin-bottom="0.1666in"/>
      <style:text-properties style:font-name="Aptos" style:font-name-asian="Aptos" style:font-name-complex="Aptos" fo:color="#000000"/>
    </style:style>
    <style:style style:name="P868" style:parent-style-name="Normal" style:family="paragraph">
      <style:paragraph-properties fo:margin-top="0.1666in" fo:margin-bottom="0.1666in"/>
      <style:text-properties style:font-name="Aptos" style:font-name-asian="Aptos" style:font-name-complex="Aptos" fo:color="#000000"/>
    </style:style>
    <style:style style:name="P869" style:parent-style-name="Normal" style:family="paragraph">
      <style:text-properties style:font-name="Aptos" style:font-name-asian="Aptos" style:font-name-complex="Aptos"/>
    </style:style>
    <style:style style:name="P870" style:parent-style-name="Heading3" style:family="paragraph">
      <style:paragraph-properties fo:margin-top="0.1951in" fo:margin-bottom="0.1951in"/>
    </style:style>
    <style:style style:name="T871" style:parent-style-name="DefaultParagraphFont" style:family="text">
      <style:text-properties style:font-name="Aptos" style:font-name-asian="Aptos" style:font-name-complex="Aptos" fo:font-weight="bold" style:font-weight-asian="bold" style:font-weight-complex="bold" fo:color="#000000"/>
    </style:style>
    <style:style style:name="P872" style:parent-style-name="Normal" style:family="paragraph">
      <style:paragraph-properties fo:margin-top="0.1666in" fo:margin-bottom="0.1666in"/>
      <style:text-properties style:font-name="Aptos" style:font-name-asian="Aptos" style:font-name-complex="Aptos" fo:color="#000000"/>
    </style:style>
    <style:style style:name="P873" style:parent-style-name="Normal" style:family="paragraph">
      <style:paragraph-properties fo:margin-top="0.1666in" fo:margin-bottom="0.1666in"/>
    </style:style>
    <style:style style:name="T874" style:parent-style-name="DefaultParagraphFont" style:family="text">
      <style:text-properties style:font-name="Aptos" style:font-name-asian="Aptos" style:font-name-complex="Aptos" fo:font-weight="bold" style:font-weight-asian="bold" style:font-weight-complex="bold" fo:color="#000000"/>
    </style:style>
    <style:style style:name="T875" style:parent-style-name="DefaultParagraphFont" style:family="text">
      <style:text-properties style:font-name="Aptos" style:font-name-asian="Aptos" style:font-name-complex="Aptos" fo:color="#000000"/>
    </style:style>
    <style:style style:name="P876" style:parent-style-name="Normal" style:family="paragraph">
      <style:paragraph-properties fo:margin-top="0.1666in" fo:margin-bottom="0.1666in"/>
      <style:text-properties style:font-name="Aptos" style:font-name-asian="Aptos" style:font-name-complex="Aptos" fo:color="#000000"/>
    </style:style>
    <style:style style:name="P877" style:parent-style-name="Normal" style:family="paragraph">
      <style:paragraph-properties fo:margin-top="0.1666in" fo:margin-bottom="0.1666in"/>
      <style:text-properties style:font-name="Aptos" style:font-name-asian="Aptos" style:font-name-complex="Aptos" fo:color="#000000"/>
    </style:style>
    <style:style style:name="P878" style:parent-style-name="Normal" style:family="paragraph">
      <style:text-properties style:font-name="Aptos" style:font-name-asian="Aptos" style:font-name-complex="Aptos"/>
    </style:style>
    <style:style style:name="P879" style:parent-style-name="Heading3" style:family="paragraph">
      <style:paragraph-properties fo:margin-top="0.1951in" fo:margin-bottom="0.1951in"/>
    </style:style>
    <style:style style:name="T880" style:parent-style-name="DefaultParagraphFont" style:family="text">
      <style:text-properties style:font-name="Aptos" style:font-name-asian="Aptos" style:font-name-complex="Aptos" fo:font-weight="bold" style:font-weight-asian="bold" style:font-weight-complex="bold" fo:color="#000000"/>
    </style:style>
    <style:style style:name="P881" style:parent-style-name="Normal" style:family="paragraph">
      <style:paragraph-properties fo:margin-top="0.1666in" fo:margin-bottom="0.1666in"/>
      <style:text-properties style:font-name="Aptos" style:font-name-asian="Aptos" style:font-name-complex="Aptos" fo:color="#000000"/>
    </style:style>
    <style:style style:name="P882" style:parent-style-name="Normal" style:family="paragraph">
      <style:paragraph-properties fo:margin-top="0.1666in" fo:margin-bottom="0.1666in"/>
      <style:text-properties style:font-name="Aptos" style:font-name-asian="Aptos" style:font-name-complex="Aptos" fo:color="#000000"/>
    </style:style>
    <style:style style:name="P883" style:parent-style-name="Heading2" style:family="paragraph">
      <style:paragraph-properties fo:margin-top="0.2076in" fo:margin-bottom="0.2076in"/>
    </style:style>
    <style:style style:name="T884"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885" style:parent-style-name="Normal" style:family="paragraph">
      <style:text-properties style:font-name="Aptos" style:font-name-asian="Aptos" style:font-name-complex="Aptos"/>
    </style:style>
    <style:style style:name="P886" style:parent-style-name="Heading3" style:family="paragraph">
      <style:paragraph-properties fo:margin-top="0.1951in" fo:margin-bottom="0.1951in"/>
    </style:style>
    <style:style style:name="T887" style:parent-style-name="DefaultParagraphFont" style:family="text">
      <style:text-properties style:font-name="Aptos" style:font-name-asian="Aptos" style:font-name-complex="Aptos" fo:font-weight="bold" style:font-weight-asian="bold" style:font-weight-complex="bold" fo:color="#000000"/>
    </style:style>
    <style:style style:name="P888" style:parent-style-name="Normal" style:family="paragraph">
      <style:paragraph-properties fo:margin-top="0.1666in" fo:margin-bottom="0.1666in"/>
      <style:text-properties style:font-name="Aptos" style:font-name-asian="Aptos" style:font-name-complex="Aptos" fo:color="#000000"/>
    </style:style>
    <style:style style:name="P889" style:parent-style-name="Normal" style:family="paragraph">
      <style:paragraph-properties fo:margin-top="0.1666in" fo:margin-bottom="0.1666in"/>
      <style:text-properties style:font-name="Aptos" style:font-name-asian="Aptos" style:font-name-complex="Aptos" fo:color="#000000"/>
    </style:style>
    <style:style style:name="P890" style:parent-style-name="Normal" style:family="paragraph">
      <style:paragraph-properties fo:margin-top="0.1666in" fo:margin-bottom="0.1666in"/>
      <style:text-properties style:font-name="Aptos" style:font-name-asian="Aptos" style:font-name-complex="Aptos" fo:color="#000000"/>
    </style:style>
    <style:style style:name="P891" style:parent-style-name="Normal" style:family="paragraph">
      <style:paragraph-properties fo:margin-top="0.1666in" fo:margin-bottom="0.1666in"/>
      <style:text-properties style:font-name="Aptos" style:font-name-asian="Aptos" style:font-name-complex="Aptos" fo:color="#000000"/>
    </style:style>
    <style:style style:name="P892" style:parent-style-name="Normal" style:family="paragraph">
      <style:paragraph-properties fo:margin-top="0.1666in" fo:margin-bottom="0.1666in"/>
      <style:text-properties style:font-name="Aptos" style:font-name-asian="Aptos" style:font-name-complex="Aptos" fo:color="#000000"/>
    </style:style>
    <style:style style:name="P893" style:parent-style-name="Normal" style:family="paragraph">
      <style:text-properties style:font-name="Aptos" style:font-name-asian="Aptos" style:font-name-complex="Aptos"/>
    </style:style>
    <style:style style:name="P894" style:parent-style-name="Heading3" style:family="paragraph">
      <style:paragraph-properties fo:margin-top="0.1951in" fo:margin-bottom="0.1951in"/>
    </style:style>
    <style:style style:name="T895" style:parent-style-name="DefaultParagraphFont" style:family="text">
      <style:text-properties style:font-name="Aptos" style:font-name-asian="Aptos" style:font-name-complex="Aptos" fo:font-weight="bold" style:font-weight-asian="bold" style:font-weight-complex="bold" fo:color="#000000"/>
    </style:style>
    <style:style style:name="P896" style:parent-style-name="Normal" style:family="paragraph">
      <style:paragraph-properties fo:margin-top="0.1666in" fo:margin-bottom="0.1666in"/>
      <style:text-properties style:font-name="Aptos" style:font-name-asian="Aptos" style:font-name-complex="Aptos" fo:color="#000000"/>
    </style:style>
    <style:style style:name="P897" style:parent-style-name="Normal" style:family="paragraph">
      <style:paragraph-properties fo:margin-top="0.1666in" fo:margin-bottom="0.1666in"/>
      <style:text-properties style:font-name="Aptos" style:font-name-asian="Aptos" style:font-name-complex="Aptos" fo:color="#000000"/>
    </style:style>
    <style:style style:name="P898" style:parent-style-name="Normal" style:family="paragraph">
      <style:paragraph-properties fo:margin-top="0.1666in" fo:margin-bottom="0.1666in"/>
      <style:text-properties style:font-name="Aptos" style:font-name-asian="Aptos" style:font-name-complex="Aptos" fo:color="#000000"/>
    </style:style>
    <style:style style:name="P899" style:parent-style-name="Normal" style:family="paragraph">
      <style:text-properties style:font-name="Aptos" style:font-name-asian="Aptos" style:font-name-complex="Aptos"/>
    </style:style>
    <style:style style:name="P900" style:parent-style-name="Heading3" style:family="paragraph">
      <style:paragraph-properties fo:margin-top="0.1951in" fo:margin-bottom="0.1951in"/>
    </style:style>
    <style:style style:name="T901" style:parent-style-name="DefaultParagraphFont" style:family="text">
      <style:text-properties style:font-name="Aptos" style:font-name-asian="Aptos" style:font-name-complex="Aptos" fo:font-weight="bold" style:font-weight-asian="bold" style:font-weight-complex="bold" fo:color="#000000"/>
    </style:style>
    <style:style style:name="P902" style:parent-style-name="Normal" style:family="paragraph">
      <style:text-properties style:font-name="Aptos" style:font-name-asian="Aptos" style:font-name-complex="Aptos"/>
    </style:style>
    <style:style style:name="P903" style:parent-style-name="Heading4" style:family="paragraph">
      <style:paragraph-properties fo:margin-top="0.2215in" fo:margin-bottom="0.2215in"/>
    </style:style>
    <style:style style:name="T904" style:parent-style-name="DefaultParagraphFont" style:family="text">
      <style:text-properties style:font-name="Aptos" style:font-name-asian="Aptos" style:font-name-complex="Aptos" fo:font-weight="bold" style:font-weight-asian="bold" style:font-weight-complex="bold" fo:color="#000000"/>
    </style:style>
    <style:style style:name="P905" style:parent-style-name="Normal" style:family="paragraph">
      <style:paragraph-properties fo:margin-top="0.1666in" fo:margin-bottom="0.1666in"/>
      <style:text-properties style:font-name="Aptos" style:font-name-asian="Aptos" style:font-name-complex="Aptos" fo:color="#000000"/>
    </style:style>
    <style:style style:name="P906" style:parent-style-name="Normal" style:family="paragraph">
      <style:paragraph-properties fo:margin-top="0.1666in" fo:margin-bottom="0.1666in"/>
      <style:text-properties style:font-name="Aptos" style:font-name-asian="Aptos" style:font-name-complex="Aptos" fo:color="#000000"/>
    </style:style>
    <style:style style:name="P907" style:parent-style-name="Normal" style:family="paragraph">
      <style:text-properties style:font-name="Aptos" style:font-name-asian="Aptos" style:font-name-complex="Aptos"/>
    </style:style>
    <style:style style:name="P908" style:parent-style-name="Heading4" style:family="paragraph">
      <style:paragraph-properties fo:margin-top="0.2215in" fo:margin-bottom="0.2215in"/>
    </style:style>
    <style:style style:name="T909" style:parent-style-name="DefaultParagraphFont" style:family="text">
      <style:text-properties style:font-name="Aptos" style:font-name-asian="Aptos" style:font-name-complex="Aptos" fo:font-weight="bold" style:font-weight-asian="bold" style:font-weight-complex="bold" fo:color="#000000"/>
    </style:style>
    <style:style style:name="P910" style:parent-style-name="Normal" style:family="paragraph">
      <style:paragraph-properties fo:margin-top="0.1666in" fo:margin-bottom="0.1666in"/>
      <style:text-properties style:font-name="Aptos" style:font-name-asian="Aptos" style:font-name-complex="Aptos" fo:color="#000000"/>
    </style:style>
    <style:style style:name="P911" style:parent-style-name="Normal" style:family="paragraph">
      <style:paragraph-properties fo:margin-top="0.1666in" fo:margin-bottom="0.1666in"/>
      <style:text-properties style:font-name="Aptos" style:font-name-asian="Aptos" style:font-name-complex="Aptos" fo:color="#000000"/>
    </style:style>
    <style:style style:name="P912" style:parent-style-name="Normal" style:family="paragraph">
      <style:paragraph-properties fo:margin-top="0.1666in" fo:margin-bottom="0.1666in"/>
      <style:text-properties style:font-name="Aptos" style:font-name-asian="Aptos" style:font-name-complex="Aptos" fo:color="#000000"/>
    </style:style>
    <style:style style:name="P913" style:parent-style-name="Normal" style:family="paragraph">
      <style:paragraph-properties fo:margin-top="0.1666in" fo:margin-bottom="0.1666in"/>
      <style:text-properties style:font-name="Aptos" style:font-name-asian="Aptos" style:font-name-complex="Aptos" fo:color="#000000"/>
    </style:style>
    <style:style style:name="P914" style:parent-style-name="Normal" style:family="paragraph">
      <style:text-properties style:font-name="Aptos" style:font-name-asian="Aptos" style:font-name-complex="Aptos"/>
    </style:style>
    <style:style style:name="P915" style:parent-style-name="Heading4" style:family="paragraph">
      <style:paragraph-properties fo:margin-top="0.2215in" fo:margin-bottom="0.2215in"/>
    </style:style>
    <style:style style:name="T916" style:parent-style-name="DefaultParagraphFont" style:family="text">
      <style:text-properties style:font-name="Aptos" style:font-name-asian="Aptos" style:font-name-complex="Aptos" fo:font-weight="bold" style:font-weight-asian="bold" style:font-weight-complex="bold" fo:color="#000000"/>
    </style:style>
    <style:style style:name="P917" style:parent-style-name="Normal" style:family="paragraph">
      <style:paragraph-properties fo:margin-top="0.1666in" fo:margin-bottom="0.1666in"/>
      <style:text-properties style:font-name="Aptos" style:font-name-asian="Aptos" style:font-name-complex="Aptos" fo:color="#000000"/>
    </style:style>
    <style:style style:name="P918" style:parent-style-name="Normal" style:family="paragraph">
      <style:text-properties style:font-name="Aptos" style:font-name-asian="Aptos" style:font-name-complex="Aptos"/>
    </style:style>
    <style:style style:name="P919" style:parent-style-name="Normal" style:family="paragraph">
      <style:paragraph-properties fo:margin-top="0.1666in" fo:margin-bottom="0.1666in"/>
    </style:style>
    <style:style style:name="T920" style:parent-style-name="DefaultParagraphFont" style:family="text">
      <style:text-properties style:font-name="Aptos" style:font-name-asian="Aptos" style:font-name-complex="Aptos" fo:font-weight="bold" style:font-weight-asian="bold" style:font-weight-complex="bold" fo:color="#000000"/>
    </style:style>
    <style:style style:name="P921" style:parent-style-name="Normal" style:family="paragraph">
      <style:paragraph-properties fo:margin-top="0.1666in" fo:margin-bottom="0.1666in"/>
      <style:text-properties style:font-name="Aptos" style:font-name-asian="Aptos" style:font-name-complex="Aptos" fo:color="#000000"/>
    </style:style>
    <style:style style:name="P922" style:parent-style-name="Normal" style:family="paragraph">
      <style:paragraph-properties fo:margin-top="0.1666in" fo:margin-bottom="0.1666in"/>
      <style:text-properties style:font-name="Aptos" style:font-name-asian="Aptos" style:font-name-complex="Aptos" fo:color="#000000"/>
    </style:style>
    <style:style style:name="P923" style:parent-style-name="Normal" style:family="paragraph">
      <style:paragraph-properties fo:margin-bottom="0in"/>
    </style:style>
    <style:style style:name="T924" style:parent-style-name="DefaultParagraphFont" style:family="text">
      <style:text-properties style:font-name="Aptos" style:font-name-asian="Aptos" style:font-name-complex="Aptos" fo:color="#14181F"/>
    </style:style>
    <style:style style:name="T925" style:parent-style-name="DefaultParagraphFont" style:family="text">
      <style:text-properties style:font-name="Aptos" style:font-name-asian="Aptos" style:font-name-complex="Aptos" fo:color="#14181F"/>
    </style:style>
    <style:style style:name="T926" style:parent-style-name="DefaultParagraphFont" style:family="text">
      <style:text-properties style:font-name="Aptos" style:font-name-asian="Aptos" style:font-name-complex="Aptos" fo:color="#14181F"/>
    </style:style>
    <style:style style:name="T927" style:parent-style-name="DefaultParagraphFont" style:family="text">
      <style:text-properties style:font-name="Aptos" style:font-name-asian="Aptos" style:font-name-complex="Aptos" fo:color="#14181F"/>
    </style:style>
    <style:style style:name="T928" style:parent-style-name="DefaultParagraphFont" style:family="text">
      <style:text-properties style:font-name="Aptos" style:font-name-asian="Aptos" style:font-name-complex="Aptos" fo:color="#14181F"/>
    </style:style>
    <style:style style:name="T929" style:parent-style-name="DefaultParagraphFont" style:family="text">
      <style:text-properties style:font-name="Aptos" style:font-name-asian="Aptos" style:font-name-complex="Aptos" fo:color="#14181F"/>
    </style:style>
    <style:style style:name="T930" style:parent-style-name="DefaultParagraphFont" style:family="text">
      <style:text-properties style:font-name="Aptos" style:font-name-asian="Aptos" style:font-name-complex="Aptos" fo:color="#14181F"/>
    </style:style>
    <style:style style:name="T931" style:parent-style-name="DefaultParagraphFont" style:family="text">
      <style:text-properties style:font-name="Aptos" style:font-name-asian="Aptos" style:font-name-complex="Aptos" fo:color="#14181F"/>
    </style:style>
    <style:style style:name="T932" style:parent-style-name="DefaultParagraphFont" style:family="text">
      <style:text-properties style:font-name="Aptos" style:font-name-asian="Aptos" style:font-name-complex="Aptos" fo:color="#14181F"/>
    </style:style>
    <style:style style:name="T933" style:parent-style-name="DefaultParagraphFont" style:family="text">
      <style:text-properties style:font-name="Aptos" style:font-name-asian="Aptos" style:font-name-complex="Aptos" fo:color="#14181F"/>
    </style:style>
    <style:style style:name="T934" style:parent-style-name="DefaultParagraphFont" style:family="text">
      <style:text-properties style:font-name="Aptos" style:font-name-asian="Aptos" style:font-name-complex="Aptos" fo:color="#14181F"/>
    </style:style>
    <style:style style:name="T935" style:parent-style-name="DefaultParagraphFont" style:family="text">
      <style:text-properties style:font-name="Aptos" style:font-name-asian="Aptos" style:font-name-complex="Aptos" fo:color="#14181F"/>
    </style:style>
    <style:style style:name="T936" style:parent-style-name="DefaultParagraphFont" style:family="text">
      <style:text-properties style:font-name="Aptos" style:font-name-asian="Aptos" style:font-name-complex="Aptos" fo:color="#14181F"/>
    </style:style>
    <style:style style:name="T937" style:parent-style-name="DefaultParagraphFont" style:family="text">
      <style:text-properties style:font-name="Aptos" style:font-name-asian="Aptos" style:font-name-complex="Aptos" fo:color="#14181F"/>
    </style:style>
    <style:style style:name="T938" style:parent-style-name="DefaultParagraphFont" style:family="text">
      <style:text-properties style:font-name="Aptos" style:font-name-asian="Aptos" style:font-name-complex="Aptos" fo:color="#14181F"/>
    </style:style>
    <style:style style:name="T939" style:parent-style-name="DefaultParagraphFont" style:family="text">
      <style:text-properties style:font-name="Aptos" style:font-name-asian="Aptos" style:font-name-complex="Aptos" fo:color="#14181F"/>
    </style:style>
    <style:style style:name="T940" style:parent-style-name="DefaultParagraphFont" style:family="text">
      <style:text-properties style:font-name="Aptos" style:font-name-asian="Aptos" style:font-name-complex="Aptos" fo:color="#14181F"/>
    </style:style>
    <style:style style:name="T941" style:parent-style-name="DefaultParagraphFont" style:family="text">
      <style:text-properties style:font-name="Aptos" style:font-name-asian="Aptos" style:font-name-complex="Aptos" fo:color="#14181F"/>
    </style:style>
    <style:style style:name="T942" style:parent-style-name="DefaultParagraphFont" style:family="text">
      <style:text-properties style:font-name="Aptos" style:font-name-asian="Aptos" style:font-name-complex="Aptos" fo:color="#14181F"/>
    </style:style>
    <style:style style:name="T943" style:parent-style-name="DefaultParagraphFont" style:family="text">
      <style:text-properties style:font-name="Aptos" style:font-name-asian="Aptos" style:font-name-complex="Aptos" fo:color="#14181F"/>
    </style:style>
    <style:style style:name="T944" style:parent-style-name="DefaultParagraphFont" style:family="text">
      <style:text-properties style:font-name="Aptos" style:font-name-asian="Aptos" style:font-name-complex="Aptos" fo:color="#14181F"/>
    </style:style>
    <style:style style:name="T945" style:parent-style-name="DefaultParagraphFont" style:family="text">
      <style:text-properties style:font-name="Aptos" style:font-name-asian="Aptos" style:font-name-complex="Aptos" fo:color="#14181F"/>
    </style:style>
    <style:style style:name="T946" style:parent-style-name="DefaultParagraphFont" style:family="text">
      <style:text-properties style:font-name="Aptos" style:font-name-asian="Aptos" style:font-name-complex="Aptos" fo:color="#14181F"/>
    </style:style>
    <style:style style:name="T947" style:parent-style-name="DefaultParagraphFont" style:family="text">
      <style:text-properties style:font-name="Aptos" style:font-name-asian="Aptos" style:font-name-complex="Aptos" fo:color="#14181F"/>
    </style:style>
    <style:style style:name="T948" style:parent-style-name="DefaultParagraphFont" style:family="text">
      <style:text-properties style:font-name="Aptos" style:font-name-asian="Aptos" style:font-name-complex="Aptos" fo:color="#14181F"/>
    </style:style>
    <style:style style:name="T949" style:parent-style-name="DefaultParagraphFont" style:family="text">
      <style:text-properties style:font-name="Aptos" style:font-name-asian="Aptos" style:font-name-complex="Aptos" fo:color="#14181F"/>
    </style:style>
    <style:style style:name="T950" style:parent-style-name="DefaultParagraphFont" style:family="text">
      <style:text-properties style:font-name="Aptos" style:font-name-asian="Aptos" style:font-name-complex="Aptos" fo:color="#14181F"/>
    </style:style>
    <style:style style:name="T951" style:parent-style-name="DefaultParagraphFont" style:family="text">
      <style:text-properties style:font-name="Aptos" style:font-name-asian="Aptos" style:font-name-complex="Aptos" fo:color="#14181F"/>
    </style:style>
    <style:style style:name="T952" style:parent-style-name="DefaultParagraphFont" style:family="text">
      <style:text-properties style:font-name="Aptos" style:font-name-asian="Aptos" style:font-name-complex="Aptos" fo:color="#14181F"/>
    </style:style>
    <style:style style:name="T953" style:parent-style-name="DefaultParagraphFont" style:family="text">
      <style:text-properties style:font-name="Aptos" style:font-name-asian="Aptos" style:font-name-complex="Aptos" fo:color="#14181F"/>
    </style:style>
    <style:style style:name="T954" style:parent-style-name="DefaultParagraphFont" style:family="text">
      <style:text-properties style:font-name="Aptos" style:font-name-asian="Aptos" style:font-name-complex="Aptos" fo:color="#14181F"/>
    </style:style>
    <style:style style:name="T955" style:parent-style-name="DefaultParagraphFont" style:family="text">
      <style:text-properties style:font-name="Aptos" style:font-name-asian="Aptos" style:font-name-complex="Aptos" fo:color="#14181F"/>
    </style:style>
    <style:style style:name="T956" style:parent-style-name="DefaultParagraphFont" style:family="text">
      <style:text-properties style:font-name="Aptos" style:font-name-asian="Aptos" style:font-name-complex="Aptos" fo:color="#14181F"/>
    </style:style>
    <style:style style:name="T957" style:parent-style-name="DefaultParagraphFont" style:family="text">
      <style:text-properties style:font-name="Aptos" style:font-name-asian="Aptos" style:font-name-complex="Aptos" fo:color="#14181F"/>
    </style:style>
    <style:style style:name="P958" style:parent-style-name="Normal" style:family="paragraph">
      <style:paragraph-properties fo:margin-top="0.1666in" fo:margin-bottom="0.1666in"/>
      <style:text-properties style:font-name="Aptos" style:font-name-asian="Aptos" style:font-name-complex="Aptos" fo:color="#000000"/>
    </style:style>
    <style:style style:name="P959" style:parent-style-name="Normal" style:family="paragraph">
      <style:paragraph-properties fo:margin-bottom="0in"/>
    </style:style>
    <style:style style:name="T960" style:parent-style-name="DefaultParagraphFont" style:family="text">
      <style:text-properties style:font-name="Aptos" style:font-name-asian="Aptos" style:font-name-complex="Aptos" fo:color="#14181F"/>
    </style:style>
    <style:style style:name="T961" style:parent-style-name="DefaultParagraphFont" style:family="text">
      <style:text-properties style:font-name="Aptos" style:font-name-asian="Aptos" style:font-name-complex="Aptos" fo:color="#14181F"/>
    </style:style>
    <style:style style:name="T962" style:parent-style-name="DefaultParagraphFont" style:family="text">
      <style:text-properties style:font-name="Aptos" style:font-name-asian="Aptos" style:font-name-complex="Aptos" fo:color="#14181F"/>
    </style:style>
    <style:style style:name="T963" style:parent-style-name="DefaultParagraphFont" style:family="text">
      <style:text-properties style:font-name="Aptos" style:font-name-asian="Aptos" style:font-name-complex="Aptos" fo:color="#14181F"/>
    </style:style>
    <style:style style:name="T964" style:parent-style-name="DefaultParagraphFont" style:family="text">
      <style:text-properties style:font-name="Aptos" style:font-name-asian="Aptos" style:font-name-complex="Aptos" fo:color="#14181F"/>
    </style:style>
    <style:style style:name="P965" style:parent-style-name="Normal" style:family="paragraph">
      <style:paragraph-properties fo:margin-top="0.1666in" fo:margin-bottom="0.1666in"/>
      <style:text-properties style:font-name="Aptos" style:font-name-asian="Aptos" style:font-name-complex="Aptos" fo:color="#000000"/>
    </style:style>
    <style:style style:name="P966" style:parent-style-name="Normal" style:family="paragraph">
      <style:paragraph-properties fo:margin-bottom="0in"/>
    </style:style>
    <style:style style:name="T967" style:parent-style-name="DefaultParagraphFont" style:family="text">
      <style:text-properties style:font-name="Aptos" style:font-name-asian="Aptos" style:font-name-complex="Aptos" fo:color="#14181F"/>
    </style:style>
    <style:style style:name="T968" style:parent-style-name="DefaultParagraphFont" style:family="text">
      <style:text-properties style:font-name="Aptos" style:font-name-asian="Aptos" style:font-name-complex="Aptos" fo:color="#14181F"/>
    </style:style>
    <style:style style:name="T969" style:parent-style-name="DefaultParagraphFont" style:family="text">
      <style:text-properties style:font-name="Aptos" style:font-name-asian="Aptos" style:font-name-complex="Aptos" fo:color="#14181F"/>
    </style:style>
    <style:style style:name="T970" style:parent-style-name="DefaultParagraphFont" style:family="text">
      <style:text-properties style:font-name="Aptos" style:font-name-asian="Aptos" style:font-name-complex="Aptos" fo:color="#14181F"/>
    </style:style>
    <style:style style:name="T971" style:parent-style-name="DefaultParagraphFont" style:family="text">
      <style:text-properties style:font-name="Aptos" style:font-name-asian="Aptos" style:font-name-complex="Aptos" fo:color="#14181F"/>
    </style:style>
    <style:style style:name="T972" style:parent-style-name="DefaultParagraphFont" style:family="text">
      <style:text-properties style:font-name="Aptos" style:font-name-asian="Aptos" style:font-name-complex="Aptos" fo:color="#14181F"/>
    </style:style>
    <style:style style:name="T973" style:parent-style-name="DefaultParagraphFont" style:family="text">
      <style:text-properties style:font-name="Aptos" style:font-name-asian="Aptos" style:font-name-complex="Aptos" fo:color="#14181F"/>
    </style:style>
    <style:style style:name="T974" style:parent-style-name="DefaultParagraphFont" style:family="text">
      <style:text-properties style:font-name="Aptos" style:font-name-asian="Aptos" style:font-name-complex="Aptos" fo:color="#14181F"/>
    </style:style>
    <style:style style:name="T975" style:parent-style-name="DefaultParagraphFont" style:family="text">
      <style:text-properties style:font-name="Aptos" style:font-name-asian="Aptos" style:font-name-complex="Aptos" fo:color="#14181F"/>
    </style:style>
    <style:style style:name="T976" style:parent-style-name="DefaultParagraphFont" style:family="text">
      <style:text-properties style:font-name="Aptos" style:font-name-asian="Aptos" style:font-name-complex="Aptos" fo:color="#14181F"/>
    </style:style>
    <style:style style:name="P977" style:parent-style-name="Normal" style:family="paragraph">
      <style:text-properties style:font-name="Aptos" style:font-name-asian="Aptos" style:font-name-complex="Aptos"/>
    </style:style>
    <style:style style:name="P978" style:parent-style-name="Normal" style:family="paragraph">
      <style:paragraph-properties fo:margin-top="0.1666in" fo:margin-bottom="0.1666in"/>
    </style:style>
    <style:style style:name="T979" style:parent-style-name="DefaultParagraphFont" style:family="text">
      <style:text-properties style:font-name="Aptos" style:font-name-asian="Aptos" style:font-name-complex="Aptos" fo:font-weight="bold" style:font-weight-asian="bold" style:font-weight-complex="bold" fo:color="#000000"/>
    </style:style>
    <style:style style:name="P980" style:parent-style-name="Normal" style:family="paragraph">
      <style:paragraph-properties fo:margin-top="0.1666in" fo:margin-bottom="0.1666in"/>
      <style:text-properties style:font-name="Aptos" style:font-name-asian="Aptos" style:font-name-complex="Aptos" fo:color="#000000"/>
    </style:style>
    <style:style style:name="P981" style:parent-style-name="Normal" style:family="paragraph">
      <style:paragraph-properties fo:margin-bottom="0in"/>
    </style:style>
    <style:style style:name="T982" style:parent-style-name="DefaultParagraphFont" style:family="text">
      <style:text-properties style:font-name="Aptos" style:font-name-asian="Aptos" style:font-name-complex="Aptos" fo:color="#14181F"/>
    </style:style>
    <style:style style:name="T983" style:parent-style-name="DefaultParagraphFont" style:family="text">
      <style:text-properties style:font-name="Aptos" style:font-name-asian="Aptos" style:font-name-complex="Aptos" fo:color="#14181F"/>
    </style:style>
    <style:style style:name="T984" style:parent-style-name="DefaultParagraphFont" style:family="text">
      <style:text-properties style:font-name="Aptos" style:font-name-asian="Aptos" style:font-name-complex="Aptos" fo:color="#14181F"/>
    </style:style>
    <style:style style:name="T985" style:parent-style-name="DefaultParagraphFont" style:family="text">
      <style:text-properties style:font-name="Aptos" style:font-name-asian="Aptos" style:font-name-complex="Aptos" fo:color="#14181F"/>
    </style:style>
    <style:style style:name="T986" style:parent-style-name="DefaultParagraphFont" style:family="text">
      <style:text-properties style:font-name="Aptos" style:font-name-asian="Aptos" style:font-name-complex="Aptos" fo:color="#14181F"/>
    </style:style>
    <style:style style:name="T987" style:parent-style-name="DefaultParagraphFont" style:family="text">
      <style:text-properties style:font-name="Aptos" style:font-name-asian="Aptos" style:font-name-complex="Aptos" fo:color="#14181F"/>
    </style:style>
    <style:style style:name="T988" style:parent-style-name="DefaultParagraphFont" style:family="text">
      <style:text-properties style:font-name="Aptos" style:font-name-asian="Aptos" style:font-name-complex="Aptos" fo:color="#14181F"/>
    </style:style>
    <style:style style:name="T989" style:parent-style-name="DefaultParagraphFont" style:family="text">
      <style:text-properties style:font-name="Aptos" style:font-name-asian="Aptos" style:font-name-complex="Aptos" fo:color="#14181F"/>
    </style:style>
    <style:style style:name="T990" style:parent-style-name="DefaultParagraphFont" style:family="text">
      <style:text-properties style:font-name="Aptos" style:font-name-asian="Aptos" style:font-name-complex="Aptos" fo:color="#14181F"/>
    </style:style>
    <style:style style:name="T991" style:parent-style-name="DefaultParagraphFont" style:family="text">
      <style:text-properties style:font-name="Aptos" style:font-name-asian="Aptos" style:font-name-complex="Aptos" fo:color="#14181F"/>
    </style:style>
    <style:style style:name="T992" style:parent-style-name="DefaultParagraphFont" style:family="text">
      <style:text-properties style:font-name="Aptos" style:font-name-asian="Aptos" style:font-name-complex="Aptos" fo:color="#14181F"/>
    </style:style>
    <style:style style:name="T993" style:parent-style-name="DefaultParagraphFont" style:family="text">
      <style:text-properties style:font-name="Aptos" style:font-name-asian="Aptos" style:font-name-complex="Aptos" fo:color="#14181F"/>
    </style:style>
    <style:style style:name="T994" style:parent-style-name="DefaultParagraphFont" style:family="text">
      <style:text-properties style:font-name="Aptos" style:font-name-asian="Aptos" style:font-name-complex="Aptos" fo:color="#14181F"/>
    </style:style>
    <style:style style:name="T995" style:parent-style-name="DefaultParagraphFont" style:family="text">
      <style:text-properties style:font-name="Aptos" style:font-name-asian="Aptos" style:font-name-complex="Aptos" fo:color="#14181F"/>
    </style:style>
    <style:style style:name="T996" style:parent-style-name="DefaultParagraphFont" style:family="text">
      <style:text-properties style:font-name="Aptos" style:font-name-asian="Aptos" style:font-name-complex="Aptos" fo:color="#14181F"/>
    </style:style>
    <style:style style:name="T997" style:parent-style-name="DefaultParagraphFont" style:family="text">
      <style:text-properties style:font-name="Aptos" style:font-name-asian="Aptos" style:font-name-complex="Aptos" fo:color="#14181F"/>
    </style:style>
    <style:style style:name="T998" style:parent-style-name="DefaultParagraphFont" style:family="text">
      <style:text-properties style:font-name="Aptos" style:font-name-asian="Aptos" style:font-name-complex="Aptos" fo:color="#14181F"/>
    </style:style>
    <style:style style:name="T999" style:parent-style-name="DefaultParagraphFont" style:family="text">
      <style:text-properties style:font-name="Aptos" style:font-name-asian="Aptos" style:font-name-complex="Aptos" fo:color="#14181F"/>
    </style:style>
    <style:style style:name="T1000" style:parent-style-name="DefaultParagraphFont" style:family="text">
      <style:text-properties style:font-name="Aptos" style:font-name-asian="Aptos" style:font-name-complex="Aptos" fo:color="#14181F"/>
    </style:style>
    <style:style style:name="T1001" style:parent-style-name="DefaultParagraphFont" style:family="text">
      <style:text-properties style:font-name="Aptos" style:font-name-asian="Aptos" style:font-name-complex="Aptos" fo:color="#14181F"/>
    </style:style>
    <style:style style:name="P1002" style:parent-style-name="Normal" style:family="paragraph">
      <style:text-properties style:font-name="Aptos" style:font-name-asian="Aptos" style:font-name-complex="Aptos"/>
    </style:style>
    <style:style style:name="P1003" style:parent-style-name="Normal" style:family="paragraph">
      <style:paragraph-properties fo:margin-top="0.1666in" fo:margin-bottom="0.1666in"/>
    </style:style>
    <style:style style:name="T1004" style:parent-style-name="DefaultParagraphFont" style:family="text">
      <style:text-properties style:font-name="Aptos" style:font-name-asian="Aptos" style:font-name-complex="Aptos" fo:font-weight="bold" style:font-weight-asian="bold" style:font-weight-complex="bold" fo:color="#000000"/>
    </style:style>
    <style:style style:name="P1005" style:parent-style-name="Normal" style:family="paragraph">
      <style:paragraph-properties fo:margin-top="0.1666in" fo:margin-bottom="0.1666in"/>
      <style:text-properties style:font-name="Aptos" style:font-name-asian="Aptos" style:font-name-complex="Aptos" fo:color="#000000"/>
    </style:style>
    <style:style style:name="P1006" style:parent-style-name="Normal" style:family="paragraph">
      <style:paragraph-properties fo:margin-top="0.1666in" fo:margin-bottom="0.1666in"/>
      <style:text-properties style:font-name="Aptos" style:font-name-asian="Aptos" style:font-name-complex="Aptos" fo:color="#000000"/>
    </style:style>
    <style:style style:name="P1007" style:parent-style-name="Normal" style:family="paragraph">
      <style:text-properties style:font-name="Aptos" style:font-name-asian="Aptos" style:font-name-complex="Aptos"/>
    </style:style>
    <style:style style:name="P1008" style:parent-style-name="Heading4" style:family="paragraph">
      <style:paragraph-properties fo:margin-top="0.2215in" fo:margin-bottom="0.2215in"/>
    </style:style>
    <style:style style:name="T1009" style:parent-style-name="DefaultParagraphFont" style:family="text">
      <style:text-properties style:font-name="Aptos" style:font-name-asian="Aptos" style:font-name-complex="Aptos" fo:font-weight="bold" style:font-weight-asian="bold" style:font-weight-complex="bold" fo:color="#000000"/>
    </style:style>
    <style:style style:name="P1010" style:parent-style-name="Normal" style:family="paragraph">
      <style:paragraph-properties fo:margin-top="0.1666in" fo:margin-bottom="0.1666in"/>
      <style:text-properties style:font-name="Aptos" style:font-name-asian="Aptos" style:font-name-complex="Aptos" fo:color="#000000"/>
    </style:style>
    <style:style style:name="P1011" style:parent-style-name="Normal" style:family="paragraph">
      <style:paragraph-properties fo:margin-bottom="0in"/>
    </style:style>
    <style:style style:name="T1012" style:parent-style-name="DefaultParagraphFont" style:family="text">
      <style:text-properties style:font-name="Aptos" style:font-name-asian="Aptos" style:font-name-complex="Aptos" fo:color="#14181F"/>
    </style:style>
    <style:style style:name="T1013" style:parent-style-name="DefaultParagraphFont" style:family="text">
      <style:text-properties style:font-name="Aptos" style:font-name-asian="Aptos" style:font-name-complex="Aptos" fo:color="#14181F"/>
    </style:style>
    <style:style style:name="T1014" style:parent-style-name="DefaultParagraphFont" style:family="text">
      <style:text-properties style:font-name="Aptos" style:font-name-asian="Aptos" style:font-name-complex="Aptos" fo:color="#14181F"/>
    </style:style>
    <style:style style:name="T1015" style:parent-style-name="DefaultParagraphFont" style:family="text">
      <style:text-properties style:font-name="Aptos" style:font-name-asian="Aptos" style:font-name-complex="Aptos" fo:color="#14181F"/>
    </style:style>
    <style:style style:name="T1016" style:parent-style-name="DefaultParagraphFont" style:family="text">
      <style:text-properties style:font-name="Aptos" style:font-name-asian="Aptos" style:font-name-complex="Aptos" fo:color="#14181F"/>
    </style:style>
    <style:style style:name="T1017" style:parent-style-name="DefaultParagraphFont" style:family="text">
      <style:text-properties style:font-name="Aptos" style:font-name-asian="Aptos" style:font-name-complex="Aptos" fo:color="#14181F"/>
    </style:style>
    <style:style style:name="T1018" style:parent-style-name="DefaultParagraphFont" style:family="text">
      <style:text-properties style:font-name="Aptos" style:font-name-asian="Aptos" style:font-name-complex="Aptos" fo:color="#14181F"/>
    </style:style>
    <style:style style:name="P1019" style:parent-style-name="Normal" style:family="paragraph">
      <style:text-properties style:font-name="Aptos" style:font-name-asian="Aptos" style:font-name-complex="Aptos"/>
    </style:style>
    <style:style style:name="P1020" style:parent-style-name="Heading4" style:family="paragraph">
      <style:paragraph-properties fo:margin-top="0.2215in" fo:margin-bottom="0.2215in"/>
    </style:style>
    <style:style style:name="T1021" style:parent-style-name="DefaultParagraphFont" style:family="text">
      <style:text-properties style:font-name="Aptos" style:font-name-asian="Aptos" style:font-name-complex="Aptos" fo:font-weight="bold" style:font-weight-asian="bold" style:font-weight-complex="bold" fo:color="#000000"/>
    </style:style>
    <style:style style:name="P1022" style:parent-style-name="Normal" style:family="paragraph">
      <style:paragraph-properties fo:margin-top="0.1666in" fo:margin-bottom="0.1666in"/>
    </style:style>
    <style:style style:name="T1023" style:parent-style-name="DefaultParagraphFont" style:family="text">
      <style:text-properties style:font-name="Aptos" style:font-name-asian="Aptos" style:font-name-complex="Aptos" fo:font-weight="bold" style:font-weight-asian="bold" style:font-weight-complex="bold" fo:color="#000000"/>
    </style:style>
    <style:style style:name="T1024" style:parent-style-name="DefaultParagraphFont" style:family="text">
      <style:text-properties style:font-name="Aptos" style:font-name-asian="Aptos" style:font-name-complex="Aptos" fo:color="#000000"/>
    </style:style>
    <style:style style:name="P1025" style:parent-style-name="Normal" style:family="paragraph">
      <style:paragraph-properties fo:margin-top="0.1666in" fo:margin-bottom="0.1666in"/>
    </style:style>
    <style:style style:name="T1026" style:parent-style-name="DefaultParagraphFont" style:family="text">
      <style:text-properties style:font-name="Aptos" style:font-name-asian="Aptos" style:font-name-complex="Aptos" fo:font-weight="bold" style:font-weight-asian="bold" style:font-weight-complex="bold" fo:color="#000000"/>
    </style:style>
    <style:style style:name="T1027" style:parent-style-name="DefaultParagraphFont" style:family="text">
      <style:text-properties style:font-name="Aptos" style:font-name-asian="Aptos" style:font-name-complex="Aptos" fo:color="#000000"/>
    </style:style>
    <style:style style:name="P1028" style:parent-style-name="Normal" style:family="paragraph">
      <style:paragraph-properties fo:margin-top="0.1666in" fo:margin-bottom="0.1666in"/>
    </style:style>
    <style:style style:name="T1029" style:parent-style-name="DefaultParagraphFont" style:family="text">
      <style:text-properties style:font-name="Aptos" style:font-name-asian="Aptos" style:font-name-complex="Aptos" fo:font-weight="bold" style:font-weight-asian="bold" style:font-weight-complex="bold" fo:color="#000000"/>
    </style:style>
    <style:style style:name="T1030" style:parent-style-name="DefaultParagraphFont" style:family="text">
      <style:text-properties style:font-name="Aptos" style:font-name-asian="Aptos" style:font-name-complex="Aptos" fo:color="#000000"/>
    </style:style>
    <style:style style:name="P1031" style:parent-style-name="Normal" style:family="paragraph">
      <style:paragraph-properties fo:margin-top="0.1666in" fo:margin-bottom="0.1666in"/>
    </style:style>
    <style:style style:name="T1032" style:parent-style-name="DefaultParagraphFont" style:family="text">
      <style:text-properties style:font-name="Aptos" style:font-name-asian="Aptos" style:font-name-complex="Aptos" fo:font-weight="bold" style:font-weight-asian="bold" style:font-weight-complex="bold" fo:color="#000000"/>
    </style:style>
    <style:style style:name="T1033" style:parent-style-name="DefaultParagraphFont" style:family="text">
      <style:text-properties style:font-name="Aptos" style:font-name-asian="Aptos" style:font-name-complex="Aptos" fo:color="#000000"/>
    </style:style>
    <style:style style:name="P1034" style:parent-style-name="Normal" style:family="paragraph">
      <style:paragraph-properties fo:margin-top="0.1666in" fo:margin-bottom="0.1666in"/>
    </style:style>
    <style:style style:name="T1035" style:parent-style-name="DefaultParagraphFont" style:family="text">
      <style:text-properties style:font-name="Aptos" style:font-name-asian="Aptos" style:font-name-complex="Aptos" fo:font-weight="bold" style:font-weight-asian="bold" style:font-weight-complex="bold" fo:color="#000000"/>
    </style:style>
    <style:style style:name="T1036" style:parent-style-name="DefaultParagraphFont" style:family="text">
      <style:text-properties style:font-name="Aptos" style:font-name-asian="Aptos" style:font-name-complex="Aptos" fo:color="#000000"/>
    </style:style>
    <style:style style:name="P1037" style:parent-style-name="Normal" style:family="paragraph">
      <style:text-properties style:font-name="Aptos" style:font-name-asian="Aptos" style:font-name-complex="Aptos"/>
    </style:style>
    <style:style style:name="P1038" style:parent-style-name="Heading3" style:family="paragraph">
      <style:paragraph-properties fo:margin-top="0.1951in" fo:margin-bottom="0.1951in"/>
    </style:style>
    <style:style style:name="T1039" style:parent-style-name="DefaultParagraphFont" style:family="text">
      <style:text-properties style:font-name="Aptos" style:font-name-asian="Aptos" style:font-name-complex="Aptos" fo:font-weight="bold" style:font-weight-asian="bold" style:font-weight-complex="bold" fo:color="#000000"/>
    </style:style>
    <style:style style:name="P1040" style:parent-style-name="Normal" style:family="paragraph">
      <style:text-properties style:font-name="Aptos" style:font-name-asian="Aptos" style:font-name-complex="Aptos"/>
    </style:style>
    <style:style style:name="P1041" style:parent-style-name="Heading4" style:family="paragraph">
      <style:paragraph-properties fo:margin-top="0.2215in" fo:margin-bottom="0.2215in"/>
    </style:style>
    <style:style style:name="T1042" style:parent-style-name="DefaultParagraphFont" style:family="text">
      <style:text-properties style:font-name="Aptos" style:font-name-asian="Aptos" style:font-name-complex="Aptos" fo:font-weight="bold" style:font-weight-asian="bold" style:font-weight-complex="bold" fo:color="#000000"/>
    </style:style>
    <style:style style:name="P1043" style:parent-style-name="Normal" style:family="paragraph">
      <style:paragraph-properties fo:margin-top="0.1666in" fo:margin-bottom="0.1666in"/>
      <style:text-properties style:font-name="Aptos" style:font-name-asian="Aptos" style:font-name-complex="Aptos" fo:color="#000000"/>
    </style:style>
    <style:style style:name="P1044" style:parent-style-name="Normal" style:family="paragraph">
      <style:text-properties style:font-name="Aptos" style:font-name-asian="Aptos" style:font-name-complex="Aptos"/>
    </style:style>
    <style:style style:name="P1045" style:parent-style-name="Heading4" style:family="paragraph">
      <style:paragraph-properties fo:margin-top="0.2215in" fo:margin-bottom="0.2215in"/>
    </style:style>
    <style:style style:name="T1046" style:parent-style-name="DefaultParagraphFont" style:family="text">
      <style:text-properties style:font-name="Aptos" style:font-name-asian="Aptos" style:font-name-complex="Aptos" fo:font-weight="bold" style:font-weight-asian="bold" style:font-weight-complex="bold" fo:color="#000000"/>
    </style:style>
    <style:style style:name="P1047" style:parent-style-name="Normal" style:family="paragraph">
      <style:paragraph-properties fo:margin-top="0.1666in" fo:margin-bottom="0.1666in"/>
      <style:text-properties style:font-name="Aptos" style:font-name-asian="Aptos" style:font-name-complex="Aptos" fo:color="#000000"/>
    </style:style>
    <style:style style:name="P1048" style:parent-style-name="Normal" style:family="paragraph">
      <style:paragraph-properties fo:margin-top="0.1666in" fo:margin-bottom="0.1666in"/>
    </style:style>
    <style:style style:name="T1049" style:parent-style-name="DefaultParagraphFont" style:family="text">
      <style:text-properties style:font-name="Aptos" style:font-name-asian="Aptos" style:font-name-complex="Aptos" fo:font-weight="bold" style:font-weight-asian="bold" style:font-weight-complex="bold" fo:color="#000000"/>
    </style:style>
    <style:style style:name="T1050" style:parent-style-name="DefaultParagraphFont" style:family="text">
      <style:text-properties style:font-name="Aptos" style:font-name-asian="Aptos" style:font-name-complex="Aptos" fo:color="#000000"/>
    </style:style>
    <style:style style:name="P1051" style:parent-style-name="Normal" style:family="paragraph">
      <style:paragraph-properties fo:margin-top="0.1666in" fo:margin-bottom="0.1666in"/>
    </style:style>
    <style:style style:name="T1052" style:parent-style-name="DefaultParagraphFont" style:family="text">
      <style:text-properties style:font-name="Aptos" style:font-name-asian="Aptos" style:font-name-complex="Aptos" fo:font-weight="bold" style:font-weight-asian="bold" style:font-weight-complex="bold" fo:color="#000000"/>
    </style:style>
    <style:style style:name="T1053" style:parent-style-name="DefaultParagraphFont" style:family="text">
      <style:text-properties style:font-name="Aptos" style:font-name-asian="Aptos" style:font-name-complex="Aptos" fo:color="#000000"/>
    </style:style>
    <style:style style:name="P1054" style:parent-style-name="Normal" style:family="paragraph">
      <style:text-properties style:font-name="Aptos" style:font-name-asian="Aptos" style:font-name-complex="Aptos"/>
    </style:style>
    <style:style style:name="P1055" style:parent-style-name="Heading4" style:family="paragraph">
      <style:paragraph-properties fo:margin-top="0.2215in" fo:margin-bottom="0.2215in"/>
    </style:style>
    <style:style style:name="T1056" style:parent-style-name="DefaultParagraphFont" style:family="text">
      <style:text-properties style:font-name="Aptos" style:font-name-asian="Aptos" style:font-name-complex="Aptos" fo:font-weight="bold" style:font-weight-asian="bold" style:font-weight-complex="bold" fo:color="#000000"/>
    </style:style>
    <style:style style:name="P1057" style:parent-style-name="Normal" style:family="paragraph">
      <style:paragraph-properties fo:margin-top="0.1666in" fo:margin-bottom="0.1666in"/>
      <style:text-properties style:font-name="Aptos" style:font-name-asian="Aptos" style:font-name-complex="Aptos" fo:color="#000000"/>
    </style:style>
    <style:style style:name="P1058" style:parent-style-name="Normal" style:family="paragraph">
      <style:paragraph-properties fo:margin-bottom="0in"/>
    </style:style>
    <style:style style:name="T1059" style:parent-style-name="DefaultParagraphFont" style:family="text">
      <style:text-properties style:font-name="Aptos" style:font-name-asian="Aptos" style:font-name-complex="Aptos" fo:color="#14181F"/>
    </style:style>
    <style:style style:name="T1060" style:parent-style-name="DefaultParagraphFont" style:family="text">
      <style:text-properties style:font-name="Aptos" style:font-name-asian="Aptos" style:font-name-complex="Aptos" fo:color="#14181F"/>
    </style:style>
    <style:style style:name="T1061" style:parent-style-name="DefaultParagraphFont" style:family="text">
      <style:text-properties style:font-name="Aptos" style:font-name-asian="Aptos" style:font-name-complex="Aptos" fo:color="#14181F"/>
    </style:style>
    <style:style style:name="T1062" style:parent-style-name="DefaultParagraphFont" style:family="text">
      <style:text-properties style:font-name="Aptos" style:font-name-asian="Aptos" style:font-name-complex="Aptos" fo:color="#14181F"/>
    </style:style>
    <style:style style:name="P1063" style:parent-style-name="Normal" style:family="paragraph">
      <style:paragraph-properties fo:margin-top="0.1666in" fo:margin-bottom="0.1666in"/>
      <style:text-properties style:font-name="Aptos" style:font-name-asian="Aptos" style:font-name-complex="Aptos" fo:color="#000000"/>
    </style:style>
    <style:style style:name="P1064" style:parent-style-name="Normal" style:family="paragraph">
      <style:text-properties style:font-name="Aptos" style:font-name-asian="Aptos" style:font-name-complex="Aptos"/>
    </style:style>
    <style:style style:name="P1065" style:parent-style-name="Heading4" style:family="paragraph">
      <style:paragraph-properties fo:margin-top="0.2215in" fo:margin-bottom="0.2215in"/>
    </style:style>
    <style:style style:name="T1066" style:parent-style-name="DefaultParagraphFont" style:family="text">
      <style:text-properties style:font-name="Aptos" style:font-name-asian="Aptos" style:font-name-complex="Aptos" fo:font-weight="bold" style:font-weight-asian="bold" style:font-weight-complex="bold" fo:color="#000000"/>
    </style:style>
    <style:style style:name="P1067" style:parent-style-name="Normal" style:family="paragraph">
      <style:paragraph-properties fo:margin-top="0.1666in" fo:margin-bottom="0.1666in"/>
      <style:text-properties style:font-name="Aptos" style:font-name-asian="Aptos" style:font-name-complex="Aptos" fo:color="#000000"/>
    </style:style>
    <style:style style:name="P1068" style:parent-style-name="Normal" style:family="paragraph">
      <style:paragraph-properties fo:margin-top="0.1666in" fo:margin-bottom="0.1666in"/>
    </style:style>
    <style:style style:name="T1069" style:parent-style-name="DefaultParagraphFont" style:family="text">
      <style:text-properties style:font-name="Aptos" style:font-name-asian="Aptos" style:font-name-complex="Aptos" fo:font-weight="bold" style:font-weight-asian="bold" style:font-weight-complex="bold" fo:color="#000000"/>
    </style:style>
    <style:style style:name="T1070" style:parent-style-name="DefaultParagraphFont" style:family="text">
      <style:text-properties style:font-name="Aptos" style:font-name-asian="Aptos" style:font-name-complex="Aptos" fo:color="#000000"/>
    </style:style>
    <style:style style:name="P1071" style:parent-style-name="Normal" style:family="paragraph">
      <style:paragraph-properties fo:margin-top="0.1666in" fo:margin-bottom="0.1666in"/>
    </style:style>
    <style:style style:name="T1072" style:parent-style-name="DefaultParagraphFont" style:family="text">
      <style:text-properties style:font-name="Aptos" style:font-name-asian="Aptos" style:font-name-complex="Aptos" fo:font-weight="bold" style:font-weight-asian="bold" style:font-weight-complex="bold" fo:color="#000000"/>
    </style:style>
    <style:style style:name="T1073" style:parent-style-name="DefaultParagraphFont" style:family="text">
      <style:text-properties style:font-name="Aptos" style:font-name-asian="Aptos" style:font-name-complex="Aptos" fo:color="#000000"/>
    </style:style>
    <style:style style:name="P1074" style:parent-style-name="Normal" style:family="paragraph">
      <style:paragraph-properties fo:margin-top="0.1666in" fo:margin-bottom="0.1666in"/>
    </style:style>
    <style:style style:name="T1075" style:parent-style-name="DefaultParagraphFont" style:family="text">
      <style:text-properties style:font-name="Aptos" style:font-name-asian="Aptos" style:font-name-complex="Aptos" fo:font-weight="bold" style:font-weight-asian="bold" style:font-weight-complex="bold" fo:color="#000000"/>
    </style:style>
    <style:style style:name="T1076" style:parent-style-name="DefaultParagraphFont" style:family="text">
      <style:text-properties style:font-name="Aptos" style:font-name-asian="Aptos" style:font-name-complex="Aptos" fo:color="#000000"/>
    </style:style>
    <style:style style:name="P1077" style:parent-style-name="Normal" style:family="paragraph">
      <style:paragraph-properties fo:margin-bottom="0in"/>
    </style:style>
    <style:style style:name="T1078" style:parent-style-name="DefaultParagraphFont" style:family="text">
      <style:text-properties style:font-name="Aptos" style:font-name-asian="Aptos" style:font-name-complex="Aptos" fo:color="#14181F"/>
    </style:style>
    <style:style style:name="T1079" style:parent-style-name="DefaultParagraphFont" style:family="text">
      <style:text-properties style:font-name="Aptos" style:font-name-asian="Aptos" style:font-name-complex="Aptos" fo:color="#14181F"/>
    </style:style>
    <style:style style:name="T1080" style:parent-style-name="DefaultParagraphFont" style:family="text">
      <style:text-properties style:font-name="Aptos" style:font-name-asian="Aptos" style:font-name-complex="Aptos" fo:color="#14181F"/>
    </style:style>
    <style:style style:name="T1081" style:parent-style-name="DefaultParagraphFont" style:family="text">
      <style:text-properties style:font-name="Aptos" style:font-name-asian="Aptos" style:font-name-complex="Aptos" fo:color="#14181F"/>
    </style:style>
    <style:style style:name="P1082" style:parent-style-name="Normal" style:family="paragraph">
      <style:paragraph-properties fo:margin-top="0.1666in" fo:margin-bottom="0.1666in"/>
      <style:text-properties style:font-name="Aptos" style:font-name-asian="Aptos" style:font-name-complex="Aptos" fo:color="#000000"/>
    </style:style>
    <style:style style:name="P1083" style:parent-style-name="Normal" style:family="paragraph">
      <style:text-properties style:font-name="Aptos" style:font-name-asian="Aptos" style:font-name-complex="Aptos"/>
    </style:style>
    <style:style style:name="P1084" style:parent-style-name="Heading4" style:family="paragraph">
      <style:paragraph-properties fo:margin-top="0.2215in" fo:margin-bottom="0.2215in"/>
    </style:style>
    <style:style style:name="T1085" style:parent-style-name="DefaultParagraphFont" style:family="text">
      <style:text-properties style:font-name="Aptos" style:font-name-asian="Aptos" style:font-name-complex="Aptos" fo:font-weight="bold" style:font-weight-asian="bold" style:font-weight-complex="bold" fo:color="#000000"/>
    </style:style>
    <style:style style:name="P1086" style:parent-style-name="Normal" style:family="paragraph">
      <style:paragraph-properties fo:margin-top="0.1666in" fo:margin-bottom="0.1666in"/>
      <style:text-properties style:font-name="Aptos" style:font-name-asian="Aptos" style:font-name-complex="Aptos" fo:color="#000000"/>
    </style:style>
    <style:style style:name="P1087" style:parent-style-name="Normal" style:family="paragraph">
      <style:paragraph-properties fo:margin-top="0.1666in" fo:margin-bottom="0.1666in"/>
      <style:text-properties style:font-name="Aptos" style:font-name-asian="Aptos" style:font-name-complex="Aptos" fo:color="#000000"/>
    </style:style>
    <style:style style:name="P1088" style:parent-style-name="Normal" style:family="paragraph">
      <style:paragraph-properties fo:margin-top="0.1666in" fo:margin-bottom="0.1666in"/>
      <style:text-properties style:font-name="Aptos" style:font-name-asian="Aptos" style:font-name-complex="Aptos" fo:color="#000000"/>
    </style:style>
    <style:style style:name="P1089" style:parent-style-name="Normal" style:family="paragraph">
      <style:paragraph-properties fo:margin-top="0.1666in" fo:margin-bottom="0.1666in"/>
      <style:text-properties style:font-name="Aptos" style:font-name-asian="Aptos" style:font-name-complex="Aptos" fo:color="#000000"/>
    </style:style>
    <style:style style:name="P1090" style:parent-style-name="Normal" style:family="paragraph">
      <style:paragraph-properties fo:margin-top="0.1666in" fo:margin-bottom="0.1666in"/>
      <style:text-properties style:font-name="Aptos" style:font-name-asian="Aptos" style:font-name-complex="Aptos" fo:color="#000000"/>
    </style:style>
    <style:style style:name="P1091" style:parent-style-name="Normal" style:family="paragraph">
      <style:text-properties style:font-name="Aptos" style:font-name-asian="Aptos" style:font-name-complex="Aptos"/>
    </style:style>
    <style:style style:name="P1092" style:parent-style-name="Heading4" style:family="paragraph">
      <style:paragraph-properties fo:margin-top="0.2215in" fo:margin-bottom="0.2215in"/>
    </style:style>
    <style:style style:name="T1093" style:parent-style-name="DefaultParagraphFont" style:family="text">
      <style:text-properties style:font-name="Aptos" style:font-name-asian="Aptos" style:font-name-complex="Aptos" fo:font-weight="bold" style:font-weight-asian="bold" style:font-weight-complex="bold" fo:color="#000000"/>
    </style:style>
    <style:style style:name="P1094" style:parent-style-name="Normal" style:family="paragraph">
      <style:paragraph-properties fo:margin-bottom="0in"/>
    </style:style>
    <style:style style:name="T1095" style:parent-style-name="DefaultParagraphFont" style:family="text">
      <style:text-properties style:font-name="Aptos" style:font-name-asian="Aptos" style:font-name-complex="Aptos" fo:color="#14181F"/>
    </style:style>
    <style:style style:name="T1096" style:parent-style-name="DefaultParagraphFont" style:family="text">
      <style:text-properties style:font-name="Aptos" style:font-name-asian="Aptos" style:font-name-complex="Aptos" fo:color="#14181F"/>
    </style:style>
    <style:style style:name="T1097" style:parent-style-name="DefaultParagraphFont" style:family="text">
      <style:text-properties style:font-name="Aptos" style:font-name-asian="Aptos" style:font-name-complex="Aptos" fo:color="#14181F"/>
    </style:style>
    <style:style style:name="T1098" style:parent-style-name="DefaultParagraphFont" style:family="text">
      <style:text-properties style:font-name="Aptos" style:font-name-asian="Aptos" style:font-name-complex="Aptos" fo:color="#14181F"/>
    </style:style>
    <style:style style:name="T1099" style:parent-style-name="DefaultParagraphFont" style:family="text">
      <style:text-properties style:font-name="Aptos" style:font-name-asian="Aptos" style:font-name-complex="Aptos" fo:color="#14181F"/>
    </style:style>
    <style:style style:name="T1100" style:parent-style-name="DefaultParagraphFont" style:family="text">
      <style:text-properties style:font-name="Aptos" style:font-name-asian="Aptos" style:font-name-complex="Aptos" fo:color="#14181F"/>
    </style:style>
    <style:style style:name="T1101" style:parent-style-name="DefaultParagraphFont" style:family="text">
      <style:text-properties style:font-name="Aptos" style:font-name-asian="Aptos" style:font-name-complex="Aptos" fo:color="#14181F"/>
    </style:style>
    <style:style style:name="T1102" style:parent-style-name="DefaultParagraphFont" style:family="text">
      <style:text-properties style:font-name="Aptos" style:font-name-asian="Aptos" style:font-name-complex="Aptos" fo:color="#14181F"/>
    </style:style>
    <style:style style:name="T1103" style:parent-style-name="DefaultParagraphFont" style:family="text">
      <style:text-properties style:font-name="Aptos" style:font-name-asian="Aptos" style:font-name-complex="Aptos" fo:color="#14181F"/>
    </style:style>
    <style:style style:name="T1104" style:parent-style-name="DefaultParagraphFont" style:family="text">
      <style:text-properties style:font-name="Aptos" style:font-name-asian="Aptos" style:font-name-complex="Aptos" fo:color="#14181F"/>
    </style:style>
    <style:style style:name="T1105" style:parent-style-name="DefaultParagraphFont" style:family="text">
      <style:text-properties style:font-name="Aptos" style:font-name-asian="Aptos" style:font-name-complex="Aptos" fo:color="#14181F"/>
    </style:style>
    <style:style style:name="P1106" style:parent-style-name="Normal" style:family="paragraph">
      <style:text-properties style:font-name="Aptos" style:font-name-asian="Aptos" style:font-name-complex="Aptos"/>
    </style:style>
    <style:style style:name="P1107" style:parent-style-name="Heading3" style:family="paragraph">
      <style:paragraph-properties fo:margin-top="0.1951in" fo:margin-bottom="0.1951in"/>
    </style:style>
    <style:style style:name="T1108" style:parent-style-name="DefaultParagraphFont" style:family="text">
      <style:text-properties style:font-name="Aptos" style:font-name-asian="Aptos" style:font-name-complex="Aptos" fo:font-weight="bold" style:font-weight-asian="bold" style:font-weight-complex="bold" fo:color="#000000"/>
    </style:style>
    <style:style style:name="P1109" style:parent-style-name="Normal" style:family="paragraph">
      <style:text-properties style:font-name="Aptos" style:font-name-asian="Aptos" style:font-name-complex="Aptos"/>
    </style:style>
    <style:style style:name="P1110" style:parent-style-name="Heading4" style:family="paragraph">
      <style:paragraph-properties fo:margin-top="0.2215in" fo:margin-bottom="0.2215in"/>
    </style:style>
    <style:style style:name="T1111" style:parent-style-name="DefaultParagraphFont" style:family="text">
      <style:text-properties style:font-name="Aptos" style:font-name-asian="Aptos" style:font-name-complex="Aptos" fo:font-weight="bold" style:font-weight-asian="bold" style:font-weight-complex="bold" fo:color="#000000"/>
    </style:style>
    <style:style style:name="P1112" style:parent-style-name="Normal" style:family="paragraph">
      <style:paragraph-properties fo:margin-top="0.1666in" fo:margin-bottom="0.1666in"/>
      <style:text-properties style:font-name="Aptos" style:font-name-asian="Aptos" style:font-name-complex="Aptos" fo:color="#000000"/>
    </style:style>
    <style:style style:name="P1113" style:parent-style-name="Normal" style:family="paragraph">
      <style:paragraph-properties fo:margin-top="0.1666in" fo:margin-bottom="0.1666in"/>
      <style:text-properties style:font-name="Aptos" style:font-name-asian="Aptos" style:font-name-complex="Aptos" fo:color="#000000"/>
    </style:style>
    <style:style style:name="P1114" style:parent-style-name="Normal" style:family="paragraph">
      <style:paragraph-properties fo:margin-top="0.1666in" fo:margin-bottom="0.1666in"/>
      <style:text-properties style:font-name="Aptos" style:font-name-asian="Aptos" style:font-name-complex="Aptos" fo:color="#000000"/>
    </style:style>
    <style:style style:name="P1115" style:parent-style-name="Normal" style:family="paragraph">
      <style:text-properties style:font-name="Aptos" style:font-name-asian="Aptos" style:font-name-complex="Aptos"/>
    </style:style>
    <style:style style:name="P1116" style:parent-style-name="Heading4" style:family="paragraph">
      <style:paragraph-properties fo:margin-top="0.2215in" fo:margin-bottom="0.2215in"/>
    </style:style>
    <style:style style:name="T1117" style:parent-style-name="DefaultParagraphFont" style:family="text">
      <style:text-properties style:font-name="Aptos" style:font-name-asian="Aptos" style:font-name-complex="Aptos" fo:font-weight="bold" style:font-weight-asian="bold" style:font-weight-complex="bold" fo:color="#000000"/>
    </style:style>
    <style:style style:name="P1118" style:parent-style-name="Normal" style:family="paragraph">
      <style:paragraph-properties fo:margin-top="0.1666in" fo:margin-bottom="0.1666in"/>
      <style:text-properties style:font-name="Aptos" style:font-name-asian="Aptos" style:font-name-complex="Aptos" fo:color="#000000"/>
    </style:style>
    <style:style style:name="P1119" style:parent-style-name="Normal" style:family="paragraph">
      <style:text-properties style:font-name="Aptos" style:font-name-asian="Aptos" style:font-name-complex="Aptos"/>
    </style:style>
    <style:style style:name="P1120" style:parent-style-name="Normal" style:family="paragraph">
      <style:paragraph-properties fo:margin-top="0.1666in" fo:margin-bottom="0.1666in"/>
    </style:style>
    <style:style style:name="T1121" style:parent-style-name="DefaultParagraphFont" style:family="text">
      <style:text-properties style:font-name="Aptos" style:font-name-asian="Aptos" style:font-name-complex="Aptos" fo:font-weight="bold" style:font-weight-asian="bold" style:font-weight-complex="bold" fo:color="#000000"/>
    </style:style>
    <style:style style:name="P1122" style:parent-style-name="Normal" style:family="paragraph">
      <style:paragraph-properties fo:margin-top="0.1666in" fo:margin-bottom="0.1666in"/>
      <style:text-properties style:font-name="Aptos" style:font-name-asian="Aptos" style:font-name-complex="Aptos" fo:color="#000000"/>
    </style:style>
    <style:style style:name="P1123" style:parent-style-name="Normal" style:family="paragraph">
      <style:paragraph-properties fo:margin-top="0.1666in" fo:margin-bottom="0.1666in"/>
      <style:text-properties style:font-name="Aptos" style:font-name-asian="Aptos" style:font-name-complex="Aptos" fo:color="#000000"/>
    </style:style>
    <style:style style:name="P1124" style:parent-style-name="Normal" style:family="paragraph">
      <style:paragraph-properties fo:margin-bottom="0in"/>
    </style:style>
    <style:style style:name="T1125" style:parent-style-name="DefaultParagraphFont" style:family="text">
      <style:text-properties style:font-name="Aptos" style:font-name-asian="Aptos" style:font-name-complex="Aptos" fo:color="#14181F"/>
    </style:style>
    <style:style style:name="T1126" style:parent-style-name="DefaultParagraphFont" style:family="text">
      <style:text-properties style:font-name="Aptos" style:font-name-asian="Aptos" style:font-name-complex="Aptos" fo:color="#14181F"/>
    </style:style>
    <style:style style:name="T1127" style:parent-style-name="DefaultParagraphFont" style:family="text">
      <style:text-properties style:font-name="Aptos" style:font-name-asian="Aptos" style:font-name-complex="Aptos" fo:color="#14181F"/>
    </style:style>
    <style:style style:name="T1128" style:parent-style-name="DefaultParagraphFont" style:family="text">
      <style:text-properties style:font-name="Aptos" style:font-name-asian="Aptos" style:font-name-complex="Aptos" fo:color="#14181F"/>
    </style:style>
    <style:style style:name="T1129" style:parent-style-name="DefaultParagraphFont" style:family="text">
      <style:text-properties style:font-name="Aptos" style:font-name-asian="Aptos" style:font-name-complex="Aptos" fo:color="#14181F"/>
    </style:style>
    <style:style style:name="T1130" style:parent-style-name="DefaultParagraphFont" style:family="text">
      <style:text-properties style:font-name="Aptos" style:font-name-asian="Aptos" style:font-name-complex="Aptos" fo:color="#14181F"/>
    </style:style>
    <style:style style:name="P1131" style:parent-style-name="Normal" style:family="paragraph">
      <style:paragraph-properties fo:margin-top="0.1666in" fo:margin-bottom="0.1666in"/>
    </style:style>
    <style:style style:name="T1132" style:parent-style-name="DefaultParagraphFont" style:family="text">
      <style:text-properties style:font-name="Aptos" style:font-name-asian="Aptos" style:font-name-complex="Aptos" fo:font-weight="bold" style:font-weight-asian="bold" style:font-weight-complex="bold" fo:color="#000000"/>
    </style:style>
    <style:style style:name="T1133" style:parent-style-name="DefaultParagraphFont" style:family="text">
      <style:text-properties style:font-name="Aptos" style:font-name-asian="Aptos" style:font-name-complex="Aptos" fo:color="#000000"/>
    </style:style>
    <style:style style:name="P1134" style:parent-style-name="Normal" style:family="paragraph">
      <style:text-properties style:font-name="Aptos" style:font-name-asian="Aptos" style:font-name-complex="Aptos"/>
    </style:style>
    <style:style style:name="P1135" style:parent-style-name="Normal" style:family="paragraph">
      <style:paragraph-properties fo:margin-top="0.1666in" fo:margin-bottom="0.1666in"/>
    </style:style>
    <style:style style:name="T1136" style:parent-style-name="DefaultParagraphFont" style:family="text">
      <style:text-properties style:font-name="Aptos" style:font-name-asian="Aptos" style:font-name-complex="Aptos" fo:font-weight="bold" style:font-weight-asian="bold" style:font-weight-complex="bold" fo:color="#000000"/>
    </style:style>
    <style:style style:name="P1137" style:parent-style-name="Normal" style:family="paragraph">
      <style:paragraph-properties fo:margin-top="0.1666in" fo:margin-bottom="0.1666in"/>
      <style:text-properties style:font-name="Aptos" style:font-name-asian="Aptos" style:font-name-complex="Aptos" fo:color="#000000"/>
    </style:style>
    <style:style style:name="P1138" style:parent-style-name="Normal" style:family="paragraph">
      <style:paragraph-properties fo:margin-top="0.1666in" fo:margin-bottom="0.1666in"/>
      <style:text-properties style:font-name="Aptos" style:font-name-asian="Aptos" style:font-name-complex="Aptos" fo:color="#000000"/>
    </style:style>
    <style:style style:name="P1139" style:parent-style-name="Normal" style:family="paragraph">
      <style:paragraph-properties fo:margin-bottom="0in"/>
    </style:style>
    <style:style style:name="T1140" style:parent-style-name="DefaultParagraphFont" style:family="text">
      <style:text-properties style:font-name="Aptos" style:font-name-asian="Aptos" style:font-name-complex="Aptos" fo:color="#14181F"/>
    </style:style>
    <style:style style:name="T1141" style:parent-style-name="DefaultParagraphFont" style:family="text">
      <style:text-properties style:font-name="Aptos" style:font-name-asian="Aptos" style:font-name-complex="Aptos" fo:color="#14181F"/>
    </style:style>
    <style:style style:name="T1142" style:parent-style-name="DefaultParagraphFont" style:family="text">
      <style:text-properties style:font-name="Aptos" style:font-name-asian="Aptos" style:font-name-complex="Aptos" fo:color="#14181F"/>
    </style:style>
    <style:style style:name="T1143" style:parent-style-name="DefaultParagraphFont" style:family="text">
      <style:text-properties style:font-name="Aptos" style:font-name-asian="Aptos" style:font-name-complex="Aptos" fo:color="#14181F"/>
    </style:style>
    <style:style style:name="T1144" style:parent-style-name="DefaultParagraphFont" style:family="text">
      <style:text-properties style:font-name="Aptos" style:font-name-asian="Aptos" style:font-name-complex="Aptos" fo:color="#14181F"/>
    </style:style>
    <style:style style:name="T1145" style:parent-style-name="DefaultParagraphFont" style:family="text">
      <style:text-properties style:font-name="Aptos" style:font-name-asian="Aptos" style:font-name-complex="Aptos" fo:color="#14181F"/>
    </style:style>
    <style:style style:name="T1146" style:parent-style-name="DefaultParagraphFont" style:family="text">
      <style:text-properties style:font-name="Aptos" style:font-name-asian="Aptos" style:font-name-complex="Aptos" fo:color="#14181F"/>
    </style:style>
    <style:style style:name="T1147" style:parent-style-name="DefaultParagraphFont" style:family="text">
      <style:text-properties style:font-name="Aptos" style:font-name-asian="Aptos" style:font-name-complex="Aptos" fo:color="#14181F"/>
    </style:style>
    <style:style style:name="P1148" style:parent-style-name="Normal" style:family="paragraph">
      <style:paragraph-properties fo:margin-top="0.1666in" fo:margin-bottom="0.1666in"/>
    </style:style>
    <style:style style:name="T1149" style:parent-style-name="DefaultParagraphFont" style:family="text">
      <style:text-properties style:font-name="Aptos" style:font-name-asian="Aptos" style:font-name-complex="Aptos" fo:font-weight="bold" style:font-weight-asian="bold" style:font-weight-complex="bold" fo:color="#000000"/>
    </style:style>
    <style:style style:name="T1150" style:parent-style-name="DefaultParagraphFont" style:family="text">
      <style:text-properties style:font-name="Aptos" style:font-name-asian="Aptos" style:font-name-complex="Aptos" fo:color="#000000"/>
    </style:style>
    <style:style style:name="P1151" style:parent-style-name="Normal" style:family="paragraph">
      <style:text-properties style:font-name="Aptos" style:font-name-asian="Aptos" style:font-name-complex="Aptos"/>
    </style:style>
    <style:style style:name="P1152" style:parent-style-name="Normal" style:family="paragraph">
      <style:paragraph-properties fo:margin-top="0.1666in" fo:margin-bottom="0.1666in"/>
    </style:style>
    <style:style style:name="T1153" style:parent-style-name="DefaultParagraphFont" style:family="text">
      <style:text-properties style:font-name="Aptos" style:font-name-asian="Aptos" style:font-name-complex="Aptos" fo:font-weight="bold" style:font-weight-asian="bold" style:font-weight-complex="bold" fo:color="#000000"/>
    </style:style>
    <style:style style:name="P1154" style:parent-style-name="Normal" style:family="paragraph">
      <style:paragraph-properties fo:margin-top="0.1666in" fo:margin-bottom="0.1666in"/>
      <style:text-properties style:font-name="Aptos" style:font-name-asian="Aptos" style:font-name-complex="Aptos" fo:color="#000000"/>
    </style:style>
    <style:style style:name="P1155" style:parent-style-name="Normal" style:family="paragraph">
      <style:paragraph-properties fo:margin-top="0.1666in" fo:margin-bottom="0.1666in"/>
      <style:text-properties style:font-name="Aptos" style:font-name-asian="Aptos" style:font-name-complex="Aptos" fo:color="#000000"/>
    </style:style>
    <style:style style:name="P1156" style:parent-style-name="Normal" style:family="paragraph">
      <style:paragraph-properties fo:margin-top="0.1666in" fo:margin-bottom="0.1666in"/>
      <style:text-properties style:font-name="Aptos" style:font-name-asian="Aptos" style:font-name-complex="Aptos" fo:color="#000000"/>
    </style:style>
    <style:style style:name="P1157" style:parent-style-name="Normal" style:family="paragraph">
      <style:paragraph-properties fo:margin-top="0.1666in" fo:margin-bottom="0.1666in"/>
      <style:text-properties style:font-name="Aptos" style:font-name-asian="Aptos" style:font-name-complex="Aptos" fo:color="#000000"/>
    </style:style>
    <style:style style:name="P1158" style:parent-style-name="Normal" style:family="paragraph">
      <style:paragraph-properties fo:margin-top="0.1666in" fo:margin-bottom="0.1666in"/>
      <style:text-properties style:font-name="Aptos" style:font-name-asian="Aptos" style:font-name-complex="Aptos" fo:color="#000000"/>
    </style:style>
    <style:style style:name="P1159" style:parent-style-name="Normal" style:family="paragraph">
      <style:text-properties style:font-name="Aptos" style:font-name-asian="Aptos" style:font-name-complex="Aptos"/>
    </style:style>
    <style:style style:name="P1160" style:parent-style-name="Normal" style:family="paragraph">
      <style:paragraph-properties fo:margin-top="0.1666in" fo:margin-bottom="0.1666in"/>
    </style:style>
    <style:style style:name="T1161" style:parent-style-name="DefaultParagraphFont" style:family="text">
      <style:text-properties style:font-name="Aptos" style:font-name-asian="Aptos" style:font-name-complex="Aptos" fo:font-weight="bold" style:font-weight-asian="bold" style:font-weight-complex="bold" fo:color="#000000"/>
    </style:style>
    <style:style style:name="P1162" style:parent-style-name="Normal" style:family="paragraph">
      <style:paragraph-properties fo:margin-top="0.1666in" fo:margin-bottom="0.1666in"/>
      <style:text-properties style:font-name="Aptos" style:font-name-asian="Aptos" style:font-name-complex="Aptos" fo:color="#000000"/>
    </style:style>
    <style:style style:name="P1163" style:parent-style-name="Normal" style:family="paragraph">
      <style:paragraph-properties fo:margin-top="0.1666in" fo:margin-bottom="0.1666in"/>
      <style:text-properties style:font-name="Aptos" style:font-name-asian="Aptos" style:font-name-complex="Aptos" fo:color="#000000"/>
    </style:style>
    <style:style style:name="P1164" style:parent-style-name="Normal" style:family="paragraph">
      <style:paragraph-properties fo:margin-bottom="0in"/>
    </style:style>
    <style:style style:name="T1165" style:parent-style-name="DefaultParagraphFont" style:family="text">
      <style:text-properties style:font-name="Aptos" style:font-name-asian="Aptos" style:font-name-complex="Aptos" fo:color="#14181F"/>
    </style:style>
    <style:style style:name="T1166" style:parent-style-name="DefaultParagraphFont" style:family="text">
      <style:text-properties style:font-name="Aptos" style:font-name-asian="Aptos" style:font-name-complex="Aptos" fo:color="#14181F"/>
    </style:style>
    <style:style style:name="T1167" style:parent-style-name="DefaultParagraphFont" style:family="text">
      <style:text-properties style:font-name="Aptos" style:font-name-asian="Aptos" style:font-name-complex="Aptos" fo:color="#14181F"/>
    </style:style>
    <style:style style:name="T1168" style:parent-style-name="DefaultParagraphFont" style:family="text">
      <style:text-properties style:font-name="Aptos" style:font-name-asian="Aptos" style:font-name-complex="Aptos" fo:color="#14181F"/>
    </style:style>
    <style:style style:name="T1169" style:parent-style-name="DefaultParagraphFont" style:family="text">
      <style:text-properties style:font-name="Aptos" style:font-name-asian="Aptos" style:font-name-complex="Aptos" fo:color="#14181F"/>
    </style:style>
    <style:style style:name="P1170" style:parent-style-name="Normal" style:family="paragraph">
      <style:paragraph-properties fo:margin-top="0.1666in" fo:margin-bottom="0.1666in"/>
    </style:style>
    <style:style style:name="T1171" style:parent-style-name="DefaultParagraphFont" style:family="text">
      <style:text-properties style:font-name="Aptos" style:font-name-asian="Aptos" style:font-name-complex="Aptos" fo:font-weight="bold" style:font-weight-asian="bold" style:font-weight-complex="bold" fo:color="#000000"/>
    </style:style>
    <style:style style:name="T1172" style:parent-style-name="DefaultParagraphFont" style:family="text">
      <style:text-properties style:font-name="Aptos" style:font-name-asian="Aptos" style:font-name-complex="Aptos" fo:color="#000000"/>
    </style:style>
    <style:style style:name="P1173" style:parent-style-name="Normal" style:family="paragraph">
      <style:text-properties style:font-name="Aptos" style:font-name-asian="Aptos" style:font-name-complex="Aptos"/>
    </style:style>
    <style:style style:name="P1174" style:parent-style-name="Normal" style:family="paragraph">
      <style:paragraph-properties fo:margin-top="0.1666in" fo:margin-bottom="0.1666in"/>
    </style:style>
    <style:style style:name="T1175" style:parent-style-name="DefaultParagraphFont" style:family="text">
      <style:text-properties style:font-name="Aptos" style:font-name-asian="Aptos" style:font-name-complex="Aptos" fo:font-weight="bold" style:font-weight-asian="bold" style:font-weight-complex="bold" fo:color="#000000"/>
    </style:style>
    <style:style style:name="P1176" style:parent-style-name="Normal" style:family="paragraph">
      <style:paragraph-properties fo:margin-top="0.1666in" fo:margin-bottom="0.1666in"/>
      <style:text-properties style:font-name="Aptos" style:font-name-asian="Aptos" style:font-name-complex="Aptos" fo:color="#000000"/>
    </style:style>
    <style:style style:name="P1177" style:parent-style-name="Normal" style:family="paragraph">
      <style:paragraph-properties fo:margin-top="0.1666in" fo:margin-bottom="0.1666in"/>
      <style:text-properties style:font-name="Aptos" style:font-name-asian="Aptos" style:font-name-complex="Aptos" fo:color="#000000"/>
    </style:style>
    <style:style style:name="P1178" style:parent-style-name="Normal" style:family="paragraph">
      <style:text-properties style:font-name="Aptos" style:font-name-asian="Aptos" style:font-name-complex="Aptos"/>
    </style:style>
    <style:style style:name="P1179" style:parent-style-name="Heading4" style:family="paragraph">
      <style:paragraph-properties fo:margin-top="0.2215in" fo:margin-bottom="0.2215in"/>
    </style:style>
    <style:style style:name="T1180" style:parent-style-name="DefaultParagraphFont" style:family="text">
      <style:text-properties style:font-name="Aptos" style:font-name-asian="Aptos" style:font-name-complex="Aptos" fo:font-weight="bold" style:font-weight-asian="bold" style:font-weight-complex="bold" fo:color="#000000"/>
    </style:style>
    <style:style style:name="P1181" style:parent-style-name="Normal" style:family="paragraph">
      <style:paragraph-properties fo:margin-top="0.1666in" fo:margin-bottom="0.1666in"/>
    </style:style>
    <style:style style:name="T1182" style:parent-style-name="DefaultParagraphFont" style:family="text">
      <style:text-properties style:font-name="Aptos" style:font-name-asian="Aptos" style:font-name-complex="Aptos" fo:font-weight="bold" style:font-weight-asian="bold" style:font-weight-complex="bold" fo:color="#000000"/>
    </style:style>
    <style:style style:name="T1183" style:parent-style-name="DefaultParagraphFont" style:family="text">
      <style:text-properties style:font-name="Aptos" style:font-name-asian="Aptos" style:font-name-complex="Aptos" fo:color="#000000"/>
    </style:style>
    <style:style style:name="P1184" style:parent-style-name="Normal" style:family="paragraph">
      <style:paragraph-properties fo:margin-top="0.1666in" fo:margin-bottom="0.1666in"/>
    </style:style>
    <style:style style:name="T1185" style:parent-style-name="DefaultParagraphFont" style:family="text">
      <style:text-properties style:font-name="Aptos" style:font-name-asian="Aptos" style:font-name-complex="Aptos" fo:font-weight="bold" style:font-weight-asian="bold" style:font-weight-complex="bold" fo:color="#000000"/>
    </style:style>
    <style:style style:name="T1186" style:parent-style-name="DefaultParagraphFont" style:family="text">
      <style:text-properties style:font-name="Aptos" style:font-name-asian="Aptos" style:font-name-complex="Aptos" fo:color="#000000"/>
    </style:style>
    <style:style style:name="P1187" style:parent-style-name="Normal" style:family="paragraph">
      <style:paragraph-properties fo:margin-top="0.1666in" fo:margin-bottom="0.1666in"/>
    </style:style>
    <style:style style:name="T1188" style:parent-style-name="DefaultParagraphFont" style:family="text">
      <style:text-properties style:font-name="Aptos" style:font-name-asian="Aptos" style:font-name-complex="Aptos" fo:font-weight="bold" style:font-weight-asian="bold" style:font-weight-complex="bold" fo:color="#000000"/>
    </style:style>
    <style:style style:name="T1189" style:parent-style-name="DefaultParagraphFont" style:family="text">
      <style:text-properties style:font-name="Aptos" style:font-name-asian="Aptos" style:font-name-complex="Aptos" fo:color="#000000"/>
    </style:style>
    <style:style style:name="P1190" style:parent-style-name="Normal" style:family="paragraph">
      <style:paragraph-properties fo:margin-top="0.1666in" fo:margin-bottom="0.1666in"/>
    </style:style>
    <style:style style:name="T1191" style:parent-style-name="DefaultParagraphFont" style:family="text">
      <style:text-properties style:font-name="Aptos" style:font-name-asian="Aptos" style:font-name-complex="Aptos" fo:font-weight="bold" style:font-weight-asian="bold" style:font-weight-complex="bold" fo:color="#000000"/>
    </style:style>
    <style:style style:name="T1192" style:parent-style-name="DefaultParagraphFont" style:family="text">
      <style:text-properties style:font-name="Aptos" style:font-name-asian="Aptos" style:font-name-complex="Aptos" fo:color="#000000"/>
    </style:style>
    <style:style style:name="P1193" style:parent-style-name="Normal" style:family="paragraph">
      <style:paragraph-properties fo:margin-top="0.1666in" fo:margin-bottom="0.1666in"/>
    </style:style>
    <style:style style:name="T1194" style:parent-style-name="DefaultParagraphFont" style:family="text">
      <style:text-properties style:font-name="Aptos" style:font-name-asian="Aptos" style:font-name-complex="Aptos" fo:font-weight="bold" style:font-weight-asian="bold" style:font-weight-complex="bold" fo:color="#000000"/>
    </style:style>
    <style:style style:name="T1195" style:parent-style-name="DefaultParagraphFont" style:family="text">
      <style:text-properties style:font-name="Aptos" style:font-name-asian="Aptos" style:font-name-complex="Aptos" fo:color="#000000"/>
    </style:style>
    <style:style style:name="P1196" style:parent-style-name="Normal" style:family="paragraph">
      <style:text-properties style:font-name="Aptos" style:font-name-asian="Aptos" style:font-name-complex="Aptos"/>
    </style:style>
    <style:style style:name="P1197" style:parent-style-name="Heading4" style:family="paragraph">
      <style:paragraph-properties fo:margin-top="0.2215in" fo:margin-bottom="0.2215in"/>
    </style:style>
    <style:style style:name="T1198" style:parent-style-name="DefaultParagraphFont" style:family="text">
      <style:text-properties style:font-name="Aptos" style:font-name-asian="Aptos" style:font-name-complex="Aptos" fo:font-weight="bold" style:font-weight-asian="bold" style:font-weight-complex="bold" fo:color="#000000"/>
    </style:style>
    <style:style style:name="P1199" style:parent-style-name="Normal" style:family="paragraph">
      <style:paragraph-properties fo:margin-bottom="0in"/>
    </style:style>
    <style:style style:name="T1200" style:parent-style-name="DefaultParagraphFont" style:family="text">
      <style:text-properties style:font-name="Aptos" style:font-name-asian="Aptos" style:font-name-complex="Aptos" fo:color="#14181F"/>
    </style:style>
    <style:style style:name="T1201" style:parent-style-name="DefaultParagraphFont" style:family="text">
      <style:text-properties style:font-name="Aptos" style:font-name-asian="Aptos" style:font-name-complex="Aptos" fo:color="#14181F"/>
    </style:style>
    <style:style style:name="T1202" style:parent-style-name="DefaultParagraphFont" style:family="text">
      <style:text-properties style:font-name="Aptos" style:font-name-asian="Aptos" style:font-name-complex="Aptos" fo:color="#14181F"/>
    </style:style>
    <style:style style:name="T1203" style:parent-style-name="DefaultParagraphFont" style:family="text">
      <style:text-properties style:font-name="Aptos" style:font-name-asian="Aptos" style:font-name-complex="Aptos" fo:color="#14181F"/>
    </style:style>
    <style:style style:name="T1204" style:parent-style-name="DefaultParagraphFont" style:family="text">
      <style:text-properties style:font-name="Aptos" style:font-name-asian="Aptos" style:font-name-complex="Aptos" fo:color="#14181F"/>
    </style:style>
    <style:style style:name="T1205" style:parent-style-name="DefaultParagraphFont" style:family="text">
      <style:text-properties style:font-name="Aptos" style:font-name-asian="Aptos" style:font-name-complex="Aptos" fo:color="#14181F"/>
    </style:style>
    <style:style style:name="T1206" style:parent-style-name="DefaultParagraphFont" style:family="text">
      <style:text-properties style:font-name="Aptos" style:font-name-asian="Aptos" style:font-name-complex="Aptos" fo:color="#14181F"/>
    </style:style>
    <style:style style:name="T1207" style:parent-style-name="DefaultParagraphFont" style:family="text">
      <style:text-properties style:font-name="Aptos" style:font-name-asian="Aptos" style:font-name-complex="Aptos" fo:color="#14181F"/>
    </style:style>
    <style:style style:name="P1208" style:parent-style-name="Normal" style:family="paragraph">
      <style:text-properties style:font-name="Aptos" style:font-name-asian="Aptos" style:font-name-complex="Aptos"/>
    </style:style>
    <style:style style:name="P1209" style:parent-style-name="Heading3" style:family="paragraph">
      <style:paragraph-properties fo:margin-top="0.1951in" fo:margin-bottom="0.1951in"/>
    </style:style>
    <style:style style:name="T1210" style:parent-style-name="DefaultParagraphFont" style:family="text">
      <style:text-properties style:font-name="Aptos" style:font-name-asian="Aptos" style:font-name-complex="Aptos" fo:font-weight="bold" style:font-weight-asian="bold" style:font-weight-complex="bold" fo:color="#000000"/>
    </style:style>
    <style:style style:name="P1211" style:parent-style-name="Normal" style:family="paragraph">
      <style:paragraph-properties fo:margin-top="0.1666in" fo:margin-bottom="0.1666in"/>
      <style:text-properties style:font-name="Aptos" style:font-name-asian="Aptos" style:font-name-complex="Aptos" fo:color="#000000"/>
    </style:style>
    <style:style style:name="P1212" style:parent-style-name="Normal" style:family="paragraph">
      <style:paragraph-properties fo:margin-top="0.1666in" fo:margin-bottom="0.1666in"/>
      <style:text-properties style:font-name="Aptos" style:font-name-asian="Aptos" style:font-name-complex="Aptos" fo:color="#000000"/>
    </style:style>
    <style:style style:name="P1213" style:parent-style-name="Normal" style:family="paragraph">
      <style:text-properties style:font-name="Aptos" style:font-name-asian="Aptos" style:font-name-complex="Aptos"/>
    </style:style>
    <style:style style:name="P1214" style:parent-style-name="Heading3" style:family="paragraph">
      <style:paragraph-properties fo:margin-top="0.1951in" fo:margin-bottom="0.1951in"/>
    </style:style>
    <style:style style:name="T1215" style:parent-style-name="DefaultParagraphFont" style:family="text">
      <style:text-properties style:font-name="Aptos" style:font-name-asian="Aptos" style:font-name-complex="Aptos" fo:font-weight="bold" style:font-weight-asian="bold" style:font-weight-complex="bold" fo:color="#000000"/>
    </style:style>
    <style:style style:name="P1216" style:parent-style-name="Normal" style:family="paragraph">
      <style:paragraph-properties fo:margin-top="0.1666in" fo:margin-bottom="0.1666in"/>
      <style:text-properties style:font-name="Aptos" style:font-name-asian="Aptos" style:font-name-complex="Aptos" fo:color="#000000"/>
    </style:style>
    <style:style style:name="P1217" style:parent-style-name="Normal" style:family="paragraph">
      <style:paragraph-properties fo:margin-top="0.1666in" fo:margin-bottom="0.1666in"/>
    </style:style>
    <style:style style:name="T1218" style:parent-style-name="DefaultParagraphFont" style:family="text">
      <style:text-properties style:font-name="Aptos" style:font-name-asian="Aptos" style:font-name-complex="Aptos" fo:font-weight="bold" style:font-weight-asian="bold" style:font-weight-complex="bold" fo:color="#000000"/>
    </style:style>
    <style:style style:name="P1219" style:parent-style-name="Normal" style:family="paragraph">
      <style:paragraph-properties fo:margin-top="0.1666in" fo:margin-bottom="0.1666in"/>
      <style:text-properties style:font-name="Aptos" style:font-name-asian="Aptos" style:font-name-complex="Aptos" fo:color="#000000"/>
    </style:style>
    <style:style style:name="P1220" style:parent-style-name="Normal" style:family="paragraph">
      <style:paragraph-properties fo:margin-top="0.1666in" fo:margin-bottom="0.1666in"/>
    </style:style>
    <style:style style:name="T1221" style:parent-style-name="DefaultParagraphFont" style:family="text">
      <style:text-properties style:font-name="Aptos" style:font-name-asian="Aptos" style:font-name-complex="Aptos" fo:font-weight="bold" style:font-weight-asian="bold" style:font-weight-complex="bold" fo:color="#000000"/>
    </style:style>
    <style:style style:name="P1222" style:parent-style-name="Normal" style:family="paragraph">
      <style:paragraph-properties fo:margin-top="0.1666in" fo:margin-bottom="0.1666in"/>
      <style:text-properties style:font-name="Aptos" style:font-name-asian="Aptos" style:font-name-complex="Aptos" fo:color="#000000"/>
    </style:style>
    <style:style style:name="P1223" style:parent-style-name="Normal" style:family="paragraph">
      <style:paragraph-properties fo:margin-top="0.1666in" fo:margin-bottom="0.1666in"/>
      <style:text-properties style:font-name="Aptos" style:font-name-asian="Aptos" style:font-name-complex="Aptos" fo:color="#000000"/>
    </style:style>
    <style:style style:name="P1224" style:parent-style-name="Normal" style:family="paragraph">
      <style:paragraph-properties fo:margin-top="0.1666in" fo:margin-bottom="0.1666in"/>
    </style:style>
    <style:style style:name="T1225" style:parent-style-name="DefaultParagraphFont" style:family="text">
      <style:text-properties style:font-name="Aptos" style:font-name-asian="Aptos" style:font-name-complex="Aptos" fo:font-weight="bold" style:font-weight-asian="bold" style:font-weight-complex="bold" fo:color="#000000"/>
    </style:style>
    <style:style style:name="P1226" style:parent-style-name="Normal" style:family="paragraph">
      <style:paragraph-properties fo:margin-top="0.1666in" fo:margin-bottom="0.1666in"/>
      <style:text-properties style:font-name="Aptos" style:font-name-asian="Aptos" style:font-name-complex="Aptos" fo:color="#000000"/>
    </style:style>
    <style:style style:name="P1227" style:parent-style-name="Normal" style:family="paragraph">
      <style:paragraph-properties fo:margin-top="0.1666in" fo:margin-bottom="0.1666in"/>
    </style:style>
    <style:style style:name="T1228" style:parent-style-name="DefaultParagraphFont" style:family="text">
      <style:text-properties style:font-name="Aptos" style:font-name-asian="Aptos" style:font-name-complex="Aptos" fo:font-weight="bold" style:font-weight-asian="bold" style:font-weight-complex="bold" fo:color="#000000"/>
    </style:style>
    <style:style style:name="P1229" style:parent-style-name="Normal" style:family="paragraph">
      <style:paragraph-properties fo:margin-top="0.1666in" fo:margin-bottom="0.1666in"/>
      <style:text-properties style:font-name="Aptos" style:font-name-asian="Aptos" style:font-name-complex="Aptos" fo:color="#000000"/>
    </style:style>
    <style:style style:name="P1230" style:parent-style-name="Heading2" style:family="paragraph">
      <style:paragraph-properties fo:margin-top="0.2076in" fo:margin-bottom="0.2076in"/>
    </style:style>
    <style:style style:name="T1231"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1232" style:parent-style-name="Heading3" style:family="paragraph">
      <style:paragraph-properties fo:margin-top="0.1951in" fo:margin-bottom="0.1951in"/>
    </style:style>
    <style:style style:name="T1233" style:parent-style-name="DefaultParagraphFont" style:family="text">
      <style:text-properties style:font-name="Aptos" style:font-name-asian="Aptos" style:font-name-complex="Aptos" fo:font-weight="bold" style:font-weight-asian="bold" style:font-weight-complex="bold" fo:color="#000000"/>
    </style:style>
    <style:style style:name="P1234" style:parent-style-name="Normal" style:family="paragraph">
      <style:paragraph-properties fo:margin-top="0.1666in" fo:margin-bottom="0.1666in"/>
    </style:style>
    <style:style style:name="T1235" style:parent-style-name="DefaultParagraphFont" style:family="text">
      <style:text-properties style:font-name="Aptos" style:font-name-asian="Aptos" style:font-name-complex="Aptos" fo:color="#000000"/>
    </style:style>
    <style:style style:name="P1236" style:parent-style-name="Normal" style:family="paragraph">
      <style:paragraph-properties fo:margin-top="0.1666in" fo:margin-bottom="0.1666in"/>
    </style:style>
    <style:style style:name="T1237" style:parent-style-name="DefaultParagraphFont" style:family="text">
      <style:text-properties style:font-name="Aptos" style:font-name-asian="Aptos" style:font-name-complex="Aptos" fo:color="#000000"/>
    </style:style>
    <style:style style:name="P1238" style:parent-style-name="Normal" style:family="paragraph">
      <style:paragraph-properties fo:margin-top="0.1666in" fo:margin-bottom="0.1666in"/>
    </style:style>
    <style:style style:name="T1239" style:parent-style-name="DefaultParagraphFont" style:family="text">
      <style:text-properties style:font-name="Aptos" style:font-name-asian="Aptos" style:font-name-complex="Aptos" fo:color="#000000"/>
    </style:style>
    <style:style style:name="P1240" style:parent-style-name="Normal" style:family="paragraph">
      <style:paragraph-properties fo:margin-top="0.1666in" fo:margin-bottom="0.1666in"/>
    </style:style>
    <style:style style:name="T1241" style:parent-style-name="DefaultParagraphFont" style:family="text">
      <style:text-properties style:font-name="Aptos" style:font-name-asian="Aptos" style:font-name-complex="Aptos" fo:color="#000000"/>
    </style:style>
    <style:style style:name="P1242" style:parent-style-name="Heading3" style:family="paragraph">
      <style:paragraph-properties fo:margin-top="0.1951in" fo:margin-bottom="0.1951in"/>
    </style:style>
    <style:style style:name="T1243" style:parent-style-name="DefaultParagraphFont" style:family="text">
      <style:text-properties style:font-name="Aptos" style:font-name-asian="Aptos" style:font-name-complex="Aptos" fo:font-weight="bold" style:font-weight-asian="bold" style:font-weight-complex="bold" fo:color="#000000"/>
    </style:style>
    <style:style style:name="P1244" style:parent-style-name="Normal" style:family="paragraph">
      <style:paragraph-properties fo:margin-top="0.1666in" fo:margin-bottom="0.1666in"/>
    </style:style>
    <style:style style:name="T1245" style:parent-style-name="DefaultParagraphFont" style:family="text">
      <style:text-properties style:font-name="Aptos" style:font-name-asian="Aptos" style:font-name-complex="Aptos" fo:color="#000000"/>
    </style:style>
    <style:style style:name="P1246" style:parent-style-name="Normal" style:family="paragraph">
      <style:paragraph-properties fo:margin-top="0.1666in" fo:margin-bottom="0.1666in"/>
    </style:style>
    <style:style style:name="T1247" style:parent-style-name="DefaultParagraphFont" style:family="text">
      <style:text-properties style:font-name="Aptos" style:font-name-asian="Aptos" style:font-name-complex="Aptos" fo:font-weight="bold" style:font-weight-asian="bold" style:font-weight-complex="bold" fo:color="#000000"/>
    </style:style>
    <style:style style:name="T1248" style:parent-style-name="DefaultParagraphFont" style:family="text">
      <style:text-properties style:font-name="Aptos" style:font-name-asian="Aptos" style:font-name-complex="Aptos" fo:color="#000000"/>
    </style:style>
    <style:style style:name="P1249" style:parent-style-name="Normal" style:family="paragraph">
      <style:paragraph-properties fo:margin-top="0.1666in" fo:margin-bottom="0.1666in"/>
    </style:style>
    <style:style style:name="T1250" style:parent-style-name="DefaultParagraphFont" style:family="text">
      <style:text-properties style:font-name="Aptos" style:font-name-asian="Aptos" style:font-name-complex="Aptos" fo:color="#000000"/>
    </style:style>
    <style:style style:name="P1251" style:parent-style-name="Normal" style:family="paragraph">
      <style:paragraph-properties fo:margin-top="0.1666in" fo:margin-bottom="0.1666in"/>
    </style:style>
    <style:style style:name="T1252" style:parent-style-name="DefaultParagraphFont" style:family="text">
      <style:text-properties style:font-name="Aptos" style:font-name-asian="Aptos" style:font-name-complex="Aptos" fo:font-weight="bold" style:font-weight-asian="bold" style:font-weight-complex="bold" fo:color="#000000"/>
    </style:style>
    <style:style style:name="T1253" style:parent-style-name="DefaultParagraphFont" style:family="text">
      <style:text-properties style:font-name="Aptos" style:font-name-asian="Aptos" style:font-name-complex="Aptos" fo:color="#000000"/>
    </style:style>
    <style:style style:name="P1254" style:parent-style-name="Normal" style:family="paragraph">
      <style:paragraph-properties fo:margin-top="0.1666in" fo:margin-bottom="0.1666in"/>
    </style:style>
    <style:style style:name="T1255" style:parent-style-name="DefaultParagraphFont" style:family="text">
      <style:text-properties style:font-name="Aptos" style:font-name-asian="Aptos" style:font-name-complex="Aptos" fo:color="#000000"/>
    </style:style>
    <style:style style:name="P1256" style:parent-style-name="Normal" style:family="paragraph">
      <style:paragraph-properties fo:margin-top="0.1666in" fo:margin-bottom="0.1666in"/>
    </style:style>
    <style:style style:name="T1257" style:parent-style-name="DefaultParagraphFont" style:family="text">
      <style:text-properties style:font-name="Aptos" style:font-name-asian="Aptos" style:font-name-complex="Aptos" fo:color="#000000"/>
    </style:style>
    <style:style style:name="P1258" style:parent-style-name="Heading3" style:family="paragraph">
      <style:paragraph-properties fo:margin-top="0.1951in" fo:margin-bottom="0.1951in"/>
    </style:style>
    <style:style style:name="T1259" style:parent-style-name="DefaultParagraphFont" style:family="text">
      <style:text-properties style:font-name="Aptos" style:font-name-asian="Aptos" style:font-name-complex="Aptos" fo:font-weight="bold" style:font-weight-asian="bold" style:font-weight-complex="bold" fo:color="#000000"/>
    </style:style>
    <style:style style:name="P1260" style:parent-style-name="Normal" style:family="paragraph">
      <style:paragraph-properties fo:margin-top="0.1666in" fo:margin-bottom="0.1666in"/>
    </style:style>
    <style:style style:name="T1261" style:parent-style-name="DefaultParagraphFont" style:family="text">
      <style:text-properties style:font-name="Aptos" style:font-name-asian="Aptos" style:font-name-complex="Aptos" fo:color="#000000"/>
    </style:style>
    <style:style style:name="P1262" style:parent-style-name="Heading4" style:family="paragraph">
      <style:paragraph-properties fo:margin-top="0.2215in" fo:margin-bottom="0.2215in"/>
    </style:style>
    <style:style style:name="T1263" style:parent-style-name="DefaultParagraphFont" style:family="text">
      <style:text-properties style:font-name="Aptos" style:font-name-asian="Aptos" style:font-name-complex="Aptos" fo:font-weight="bold" style:font-weight-asian="bold" style:font-weight-complex="bold" fo:color="#000000"/>
    </style:style>
    <style:style style:name="P1264" style:parent-style-name="Normal" style:family="paragraph">
      <style:paragraph-properties fo:margin-top="0.1666in" fo:margin-bottom="0.1666in"/>
    </style:style>
    <style:style style:name="T1265" style:parent-style-name="DefaultParagraphFont" style:family="text">
      <style:text-properties style:font-name="Aptos" style:font-name-asian="Aptos" style:font-name-complex="Aptos" fo:color="#000000"/>
    </style:style>
    <style:style style:name="P1266" style:parent-style-name="Normal" style:family="paragraph">
      <style:paragraph-properties fo:margin-bottom="0in"/>
    </style:style>
    <style:style style:name="T1267" style:parent-style-name="DefaultParagraphFont" style:family="text">
      <style:text-properties style:font-name="Aptos" style:font-name-asian="Aptos" style:font-name-complex="Aptos" fo:color="#14181F"/>
    </style:style>
    <style:style style:name="T1268" style:parent-style-name="DefaultParagraphFont" style:family="text">
      <style:text-properties style:font-name="Aptos" style:font-name-asian="Aptos" style:font-name-complex="Aptos" fo:color="#14181F"/>
    </style:style>
    <style:style style:name="T1269" style:parent-style-name="DefaultParagraphFont" style:family="text">
      <style:text-properties style:font-name="Aptos" style:font-name-asian="Aptos" style:font-name-complex="Aptos" fo:color="#14181F"/>
    </style:style>
    <style:style style:name="T1270" style:parent-style-name="DefaultParagraphFont" style:family="text">
      <style:text-properties style:font-name="Aptos" style:font-name-asian="Aptos" style:font-name-complex="Aptos" fo:color="#14181F"/>
    </style:style>
    <style:style style:name="T1271" style:parent-style-name="DefaultParagraphFont" style:family="text">
      <style:text-properties style:font-name="Aptos" style:font-name-asian="Aptos" style:font-name-complex="Aptos" fo:color="#14181F"/>
    </style:style>
    <style:style style:name="P1272" style:parent-style-name="Normal" style:family="paragraph">
      <style:paragraph-properties fo:margin-top="0.1666in" fo:margin-bottom="0.1666in"/>
    </style:style>
    <style:style style:name="T1273" style:parent-style-name="DefaultParagraphFont" style:family="text">
      <style:text-properties style:font-name="Aptos" style:font-name-asian="Aptos" style:font-name-complex="Aptos" fo:color="#000000"/>
    </style:style>
    <style:style style:name="P1274" style:parent-style-name="Normal" style:family="paragraph">
      <style:paragraph-properties fo:margin-top="0.1666in" fo:margin-bottom="0.1666in"/>
    </style:style>
    <style:style style:name="T1275" style:parent-style-name="DefaultParagraphFont" style:family="text">
      <style:text-properties style:font-name="Aptos" style:font-name-asian="Aptos" style:font-name-complex="Aptos" fo:color="#000000"/>
    </style:style>
    <style:style style:name="P1276" style:parent-style-name="Heading4" style:family="paragraph">
      <style:paragraph-properties fo:margin-top="0.2215in" fo:margin-bottom="0.2215in"/>
    </style:style>
    <style:style style:name="T1277" style:parent-style-name="DefaultParagraphFont" style:family="text">
      <style:text-properties style:font-name="Aptos" style:font-name-asian="Aptos" style:font-name-complex="Aptos" fo:font-weight="bold" style:font-weight-asian="bold" style:font-weight-complex="bold" fo:color="#000000"/>
    </style:style>
    <style:style style:name="P1278" style:parent-style-name="Normal" style:family="paragraph">
      <style:paragraph-properties fo:margin-top="0.1666in" fo:margin-bottom="0.1666in"/>
    </style:style>
    <style:style style:name="T1279" style:parent-style-name="DefaultParagraphFont" style:family="text">
      <style:text-properties style:font-name="Aptos" style:font-name-asian="Aptos" style:font-name-complex="Aptos" fo:color="#000000"/>
    </style:style>
    <style:style style:name="P1280" style:parent-style-name="Normal" style:family="paragraph">
      <style:paragraph-properties fo:margin-top="0.1666in" fo:margin-bottom="0.1666in"/>
    </style:style>
    <style:style style:name="T1281" style:parent-style-name="DefaultParagraphFont" style:family="text">
      <style:text-properties style:font-name="Aptos" style:font-name-asian="Aptos" style:font-name-complex="Aptos" fo:color="#000000"/>
    </style:style>
    <style:style style:name="P1282" style:parent-style-name="Normal" style:family="paragraph">
      <style:paragraph-properties fo:margin-top="0.1666in" fo:margin-bottom="0.1666in"/>
    </style:style>
    <style:style style:name="T1283" style:parent-style-name="DefaultParagraphFont" style:family="text">
      <style:text-properties style:font-name="Aptos" style:font-name-asian="Aptos" style:font-name-complex="Aptos" fo:color="#000000"/>
    </style:style>
    <style:style style:name="P1284" style:parent-style-name="Normal" style:family="paragraph">
      <style:paragraph-properties fo:margin-bottom="0in"/>
    </style:style>
    <style:style style:name="T1285" style:parent-style-name="DefaultParagraphFont" style:family="text">
      <style:text-properties style:font-name="Aptos" style:font-name-asian="Aptos" style:font-name-complex="Aptos" fo:color="#14181F"/>
    </style:style>
    <style:style style:name="T1286" style:parent-style-name="DefaultParagraphFont" style:family="text">
      <style:text-properties style:font-name="Aptos" style:font-name-asian="Aptos" style:font-name-complex="Aptos" fo:color="#14181F"/>
    </style:style>
    <style:style style:name="T1287" style:parent-style-name="DefaultParagraphFont" style:family="text">
      <style:text-properties style:font-name="Aptos" style:font-name-asian="Aptos" style:font-name-complex="Aptos" fo:color="#14181F"/>
    </style:style>
    <style:style style:name="T1288" style:parent-style-name="DefaultParagraphFont" style:family="text">
      <style:text-properties style:font-name="Aptos" style:font-name-asian="Aptos" style:font-name-complex="Aptos" fo:color="#14181F"/>
    </style:style>
    <style:style style:name="T1289" style:parent-style-name="DefaultParagraphFont" style:family="text">
      <style:text-properties style:font-name="Aptos" style:font-name-asian="Aptos" style:font-name-complex="Aptos" fo:color="#14181F"/>
    </style:style>
    <style:style style:name="T1290" style:parent-style-name="DefaultParagraphFont" style:family="text">
      <style:text-properties style:font-name="Aptos" style:font-name-asian="Aptos" style:font-name-complex="Aptos" fo:color="#14181F"/>
    </style:style>
    <style:style style:name="P1291" style:parent-style-name="Normal" style:family="paragraph">
      <style:paragraph-properties fo:margin-top="0.1666in" fo:margin-bottom="0.1666in"/>
    </style:style>
    <style:style style:name="T1292" style:parent-style-name="DefaultParagraphFont" style:family="text">
      <style:text-properties style:font-name="Aptos" style:font-name-asian="Aptos" style:font-name-complex="Aptos" fo:color="#000000"/>
    </style:style>
    <style:style style:name="P1293" style:parent-style-name="Heading4" style:family="paragraph">
      <style:paragraph-properties fo:margin-top="0.2215in" fo:margin-bottom="0.2215in"/>
    </style:style>
    <style:style style:name="T1294" style:parent-style-name="DefaultParagraphFont" style:family="text">
      <style:text-properties style:font-name="Aptos" style:font-name-asian="Aptos" style:font-name-complex="Aptos" fo:font-weight="bold" style:font-weight-asian="bold" style:font-weight-complex="bold" fo:color="#000000"/>
    </style:style>
    <style:style style:name="P1295" style:parent-style-name="Normal" style:family="paragraph">
      <style:paragraph-properties fo:margin-top="0.1666in" fo:margin-bottom="0.1666in"/>
    </style:style>
    <style:style style:name="T1296" style:parent-style-name="DefaultParagraphFont" style:family="text">
      <style:text-properties style:font-name="Aptos" style:font-name-asian="Aptos" style:font-name-complex="Aptos" fo:color="#000000"/>
    </style:style>
    <style:style style:name="P1297" style:parent-style-name="Normal" style:family="paragraph">
      <style:paragraph-properties fo:margin-top="0.1666in" fo:margin-bottom="0.1666in"/>
    </style:style>
    <style:style style:name="T1298" style:parent-style-name="DefaultParagraphFont" style:family="text">
      <style:text-properties style:font-name="Aptos" style:font-name-asian="Aptos" style:font-name-complex="Aptos" fo:color="#000000"/>
    </style:style>
    <style:style style:name="P1299" style:parent-style-name="Normal" style:family="paragraph">
      <style:paragraph-properties fo:margin-bottom="0in"/>
    </style:style>
    <style:style style:name="T1300" style:parent-style-name="DefaultParagraphFont" style:family="text">
      <style:text-properties style:font-name="Aptos" style:font-name-asian="Aptos" style:font-name-complex="Aptos" fo:color="#14181F"/>
    </style:style>
    <style:style style:name="T1301" style:parent-style-name="DefaultParagraphFont" style:family="text">
      <style:text-properties style:font-name="Aptos" style:font-name-asian="Aptos" style:font-name-complex="Aptos" fo:color="#14181F"/>
    </style:style>
    <style:style style:name="T1302" style:parent-style-name="DefaultParagraphFont" style:family="text">
      <style:text-properties style:font-name="Aptos" style:font-name-asian="Aptos" style:font-name-complex="Aptos" fo:color="#14181F"/>
    </style:style>
    <style:style style:name="T1303" style:parent-style-name="DefaultParagraphFont" style:family="text">
      <style:text-properties style:font-name="Aptos" style:font-name-asian="Aptos" style:font-name-complex="Aptos" fo:color="#14181F"/>
    </style:style>
    <style:style style:name="P1304" style:parent-style-name="Normal" style:family="paragraph">
      <style:paragraph-properties fo:margin-top="0.1666in" fo:margin-bottom="0.1666in"/>
    </style:style>
    <style:style style:name="T1305" style:parent-style-name="DefaultParagraphFont" style:family="text">
      <style:text-properties style:font-name="Aptos" style:font-name-asian="Aptos" style:font-name-complex="Aptos" fo:color="#000000"/>
    </style:style>
    <style:style style:name="P1306" style:parent-style-name="Normal" style:family="paragraph">
      <style:paragraph-properties fo:margin-top="0.1666in" fo:margin-bottom="0.1666in"/>
    </style:style>
    <style:style style:name="T1307" style:parent-style-name="DefaultParagraphFont" style:family="text">
      <style:text-properties style:font-name="Aptos" style:font-name-asian="Aptos" style:font-name-complex="Aptos" fo:color="#000000"/>
    </style:style>
    <style:style style:name="P1308" style:parent-style-name="Heading3" style:family="paragraph">
      <style:paragraph-properties fo:margin-top="0.1951in" fo:margin-bottom="0.1951in"/>
    </style:style>
    <style:style style:name="T1309" style:parent-style-name="DefaultParagraphFont" style:family="text">
      <style:text-properties style:font-name="Aptos" style:font-name-asian="Aptos" style:font-name-complex="Aptos" fo:font-weight="bold" style:font-weight-asian="bold" style:font-weight-complex="bold" fo:color="#000000"/>
    </style:style>
    <style:style style:name="P1310" style:parent-style-name="Normal" style:family="paragraph">
      <style:paragraph-properties fo:margin-top="0.1666in" fo:margin-bottom="0.1666in"/>
    </style:style>
    <style:style style:name="T1311" style:parent-style-name="DefaultParagraphFont" style:family="text">
      <style:text-properties style:font-name="Aptos" style:font-name-asian="Aptos" style:font-name-complex="Aptos" fo:color="#000000"/>
    </style:style>
    <style:style style:name="P1312" style:parent-style-name="Normal" style:family="paragraph">
      <style:paragraph-properties fo:margin-top="0.1666in" fo:margin-bottom="0.1666in"/>
    </style:style>
    <style:style style:name="T1313" style:parent-style-name="DefaultParagraphFont" style:family="text">
      <style:text-properties style:font-name="Aptos" style:font-name-asian="Aptos" style:font-name-complex="Aptos" fo:font-weight="bold" style:font-weight-asian="bold" style:font-weight-complex="bold" fo:color="#000000"/>
    </style:style>
    <style:style style:name="P1314" style:parent-style-name="Normal" style:family="paragraph">
      <style:paragraph-properties fo:margin-top="0.1666in" fo:margin-bottom="0.1666in"/>
    </style:style>
    <style:style style:name="T1315" style:parent-style-name="DefaultParagraphFont" style:family="text">
      <style:text-properties style:font-name="Aptos" style:font-name-asian="Aptos" style:font-name-complex="Aptos" fo:color="#000000"/>
    </style:style>
    <style:style style:name="P1316" style:parent-style-name="Normal" style:family="paragraph">
      <style:paragraph-properties fo:margin-bottom="0in"/>
    </style:style>
    <style:style style:name="T1317" style:parent-style-name="DefaultParagraphFont" style:family="text">
      <style:text-properties style:font-name="Aptos" style:font-name-asian="Aptos" style:font-name-complex="Aptos" fo:color="#14181F"/>
    </style:style>
    <style:style style:name="P1318" style:parent-style-name="Normal" style:family="paragraph">
      <style:paragraph-properties fo:margin-top="0.1666in" fo:margin-bottom="0.1666in"/>
    </style:style>
    <style:style style:name="T1319" style:parent-style-name="DefaultParagraphFont" style:family="text">
      <style:text-properties style:font-name="Aptos" style:font-name-asian="Aptos" style:font-name-complex="Aptos" fo:color="#000000"/>
    </style:style>
    <style:style style:name="P1320" style:parent-style-name="Normal" style:family="paragraph">
      <style:paragraph-properties fo:margin-top="0.1666in" fo:margin-bottom="0.1666in"/>
    </style:style>
    <style:style style:name="T1321" style:parent-style-name="DefaultParagraphFont" style:family="text">
      <style:text-properties style:font-name="Aptos" style:font-name-asian="Aptos" style:font-name-complex="Aptos" fo:font-weight="bold" style:font-weight-asian="bold" style:font-weight-complex="bold" fo:color="#000000"/>
    </style:style>
    <style:style style:name="P1322" style:parent-style-name="Normal" style:family="paragraph">
      <style:paragraph-properties fo:margin-top="0.1666in" fo:margin-bottom="0.1666in"/>
    </style:style>
    <style:style style:name="T1323" style:parent-style-name="DefaultParagraphFont" style:family="text">
      <style:text-properties style:font-name="Aptos" style:font-name-asian="Aptos" style:font-name-complex="Aptos" fo:color="#000000"/>
    </style:style>
    <style:style style:name="P1324" style:parent-style-name="Normal" style:family="paragraph">
      <style:paragraph-properties fo:margin-bottom="0in"/>
    </style:style>
    <style:style style:name="T1325" style:parent-style-name="DefaultParagraphFont" style:family="text">
      <style:text-properties style:font-name="Aptos" style:font-name-asian="Aptos" style:font-name-complex="Aptos" fo:color="#000000"/>
    </style:style>
    <style:style style:name="P1326" style:parent-style-name="Normal" style:family="paragraph">
      <style:paragraph-properties fo:margin-bottom="0in"/>
    </style:style>
    <style:style style:name="T1327" style:parent-style-name="DefaultParagraphFont" style:family="text">
      <style:text-properties style:font-name="Aptos" style:font-name-asian="Aptos" style:font-name-complex="Aptos" fo:color="#8100C2"/>
    </style:style>
    <style:style style:name="T1328" style:parent-style-name="DefaultParagraphFont" style:family="text">
      <style:text-properties style:font-name="Aptos" style:font-name-asian="Aptos" style:font-name-complex="Aptos" fo:color="#14181F"/>
    </style:style>
    <style:style style:name="T1329" style:parent-style-name="DefaultParagraphFont" style:family="text">
      <style:text-properties style:font-name="Aptos" style:font-name-asian="Aptos" style:font-name-complex="Aptos" fo:color="#2B303B"/>
    </style:style>
    <style:style style:name="T1330" style:parent-style-name="DefaultParagraphFont" style:family="text">
      <style:text-properties style:font-name="Aptos" style:font-name-asian="Aptos" style:font-name-complex="Aptos" fo:color="#14181F"/>
    </style:style>
    <style:style style:name="T1331" style:parent-style-name="DefaultParagraphFont" style:family="text">
      <style:text-properties style:font-name="Aptos" style:font-name-asian="Aptos" style:font-name-complex="Aptos" fo:color="#8100C2"/>
    </style:style>
    <style:style style:name="T1332" style:parent-style-name="DefaultParagraphFont" style:family="text">
      <style:text-properties style:font-name="Aptos" style:font-name-asian="Aptos" style:font-name-complex="Aptos" fo:color="#14181F"/>
    </style:style>
    <style:style style:name="T1333" style:parent-style-name="DefaultParagraphFont" style:family="text">
      <style:text-properties style:font-name="Aptos" style:font-name-asian="Aptos" style:font-name-complex="Aptos" fo:color="#8100C2"/>
    </style:style>
    <style:style style:name="T1334" style:parent-style-name="DefaultParagraphFont" style:family="text">
      <style:text-properties style:font-name="Aptos" style:font-name-asian="Aptos" style:font-name-complex="Aptos" fo:color="#14181F"/>
    </style:style>
    <style:style style:name="T1335" style:parent-style-name="DefaultParagraphFont" style:family="text">
      <style:text-properties style:font-name="Aptos" style:font-name-asian="Aptos" style:font-name-complex="Aptos" fo:color="#8100C2"/>
    </style:style>
    <style:style style:name="T1336" style:parent-style-name="DefaultParagraphFont" style:family="text">
      <style:text-properties style:font-name="Aptos" style:font-name-asian="Aptos" style:font-name-complex="Aptos" fo:color="#14181F"/>
    </style:style>
    <style:style style:name="T1337" style:parent-style-name="DefaultParagraphFont" style:family="text">
      <style:text-properties style:font-name="Aptos" style:font-name-asian="Aptos" style:font-name-complex="Aptos" fo:color="#14181F"/>
    </style:style>
    <style:style style:name="T1338" style:parent-style-name="DefaultParagraphFont" style:family="text">
      <style:text-properties style:font-name="Aptos" style:font-name-asian="Aptos" style:font-name-complex="Aptos" fo:color="#0051C2"/>
    </style:style>
    <style:style style:name="T1339" style:parent-style-name="DefaultParagraphFont" style:family="text">
      <style:text-properties style:font-name="Aptos" style:font-name-asian="Aptos" style:font-name-complex="Aptos" fo:color="#2B303B"/>
    </style:style>
    <style:style style:name="P1340" style:parent-style-name="Normal" style:family="paragraph">
      <style:paragraph-properties fo:margin-top="0.1666in" fo:margin-bottom="0.1666in"/>
    </style:style>
    <style:style style:name="T1341" style:parent-style-name="DefaultParagraphFont" style:family="text">
      <style:text-properties style:font-name="Aptos" style:font-name-asian="Aptos" style:font-name-complex="Aptos" fo:color="#000000"/>
    </style:style>
    <style:style style:name="P1342" style:parent-style-name="Normal" style:family="paragraph">
      <style:paragraph-properties fo:margin-top="0.1666in" fo:margin-bottom="0.1666in"/>
    </style:style>
    <style:style style:name="T1343" style:parent-style-name="DefaultParagraphFont" style:family="text">
      <style:text-properties style:font-name="Aptos" style:font-name-asian="Aptos" style:font-name-complex="Aptos" fo:color="#000000"/>
    </style:style>
    <style:style style:name="P1344" style:parent-style-name="Normal" style:family="paragraph">
      <style:paragraph-properties fo:margin-top="0.1666in" fo:margin-bottom="0.1666in"/>
    </style:style>
    <style:style style:name="T1345" style:parent-style-name="DefaultParagraphFont" style:family="text">
      <style:text-properties style:font-name="Aptos" style:font-name-asian="Aptos" style:font-name-complex="Aptos" fo:font-weight="bold" style:font-weight-asian="bold" style:font-weight-complex="bold" fo:color="#000000"/>
    </style:style>
    <style:style style:name="P1346" style:parent-style-name="Normal" style:family="paragraph">
      <style:paragraph-properties fo:margin-top="0.1666in" fo:margin-bottom="0.1666in"/>
    </style:style>
    <style:style style:name="T1347" style:parent-style-name="DefaultParagraphFont" style:family="text">
      <style:text-properties style:font-name="Aptos" style:font-name-asian="Aptos" style:font-name-complex="Aptos" fo:font-weight="bold" style:font-weight-asian="bold" style:font-weight-complex="bold" fo:color="#000000"/>
    </style:style>
    <style:style style:name="T1348" style:parent-style-name="DefaultParagraphFont" style:family="text">
      <style:text-properties style:font-name="Aptos" style:font-name-asian="Aptos" style:font-name-complex="Aptos" fo:color="#000000"/>
    </style:style>
    <style:style style:name="P1349" style:parent-style-name="Normal" style:family="paragraph">
      <style:paragraph-properties fo:margin-top="0.1666in" fo:margin-bottom="0.1666in"/>
    </style:style>
    <style:style style:name="T1350" style:parent-style-name="DefaultParagraphFont" style:family="text">
      <style:text-properties style:font-name="Aptos" style:font-name-asian="Aptos" style:font-name-complex="Aptos" fo:font-weight="bold" style:font-weight-asian="bold" style:font-weight-complex="bold" fo:color="#000000"/>
    </style:style>
    <style:style style:name="T1351" style:parent-style-name="DefaultParagraphFont" style:family="text">
      <style:text-properties style:font-name="Aptos" style:font-name-asian="Aptos" style:font-name-complex="Aptos" fo:color="#000000"/>
    </style:style>
    <style:style style:name="P1352" style:parent-style-name="Normal" style:family="paragraph">
      <style:paragraph-properties fo:margin-top="0.1666in" fo:margin-bottom="0.1666in"/>
    </style:style>
    <style:style style:name="T1353" style:parent-style-name="DefaultParagraphFont" style:family="text">
      <style:text-properties style:font-name="Aptos" style:font-name-asian="Aptos" style:font-name-complex="Aptos" fo:font-weight="bold" style:font-weight-asian="bold" style:font-weight-complex="bold" fo:color="#000000"/>
    </style:style>
    <style:style style:name="P1354" style:parent-style-name="Normal" style:family="paragraph">
      <style:paragraph-properties fo:margin-top="0.1666in" fo:margin-bottom="0.1666in"/>
    </style:style>
    <style:style style:name="T1355" style:parent-style-name="DefaultParagraphFont" style:family="text">
      <style:text-properties style:font-name="Aptos" style:font-name-asian="Aptos" style:font-name-complex="Aptos" fo:color="#000000"/>
    </style:style>
    <style:style style:name="P1356" style:parent-style-name="Normal" style:family="paragraph">
      <style:paragraph-properties fo:margin-top="0.1666in" fo:margin-bottom="0.1666in"/>
    </style:style>
    <style:style style:name="T1357" style:parent-style-name="DefaultParagraphFont" style:family="text">
      <style:text-properties style:font-name="Aptos" style:font-name-asian="Aptos" style:font-name-complex="Aptos" fo:color="#000000"/>
    </style:style>
    <style:style style:name="P1358" style:parent-style-name="Normal" style:family="paragraph">
      <style:paragraph-properties fo:margin-bottom="0in"/>
    </style:style>
    <style:style style:name="T1359" style:parent-style-name="DefaultParagraphFont" style:family="text">
      <style:text-properties style:font-name="Aptos" style:font-name-asian="Aptos" style:font-name-complex="Aptos" fo:color="#000000"/>
    </style:style>
    <style:style style:name="P1360" style:parent-style-name="Normal" style:family="paragraph">
      <style:paragraph-properties fo:margin-bottom="0in"/>
    </style:style>
    <style:style style:name="T1361" style:parent-style-name="DefaultParagraphFont" style:family="text">
      <style:text-properties style:font-name="Aptos" style:font-name-asian="Aptos" style:font-name-complex="Aptos" fo:color="#8100C2"/>
    </style:style>
    <style:style style:name="T1362" style:parent-style-name="DefaultParagraphFont" style:family="text">
      <style:text-properties style:font-name="Aptos" style:font-name-asian="Aptos" style:font-name-complex="Aptos" fo:color="#14181F"/>
    </style:style>
    <style:style style:name="T1363" style:parent-style-name="DefaultParagraphFont" style:family="text">
      <style:text-properties style:font-name="Aptos" style:font-name-asian="Aptos" style:font-name-complex="Aptos" fo:color="#8100C2"/>
    </style:style>
    <style:style style:name="T1364" style:parent-style-name="DefaultParagraphFont" style:family="text">
      <style:text-properties style:font-name="Aptos" style:font-name-asian="Aptos" style:font-name-complex="Aptos" fo:color="#14181F"/>
    </style:style>
    <style:style style:name="T1365" style:parent-style-name="DefaultParagraphFont" style:family="text">
      <style:text-properties style:font-name="Aptos" style:font-name-asian="Aptos" style:font-name-complex="Aptos" fo:color="#14181F"/>
    </style:style>
    <style:style style:name="T1366" style:parent-style-name="DefaultParagraphFont" style:family="text">
      <style:text-properties style:font-name="Aptos" style:font-name-asian="Aptos" style:font-name-complex="Aptos" fo:color="#2B303B"/>
    </style:style>
    <style:style style:name="T1367" style:parent-style-name="DefaultParagraphFont" style:family="text">
      <style:text-properties style:font-name="Aptos" style:font-name-asian="Aptos" style:font-name-complex="Aptos" fo:color="#14181F"/>
    </style:style>
    <style:style style:name="T1368" style:parent-style-name="DefaultParagraphFont" style:family="text">
      <style:text-properties style:font-name="Aptos" style:font-name-asian="Aptos" style:font-name-complex="Aptos" fo:color="#2B303B"/>
    </style:style>
    <style:style style:name="T1369" style:parent-style-name="DefaultParagraphFont" style:family="text">
      <style:text-properties style:font-name="Aptos" style:font-name-asian="Aptos" style:font-name-complex="Aptos" fo:color="#14181F"/>
    </style:style>
    <style:style style:name="T1370" style:parent-style-name="DefaultParagraphFont" style:family="text">
      <style:text-properties style:font-name="Aptos" style:font-name-asian="Aptos" style:font-name-complex="Aptos" fo:color="#2B303B"/>
    </style:style>
    <style:style style:name="T1371" style:parent-style-name="DefaultParagraphFont" style:family="text">
      <style:text-properties style:font-name="Aptos" style:font-name-asian="Aptos" style:font-name-complex="Aptos" fo:color="#14181F"/>
    </style:style>
    <style:style style:name="T1372" style:parent-style-name="DefaultParagraphFont" style:family="text">
      <style:text-properties style:font-name="Aptos" style:font-name-asian="Aptos" style:font-name-complex="Aptos" fo:color="#2B303B"/>
    </style:style>
    <style:style style:name="T1373" style:parent-style-name="DefaultParagraphFont" style:family="text">
      <style:text-properties style:font-name="Aptos" style:font-name-asian="Aptos" style:font-name-complex="Aptos" fo:color="#14181F"/>
    </style:style>
    <style:style style:name="T1374" style:parent-style-name="DefaultParagraphFont" style:family="text">
      <style:text-properties style:font-name="Aptos" style:font-name-asian="Aptos" style:font-name-complex="Aptos" fo:color="#2B303B"/>
    </style:style>
    <style:style style:name="T1375" style:parent-style-name="DefaultParagraphFont" style:family="text">
      <style:text-properties style:font-name="Aptos" style:font-name-asian="Aptos" style:font-name-complex="Aptos" fo:color="#14181F"/>
    </style:style>
    <style:style style:name="T1376" style:parent-style-name="DefaultParagraphFont" style:family="text">
      <style:text-properties style:font-name="Aptos" style:font-name-asian="Aptos" style:font-name-complex="Aptos" fo:color="#2B303B"/>
    </style:style>
    <style:style style:name="T1377" style:parent-style-name="DefaultParagraphFont" style:family="text">
      <style:text-properties style:font-name="Aptos" style:font-name-asian="Aptos" style:font-name-complex="Aptos" fo:color="#8100C2"/>
    </style:style>
    <style:style style:name="T1378" style:parent-style-name="DefaultParagraphFont" style:family="text">
      <style:text-properties style:font-name="Aptos" style:font-name-asian="Aptos" style:font-name-complex="Aptos" fo:color="#14181F"/>
    </style:style>
    <style:style style:name="T1379" style:parent-style-name="DefaultParagraphFont" style:family="text">
      <style:text-properties style:font-name="Aptos" style:font-name-asian="Aptos" style:font-name-complex="Aptos" fo:color="#14181F"/>
    </style:style>
    <style:style style:name="T1380" style:parent-style-name="DefaultParagraphFont" style:family="text">
      <style:text-properties style:font-name="Aptos" style:font-name-asian="Aptos" style:font-name-complex="Aptos" fo:color="#2B303B"/>
    </style:style>
    <style:style style:name="T1381" style:parent-style-name="DefaultParagraphFont" style:family="text">
      <style:text-properties style:font-name="Aptos" style:font-name-asian="Aptos" style:font-name-complex="Aptos" fo:color="#14181F"/>
    </style:style>
    <style:style style:name="T1382" style:parent-style-name="DefaultParagraphFont" style:family="text">
      <style:text-properties style:font-name="Aptos" style:font-name-asian="Aptos" style:font-name-complex="Aptos" fo:color="#8100C2"/>
    </style:style>
    <style:style style:name="T1383" style:parent-style-name="DefaultParagraphFont" style:family="text">
      <style:text-properties style:font-name="Aptos" style:font-name-asian="Aptos" style:font-name-complex="Aptos" fo:color="#14181F"/>
    </style:style>
    <style:style style:name="T1384" style:parent-style-name="DefaultParagraphFont" style:family="text">
      <style:text-properties style:font-name="Aptos" style:font-name-asian="Aptos" style:font-name-complex="Aptos" fo:color="#2B303B"/>
    </style:style>
    <style:style style:name="T1385" style:parent-style-name="DefaultParagraphFont" style:family="text">
      <style:text-properties style:font-name="Aptos" style:font-name-asian="Aptos" style:font-name-complex="Aptos" fo:color="#14181F"/>
    </style:style>
    <style:style style:name="T1386" style:parent-style-name="DefaultParagraphFont" style:family="text">
      <style:text-properties style:font-name="Aptos" style:font-name-asian="Aptos" style:font-name-complex="Aptos" fo:color="#2B303B"/>
    </style:style>
    <style:style style:name="T1387" style:parent-style-name="DefaultParagraphFont" style:family="text">
      <style:text-properties style:font-name="Aptos" style:font-name-asian="Aptos" style:font-name-complex="Aptos" fo:color="#14181F"/>
    </style:style>
    <style:style style:name="T1388" style:parent-style-name="DefaultParagraphFont" style:family="text">
      <style:text-properties style:font-name="Aptos" style:font-name-asian="Aptos" style:font-name-complex="Aptos" fo:color="#2B303B"/>
    </style:style>
    <style:style style:name="T1389" style:parent-style-name="DefaultParagraphFont" style:family="text">
      <style:text-properties style:font-name="Aptos" style:font-name-asian="Aptos" style:font-name-complex="Aptos" fo:color="#14181F"/>
    </style:style>
    <style:style style:name="T1390" style:parent-style-name="DefaultParagraphFont" style:family="text">
      <style:text-properties style:font-name="Aptos" style:font-name-asian="Aptos" style:font-name-complex="Aptos" fo:color="#0051C2"/>
    </style:style>
    <style:style style:name="T1391" style:parent-style-name="DefaultParagraphFont" style:family="text">
      <style:text-properties style:font-name="Aptos" style:font-name-asian="Aptos" style:font-name-complex="Aptos" fo:color="#2B303B"/>
    </style:style>
    <style:style style:name="T1392" style:parent-style-name="DefaultParagraphFont" style:family="text">
      <style:text-properties style:font-name="Aptos" style:font-name-asian="Aptos" style:font-name-complex="Aptos" fo:color="#14181F"/>
    </style:style>
    <style:style style:name="T1393" style:parent-style-name="DefaultParagraphFont" style:family="text">
      <style:text-properties style:font-name="Aptos" style:font-name-asian="Aptos" style:font-name-complex="Aptos" fo:color="#0051C2"/>
    </style:style>
    <style:style style:name="T1394" style:parent-style-name="DefaultParagraphFont" style:family="text">
      <style:text-properties style:font-name="Aptos" style:font-name-asian="Aptos" style:font-name-complex="Aptos" fo:color="#2B303B"/>
    </style:style>
    <style:style style:name="T1395" style:parent-style-name="DefaultParagraphFont" style:family="text">
      <style:text-properties style:font-name="Aptos" style:font-name-asian="Aptos" style:font-name-complex="Aptos" fo:color="#14181F"/>
    </style:style>
    <style:style style:name="T1396" style:parent-style-name="DefaultParagraphFont" style:family="text">
      <style:text-properties style:font-name="Aptos" style:font-name-asian="Aptos" style:font-name-complex="Aptos" fo:color="#8100C2"/>
    </style:style>
    <style:style style:name="T1397" style:parent-style-name="DefaultParagraphFont" style:family="text">
      <style:text-properties style:font-name="Aptos" style:font-name-asian="Aptos" style:font-name-complex="Aptos" fo:color="#14181F"/>
    </style:style>
    <style:style style:name="T1398" style:parent-style-name="DefaultParagraphFont" style:family="text">
      <style:text-properties style:font-name="Aptos" style:font-name-asian="Aptos" style:font-name-complex="Aptos" fo:color="#008000"/>
    </style:style>
    <style:style style:name="T1399" style:parent-style-name="DefaultParagraphFont" style:family="text">
      <style:text-properties style:font-name="Aptos" style:font-name-asian="Aptos" style:font-name-complex="Aptos" fo:color="#2B303B"/>
    </style:style>
    <style:style style:name="T1400" style:parent-style-name="DefaultParagraphFont" style:family="text">
      <style:text-properties style:font-name="Aptos" style:font-name-asian="Aptos" style:font-name-complex="Aptos" fo:color="#8100C2"/>
    </style:style>
    <style:style style:name="T1401" style:parent-style-name="DefaultParagraphFont" style:family="text">
      <style:text-properties style:font-name="Aptos" style:font-name-asian="Aptos" style:font-name-complex="Aptos" fo:color="#14181F"/>
    </style:style>
    <style:style style:name="T1402" style:parent-style-name="DefaultParagraphFont" style:family="text">
      <style:text-properties style:font-name="Aptos" style:font-name-asian="Aptos" style:font-name-complex="Aptos" fo:color="#2B303B"/>
    </style:style>
    <style:style style:name="T1403" style:parent-style-name="DefaultParagraphFont" style:family="text">
      <style:text-properties style:font-name="Aptos" style:font-name-asian="Aptos" style:font-name-complex="Aptos" fo:color="#14181F"/>
    </style:style>
    <style:style style:name="T1404" style:parent-style-name="DefaultParagraphFont" style:family="text">
      <style:text-properties style:font-name="Aptos" style:font-name-asian="Aptos" style:font-name-complex="Aptos" fo:color="#2B303B"/>
    </style:style>
    <style:style style:name="T1405" style:parent-style-name="DefaultParagraphFont" style:family="text">
      <style:text-properties style:font-name="Aptos" style:font-name-asian="Aptos" style:font-name-complex="Aptos" fo:color="#14181F"/>
    </style:style>
    <style:style style:name="T1406" style:parent-style-name="DefaultParagraphFont" style:family="text">
      <style:text-properties style:font-name="Aptos" style:font-name-asian="Aptos" style:font-name-complex="Aptos" fo:color="#8100C2"/>
    </style:style>
    <style:style style:name="T1407" style:parent-style-name="DefaultParagraphFont" style:family="text">
      <style:text-properties style:font-name="Aptos" style:font-name-asian="Aptos" style:font-name-complex="Aptos" fo:color="#14181F"/>
    </style:style>
    <style:style style:name="P1408" style:parent-style-name="Normal" style:family="paragraph">
      <style:paragraph-properties fo:margin-top="0.1666in" fo:margin-bottom="0.1666in"/>
    </style:style>
    <style:style style:name="T1409" style:parent-style-name="DefaultParagraphFont" style:family="text">
      <style:text-properties style:font-name="Aptos" style:font-name-asian="Aptos" style:font-name-complex="Aptos" fo:color="#000000"/>
    </style:style>
    <style:style style:name="P1410" style:parent-style-name="Normal" style:family="paragraph">
      <style:paragraph-properties fo:margin-top="0.1666in" fo:margin-bottom="0.1666in"/>
    </style:style>
    <style:style style:name="T1411" style:parent-style-name="DefaultParagraphFont" style:family="text">
      <style:text-properties style:font-name="Aptos" style:font-name-asian="Aptos" style:font-name-complex="Aptos" fo:font-weight="bold" style:font-weight-asian="bold" style:font-weight-complex="bold" fo:color="#000000"/>
    </style:style>
    <style:style style:name="P1412" style:parent-style-name="Normal" style:family="paragraph">
      <style:paragraph-properties fo:margin-top="0.1666in" fo:margin-bottom="0.1666in"/>
    </style:style>
    <style:style style:name="T1413" style:parent-style-name="DefaultParagraphFont" style:family="text">
      <style:text-properties style:font-name="Aptos" style:font-name-asian="Aptos" style:font-name-complex="Aptos" fo:color="#000000"/>
    </style:style>
    <style:style style:name="P1414" style:parent-style-name="Heading3" style:family="paragraph">
      <style:paragraph-properties fo:margin-top="0.1951in" fo:margin-bottom="0.1951in"/>
    </style:style>
    <style:style style:name="T1415" style:parent-style-name="DefaultParagraphFont" style:family="text">
      <style:text-properties style:font-name="Aptos" style:font-name-asian="Aptos" style:font-name-complex="Aptos" fo:font-weight="bold" style:font-weight-asian="bold" style:font-weight-complex="bold" fo:color="#000000"/>
    </style:style>
    <style:style style:name="P1416" style:parent-style-name="Normal" style:family="paragraph">
      <style:paragraph-properties fo:margin-top="0.1666in" fo:margin-bottom="0.1666in"/>
    </style:style>
    <style:style style:name="T1417" style:parent-style-name="DefaultParagraphFont" style:family="text">
      <style:text-properties style:font-name="Aptos" style:font-name-asian="Aptos" style:font-name-complex="Aptos" fo:color="#000000"/>
    </style:style>
    <style:style style:name="P1418" style:parent-style-name="Heading4" style:family="paragraph">
      <style:paragraph-properties fo:margin-top="0.2215in" fo:margin-bottom="0.2215in"/>
    </style:style>
    <style:style style:name="T1419" style:parent-style-name="DefaultParagraphFont" style:family="text">
      <style:text-properties style:font-name="Aptos" style:font-name-asian="Aptos" style:font-name-complex="Aptos" fo:font-weight="bold" style:font-weight-asian="bold" style:font-weight-complex="bold" fo:color="#000000"/>
    </style:style>
    <style:style style:name="P1420" style:parent-style-name="Normal" style:family="paragraph">
      <style:paragraph-properties fo:margin-top="0.1666in" fo:margin-bottom="0.1666in"/>
    </style:style>
    <style:style style:name="T1421" style:parent-style-name="DefaultParagraphFont" style:family="text">
      <style:text-properties style:font-name="Aptos" style:font-name-asian="Aptos" style:font-name-complex="Aptos" fo:color="#000000"/>
    </style:style>
    <style:style style:name="P1422" style:parent-style-name="Normal" style:family="paragraph">
      <style:paragraph-properties fo:margin-bottom="0in"/>
    </style:style>
    <style:style style:name="T1423" style:parent-style-name="DefaultParagraphFont" style:family="text">
      <style:text-properties style:font-name="Aptos" style:font-name-asian="Aptos" style:font-name-complex="Aptos" fo:color="#000000"/>
    </style:style>
    <style:style style:name="P1424" style:parent-style-name="Normal" style:family="paragraph">
      <style:paragraph-properties fo:margin-bottom="0in"/>
    </style:style>
    <style:style style:name="T1425" style:parent-style-name="DefaultParagraphFont" style:family="text">
      <style:text-properties style:font-name="Aptos" style:font-name-asian="Aptos" style:font-name-complex="Aptos" fo:color="#8100C2"/>
    </style:style>
    <style:style style:name="T1426" style:parent-style-name="DefaultParagraphFont" style:family="text">
      <style:text-properties style:font-name="Aptos" style:font-name-asian="Aptos" style:font-name-complex="Aptos" fo:color="#14181F"/>
    </style:style>
    <style:style style:name="T1427" style:parent-style-name="DefaultParagraphFont" style:family="text">
      <style:text-properties style:font-name="Aptos" style:font-name-asian="Aptos" style:font-name-complex="Aptos" fo:color="#8100C2"/>
    </style:style>
    <style:style style:name="T1428" style:parent-style-name="DefaultParagraphFont" style:family="text">
      <style:text-properties style:font-name="Aptos" style:font-name-asian="Aptos" style:font-name-complex="Aptos" fo:color="#14181F"/>
    </style:style>
    <style:style style:name="T1429" style:parent-style-name="DefaultParagraphFont" style:family="text">
      <style:text-properties style:font-name="Aptos" style:font-name-asian="Aptos" style:font-name-complex="Aptos" fo:color="#8100C2"/>
    </style:style>
    <style:style style:name="T1430" style:parent-style-name="DefaultParagraphFont" style:family="text">
      <style:text-properties style:font-name="Aptos" style:font-name-asian="Aptos" style:font-name-complex="Aptos" fo:color="#14181F"/>
    </style:style>
    <style:style style:name="T1431" style:parent-style-name="DefaultParagraphFont" style:family="text">
      <style:text-properties style:font-name="Aptos" style:font-name-asian="Aptos" style:font-name-complex="Aptos" fo:color="#0051C2"/>
    </style:style>
    <style:style style:name="T1432" style:parent-style-name="DefaultParagraphFont" style:family="text">
      <style:text-properties style:font-name="Aptos" style:font-name-asian="Aptos" style:font-name-complex="Aptos" fo:color="#2B303B"/>
    </style:style>
    <style:style style:name="T1433" style:parent-style-name="DefaultParagraphFont" style:family="text">
      <style:text-properties style:font-name="Aptos" style:font-name-asian="Aptos" style:font-name-complex="Aptos" fo:color="#2B303B"/>
    </style:style>
    <style:style style:name="T1434" style:parent-style-name="DefaultParagraphFont" style:family="text">
      <style:text-properties style:font-name="Aptos" style:font-name-asian="Aptos" style:font-name-complex="Aptos" fo:color="#14181F"/>
    </style:style>
    <style:style style:name="T1435" style:parent-style-name="DefaultParagraphFont" style:family="text">
      <style:text-properties style:font-name="Aptos" style:font-name-asian="Aptos" style:font-name-complex="Aptos" fo:color="#14181F"/>
    </style:style>
    <style:style style:name="T1436" style:parent-style-name="DefaultParagraphFont" style:family="text">
      <style:text-properties style:font-name="Aptos" style:font-name-asian="Aptos" style:font-name-complex="Aptos" fo:color="#14181F"/>
    </style:style>
    <style:style style:name="T1437" style:parent-style-name="DefaultParagraphFont" style:family="text">
      <style:text-properties style:font-name="Aptos" style:font-name-asian="Aptos" style:font-name-complex="Aptos" fo:color="#14181F"/>
    </style:style>
    <style:style style:name="T1438" style:parent-style-name="DefaultParagraphFont" style:family="text">
      <style:text-properties style:font-name="Aptos" style:font-name-asian="Aptos" style:font-name-complex="Aptos" fo:color="#14181F"/>
    </style:style>
    <style:style style:name="T1439" style:parent-style-name="DefaultParagraphFont" style:family="text">
      <style:text-properties style:font-name="Aptos" style:font-name-asian="Aptos" style:font-name-complex="Aptos" fo:color="#14181F"/>
    </style:style>
    <style:style style:name="T1440" style:parent-style-name="DefaultParagraphFont" style:family="text">
      <style:text-properties style:font-name="Aptos" style:font-name-asian="Aptos" style:font-name-complex="Aptos" fo:color="#2B303B"/>
    </style:style>
    <style:style style:name="T1441" style:parent-style-name="DefaultParagraphFont" style:family="text">
      <style:text-properties style:font-name="Aptos" style:font-name-asian="Aptos" style:font-name-complex="Aptos" fo:color="#14181F"/>
    </style:style>
    <style:style style:name="T1442" style:parent-style-name="DefaultParagraphFont" style:family="text">
      <style:text-properties style:font-name="Aptos" style:font-name-asian="Aptos" style:font-name-complex="Aptos" fo:color="#2B303B"/>
    </style:style>
    <style:style style:name="T1443" style:parent-style-name="DefaultParagraphFont" style:family="text">
      <style:text-properties style:font-name="Aptos" style:font-name-asian="Aptos" style:font-name-complex="Aptos" fo:color="#14181F"/>
    </style:style>
    <style:style style:name="T1444" style:parent-style-name="DefaultParagraphFont" style:family="text">
      <style:text-properties style:font-name="Aptos" style:font-name-asian="Aptos" style:font-name-complex="Aptos" fo:color="#2B303B"/>
    </style:style>
    <style:style style:name="T1445" style:parent-style-name="DefaultParagraphFont" style:family="text">
      <style:text-properties style:font-name="Aptos" style:font-name-asian="Aptos" style:font-name-complex="Aptos" fo:color="#14181F"/>
    </style:style>
    <style:style style:name="T1446" style:parent-style-name="DefaultParagraphFont" style:family="text">
      <style:text-properties style:font-name="Aptos" style:font-name-asian="Aptos" style:font-name-complex="Aptos" fo:color="#2B303B"/>
    </style:style>
    <style:style style:name="T1447" style:parent-style-name="DefaultParagraphFont" style:family="text">
      <style:text-properties style:font-name="Aptos" style:font-name-asian="Aptos" style:font-name-complex="Aptos" fo:color="#14181F"/>
    </style:style>
    <style:style style:name="T1448" style:parent-style-name="DefaultParagraphFont" style:family="text">
      <style:text-properties style:font-name="Aptos" style:font-name-asian="Aptos" style:font-name-complex="Aptos" fo:color="#14181F"/>
    </style:style>
    <style:style style:name="T1449" style:parent-style-name="DefaultParagraphFont" style:family="text">
      <style:text-properties style:font-name="Aptos" style:font-name-asian="Aptos" style:font-name-complex="Aptos" fo:color="#14181F"/>
    </style:style>
    <style:style style:name="T1450" style:parent-style-name="DefaultParagraphFont" style:family="text">
      <style:text-properties style:font-name="Aptos" style:font-name-asian="Aptos" style:font-name-complex="Aptos" fo:color="#14181F"/>
    </style:style>
    <style:style style:name="T1451" style:parent-style-name="DefaultParagraphFont" style:family="text">
      <style:text-properties style:font-name="Aptos" style:font-name-asian="Aptos" style:font-name-complex="Aptos" fo:color="#14181F"/>
    </style:style>
    <style:style style:name="T1452" style:parent-style-name="DefaultParagraphFont" style:family="text">
      <style:text-properties style:font-name="Aptos" style:font-name-asian="Aptos" style:font-name-complex="Aptos" fo:color="#14181F"/>
    </style:style>
    <style:style style:name="T1453" style:parent-style-name="DefaultParagraphFont" style:family="text">
      <style:text-properties style:font-name="Aptos" style:font-name-asian="Aptos" style:font-name-complex="Aptos" fo:color="#14181F"/>
    </style:style>
    <style:style style:name="T1454" style:parent-style-name="DefaultParagraphFont" style:family="text">
      <style:text-properties style:font-name="Aptos" style:font-name-asian="Aptos" style:font-name-complex="Aptos" fo:color="#14181F"/>
    </style:style>
    <style:style style:name="T1455" style:parent-style-name="DefaultParagraphFont" style:family="text">
      <style:text-properties style:font-name="Aptos" style:font-name-asian="Aptos" style:font-name-complex="Aptos" fo:color="#14181F"/>
    </style:style>
    <style:style style:name="T1456" style:parent-style-name="DefaultParagraphFont" style:family="text">
      <style:text-properties style:font-name="Aptos" style:font-name-asian="Aptos" style:font-name-complex="Aptos" fo:color="#14181F"/>
    </style:style>
    <style:style style:name="T1457" style:parent-style-name="DefaultParagraphFont" style:family="text">
      <style:text-properties style:font-name="Aptos" style:font-name-asian="Aptos" style:font-name-complex="Aptos" fo:color="#2B303B"/>
    </style:style>
    <style:style style:name="T1458" style:parent-style-name="DefaultParagraphFont" style:family="text">
      <style:text-properties style:font-name="Aptos" style:font-name-asian="Aptos" style:font-name-complex="Aptos" fo:color="#14181F"/>
    </style:style>
    <style:style style:name="T1459" style:parent-style-name="DefaultParagraphFont" style:family="text">
      <style:text-properties style:font-name="Aptos" style:font-name-asian="Aptos" style:font-name-complex="Aptos" fo:color="#008000"/>
    </style:style>
    <style:style style:name="T1460" style:parent-style-name="DefaultParagraphFont" style:family="text">
      <style:text-properties style:font-name="Aptos" style:font-name-asian="Aptos" style:font-name-complex="Aptos" fo:color="#14181F"/>
    </style:style>
    <style:style style:name="T1461" style:parent-style-name="DefaultParagraphFont" style:family="text">
      <style:text-properties style:font-name="Aptos" style:font-name-asian="Aptos" style:font-name-complex="Aptos" fo:color="#8100C2"/>
    </style:style>
    <style:style style:name="T1462" style:parent-style-name="DefaultParagraphFont" style:family="text">
      <style:text-properties style:font-name="Aptos" style:font-name-asian="Aptos" style:font-name-complex="Aptos" fo:color="#14181F"/>
    </style:style>
    <style:style style:name="T1463" style:parent-style-name="DefaultParagraphFont" style:family="text">
      <style:text-properties style:font-name="Aptos" style:font-name-asian="Aptos" style:font-name-complex="Aptos" fo:color="#8100C2"/>
    </style:style>
    <style:style style:name="T1464" style:parent-style-name="DefaultParagraphFont" style:family="text">
      <style:text-properties style:font-name="Aptos" style:font-name-asian="Aptos" style:font-name-complex="Aptos" fo:color="#14181F"/>
    </style:style>
    <style:style style:name="T1465" style:parent-style-name="DefaultParagraphFont" style:family="text">
      <style:text-properties style:font-name="Aptos" style:font-name-asian="Aptos" style:font-name-complex="Aptos" fo:color="#14181F"/>
    </style:style>
    <style:style style:name="T1466" style:parent-style-name="DefaultParagraphFont" style:family="text">
      <style:text-properties style:font-name="Aptos" style:font-name-asian="Aptos" style:font-name-complex="Aptos" fo:color="#14181F"/>
    </style:style>
    <style:style style:name="T1467" style:parent-style-name="DefaultParagraphFont" style:family="text">
      <style:text-properties style:font-name="Aptos" style:font-name-asian="Aptos" style:font-name-complex="Aptos" fo:color="#8100C2"/>
    </style:style>
    <style:style style:name="T1468" style:parent-style-name="DefaultParagraphFont" style:family="text">
      <style:text-properties style:font-name="Aptos" style:font-name-asian="Aptos" style:font-name-complex="Aptos" fo:color="#14181F"/>
    </style:style>
    <style:style style:name="T1469" style:parent-style-name="DefaultParagraphFont" style:family="text">
      <style:text-properties style:font-name="Aptos" style:font-name-asian="Aptos" style:font-name-complex="Aptos" fo:color="#14181F"/>
    </style:style>
    <style:style style:name="T1470" style:parent-style-name="DefaultParagraphFont" style:family="text">
      <style:text-properties style:font-name="Aptos" style:font-name-asian="Aptos" style:font-name-complex="Aptos" fo:color="#8100C2"/>
    </style:style>
    <style:style style:name="T1471" style:parent-style-name="DefaultParagraphFont" style:family="text">
      <style:text-properties style:font-name="Aptos" style:font-name-asian="Aptos" style:font-name-complex="Aptos" fo:color="#14181F"/>
    </style:style>
    <style:style style:name="T1472" style:parent-style-name="DefaultParagraphFont" style:family="text">
      <style:text-properties style:font-name="Aptos" style:font-name-asian="Aptos" style:font-name-complex="Aptos" fo:color="#8100C2"/>
    </style:style>
    <style:style style:name="T1473" style:parent-style-name="DefaultParagraphFont" style:family="text">
      <style:text-properties style:font-name="Aptos" style:font-name-asian="Aptos" style:font-name-complex="Aptos" fo:color="#14181F"/>
    </style:style>
    <style:style style:name="T1474" style:parent-style-name="DefaultParagraphFont" style:family="text">
      <style:text-properties style:font-name="Aptos" style:font-name-asian="Aptos" style:font-name-complex="Aptos" fo:color="#8100C2"/>
    </style:style>
    <style:style style:name="T1475" style:parent-style-name="DefaultParagraphFont" style:family="text">
      <style:text-properties style:font-name="Aptos" style:font-name-asian="Aptos" style:font-name-complex="Aptos" fo:color="#14181F"/>
    </style:style>
    <style:style style:name="T1476" style:parent-style-name="DefaultParagraphFont" style:family="text">
      <style:text-properties style:font-name="Aptos" style:font-name-asian="Aptos" style:font-name-complex="Aptos" fo:color="#14181F"/>
    </style:style>
    <style:style style:name="T1477" style:parent-style-name="DefaultParagraphFont" style:family="text">
      <style:text-properties style:font-name="Aptos" style:font-name-asian="Aptos" style:font-name-complex="Aptos" fo:color="#8100C2"/>
    </style:style>
    <style:style style:name="T1478" style:parent-style-name="DefaultParagraphFont" style:family="text">
      <style:text-properties style:font-name="Aptos" style:font-name-asian="Aptos" style:font-name-complex="Aptos" fo:color="#14181F"/>
    </style:style>
    <style:style style:name="T1479" style:parent-style-name="DefaultParagraphFont" style:family="text">
      <style:text-properties style:font-name="Aptos" style:font-name-asian="Aptos" style:font-name-complex="Aptos" fo:color="#14181F"/>
    </style:style>
    <style:style style:name="T1480" style:parent-style-name="DefaultParagraphFont" style:family="text">
      <style:text-properties style:font-name="Aptos" style:font-name-asian="Aptos" style:font-name-complex="Aptos" fo:color="#8100C2"/>
    </style:style>
    <style:style style:name="T1481" style:parent-style-name="DefaultParagraphFont" style:family="text">
      <style:text-properties style:font-name="Aptos" style:font-name-asian="Aptos" style:font-name-complex="Aptos" fo:color="#14181F"/>
    </style:style>
    <style:style style:name="T1482" style:parent-style-name="DefaultParagraphFont" style:family="text">
      <style:text-properties style:font-name="Aptos" style:font-name-asian="Aptos" style:font-name-complex="Aptos" fo:color="#2B303B"/>
    </style:style>
    <style:style style:name="T1483" style:parent-style-name="DefaultParagraphFont" style:family="text">
      <style:text-properties style:font-name="Aptos" style:font-name-asian="Aptos" style:font-name-complex="Aptos" fo:color="#14181F"/>
    </style:style>
    <style:style style:name="T1484" style:parent-style-name="DefaultParagraphFont" style:family="text">
      <style:text-properties style:font-name="Aptos" style:font-name-asian="Aptos" style:font-name-complex="Aptos" fo:color="#8100C2"/>
    </style:style>
    <style:style style:name="T1485" style:parent-style-name="DefaultParagraphFont" style:family="text">
      <style:text-properties style:font-name="Aptos" style:font-name-asian="Aptos" style:font-name-complex="Aptos" fo:color="#14181F"/>
    </style:style>
    <style:style style:name="T1486" style:parent-style-name="DefaultParagraphFont" style:family="text">
      <style:text-properties style:font-name="Aptos" style:font-name-asian="Aptos" style:font-name-complex="Aptos" fo:color="#2B303B"/>
    </style:style>
    <style:style style:name="T1487" style:parent-style-name="DefaultParagraphFont" style:family="text">
      <style:text-properties style:font-name="Aptos" style:font-name-asian="Aptos" style:font-name-complex="Aptos" fo:color="#14181F"/>
    </style:style>
    <style:style style:name="T1488" style:parent-style-name="DefaultParagraphFont" style:family="text">
      <style:text-properties style:font-name="Aptos" style:font-name-asian="Aptos" style:font-name-complex="Aptos" fo:color="#14181F"/>
    </style:style>
    <style:style style:name="T1489" style:parent-style-name="DefaultParagraphFont" style:family="text">
      <style:text-properties style:font-name="Aptos" style:font-name-asian="Aptos" style:font-name-complex="Aptos" fo:color="#2B303B"/>
    </style:style>
    <style:style style:name="T1490" style:parent-style-name="DefaultParagraphFont" style:family="text">
      <style:text-properties style:font-name="Aptos" style:font-name-asian="Aptos" style:font-name-complex="Aptos" fo:color="#14181F"/>
    </style:style>
    <style:style style:name="T1491" style:parent-style-name="DefaultParagraphFont" style:family="text">
      <style:text-properties style:font-name="Aptos" style:font-name-asian="Aptos" style:font-name-complex="Aptos" fo:color="#008000"/>
    </style:style>
    <style:style style:name="T1492" style:parent-style-name="DefaultParagraphFont" style:family="text">
      <style:text-properties style:font-name="Aptos" style:font-name-asian="Aptos" style:font-name-complex="Aptos" fo:color="#14181F"/>
    </style:style>
    <style:style style:name="T1493" style:parent-style-name="DefaultParagraphFont" style:family="text">
      <style:text-properties style:font-name="Aptos" style:font-name-asian="Aptos" style:font-name-complex="Aptos" fo:color="#8100C2"/>
    </style:style>
    <style:style style:name="T1494" style:parent-style-name="DefaultParagraphFont" style:family="text">
      <style:text-properties style:font-name="Aptos" style:font-name-asian="Aptos" style:font-name-complex="Aptos" fo:color="#14181F"/>
    </style:style>
    <style:style style:name="T1495" style:parent-style-name="DefaultParagraphFont" style:family="text">
      <style:text-properties style:font-name="Aptos" style:font-name-asian="Aptos" style:font-name-complex="Aptos" fo:color="#8100C2"/>
    </style:style>
    <style:style style:name="T1496" style:parent-style-name="DefaultParagraphFont" style:family="text">
      <style:text-properties style:font-name="Aptos" style:font-name-asian="Aptos" style:font-name-complex="Aptos" fo:color="#14181F"/>
    </style:style>
    <style:style style:name="T1497" style:parent-style-name="DefaultParagraphFont" style:family="text">
      <style:text-properties style:font-name="Aptos" style:font-name-asian="Aptos" style:font-name-complex="Aptos" fo:color="#14181F"/>
    </style:style>
    <style:style style:name="T1498" style:parent-style-name="DefaultParagraphFont" style:family="text">
      <style:text-properties style:font-name="Aptos" style:font-name-asian="Aptos" style:font-name-complex="Aptos" fo:color="#14181F"/>
    </style:style>
    <style:style style:name="T1499" style:parent-style-name="DefaultParagraphFont" style:family="text">
      <style:text-properties style:font-name="Aptos" style:font-name-asian="Aptos" style:font-name-complex="Aptos" fo:color="#14181F"/>
    </style:style>
    <style:style style:name="T1500" style:parent-style-name="DefaultParagraphFont" style:family="text">
      <style:text-properties style:font-name="Aptos" style:font-name-asian="Aptos" style:font-name-complex="Aptos" fo:color="#8100C2"/>
    </style:style>
    <style:style style:name="T1501" style:parent-style-name="DefaultParagraphFont" style:family="text">
      <style:text-properties style:font-name="Aptos" style:font-name-asian="Aptos" style:font-name-complex="Aptos" fo:color="#14181F"/>
    </style:style>
    <style:style style:name="T1502" style:parent-style-name="DefaultParagraphFont" style:family="text">
      <style:text-properties style:font-name="Aptos" style:font-name-asian="Aptos" style:font-name-complex="Aptos" fo:color="#14181F"/>
    </style:style>
    <style:style style:name="T1503" style:parent-style-name="DefaultParagraphFont" style:family="text">
      <style:text-properties style:font-name="Aptos" style:font-name-asian="Aptos" style:font-name-complex="Aptos" fo:color="#8100C2"/>
    </style:style>
    <style:style style:name="T1504" style:parent-style-name="DefaultParagraphFont" style:family="text">
      <style:text-properties style:font-name="Aptos" style:font-name-asian="Aptos" style:font-name-complex="Aptos" fo:color="#14181F"/>
    </style:style>
    <style:style style:name="T1505" style:parent-style-name="DefaultParagraphFont" style:family="text">
      <style:text-properties style:font-name="Aptos" style:font-name-asian="Aptos" style:font-name-complex="Aptos" fo:color="#14181F"/>
    </style:style>
    <style:style style:name="P1506" style:parent-style-name="Heading3" style:family="paragraph">
      <style:paragraph-properties fo:margin-top="0.1951in" fo:margin-bottom="0.1951in"/>
    </style:style>
    <style:style style:name="T1507" style:parent-style-name="DefaultParagraphFont" style:family="text">
      <style:text-properties style:font-name="Aptos" style:font-name-asian="Aptos" style:font-name-complex="Aptos" fo:font-weight="bold" style:font-weight-asian="bold" style:font-weight-complex="bold" fo:color="#000000"/>
    </style:style>
    <style:style style:name="P1508" style:parent-style-name="Normal" style:family="paragraph">
      <style:paragraph-properties fo:margin-top="0.1666in" fo:margin-bottom="0.1666in"/>
    </style:style>
    <style:style style:name="T1509" style:parent-style-name="DefaultParagraphFont" style:family="text">
      <style:text-properties style:font-name="Aptos" style:font-name-asian="Aptos" style:font-name-complex="Aptos" fo:color="#000000"/>
    </style:style>
    <style:style style:name="P1510" style:parent-style-name="Normal" style:family="paragraph">
      <style:paragraph-properties fo:margin-top="0.1666in" fo:margin-bottom="0.1666in"/>
    </style:style>
    <style:style style:name="T1511" style:parent-style-name="DefaultParagraphFont" style:family="text">
      <style:text-properties style:font-name="Aptos" style:font-name-asian="Aptos" style:font-name-complex="Aptos" fo:font-weight="bold" style:font-weight-asian="bold" style:font-weight-complex="bold" fo:color="#000000"/>
    </style:style>
    <style:style style:name="T1512" style:parent-style-name="DefaultParagraphFont" style:family="text">
      <style:text-properties style:font-name="Aptos" style:font-name-asian="Aptos" style:font-name-complex="Aptos" fo:color="#000000"/>
    </style:style>
    <style:style style:name="P1513" style:parent-style-name="Normal" style:family="paragraph">
      <style:paragraph-properties fo:margin-top="0.1666in" fo:margin-bottom="0.1666in"/>
    </style:style>
    <style:style style:name="T1514" style:parent-style-name="DefaultParagraphFont" style:family="text">
      <style:text-properties style:font-name="Aptos" style:font-name-asian="Aptos" style:font-name-complex="Aptos" fo:font-weight="bold" style:font-weight-asian="bold" style:font-weight-complex="bold" fo:color="#000000"/>
    </style:style>
    <style:style style:name="T1515" style:parent-style-name="DefaultParagraphFont" style:family="text">
      <style:text-properties style:font-name="Aptos" style:font-name-asian="Aptos" style:font-name-complex="Aptos" fo:color="#000000"/>
    </style:style>
    <style:style style:name="P1516" style:parent-style-name="Normal" style:family="paragraph">
      <style:paragraph-properties fo:margin-top="0.1666in" fo:margin-bottom="0.1666in"/>
    </style:style>
    <style:style style:name="T1517" style:parent-style-name="DefaultParagraphFont" style:family="text">
      <style:text-properties style:font-name="Aptos" style:font-name-asian="Aptos" style:font-name-complex="Aptos" fo:font-weight="bold" style:font-weight-asian="bold" style:font-weight-complex="bold" fo:color="#000000"/>
    </style:style>
    <style:style style:name="T1518" style:parent-style-name="DefaultParagraphFont" style:family="text">
      <style:text-properties style:font-name="Aptos" style:font-name-asian="Aptos" style:font-name-complex="Aptos" fo:color="#000000"/>
    </style:style>
    <style:style style:name="P1519" style:parent-style-name="Normal" style:family="paragraph">
      <style:paragraph-properties fo:margin-top="0.1666in" fo:margin-bottom="0.1666in"/>
    </style:style>
    <style:style style:name="T1520" style:parent-style-name="DefaultParagraphFont" style:family="text">
      <style:text-properties style:font-name="Aptos" style:font-name-asian="Aptos" style:font-name-complex="Aptos" fo:font-weight="bold" style:font-weight-asian="bold" style:font-weight-complex="bold" fo:color="#000000"/>
    </style:style>
    <style:style style:name="T1521" style:parent-style-name="DefaultParagraphFont" style:family="text">
      <style:text-properties style:font-name="Aptos" style:font-name-asian="Aptos" style:font-name-complex="Aptos" fo:color="#000000"/>
    </style:style>
    <style:style style:name="P1522" style:parent-style-name="Normal" style:family="paragraph">
      <style:paragraph-properties fo:margin-top="0.1666in" fo:margin-bottom="0.1666in"/>
    </style:style>
    <style:style style:name="T1523" style:parent-style-name="DefaultParagraphFont" style:family="text">
      <style:text-properties style:font-name="Aptos" style:font-name-asian="Aptos" style:font-name-complex="Aptos" fo:font-weight="bold" style:font-weight-asian="bold" style:font-weight-complex="bold" fo:color="#000000"/>
    </style:style>
    <style:style style:name="T1524" style:parent-style-name="DefaultParagraphFont" style:family="text">
      <style:text-properties style:font-name="Aptos" style:font-name-asian="Aptos" style:font-name-complex="Aptos" fo:color="#000000"/>
    </style:style>
    <style:style style:name="P1525" style:parent-style-name="Heading3" style:family="paragraph">
      <style:paragraph-properties fo:margin-top="0.1951in" fo:margin-bottom="0.1951in"/>
    </style:style>
    <style:style style:name="T1526" style:parent-style-name="DefaultParagraphFont" style:family="text">
      <style:text-properties style:font-name="Aptos" style:font-name-asian="Aptos" style:font-name-complex="Aptos" fo:font-weight="bold" style:font-weight-asian="bold" style:font-weight-complex="bold" fo:color="#000000"/>
    </style:style>
    <style:style style:name="P1527" style:parent-style-name="Normal" style:family="paragraph">
      <style:paragraph-properties fo:margin-top="0.1666in" fo:margin-bottom="0.1666in"/>
    </style:style>
    <style:style style:name="T1528" style:parent-style-name="DefaultParagraphFont" style:family="text">
      <style:text-properties style:font-name="Aptos" style:font-name-asian="Aptos" style:font-name-complex="Aptos" fo:font-weight="bold" style:font-weight-asian="bold" style:font-weight-complex="bold" fo:color="#000000"/>
    </style:style>
    <style:style style:name="T1529" style:parent-style-name="DefaultParagraphFont" style:family="text">
      <style:text-properties style:font-name="Aptos" style:font-name-asian="Aptos" style:font-name-complex="Aptos" fo:color="#000000"/>
    </style:style>
    <style:style style:name="P1530" style:parent-style-name="Normal" style:family="paragraph">
      <style:paragraph-properties fo:margin-top="0.1666in" fo:margin-bottom="0.1666in"/>
    </style:style>
    <style:style style:name="T1531" style:parent-style-name="DefaultParagraphFont" style:family="text">
      <style:text-properties style:font-name="Aptos" style:font-name-asian="Aptos" style:font-name-complex="Aptos" fo:font-weight="bold" style:font-weight-asian="bold" style:font-weight-complex="bold" fo:color="#000000"/>
    </style:style>
    <style:style style:name="T1532" style:parent-style-name="DefaultParagraphFont" style:family="text">
      <style:text-properties style:font-name="Aptos" style:font-name-asian="Aptos" style:font-name-complex="Aptos" fo:color="#000000"/>
    </style:style>
    <style:style style:name="P1533" style:parent-style-name="Normal" style:family="paragraph">
      <style:paragraph-properties fo:margin-top="0.1666in" fo:margin-bottom="0.1666in"/>
    </style:style>
    <style:style style:name="T1534" style:parent-style-name="DefaultParagraphFont" style:family="text">
      <style:text-properties style:font-name="Aptos" style:font-name-asian="Aptos" style:font-name-complex="Aptos" fo:font-weight="bold" style:font-weight-asian="bold" style:font-weight-complex="bold" fo:color="#000000"/>
    </style:style>
    <style:style style:name="T1535" style:parent-style-name="DefaultParagraphFont" style:family="text">
      <style:text-properties style:font-name="Aptos" style:font-name-asian="Aptos" style:font-name-complex="Aptos" fo:color="#000000"/>
    </style:style>
    <style:style style:name="P1536" style:parent-style-name="Normal" style:family="paragraph">
      <style:paragraph-properties fo:margin-top="0.1666in" fo:margin-bottom="0.1666in"/>
    </style:style>
    <style:style style:name="T1537" style:parent-style-name="DefaultParagraphFont" style:family="text">
      <style:text-properties style:font-name="Aptos" style:font-name-asian="Aptos" style:font-name-complex="Aptos" fo:font-weight="bold" style:font-weight-asian="bold" style:font-weight-complex="bold" fo:color="#000000"/>
    </style:style>
    <style:style style:name="T1538" style:parent-style-name="DefaultParagraphFont" style:family="text">
      <style:text-properties style:font-name="Aptos" style:font-name-asian="Aptos" style:font-name-complex="Aptos" fo:color="#000000"/>
    </style:style>
    <style:style style:name="P1539" style:parent-style-name="Normal" style:family="paragraph">
      <style:paragraph-properties fo:margin-top="0.1666in" fo:margin-bottom="0.1666in"/>
    </style:style>
    <style:style style:name="T1540" style:parent-style-name="DefaultParagraphFont" style:family="text">
      <style:text-properties style:font-name="Aptos" style:font-name-asian="Aptos" style:font-name-complex="Aptos" fo:font-weight="bold" style:font-weight-asian="bold" style:font-weight-complex="bold" fo:color="#000000"/>
    </style:style>
    <style:style style:name="T1541" style:parent-style-name="DefaultParagraphFont" style:family="text">
      <style:text-properties style:font-name="Aptos" style:font-name-asian="Aptos" style:font-name-complex="Aptos" fo:color="#000000"/>
    </style:style>
    <style:style style:name="P1542" style:parent-style-name="Heading3" style:family="paragraph">
      <style:paragraph-properties fo:margin-top="0.1951in" fo:margin-bottom="0.1951in"/>
    </style:style>
    <style:style style:name="T1543" style:parent-style-name="DefaultParagraphFont" style:family="text">
      <style:text-properties style:font-name="Aptos" style:font-name-asian="Aptos" style:font-name-complex="Aptos" fo:font-weight="bold" style:font-weight-asian="bold" style:font-weight-complex="bold" fo:color="#000000"/>
    </style:style>
    <style:style style:name="P1544" style:parent-style-name="Normal" style:family="paragraph">
      <style:paragraph-properties fo:margin-top="0.1666in" fo:margin-bottom="0.1666in"/>
    </style:style>
    <style:style style:name="T1545" style:parent-style-name="DefaultParagraphFont" style:family="text">
      <style:text-properties style:font-name="Aptos" style:font-name-asian="Aptos" style:font-name-complex="Aptos" fo:color="#000000"/>
    </style:style>
    <style:style style:name="P1546" style:parent-style-name="Normal" style:family="paragraph">
      <style:paragraph-properties fo:margin-top="0.1666in" fo:margin-bottom="0.1666in"/>
    </style:style>
    <style:style style:name="T1547" style:parent-style-name="DefaultParagraphFont" style:family="text">
      <style:text-properties style:font-name="Aptos" style:font-name-asian="Aptos" style:font-name-complex="Aptos" fo:color="#000000"/>
    </style:style>
    <style:style style:name="P1548" style:parent-style-name="Normal" style:family="paragraph">
      <style:paragraph-properties fo:margin-top="0.1666in" fo:margin-bottom="0.1666in"/>
    </style:style>
    <style:style style:name="T1549" style:parent-style-name="DefaultParagraphFont" style:family="text">
      <style:text-properties style:font-name="Aptos" style:font-name-asian="Aptos" style:font-name-complex="Aptos" fo:color="#000000"/>
    </style:style>
    <style:style style:name="P1550" style:parent-style-name="Heading2" style:family="paragraph">
      <style:paragraph-properties fo:margin-top="0.2076in" fo:margin-bottom="0.2076in"/>
    </style:style>
    <style:style style:name="T1551"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1552" style:parent-style-name="Heading3" style:family="paragraph">
      <style:paragraph-properties fo:margin-top="0.1951in" fo:margin-bottom="0.1951in"/>
    </style:style>
    <style:style style:name="T1553" style:parent-style-name="DefaultParagraphFont" style:family="text">
      <style:text-properties style:font-name="Aptos" style:font-name-asian="Aptos" style:font-name-complex="Aptos" fo:font-weight="bold" style:font-weight-asian="bold" style:font-weight-complex="bold" fo:color="#000000"/>
    </style:style>
    <style:style style:name="P1554" style:parent-style-name="Normal" style:family="paragraph">
      <style:paragraph-properties fo:margin-top="0.1666in" fo:margin-bottom="0.1666in"/>
    </style:style>
    <style:style style:name="T1555" style:parent-style-name="DefaultParagraphFont" style:family="text">
      <style:text-properties style:font-name="Aptos" style:font-name-asian="Aptos" style:font-name-complex="Aptos" fo:color="#000000"/>
    </style:style>
    <style:style style:name="P1556" style:parent-style-name="Normal" style:family="paragraph">
      <style:paragraph-properties fo:margin-top="0.1666in" fo:margin-bottom="0.1666in"/>
    </style:style>
    <style:style style:name="T1557" style:parent-style-name="DefaultParagraphFont" style:family="text">
      <style:text-properties style:font-name="Aptos" style:font-name-asian="Aptos" style:font-name-complex="Aptos" fo:color="#000000"/>
    </style:style>
    <style:style style:name="P1558" style:parent-style-name="Normal" style:family="paragraph">
      <style:paragraph-properties fo:margin-top="0.1666in" fo:margin-bottom="0.1666in"/>
    </style:style>
    <style:style style:name="T1559" style:parent-style-name="DefaultParagraphFont" style:family="text">
      <style:text-properties style:font-name="Aptos" style:font-name-asian="Aptos" style:font-name-complex="Aptos" fo:color="#000000"/>
    </style:style>
    <style:style style:name="P1560" style:parent-style-name="Normal" style:family="paragraph">
      <style:paragraph-properties fo:margin-top="0.1666in" fo:margin-bottom="0.1666in"/>
    </style:style>
    <style:style style:name="T1561" style:parent-style-name="DefaultParagraphFont" style:family="text">
      <style:text-properties style:font-name="Aptos" style:font-name-asian="Aptos" style:font-name-complex="Aptos" fo:color="#000000"/>
    </style:style>
    <style:style style:name="P1562" style:parent-style-name="Heading3" style:family="paragraph">
      <style:paragraph-properties fo:margin-top="0.1951in" fo:margin-bottom="0.1951in"/>
    </style:style>
    <style:style style:name="T1563" style:parent-style-name="DefaultParagraphFont" style:family="text">
      <style:text-properties style:font-name="Aptos" style:font-name-asian="Aptos" style:font-name-complex="Aptos" fo:font-weight="bold" style:font-weight-asian="bold" style:font-weight-complex="bold" fo:color="#000000"/>
    </style:style>
    <style:style style:name="P1564" style:parent-style-name="Normal" style:family="paragraph">
      <style:paragraph-properties fo:margin-top="0.1666in" fo:margin-bottom="0.1666in"/>
    </style:style>
    <style:style style:name="T1565" style:parent-style-name="DefaultParagraphFont" style:family="text">
      <style:text-properties style:font-name="Aptos" style:font-name-asian="Aptos" style:font-name-complex="Aptos" fo:color="#000000"/>
    </style:style>
    <style:style style:name="P1566" style:parent-style-name="Normal" style:family="paragraph">
      <style:paragraph-properties fo:margin-top="0.1666in" fo:margin-bottom="0.1666in"/>
    </style:style>
    <style:style style:name="T1567" style:parent-style-name="DefaultParagraphFont" style:family="text">
      <style:text-properties style:font-name="Aptos" style:font-name-asian="Aptos" style:font-name-complex="Aptos" fo:color="#000000"/>
    </style:style>
    <style:style style:name="P1568" style:parent-style-name="Normal" style:family="paragraph">
      <style:paragraph-properties fo:margin-top="0.1666in" fo:margin-bottom="0.1666in"/>
    </style:style>
    <style:style style:name="T1569" style:parent-style-name="DefaultParagraphFont" style:family="text">
      <style:text-properties style:font-name="Aptos" style:font-name-asian="Aptos" style:font-name-complex="Aptos" fo:color="#000000"/>
    </style:style>
    <style:style style:name="P1570" style:parent-style-name="Heading4" style:family="paragraph">
      <style:paragraph-properties fo:margin-top="0.2215in" fo:margin-bottom="0.2215in"/>
    </style:style>
    <style:style style:name="T1571" style:parent-style-name="DefaultParagraphFont" style:family="text">
      <style:text-properties style:font-name="Aptos" style:font-name-asian="Aptos" style:font-name-complex="Aptos" fo:font-weight="bold" style:font-weight-asian="bold" style:font-weight-complex="bold" fo:color="#000000"/>
    </style:style>
    <style:style style:name="P1572" style:parent-style-name="Normal" style:family="paragraph">
      <style:paragraph-properties fo:margin-bottom="0in"/>
    </style:style>
    <style:style style:name="T1573" style:parent-style-name="DefaultParagraphFont" style:family="text">
      <style:text-properties style:font-name="Aptos" style:font-name-asian="Aptos" style:font-name-complex="Aptos" fo:color="#14181F"/>
    </style:style>
    <style:style style:name="T1574" style:parent-style-name="DefaultParagraphFont" style:family="text">
      <style:text-properties style:font-name="Aptos" style:font-name-asian="Aptos" style:font-name-complex="Aptos" fo:color="#14181F"/>
    </style:style>
    <style:style style:name="T1575" style:parent-style-name="DefaultParagraphFont" style:family="text">
      <style:text-properties style:font-name="Aptos" style:font-name-asian="Aptos" style:font-name-complex="Aptos" fo:color="#14181F"/>
    </style:style>
    <style:style style:name="T1576" style:parent-style-name="DefaultParagraphFont" style:family="text">
      <style:text-properties style:font-name="Aptos" style:font-name-asian="Aptos" style:font-name-complex="Aptos" fo:color="#14181F"/>
    </style:style>
    <style:style style:name="T1577" style:parent-style-name="DefaultParagraphFont" style:family="text">
      <style:text-properties style:font-name="Aptos" style:font-name-asian="Aptos" style:font-name-complex="Aptos" fo:color="#14181F"/>
    </style:style>
    <style:style style:name="T1578" style:parent-style-name="DefaultParagraphFont" style:family="text">
      <style:text-properties style:font-name="Aptos" style:font-name-asian="Aptos" style:font-name-complex="Aptos" fo:color="#14181F"/>
    </style:style>
    <style:style style:name="T1579" style:parent-style-name="DefaultParagraphFont" style:family="text">
      <style:text-properties style:font-name="Aptos" style:font-name-asian="Aptos" style:font-name-complex="Aptos" fo:color="#14181F"/>
    </style:style>
    <style:style style:name="T1580" style:parent-style-name="DefaultParagraphFont" style:family="text">
      <style:text-properties style:font-name="Aptos" style:font-name-asian="Aptos" style:font-name-complex="Aptos" fo:color="#14181F"/>
    </style:style>
    <style:style style:name="T1581" style:parent-style-name="DefaultParagraphFont" style:family="text">
      <style:text-properties style:font-name="Aptos" style:font-name-asian="Aptos" style:font-name-complex="Aptos" fo:color="#14181F"/>
    </style:style>
    <style:style style:name="T1582" style:parent-style-name="DefaultParagraphFont" style:family="text">
      <style:text-properties style:font-name="Aptos" style:font-name-asian="Aptos" style:font-name-complex="Aptos" fo:color="#14181F"/>
    </style:style>
    <style:style style:name="T1583" style:parent-style-name="DefaultParagraphFont" style:family="text">
      <style:text-properties style:font-name="Aptos" style:font-name-asian="Aptos" style:font-name-complex="Aptos" fo:color="#14181F"/>
    </style:style>
    <style:style style:name="T1584" style:parent-style-name="DefaultParagraphFont" style:family="text">
      <style:text-properties style:font-name="Aptos" style:font-name-asian="Aptos" style:font-name-complex="Aptos" fo:color="#14181F"/>
    </style:style>
    <style:style style:name="T1585" style:parent-style-name="DefaultParagraphFont" style:family="text">
      <style:text-properties style:font-name="Aptos" style:font-name-asian="Aptos" style:font-name-complex="Aptos" fo:color="#14181F"/>
    </style:style>
    <style:style style:name="T1586" style:parent-style-name="DefaultParagraphFont" style:family="text">
      <style:text-properties style:font-name="Aptos" style:font-name-asian="Aptos" style:font-name-complex="Aptos" fo:color="#14181F"/>
    </style:style>
    <style:style style:name="T1587" style:parent-style-name="DefaultParagraphFont" style:family="text">
      <style:text-properties style:font-name="Aptos" style:font-name-asian="Aptos" style:font-name-complex="Aptos" fo:color="#14181F"/>
    </style:style>
    <style:style style:name="T1588" style:parent-style-name="DefaultParagraphFont" style:family="text">
      <style:text-properties style:font-name="Aptos" style:font-name-asian="Aptos" style:font-name-complex="Aptos" fo:color="#14181F"/>
    </style:style>
    <style:style style:name="T1589" style:parent-style-name="DefaultParagraphFont" style:family="text">
      <style:text-properties style:font-name="Aptos" style:font-name-asian="Aptos" style:font-name-complex="Aptos" fo:color="#14181F"/>
    </style:style>
    <style:style style:name="T1590" style:parent-style-name="DefaultParagraphFont" style:family="text">
      <style:text-properties style:font-name="Aptos" style:font-name-asian="Aptos" style:font-name-complex="Aptos" fo:color="#14181F"/>
    </style:style>
    <style:style style:name="T1591" style:parent-style-name="DefaultParagraphFont" style:family="text">
      <style:text-properties style:font-name="Aptos" style:font-name-asian="Aptos" style:font-name-complex="Aptos" fo:color="#14181F"/>
    </style:style>
    <style:style style:name="T1592" style:parent-style-name="DefaultParagraphFont" style:family="text">
      <style:text-properties style:font-name="Aptos" style:font-name-asian="Aptos" style:font-name-complex="Aptos" fo:color="#14181F"/>
    </style:style>
    <style:style style:name="T1593" style:parent-style-name="DefaultParagraphFont" style:family="text">
      <style:text-properties style:font-name="Aptos" style:font-name-asian="Aptos" style:font-name-complex="Aptos" fo:color="#14181F"/>
    </style:style>
    <style:style style:name="T1594" style:parent-style-name="DefaultParagraphFont" style:family="text">
      <style:text-properties style:font-name="Aptos" style:font-name-asian="Aptos" style:font-name-complex="Aptos" fo:color="#14181F"/>
    </style:style>
    <style:style style:name="T1595" style:parent-style-name="DefaultParagraphFont" style:family="text">
      <style:text-properties style:font-name="Aptos" style:font-name-asian="Aptos" style:font-name-complex="Aptos" fo:color="#14181F"/>
    </style:style>
    <style:style style:name="T1596" style:parent-style-name="DefaultParagraphFont" style:family="text">
      <style:text-properties style:font-name="Aptos" style:font-name-asian="Aptos" style:font-name-complex="Aptos" fo:color="#14181F"/>
    </style:style>
    <style:style style:name="T1597" style:parent-style-name="DefaultParagraphFont" style:family="text">
      <style:text-properties style:font-name="Aptos" style:font-name-asian="Aptos" style:font-name-complex="Aptos" fo:color="#14181F"/>
    </style:style>
    <style:style style:name="T1598" style:parent-style-name="DefaultParagraphFont" style:family="text">
      <style:text-properties style:font-name="Aptos" style:font-name-asian="Aptos" style:font-name-complex="Aptos" fo:color="#14181F"/>
    </style:style>
    <style:style style:name="T1599" style:parent-style-name="DefaultParagraphFont" style:family="text">
      <style:text-properties style:font-name="Aptos" style:font-name-asian="Aptos" style:font-name-complex="Aptos" fo:color="#14181F"/>
    </style:style>
    <style:style style:name="T1600" style:parent-style-name="DefaultParagraphFont" style:family="text">
      <style:text-properties style:font-name="Aptos" style:font-name-asian="Aptos" style:font-name-complex="Aptos" fo:color="#14181F"/>
    </style:style>
    <style:style style:name="T1601" style:parent-style-name="DefaultParagraphFont" style:family="text">
      <style:text-properties style:font-name="Aptos" style:font-name-asian="Aptos" style:font-name-complex="Aptos" fo:color="#14181F"/>
    </style:style>
    <style:style style:name="T1602" style:parent-style-name="DefaultParagraphFont" style:family="text">
      <style:text-properties style:font-name="Aptos" style:font-name-asian="Aptos" style:font-name-complex="Aptos" fo:color="#14181F"/>
    </style:style>
    <style:style style:name="T1603" style:parent-style-name="DefaultParagraphFont" style:family="text">
      <style:text-properties style:font-name="Aptos" style:font-name-asian="Aptos" style:font-name-complex="Aptos" fo:color="#14181F"/>
    </style:style>
    <style:style style:name="T1604" style:parent-style-name="DefaultParagraphFont" style:family="text">
      <style:text-properties style:font-name="Aptos" style:font-name-asian="Aptos" style:font-name-complex="Aptos" fo:color="#14181F"/>
    </style:style>
    <style:style style:name="P1605" style:parent-style-name="Heading4" style:family="paragraph">
      <style:paragraph-properties fo:margin-top="0.2215in" fo:margin-bottom="0.2215in"/>
    </style:style>
    <style:style style:name="T1606" style:parent-style-name="DefaultParagraphFont" style:family="text">
      <style:text-properties style:font-name="Aptos" style:font-name-asian="Aptos" style:font-name-complex="Aptos" fo:font-weight="bold" style:font-weight-asian="bold" style:font-weight-complex="bold" fo:color="#000000"/>
    </style:style>
    <style:style style:name="P1607" style:parent-style-name="Normal" style:family="paragraph">
      <style:paragraph-properties fo:margin-bottom="0in"/>
    </style:style>
    <style:style style:name="T1608" style:parent-style-name="DefaultParagraphFont" style:family="text">
      <style:text-properties style:font-name="Aptos" style:font-name-asian="Aptos" style:font-name-complex="Aptos" fo:color="#14181F"/>
    </style:style>
    <style:style style:name="T1609" style:parent-style-name="DefaultParagraphFont" style:family="text">
      <style:text-properties style:font-name="Aptos" style:font-name-asian="Aptos" style:font-name-complex="Aptos" fo:color="#14181F"/>
    </style:style>
    <style:style style:name="T1610" style:parent-style-name="DefaultParagraphFont" style:family="text">
      <style:text-properties style:font-name="Aptos" style:font-name-asian="Aptos" style:font-name-complex="Aptos" fo:color="#14181F"/>
    </style:style>
    <style:style style:name="T1611" style:parent-style-name="DefaultParagraphFont" style:family="text">
      <style:text-properties style:font-name="Aptos" style:font-name-asian="Aptos" style:font-name-complex="Aptos" fo:color="#14181F"/>
    </style:style>
    <style:style style:name="T1612" style:parent-style-name="DefaultParagraphFont" style:family="text">
      <style:text-properties style:font-name="Aptos" style:font-name-asian="Aptos" style:font-name-complex="Aptos" fo:color="#14181F"/>
    </style:style>
    <style:style style:name="T1613" style:parent-style-name="DefaultParagraphFont" style:family="text">
      <style:text-properties style:font-name="Aptos" style:font-name-asian="Aptos" style:font-name-complex="Aptos" fo:color="#14181F"/>
    </style:style>
    <style:style style:name="T1614" style:parent-style-name="DefaultParagraphFont" style:family="text">
      <style:text-properties style:font-name="Aptos" style:font-name-asian="Aptos" style:font-name-complex="Aptos" fo:color="#14181F"/>
    </style:style>
    <style:style style:name="T1615" style:parent-style-name="DefaultParagraphFont" style:family="text">
      <style:text-properties style:font-name="Aptos" style:font-name-asian="Aptos" style:font-name-complex="Aptos" fo:color="#14181F"/>
    </style:style>
    <style:style style:name="T1616" style:parent-style-name="DefaultParagraphFont" style:family="text">
      <style:text-properties style:font-name="Aptos" style:font-name-asian="Aptos" style:font-name-complex="Aptos" fo:color="#14181F"/>
    </style:style>
    <style:style style:name="T1617" style:parent-style-name="DefaultParagraphFont" style:family="text">
      <style:text-properties style:font-name="Aptos" style:font-name-asian="Aptos" style:font-name-complex="Aptos" fo:color="#14181F"/>
    </style:style>
    <style:style style:name="T1618" style:parent-style-name="DefaultParagraphFont" style:family="text">
      <style:text-properties style:font-name="Aptos" style:font-name-asian="Aptos" style:font-name-complex="Aptos" fo:color="#14181F"/>
    </style:style>
    <style:style style:name="T1619" style:parent-style-name="DefaultParagraphFont" style:family="text">
      <style:text-properties style:font-name="Aptos" style:font-name-asian="Aptos" style:font-name-complex="Aptos" fo:color="#14181F"/>
    </style:style>
    <style:style style:name="T1620" style:parent-style-name="DefaultParagraphFont" style:family="text">
      <style:text-properties style:font-name="Aptos" style:font-name-asian="Aptos" style:font-name-complex="Aptos" fo:color="#14181F"/>
    </style:style>
    <style:style style:name="T1621" style:parent-style-name="DefaultParagraphFont" style:family="text">
      <style:text-properties style:font-name="Aptos" style:font-name-asian="Aptos" style:font-name-complex="Aptos" fo:color="#14181F"/>
    </style:style>
    <style:style style:name="T1622" style:parent-style-name="DefaultParagraphFont" style:family="text">
      <style:text-properties style:font-name="Aptos" style:font-name-asian="Aptos" style:font-name-complex="Aptos" fo:color="#14181F"/>
    </style:style>
    <style:style style:name="T1623" style:parent-style-name="DefaultParagraphFont" style:family="text">
      <style:text-properties style:font-name="Aptos" style:font-name-asian="Aptos" style:font-name-complex="Aptos" fo:color="#14181F"/>
    </style:style>
    <style:style style:name="T1624" style:parent-style-name="DefaultParagraphFont" style:family="text">
      <style:text-properties style:font-name="Aptos" style:font-name-asian="Aptos" style:font-name-complex="Aptos" fo:color="#14181F"/>
    </style:style>
    <style:style style:name="T1625" style:parent-style-name="DefaultParagraphFont" style:family="text">
      <style:text-properties style:font-name="Aptos" style:font-name-asian="Aptos" style:font-name-complex="Aptos" fo:color="#14181F"/>
    </style:style>
    <style:style style:name="T1626" style:parent-style-name="DefaultParagraphFont" style:family="text">
      <style:text-properties style:font-name="Aptos" style:font-name-asian="Aptos" style:font-name-complex="Aptos" fo:color="#14181F"/>
    </style:style>
    <style:style style:name="T1627" style:parent-style-name="DefaultParagraphFont" style:family="text">
      <style:text-properties style:font-name="Aptos" style:font-name-asian="Aptos" style:font-name-complex="Aptos" fo:color="#14181F"/>
    </style:style>
    <style:style style:name="T1628" style:parent-style-name="DefaultParagraphFont" style:family="text">
      <style:text-properties style:font-name="Aptos" style:font-name-asian="Aptos" style:font-name-complex="Aptos" fo:color="#14181F"/>
    </style:style>
    <style:style style:name="T1629" style:parent-style-name="DefaultParagraphFont" style:family="text">
      <style:text-properties style:font-name="Aptos" style:font-name-asian="Aptos" style:font-name-complex="Aptos" fo:color="#14181F"/>
    </style:style>
    <style:style style:name="T1630" style:parent-style-name="DefaultParagraphFont" style:family="text">
      <style:text-properties style:font-name="Aptos" style:font-name-asian="Aptos" style:font-name-complex="Aptos" fo:color="#14181F"/>
    </style:style>
    <style:style style:name="T1631" style:parent-style-name="DefaultParagraphFont" style:family="text">
      <style:text-properties style:font-name="Aptos" style:font-name-asian="Aptos" style:font-name-complex="Aptos" fo:color="#14181F"/>
    </style:style>
    <style:style style:name="T1632" style:parent-style-name="DefaultParagraphFont" style:family="text">
      <style:text-properties style:font-name="Aptos" style:font-name-asian="Aptos" style:font-name-complex="Aptos" fo:color="#14181F"/>
    </style:style>
    <style:style style:name="T1633" style:parent-style-name="DefaultParagraphFont" style:family="text">
      <style:text-properties style:font-name="Aptos" style:font-name-asian="Aptos" style:font-name-complex="Aptos" fo:color="#14181F"/>
    </style:style>
    <style:style style:name="T1634" style:parent-style-name="DefaultParagraphFont" style:family="text">
      <style:text-properties style:font-name="Aptos" style:font-name-asian="Aptos" style:font-name-complex="Aptos" fo:color="#14181F"/>
    </style:style>
    <style:style style:name="T1635" style:parent-style-name="DefaultParagraphFont" style:family="text">
      <style:text-properties style:font-name="Aptos" style:font-name-asian="Aptos" style:font-name-complex="Aptos" fo:color="#14181F"/>
    </style:style>
    <style:style style:name="T1636" style:parent-style-name="DefaultParagraphFont" style:family="text">
      <style:text-properties style:font-name="Aptos" style:font-name-asian="Aptos" style:font-name-complex="Aptos" fo:color="#14181F"/>
    </style:style>
    <style:style style:name="T1637" style:parent-style-name="DefaultParagraphFont" style:family="text">
      <style:text-properties style:font-name="Aptos" style:font-name-asian="Aptos" style:font-name-complex="Aptos" fo:color="#14181F"/>
    </style:style>
    <style:style style:name="T1638" style:parent-style-name="DefaultParagraphFont" style:family="text">
      <style:text-properties style:font-name="Aptos" style:font-name-asian="Aptos" style:font-name-complex="Aptos" fo:color="#14181F"/>
    </style:style>
    <style:style style:name="T1639" style:parent-style-name="DefaultParagraphFont" style:family="text">
      <style:text-properties style:font-name="Aptos" style:font-name-asian="Aptos" style:font-name-complex="Aptos" fo:color="#14181F"/>
    </style:style>
    <style:style style:name="T1640" style:parent-style-name="DefaultParagraphFont" style:family="text">
      <style:text-properties style:font-name="Aptos" style:font-name-asian="Aptos" style:font-name-complex="Aptos" fo:color="#14181F"/>
    </style:style>
    <style:style style:name="T1641" style:parent-style-name="DefaultParagraphFont" style:family="text">
      <style:text-properties style:font-name="Aptos" style:font-name-asian="Aptos" style:font-name-complex="Aptos" fo:color="#14181F"/>
    </style:style>
    <style:style style:name="T1642" style:parent-style-name="DefaultParagraphFont" style:family="text">
      <style:text-properties style:font-name="Aptos" style:font-name-asian="Aptos" style:font-name-complex="Aptos" fo:color="#14181F"/>
    </style:style>
    <style:style style:name="T1643" style:parent-style-name="DefaultParagraphFont" style:family="text">
      <style:text-properties style:font-name="Aptos" style:font-name-asian="Aptos" style:font-name-complex="Aptos" fo:color="#14181F"/>
    </style:style>
    <style:style style:name="T1644" style:parent-style-name="DefaultParagraphFont" style:family="text">
      <style:text-properties style:font-name="Aptos" style:font-name-asian="Aptos" style:font-name-complex="Aptos" fo:color="#14181F"/>
    </style:style>
    <style:style style:name="T1645" style:parent-style-name="DefaultParagraphFont" style:family="text">
      <style:text-properties style:font-name="Aptos" style:font-name-asian="Aptos" style:font-name-complex="Aptos" fo:color="#14181F"/>
    </style:style>
    <style:style style:name="T1646" style:parent-style-name="DefaultParagraphFont" style:family="text">
      <style:text-properties style:font-name="Aptos" style:font-name-asian="Aptos" style:font-name-complex="Aptos" fo:color="#14181F"/>
    </style:style>
    <style:style style:name="T1647" style:parent-style-name="DefaultParagraphFont" style:family="text">
      <style:text-properties style:font-name="Aptos" style:font-name-asian="Aptos" style:font-name-complex="Aptos" fo:color="#14181F"/>
    </style:style>
    <style:style style:name="T1648" style:parent-style-name="DefaultParagraphFont" style:family="text">
      <style:text-properties style:font-name="Aptos" style:font-name-asian="Aptos" style:font-name-complex="Aptos" fo:color="#14181F"/>
    </style:style>
    <style:style style:name="T1649" style:parent-style-name="DefaultParagraphFont" style:family="text">
      <style:text-properties style:font-name="Aptos" style:font-name-asian="Aptos" style:font-name-complex="Aptos" fo:color="#14181F"/>
    </style:style>
    <style:style style:name="T1650" style:parent-style-name="DefaultParagraphFont" style:family="text">
      <style:text-properties style:font-name="Aptos" style:font-name-asian="Aptos" style:font-name-complex="Aptos" fo:color="#14181F"/>
    </style:style>
    <style:style style:name="T1651" style:parent-style-name="DefaultParagraphFont" style:family="text">
      <style:text-properties style:font-name="Aptos" style:font-name-asian="Aptos" style:font-name-complex="Aptos" fo:color="#14181F"/>
    </style:style>
    <style:style style:name="T1652" style:parent-style-name="DefaultParagraphFont" style:family="text">
      <style:text-properties style:font-name="Aptos" style:font-name-asian="Aptos" style:font-name-complex="Aptos" fo:color="#14181F"/>
    </style:style>
    <style:style style:name="T1653" style:parent-style-name="DefaultParagraphFont" style:family="text">
      <style:text-properties style:font-name="Aptos" style:font-name-asian="Aptos" style:font-name-complex="Aptos" fo:color="#14181F"/>
    </style:style>
    <style:style style:name="P1654" style:parent-style-name="Heading4" style:family="paragraph">
      <style:paragraph-properties fo:margin-top="0.2215in" fo:margin-bottom="0.2215in"/>
    </style:style>
    <style:style style:name="T1655" style:parent-style-name="DefaultParagraphFont" style:family="text">
      <style:text-properties style:font-name="Aptos" style:font-name-asian="Aptos" style:font-name-complex="Aptos" fo:font-weight="bold" style:font-weight-asian="bold" style:font-weight-complex="bold" fo:color="#000000"/>
    </style:style>
    <style:style style:name="P1656" style:parent-style-name="Normal" style:family="paragraph">
      <style:paragraph-properties fo:margin-bottom="0in"/>
    </style:style>
    <style:style style:name="T1657" style:parent-style-name="DefaultParagraphFont" style:family="text">
      <style:text-properties style:font-name="Aptos" style:font-name-asian="Aptos" style:font-name-complex="Aptos" fo:color="#14181F"/>
    </style:style>
    <style:style style:name="T1658" style:parent-style-name="DefaultParagraphFont" style:family="text">
      <style:text-properties style:font-name="Aptos" style:font-name-asian="Aptos" style:font-name-complex="Aptos" fo:color="#14181F"/>
    </style:style>
    <style:style style:name="T1659" style:parent-style-name="DefaultParagraphFont" style:family="text">
      <style:text-properties style:font-name="Aptos" style:font-name-asian="Aptos" style:font-name-complex="Aptos" fo:color="#14181F"/>
    </style:style>
    <style:style style:name="T1660" style:parent-style-name="DefaultParagraphFont" style:family="text">
      <style:text-properties style:font-name="Aptos" style:font-name-asian="Aptos" style:font-name-complex="Aptos" fo:color="#14181F"/>
    </style:style>
    <style:style style:name="T1661" style:parent-style-name="DefaultParagraphFont" style:family="text">
      <style:text-properties style:font-name="Aptos" style:font-name-asian="Aptos" style:font-name-complex="Aptos" fo:color="#14181F"/>
    </style:style>
    <style:style style:name="T1662" style:parent-style-name="DefaultParagraphFont" style:family="text">
      <style:text-properties style:font-name="Aptos" style:font-name-asian="Aptos" style:font-name-complex="Aptos" fo:color="#14181F"/>
    </style:style>
    <style:style style:name="T1663" style:parent-style-name="DefaultParagraphFont" style:family="text">
      <style:text-properties style:font-name="Aptos" style:font-name-asian="Aptos" style:font-name-complex="Aptos" fo:color="#14181F"/>
    </style:style>
    <style:style style:name="T1664" style:parent-style-name="DefaultParagraphFont" style:family="text">
      <style:text-properties style:font-name="Aptos" style:font-name-asian="Aptos" style:font-name-complex="Aptos" fo:color="#14181F"/>
    </style:style>
    <style:style style:name="T1665" style:parent-style-name="DefaultParagraphFont" style:family="text">
      <style:text-properties style:font-name="Aptos" style:font-name-asian="Aptos" style:font-name-complex="Aptos" fo:color="#14181F"/>
    </style:style>
    <style:style style:name="T1666" style:parent-style-name="DefaultParagraphFont" style:family="text">
      <style:text-properties style:font-name="Aptos" style:font-name-asian="Aptos" style:font-name-complex="Aptos" fo:color="#14181F"/>
    </style:style>
    <style:style style:name="T1667" style:parent-style-name="DefaultParagraphFont" style:family="text">
      <style:text-properties style:font-name="Aptos" style:font-name-asian="Aptos" style:font-name-complex="Aptos" fo:color="#14181F"/>
    </style:style>
    <style:style style:name="T1668" style:parent-style-name="DefaultParagraphFont" style:family="text">
      <style:text-properties style:font-name="Aptos" style:font-name-asian="Aptos" style:font-name-complex="Aptos" fo:color="#14181F"/>
    </style:style>
    <style:style style:name="T1669" style:parent-style-name="DefaultParagraphFont" style:family="text">
      <style:text-properties style:font-name="Aptos" style:font-name-asian="Aptos" style:font-name-complex="Aptos" fo:color="#14181F"/>
    </style:style>
    <style:style style:name="T1670" style:parent-style-name="DefaultParagraphFont" style:family="text">
      <style:text-properties style:font-name="Aptos" style:font-name-asian="Aptos" style:font-name-complex="Aptos" fo:color="#14181F"/>
    </style:style>
    <style:style style:name="T1671" style:parent-style-name="DefaultParagraphFont" style:family="text">
      <style:text-properties style:font-name="Aptos" style:font-name-asian="Aptos" style:font-name-complex="Aptos" fo:color="#14181F"/>
    </style:style>
    <style:style style:name="T1672" style:parent-style-name="DefaultParagraphFont" style:family="text">
      <style:text-properties style:font-name="Aptos" style:font-name-asian="Aptos" style:font-name-complex="Aptos" fo:color="#14181F"/>
    </style:style>
    <style:style style:name="T1673" style:parent-style-name="DefaultParagraphFont" style:family="text">
      <style:text-properties style:font-name="Aptos" style:font-name-asian="Aptos" style:font-name-complex="Aptos" fo:color="#14181F"/>
    </style:style>
    <style:style style:name="T1674" style:parent-style-name="DefaultParagraphFont" style:family="text">
      <style:text-properties style:font-name="Aptos" style:font-name-asian="Aptos" style:font-name-complex="Aptos" fo:color="#14181F"/>
    </style:style>
    <style:style style:name="T1675" style:parent-style-name="DefaultParagraphFont" style:family="text">
      <style:text-properties style:font-name="Aptos" style:font-name-asian="Aptos" style:font-name-complex="Aptos" fo:color="#14181F"/>
    </style:style>
    <style:style style:name="T1676" style:parent-style-name="DefaultParagraphFont" style:family="text">
      <style:text-properties style:font-name="Aptos" style:font-name-asian="Aptos" style:font-name-complex="Aptos" fo:color="#14181F"/>
    </style:style>
    <style:style style:name="T1677" style:parent-style-name="DefaultParagraphFont" style:family="text">
      <style:text-properties style:font-name="Aptos" style:font-name-asian="Aptos" style:font-name-complex="Aptos" fo:color="#14181F"/>
    </style:style>
    <style:style style:name="T1678" style:parent-style-name="DefaultParagraphFont" style:family="text">
      <style:text-properties style:font-name="Aptos" style:font-name-asian="Aptos" style:font-name-complex="Aptos" fo:color="#14181F"/>
    </style:style>
    <style:style style:name="T1679" style:parent-style-name="DefaultParagraphFont" style:family="text">
      <style:text-properties style:font-name="Aptos" style:font-name-asian="Aptos" style:font-name-complex="Aptos" fo:color="#14181F"/>
    </style:style>
    <style:style style:name="T1680" style:parent-style-name="DefaultParagraphFont" style:family="text">
      <style:text-properties style:font-name="Aptos" style:font-name-asian="Aptos" style:font-name-complex="Aptos" fo:color="#14181F"/>
    </style:style>
    <style:style style:name="T1681" style:parent-style-name="DefaultParagraphFont" style:family="text">
      <style:text-properties style:font-name="Aptos" style:font-name-asian="Aptos" style:font-name-complex="Aptos" fo:color="#14181F"/>
    </style:style>
    <style:style style:name="T1682" style:parent-style-name="DefaultParagraphFont" style:family="text">
      <style:text-properties style:font-name="Aptos" style:font-name-asian="Aptos" style:font-name-complex="Aptos" fo:color="#14181F"/>
    </style:style>
    <style:style style:name="T1683" style:parent-style-name="DefaultParagraphFont" style:family="text">
      <style:text-properties style:font-name="Aptos" style:font-name-asian="Aptos" style:font-name-complex="Aptos" fo:color="#14181F"/>
    </style:style>
    <style:style style:name="T1684" style:parent-style-name="DefaultParagraphFont" style:family="text">
      <style:text-properties style:font-name="Aptos" style:font-name-asian="Aptos" style:font-name-complex="Aptos" fo:color="#14181F"/>
    </style:style>
    <style:style style:name="T1685" style:parent-style-name="DefaultParagraphFont" style:family="text">
      <style:text-properties style:font-name="Aptos" style:font-name-asian="Aptos" style:font-name-complex="Aptos" fo:color="#14181F"/>
    </style:style>
    <style:style style:name="T1686" style:parent-style-name="DefaultParagraphFont" style:family="text">
      <style:text-properties style:font-name="Aptos" style:font-name-asian="Aptos" style:font-name-complex="Aptos" fo:color="#14181F"/>
    </style:style>
    <style:style style:name="T1687" style:parent-style-name="DefaultParagraphFont" style:family="text">
      <style:text-properties style:font-name="Aptos" style:font-name-asian="Aptos" style:font-name-complex="Aptos" fo:color="#14181F"/>
    </style:style>
    <style:style style:name="T1688" style:parent-style-name="DefaultParagraphFont" style:family="text">
      <style:text-properties style:font-name="Aptos" style:font-name-asian="Aptos" style:font-name-complex="Aptos" fo:color="#14181F"/>
    </style:style>
    <style:style style:name="T1689" style:parent-style-name="DefaultParagraphFont" style:family="text">
      <style:text-properties style:font-name="Aptos" style:font-name-asian="Aptos" style:font-name-complex="Aptos" fo:color="#14181F"/>
    </style:style>
    <style:style style:name="T1690" style:parent-style-name="DefaultParagraphFont" style:family="text">
      <style:text-properties style:font-name="Aptos" style:font-name-asian="Aptos" style:font-name-complex="Aptos" fo:color="#14181F"/>
    </style:style>
    <style:style style:name="T1691" style:parent-style-name="DefaultParagraphFont" style:family="text">
      <style:text-properties style:font-name="Aptos" style:font-name-asian="Aptos" style:font-name-complex="Aptos" fo:color="#14181F"/>
    </style:style>
    <style:style style:name="P1692" style:parent-style-name="Heading4" style:family="paragraph">
      <style:paragraph-properties fo:margin-top="0.2215in" fo:margin-bottom="0.2215in"/>
    </style:style>
    <style:style style:name="T1693" style:parent-style-name="DefaultParagraphFont" style:family="text">
      <style:text-properties style:font-name="Aptos" style:font-name-asian="Aptos" style:font-name-complex="Aptos" fo:font-weight="bold" style:font-weight-asian="bold" style:font-weight-complex="bold" fo:color="#000000"/>
    </style:style>
    <style:style style:name="P1694" style:parent-style-name="Normal" style:family="paragraph">
      <style:paragraph-properties fo:margin-bottom="0in"/>
    </style:style>
    <style:style style:name="T1695" style:parent-style-name="DefaultParagraphFont" style:family="text">
      <style:text-properties style:font-name="Aptos" style:font-name-asian="Aptos" style:font-name-complex="Aptos" fo:color="#14181F"/>
    </style:style>
    <style:style style:name="T1696" style:parent-style-name="DefaultParagraphFont" style:family="text">
      <style:text-properties style:font-name="Aptos" style:font-name-asian="Aptos" style:font-name-complex="Aptos" fo:color="#14181F"/>
    </style:style>
    <style:style style:name="T1697" style:parent-style-name="DefaultParagraphFont" style:family="text">
      <style:text-properties style:font-name="Aptos" style:font-name-asian="Aptos" style:font-name-complex="Aptos" fo:color="#14181F"/>
    </style:style>
    <style:style style:name="T1698" style:parent-style-name="DefaultParagraphFont" style:family="text">
      <style:text-properties style:font-name="Aptos" style:font-name-asian="Aptos" style:font-name-complex="Aptos" fo:color="#14181F"/>
    </style:style>
    <style:style style:name="T1699" style:parent-style-name="DefaultParagraphFont" style:family="text">
      <style:text-properties style:font-name="Aptos" style:font-name-asian="Aptos" style:font-name-complex="Aptos" fo:color="#14181F"/>
    </style:style>
    <style:style style:name="T1700" style:parent-style-name="DefaultParagraphFont" style:family="text">
      <style:text-properties style:font-name="Aptos" style:font-name-asian="Aptos" style:font-name-complex="Aptos" fo:color="#14181F"/>
    </style:style>
    <style:style style:name="T1701" style:parent-style-name="DefaultParagraphFont" style:family="text">
      <style:text-properties style:font-name="Aptos" style:font-name-asian="Aptos" style:font-name-complex="Aptos" fo:color="#14181F"/>
    </style:style>
    <style:style style:name="T1702" style:parent-style-name="DefaultParagraphFont" style:family="text">
      <style:text-properties style:font-name="Aptos" style:font-name-asian="Aptos" style:font-name-complex="Aptos" fo:color="#14181F"/>
    </style:style>
    <style:style style:name="T1703" style:parent-style-name="DefaultParagraphFont" style:family="text">
      <style:text-properties style:font-name="Aptos" style:font-name-asian="Aptos" style:font-name-complex="Aptos" fo:color="#14181F"/>
    </style:style>
    <style:style style:name="T1704" style:parent-style-name="DefaultParagraphFont" style:family="text">
      <style:text-properties style:font-name="Aptos" style:font-name-asian="Aptos" style:font-name-complex="Aptos" fo:color="#14181F"/>
    </style:style>
    <style:style style:name="T1705" style:parent-style-name="DefaultParagraphFont" style:family="text">
      <style:text-properties style:font-name="Aptos" style:font-name-asian="Aptos" style:font-name-complex="Aptos" fo:color="#14181F"/>
    </style:style>
    <style:style style:name="T1706" style:parent-style-name="DefaultParagraphFont" style:family="text">
      <style:text-properties style:font-name="Aptos" style:font-name-asian="Aptos" style:font-name-complex="Aptos" fo:color="#14181F"/>
    </style:style>
    <style:style style:name="T1707" style:parent-style-name="DefaultParagraphFont" style:family="text">
      <style:text-properties style:font-name="Aptos" style:font-name-asian="Aptos" style:font-name-complex="Aptos" fo:color="#14181F"/>
    </style:style>
    <style:style style:name="T1708" style:parent-style-name="DefaultParagraphFont" style:family="text">
      <style:text-properties style:font-name="Aptos" style:font-name-asian="Aptos" style:font-name-complex="Aptos" fo:color="#14181F"/>
    </style:style>
    <style:style style:name="T1709" style:parent-style-name="DefaultParagraphFont" style:family="text">
      <style:text-properties style:font-name="Aptos" style:font-name-asian="Aptos" style:font-name-complex="Aptos" fo:color="#14181F"/>
    </style:style>
    <style:style style:name="T1710" style:parent-style-name="DefaultParagraphFont" style:family="text">
      <style:text-properties style:font-name="Aptos" style:font-name-asian="Aptos" style:font-name-complex="Aptos" fo:color="#14181F"/>
    </style:style>
    <style:style style:name="T1711" style:parent-style-name="DefaultParagraphFont" style:family="text">
      <style:text-properties style:font-name="Aptos" style:font-name-asian="Aptos" style:font-name-complex="Aptos" fo:color="#14181F"/>
    </style:style>
    <style:style style:name="T1712" style:parent-style-name="DefaultParagraphFont" style:family="text">
      <style:text-properties style:font-name="Aptos" style:font-name-asian="Aptos" style:font-name-complex="Aptos" fo:color="#14181F"/>
    </style:style>
    <style:style style:name="T1713" style:parent-style-name="DefaultParagraphFont" style:family="text">
      <style:text-properties style:font-name="Aptos" style:font-name-asian="Aptos" style:font-name-complex="Aptos" fo:color="#14181F"/>
    </style:style>
    <style:style style:name="T1714" style:parent-style-name="DefaultParagraphFont" style:family="text">
      <style:text-properties style:font-name="Aptos" style:font-name-asian="Aptos" style:font-name-complex="Aptos" fo:color="#14181F"/>
    </style:style>
    <style:style style:name="T1715" style:parent-style-name="DefaultParagraphFont" style:family="text">
      <style:text-properties style:font-name="Aptos" style:font-name-asian="Aptos" style:font-name-complex="Aptos" fo:color="#14181F"/>
    </style:style>
    <style:style style:name="T1716" style:parent-style-name="DefaultParagraphFont" style:family="text">
      <style:text-properties style:font-name="Aptos" style:font-name-asian="Aptos" style:font-name-complex="Aptos" fo:color="#14181F"/>
    </style:style>
    <style:style style:name="T1717" style:parent-style-name="DefaultParagraphFont" style:family="text">
      <style:text-properties style:font-name="Aptos" style:font-name-asian="Aptos" style:font-name-complex="Aptos" fo:color="#14181F"/>
    </style:style>
    <style:style style:name="T1718" style:parent-style-name="DefaultParagraphFont" style:family="text">
      <style:text-properties style:font-name="Aptos" style:font-name-asian="Aptos" style:font-name-complex="Aptos" fo:color="#14181F"/>
    </style:style>
    <style:style style:name="T1719" style:parent-style-name="DefaultParagraphFont" style:family="text">
      <style:text-properties style:font-name="Aptos" style:font-name-asian="Aptos" style:font-name-complex="Aptos" fo:color="#14181F"/>
    </style:style>
    <style:style style:name="T1720" style:parent-style-name="DefaultParagraphFont" style:family="text">
      <style:text-properties style:font-name="Aptos" style:font-name-asian="Aptos" style:font-name-complex="Aptos" fo:color="#14181F"/>
    </style:style>
    <style:style style:name="T1721" style:parent-style-name="DefaultParagraphFont" style:family="text">
      <style:text-properties style:font-name="Aptos" style:font-name-asian="Aptos" style:font-name-complex="Aptos" fo:color="#14181F"/>
    </style:style>
    <style:style style:name="P1722" style:parent-style-name="Heading4" style:family="paragraph">
      <style:paragraph-properties fo:margin-top="0.2215in" fo:margin-bottom="0.2215in"/>
    </style:style>
    <style:style style:name="T1723" style:parent-style-name="DefaultParagraphFont" style:family="text">
      <style:text-properties style:font-name="Aptos" style:font-name-asian="Aptos" style:font-name-complex="Aptos" fo:font-weight="bold" style:font-weight-asian="bold" style:font-weight-complex="bold" fo:color="#000000"/>
    </style:style>
    <style:style style:name="P1724" style:parent-style-name="Normal" style:family="paragraph">
      <style:paragraph-properties fo:margin-bottom="0in"/>
    </style:style>
    <style:style style:name="T1725" style:parent-style-name="DefaultParagraphFont" style:family="text">
      <style:text-properties style:font-name="Aptos" style:font-name-asian="Aptos" style:font-name-complex="Aptos" fo:color="#14181F"/>
    </style:style>
    <style:style style:name="T1726" style:parent-style-name="DefaultParagraphFont" style:family="text">
      <style:text-properties style:font-name="Aptos" style:font-name-asian="Aptos" style:font-name-complex="Aptos" fo:color="#14181F"/>
    </style:style>
    <style:style style:name="T1727" style:parent-style-name="DefaultParagraphFont" style:family="text">
      <style:text-properties style:font-name="Aptos" style:font-name-asian="Aptos" style:font-name-complex="Aptos" fo:color="#14181F"/>
    </style:style>
    <style:style style:name="T1728" style:parent-style-name="DefaultParagraphFont" style:family="text">
      <style:text-properties style:font-name="Aptos" style:font-name-asian="Aptos" style:font-name-complex="Aptos" fo:color="#14181F"/>
    </style:style>
    <style:style style:name="T1729" style:parent-style-name="DefaultParagraphFont" style:family="text">
      <style:text-properties style:font-name="Aptos" style:font-name-asian="Aptos" style:font-name-complex="Aptos" fo:color="#14181F"/>
    </style:style>
    <style:style style:name="T1730" style:parent-style-name="DefaultParagraphFont" style:family="text">
      <style:text-properties style:font-name="Aptos" style:font-name-asian="Aptos" style:font-name-complex="Aptos" fo:color="#14181F"/>
    </style:style>
    <style:style style:name="T1731" style:parent-style-name="DefaultParagraphFont" style:family="text">
      <style:text-properties style:font-name="Aptos" style:font-name-asian="Aptos" style:font-name-complex="Aptos" fo:color="#14181F"/>
    </style:style>
    <style:style style:name="T1732" style:parent-style-name="DefaultParagraphFont" style:family="text">
      <style:text-properties style:font-name="Aptos" style:font-name-asian="Aptos" style:font-name-complex="Aptos" fo:color="#14181F"/>
    </style:style>
    <style:style style:name="T1733" style:parent-style-name="DefaultParagraphFont" style:family="text">
      <style:text-properties style:font-name="Aptos" style:font-name-asian="Aptos" style:font-name-complex="Aptos" fo:color="#14181F"/>
    </style:style>
    <style:style style:name="T1734" style:parent-style-name="DefaultParagraphFont" style:family="text">
      <style:text-properties style:font-name="Aptos" style:font-name-asian="Aptos" style:font-name-complex="Aptos" fo:color="#14181F"/>
    </style:style>
    <style:style style:name="T1735" style:parent-style-name="DefaultParagraphFont" style:family="text">
      <style:text-properties style:font-name="Aptos" style:font-name-asian="Aptos" style:font-name-complex="Aptos" fo:color="#14181F"/>
    </style:style>
    <style:style style:name="T1736" style:parent-style-name="DefaultParagraphFont" style:family="text">
      <style:text-properties style:font-name="Aptos" style:font-name-asian="Aptos" style:font-name-complex="Aptos" fo:color="#14181F"/>
    </style:style>
    <style:style style:name="T1737" style:parent-style-name="DefaultParagraphFont" style:family="text">
      <style:text-properties style:font-name="Aptos" style:font-name-asian="Aptos" style:font-name-complex="Aptos" fo:color="#14181F"/>
    </style:style>
    <style:style style:name="T1738" style:parent-style-name="DefaultParagraphFont" style:family="text">
      <style:text-properties style:font-name="Aptos" style:font-name-asian="Aptos" style:font-name-complex="Aptos" fo:color="#14181F"/>
    </style:style>
    <style:style style:name="T1739" style:parent-style-name="DefaultParagraphFont" style:family="text">
      <style:text-properties style:font-name="Aptos" style:font-name-asian="Aptos" style:font-name-complex="Aptos" fo:color="#14181F"/>
    </style:style>
    <style:style style:name="T1740" style:parent-style-name="DefaultParagraphFont" style:family="text">
      <style:text-properties style:font-name="Aptos" style:font-name-asian="Aptos" style:font-name-complex="Aptos" fo:color="#14181F"/>
    </style:style>
    <style:style style:name="T1741" style:parent-style-name="DefaultParagraphFont" style:family="text">
      <style:text-properties style:font-name="Aptos" style:font-name-asian="Aptos" style:font-name-complex="Aptos" fo:color="#14181F"/>
    </style:style>
    <style:style style:name="T1742" style:parent-style-name="DefaultParagraphFont" style:family="text">
      <style:text-properties style:font-name="Aptos" style:font-name-asian="Aptos" style:font-name-complex="Aptos" fo:color="#14181F"/>
    </style:style>
    <style:style style:name="T1743" style:parent-style-name="DefaultParagraphFont" style:family="text">
      <style:text-properties style:font-name="Aptos" style:font-name-asian="Aptos" style:font-name-complex="Aptos" fo:color="#14181F"/>
    </style:style>
    <style:style style:name="T1744" style:parent-style-name="DefaultParagraphFont" style:family="text">
      <style:text-properties style:font-name="Aptos" style:font-name-asian="Aptos" style:font-name-complex="Aptos" fo:color="#14181F"/>
    </style:style>
    <style:style style:name="T1745" style:parent-style-name="DefaultParagraphFont" style:family="text">
      <style:text-properties style:font-name="Aptos" style:font-name-asian="Aptos" style:font-name-complex="Aptos" fo:color="#14181F"/>
    </style:style>
    <style:style style:name="T1746" style:parent-style-name="DefaultParagraphFont" style:family="text">
      <style:text-properties style:font-name="Aptos" style:font-name-asian="Aptos" style:font-name-complex="Aptos" fo:color="#14181F"/>
    </style:style>
    <style:style style:name="T1747" style:parent-style-name="DefaultParagraphFont" style:family="text">
      <style:text-properties style:font-name="Aptos" style:font-name-asian="Aptos" style:font-name-complex="Aptos" fo:color="#14181F"/>
    </style:style>
    <style:style style:name="T1748" style:parent-style-name="DefaultParagraphFont" style:family="text">
      <style:text-properties style:font-name="Aptos" style:font-name-asian="Aptos" style:font-name-complex="Aptos" fo:color="#14181F"/>
    </style:style>
    <style:style style:name="T1749" style:parent-style-name="DefaultParagraphFont" style:family="text">
      <style:text-properties style:font-name="Aptos" style:font-name-asian="Aptos" style:font-name-complex="Aptos" fo:color="#14181F"/>
    </style:style>
    <style:style style:name="T1750" style:parent-style-name="DefaultParagraphFont" style:family="text">
      <style:text-properties style:font-name="Aptos" style:font-name-asian="Aptos" style:font-name-complex="Aptos" fo:color="#14181F"/>
    </style:style>
    <style:style style:name="T1751" style:parent-style-name="DefaultParagraphFont" style:family="text">
      <style:text-properties style:font-name="Aptos" style:font-name-asian="Aptos" style:font-name-complex="Aptos" fo:color="#14181F"/>
    </style:style>
    <style:style style:name="T1752" style:parent-style-name="DefaultParagraphFont" style:family="text">
      <style:text-properties style:font-name="Aptos" style:font-name-asian="Aptos" style:font-name-complex="Aptos" fo:color="#14181F"/>
    </style:style>
    <style:style style:name="T1753" style:parent-style-name="DefaultParagraphFont" style:family="text">
      <style:text-properties style:font-name="Aptos" style:font-name-asian="Aptos" style:font-name-complex="Aptos" fo:color="#14181F"/>
    </style:style>
    <style:style style:name="T1754" style:parent-style-name="DefaultParagraphFont" style:family="text">
      <style:text-properties style:font-name="Aptos" style:font-name-asian="Aptos" style:font-name-complex="Aptos" fo:color="#14181F"/>
    </style:style>
    <style:style style:name="T1755" style:parent-style-name="DefaultParagraphFont" style:family="text">
      <style:text-properties style:font-name="Aptos" style:font-name-asian="Aptos" style:font-name-complex="Aptos" fo:color="#14181F"/>
    </style:style>
    <style:style style:name="T1756" style:parent-style-name="DefaultParagraphFont" style:family="text">
      <style:text-properties style:font-name="Aptos" style:font-name-asian="Aptos" style:font-name-complex="Aptos" fo:color="#14181F"/>
    </style:style>
    <style:style style:name="T1757" style:parent-style-name="DefaultParagraphFont" style:family="text">
      <style:text-properties style:font-name="Aptos" style:font-name-asian="Aptos" style:font-name-complex="Aptos" fo:color="#14181F"/>
    </style:style>
    <style:style style:name="T1758" style:parent-style-name="DefaultParagraphFont" style:family="text">
      <style:text-properties style:font-name="Aptos" style:font-name-asian="Aptos" style:font-name-complex="Aptos" fo:color="#14181F"/>
    </style:style>
    <style:style style:name="T1759" style:parent-style-name="DefaultParagraphFont" style:family="text">
      <style:text-properties style:font-name="Aptos" style:font-name-asian="Aptos" style:font-name-complex="Aptos" fo:color="#14181F"/>
    </style:style>
    <style:style style:name="T1760" style:parent-style-name="DefaultParagraphFont" style:family="text">
      <style:text-properties style:font-name="Aptos" style:font-name-asian="Aptos" style:font-name-complex="Aptos" fo:color="#14181F"/>
    </style:style>
    <style:style style:name="T1761" style:parent-style-name="DefaultParagraphFont" style:family="text">
      <style:text-properties style:font-name="Aptos" style:font-name-asian="Aptos" style:font-name-complex="Aptos" fo:color="#14181F"/>
    </style:style>
    <style:style style:name="T1762" style:parent-style-name="DefaultParagraphFont" style:family="text">
      <style:text-properties style:font-name="Aptos" style:font-name-asian="Aptos" style:font-name-complex="Aptos" fo:color="#14181F"/>
    </style:style>
    <style:style style:name="T1763" style:parent-style-name="DefaultParagraphFont" style:family="text">
      <style:text-properties style:font-name="Aptos" style:font-name-asian="Aptos" style:font-name-complex="Aptos" fo:color="#14181F"/>
    </style:style>
    <style:style style:name="T1764" style:parent-style-name="DefaultParagraphFont" style:family="text">
      <style:text-properties style:font-name="Aptos" style:font-name-asian="Aptos" style:font-name-complex="Aptos" fo:color="#14181F"/>
    </style:style>
    <style:style style:name="T1765" style:parent-style-name="DefaultParagraphFont" style:family="text">
      <style:text-properties style:font-name="Aptos" style:font-name-asian="Aptos" style:font-name-complex="Aptos" fo:color="#14181F"/>
    </style:style>
    <style:style style:name="T1766" style:parent-style-name="DefaultParagraphFont" style:family="text">
      <style:text-properties style:font-name="Aptos" style:font-name-asian="Aptos" style:font-name-complex="Aptos" fo:color="#14181F"/>
    </style:style>
    <style:style style:name="T1767" style:parent-style-name="DefaultParagraphFont" style:family="text">
      <style:text-properties style:font-name="Aptos" style:font-name-asian="Aptos" style:font-name-complex="Aptos" fo:color="#14181F"/>
    </style:style>
    <style:style style:name="T1768" style:parent-style-name="DefaultParagraphFont" style:family="text">
      <style:text-properties style:font-name="Aptos" style:font-name-asian="Aptos" style:font-name-complex="Aptos" fo:color="#14181F"/>
    </style:style>
    <style:style style:name="T1769" style:parent-style-name="DefaultParagraphFont" style:family="text">
      <style:text-properties style:font-name="Aptos" style:font-name-asian="Aptos" style:font-name-complex="Aptos" fo:color="#14181F"/>
    </style:style>
    <style:style style:name="P1770" style:parent-style-name="Heading4" style:family="paragraph">
      <style:paragraph-properties fo:margin-top="0.2215in" fo:margin-bottom="0.2215in"/>
    </style:style>
    <style:style style:name="T1771" style:parent-style-name="DefaultParagraphFont" style:family="text">
      <style:text-properties style:font-name="Aptos" style:font-name-asian="Aptos" style:font-name-complex="Aptos" fo:font-weight="bold" style:font-weight-asian="bold" style:font-weight-complex="bold" fo:color="#000000"/>
    </style:style>
    <style:style style:name="P1772" style:parent-style-name="Normal" style:family="paragraph">
      <style:paragraph-properties fo:margin-bottom="0in"/>
    </style:style>
    <style:style style:name="T1773" style:parent-style-name="DefaultParagraphFont" style:family="text">
      <style:text-properties style:font-name="Aptos" style:font-name-asian="Aptos" style:font-name-complex="Aptos" fo:color="#14181F"/>
    </style:style>
    <style:style style:name="T1774" style:parent-style-name="DefaultParagraphFont" style:family="text">
      <style:text-properties style:font-name="Aptos" style:font-name-asian="Aptos" style:font-name-complex="Aptos" fo:color="#14181F"/>
    </style:style>
    <style:style style:name="T1775" style:parent-style-name="DefaultParagraphFont" style:family="text">
      <style:text-properties style:font-name="Aptos" style:font-name-asian="Aptos" style:font-name-complex="Aptos" fo:color="#14181F"/>
    </style:style>
    <style:style style:name="T1776" style:parent-style-name="DefaultParagraphFont" style:family="text">
      <style:text-properties style:font-name="Aptos" style:font-name-asian="Aptos" style:font-name-complex="Aptos" fo:color="#14181F"/>
    </style:style>
    <style:style style:name="T1777" style:parent-style-name="DefaultParagraphFont" style:family="text">
      <style:text-properties style:font-name="Aptos" style:font-name-asian="Aptos" style:font-name-complex="Aptos" fo:color="#14181F"/>
    </style:style>
    <style:style style:name="T1778" style:parent-style-name="DefaultParagraphFont" style:family="text">
      <style:text-properties style:font-name="Aptos" style:font-name-asian="Aptos" style:font-name-complex="Aptos" fo:color="#14181F"/>
    </style:style>
    <style:style style:name="T1779" style:parent-style-name="DefaultParagraphFont" style:family="text">
      <style:text-properties style:font-name="Aptos" style:font-name-asian="Aptos" style:font-name-complex="Aptos" fo:color="#14181F"/>
    </style:style>
    <style:style style:name="T1780" style:parent-style-name="DefaultParagraphFont" style:family="text">
      <style:text-properties style:font-name="Aptos" style:font-name-asian="Aptos" style:font-name-complex="Aptos" fo:color="#14181F"/>
    </style:style>
    <style:style style:name="T1781" style:parent-style-name="DefaultParagraphFont" style:family="text">
      <style:text-properties style:font-name="Aptos" style:font-name-asian="Aptos" style:font-name-complex="Aptos" fo:color="#14181F"/>
    </style:style>
    <style:style style:name="T1782" style:parent-style-name="DefaultParagraphFont" style:family="text">
      <style:text-properties style:font-name="Aptos" style:font-name-asian="Aptos" style:font-name-complex="Aptos" fo:color="#14181F"/>
    </style:style>
    <style:style style:name="T1783" style:parent-style-name="DefaultParagraphFont" style:family="text">
      <style:text-properties style:font-name="Aptos" style:font-name-asian="Aptos" style:font-name-complex="Aptos" fo:color="#14181F"/>
    </style:style>
    <style:style style:name="T1784" style:parent-style-name="DefaultParagraphFont" style:family="text">
      <style:text-properties style:font-name="Aptos" style:font-name-asian="Aptos" style:font-name-complex="Aptos" fo:color="#14181F"/>
    </style:style>
    <style:style style:name="T1785" style:parent-style-name="DefaultParagraphFont" style:family="text">
      <style:text-properties style:font-name="Aptos" style:font-name-asian="Aptos" style:font-name-complex="Aptos" fo:color="#14181F"/>
    </style:style>
    <style:style style:name="T1786" style:parent-style-name="DefaultParagraphFont" style:family="text">
      <style:text-properties style:font-name="Aptos" style:font-name-asian="Aptos" style:font-name-complex="Aptos" fo:color="#14181F"/>
    </style:style>
    <style:style style:name="T1787" style:parent-style-name="DefaultParagraphFont" style:family="text">
      <style:text-properties style:font-name="Aptos" style:font-name-asian="Aptos" style:font-name-complex="Aptos" fo:color="#14181F"/>
    </style:style>
    <style:style style:name="T1788" style:parent-style-name="DefaultParagraphFont" style:family="text">
      <style:text-properties style:font-name="Aptos" style:font-name-asian="Aptos" style:font-name-complex="Aptos" fo:color="#14181F"/>
    </style:style>
    <style:style style:name="T1789" style:parent-style-name="DefaultParagraphFont" style:family="text">
      <style:text-properties style:font-name="Aptos" style:font-name-asian="Aptos" style:font-name-complex="Aptos" fo:color="#14181F"/>
    </style:style>
    <style:style style:name="T1790" style:parent-style-name="DefaultParagraphFont" style:family="text">
      <style:text-properties style:font-name="Aptos" style:font-name-asian="Aptos" style:font-name-complex="Aptos" fo:color="#14181F"/>
    </style:style>
    <style:style style:name="T1791" style:parent-style-name="DefaultParagraphFont" style:family="text">
      <style:text-properties style:font-name="Aptos" style:font-name-asian="Aptos" style:font-name-complex="Aptos" fo:color="#14181F"/>
    </style:style>
    <style:style style:name="T1792" style:parent-style-name="DefaultParagraphFont" style:family="text">
      <style:text-properties style:font-name="Aptos" style:font-name-asian="Aptos" style:font-name-complex="Aptos" fo:color="#14181F"/>
    </style:style>
    <style:style style:name="T1793" style:parent-style-name="DefaultParagraphFont" style:family="text">
      <style:text-properties style:font-name="Aptos" style:font-name-asian="Aptos" style:font-name-complex="Aptos" fo:color="#14181F"/>
    </style:style>
    <style:style style:name="T1794" style:parent-style-name="DefaultParagraphFont" style:family="text">
      <style:text-properties style:font-name="Aptos" style:font-name-asian="Aptos" style:font-name-complex="Aptos" fo:color="#14181F"/>
    </style:style>
    <style:style style:name="T1795" style:parent-style-name="DefaultParagraphFont" style:family="text">
      <style:text-properties style:font-name="Aptos" style:font-name-asian="Aptos" style:font-name-complex="Aptos" fo:color="#14181F"/>
    </style:style>
    <style:style style:name="T1796" style:parent-style-name="DefaultParagraphFont" style:family="text">
      <style:text-properties style:font-name="Aptos" style:font-name-asian="Aptos" style:font-name-complex="Aptos" fo:color="#14181F"/>
    </style:style>
    <style:style style:name="T1797" style:parent-style-name="DefaultParagraphFont" style:family="text">
      <style:text-properties style:font-name="Aptos" style:font-name-asian="Aptos" style:font-name-complex="Aptos" fo:color="#14181F"/>
    </style:style>
    <style:style style:name="T1798" style:parent-style-name="DefaultParagraphFont" style:family="text">
      <style:text-properties style:font-name="Aptos" style:font-name-asian="Aptos" style:font-name-complex="Aptos" fo:color="#14181F"/>
    </style:style>
    <style:style style:name="T1799" style:parent-style-name="DefaultParagraphFont" style:family="text">
      <style:text-properties style:font-name="Aptos" style:font-name-asian="Aptos" style:font-name-complex="Aptos" fo:color="#14181F"/>
    </style:style>
    <style:style style:name="T1800" style:parent-style-name="DefaultParagraphFont" style:family="text">
      <style:text-properties style:font-name="Aptos" style:font-name-asian="Aptos" style:font-name-complex="Aptos" fo:color="#14181F"/>
    </style:style>
    <style:style style:name="T1801" style:parent-style-name="DefaultParagraphFont" style:family="text">
      <style:text-properties style:font-name="Aptos" style:font-name-asian="Aptos" style:font-name-complex="Aptos" fo:color="#14181F"/>
    </style:style>
    <style:style style:name="T1802" style:parent-style-name="DefaultParagraphFont" style:family="text">
      <style:text-properties style:font-name="Aptos" style:font-name-asian="Aptos" style:font-name-complex="Aptos" fo:color="#14181F"/>
    </style:style>
    <style:style style:name="T1803" style:parent-style-name="DefaultParagraphFont" style:family="text">
      <style:text-properties style:font-name="Aptos" style:font-name-asian="Aptos" style:font-name-complex="Aptos" fo:color="#14181F"/>
    </style:style>
    <style:style style:name="T1804" style:parent-style-name="DefaultParagraphFont" style:family="text">
      <style:text-properties style:font-name="Aptos" style:font-name-asian="Aptos" style:font-name-complex="Aptos" fo:color="#14181F"/>
    </style:style>
    <style:style style:name="T1805" style:parent-style-name="DefaultParagraphFont" style:family="text">
      <style:text-properties style:font-name="Aptos" style:font-name-asian="Aptos" style:font-name-complex="Aptos" fo:color="#14181F"/>
    </style:style>
    <style:style style:name="T1806" style:parent-style-name="DefaultParagraphFont" style:family="text">
      <style:text-properties style:font-name="Aptos" style:font-name-asian="Aptos" style:font-name-complex="Aptos" fo:color="#14181F"/>
    </style:style>
    <style:style style:name="T1807" style:parent-style-name="DefaultParagraphFont" style:family="text">
      <style:text-properties style:font-name="Aptos" style:font-name-asian="Aptos" style:font-name-complex="Aptos" fo:color="#14181F"/>
    </style:style>
    <style:style style:name="T1808" style:parent-style-name="DefaultParagraphFont" style:family="text">
      <style:text-properties style:font-name="Aptos" style:font-name-asian="Aptos" style:font-name-complex="Aptos" fo:color="#14181F"/>
    </style:style>
    <style:style style:name="T1809" style:parent-style-name="DefaultParagraphFont" style:family="text">
      <style:text-properties style:font-name="Aptos" style:font-name-asian="Aptos" style:font-name-complex="Aptos" fo:color="#14181F"/>
    </style:style>
    <style:style style:name="T1810" style:parent-style-name="DefaultParagraphFont" style:family="text">
      <style:text-properties style:font-name="Aptos" style:font-name-asian="Aptos" style:font-name-complex="Aptos" fo:color="#14181F"/>
    </style:style>
    <style:style style:name="T1811" style:parent-style-name="DefaultParagraphFont" style:family="text">
      <style:text-properties style:font-name="Aptos" style:font-name-asian="Aptos" style:font-name-complex="Aptos" fo:color="#14181F"/>
    </style:style>
    <style:style style:name="T1812" style:parent-style-name="DefaultParagraphFont" style:family="text">
      <style:text-properties style:font-name="Aptos" style:font-name-asian="Aptos" style:font-name-complex="Aptos" fo:color="#14181F"/>
    </style:style>
    <style:style style:name="T1813" style:parent-style-name="DefaultParagraphFont" style:family="text">
      <style:text-properties style:font-name="Aptos" style:font-name-asian="Aptos" style:font-name-complex="Aptos" fo:color="#14181F"/>
    </style:style>
    <style:style style:name="T1814" style:parent-style-name="DefaultParagraphFont" style:family="text">
      <style:text-properties style:font-name="Aptos" style:font-name-asian="Aptos" style:font-name-complex="Aptos" fo:color="#14181F"/>
    </style:style>
    <style:style style:name="T1815" style:parent-style-name="DefaultParagraphFont" style:family="text">
      <style:text-properties style:font-name="Aptos" style:font-name-asian="Aptos" style:font-name-complex="Aptos" fo:color="#14181F"/>
    </style:style>
    <style:style style:name="T1816" style:parent-style-name="DefaultParagraphFont" style:family="text">
      <style:text-properties style:font-name="Aptos" style:font-name-asian="Aptos" style:font-name-complex="Aptos" fo:color="#14181F"/>
    </style:style>
    <style:style style:name="T1817" style:parent-style-name="DefaultParagraphFont" style:family="text">
      <style:text-properties style:font-name="Aptos" style:font-name-asian="Aptos" style:font-name-complex="Aptos" fo:color="#14181F"/>
    </style:style>
    <style:style style:name="T1818" style:parent-style-name="DefaultParagraphFont" style:family="text">
      <style:text-properties style:font-name="Aptos" style:font-name-asian="Aptos" style:font-name-complex="Aptos" fo:color="#14181F"/>
    </style:style>
    <style:style style:name="T1819" style:parent-style-name="DefaultParagraphFont" style:family="text">
      <style:text-properties style:font-name="Aptos" style:font-name-asian="Aptos" style:font-name-complex="Aptos" fo:color="#14181F"/>
    </style:style>
    <style:style style:name="T1820" style:parent-style-name="DefaultParagraphFont" style:family="text">
      <style:text-properties style:font-name="Aptos" style:font-name-asian="Aptos" style:font-name-complex="Aptos" fo:color="#14181F"/>
    </style:style>
    <style:style style:name="T1821" style:parent-style-name="DefaultParagraphFont" style:family="text">
      <style:text-properties style:font-name="Aptos" style:font-name-asian="Aptos" style:font-name-complex="Aptos" fo:color="#14181F"/>
    </style:style>
    <style:style style:name="T1822" style:parent-style-name="DefaultParagraphFont" style:family="text">
      <style:text-properties style:font-name="Aptos" style:font-name-asian="Aptos" style:font-name-complex="Aptos" fo:color="#14181F"/>
    </style:style>
    <style:style style:name="T1823" style:parent-style-name="DefaultParagraphFont" style:family="text">
      <style:text-properties style:font-name="Aptos" style:font-name-asian="Aptos" style:font-name-complex="Aptos" fo:color="#14181F"/>
    </style:style>
    <style:style style:name="T1824" style:parent-style-name="DefaultParagraphFont" style:family="text">
      <style:text-properties style:font-name="Aptos" style:font-name-asian="Aptos" style:font-name-complex="Aptos" fo:color="#14181F"/>
    </style:style>
    <style:style style:name="T1825" style:parent-style-name="DefaultParagraphFont" style:family="text">
      <style:text-properties style:font-name="Aptos" style:font-name-asian="Aptos" style:font-name-complex="Aptos" fo:color="#14181F"/>
    </style:style>
    <style:style style:name="T1826" style:parent-style-name="DefaultParagraphFont" style:family="text">
      <style:text-properties style:font-name="Aptos" style:font-name-asian="Aptos" style:font-name-complex="Aptos" fo:color="#14181F"/>
    </style:style>
    <style:style style:name="T1827" style:parent-style-name="DefaultParagraphFont" style:family="text">
      <style:text-properties style:font-name="Aptos" style:font-name-asian="Aptos" style:font-name-complex="Aptos" fo:color="#14181F"/>
    </style:style>
    <style:style style:name="T1828" style:parent-style-name="DefaultParagraphFont" style:family="text">
      <style:text-properties style:font-name="Aptos" style:font-name-asian="Aptos" style:font-name-complex="Aptos" fo:color="#14181F"/>
    </style:style>
    <style:style style:name="T1829" style:parent-style-name="DefaultParagraphFont" style:family="text">
      <style:text-properties style:font-name="Aptos" style:font-name-asian="Aptos" style:font-name-complex="Aptos" fo:color="#14181F"/>
    </style:style>
    <style:style style:name="T1830" style:parent-style-name="DefaultParagraphFont" style:family="text">
      <style:text-properties style:font-name="Aptos" style:font-name-asian="Aptos" style:font-name-complex="Aptos" fo:color="#14181F"/>
    </style:style>
    <style:style style:name="T1831" style:parent-style-name="DefaultParagraphFont" style:family="text">
      <style:text-properties style:font-name="Aptos" style:font-name-asian="Aptos" style:font-name-complex="Aptos" fo:color="#14181F"/>
    </style:style>
    <style:style style:name="T1832" style:parent-style-name="DefaultParagraphFont" style:family="text">
      <style:text-properties style:font-name="Aptos" style:font-name-asian="Aptos" style:font-name-complex="Aptos" fo:color="#14181F"/>
    </style:style>
    <style:style style:name="T1833" style:parent-style-name="DefaultParagraphFont" style:family="text">
      <style:text-properties style:font-name="Aptos" style:font-name-asian="Aptos" style:font-name-complex="Aptos" fo:color="#14181F"/>
    </style:style>
    <style:style style:name="P1834" style:parent-style-name="Heading4" style:family="paragraph">
      <style:paragraph-properties fo:margin-top="0.2215in" fo:margin-bottom="0.2215in"/>
    </style:style>
    <style:style style:name="T1835" style:parent-style-name="DefaultParagraphFont" style:family="text">
      <style:text-properties style:font-name="Aptos" style:font-name-asian="Aptos" style:font-name-complex="Aptos" fo:font-weight="bold" style:font-weight-asian="bold" style:font-weight-complex="bold" fo:color="#000000"/>
    </style:style>
    <style:style style:name="P1836" style:parent-style-name="Normal" style:family="paragraph">
      <style:paragraph-properties fo:margin-bottom="0in"/>
    </style:style>
    <style:style style:name="T1837" style:parent-style-name="DefaultParagraphFont" style:family="text">
      <style:text-properties style:font-name="Aptos" style:font-name-asian="Aptos" style:font-name-complex="Aptos" fo:color="#14181F"/>
    </style:style>
    <style:style style:name="T1838" style:parent-style-name="DefaultParagraphFont" style:family="text">
      <style:text-properties style:font-name="Aptos" style:font-name-asian="Aptos" style:font-name-complex="Aptos" fo:color="#14181F"/>
    </style:style>
    <style:style style:name="T1839" style:parent-style-name="DefaultParagraphFont" style:family="text">
      <style:text-properties style:font-name="Aptos" style:font-name-asian="Aptos" style:font-name-complex="Aptos" fo:color="#14181F"/>
    </style:style>
    <style:style style:name="T1840" style:parent-style-name="DefaultParagraphFont" style:family="text">
      <style:text-properties style:font-name="Aptos" style:font-name-asian="Aptos" style:font-name-complex="Aptos" fo:color="#14181F"/>
    </style:style>
    <style:style style:name="T1841" style:parent-style-name="DefaultParagraphFont" style:family="text">
      <style:text-properties style:font-name="Aptos" style:font-name-asian="Aptos" style:font-name-complex="Aptos" fo:color="#14181F"/>
    </style:style>
    <style:style style:name="T1842" style:parent-style-name="DefaultParagraphFont" style:family="text">
      <style:text-properties style:font-name="Aptos" style:font-name-asian="Aptos" style:font-name-complex="Aptos" fo:color="#14181F"/>
    </style:style>
    <style:style style:name="T1843" style:parent-style-name="DefaultParagraphFont" style:family="text">
      <style:text-properties style:font-name="Aptos" style:font-name-asian="Aptos" style:font-name-complex="Aptos" fo:color="#14181F"/>
    </style:style>
    <style:style style:name="T1844" style:parent-style-name="DefaultParagraphFont" style:family="text">
      <style:text-properties style:font-name="Aptos" style:font-name-asian="Aptos" style:font-name-complex="Aptos" fo:color="#14181F"/>
    </style:style>
    <style:style style:name="T1845" style:parent-style-name="DefaultParagraphFont" style:family="text">
      <style:text-properties style:font-name="Aptos" style:font-name-asian="Aptos" style:font-name-complex="Aptos" fo:color="#14181F"/>
    </style:style>
    <style:style style:name="T1846" style:parent-style-name="DefaultParagraphFont" style:family="text">
      <style:text-properties style:font-name="Aptos" style:font-name-asian="Aptos" style:font-name-complex="Aptos" fo:color="#14181F"/>
    </style:style>
    <style:style style:name="P1847" style:parent-style-name="Heading4" style:family="paragraph">
      <style:paragraph-properties fo:margin-top="0.2215in" fo:margin-bottom="0.2215in"/>
    </style:style>
    <style:style style:name="T1848" style:parent-style-name="DefaultParagraphFont" style:family="text">
      <style:text-properties style:font-name="Aptos" style:font-name-asian="Aptos" style:font-name-complex="Aptos" fo:font-weight="bold" style:font-weight-asian="bold" style:font-weight-complex="bold" fo:color="#000000"/>
    </style:style>
    <style:style style:name="P1849" style:parent-style-name="Normal" style:family="paragraph">
      <style:paragraph-properties fo:margin-top="0.1666in" fo:margin-bottom="0.1666in"/>
    </style:style>
    <style:style style:name="T1850" style:parent-style-name="DefaultParagraphFont" style:family="text">
      <style:text-properties style:font-name="Aptos" style:font-name-asian="Aptos" style:font-name-complex="Aptos" fo:color="#000000"/>
    </style:style>
    <style:style style:name="P1851" style:parent-style-name="Normal" style:family="paragraph">
      <style:paragraph-properties fo:margin-bottom="0in"/>
    </style:style>
    <style:style style:name="T1852" style:parent-style-name="DefaultParagraphFont" style:family="text">
      <style:text-properties style:font-name="Aptos" style:font-name-asian="Aptos" style:font-name-complex="Aptos" fo:color="#14181F"/>
    </style:style>
    <style:style style:name="T1853" style:parent-style-name="DefaultParagraphFont" style:family="text">
      <style:text-properties style:font-name="Aptos" style:font-name-asian="Aptos" style:font-name-complex="Aptos" fo:color="#14181F"/>
    </style:style>
    <style:style style:name="T1854" style:parent-style-name="DefaultParagraphFont" style:family="text">
      <style:text-properties style:font-name="Aptos" style:font-name-asian="Aptos" style:font-name-complex="Aptos" fo:color="#14181F"/>
    </style:style>
    <style:style style:name="T1855" style:parent-style-name="DefaultParagraphFont" style:family="text">
      <style:text-properties style:font-name="Aptos" style:font-name-asian="Aptos" style:font-name-complex="Aptos" fo:color="#14181F"/>
    </style:style>
    <style:style style:name="T1856" style:parent-style-name="DefaultParagraphFont" style:family="text">
      <style:text-properties style:font-name="Aptos" style:font-name-asian="Aptos" style:font-name-complex="Aptos" fo:color="#14181F"/>
    </style:style>
    <style:style style:name="T1857" style:parent-style-name="DefaultParagraphFont" style:family="text">
      <style:text-properties style:font-name="Aptos" style:font-name-asian="Aptos" style:font-name-complex="Aptos" fo:color="#14181F"/>
    </style:style>
    <style:style style:name="T1858" style:parent-style-name="DefaultParagraphFont" style:family="text">
      <style:text-properties style:font-name="Aptos" style:font-name-asian="Aptos" style:font-name-complex="Aptos" fo:color="#14181F"/>
    </style:style>
    <style:style style:name="T1859" style:parent-style-name="DefaultParagraphFont" style:family="text">
      <style:text-properties style:font-name="Aptos" style:font-name-asian="Aptos" style:font-name-complex="Aptos" fo:color="#14181F"/>
    </style:style>
    <style:style style:name="T1860" style:parent-style-name="DefaultParagraphFont" style:family="text">
      <style:text-properties style:font-name="Aptos" style:font-name-asian="Aptos" style:font-name-complex="Aptos" fo:color="#14181F"/>
    </style:style>
    <style:style style:name="T1861" style:parent-style-name="DefaultParagraphFont" style:family="text">
      <style:text-properties style:font-name="Aptos" style:font-name-asian="Aptos" style:font-name-complex="Aptos" fo:color="#14181F"/>
    </style:style>
    <style:style style:name="T1862" style:parent-style-name="DefaultParagraphFont" style:family="text">
      <style:text-properties style:font-name="Aptos" style:font-name-asian="Aptos" style:font-name-complex="Aptos" fo:color="#14181F"/>
    </style:style>
    <style:style style:name="T1863" style:parent-style-name="DefaultParagraphFont" style:family="text">
      <style:text-properties style:font-name="Aptos" style:font-name-asian="Aptos" style:font-name-complex="Aptos" fo:color="#14181F"/>
    </style:style>
    <style:style style:name="T1864" style:parent-style-name="DefaultParagraphFont" style:family="text">
      <style:text-properties style:font-name="Aptos" style:font-name-asian="Aptos" style:font-name-complex="Aptos" fo:color="#14181F"/>
    </style:style>
    <style:style style:name="T1865" style:parent-style-name="DefaultParagraphFont" style:family="text">
      <style:text-properties style:font-name="Aptos" style:font-name-asian="Aptos" style:font-name-complex="Aptos" fo:color="#14181F"/>
    </style:style>
    <style:style style:name="T1866" style:parent-style-name="DefaultParagraphFont" style:family="text">
      <style:text-properties style:font-name="Aptos" style:font-name-asian="Aptos" style:font-name-complex="Aptos" fo:color="#14181F"/>
    </style:style>
    <style:style style:name="T1867" style:parent-style-name="DefaultParagraphFont" style:family="text">
      <style:text-properties style:font-name="Aptos" style:font-name-asian="Aptos" style:font-name-complex="Aptos" fo:color="#14181F"/>
    </style:style>
    <style:style style:name="T1868" style:parent-style-name="DefaultParagraphFont" style:family="text">
      <style:text-properties style:font-name="Aptos" style:font-name-asian="Aptos" style:font-name-complex="Aptos" fo:color="#14181F"/>
    </style:style>
    <style:style style:name="T1869" style:parent-style-name="DefaultParagraphFont" style:family="text">
      <style:text-properties style:font-name="Aptos" style:font-name-asian="Aptos" style:font-name-complex="Aptos" fo:color="#14181F"/>
    </style:style>
    <style:style style:name="T1870" style:parent-style-name="DefaultParagraphFont" style:family="text">
      <style:text-properties style:font-name="Aptos" style:font-name-asian="Aptos" style:font-name-complex="Aptos" fo:color="#14181F"/>
    </style:style>
    <style:style style:name="T1871" style:parent-style-name="DefaultParagraphFont" style:family="text">
      <style:text-properties style:font-name="Aptos" style:font-name-asian="Aptos" style:font-name-complex="Aptos" fo:color="#14181F"/>
    </style:style>
    <style:style style:name="T1872" style:parent-style-name="DefaultParagraphFont" style:family="text">
      <style:text-properties style:font-name="Aptos" style:font-name-asian="Aptos" style:font-name-complex="Aptos" fo:color="#14181F"/>
    </style:style>
    <style:style style:name="T1873" style:parent-style-name="DefaultParagraphFont" style:family="text">
      <style:text-properties style:font-name="Aptos" style:font-name-asian="Aptos" style:font-name-complex="Aptos" fo:color="#14181F"/>
    </style:style>
    <style:style style:name="T1874" style:parent-style-name="DefaultParagraphFont" style:family="text">
      <style:text-properties style:font-name="Aptos" style:font-name-asian="Aptos" style:font-name-complex="Aptos" fo:color="#14181F"/>
    </style:style>
    <style:style style:name="T1875" style:parent-style-name="DefaultParagraphFont" style:family="text">
      <style:text-properties style:font-name="Aptos" style:font-name-asian="Aptos" style:font-name-complex="Aptos" fo:color="#14181F"/>
    </style:style>
    <style:style style:name="T1876" style:parent-style-name="DefaultParagraphFont" style:family="text">
      <style:text-properties style:font-name="Aptos" style:font-name-asian="Aptos" style:font-name-complex="Aptos" fo:color="#14181F"/>
    </style:style>
    <style:style style:name="T1877" style:parent-style-name="DefaultParagraphFont" style:family="text">
      <style:text-properties style:font-name="Aptos" style:font-name-asian="Aptos" style:font-name-complex="Aptos" fo:color="#14181F"/>
    </style:style>
    <style:style style:name="T1878" style:parent-style-name="DefaultParagraphFont" style:family="text">
      <style:text-properties style:font-name="Aptos" style:font-name-asian="Aptos" style:font-name-complex="Aptos" fo:color="#14181F"/>
    </style:style>
    <style:style style:name="T1879" style:parent-style-name="DefaultParagraphFont" style:family="text">
      <style:text-properties style:font-name="Aptos" style:font-name-asian="Aptos" style:font-name-complex="Aptos" fo:color="#14181F"/>
    </style:style>
    <style:style style:name="T1880" style:parent-style-name="DefaultParagraphFont" style:family="text">
      <style:text-properties style:font-name="Aptos" style:font-name-asian="Aptos" style:font-name-complex="Aptos" fo:color="#14181F"/>
    </style:style>
    <style:style style:name="T1881" style:parent-style-name="DefaultParagraphFont" style:family="text">
      <style:text-properties style:font-name="Aptos" style:font-name-asian="Aptos" style:font-name-complex="Aptos" fo:color="#14181F"/>
    </style:style>
    <style:style style:name="T1882" style:parent-style-name="DefaultParagraphFont" style:family="text">
      <style:text-properties style:font-name="Aptos" style:font-name-asian="Aptos" style:font-name-complex="Aptos" fo:color="#14181F"/>
    </style:style>
    <style:style style:name="P1883" style:parent-style-name="Heading3" style:family="paragraph">
      <style:paragraph-properties fo:margin-top="0.1951in" fo:margin-bottom="0.1951in"/>
    </style:style>
    <style:style style:name="T1884" style:parent-style-name="DefaultParagraphFont" style:family="text">
      <style:text-properties style:font-name="Aptos" style:font-name-asian="Aptos" style:font-name-complex="Aptos" fo:font-weight="bold" style:font-weight-asian="bold" style:font-weight-complex="bold" fo:color="#000000"/>
    </style:style>
    <style:style style:name="P1885" style:parent-style-name="Normal" style:family="paragraph">
      <style:paragraph-properties fo:margin-top="0.1666in" fo:margin-bottom="0.1666in"/>
    </style:style>
    <style:style style:name="T1886" style:parent-style-name="DefaultParagraphFont" style:family="text">
      <style:text-properties style:font-name="Aptos" style:font-name-asian="Aptos" style:font-name-complex="Aptos" fo:color="#000000"/>
    </style:style>
    <style:style style:name="P1887" style:parent-style-name="Heading4" style:family="paragraph">
      <style:paragraph-properties fo:margin-top="0.2215in" fo:margin-bottom="0.2215in"/>
    </style:style>
    <style:style style:name="T1888" style:parent-style-name="DefaultParagraphFont" style:family="text">
      <style:text-properties style:font-name="Aptos" style:font-name-asian="Aptos" style:font-name-complex="Aptos" fo:font-weight="bold" style:font-weight-asian="bold" style:font-weight-complex="bold" fo:color="#000000"/>
    </style:style>
    <style:style style:name="P1889" style:parent-style-name="Normal" style:family="paragraph">
      <style:paragraph-properties fo:margin-bottom="0in"/>
    </style:style>
    <style:style style:name="T1890" style:parent-style-name="DefaultParagraphFont" style:family="text">
      <style:text-properties style:font-name="Aptos" style:font-name-asian="Aptos" style:font-name-complex="Aptos" fo:color="#000000"/>
    </style:style>
    <style:style style:name="P1891" style:parent-style-name="Normal" style:family="paragraph">
      <style:paragraph-properties fo:margin-bottom="0in"/>
    </style:style>
    <style:style style:name="T1892" style:parent-style-name="DefaultParagraphFont" style:family="text">
      <style:text-properties style:font-name="Aptos" style:font-name-asian="Aptos" style:font-name-complex="Aptos" fo:color="#8100C2"/>
    </style:style>
    <style:style style:name="T1893" style:parent-style-name="DefaultParagraphFont" style:family="text">
      <style:text-properties style:font-name="Aptos" style:font-name-asian="Aptos" style:font-name-complex="Aptos" fo:color="#14181F"/>
    </style:style>
    <style:style style:name="T1894" style:parent-style-name="DefaultParagraphFont" style:family="text">
      <style:text-properties style:font-name="Aptos" style:font-name-asian="Aptos" style:font-name-complex="Aptos" fo:color="#8100C2"/>
    </style:style>
    <style:style style:name="T1895" style:parent-style-name="DefaultParagraphFont" style:family="text">
      <style:text-properties style:font-name="Aptos" style:font-name-asian="Aptos" style:font-name-complex="Aptos" fo:color="#14181F"/>
    </style:style>
    <style:style style:name="T1896" style:parent-style-name="DefaultParagraphFont" style:family="text">
      <style:text-properties style:font-name="Aptos" style:font-name-asian="Aptos" style:font-name-complex="Aptos" fo:color="#2B303B"/>
    </style:style>
    <style:style style:name="T1897" style:parent-style-name="DefaultParagraphFont" style:family="text">
      <style:text-properties style:font-name="Aptos" style:font-name-asian="Aptos" style:font-name-complex="Aptos" fo:color="#14181F"/>
    </style:style>
    <style:style style:name="T1898" style:parent-style-name="DefaultParagraphFont" style:family="text">
      <style:text-properties style:font-name="Aptos" style:font-name-asian="Aptos" style:font-name-complex="Aptos" fo:color="#6E7687"/>
    </style:style>
    <style:style style:name="T1899" style:parent-style-name="DefaultParagraphFont" style:family="text">
      <style:text-properties style:font-name="Aptos" style:font-name-asian="Aptos" style:font-name-complex="Aptos" fo:color="#14181F"/>
    </style:style>
    <style:style style:name="T1900" style:parent-style-name="DefaultParagraphFont" style:family="text">
      <style:text-properties style:font-name="Aptos" style:font-name-asian="Aptos" style:font-name-complex="Aptos" fo:color="#8100C2"/>
    </style:style>
    <style:style style:name="T1901" style:parent-style-name="DefaultParagraphFont" style:family="text">
      <style:text-properties style:font-name="Aptos" style:font-name-asian="Aptos" style:font-name-complex="Aptos" fo:color="#14181F"/>
    </style:style>
    <style:style style:name="T1902" style:parent-style-name="DefaultParagraphFont" style:family="text">
      <style:text-properties style:font-name="Aptos" style:font-name-asian="Aptos" style:font-name-complex="Aptos" fo:color="#8100C2"/>
    </style:style>
    <style:style style:name="T1903" style:parent-style-name="DefaultParagraphFont" style:family="text">
      <style:text-properties style:font-name="Aptos" style:font-name-asian="Aptos" style:font-name-complex="Aptos" fo:color="#14181F"/>
    </style:style>
    <style:style style:name="T1904" style:parent-style-name="DefaultParagraphFont" style:family="text">
      <style:text-properties style:font-name="Aptos" style:font-name-asian="Aptos" style:font-name-complex="Aptos" fo:color="#8100C2"/>
    </style:style>
    <style:style style:name="T1905" style:parent-style-name="DefaultParagraphFont" style:family="text">
      <style:text-properties style:font-name="Aptos" style:font-name-asian="Aptos" style:font-name-complex="Aptos" fo:color="#2B303B"/>
    </style:style>
    <style:style style:name="T1906" style:parent-style-name="DefaultParagraphFont" style:family="text">
      <style:text-properties style:font-name="Aptos" style:font-name-asian="Aptos" style:font-name-complex="Aptos" fo:color="#14181F"/>
    </style:style>
    <style:style style:name="T1907" style:parent-style-name="DefaultParagraphFont" style:family="text">
      <style:text-properties style:font-name="Aptos" style:font-name-asian="Aptos" style:font-name-complex="Aptos" fo:color="#8100C2"/>
    </style:style>
    <style:style style:name="T1908" style:parent-style-name="DefaultParagraphFont" style:family="text">
      <style:text-properties style:font-name="Aptos" style:font-name-asian="Aptos" style:font-name-complex="Aptos" fo:color="#14181F"/>
    </style:style>
    <style:style style:name="T1909" style:parent-style-name="DefaultParagraphFont" style:family="text">
      <style:text-properties style:font-name="Aptos" style:font-name-asian="Aptos" style:font-name-complex="Aptos" fo:color="#008080"/>
    </style:style>
    <style:style style:name="T1910" style:parent-style-name="DefaultParagraphFont" style:family="text">
      <style:text-properties style:font-name="Aptos" style:font-name-asian="Aptos" style:font-name-complex="Aptos" fo:color="#2B303B"/>
    </style:style>
    <style:style style:name="T1911" style:parent-style-name="DefaultParagraphFont" style:family="text">
      <style:text-properties style:font-name="Aptos" style:font-name-asian="Aptos" style:font-name-complex="Aptos" fo:color="#14181F"/>
    </style:style>
    <style:style style:name="T1912" style:parent-style-name="DefaultParagraphFont" style:family="text">
      <style:text-properties style:font-name="Aptos" style:font-name-asian="Aptos" style:font-name-complex="Aptos" fo:color="#8100C2"/>
    </style:style>
    <style:style style:name="T1913" style:parent-style-name="DefaultParagraphFont" style:family="text">
      <style:text-properties style:font-name="Aptos" style:font-name-asian="Aptos" style:font-name-complex="Aptos" fo:color="#14181F"/>
    </style:style>
    <style:style style:name="T1914" style:parent-style-name="DefaultParagraphFont" style:family="text">
      <style:text-properties style:font-name="Aptos" style:font-name-asian="Aptos" style:font-name-complex="Aptos" fo:color="#008080"/>
    </style:style>
    <style:style style:name="T1915" style:parent-style-name="DefaultParagraphFont" style:family="text">
      <style:text-properties style:font-name="Aptos" style:font-name-asian="Aptos" style:font-name-complex="Aptos" fo:color="#2B303B"/>
    </style:style>
    <style:style style:name="T1916" style:parent-style-name="DefaultParagraphFont" style:family="text">
      <style:text-properties style:font-name="Aptos" style:font-name-asian="Aptos" style:font-name-complex="Aptos" fo:color="#14181F"/>
    </style:style>
    <style:style style:name="T1917" style:parent-style-name="DefaultParagraphFont" style:family="text">
      <style:text-properties style:font-name="Aptos" style:font-name-asian="Aptos" style:font-name-complex="Aptos" fo:color="#8100C2"/>
    </style:style>
    <style:style style:name="T1918" style:parent-style-name="DefaultParagraphFont" style:family="text">
      <style:text-properties style:font-name="Aptos" style:font-name-asian="Aptos" style:font-name-complex="Aptos" fo:color="#2B303B"/>
    </style:style>
    <style:style style:name="T1919" style:parent-style-name="DefaultParagraphFont" style:family="text">
      <style:text-properties style:font-name="Aptos" style:font-name-asian="Aptos" style:font-name-complex="Aptos" fo:color="#14181F"/>
    </style:style>
    <style:style style:name="T1920" style:parent-style-name="DefaultParagraphFont" style:family="text">
      <style:text-properties style:font-name="Aptos" style:font-name-asian="Aptos" style:font-name-complex="Aptos" fo:color="#8100C2"/>
    </style:style>
    <style:style style:name="T1921" style:parent-style-name="DefaultParagraphFont" style:family="text">
      <style:text-properties style:font-name="Aptos" style:font-name-asian="Aptos" style:font-name-complex="Aptos" fo:color="#14181F"/>
    </style:style>
    <style:style style:name="T1922" style:parent-style-name="DefaultParagraphFont" style:family="text">
      <style:text-properties style:font-name="Aptos" style:font-name-asian="Aptos" style:font-name-complex="Aptos" fo:color="#008080"/>
    </style:style>
    <style:style style:name="T1923" style:parent-style-name="DefaultParagraphFont" style:family="text">
      <style:text-properties style:font-name="Aptos" style:font-name-asian="Aptos" style:font-name-complex="Aptos" fo:color="#2B303B"/>
    </style:style>
    <style:style style:name="T1924" style:parent-style-name="DefaultParagraphFont" style:family="text">
      <style:text-properties style:font-name="Aptos" style:font-name-asian="Aptos" style:font-name-complex="Aptos" fo:color="#14181F"/>
    </style:style>
    <style:style style:name="T1925" style:parent-style-name="DefaultParagraphFont" style:family="text">
      <style:text-properties style:font-name="Aptos" style:font-name-asian="Aptos" style:font-name-complex="Aptos" fo:color="#6E7687"/>
    </style:style>
    <style:style style:name="T1926" style:parent-style-name="DefaultParagraphFont" style:family="text">
      <style:text-properties style:font-name="Aptos" style:font-name-asian="Aptos" style:font-name-complex="Aptos" fo:color="#14181F"/>
    </style:style>
    <style:style style:name="T1927" style:parent-style-name="DefaultParagraphFont" style:family="text">
      <style:text-properties style:font-name="Aptos" style:font-name-asian="Aptos" style:font-name-complex="Aptos" fo:color="#008080"/>
    </style:style>
    <style:style style:name="T1928" style:parent-style-name="DefaultParagraphFont" style:family="text">
      <style:text-properties style:font-name="Aptos" style:font-name-asian="Aptos" style:font-name-complex="Aptos" fo:color="#2B303B"/>
    </style:style>
    <style:style style:name="T1929" style:parent-style-name="DefaultParagraphFont" style:family="text">
      <style:text-properties style:font-name="Aptos" style:font-name-asian="Aptos" style:font-name-complex="Aptos" fo:color="#14181F"/>
    </style:style>
    <style:style style:name="T1930" style:parent-style-name="DefaultParagraphFont" style:family="text">
      <style:text-properties style:font-name="Aptos" style:font-name-asian="Aptos" style:font-name-complex="Aptos" fo:color="#008080"/>
    </style:style>
    <style:style style:name="T1931" style:parent-style-name="DefaultParagraphFont" style:family="text">
      <style:text-properties style:font-name="Aptos" style:font-name-asian="Aptos" style:font-name-complex="Aptos" fo:color="#2B303B"/>
    </style:style>
    <style:style style:name="T1932" style:parent-style-name="DefaultParagraphFont" style:family="text">
      <style:text-properties style:font-name="Aptos" style:font-name-asian="Aptos" style:font-name-complex="Aptos" fo:color="#14181F"/>
    </style:style>
    <style:style style:name="T1933" style:parent-style-name="DefaultParagraphFont" style:family="text">
      <style:text-properties style:font-name="Aptos" style:font-name-asian="Aptos" style:font-name-complex="Aptos" fo:color="#008080"/>
    </style:style>
    <style:style style:name="T1934" style:parent-style-name="DefaultParagraphFont" style:family="text">
      <style:text-properties style:font-name="Aptos" style:font-name-asian="Aptos" style:font-name-complex="Aptos" fo:color="#2B303B"/>
    </style:style>
    <style:style style:name="T1935" style:parent-style-name="DefaultParagraphFont" style:family="text">
      <style:text-properties style:font-name="Aptos" style:font-name-asian="Aptos" style:font-name-complex="Aptos" fo:color="#14181F"/>
    </style:style>
    <style:style style:name="T1936" style:parent-style-name="DefaultParagraphFont" style:family="text">
      <style:text-properties style:font-name="Aptos" style:font-name-asian="Aptos" style:font-name-complex="Aptos" fo:color="#8100C2"/>
    </style:style>
    <style:style style:name="T1937" style:parent-style-name="DefaultParagraphFont" style:family="text">
      <style:text-properties style:font-name="Aptos" style:font-name-asian="Aptos" style:font-name-complex="Aptos" fo:color="#14181F"/>
    </style:style>
    <style:style style:name="T1938" style:parent-style-name="DefaultParagraphFont" style:family="text">
      <style:text-properties style:font-name="Aptos" style:font-name-asian="Aptos" style:font-name-complex="Aptos" fo:color="#008080"/>
    </style:style>
    <style:style style:name="T1939" style:parent-style-name="DefaultParagraphFont" style:family="text">
      <style:text-properties style:font-name="Aptos" style:font-name-asian="Aptos" style:font-name-complex="Aptos" fo:color="#2B303B"/>
    </style:style>
    <style:style style:name="T1940" style:parent-style-name="DefaultParagraphFont" style:family="text">
      <style:text-properties style:font-name="Aptos" style:font-name-asian="Aptos" style:font-name-complex="Aptos" fo:color="#14181F"/>
    </style:style>
    <style:style style:name="T1941" style:parent-style-name="DefaultParagraphFont" style:family="text">
      <style:text-properties style:font-name="Aptos" style:font-name-asian="Aptos" style:font-name-complex="Aptos" fo:color="#8100C2"/>
    </style:style>
    <style:style style:name="T1942" style:parent-style-name="DefaultParagraphFont" style:family="text">
      <style:text-properties style:font-name="Aptos" style:font-name-asian="Aptos" style:font-name-complex="Aptos" fo:color="#14181F"/>
    </style:style>
    <style:style style:name="T1943" style:parent-style-name="DefaultParagraphFont" style:family="text">
      <style:text-properties style:font-name="Aptos" style:font-name-asian="Aptos" style:font-name-complex="Aptos" fo:color="#008080"/>
    </style:style>
    <style:style style:name="T1944" style:parent-style-name="DefaultParagraphFont" style:family="text">
      <style:text-properties style:font-name="Aptos" style:font-name-asian="Aptos" style:font-name-complex="Aptos" fo:color="#2B303B"/>
    </style:style>
    <style:style style:name="T1945" style:parent-style-name="DefaultParagraphFont" style:family="text">
      <style:text-properties style:font-name="Aptos" style:font-name-asian="Aptos" style:font-name-complex="Aptos" fo:color="#14181F"/>
    </style:style>
    <style:style style:name="T1946" style:parent-style-name="DefaultParagraphFont" style:family="text">
      <style:text-properties style:font-name="Aptos" style:font-name-asian="Aptos" style:font-name-complex="Aptos" fo:color="#8100C2"/>
    </style:style>
    <style:style style:name="T1947" style:parent-style-name="DefaultParagraphFont" style:family="text">
      <style:text-properties style:font-name="Aptos" style:font-name-asian="Aptos" style:font-name-complex="Aptos" fo:color="#14181F"/>
    </style:style>
    <style:style style:name="T1948" style:parent-style-name="DefaultParagraphFont" style:family="text">
      <style:text-properties style:font-name="Aptos" style:font-name-asian="Aptos" style:font-name-complex="Aptos" fo:color="#008080"/>
    </style:style>
    <style:style style:name="T1949" style:parent-style-name="DefaultParagraphFont" style:family="text">
      <style:text-properties style:font-name="Aptos" style:font-name-asian="Aptos" style:font-name-complex="Aptos" fo:color="#2B303B"/>
    </style:style>
    <style:style style:name="T1950" style:parent-style-name="DefaultParagraphFont" style:family="text">
      <style:text-properties style:font-name="Aptos" style:font-name-asian="Aptos" style:font-name-complex="Aptos" fo:color="#14181F"/>
    </style:style>
    <style:style style:name="T1951" style:parent-style-name="DefaultParagraphFont" style:family="text">
      <style:text-properties style:font-name="Aptos" style:font-name-asian="Aptos" style:font-name-complex="Aptos" fo:color="#6E7687"/>
    </style:style>
    <style:style style:name="T1952" style:parent-style-name="DefaultParagraphFont" style:family="text">
      <style:text-properties style:font-name="Aptos" style:font-name-asian="Aptos" style:font-name-complex="Aptos" fo:color="#14181F"/>
    </style:style>
    <style:style style:name="T1953" style:parent-style-name="DefaultParagraphFont" style:family="text">
      <style:text-properties style:font-name="Aptos" style:font-name-asian="Aptos" style:font-name-complex="Aptos" fo:color="#6E7687"/>
    </style:style>
    <style:style style:name="T1954" style:parent-style-name="DefaultParagraphFont" style:family="text">
      <style:text-properties style:font-name="Aptos" style:font-name-asian="Aptos" style:font-name-complex="Aptos" fo:color="#14181F"/>
    </style:style>
    <style:style style:name="T1955" style:parent-style-name="DefaultParagraphFont" style:family="text">
      <style:text-properties style:font-name="Aptos" style:font-name-asian="Aptos" style:font-name-complex="Aptos" fo:color="#6E7687"/>
    </style:style>
    <style:style style:name="T1956" style:parent-style-name="DefaultParagraphFont" style:family="text">
      <style:text-properties style:font-name="Aptos" style:font-name-asian="Aptos" style:font-name-complex="Aptos" fo:color="#14181F"/>
    </style:style>
    <style:style style:name="T1957" style:parent-style-name="DefaultParagraphFont" style:family="text">
      <style:text-properties style:font-name="Aptos" style:font-name-asian="Aptos" style:font-name-complex="Aptos" fo:color="#6E7687"/>
    </style:style>
    <style:style style:name="T1958" style:parent-style-name="DefaultParagraphFont" style:family="text">
      <style:text-properties style:font-name="Aptos" style:font-name-asian="Aptos" style:font-name-complex="Aptos" fo:color="#14181F"/>
    </style:style>
    <style:style style:name="T1959" style:parent-style-name="DefaultParagraphFont" style:family="text">
      <style:text-properties style:font-name="Aptos" style:font-name-asian="Aptos" style:font-name-complex="Aptos" fo:color="#008080"/>
    </style:style>
    <style:style style:name="T1960" style:parent-style-name="DefaultParagraphFont" style:family="text">
      <style:text-properties style:font-name="Aptos" style:font-name-asian="Aptos" style:font-name-complex="Aptos" fo:color="#2B303B"/>
    </style:style>
    <style:style style:name="T1961" style:parent-style-name="DefaultParagraphFont" style:family="text">
      <style:text-properties style:font-name="Aptos" style:font-name-asian="Aptos" style:font-name-complex="Aptos" fo:color="#14181F"/>
    </style:style>
    <style:style style:name="T1962" style:parent-style-name="DefaultParagraphFont" style:family="text">
      <style:text-properties style:font-name="Aptos" style:font-name-asian="Aptos" style:font-name-complex="Aptos" fo:color="#6E7687"/>
    </style:style>
    <style:style style:name="T1963" style:parent-style-name="DefaultParagraphFont" style:family="text">
      <style:text-properties style:font-name="Aptos" style:font-name-asian="Aptos" style:font-name-complex="Aptos" fo:color="#14181F"/>
    </style:style>
    <style:style style:name="T1964" style:parent-style-name="DefaultParagraphFont" style:family="text">
      <style:text-properties style:font-name="Aptos" style:font-name-asian="Aptos" style:font-name-complex="Aptos" fo:color="#8100C2"/>
    </style:style>
    <style:style style:name="T1965" style:parent-style-name="DefaultParagraphFont" style:family="text">
      <style:text-properties style:font-name="Aptos" style:font-name-asian="Aptos" style:font-name-complex="Aptos" fo:color="#14181F"/>
    </style:style>
    <style:style style:name="T1966" style:parent-style-name="DefaultParagraphFont" style:family="text">
      <style:text-properties style:font-name="Aptos" style:font-name-asian="Aptos" style:font-name-complex="Aptos" fo:color="#8100C2"/>
    </style:style>
    <style:style style:name="T1967" style:parent-style-name="DefaultParagraphFont" style:family="text">
      <style:text-properties style:font-name="Aptos" style:font-name-asian="Aptos" style:font-name-complex="Aptos" fo:color="#14181F"/>
    </style:style>
    <style:style style:name="T1968" style:parent-style-name="DefaultParagraphFont" style:family="text">
      <style:text-properties style:font-name="Aptos" style:font-name-asian="Aptos" style:font-name-complex="Aptos" fo:color="#008080"/>
    </style:style>
    <style:style style:name="T1969" style:parent-style-name="DefaultParagraphFont" style:family="text">
      <style:text-properties style:font-name="Aptos" style:font-name-asian="Aptos" style:font-name-complex="Aptos" fo:color="#14181F"/>
    </style:style>
    <style:style style:name="T1970" style:parent-style-name="DefaultParagraphFont" style:family="text">
      <style:text-properties style:font-name="Aptos" style:font-name-asian="Aptos" style:font-name-complex="Aptos" fo:color="#8100C2"/>
    </style:style>
    <style:style style:name="T1971" style:parent-style-name="DefaultParagraphFont" style:family="text">
      <style:text-properties style:font-name="Aptos" style:font-name-asian="Aptos" style:font-name-complex="Aptos" fo:color="#14181F"/>
    </style:style>
    <style:style style:name="T1972" style:parent-style-name="DefaultParagraphFont" style:family="text">
      <style:text-properties style:font-name="Aptos" style:font-name-asian="Aptos" style:font-name-complex="Aptos" fo:color="#008000"/>
    </style:style>
    <style:style style:name="T1973" style:parent-style-name="DefaultParagraphFont" style:family="text">
      <style:text-properties style:font-name="Aptos" style:font-name-asian="Aptos" style:font-name-complex="Aptos" fo:color="#2B303B"/>
    </style:style>
    <style:style style:name="T1974" style:parent-style-name="DefaultParagraphFont" style:family="text">
      <style:text-properties style:font-name="Aptos" style:font-name-asian="Aptos" style:font-name-complex="Aptos" fo:color="#14181F"/>
    </style:style>
    <style:style style:name="T1975" style:parent-style-name="DefaultParagraphFont" style:family="text">
      <style:text-properties style:font-name="Aptos" style:font-name-asian="Aptos" style:font-name-complex="Aptos" fo:color="#008080"/>
    </style:style>
    <style:style style:name="T1976" style:parent-style-name="DefaultParagraphFont" style:family="text">
      <style:text-properties style:font-name="Aptos" style:font-name-asian="Aptos" style:font-name-complex="Aptos" fo:color="#14181F"/>
    </style:style>
    <style:style style:name="T1977" style:parent-style-name="DefaultParagraphFont" style:family="text">
      <style:text-properties style:font-name="Aptos" style:font-name-asian="Aptos" style:font-name-complex="Aptos" fo:color="#8100C2"/>
    </style:style>
    <style:style style:name="T1978" style:parent-style-name="DefaultParagraphFont" style:family="text">
      <style:text-properties style:font-name="Aptos" style:font-name-asian="Aptos" style:font-name-complex="Aptos" fo:color="#14181F"/>
    </style:style>
    <style:style style:name="T1979" style:parent-style-name="DefaultParagraphFont" style:family="text">
      <style:text-properties style:font-name="Aptos" style:font-name-asian="Aptos" style:font-name-complex="Aptos" fo:color="#0051C2"/>
    </style:style>
    <style:style style:name="T1980" style:parent-style-name="DefaultParagraphFont" style:family="text">
      <style:text-properties style:font-name="Aptos" style:font-name-asian="Aptos" style:font-name-complex="Aptos" fo:color="#2B303B"/>
    </style:style>
    <style:style style:name="T1981" style:parent-style-name="DefaultParagraphFont" style:family="text">
      <style:text-properties style:font-name="Aptos" style:font-name-asian="Aptos" style:font-name-complex="Aptos" fo:color="#14181F"/>
    </style:style>
    <style:style style:name="T1982" style:parent-style-name="DefaultParagraphFont" style:family="text">
      <style:text-properties style:font-name="Aptos" style:font-name-asian="Aptos" style:font-name-complex="Aptos" fo:color="#008080"/>
    </style:style>
    <style:style style:name="T1983" style:parent-style-name="DefaultParagraphFont" style:family="text">
      <style:text-properties style:font-name="Aptos" style:font-name-asian="Aptos" style:font-name-complex="Aptos" fo:color="#14181F"/>
    </style:style>
    <style:style style:name="T1984" style:parent-style-name="DefaultParagraphFont" style:family="text">
      <style:text-properties style:font-name="Aptos" style:font-name-asian="Aptos" style:font-name-complex="Aptos" fo:color="#8100C2"/>
    </style:style>
    <style:style style:name="T1985" style:parent-style-name="DefaultParagraphFont" style:family="text">
      <style:text-properties style:font-name="Aptos" style:font-name-asian="Aptos" style:font-name-complex="Aptos" fo:color="#14181F"/>
    </style:style>
    <style:style style:name="T1986" style:parent-style-name="DefaultParagraphFont" style:family="text">
      <style:text-properties style:font-name="Aptos" style:font-name-asian="Aptos" style:font-name-complex="Aptos" fo:color="#0051C2"/>
    </style:style>
    <style:style style:name="T1987" style:parent-style-name="DefaultParagraphFont" style:family="text">
      <style:text-properties style:font-name="Aptos" style:font-name-asian="Aptos" style:font-name-complex="Aptos" fo:color="#2B303B"/>
    </style:style>
    <style:style style:name="T1988" style:parent-style-name="DefaultParagraphFont" style:family="text">
      <style:text-properties style:font-name="Aptos" style:font-name-asian="Aptos" style:font-name-complex="Aptos" fo:color="#2B303B"/>
    </style:style>
    <style:style style:name="T1989" style:parent-style-name="DefaultParagraphFont" style:family="text">
      <style:text-properties style:font-name="Aptos" style:font-name-asian="Aptos" style:font-name-complex="Aptos" fo:color="#6E7687"/>
    </style:style>
    <style:style style:name="T1990" style:parent-style-name="DefaultParagraphFont" style:family="text">
      <style:text-properties style:font-name="Aptos" style:font-name-asian="Aptos" style:font-name-complex="Aptos" fo:color="#8100C2"/>
    </style:style>
    <style:style style:name="T1991" style:parent-style-name="DefaultParagraphFont" style:family="text">
      <style:text-properties style:font-name="Aptos" style:font-name-asian="Aptos" style:font-name-complex="Aptos" fo:color="#14181F"/>
    </style:style>
    <style:style style:name="T1992" style:parent-style-name="DefaultParagraphFont" style:family="text">
      <style:text-properties style:font-name="Aptos" style:font-name-asian="Aptos" style:font-name-complex="Aptos" fo:color="#8100C2"/>
    </style:style>
    <style:style style:name="T1993" style:parent-style-name="DefaultParagraphFont" style:family="text">
      <style:text-properties style:font-name="Aptos" style:font-name-asian="Aptos" style:font-name-complex="Aptos" fo:color="#14181F"/>
    </style:style>
    <style:style style:name="T1994" style:parent-style-name="DefaultParagraphFont" style:family="text">
      <style:text-properties style:font-name="Aptos" style:font-name-asian="Aptos" style:font-name-complex="Aptos" fo:color="#14181F"/>
    </style:style>
    <style:style style:name="T1995" style:parent-style-name="DefaultParagraphFont" style:family="text">
      <style:text-properties style:font-name="Aptos" style:font-name-asian="Aptos" style:font-name-complex="Aptos" fo:color="#8100C2"/>
    </style:style>
    <style:style style:name="T1996" style:parent-style-name="DefaultParagraphFont" style:family="text">
      <style:text-properties style:font-name="Aptos" style:font-name-asian="Aptos" style:font-name-complex="Aptos" fo:color="#14181F"/>
    </style:style>
    <style:style style:name="T1997" style:parent-style-name="DefaultParagraphFont" style:family="text">
      <style:text-properties style:font-name="Aptos" style:font-name-asian="Aptos" style:font-name-complex="Aptos" fo:color="#2B303B"/>
    </style:style>
    <style:style style:name="T1998" style:parent-style-name="DefaultParagraphFont" style:family="text">
      <style:text-properties style:font-name="Aptos" style:font-name-asian="Aptos" style:font-name-complex="Aptos" fo:color="#8100C2"/>
    </style:style>
    <style:style style:name="T1999" style:parent-style-name="DefaultParagraphFont" style:family="text">
      <style:text-properties style:font-name="Aptos" style:font-name-asian="Aptos" style:font-name-complex="Aptos" fo:color="#2B303B"/>
    </style:style>
    <style:style style:name="T2000" style:parent-style-name="DefaultParagraphFont" style:family="text">
      <style:text-properties style:font-name="Aptos" style:font-name-asian="Aptos" style:font-name-complex="Aptos" fo:color="#8100C2"/>
    </style:style>
    <style:style style:name="T2001" style:parent-style-name="DefaultParagraphFont" style:family="text">
      <style:text-properties style:font-name="Aptos" style:font-name-asian="Aptos" style:font-name-complex="Aptos" fo:color="#14181F"/>
    </style:style>
    <style:style style:name="T2002" style:parent-style-name="DefaultParagraphFont" style:family="text">
      <style:text-properties style:font-name="Aptos" style:font-name-asian="Aptos" style:font-name-complex="Aptos" fo:color="#8100C2"/>
    </style:style>
    <style:style style:name="T2003" style:parent-style-name="DefaultParagraphFont" style:family="text">
      <style:text-properties style:font-name="Aptos" style:font-name-asian="Aptos" style:font-name-complex="Aptos" fo:color="#14181F"/>
    </style:style>
    <style:style style:name="T2004" style:parent-style-name="DefaultParagraphFont" style:family="text">
      <style:text-properties style:font-name="Aptos" style:font-name-asian="Aptos" style:font-name-complex="Aptos" fo:color="#14181F"/>
    </style:style>
    <style:style style:name="T2005" style:parent-style-name="DefaultParagraphFont" style:family="text">
      <style:text-properties style:font-name="Aptos" style:font-name-asian="Aptos" style:font-name-complex="Aptos" fo:color="#8100C2"/>
    </style:style>
    <style:style style:name="T2006" style:parent-style-name="DefaultParagraphFont" style:family="text">
      <style:text-properties style:font-name="Aptos" style:font-name-asian="Aptos" style:font-name-complex="Aptos" fo:color="#14181F"/>
    </style:style>
    <style:style style:name="T2007" style:parent-style-name="DefaultParagraphFont" style:family="text">
      <style:text-properties style:font-name="Aptos" style:font-name-asian="Aptos" style:font-name-complex="Aptos" fo:color="#2B303B"/>
    </style:style>
    <style:style style:name="T2008" style:parent-style-name="DefaultParagraphFont" style:family="text">
      <style:text-properties style:font-name="Aptos" style:font-name-asian="Aptos" style:font-name-complex="Aptos" fo:color="#14181F"/>
    </style:style>
    <style:style style:name="T2009" style:parent-style-name="DefaultParagraphFont" style:family="text">
      <style:text-properties style:font-name="Aptos" style:font-name-asian="Aptos" style:font-name-complex="Aptos" fo:color="#2B303B"/>
    </style:style>
    <style:style style:name="T2010" style:parent-style-name="DefaultParagraphFont" style:family="text">
      <style:text-properties style:font-name="Aptos" style:font-name-asian="Aptos" style:font-name-complex="Aptos" fo:color="#14181F"/>
    </style:style>
    <style:style style:name="T2011" style:parent-style-name="DefaultParagraphFont" style:family="text">
      <style:text-properties style:font-name="Aptos" style:font-name-asian="Aptos" style:font-name-complex="Aptos" fo:color="#8100C2"/>
    </style:style>
    <style:style style:name="T2012" style:parent-style-name="DefaultParagraphFont" style:family="text">
      <style:text-properties style:font-name="Aptos" style:font-name-asian="Aptos" style:font-name-complex="Aptos" fo:color="#2B303B"/>
    </style:style>
    <style:style style:name="T2013" style:parent-style-name="DefaultParagraphFont" style:family="text">
      <style:text-properties style:font-name="Aptos" style:font-name-asian="Aptos" style:font-name-complex="Aptos" fo:color="#8100C2"/>
    </style:style>
    <style:style style:name="T2014" style:parent-style-name="DefaultParagraphFont" style:family="text">
      <style:text-properties style:font-name="Aptos" style:font-name-asian="Aptos" style:font-name-complex="Aptos" fo:color="#14181F"/>
    </style:style>
    <style:style style:name="T2015" style:parent-style-name="DefaultParagraphFont" style:family="text">
      <style:text-properties style:font-name="Aptos" style:font-name-asian="Aptos" style:font-name-complex="Aptos" fo:color="#8100C2"/>
    </style:style>
    <style:style style:name="T2016" style:parent-style-name="DefaultParagraphFont" style:family="text">
      <style:text-properties style:font-name="Aptos" style:font-name-asian="Aptos" style:font-name-complex="Aptos" fo:color="#14181F"/>
    </style:style>
    <style:style style:name="T2017" style:parent-style-name="DefaultParagraphFont" style:family="text">
      <style:text-properties style:font-name="Aptos" style:font-name-asian="Aptos" style:font-name-complex="Aptos" fo:color="#14181F"/>
    </style:style>
    <style:style style:name="T2018" style:parent-style-name="DefaultParagraphFont" style:family="text">
      <style:text-properties style:font-name="Aptos" style:font-name-asian="Aptos" style:font-name-complex="Aptos" fo:color="#8100C2"/>
    </style:style>
    <style:style style:name="T2019" style:parent-style-name="DefaultParagraphFont" style:family="text">
      <style:text-properties style:font-name="Aptos" style:font-name-asian="Aptos" style:font-name-complex="Aptos" fo:color="#14181F"/>
    </style:style>
    <style:style style:name="T2020" style:parent-style-name="DefaultParagraphFont" style:family="text">
      <style:text-properties style:font-name="Aptos" style:font-name-asian="Aptos" style:font-name-complex="Aptos" fo:color="#2B303B"/>
    </style:style>
    <style:style style:name="T2021" style:parent-style-name="DefaultParagraphFont" style:family="text">
      <style:text-properties style:font-name="Aptos" style:font-name-asian="Aptos" style:font-name-complex="Aptos" fo:color="#14181F"/>
    </style:style>
    <style:style style:name="T2022" style:parent-style-name="DefaultParagraphFont" style:family="text">
      <style:text-properties style:font-name="Aptos" style:font-name-asian="Aptos" style:font-name-complex="Aptos" fo:color="#2B303B"/>
    </style:style>
    <style:style style:name="T2023" style:parent-style-name="DefaultParagraphFont" style:family="text">
      <style:text-properties style:font-name="Aptos" style:font-name-asian="Aptos" style:font-name-complex="Aptos" fo:color="#14181F"/>
    </style:style>
    <style:style style:name="T2024" style:parent-style-name="DefaultParagraphFont" style:family="text">
      <style:text-properties style:font-name="Aptos" style:font-name-asian="Aptos" style:font-name-complex="Aptos" fo:color="#8100C2"/>
    </style:style>
    <style:style style:name="T2025" style:parent-style-name="DefaultParagraphFont" style:family="text">
      <style:text-properties style:font-name="Aptos" style:font-name-asian="Aptos" style:font-name-complex="Aptos" fo:color="#2B303B"/>
    </style:style>
    <style:style style:name="T2026" style:parent-style-name="DefaultParagraphFont" style:family="text">
      <style:text-properties style:font-name="Aptos" style:font-name-asian="Aptos" style:font-name-complex="Aptos" fo:color="#8100C2"/>
    </style:style>
    <style:style style:name="T2027" style:parent-style-name="DefaultParagraphFont" style:family="text">
      <style:text-properties style:font-name="Aptos" style:font-name-asian="Aptos" style:font-name-complex="Aptos" fo:color="#14181F"/>
    </style:style>
    <style:style style:name="T2028" style:parent-style-name="DefaultParagraphFont" style:family="text">
      <style:text-properties style:font-name="Aptos" style:font-name-asian="Aptos" style:font-name-complex="Aptos" fo:color="#8100C2"/>
    </style:style>
    <style:style style:name="T2029" style:parent-style-name="DefaultParagraphFont" style:family="text">
      <style:text-properties style:font-name="Aptos" style:font-name-asian="Aptos" style:font-name-complex="Aptos" fo:color="#14181F"/>
    </style:style>
    <style:style style:name="T2030" style:parent-style-name="DefaultParagraphFont" style:family="text">
      <style:text-properties style:font-name="Aptos" style:font-name-asian="Aptos" style:font-name-complex="Aptos" fo:color="#14181F"/>
    </style:style>
    <style:style style:name="T2031" style:parent-style-name="DefaultParagraphFont" style:family="text">
      <style:text-properties style:font-name="Aptos" style:font-name-asian="Aptos" style:font-name-complex="Aptos" fo:color="#8100C2"/>
    </style:style>
    <style:style style:name="T2032" style:parent-style-name="DefaultParagraphFont" style:family="text">
      <style:text-properties style:font-name="Aptos" style:font-name-asian="Aptos" style:font-name-complex="Aptos" fo:color="#14181F"/>
    </style:style>
    <style:style style:name="T2033" style:parent-style-name="DefaultParagraphFont" style:family="text">
      <style:text-properties style:font-name="Aptos" style:font-name-asian="Aptos" style:font-name-complex="Aptos" fo:color="#2B303B"/>
    </style:style>
    <style:style style:name="T2034" style:parent-style-name="DefaultParagraphFont" style:family="text">
      <style:text-properties style:font-name="Aptos" style:font-name-asian="Aptos" style:font-name-complex="Aptos" fo:color="#14181F"/>
    </style:style>
    <style:style style:name="T2035" style:parent-style-name="DefaultParagraphFont" style:family="text">
      <style:text-properties style:font-name="Aptos" style:font-name-asian="Aptos" style:font-name-complex="Aptos" fo:color="#8100C2"/>
    </style:style>
    <style:style style:name="T2036" style:parent-style-name="DefaultParagraphFont" style:family="text">
      <style:text-properties style:font-name="Aptos" style:font-name-asian="Aptos" style:font-name-complex="Aptos" fo:color="#2B303B"/>
    </style:style>
    <style:style style:name="T2037" style:parent-style-name="DefaultParagraphFont" style:family="text">
      <style:text-properties style:font-name="Aptos" style:font-name-asian="Aptos" style:font-name-complex="Aptos" fo:color="#6E7687"/>
    </style:style>
    <style:style style:name="T2038" style:parent-style-name="DefaultParagraphFont" style:family="text">
      <style:text-properties style:font-name="Aptos" style:font-name-asian="Aptos" style:font-name-complex="Aptos" fo:color="#6E7687"/>
    </style:style>
    <style:style style:name="T2039" style:parent-style-name="DefaultParagraphFont" style:family="text">
      <style:text-properties style:font-name="Aptos" style:font-name-asian="Aptos" style:font-name-complex="Aptos" fo:color="#6E7687"/>
    </style:style>
    <style:style style:name="T2040" style:parent-style-name="DefaultParagraphFont" style:family="text">
      <style:text-properties style:font-name="Aptos" style:font-name-asian="Aptos" style:font-name-complex="Aptos" fo:color="#8100C2"/>
    </style:style>
    <style:style style:name="T2041" style:parent-style-name="DefaultParagraphFont" style:family="text">
      <style:text-properties style:font-name="Aptos" style:font-name-asian="Aptos" style:font-name-complex="Aptos" fo:color="#14181F"/>
    </style:style>
    <style:style style:name="T2042" style:parent-style-name="DefaultParagraphFont" style:family="text">
      <style:text-properties style:font-name="Aptos" style:font-name-asian="Aptos" style:font-name-complex="Aptos" fo:color="#8100C2"/>
    </style:style>
    <style:style style:name="T2043" style:parent-style-name="DefaultParagraphFont" style:family="text">
      <style:text-properties style:font-name="Aptos" style:font-name-asian="Aptos" style:font-name-complex="Aptos" fo:color="#14181F"/>
    </style:style>
    <style:style style:name="T2044" style:parent-style-name="DefaultParagraphFont" style:family="text">
      <style:text-properties style:font-name="Aptos" style:font-name-asian="Aptos" style:font-name-complex="Aptos" fo:color="#8100C2"/>
    </style:style>
    <style:style style:name="T2045" style:parent-style-name="DefaultParagraphFont" style:family="text">
      <style:text-properties style:font-name="Aptos" style:font-name-asian="Aptos" style:font-name-complex="Aptos" fo:color="#14181F"/>
    </style:style>
    <style:style style:name="T2046" style:parent-style-name="DefaultParagraphFont" style:family="text">
      <style:text-properties style:font-name="Aptos" style:font-name-asian="Aptos" style:font-name-complex="Aptos" fo:color="#14181F"/>
    </style:style>
    <style:style style:name="T2047" style:parent-style-name="DefaultParagraphFont" style:family="text">
      <style:text-properties style:font-name="Aptos" style:font-name-asian="Aptos" style:font-name-complex="Aptos" fo:color="#8100C2"/>
    </style:style>
    <style:style style:name="T2048" style:parent-style-name="DefaultParagraphFont" style:family="text">
      <style:text-properties style:font-name="Aptos" style:font-name-asian="Aptos" style:font-name-complex="Aptos" fo:color="#14181F"/>
    </style:style>
    <style:style style:name="T2049" style:parent-style-name="DefaultParagraphFont" style:family="text">
      <style:text-properties style:font-name="Aptos" style:font-name-asian="Aptos" style:font-name-complex="Aptos" fo:color="#2B303B"/>
    </style:style>
    <style:style style:name="T2050" style:parent-style-name="DefaultParagraphFont" style:family="text">
      <style:text-properties style:font-name="Aptos" style:font-name-asian="Aptos" style:font-name-complex="Aptos" fo:color="#14181F"/>
    </style:style>
    <style:style style:name="T2051" style:parent-style-name="DefaultParagraphFont" style:family="text">
      <style:text-properties style:font-name="Aptos" style:font-name-asian="Aptos" style:font-name-complex="Aptos" fo:color="#2B303B"/>
    </style:style>
    <style:style style:name="T2052" style:parent-style-name="DefaultParagraphFont" style:family="text">
      <style:text-properties style:font-name="Aptos" style:font-name-asian="Aptos" style:font-name-complex="Aptos" fo:color="#14181F"/>
    </style:style>
    <style:style style:name="T2053" style:parent-style-name="DefaultParagraphFont" style:family="text">
      <style:text-properties style:font-name="Aptos" style:font-name-asian="Aptos" style:font-name-complex="Aptos" fo:color="#2B303B"/>
    </style:style>
    <style:style style:name="P2054" style:parent-style-name="Normal" style:family="paragraph">
      <style:paragraph-properties fo:margin-top="0.1666in" fo:margin-bottom="0.1666in"/>
    </style:style>
    <style:style style:name="T2055" style:parent-style-name="DefaultParagraphFont" style:family="text">
      <style:text-properties style:font-name="Aptos" style:font-name-asian="Aptos" style:font-name-complex="Aptos" fo:font-weight="bold" style:font-weight-asian="bold" style:font-weight-complex="bold" fo:color="#000000"/>
    </style:style>
    <style:style style:name="T2056" style:parent-style-name="DefaultParagraphFont" style:family="text">
      <style:text-properties style:font-name="Aptos" style:font-name-asian="Aptos" style:font-name-complex="Aptos" fo:color="#000000"/>
    </style:style>
    <style:style style:name="P2057" style:parent-style-name="Heading4" style:family="paragraph">
      <style:paragraph-properties fo:margin-top="0.2215in" fo:margin-bottom="0.2215in"/>
    </style:style>
    <style:style style:name="T2058" style:parent-style-name="DefaultParagraphFont" style:family="text">
      <style:text-properties style:font-name="Aptos" style:font-name-asian="Aptos" style:font-name-complex="Aptos" fo:font-weight="bold" style:font-weight-asian="bold" style:font-weight-complex="bold" fo:color="#000000"/>
    </style:style>
    <style:style style:name="P2059" style:parent-style-name="Normal" style:family="paragraph">
      <style:paragraph-properties fo:margin-top="0.1666in" fo:margin-bottom="0.1666in"/>
    </style:style>
    <style:style style:name="T2060" style:parent-style-name="DefaultParagraphFont" style:family="text">
      <style:text-properties style:font-name="Aptos" style:font-name-asian="Aptos" style:font-name-complex="Aptos" fo:color="#000000"/>
    </style:style>
    <style:style style:name="P2061" style:parent-style-name="Normal" style:family="paragraph">
      <style:paragraph-properties fo:margin-top="0.1666in" fo:margin-bottom="0.1666in"/>
    </style:style>
    <style:style style:name="T2062" style:parent-style-name="DefaultParagraphFont" style:family="text">
      <style:text-properties style:font-name="Aptos" style:font-name-asian="Aptos" style:font-name-complex="Aptos" fo:font-weight="bold" style:font-weight-asian="bold" style:font-weight-complex="bold" fo:color="#000000"/>
    </style:style>
    <style:style style:name="P2063" style:parent-style-name="Normal" style:family="paragraph">
      <style:paragraph-properties fo:margin-top="0.1666in" fo:margin-bottom="0.1666in"/>
    </style:style>
    <style:style style:name="T2064" style:parent-style-name="DefaultParagraphFont" style:family="text">
      <style:text-properties style:font-name="Aptos" style:font-name-asian="Aptos" style:font-name-complex="Aptos" fo:color="#000000"/>
    </style:style>
    <style:style style:name="P2065" style:parent-style-name="Normal" style:family="paragraph">
      <style:paragraph-properties fo:margin-top="0.1666in" fo:margin-bottom="0.1666in"/>
    </style:style>
    <style:style style:name="T2066" style:parent-style-name="DefaultParagraphFont" style:family="text">
      <style:text-properties style:font-name="Aptos" style:font-name-asian="Aptos" style:font-name-complex="Aptos" fo:color="#000000"/>
    </style:style>
    <style:style style:name="P2067" style:parent-style-name="Normal" style:family="paragraph">
      <style:paragraph-properties fo:margin-top="0.1666in" fo:margin-bottom="0.1666in"/>
    </style:style>
    <style:style style:name="T2068" style:parent-style-name="DefaultParagraphFont" style:family="text">
      <style:text-properties style:font-name="Aptos" style:font-name-asian="Aptos" style:font-name-complex="Aptos" fo:color="#000000"/>
    </style:style>
    <style:style style:name="P2069" style:parent-style-name="Normal" style:family="paragraph">
      <style:paragraph-properties fo:margin-top="0.1666in" fo:margin-bottom="0.1666in"/>
    </style:style>
    <style:style style:name="T2070" style:parent-style-name="DefaultParagraphFont" style:family="text">
      <style:text-properties style:font-name="Aptos" style:font-name-asian="Aptos" style:font-name-complex="Aptos" fo:font-weight="bold" style:font-weight-asian="bold" style:font-weight-complex="bold" fo:color="#000000"/>
    </style:style>
    <style:style style:name="P2071" style:parent-style-name="Normal" style:family="paragraph">
      <style:paragraph-properties fo:margin-top="0.1666in" fo:margin-bottom="0.1666in"/>
    </style:style>
    <style:style style:name="T2072" style:parent-style-name="DefaultParagraphFont" style:family="text">
      <style:text-properties style:font-name="Aptos" style:font-name-asian="Aptos" style:font-name-complex="Aptos" fo:color="#000000"/>
    </style:style>
    <style:style style:name="P2073" style:parent-style-name="Normal" style:family="paragraph">
      <style:paragraph-properties fo:margin-bottom="0in"/>
    </style:style>
    <style:style style:name="T2074" style:parent-style-name="DefaultParagraphFont" style:family="text">
      <style:text-properties style:font-name="Aptos" style:font-name-asian="Aptos" style:font-name-complex="Aptos" fo:color="#000000"/>
    </style:style>
    <style:style style:name="P2075" style:parent-style-name="Normal" style:family="paragraph">
      <style:paragraph-properties fo:margin-bottom="0in"/>
    </style:style>
    <style:style style:name="T2076" style:parent-style-name="DefaultParagraphFont" style:family="text">
      <style:text-properties style:font-name="Aptos" style:font-name-asian="Aptos" style:font-name-complex="Aptos" fo:color="#8100C2"/>
    </style:style>
    <style:style style:name="T2077" style:parent-style-name="DefaultParagraphFont" style:family="text">
      <style:text-properties style:font-name="Aptos" style:font-name-asian="Aptos" style:font-name-complex="Aptos" fo:color="#14181F"/>
    </style:style>
    <style:style style:name="T2078" style:parent-style-name="DefaultParagraphFont" style:family="text">
      <style:text-properties style:font-name="Aptos" style:font-name-asian="Aptos" style:font-name-complex="Aptos" fo:color="#8100C2"/>
    </style:style>
    <style:style style:name="T2079" style:parent-style-name="DefaultParagraphFont" style:family="text">
      <style:text-properties style:font-name="Aptos" style:font-name-asian="Aptos" style:font-name-complex="Aptos" fo:color="#14181F"/>
    </style:style>
    <style:style style:name="T2080" style:parent-style-name="DefaultParagraphFont" style:family="text">
      <style:text-properties style:font-name="Aptos" style:font-name-asian="Aptos" style:font-name-complex="Aptos" fo:color="#2B303B"/>
    </style:style>
    <style:style style:name="T2081" style:parent-style-name="DefaultParagraphFont" style:family="text">
      <style:text-properties style:font-name="Aptos" style:font-name-asian="Aptos" style:font-name-complex="Aptos" fo:color="#14181F"/>
    </style:style>
    <style:style style:name="T2082" style:parent-style-name="DefaultParagraphFont" style:family="text">
      <style:text-properties style:font-name="Aptos" style:font-name-asian="Aptos" style:font-name-complex="Aptos" fo:color="#2B303B"/>
    </style:style>
    <style:style style:name="T2083" style:parent-style-name="DefaultParagraphFont" style:family="text">
      <style:text-properties style:font-name="Aptos" style:font-name-asian="Aptos" style:font-name-complex="Aptos" fo:color="#14181F"/>
    </style:style>
    <style:style style:name="T2084" style:parent-style-name="DefaultParagraphFont" style:family="text">
      <style:text-properties style:font-name="Aptos" style:font-name-asian="Aptos" style:font-name-complex="Aptos" fo:color="#2B303B"/>
    </style:style>
    <style:style style:name="T2085" style:parent-style-name="DefaultParagraphFont" style:family="text">
      <style:text-properties style:font-name="Aptos" style:font-name-asian="Aptos" style:font-name-complex="Aptos" fo:color="#14181F"/>
    </style:style>
    <style:style style:name="T2086" style:parent-style-name="DefaultParagraphFont" style:family="text">
      <style:text-properties style:font-name="Aptos" style:font-name-asian="Aptos" style:font-name-complex="Aptos" fo:color="#2B303B"/>
    </style:style>
    <style:style style:name="T2087" style:parent-style-name="DefaultParagraphFont" style:family="text">
      <style:text-properties style:font-name="Aptos" style:font-name-asian="Aptos" style:font-name-complex="Aptos" fo:color="#14181F"/>
    </style:style>
    <style:style style:name="T2088" style:parent-style-name="DefaultParagraphFont" style:family="text">
      <style:text-properties style:font-name="Aptos" style:font-name-asian="Aptos" style:font-name-complex="Aptos" fo:color="#2B303B"/>
    </style:style>
    <style:style style:name="T2089" style:parent-style-name="DefaultParagraphFont" style:family="text">
      <style:text-properties style:font-name="Aptos" style:font-name-asian="Aptos" style:font-name-complex="Aptos" fo:color="#14181F"/>
    </style:style>
    <style:style style:name="T2090" style:parent-style-name="DefaultParagraphFont" style:family="text">
      <style:text-properties style:font-name="Aptos" style:font-name-asian="Aptos" style:font-name-complex="Aptos" fo:color="#2B303B"/>
    </style:style>
    <style:style style:name="T2091" style:parent-style-name="DefaultParagraphFont" style:family="text">
      <style:text-properties style:font-name="Aptos" style:font-name-asian="Aptos" style:font-name-complex="Aptos" fo:color="#14181F"/>
    </style:style>
    <style:style style:name="T2092" style:parent-style-name="DefaultParagraphFont" style:family="text">
      <style:text-properties style:font-name="Aptos" style:font-name-asian="Aptos" style:font-name-complex="Aptos" fo:color="#2B303B"/>
    </style:style>
    <style:style style:name="T2093" style:parent-style-name="DefaultParagraphFont" style:family="text">
      <style:text-properties style:font-name="Aptos" style:font-name-asian="Aptos" style:font-name-complex="Aptos" fo:color="#14181F"/>
    </style:style>
    <style:style style:name="T2094" style:parent-style-name="DefaultParagraphFont" style:family="text">
      <style:text-properties style:font-name="Aptos" style:font-name-asian="Aptos" style:font-name-complex="Aptos" fo:color="#2B303B"/>
    </style:style>
    <style:style style:name="T2095" style:parent-style-name="DefaultParagraphFont" style:family="text">
      <style:text-properties style:font-name="Aptos" style:font-name-asian="Aptos" style:font-name-complex="Aptos" fo:color="#14181F"/>
    </style:style>
    <style:style style:name="T2096" style:parent-style-name="DefaultParagraphFont" style:family="text">
      <style:text-properties style:font-name="Aptos" style:font-name-asian="Aptos" style:font-name-complex="Aptos" fo:color="#2B303B"/>
    </style:style>
    <style:style style:name="T2097" style:parent-style-name="DefaultParagraphFont" style:family="text">
      <style:text-properties style:font-name="Aptos" style:font-name-asian="Aptos" style:font-name-complex="Aptos" fo:color="#14181F"/>
    </style:style>
    <style:style style:name="T2098" style:parent-style-name="DefaultParagraphFont" style:family="text">
      <style:text-properties style:font-name="Aptos" style:font-name-asian="Aptos" style:font-name-complex="Aptos" fo:color="#2B303B"/>
    </style:style>
    <style:style style:name="T2099" style:parent-style-name="DefaultParagraphFont" style:family="text">
      <style:text-properties style:font-name="Aptos" style:font-name-asian="Aptos" style:font-name-complex="Aptos" fo:color="#14181F"/>
    </style:style>
    <style:style style:name="T2100" style:parent-style-name="DefaultParagraphFont" style:family="text">
      <style:text-properties style:font-name="Aptos" style:font-name-asian="Aptos" style:font-name-complex="Aptos" fo:color="#2B303B"/>
    </style:style>
    <style:style style:name="T2101" style:parent-style-name="DefaultParagraphFont" style:family="text">
      <style:text-properties style:font-name="Aptos" style:font-name-asian="Aptos" style:font-name-complex="Aptos" fo:color="#14181F"/>
    </style:style>
    <style:style style:name="T2102" style:parent-style-name="DefaultParagraphFont" style:family="text">
      <style:text-properties style:font-name="Aptos" style:font-name-asian="Aptos" style:font-name-complex="Aptos" fo:color="#2B303B"/>
    </style:style>
    <style:style style:name="T2103" style:parent-style-name="DefaultParagraphFont" style:family="text">
      <style:text-properties style:font-name="Aptos" style:font-name-asian="Aptos" style:font-name-complex="Aptos" fo:color="#14181F"/>
    </style:style>
    <style:style style:name="T2104" style:parent-style-name="DefaultParagraphFont" style:family="text">
      <style:text-properties style:font-name="Aptos" style:font-name-asian="Aptos" style:font-name-complex="Aptos" fo:color="#2B303B"/>
    </style:style>
    <style:style style:name="T2105" style:parent-style-name="DefaultParagraphFont" style:family="text">
      <style:text-properties style:font-name="Aptos" style:font-name-asian="Aptos" style:font-name-complex="Aptos" fo:color="#14181F"/>
    </style:style>
    <style:style style:name="T2106" style:parent-style-name="DefaultParagraphFont" style:family="text">
      <style:text-properties style:font-name="Aptos" style:font-name-asian="Aptos" style:font-name-complex="Aptos" fo:color="#8100C2"/>
    </style:style>
    <style:style style:name="T2107" style:parent-style-name="DefaultParagraphFont" style:family="text">
      <style:text-properties style:font-name="Aptos" style:font-name-asian="Aptos" style:font-name-complex="Aptos" fo:color="#2B303B"/>
    </style:style>
    <style:style style:name="T2108" style:parent-style-name="DefaultParagraphFont" style:family="text">
      <style:text-properties style:font-name="Aptos" style:font-name-asian="Aptos" style:font-name-complex="Aptos" fo:color="#14181F"/>
    </style:style>
    <style:style style:name="T2109" style:parent-style-name="DefaultParagraphFont" style:family="text">
      <style:text-properties style:font-name="Aptos" style:font-name-asian="Aptos" style:font-name-complex="Aptos" fo:color="#2B303B"/>
    </style:style>
    <style:style style:name="T2110" style:parent-style-name="DefaultParagraphFont" style:family="text">
      <style:text-properties style:font-name="Aptos" style:font-name-asian="Aptos" style:font-name-complex="Aptos" fo:color="#14181F"/>
    </style:style>
    <style:style style:name="T2111" style:parent-style-name="DefaultParagraphFont" style:family="text">
      <style:text-properties style:font-name="Aptos" style:font-name-asian="Aptos" style:font-name-complex="Aptos" fo:color="#2B303B"/>
    </style:style>
    <style:style style:name="T2112" style:parent-style-name="DefaultParagraphFont" style:family="text">
      <style:text-properties style:font-name="Aptos" style:font-name-asian="Aptos" style:font-name-complex="Aptos" fo:color="#8100C2"/>
    </style:style>
    <style:style style:name="T2113" style:parent-style-name="DefaultParagraphFont" style:family="text">
      <style:text-properties style:font-name="Aptos" style:font-name-asian="Aptos" style:font-name-complex="Aptos" fo:color="#14181F"/>
    </style:style>
    <style:style style:name="T2114" style:parent-style-name="DefaultParagraphFont" style:family="text">
      <style:text-properties style:font-name="Aptos" style:font-name-asian="Aptos" style:font-name-complex="Aptos" fo:color="#2B303B"/>
    </style:style>
    <style:style style:name="T2115" style:parent-style-name="DefaultParagraphFont" style:family="text">
      <style:text-properties style:font-name="Aptos" style:font-name-asian="Aptos" style:font-name-complex="Aptos" fo:color="#14181F"/>
    </style:style>
    <style:style style:name="T2116" style:parent-style-name="DefaultParagraphFont" style:family="text">
      <style:text-properties style:font-name="Aptos" style:font-name-asian="Aptos" style:font-name-complex="Aptos" fo:color="#2B303B"/>
    </style:style>
    <style:style style:name="T2117" style:parent-style-name="DefaultParagraphFont" style:family="text">
      <style:text-properties style:font-name="Aptos" style:font-name-asian="Aptos" style:font-name-complex="Aptos" fo:color="#14181F"/>
    </style:style>
    <style:style style:name="T2118" style:parent-style-name="DefaultParagraphFont" style:family="text">
      <style:text-properties style:font-name="Aptos" style:font-name-asian="Aptos" style:font-name-complex="Aptos" fo:color="#2B303B"/>
    </style:style>
    <style:style style:name="T2119" style:parent-style-name="DefaultParagraphFont" style:family="text">
      <style:text-properties style:font-name="Aptos" style:font-name-asian="Aptos" style:font-name-complex="Aptos" fo:color="#14181F"/>
    </style:style>
    <style:style style:name="T2120" style:parent-style-name="DefaultParagraphFont" style:family="text">
      <style:text-properties style:font-name="Aptos" style:font-name-asian="Aptos" style:font-name-complex="Aptos" fo:color="#2B303B"/>
    </style:style>
    <style:style style:name="T2121" style:parent-style-name="DefaultParagraphFont" style:family="text">
      <style:text-properties style:font-name="Aptos" style:font-name-asian="Aptos" style:font-name-complex="Aptos" fo:color="#14181F"/>
    </style:style>
    <style:style style:name="T2122" style:parent-style-name="DefaultParagraphFont" style:family="text">
      <style:text-properties style:font-name="Aptos" style:font-name-asian="Aptos" style:font-name-complex="Aptos" fo:color="#2B303B"/>
    </style:style>
    <style:style style:name="T2123" style:parent-style-name="DefaultParagraphFont" style:family="text">
      <style:text-properties style:font-name="Aptos" style:font-name-asian="Aptos" style:font-name-complex="Aptos" fo:color="#14181F"/>
    </style:style>
    <style:style style:name="T2124" style:parent-style-name="DefaultParagraphFont" style:family="text">
      <style:text-properties style:font-name="Aptos" style:font-name-asian="Aptos" style:font-name-complex="Aptos" fo:color="#2B303B"/>
    </style:style>
    <style:style style:name="T2125" style:parent-style-name="DefaultParagraphFont" style:family="text">
      <style:text-properties style:font-name="Aptos" style:font-name-asian="Aptos" style:font-name-complex="Aptos" fo:color="#14181F"/>
    </style:style>
    <style:style style:name="T2126" style:parent-style-name="DefaultParagraphFont" style:family="text">
      <style:text-properties style:font-name="Aptos" style:font-name-asian="Aptos" style:font-name-complex="Aptos" fo:color="#2B303B"/>
    </style:style>
    <style:style style:name="T2127" style:parent-style-name="DefaultParagraphFont" style:family="text">
      <style:text-properties style:font-name="Aptos" style:font-name-asian="Aptos" style:font-name-complex="Aptos" fo:color="#14181F"/>
    </style:style>
    <style:style style:name="T2128" style:parent-style-name="DefaultParagraphFont" style:family="text">
      <style:text-properties style:font-name="Aptos" style:font-name-asian="Aptos" style:font-name-complex="Aptos" fo:color="#2B303B"/>
    </style:style>
    <style:style style:name="T2129" style:parent-style-name="DefaultParagraphFont" style:family="text">
      <style:text-properties style:font-name="Aptos" style:font-name-asian="Aptos" style:font-name-complex="Aptos" fo:color="#14181F"/>
    </style:style>
    <style:style style:name="T2130" style:parent-style-name="DefaultParagraphFont" style:family="text">
      <style:text-properties style:font-name="Aptos" style:font-name-asian="Aptos" style:font-name-complex="Aptos" fo:color="#2B303B"/>
    </style:style>
    <style:style style:name="T2131" style:parent-style-name="DefaultParagraphFont" style:family="text">
      <style:text-properties style:font-name="Aptos" style:font-name-asian="Aptos" style:font-name-complex="Aptos" fo:color="#14181F"/>
    </style:style>
    <style:style style:name="T2132" style:parent-style-name="DefaultParagraphFont" style:family="text">
      <style:text-properties style:font-name="Aptos" style:font-name-asian="Aptos" style:font-name-complex="Aptos" fo:color="#2B303B"/>
    </style:style>
    <style:style style:name="T2133" style:parent-style-name="DefaultParagraphFont" style:family="text">
      <style:text-properties style:font-name="Aptos" style:font-name-asian="Aptos" style:font-name-complex="Aptos" fo:color="#14181F"/>
    </style:style>
    <style:style style:name="T2134" style:parent-style-name="DefaultParagraphFont" style:family="text">
      <style:text-properties style:font-name="Aptos" style:font-name-asian="Aptos" style:font-name-complex="Aptos" fo:color="#2B303B"/>
    </style:style>
    <style:style style:name="T2135" style:parent-style-name="DefaultParagraphFont" style:family="text">
      <style:text-properties style:font-name="Aptos" style:font-name-asian="Aptos" style:font-name-complex="Aptos" fo:color="#14181F"/>
    </style:style>
    <style:style style:name="T2136" style:parent-style-name="DefaultParagraphFont" style:family="text">
      <style:text-properties style:font-name="Aptos" style:font-name-asian="Aptos" style:font-name-complex="Aptos" fo:color="#2B303B"/>
    </style:style>
    <style:style style:name="T2137" style:parent-style-name="DefaultParagraphFont" style:family="text">
      <style:text-properties style:font-name="Aptos" style:font-name-asian="Aptos" style:font-name-complex="Aptos" fo:color="#14181F"/>
    </style:style>
    <style:style style:name="T2138" style:parent-style-name="DefaultParagraphFont" style:family="text">
      <style:text-properties style:font-name="Aptos" style:font-name-asian="Aptos" style:font-name-complex="Aptos" fo:color="#2B303B"/>
    </style:style>
    <style:style style:name="T2139" style:parent-style-name="DefaultParagraphFont" style:family="text">
      <style:text-properties style:font-name="Aptos" style:font-name-asian="Aptos" style:font-name-complex="Aptos" fo:color="#14181F"/>
    </style:style>
    <style:style style:name="T2140" style:parent-style-name="DefaultParagraphFont" style:family="text">
      <style:text-properties style:font-name="Aptos" style:font-name-asian="Aptos" style:font-name-complex="Aptos" fo:color="#2B303B"/>
    </style:style>
    <style:style style:name="T2141" style:parent-style-name="DefaultParagraphFont" style:family="text">
      <style:text-properties style:font-name="Aptos" style:font-name-asian="Aptos" style:font-name-complex="Aptos" fo:color="#14181F"/>
    </style:style>
    <style:style style:name="T2142" style:parent-style-name="DefaultParagraphFont" style:family="text">
      <style:text-properties style:font-name="Aptos" style:font-name-asian="Aptos" style:font-name-complex="Aptos" fo:color="#2B303B"/>
    </style:style>
    <style:style style:name="T2143" style:parent-style-name="DefaultParagraphFont" style:family="text">
      <style:text-properties style:font-name="Aptos" style:font-name-asian="Aptos" style:font-name-complex="Aptos" fo:color="#14181F"/>
    </style:style>
    <style:style style:name="T2144" style:parent-style-name="DefaultParagraphFont" style:family="text">
      <style:text-properties style:font-name="Aptos" style:font-name-asian="Aptos" style:font-name-complex="Aptos" fo:color="#2B303B"/>
    </style:style>
    <style:style style:name="T2145" style:parent-style-name="DefaultParagraphFont" style:family="text">
      <style:text-properties style:font-name="Aptos" style:font-name-asian="Aptos" style:font-name-complex="Aptos" fo:color="#14181F"/>
    </style:style>
    <style:style style:name="T2146" style:parent-style-name="DefaultParagraphFont" style:family="text">
      <style:text-properties style:font-name="Aptos" style:font-name-asian="Aptos" style:font-name-complex="Aptos" fo:color="#2B303B"/>
    </style:style>
    <style:style style:name="T2147" style:parent-style-name="DefaultParagraphFont" style:family="text">
      <style:text-properties style:font-name="Aptos" style:font-name-asian="Aptos" style:font-name-complex="Aptos" fo:color="#14181F"/>
    </style:style>
    <style:style style:name="T2148" style:parent-style-name="DefaultParagraphFont" style:family="text">
      <style:text-properties style:font-name="Aptos" style:font-name-asian="Aptos" style:font-name-complex="Aptos" fo:color="#2B303B"/>
    </style:style>
    <style:style style:name="T2149" style:parent-style-name="DefaultParagraphFont" style:family="text">
      <style:text-properties style:font-name="Aptos" style:font-name-asian="Aptos" style:font-name-complex="Aptos" fo:color="#14181F"/>
    </style:style>
    <style:style style:name="T2150" style:parent-style-name="DefaultParagraphFont" style:family="text">
      <style:text-properties style:font-name="Aptos" style:font-name-asian="Aptos" style:font-name-complex="Aptos" fo:color="#2B303B"/>
    </style:style>
    <style:style style:name="T2151" style:parent-style-name="DefaultParagraphFont" style:family="text">
      <style:text-properties style:font-name="Aptos" style:font-name-asian="Aptos" style:font-name-complex="Aptos" fo:color="#14181F"/>
    </style:style>
    <style:style style:name="T2152" style:parent-style-name="DefaultParagraphFont" style:family="text">
      <style:text-properties style:font-name="Aptos" style:font-name-asian="Aptos" style:font-name-complex="Aptos" fo:color="#2B303B"/>
    </style:style>
    <style:style style:name="T2153" style:parent-style-name="DefaultParagraphFont" style:family="text">
      <style:text-properties style:font-name="Aptos" style:font-name-asian="Aptos" style:font-name-complex="Aptos" fo:color="#14181F"/>
    </style:style>
    <style:style style:name="T2154" style:parent-style-name="DefaultParagraphFont" style:family="text">
      <style:text-properties style:font-name="Aptos" style:font-name-asian="Aptos" style:font-name-complex="Aptos" fo:color="#2B303B"/>
    </style:style>
    <style:style style:name="T2155" style:parent-style-name="DefaultParagraphFont" style:family="text">
      <style:text-properties style:font-name="Aptos" style:font-name-asian="Aptos" style:font-name-complex="Aptos" fo:color="#14181F"/>
    </style:style>
    <style:style style:name="T2156" style:parent-style-name="DefaultParagraphFont" style:family="text">
      <style:text-properties style:font-name="Aptos" style:font-name-asian="Aptos" style:font-name-complex="Aptos" fo:color="#2B303B"/>
    </style:style>
    <style:style style:name="T2157" style:parent-style-name="DefaultParagraphFont" style:family="text">
      <style:text-properties style:font-name="Aptos" style:font-name-asian="Aptos" style:font-name-complex="Aptos" fo:color="#14181F"/>
    </style:style>
    <style:style style:name="T2158" style:parent-style-name="DefaultParagraphFont" style:family="text">
      <style:text-properties style:font-name="Aptos" style:font-name-asian="Aptos" style:font-name-complex="Aptos" fo:color="#2B303B"/>
    </style:style>
    <style:style style:name="T2159" style:parent-style-name="DefaultParagraphFont" style:family="text">
      <style:text-properties style:font-name="Aptos" style:font-name-asian="Aptos" style:font-name-complex="Aptos" fo:color="#14181F"/>
    </style:style>
    <style:style style:name="T2160" style:parent-style-name="DefaultParagraphFont" style:family="text">
      <style:text-properties style:font-name="Aptos" style:font-name-asian="Aptos" style:font-name-complex="Aptos" fo:color="#2B303B"/>
    </style:style>
    <style:style style:name="T2161" style:parent-style-name="DefaultParagraphFont" style:family="text">
      <style:text-properties style:font-name="Aptos" style:font-name-asian="Aptos" style:font-name-complex="Aptos" fo:color="#14181F"/>
    </style:style>
    <style:style style:name="T2162" style:parent-style-name="DefaultParagraphFont" style:family="text">
      <style:text-properties style:font-name="Aptos" style:font-name-asian="Aptos" style:font-name-complex="Aptos" fo:color="#2B303B"/>
    </style:style>
    <style:style style:name="T2163" style:parent-style-name="DefaultParagraphFont" style:family="text">
      <style:text-properties style:font-name="Aptos" style:font-name-asian="Aptos" style:font-name-complex="Aptos" fo:color="#14181F"/>
    </style:style>
    <style:style style:name="T2164" style:parent-style-name="DefaultParagraphFont" style:family="text">
      <style:text-properties style:font-name="Aptos" style:font-name-asian="Aptos" style:font-name-complex="Aptos" fo:color="#2B303B"/>
    </style:style>
    <style:style style:name="T2165" style:parent-style-name="DefaultParagraphFont" style:family="text">
      <style:text-properties style:font-name="Aptos" style:font-name-asian="Aptos" style:font-name-complex="Aptos" fo:color="#14181F"/>
    </style:style>
    <style:style style:name="T2166" style:parent-style-name="DefaultParagraphFont" style:family="text">
      <style:text-properties style:font-name="Aptos" style:font-name-asian="Aptos" style:font-name-complex="Aptos" fo:color="#2B303B"/>
    </style:style>
    <style:style style:name="T2167" style:parent-style-name="DefaultParagraphFont" style:family="text">
      <style:text-properties style:font-name="Aptos" style:font-name-asian="Aptos" style:font-name-complex="Aptos" fo:color="#14181F"/>
    </style:style>
    <style:style style:name="T2168" style:parent-style-name="DefaultParagraphFont" style:family="text">
      <style:text-properties style:font-name="Aptos" style:font-name-asian="Aptos" style:font-name-complex="Aptos" fo:color="#2B303B"/>
    </style:style>
    <style:style style:name="T2169" style:parent-style-name="DefaultParagraphFont" style:family="text">
      <style:text-properties style:font-name="Aptos" style:font-name-asian="Aptos" style:font-name-complex="Aptos" fo:color="#14181F"/>
    </style:style>
    <style:style style:name="T2170" style:parent-style-name="DefaultParagraphFont" style:family="text">
      <style:text-properties style:font-name="Aptos" style:font-name-asian="Aptos" style:font-name-complex="Aptos" fo:color="#2B303B"/>
    </style:style>
    <style:style style:name="T2171" style:parent-style-name="DefaultParagraphFont" style:family="text">
      <style:text-properties style:font-name="Aptos" style:font-name-asian="Aptos" style:font-name-complex="Aptos" fo:color="#14181F"/>
    </style:style>
    <style:style style:name="T2172" style:parent-style-name="DefaultParagraphFont" style:family="text">
      <style:text-properties style:font-name="Aptos" style:font-name-asian="Aptos" style:font-name-complex="Aptos" fo:color="#2B303B"/>
    </style:style>
    <style:style style:name="T2173" style:parent-style-name="DefaultParagraphFont" style:family="text">
      <style:text-properties style:font-name="Aptos" style:font-name-asian="Aptos" style:font-name-complex="Aptos" fo:color="#14181F"/>
    </style:style>
    <style:style style:name="T2174" style:parent-style-name="DefaultParagraphFont" style:family="text">
      <style:text-properties style:font-name="Aptos" style:font-name-asian="Aptos" style:font-name-complex="Aptos" fo:color="#2B303B"/>
    </style:style>
    <style:style style:name="T2175" style:parent-style-name="DefaultParagraphFont" style:family="text">
      <style:text-properties style:font-name="Aptos" style:font-name-asian="Aptos" style:font-name-complex="Aptos" fo:color="#14181F"/>
    </style:style>
    <style:style style:name="T2176" style:parent-style-name="DefaultParagraphFont" style:family="text">
      <style:text-properties style:font-name="Aptos" style:font-name-asian="Aptos" style:font-name-complex="Aptos" fo:color="#2B303B"/>
    </style:style>
    <style:style style:name="T2177" style:parent-style-name="DefaultParagraphFont" style:family="text">
      <style:text-properties style:font-name="Aptos" style:font-name-asian="Aptos" style:font-name-complex="Aptos" fo:color="#14181F"/>
    </style:style>
    <style:style style:name="T2178" style:parent-style-name="DefaultParagraphFont" style:family="text">
      <style:text-properties style:font-name="Aptos" style:font-name-asian="Aptos" style:font-name-complex="Aptos" fo:color="#2B303B"/>
    </style:style>
    <style:style style:name="T2179" style:parent-style-name="DefaultParagraphFont" style:family="text">
      <style:text-properties style:font-name="Aptos" style:font-name-asian="Aptos" style:font-name-complex="Aptos" fo:color="#14181F"/>
    </style:style>
    <style:style style:name="T2180" style:parent-style-name="DefaultParagraphFont" style:family="text">
      <style:text-properties style:font-name="Aptos" style:font-name-asian="Aptos" style:font-name-complex="Aptos" fo:color="#2B303B"/>
    </style:style>
    <style:style style:name="T2181" style:parent-style-name="DefaultParagraphFont" style:family="text">
      <style:text-properties style:font-name="Aptos" style:font-name-asian="Aptos" style:font-name-complex="Aptos" fo:color="#14181F"/>
    </style:style>
    <style:style style:name="T2182" style:parent-style-name="DefaultParagraphFont" style:family="text">
      <style:text-properties style:font-name="Aptos" style:font-name-asian="Aptos" style:font-name-complex="Aptos" fo:color="#2B303B"/>
    </style:style>
    <style:style style:name="T2183" style:parent-style-name="DefaultParagraphFont" style:family="text">
      <style:text-properties style:font-name="Aptos" style:font-name-asian="Aptos" style:font-name-complex="Aptos" fo:color="#14181F"/>
    </style:style>
    <style:style style:name="T2184" style:parent-style-name="DefaultParagraphFont" style:family="text">
      <style:text-properties style:font-name="Aptos" style:font-name-asian="Aptos" style:font-name-complex="Aptos" fo:color="#2B303B"/>
    </style:style>
    <style:style style:name="T2185" style:parent-style-name="DefaultParagraphFont" style:family="text">
      <style:text-properties style:font-name="Aptos" style:font-name-asian="Aptos" style:font-name-complex="Aptos" fo:color="#14181F"/>
    </style:style>
    <style:style style:name="T2186" style:parent-style-name="DefaultParagraphFont" style:family="text">
      <style:text-properties style:font-name="Aptos" style:font-name-asian="Aptos" style:font-name-complex="Aptos" fo:color="#2B303B"/>
    </style:style>
    <style:style style:name="T2187" style:parent-style-name="DefaultParagraphFont" style:family="text">
      <style:text-properties style:font-name="Aptos" style:font-name-asian="Aptos" style:font-name-complex="Aptos" fo:color="#14181F"/>
    </style:style>
    <style:style style:name="T2188" style:parent-style-name="DefaultParagraphFont" style:family="text">
      <style:text-properties style:font-name="Aptos" style:font-name-asian="Aptos" style:font-name-complex="Aptos" fo:color="#008000"/>
    </style:style>
    <style:style style:name="T2189" style:parent-style-name="DefaultParagraphFont" style:family="text">
      <style:text-properties style:font-name="Aptos" style:font-name-asian="Aptos" style:font-name-complex="Aptos" fo:color="#2B303B"/>
    </style:style>
    <style:style style:name="T2190" style:parent-style-name="DefaultParagraphFont" style:family="text">
      <style:text-properties style:font-name="Aptos" style:font-name-asian="Aptos" style:font-name-complex="Aptos" fo:color="#14181F"/>
    </style:style>
    <style:style style:name="T2191" style:parent-style-name="DefaultParagraphFont" style:family="text">
      <style:text-properties style:font-name="Aptos" style:font-name-asian="Aptos" style:font-name-complex="Aptos" fo:color="#0051C2"/>
    </style:style>
    <style:style style:name="T2192" style:parent-style-name="DefaultParagraphFont" style:family="text">
      <style:text-properties style:font-name="Aptos" style:font-name-asian="Aptos" style:font-name-complex="Aptos" fo:color="#2B303B"/>
    </style:style>
    <style:style style:name="T2193" style:parent-style-name="DefaultParagraphFont" style:family="text">
      <style:text-properties style:font-name="Aptos" style:font-name-asian="Aptos" style:font-name-complex="Aptos" fo:color="#14181F"/>
    </style:style>
    <style:style style:name="T2194" style:parent-style-name="DefaultParagraphFont" style:family="text">
      <style:text-properties style:font-name="Aptos" style:font-name-asian="Aptos" style:font-name-complex="Aptos" fo:color="#0051C2"/>
    </style:style>
    <style:style style:name="T2195" style:parent-style-name="DefaultParagraphFont" style:family="text">
      <style:text-properties style:font-name="Aptos" style:font-name-asian="Aptos" style:font-name-complex="Aptos" fo:color="#2B303B"/>
    </style:style>
    <style:style style:name="T2196" style:parent-style-name="DefaultParagraphFont" style:family="text">
      <style:text-properties style:font-name="Aptos" style:font-name-asian="Aptos" style:font-name-complex="Aptos" fo:color="#2B303B"/>
    </style:style>
    <style:style style:name="T2197" style:parent-style-name="DefaultParagraphFont" style:family="text">
      <style:text-properties style:font-name="Aptos" style:font-name-asian="Aptos" style:font-name-complex="Aptos" fo:color="#8100C2"/>
    </style:style>
    <style:style style:name="T2198" style:parent-style-name="DefaultParagraphFont" style:family="text">
      <style:text-properties style:font-name="Aptos" style:font-name-asian="Aptos" style:font-name-complex="Aptos" fo:color="#14181F"/>
    </style:style>
    <style:style style:name="T2199" style:parent-style-name="DefaultParagraphFont" style:family="text">
      <style:text-properties style:font-name="Aptos" style:font-name-asian="Aptos" style:font-name-complex="Aptos" fo:color="#2B303B"/>
    </style:style>
    <style:style style:name="T2200" style:parent-style-name="DefaultParagraphFont" style:family="text">
      <style:text-properties style:font-name="Aptos" style:font-name-asian="Aptos" style:font-name-complex="Aptos" fo:color="#14181F"/>
    </style:style>
    <style:style style:name="T2201" style:parent-style-name="DefaultParagraphFont" style:family="text">
      <style:text-properties style:font-name="Aptos" style:font-name-asian="Aptos" style:font-name-complex="Aptos" fo:color="#2B303B"/>
    </style:style>
    <style:style style:name="T2202" style:parent-style-name="DefaultParagraphFont" style:family="text">
      <style:text-properties style:font-name="Aptos" style:font-name-asian="Aptos" style:font-name-complex="Aptos" fo:color="#14181F"/>
    </style:style>
    <style:style style:name="T2203" style:parent-style-name="DefaultParagraphFont" style:family="text">
      <style:text-properties style:font-name="Aptos" style:font-name-asian="Aptos" style:font-name-complex="Aptos" fo:color="#2B303B"/>
    </style:style>
    <style:style style:name="T2204" style:parent-style-name="DefaultParagraphFont" style:family="text">
      <style:text-properties style:font-name="Aptos" style:font-name-asian="Aptos" style:font-name-complex="Aptos" fo:color="#14181F"/>
    </style:style>
    <style:style style:name="T2205" style:parent-style-name="DefaultParagraphFont" style:family="text">
      <style:text-properties style:font-name="Aptos" style:font-name-asian="Aptos" style:font-name-complex="Aptos" fo:color="#8100C2"/>
    </style:style>
    <style:style style:name="T2206" style:parent-style-name="DefaultParagraphFont" style:family="text">
      <style:text-properties style:font-name="Aptos" style:font-name-asian="Aptos" style:font-name-complex="Aptos" fo:color="#14181F"/>
    </style:style>
    <style:style style:name="T2207" style:parent-style-name="DefaultParagraphFont" style:family="text">
      <style:text-properties style:font-name="Aptos" style:font-name-asian="Aptos" style:font-name-complex="Aptos" fo:color="#2B303B"/>
    </style:style>
    <style:style style:name="T2208" style:parent-style-name="DefaultParagraphFont" style:family="text">
      <style:text-properties style:font-name="Aptos" style:font-name-asian="Aptos" style:font-name-complex="Aptos" fo:color="#14181F"/>
    </style:style>
    <style:style style:name="T2209" style:parent-style-name="DefaultParagraphFont" style:family="text">
      <style:text-properties style:font-name="Aptos" style:font-name-asian="Aptos" style:font-name-complex="Aptos" fo:color="#14181F"/>
    </style:style>
    <style:style style:name="T2210" style:parent-style-name="DefaultParagraphFont" style:family="text">
      <style:text-properties style:font-name="Aptos" style:font-name-asian="Aptos" style:font-name-complex="Aptos" fo:color="#2B303B"/>
    </style:style>
    <style:style style:name="T2211" style:parent-style-name="DefaultParagraphFont" style:family="text">
      <style:text-properties style:font-name="Aptos" style:font-name-asian="Aptos" style:font-name-complex="Aptos" fo:color="#14181F"/>
    </style:style>
    <style:style style:name="T2212" style:parent-style-name="DefaultParagraphFont" style:family="text">
      <style:text-properties style:font-name="Aptos" style:font-name-asian="Aptos" style:font-name-complex="Aptos" fo:color="#2B303B"/>
    </style:style>
    <style:style style:name="T2213" style:parent-style-name="DefaultParagraphFont" style:family="text">
      <style:text-properties style:font-name="Aptos" style:font-name-asian="Aptos" style:font-name-complex="Aptos" fo:color="#14181F"/>
    </style:style>
    <style:style style:name="T2214" style:parent-style-name="DefaultParagraphFont" style:family="text">
      <style:text-properties style:font-name="Aptos" style:font-name-asian="Aptos" style:font-name-complex="Aptos" fo:color="#2B303B"/>
    </style:style>
    <style:style style:name="T2215" style:parent-style-name="DefaultParagraphFont" style:family="text">
      <style:text-properties style:font-name="Aptos" style:font-name-asian="Aptos" style:font-name-complex="Aptos" fo:color="#14181F"/>
    </style:style>
    <style:style style:name="T2216" style:parent-style-name="DefaultParagraphFont" style:family="text">
      <style:text-properties style:font-name="Aptos" style:font-name-asian="Aptos" style:font-name-complex="Aptos" fo:color="#2B303B"/>
    </style:style>
    <style:style style:name="T2217" style:parent-style-name="DefaultParagraphFont" style:family="text">
      <style:text-properties style:font-name="Aptos" style:font-name-asian="Aptos" style:font-name-complex="Aptos" fo:color="#14181F"/>
    </style:style>
    <style:style style:name="T2218" style:parent-style-name="DefaultParagraphFont" style:family="text">
      <style:text-properties style:font-name="Aptos" style:font-name-asian="Aptos" style:font-name-complex="Aptos" fo:color="#14181F"/>
    </style:style>
    <style:style style:name="T2219" style:parent-style-name="DefaultParagraphFont" style:family="text">
      <style:text-properties style:font-name="Aptos" style:font-name-asian="Aptos" style:font-name-complex="Aptos" fo:color="#14181F"/>
    </style:style>
    <style:style style:name="T2220" style:parent-style-name="DefaultParagraphFont" style:family="text">
      <style:text-properties style:font-name="Aptos" style:font-name-asian="Aptos" style:font-name-complex="Aptos" fo:color="#14181F"/>
    </style:style>
    <style:style style:name="T2221" style:parent-style-name="DefaultParagraphFont" style:family="text">
      <style:text-properties style:font-name="Aptos" style:font-name-asian="Aptos" style:font-name-complex="Aptos" fo:color="#2B303B"/>
    </style:style>
    <style:style style:name="T2222" style:parent-style-name="DefaultParagraphFont" style:family="text">
      <style:text-properties style:font-name="Aptos" style:font-name-asian="Aptos" style:font-name-complex="Aptos" fo:color="#14181F"/>
    </style:style>
    <style:style style:name="T2223" style:parent-style-name="DefaultParagraphFont" style:family="text">
      <style:text-properties style:font-name="Aptos" style:font-name-asian="Aptos" style:font-name-complex="Aptos" fo:color="#2B303B"/>
    </style:style>
    <style:style style:name="T2224" style:parent-style-name="DefaultParagraphFont" style:family="text">
      <style:text-properties style:font-name="Aptos" style:font-name-asian="Aptos" style:font-name-complex="Aptos" fo:color="#14181F"/>
    </style:style>
    <style:style style:name="T2225" style:parent-style-name="DefaultParagraphFont" style:family="text">
      <style:text-properties style:font-name="Aptos" style:font-name-asian="Aptos" style:font-name-complex="Aptos" fo:color="#14181F"/>
    </style:style>
    <style:style style:name="T2226" style:parent-style-name="DefaultParagraphFont" style:family="text">
      <style:text-properties style:font-name="Aptos" style:font-name-asian="Aptos" style:font-name-complex="Aptos" fo:color="#14181F"/>
    </style:style>
    <style:style style:name="T2227" style:parent-style-name="DefaultParagraphFont" style:family="text">
      <style:text-properties style:font-name="Aptos" style:font-name-asian="Aptos" style:font-name-complex="Aptos" fo:color="#14181F"/>
    </style:style>
    <style:style style:name="T2228" style:parent-style-name="DefaultParagraphFont" style:family="text">
      <style:text-properties style:font-name="Aptos" style:font-name-asian="Aptos" style:font-name-complex="Aptos" fo:color="#14181F"/>
    </style:style>
    <style:style style:name="T2229" style:parent-style-name="DefaultParagraphFont" style:family="text">
      <style:text-properties style:font-name="Aptos" style:font-name-asian="Aptos" style:font-name-complex="Aptos" fo:color="#14181F"/>
    </style:style>
    <style:style style:name="T2230" style:parent-style-name="DefaultParagraphFont" style:family="text">
      <style:text-properties style:font-name="Aptos" style:font-name-asian="Aptos" style:font-name-complex="Aptos" fo:color="#14181F"/>
    </style:style>
    <style:style style:name="T2231" style:parent-style-name="DefaultParagraphFont" style:family="text">
      <style:text-properties style:font-name="Aptos" style:font-name-asian="Aptos" style:font-name-complex="Aptos" fo:color="#14181F"/>
    </style:style>
    <style:style style:name="T2232" style:parent-style-name="DefaultParagraphFont" style:family="text">
      <style:text-properties style:font-name="Aptos" style:font-name-asian="Aptos" style:font-name-complex="Aptos" fo:color="#2B303B"/>
    </style:style>
    <style:style style:name="T2233" style:parent-style-name="DefaultParagraphFont" style:family="text">
      <style:text-properties style:font-name="Aptos" style:font-name-asian="Aptos" style:font-name-complex="Aptos" fo:color="#14181F"/>
    </style:style>
    <style:style style:name="T2234" style:parent-style-name="DefaultParagraphFont" style:family="text">
      <style:text-properties style:font-name="Aptos" style:font-name-asian="Aptos" style:font-name-complex="Aptos" fo:color="#14181F"/>
    </style:style>
    <style:style style:name="T2235" style:parent-style-name="DefaultParagraphFont" style:family="text">
      <style:text-properties style:font-name="Aptos" style:font-name-asian="Aptos" style:font-name-complex="Aptos" fo:color="#8100C2"/>
    </style:style>
    <style:style style:name="T2236" style:parent-style-name="DefaultParagraphFont" style:family="text">
      <style:text-properties style:font-name="Aptos" style:font-name-asian="Aptos" style:font-name-complex="Aptos" fo:color="#14181F"/>
    </style:style>
    <style:style style:name="T2237" style:parent-style-name="DefaultParagraphFont" style:family="text">
      <style:text-properties style:font-name="Aptos" style:font-name-asian="Aptos" style:font-name-complex="Aptos" fo:color="#8100C2"/>
    </style:style>
    <style:style style:name="T2238" style:parent-style-name="DefaultParagraphFont" style:family="text">
      <style:text-properties style:font-name="Aptos" style:font-name-asian="Aptos" style:font-name-complex="Aptos" fo:color="#14181F"/>
    </style:style>
    <style:style style:name="T2239" style:parent-style-name="DefaultParagraphFont" style:family="text">
      <style:text-properties style:font-name="Aptos" style:font-name-asian="Aptos" style:font-name-complex="Aptos" fo:color="#8100C2"/>
    </style:style>
    <style:style style:name="T2240" style:parent-style-name="DefaultParagraphFont" style:family="text">
      <style:text-properties style:font-name="Aptos" style:font-name-asian="Aptos" style:font-name-complex="Aptos" fo:color="#14181F"/>
    </style:style>
    <style:style style:name="T2241" style:parent-style-name="DefaultParagraphFont" style:family="text">
      <style:text-properties style:font-name="Aptos" style:font-name-asian="Aptos" style:font-name-complex="Aptos" fo:color="#2B303B"/>
    </style:style>
    <style:style style:name="T2242" style:parent-style-name="DefaultParagraphFont" style:family="text">
      <style:text-properties style:font-name="Aptos" style:font-name-asian="Aptos" style:font-name-complex="Aptos" fo:color="#14181F"/>
    </style:style>
    <style:style style:name="T2243" style:parent-style-name="DefaultParagraphFont" style:family="text">
      <style:text-properties style:font-name="Aptos" style:font-name-asian="Aptos" style:font-name-complex="Aptos" fo:color="#2B303B"/>
    </style:style>
    <style:style style:name="T2244" style:parent-style-name="DefaultParagraphFont" style:family="text">
      <style:text-properties style:font-name="Aptos" style:font-name-asian="Aptos" style:font-name-complex="Aptos" fo:color="#14181F"/>
    </style:style>
    <style:style style:name="T2245" style:parent-style-name="DefaultParagraphFont" style:family="text">
      <style:text-properties style:font-name="Aptos" style:font-name-asian="Aptos" style:font-name-complex="Aptos" fo:color="#8100C2"/>
    </style:style>
    <style:style style:name="T2246" style:parent-style-name="DefaultParagraphFont" style:family="text">
      <style:text-properties style:font-name="Aptos" style:font-name-asian="Aptos" style:font-name-complex="Aptos" fo:color="#14181F"/>
    </style:style>
    <style:style style:name="T2247" style:parent-style-name="DefaultParagraphFont" style:family="text">
      <style:text-properties style:font-name="Aptos" style:font-name-asian="Aptos" style:font-name-complex="Aptos" fo:color="#8100C2"/>
    </style:style>
    <style:style style:name="T2248" style:parent-style-name="DefaultParagraphFont" style:family="text">
      <style:text-properties style:font-name="Aptos" style:font-name-asian="Aptos" style:font-name-complex="Aptos" fo:color="#14181F"/>
    </style:style>
    <style:style style:name="T2249" style:parent-style-name="DefaultParagraphFont" style:family="text">
      <style:text-properties style:font-name="Aptos" style:font-name-asian="Aptos" style:font-name-complex="Aptos" fo:color="#8100C2"/>
    </style:style>
    <style:style style:name="T2250" style:parent-style-name="DefaultParagraphFont" style:family="text">
      <style:text-properties style:font-name="Aptos" style:font-name-asian="Aptos" style:font-name-complex="Aptos" fo:color="#14181F"/>
    </style:style>
    <style:style style:name="T2251" style:parent-style-name="DefaultParagraphFont" style:family="text">
      <style:text-properties style:font-name="Aptos" style:font-name-asian="Aptos" style:font-name-complex="Aptos" fo:color="#8100C2"/>
    </style:style>
    <style:style style:name="T2252" style:parent-style-name="DefaultParagraphFont" style:family="text">
      <style:text-properties style:font-name="Aptos" style:font-name-asian="Aptos" style:font-name-complex="Aptos" fo:color="#14181F"/>
    </style:style>
    <style:style style:name="T2253" style:parent-style-name="DefaultParagraphFont" style:family="text">
      <style:text-properties style:font-name="Aptos" style:font-name-asian="Aptos" style:font-name-complex="Aptos" fo:color="#2B303B"/>
    </style:style>
    <style:style style:name="T2254" style:parent-style-name="DefaultParagraphFont" style:family="text">
      <style:text-properties style:font-name="Aptos" style:font-name-asian="Aptos" style:font-name-complex="Aptos" fo:color="#14181F"/>
    </style:style>
    <style:style style:name="T2255" style:parent-style-name="DefaultParagraphFont" style:family="text">
      <style:text-properties style:font-name="Aptos" style:font-name-asian="Aptos" style:font-name-complex="Aptos" fo:color="#14181F"/>
    </style:style>
    <style:style style:name="T2256" style:parent-style-name="DefaultParagraphFont" style:family="text">
      <style:text-properties style:font-name="Aptos" style:font-name-asian="Aptos" style:font-name-complex="Aptos" fo:color="#8100C2"/>
    </style:style>
    <style:style style:name="T2257" style:parent-style-name="DefaultParagraphFont" style:family="text">
      <style:text-properties style:font-name="Aptos" style:font-name-asian="Aptos" style:font-name-complex="Aptos" fo:color="#14181F"/>
    </style:style>
    <style:style style:name="T2258" style:parent-style-name="DefaultParagraphFont" style:family="text">
      <style:text-properties style:font-name="Aptos" style:font-name-asian="Aptos" style:font-name-complex="Aptos" fo:color="#2B303B"/>
    </style:style>
    <style:style style:name="T2259" style:parent-style-name="DefaultParagraphFont" style:family="text">
      <style:text-properties style:font-name="Aptos" style:font-name-asian="Aptos" style:font-name-complex="Aptos" fo:color="#14181F"/>
    </style:style>
    <style:style style:name="T2260" style:parent-style-name="DefaultParagraphFont" style:family="text">
      <style:text-properties style:font-name="Aptos" style:font-name-asian="Aptos" style:font-name-complex="Aptos" fo:color="#14181F"/>
    </style:style>
    <style:style style:name="T2261" style:parent-style-name="DefaultParagraphFont" style:family="text">
      <style:text-properties style:font-name="Aptos" style:font-name-asian="Aptos" style:font-name-complex="Aptos" fo:color="#8100C2"/>
    </style:style>
    <style:style style:name="T2262" style:parent-style-name="DefaultParagraphFont" style:family="text">
      <style:text-properties style:font-name="Aptos" style:font-name-asian="Aptos" style:font-name-complex="Aptos" fo:color="#14181F"/>
    </style:style>
    <style:style style:name="T2263" style:parent-style-name="DefaultParagraphFont" style:family="text">
      <style:text-properties style:font-name="Aptos" style:font-name-asian="Aptos" style:font-name-complex="Aptos" fo:color="#8100C2"/>
    </style:style>
    <style:style style:name="T2264" style:parent-style-name="DefaultParagraphFont" style:family="text">
      <style:text-properties style:font-name="Aptos" style:font-name-asian="Aptos" style:font-name-complex="Aptos" fo:color="#14181F"/>
    </style:style>
    <style:style style:name="T2265" style:parent-style-name="DefaultParagraphFont" style:family="text">
      <style:text-properties style:font-name="Aptos" style:font-name-asian="Aptos" style:font-name-complex="Aptos" fo:color="#2B303B"/>
    </style:style>
    <style:style style:name="T2266" style:parent-style-name="DefaultParagraphFont" style:family="text">
      <style:text-properties style:font-name="Aptos" style:font-name-asian="Aptos" style:font-name-complex="Aptos" fo:color="#14181F"/>
    </style:style>
    <style:style style:name="T2267" style:parent-style-name="DefaultParagraphFont" style:family="text">
      <style:text-properties style:font-name="Aptos" style:font-name-asian="Aptos" style:font-name-complex="Aptos" fo:color="#14181F"/>
    </style:style>
    <style:style style:name="T2268" style:parent-style-name="DefaultParagraphFont" style:family="text">
      <style:text-properties style:font-name="Aptos" style:font-name-asian="Aptos" style:font-name-complex="Aptos" fo:color="#8100C2"/>
    </style:style>
    <style:style style:name="T2269" style:parent-style-name="DefaultParagraphFont" style:family="text">
      <style:text-properties style:font-name="Aptos" style:font-name-asian="Aptos" style:font-name-complex="Aptos" fo:color="#14181F"/>
    </style:style>
    <style:style style:name="T2270" style:parent-style-name="DefaultParagraphFont" style:family="text">
      <style:text-properties style:font-name="Aptos" style:font-name-asian="Aptos" style:font-name-complex="Aptos" fo:color="#2B303B"/>
    </style:style>
    <style:style style:name="T2271" style:parent-style-name="DefaultParagraphFont" style:family="text">
      <style:text-properties style:font-name="Aptos" style:font-name-asian="Aptos" style:font-name-complex="Aptos" fo:color="#14181F"/>
    </style:style>
    <style:style style:name="T2272" style:parent-style-name="DefaultParagraphFont" style:family="text">
      <style:text-properties style:font-name="Aptos" style:font-name-asian="Aptos" style:font-name-complex="Aptos" fo:color="#14181F"/>
    </style:style>
    <style:style style:name="T2273" style:parent-style-name="DefaultParagraphFont" style:family="text">
      <style:text-properties style:font-name="Aptos" style:font-name-asian="Aptos" style:font-name-complex="Aptos" fo:color="#8100C2"/>
    </style:style>
    <style:style style:name="T2274" style:parent-style-name="DefaultParagraphFont" style:family="text">
      <style:text-properties style:font-name="Aptos" style:font-name-asian="Aptos" style:font-name-complex="Aptos" fo:color="#14181F"/>
    </style:style>
    <style:style style:name="T2275" style:parent-style-name="DefaultParagraphFont" style:family="text">
      <style:text-properties style:font-name="Aptos" style:font-name-asian="Aptos" style:font-name-complex="Aptos" fo:color="#008000"/>
    </style:style>
    <style:style style:name="T2276" style:parent-style-name="DefaultParagraphFont" style:family="text">
      <style:text-properties style:font-name="Aptos" style:font-name-asian="Aptos" style:font-name-complex="Aptos" fo:color="#2B303B"/>
    </style:style>
    <style:style style:name="T2277" style:parent-style-name="DefaultParagraphFont" style:family="text">
      <style:text-properties style:font-name="Aptos" style:font-name-asian="Aptos" style:font-name-complex="Aptos" fo:color="#14181F"/>
    </style:style>
    <style:style style:name="T2278" style:parent-style-name="DefaultParagraphFont" style:family="text">
      <style:text-properties style:font-name="Aptos" style:font-name-asian="Aptos" style:font-name-complex="Aptos" fo:color="#2B303B"/>
    </style:style>
    <style:style style:name="T2279" style:parent-style-name="DefaultParagraphFont" style:family="text">
      <style:text-properties style:font-name="Aptos" style:font-name-asian="Aptos" style:font-name-complex="Aptos" fo:color="#14181F"/>
    </style:style>
    <style:style style:name="T2280" style:parent-style-name="DefaultParagraphFont" style:family="text">
      <style:text-properties style:font-name="Aptos" style:font-name-asian="Aptos" style:font-name-complex="Aptos" fo:color="#2B303B"/>
    </style:style>
    <style:style style:name="T2281" style:parent-style-name="DefaultParagraphFont" style:family="text">
      <style:text-properties style:font-name="Aptos" style:font-name-asian="Aptos" style:font-name-complex="Aptos" fo:color="#14181F"/>
    </style:style>
    <style:style style:name="T2282" style:parent-style-name="DefaultParagraphFont" style:family="text">
      <style:text-properties style:font-name="Aptos" style:font-name-asian="Aptos" style:font-name-complex="Aptos" fo:color="#14181F"/>
    </style:style>
    <style:style style:name="T2283" style:parent-style-name="DefaultParagraphFont" style:family="text">
      <style:text-properties style:font-name="Aptos" style:font-name-asian="Aptos" style:font-name-complex="Aptos" fo:color="#2B303B"/>
    </style:style>
    <style:style style:name="T2284" style:parent-style-name="DefaultParagraphFont" style:family="text">
      <style:text-properties style:font-name="Aptos" style:font-name-asian="Aptos" style:font-name-complex="Aptos" fo:color="#14181F"/>
    </style:style>
    <style:style style:name="T2285" style:parent-style-name="DefaultParagraphFont" style:family="text">
      <style:text-properties style:font-name="Aptos" style:font-name-asian="Aptos" style:font-name-complex="Aptos" fo:color="#2B303B"/>
    </style:style>
    <style:style style:name="T2286" style:parent-style-name="DefaultParagraphFont" style:family="text">
      <style:text-properties style:font-name="Aptos" style:font-name-asian="Aptos" style:font-name-complex="Aptos" fo:color="#14181F"/>
    </style:style>
    <style:style style:name="T2287" style:parent-style-name="DefaultParagraphFont" style:family="text">
      <style:text-properties style:font-name="Aptos" style:font-name-asian="Aptos" style:font-name-complex="Aptos" fo:color="#14181F"/>
    </style:style>
    <style:style style:name="T2288" style:parent-style-name="DefaultParagraphFont" style:family="text">
      <style:text-properties style:font-name="Aptos" style:font-name-asian="Aptos" style:font-name-complex="Aptos" fo:color="#2B303B"/>
    </style:style>
    <style:style style:name="T2289" style:parent-style-name="DefaultParagraphFont" style:family="text">
      <style:text-properties style:font-name="Aptos" style:font-name-asian="Aptos" style:font-name-complex="Aptos" fo:color="#14181F"/>
    </style:style>
    <style:style style:name="T2290" style:parent-style-name="DefaultParagraphFont" style:family="text">
      <style:text-properties style:font-name="Aptos" style:font-name-asian="Aptos" style:font-name-complex="Aptos" fo:color="#2B303B"/>
    </style:style>
    <style:style style:name="T2291" style:parent-style-name="DefaultParagraphFont" style:family="text">
      <style:text-properties style:font-name="Aptos" style:font-name-asian="Aptos" style:font-name-complex="Aptos" fo:color="#14181F"/>
    </style:style>
    <style:style style:name="T2292" style:parent-style-name="DefaultParagraphFont" style:family="text">
      <style:text-properties style:font-name="Aptos" style:font-name-asian="Aptos" style:font-name-complex="Aptos" fo:color="#14181F"/>
    </style:style>
    <style:style style:name="T2293" style:parent-style-name="DefaultParagraphFont" style:family="text">
      <style:text-properties style:font-name="Aptos" style:font-name-asian="Aptos" style:font-name-complex="Aptos" fo:color="#2B303B"/>
    </style:style>
    <style:style style:name="T2294" style:parent-style-name="DefaultParagraphFont" style:family="text">
      <style:text-properties style:font-name="Aptos" style:font-name-asian="Aptos" style:font-name-complex="Aptos" fo:color="#14181F"/>
    </style:style>
    <style:style style:name="T2295" style:parent-style-name="DefaultParagraphFont" style:family="text">
      <style:text-properties style:font-name="Aptos" style:font-name-asian="Aptos" style:font-name-complex="Aptos" fo:color="#2B303B"/>
    </style:style>
    <style:style style:name="T2296" style:parent-style-name="DefaultParagraphFont" style:family="text">
      <style:text-properties style:font-name="Aptos" style:font-name-asian="Aptos" style:font-name-complex="Aptos" fo:color="#14181F"/>
    </style:style>
    <style:style style:name="T2297" style:parent-style-name="DefaultParagraphFont" style:family="text">
      <style:text-properties style:font-name="Aptos" style:font-name-asian="Aptos" style:font-name-complex="Aptos" fo:color="#14181F"/>
    </style:style>
    <style:style style:name="T2298" style:parent-style-name="DefaultParagraphFont" style:family="text">
      <style:text-properties style:font-name="Aptos" style:font-name-asian="Aptos" style:font-name-complex="Aptos" fo:color="#2B303B"/>
    </style:style>
    <style:style style:name="T2299" style:parent-style-name="DefaultParagraphFont" style:family="text">
      <style:text-properties style:font-name="Aptos" style:font-name-asian="Aptos" style:font-name-complex="Aptos" fo:color="#14181F"/>
    </style:style>
    <style:style style:name="T2300" style:parent-style-name="DefaultParagraphFont" style:family="text">
      <style:text-properties style:font-name="Aptos" style:font-name-asian="Aptos" style:font-name-complex="Aptos" fo:color="#2B303B"/>
    </style:style>
    <style:style style:name="T2301" style:parent-style-name="DefaultParagraphFont" style:family="text">
      <style:text-properties style:font-name="Aptos" style:font-name-asian="Aptos" style:font-name-complex="Aptos" fo:color="#14181F"/>
    </style:style>
    <style:style style:name="T2302" style:parent-style-name="DefaultParagraphFont" style:family="text">
      <style:text-properties style:font-name="Aptos" style:font-name-asian="Aptos" style:font-name-complex="Aptos" fo:color="#14181F"/>
    </style:style>
    <style:style style:name="T2303" style:parent-style-name="DefaultParagraphFont" style:family="text">
      <style:text-properties style:font-name="Aptos" style:font-name-asian="Aptos" style:font-name-complex="Aptos" fo:color="#2B303B"/>
    </style:style>
    <style:style style:name="T2304" style:parent-style-name="DefaultParagraphFont" style:family="text">
      <style:text-properties style:font-name="Aptos" style:font-name-asian="Aptos" style:font-name-complex="Aptos" fo:color="#14181F"/>
    </style:style>
    <style:style style:name="T2305" style:parent-style-name="DefaultParagraphFont" style:family="text">
      <style:text-properties style:font-name="Aptos" style:font-name-asian="Aptos" style:font-name-complex="Aptos" fo:color="#2B303B"/>
    </style:style>
    <style:style style:name="T2306" style:parent-style-name="DefaultParagraphFont" style:family="text">
      <style:text-properties style:font-name="Aptos" style:font-name-asian="Aptos" style:font-name-complex="Aptos" fo:color="#14181F"/>
    </style:style>
    <style:style style:name="T2307" style:parent-style-name="DefaultParagraphFont" style:family="text">
      <style:text-properties style:font-name="Aptos" style:font-name-asian="Aptos" style:font-name-complex="Aptos" fo:color="#14181F"/>
    </style:style>
    <style:style style:name="T2308" style:parent-style-name="DefaultParagraphFont" style:family="text">
      <style:text-properties style:font-name="Aptos" style:font-name-asian="Aptos" style:font-name-complex="Aptos" fo:color="#2B303B"/>
    </style:style>
    <style:style style:name="T2309" style:parent-style-name="DefaultParagraphFont" style:family="text">
      <style:text-properties style:font-name="Aptos" style:font-name-asian="Aptos" style:font-name-complex="Aptos" fo:color="#14181F"/>
    </style:style>
    <style:style style:name="T2310" style:parent-style-name="DefaultParagraphFont" style:family="text">
      <style:text-properties style:font-name="Aptos" style:font-name-asian="Aptos" style:font-name-complex="Aptos" fo:color="#2B303B"/>
    </style:style>
    <style:style style:name="T2311" style:parent-style-name="DefaultParagraphFont" style:family="text">
      <style:text-properties style:font-name="Aptos" style:font-name-asian="Aptos" style:font-name-complex="Aptos" fo:color="#14181F"/>
    </style:style>
    <style:style style:name="T2312" style:parent-style-name="DefaultParagraphFont" style:family="text">
      <style:text-properties style:font-name="Aptos" style:font-name-asian="Aptos" style:font-name-complex="Aptos" fo:color="#14181F"/>
    </style:style>
    <style:style style:name="T2313" style:parent-style-name="DefaultParagraphFont" style:family="text">
      <style:text-properties style:font-name="Aptos" style:font-name-asian="Aptos" style:font-name-complex="Aptos" fo:color="#8100C2"/>
    </style:style>
    <style:style style:name="T2314" style:parent-style-name="DefaultParagraphFont" style:family="text">
      <style:text-properties style:font-name="Aptos" style:font-name-asian="Aptos" style:font-name-complex="Aptos" fo:color="#14181F"/>
    </style:style>
    <style:style style:name="T2315" style:parent-style-name="DefaultParagraphFont" style:family="text">
      <style:text-properties style:font-name="Aptos" style:font-name-asian="Aptos" style:font-name-complex="Aptos" fo:color="#2B303B"/>
    </style:style>
    <style:style style:name="T2316" style:parent-style-name="DefaultParagraphFont" style:family="text">
      <style:text-properties style:font-name="Aptos" style:font-name-asian="Aptos" style:font-name-complex="Aptos" fo:color="#14181F"/>
    </style:style>
    <style:style style:name="T2317" style:parent-style-name="DefaultParagraphFont" style:family="text">
      <style:text-properties style:font-name="Aptos" style:font-name-asian="Aptos" style:font-name-complex="Aptos" fo:color="#2B303B"/>
    </style:style>
    <style:style style:name="T2318" style:parent-style-name="DefaultParagraphFont" style:family="text">
      <style:text-properties style:font-name="Aptos" style:font-name-asian="Aptos" style:font-name-complex="Aptos" fo:color="#14181F"/>
    </style:style>
    <style:style style:name="T2319" style:parent-style-name="DefaultParagraphFont" style:family="text">
      <style:text-properties style:font-name="Aptos" style:font-name-asian="Aptos" style:font-name-complex="Aptos" fo:color="#2B303B"/>
    </style:style>
    <style:style style:name="T2320" style:parent-style-name="DefaultParagraphFont" style:family="text">
      <style:text-properties style:font-name="Aptos" style:font-name-asian="Aptos" style:font-name-complex="Aptos" fo:color="#14181F"/>
    </style:style>
    <style:style style:name="T2321" style:parent-style-name="DefaultParagraphFont" style:family="text">
      <style:text-properties style:font-name="Aptos" style:font-name-asian="Aptos" style:font-name-complex="Aptos" fo:color="#14181F"/>
    </style:style>
    <style:style style:name="T2322" style:parent-style-name="DefaultParagraphFont" style:family="text">
      <style:text-properties style:font-name="Aptos" style:font-name-asian="Aptos" style:font-name-complex="Aptos" fo:color="#8100C2"/>
    </style:style>
    <style:style style:name="T2323" style:parent-style-name="DefaultParagraphFont" style:family="text">
      <style:text-properties style:font-name="Aptos" style:font-name-asian="Aptos" style:font-name-complex="Aptos" fo:color="#14181F"/>
    </style:style>
    <style:style style:name="T2324" style:parent-style-name="DefaultParagraphFont" style:family="text">
      <style:text-properties style:font-name="Aptos" style:font-name-asian="Aptos" style:font-name-complex="Aptos" fo:color="#8100C2"/>
    </style:style>
    <style:style style:name="T2325" style:parent-style-name="DefaultParagraphFont" style:family="text">
      <style:text-properties style:font-name="Aptos" style:font-name-asian="Aptos" style:font-name-complex="Aptos" fo:color="#14181F"/>
    </style:style>
    <style:style style:name="T2326" style:parent-style-name="DefaultParagraphFont" style:family="text">
      <style:text-properties style:font-name="Aptos" style:font-name-asian="Aptos" style:font-name-complex="Aptos" fo:color="#2B303B"/>
    </style:style>
    <style:style style:name="T2327" style:parent-style-name="DefaultParagraphFont" style:family="text">
      <style:text-properties style:font-name="Aptos" style:font-name-asian="Aptos" style:font-name-complex="Aptos" fo:color="#14181F"/>
    </style:style>
    <style:style style:name="T2328" style:parent-style-name="DefaultParagraphFont" style:family="text">
      <style:text-properties style:font-name="Aptos" style:font-name-asian="Aptos" style:font-name-complex="Aptos" fo:color="#2B303B"/>
    </style:style>
    <style:style style:name="T2329" style:parent-style-name="DefaultParagraphFont" style:family="text">
      <style:text-properties style:font-name="Aptos" style:font-name-asian="Aptos" style:font-name-complex="Aptos" fo:color="#14181F"/>
    </style:style>
    <style:style style:name="T2330" style:parent-style-name="DefaultParagraphFont" style:family="text">
      <style:text-properties style:font-name="Aptos" style:font-name-asian="Aptos" style:font-name-complex="Aptos" fo:color="#2B303B"/>
    </style:style>
    <style:style style:name="T2331" style:parent-style-name="DefaultParagraphFont" style:family="text">
      <style:text-properties style:font-name="Aptos" style:font-name-asian="Aptos" style:font-name-complex="Aptos" fo:color="#14181F"/>
    </style:style>
    <style:style style:name="T2332" style:parent-style-name="DefaultParagraphFont" style:family="text">
      <style:text-properties style:font-name="Aptos" style:font-name-asian="Aptos" style:font-name-complex="Aptos" fo:color="#14181F"/>
    </style:style>
    <style:style style:name="T2333" style:parent-style-name="DefaultParagraphFont" style:family="text">
      <style:text-properties style:font-name="Aptos" style:font-name-asian="Aptos" style:font-name-complex="Aptos" fo:color="#8100C2"/>
    </style:style>
    <style:style style:name="T2334" style:parent-style-name="DefaultParagraphFont" style:family="text">
      <style:text-properties style:font-name="Aptos" style:font-name-asian="Aptos" style:font-name-complex="Aptos" fo:color="#14181F"/>
    </style:style>
    <style:style style:name="T2335" style:parent-style-name="DefaultParagraphFont" style:family="text">
      <style:text-properties style:font-name="Aptos" style:font-name-asian="Aptos" style:font-name-complex="Aptos" fo:color="#2B303B"/>
    </style:style>
    <style:style style:name="T2336" style:parent-style-name="DefaultParagraphFont" style:family="text">
      <style:text-properties style:font-name="Aptos" style:font-name-asian="Aptos" style:font-name-complex="Aptos" fo:color="#14181F"/>
    </style:style>
    <style:style style:name="T2337" style:parent-style-name="DefaultParagraphFont" style:family="text">
      <style:text-properties style:font-name="Aptos" style:font-name-asian="Aptos" style:font-name-complex="Aptos" fo:color="#2B303B"/>
    </style:style>
    <style:style style:name="T2338" style:parent-style-name="DefaultParagraphFont" style:family="text">
      <style:text-properties style:font-name="Aptos" style:font-name-asian="Aptos" style:font-name-complex="Aptos" fo:color="#14181F"/>
    </style:style>
    <style:style style:name="T2339" style:parent-style-name="DefaultParagraphFont" style:family="text">
      <style:text-properties style:font-name="Aptos" style:font-name-asian="Aptos" style:font-name-complex="Aptos" fo:color="#2B303B"/>
    </style:style>
    <style:style style:name="T2340" style:parent-style-name="DefaultParagraphFont" style:family="text">
      <style:text-properties style:font-name="Aptos" style:font-name-asian="Aptos" style:font-name-complex="Aptos" fo:color="#14181F"/>
    </style:style>
    <style:style style:name="T2341" style:parent-style-name="DefaultParagraphFont" style:family="text">
      <style:text-properties style:font-name="Aptos" style:font-name-asian="Aptos" style:font-name-complex="Aptos" fo:color="#14181F"/>
    </style:style>
    <style:style style:name="T2342" style:parent-style-name="DefaultParagraphFont" style:family="text">
      <style:text-properties style:font-name="Aptos" style:font-name-asian="Aptos" style:font-name-complex="Aptos" fo:color="#8100C2"/>
    </style:style>
    <style:style style:name="T2343" style:parent-style-name="DefaultParagraphFont" style:family="text">
      <style:text-properties style:font-name="Aptos" style:font-name-asian="Aptos" style:font-name-complex="Aptos" fo:color="#14181F"/>
    </style:style>
    <style:style style:name="T2344" style:parent-style-name="DefaultParagraphFont" style:family="text">
      <style:text-properties style:font-name="Aptos" style:font-name-asian="Aptos" style:font-name-complex="Aptos" fo:color="#2B303B"/>
    </style:style>
    <style:style style:name="T2345" style:parent-style-name="DefaultParagraphFont" style:family="text">
      <style:text-properties style:font-name="Aptos" style:font-name-asian="Aptos" style:font-name-complex="Aptos" fo:color="#14181F"/>
    </style:style>
    <style:style style:name="T2346" style:parent-style-name="DefaultParagraphFont" style:family="text">
      <style:text-properties style:font-name="Aptos" style:font-name-asian="Aptos" style:font-name-complex="Aptos" fo:color="#008080"/>
    </style:style>
    <style:style style:name="T2347" style:parent-style-name="DefaultParagraphFont" style:family="text">
      <style:text-properties style:font-name="Aptos" style:font-name-asian="Aptos" style:font-name-complex="Aptos" fo:color="#14181F"/>
    </style:style>
    <style:style style:name="T2348" style:parent-style-name="DefaultParagraphFont" style:family="text">
      <style:text-properties style:font-name="Aptos" style:font-name-asian="Aptos" style:font-name-complex="Aptos" fo:color="#2B303B"/>
    </style:style>
    <style:style style:name="T2349" style:parent-style-name="DefaultParagraphFont" style:family="text">
      <style:text-properties style:font-name="Aptos" style:font-name-asian="Aptos" style:font-name-complex="Aptos" fo:color="#14181F"/>
    </style:style>
    <style:style style:name="T2350" style:parent-style-name="DefaultParagraphFont" style:family="text">
      <style:text-properties style:font-name="Aptos" style:font-name-asian="Aptos" style:font-name-complex="Aptos" fo:color="#008080"/>
    </style:style>
    <style:style style:name="T2351" style:parent-style-name="DefaultParagraphFont" style:family="text">
      <style:text-properties style:font-name="Aptos" style:font-name-asian="Aptos" style:font-name-complex="Aptos" fo:color="#14181F"/>
    </style:style>
    <style:style style:name="T2352" style:parent-style-name="DefaultParagraphFont" style:family="text">
      <style:text-properties style:font-name="Aptos" style:font-name-asian="Aptos" style:font-name-complex="Aptos" fo:color="#2B303B"/>
    </style:style>
    <style:style style:name="T2353" style:parent-style-name="DefaultParagraphFont" style:family="text">
      <style:text-properties style:font-name="Aptos" style:font-name-asian="Aptos" style:font-name-complex="Aptos" fo:color="#14181F"/>
    </style:style>
    <style:style style:name="T2354" style:parent-style-name="DefaultParagraphFont" style:family="text">
      <style:text-properties style:font-name="Aptos" style:font-name-asian="Aptos" style:font-name-complex="Aptos" fo:color="#008080"/>
    </style:style>
    <style:style style:name="T2355" style:parent-style-name="DefaultParagraphFont" style:family="text">
      <style:text-properties style:font-name="Aptos" style:font-name-asian="Aptos" style:font-name-complex="Aptos" fo:color="#14181F"/>
    </style:style>
    <style:style style:name="T2356" style:parent-style-name="DefaultParagraphFont" style:family="text">
      <style:text-properties style:font-name="Aptos" style:font-name-asian="Aptos" style:font-name-complex="Aptos" fo:color="#2B303B"/>
    </style:style>
    <style:style style:name="T2357" style:parent-style-name="DefaultParagraphFont" style:family="text">
      <style:text-properties style:font-name="Aptos" style:font-name-asian="Aptos" style:font-name-complex="Aptos" fo:color="#14181F"/>
    </style:style>
    <style:style style:name="T2358" style:parent-style-name="DefaultParagraphFont" style:family="text">
      <style:text-properties style:font-name="Aptos" style:font-name-asian="Aptos" style:font-name-complex="Aptos" fo:color="#14181F"/>
    </style:style>
    <style:style style:name="T2359" style:parent-style-name="DefaultParagraphFont" style:family="text">
      <style:text-properties style:font-name="Aptos" style:font-name-asian="Aptos" style:font-name-complex="Aptos" fo:color="#8100C2"/>
    </style:style>
    <style:style style:name="T2360" style:parent-style-name="DefaultParagraphFont" style:family="text">
      <style:text-properties style:font-name="Aptos" style:font-name-asian="Aptos" style:font-name-complex="Aptos" fo:color="#14181F"/>
    </style:style>
    <style:style style:name="T2361" style:parent-style-name="DefaultParagraphFont" style:family="text">
      <style:text-properties style:font-name="Aptos" style:font-name-asian="Aptos" style:font-name-complex="Aptos" fo:color="#8100C2"/>
    </style:style>
    <style:style style:name="T2362" style:parent-style-name="DefaultParagraphFont" style:family="text">
      <style:text-properties style:font-name="Aptos" style:font-name-asian="Aptos" style:font-name-complex="Aptos" fo:color="#2B303B"/>
    </style:style>
    <style:style style:name="T2363" style:parent-style-name="DefaultParagraphFont" style:family="text">
      <style:text-properties style:font-name="Aptos" style:font-name-asian="Aptos" style:font-name-complex="Aptos" fo:color="#14181F"/>
    </style:style>
    <style:style style:name="T2364" style:parent-style-name="DefaultParagraphFont" style:family="text">
      <style:text-properties style:font-name="Aptos" style:font-name-asian="Aptos" style:font-name-complex="Aptos" fo:color="#8100C2"/>
    </style:style>
    <style:style style:name="T2365" style:parent-style-name="DefaultParagraphFont" style:family="text">
      <style:text-properties style:font-name="Aptos" style:font-name-asian="Aptos" style:font-name-complex="Aptos" fo:color="#14181F"/>
    </style:style>
    <style:style style:name="T2366" style:parent-style-name="DefaultParagraphFont" style:family="text">
      <style:text-properties style:font-name="Aptos" style:font-name-asian="Aptos" style:font-name-complex="Aptos" fo:color="#8100C2"/>
    </style:style>
    <style:style style:name="T2367" style:parent-style-name="DefaultParagraphFont" style:family="text">
      <style:text-properties style:font-name="Aptos" style:font-name-asian="Aptos" style:font-name-complex="Aptos" fo:color="#14181F"/>
    </style:style>
    <style:style style:name="T2368" style:parent-style-name="DefaultParagraphFont" style:family="text">
      <style:text-properties style:font-name="Aptos" style:font-name-asian="Aptos" style:font-name-complex="Aptos" fo:color="#2B303B"/>
    </style:style>
    <style:style style:name="T2369" style:parent-style-name="DefaultParagraphFont" style:family="text">
      <style:text-properties style:font-name="Aptos" style:font-name-asian="Aptos" style:font-name-complex="Aptos" fo:color="#14181F"/>
    </style:style>
    <style:style style:name="T2370" style:parent-style-name="DefaultParagraphFont" style:family="text">
      <style:text-properties style:font-name="Aptos" style:font-name-asian="Aptos" style:font-name-complex="Aptos" fo:color="#2B303B"/>
    </style:style>
    <style:style style:name="T2371" style:parent-style-name="DefaultParagraphFont" style:family="text">
      <style:text-properties style:font-name="Aptos" style:font-name-asian="Aptos" style:font-name-complex="Aptos" fo:color="#14181F"/>
    </style:style>
    <style:style style:name="T2372" style:parent-style-name="DefaultParagraphFont" style:family="text">
      <style:text-properties style:font-name="Aptos" style:font-name-asian="Aptos" style:font-name-complex="Aptos" fo:color="#14181F"/>
    </style:style>
    <style:style style:name="T2373" style:parent-style-name="DefaultParagraphFont" style:family="text">
      <style:text-properties style:font-name="Aptos" style:font-name-asian="Aptos" style:font-name-complex="Aptos" fo:color="#8100C2"/>
    </style:style>
    <style:style style:name="T2374" style:parent-style-name="DefaultParagraphFont" style:family="text">
      <style:text-properties style:font-name="Aptos" style:font-name-asian="Aptos" style:font-name-complex="Aptos" fo:color="#14181F"/>
    </style:style>
    <style:style style:name="T2375" style:parent-style-name="DefaultParagraphFont" style:family="text">
      <style:text-properties style:font-name="Aptos" style:font-name-asian="Aptos" style:font-name-complex="Aptos" fo:color="#8100C2"/>
    </style:style>
    <style:style style:name="T2376" style:parent-style-name="DefaultParagraphFont" style:family="text">
      <style:text-properties style:font-name="Aptos" style:font-name-asian="Aptos" style:font-name-complex="Aptos" fo:color="#14181F"/>
    </style:style>
    <style:style style:name="T2377" style:parent-style-name="DefaultParagraphFont" style:family="text">
      <style:text-properties style:font-name="Aptos" style:font-name-asian="Aptos" style:font-name-complex="Aptos" fo:color="#2B303B"/>
    </style:style>
    <style:style style:name="T2378" style:parent-style-name="DefaultParagraphFont" style:family="text">
      <style:text-properties style:font-name="Aptos" style:font-name-asian="Aptos" style:font-name-complex="Aptos" fo:color="#14181F"/>
    </style:style>
    <style:style style:name="T2379" style:parent-style-name="DefaultParagraphFont" style:family="text">
      <style:text-properties style:font-name="Aptos" style:font-name-asian="Aptos" style:font-name-complex="Aptos" fo:color="#14181F"/>
    </style:style>
    <style:style style:name="T2380" style:parent-style-name="DefaultParagraphFont" style:family="text">
      <style:text-properties style:font-name="Aptos" style:font-name-asian="Aptos" style:font-name-complex="Aptos" fo:color="#8100C2"/>
    </style:style>
    <style:style style:name="T2381" style:parent-style-name="DefaultParagraphFont" style:family="text">
      <style:text-properties style:font-name="Aptos" style:font-name-asian="Aptos" style:font-name-complex="Aptos" fo:color="#14181F"/>
    </style:style>
    <style:style style:name="T2382" style:parent-style-name="DefaultParagraphFont" style:family="text">
      <style:text-properties style:font-name="Aptos" style:font-name-asian="Aptos" style:font-name-complex="Aptos" fo:color="#8100C2"/>
    </style:style>
    <style:style style:name="T2383" style:parent-style-name="DefaultParagraphFont" style:family="text">
      <style:text-properties style:font-name="Aptos" style:font-name-asian="Aptos" style:font-name-complex="Aptos" fo:color="#2B303B"/>
    </style:style>
    <style:style style:name="T2384" style:parent-style-name="DefaultParagraphFont" style:family="text">
      <style:text-properties style:font-name="Aptos" style:font-name-asian="Aptos" style:font-name-complex="Aptos" fo:color="#14181F"/>
    </style:style>
    <style:style style:name="T2385" style:parent-style-name="DefaultParagraphFont" style:family="text">
      <style:text-properties style:font-name="Aptos" style:font-name-asian="Aptos" style:font-name-complex="Aptos" fo:color="#14181F"/>
    </style:style>
    <style:style style:name="T2386" style:parent-style-name="DefaultParagraphFont" style:family="text">
      <style:text-properties style:font-name="Aptos" style:font-name-asian="Aptos" style:font-name-complex="Aptos" fo:color="#8100C2"/>
    </style:style>
    <style:style style:name="T2387" style:parent-style-name="DefaultParagraphFont" style:family="text">
      <style:text-properties style:font-name="Aptos" style:font-name-asian="Aptos" style:font-name-complex="Aptos" fo:color="#14181F"/>
    </style:style>
    <style:style style:name="T2388" style:parent-style-name="DefaultParagraphFont" style:family="text">
      <style:text-properties style:font-name="Aptos" style:font-name-asian="Aptos" style:font-name-complex="Aptos" fo:color="#8100C2"/>
    </style:style>
    <style:style style:name="T2389" style:parent-style-name="DefaultParagraphFont" style:family="text">
      <style:text-properties style:font-name="Aptos" style:font-name-asian="Aptos" style:font-name-complex="Aptos" fo:color="#14181F"/>
    </style:style>
    <style:style style:name="T2390" style:parent-style-name="DefaultParagraphFont" style:family="text">
      <style:text-properties style:font-name="Aptos" style:font-name-asian="Aptos" style:font-name-complex="Aptos" fo:color="#8100C2"/>
    </style:style>
    <style:style style:name="T2391" style:parent-style-name="DefaultParagraphFont" style:family="text">
      <style:text-properties style:font-name="Aptos" style:font-name-asian="Aptos" style:font-name-complex="Aptos" fo:color="#14181F"/>
    </style:style>
    <style:style style:name="T2392" style:parent-style-name="DefaultParagraphFont" style:family="text">
      <style:text-properties style:font-name="Aptos" style:font-name-asian="Aptos" style:font-name-complex="Aptos" fo:color="#8100C2"/>
    </style:style>
    <style:style style:name="T2393" style:parent-style-name="DefaultParagraphFont" style:family="text">
      <style:text-properties style:font-name="Aptos" style:font-name-asian="Aptos" style:font-name-complex="Aptos" fo:color="#14181F"/>
    </style:style>
    <style:style style:name="T2394" style:parent-style-name="DefaultParagraphFont" style:family="text">
      <style:text-properties style:font-name="Aptos" style:font-name-asian="Aptos" style:font-name-complex="Aptos" fo:color="#8100C2"/>
    </style:style>
    <style:style style:name="T2395" style:parent-style-name="DefaultParagraphFont" style:family="text">
      <style:text-properties style:font-name="Aptos" style:font-name-asian="Aptos" style:font-name-complex="Aptos" fo:color="#14181F"/>
    </style:style>
    <style:style style:name="T2396" style:parent-style-name="DefaultParagraphFont" style:family="text">
      <style:text-properties style:font-name="Aptos" style:font-name-asian="Aptos" style:font-name-complex="Aptos" fo:color="#8100C2"/>
    </style:style>
    <style:style style:name="T2397" style:parent-style-name="DefaultParagraphFont" style:family="text">
      <style:text-properties style:font-name="Aptos" style:font-name-asian="Aptos" style:font-name-complex="Aptos" fo:color="#14181F"/>
    </style:style>
    <style:style style:name="T2398" style:parent-style-name="DefaultParagraphFont" style:family="text">
      <style:text-properties style:font-name="Aptos" style:font-name-asian="Aptos" style:font-name-complex="Aptos" fo:color="#8100C2"/>
    </style:style>
    <style:style style:name="T2399" style:parent-style-name="DefaultParagraphFont" style:family="text">
      <style:text-properties style:font-name="Aptos" style:font-name-asian="Aptos" style:font-name-complex="Aptos" fo:color="#14181F"/>
    </style:style>
    <style:style style:name="T2400" style:parent-style-name="DefaultParagraphFont" style:family="text">
      <style:text-properties style:font-name="Aptos" style:font-name-asian="Aptos" style:font-name-complex="Aptos" fo:color="#2B303B"/>
    </style:style>
    <style:style style:name="T2401" style:parent-style-name="DefaultParagraphFont" style:family="text">
      <style:text-properties style:font-name="Aptos" style:font-name-asian="Aptos" style:font-name-complex="Aptos" fo:color="#14181F"/>
    </style:style>
    <style:style style:name="T2402" style:parent-style-name="DefaultParagraphFont" style:family="text">
      <style:text-properties style:font-name="Aptos" style:font-name-asian="Aptos" style:font-name-complex="Aptos" fo:color="#14181F"/>
    </style:style>
    <style:style style:name="T2403" style:parent-style-name="DefaultParagraphFont" style:family="text">
      <style:text-properties style:font-name="Aptos" style:font-name-asian="Aptos" style:font-name-complex="Aptos" fo:color="#8100C2"/>
    </style:style>
    <style:style style:name="T2404" style:parent-style-name="DefaultParagraphFont" style:family="text">
      <style:text-properties style:font-name="Aptos" style:font-name-asian="Aptos" style:font-name-complex="Aptos" fo:color="#14181F"/>
    </style:style>
    <style:style style:name="T2405" style:parent-style-name="DefaultParagraphFont" style:family="text">
      <style:text-properties style:font-name="Aptos" style:font-name-asian="Aptos" style:font-name-complex="Aptos" fo:color="#8100C2"/>
    </style:style>
    <style:style style:name="T2406" style:parent-style-name="DefaultParagraphFont" style:family="text">
      <style:text-properties style:font-name="Aptos" style:font-name-asian="Aptos" style:font-name-complex="Aptos" fo:color="#14181F"/>
    </style:style>
    <style:style style:name="T2407" style:parent-style-name="DefaultParagraphFont" style:family="text">
      <style:text-properties style:font-name="Aptos" style:font-name-asian="Aptos" style:font-name-complex="Aptos" fo:color="#8100C2"/>
    </style:style>
    <style:style style:name="T2408" style:parent-style-name="DefaultParagraphFont" style:family="text">
      <style:text-properties style:font-name="Aptos" style:font-name-asian="Aptos" style:font-name-complex="Aptos" fo:color="#14181F"/>
    </style:style>
    <style:style style:name="T2409" style:parent-style-name="DefaultParagraphFont" style:family="text">
      <style:text-properties style:font-name="Aptos" style:font-name-asian="Aptos" style:font-name-complex="Aptos" fo:color="#8100C2"/>
    </style:style>
    <style:style style:name="T2410" style:parent-style-name="DefaultParagraphFont" style:family="text">
      <style:text-properties style:font-name="Aptos" style:font-name-asian="Aptos" style:font-name-complex="Aptos" fo:color="#2B303B"/>
    </style:style>
    <style:style style:name="T2411" style:parent-style-name="DefaultParagraphFont" style:family="text">
      <style:text-properties style:font-name="Aptos" style:font-name-asian="Aptos" style:font-name-complex="Aptos" fo:color="#14181F"/>
    </style:style>
    <style:style style:name="T2412" style:parent-style-name="DefaultParagraphFont" style:family="text">
      <style:text-properties style:font-name="Aptos" style:font-name-asian="Aptos" style:font-name-complex="Aptos" fo:color="#14181F"/>
    </style:style>
    <style:style style:name="T2413" style:parent-style-name="DefaultParagraphFont" style:family="text">
      <style:text-properties style:font-name="Aptos" style:font-name-asian="Aptos" style:font-name-complex="Aptos" fo:color="#8100C2"/>
    </style:style>
    <style:style style:name="T2414" style:parent-style-name="DefaultParagraphFont" style:family="text">
      <style:text-properties style:font-name="Aptos" style:font-name-asian="Aptos" style:font-name-complex="Aptos" fo:color="#14181F"/>
    </style:style>
    <style:style style:name="T2415" style:parent-style-name="DefaultParagraphFont" style:family="text">
      <style:text-properties style:font-name="Aptos" style:font-name-asian="Aptos" style:font-name-complex="Aptos" fo:color="#8100C2"/>
    </style:style>
    <style:style style:name="T2416" style:parent-style-name="DefaultParagraphFont" style:family="text">
      <style:text-properties style:font-name="Aptos" style:font-name-asian="Aptos" style:font-name-complex="Aptos" fo:color="#14181F"/>
    </style:style>
    <style:style style:name="T2417" style:parent-style-name="DefaultParagraphFont" style:family="text">
      <style:text-properties style:font-name="Aptos" style:font-name-asian="Aptos" style:font-name-complex="Aptos" fo:color="#8100C2"/>
    </style:style>
    <style:style style:name="T2418" style:parent-style-name="DefaultParagraphFont" style:family="text">
      <style:text-properties style:font-name="Aptos" style:font-name-asian="Aptos" style:font-name-complex="Aptos" fo:color="#2B303B"/>
    </style:style>
    <style:style style:name="T2419" style:parent-style-name="DefaultParagraphFont" style:family="text">
      <style:text-properties style:font-name="Aptos" style:font-name-asian="Aptos" style:font-name-complex="Aptos" fo:color="#14181F"/>
    </style:style>
    <style:style style:name="T2420" style:parent-style-name="DefaultParagraphFont" style:family="text">
      <style:text-properties style:font-name="Aptos" style:font-name-asian="Aptos" style:font-name-complex="Aptos" fo:color="#8100C2"/>
    </style:style>
    <style:style style:name="T2421" style:parent-style-name="DefaultParagraphFont" style:family="text">
      <style:text-properties style:font-name="Aptos" style:font-name-asian="Aptos" style:font-name-complex="Aptos" fo:color="#14181F"/>
    </style:style>
    <style:style style:name="T2422" style:parent-style-name="DefaultParagraphFont" style:family="text">
      <style:text-properties style:font-name="Aptos" style:font-name-asian="Aptos" style:font-name-complex="Aptos" fo:color="#8100C2"/>
    </style:style>
    <style:style style:name="T2423" style:parent-style-name="DefaultParagraphFont" style:family="text">
      <style:text-properties style:font-name="Aptos" style:font-name-asian="Aptos" style:font-name-complex="Aptos" fo:color="#14181F"/>
    </style:style>
    <style:style style:name="T2424" style:parent-style-name="DefaultParagraphFont" style:family="text">
      <style:text-properties style:font-name="Aptos" style:font-name-asian="Aptos" style:font-name-complex="Aptos" fo:color="#2B303B"/>
    </style:style>
    <style:style style:name="T2425" style:parent-style-name="DefaultParagraphFont" style:family="text">
      <style:text-properties style:font-name="Aptos" style:font-name-asian="Aptos" style:font-name-complex="Aptos" fo:color="#14181F"/>
    </style:style>
    <style:style style:name="T2426" style:parent-style-name="DefaultParagraphFont" style:family="text">
      <style:text-properties style:font-name="Aptos" style:font-name-asian="Aptos" style:font-name-complex="Aptos" fo:color="#14181F"/>
    </style:style>
    <style:style style:name="T2427" style:parent-style-name="DefaultParagraphFont" style:family="text">
      <style:text-properties style:font-name="Aptos" style:font-name-asian="Aptos" style:font-name-complex="Aptos" fo:color="#8100C2"/>
    </style:style>
    <style:style style:name="T2428" style:parent-style-name="DefaultParagraphFont" style:family="text">
      <style:text-properties style:font-name="Aptos" style:font-name-asian="Aptos" style:font-name-complex="Aptos" fo:color="#14181F"/>
    </style:style>
    <style:style style:name="T2429" style:parent-style-name="DefaultParagraphFont" style:family="text">
      <style:text-properties style:font-name="Aptos" style:font-name-asian="Aptos" style:font-name-complex="Aptos" fo:color="#8100C2"/>
    </style:style>
    <style:style style:name="T2430" style:parent-style-name="DefaultParagraphFont" style:family="text">
      <style:text-properties style:font-name="Aptos" style:font-name-asian="Aptos" style:font-name-complex="Aptos" fo:color="#14181F"/>
    </style:style>
    <style:style style:name="T2431" style:parent-style-name="DefaultParagraphFont" style:family="text">
      <style:text-properties style:font-name="Aptos" style:font-name-asian="Aptos" style:font-name-complex="Aptos" fo:color="#8100C2"/>
    </style:style>
    <style:style style:name="T2432" style:parent-style-name="DefaultParagraphFont" style:family="text">
      <style:text-properties style:font-name="Aptos" style:font-name-asian="Aptos" style:font-name-complex="Aptos" fo:color="#14181F"/>
    </style:style>
    <style:style style:name="T2433" style:parent-style-name="DefaultParagraphFont" style:family="text">
      <style:text-properties style:font-name="Aptos" style:font-name-asian="Aptos" style:font-name-complex="Aptos" fo:color="#8100C2"/>
    </style:style>
    <style:style style:name="T2434" style:parent-style-name="DefaultParagraphFont" style:family="text">
      <style:text-properties style:font-name="Aptos" style:font-name-asian="Aptos" style:font-name-complex="Aptos" fo:color="#14181F"/>
    </style:style>
    <style:style style:name="T2435" style:parent-style-name="DefaultParagraphFont" style:family="text">
      <style:text-properties style:font-name="Aptos" style:font-name-asian="Aptos" style:font-name-complex="Aptos" fo:color="#008000"/>
    </style:style>
    <style:style style:name="T2436" style:parent-style-name="DefaultParagraphFont" style:family="text">
      <style:text-properties style:font-name="Aptos" style:font-name-asian="Aptos" style:font-name-complex="Aptos" fo:color="#2B303B"/>
    </style:style>
    <style:style style:name="T2437" style:parent-style-name="DefaultParagraphFont" style:family="text">
      <style:text-properties style:font-name="Aptos" style:font-name-asian="Aptos" style:font-name-complex="Aptos" fo:color="#14181F"/>
    </style:style>
    <style:style style:name="T2438" style:parent-style-name="DefaultParagraphFont" style:family="text">
      <style:text-properties style:font-name="Aptos" style:font-name-asian="Aptos" style:font-name-complex="Aptos" fo:color="#8100C2"/>
    </style:style>
    <style:style style:name="T2439" style:parent-style-name="DefaultParagraphFont" style:family="text">
      <style:text-properties style:font-name="Aptos" style:font-name-asian="Aptos" style:font-name-complex="Aptos" fo:color="#14181F"/>
    </style:style>
    <style:style style:name="T2440" style:parent-style-name="DefaultParagraphFont" style:family="text">
      <style:text-properties style:font-name="Aptos" style:font-name-asian="Aptos" style:font-name-complex="Aptos" fo:color="#8100C2"/>
    </style:style>
    <style:style style:name="T2441" style:parent-style-name="DefaultParagraphFont" style:family="text">
      <style:text-properties style:font-name="Aptos" style:font-name-asian="Aptos" style:font-name-complex="Aptos" fo:color="#14181F"/>
    </style:style>
    <style:style style:name="T2442" style:parent-style-name="DefaultParagraphFont" style:family="text">
      <style:text-properties style:font-name="Aptos" style:font-name-asian="Aptos" style:font-name-complex="Aptos" fo:color="#8100C2"/>
    </style:style>
    <style:style style:name="T2443" style:parent-style-name="DefaultParagraphFont" style:family="text">
      <style:text-properties style:font-name="Aptos" style:font-name-asian="Aptos" style:font-name-complex="Aptos" fo:color="#2B303B"/>
    </style:style>
    <style:style style:name="T2444" style:parent-style-name="DefaultParagraphFont" style:family="text">
      <style:text-properties style:font-name="Aptos" style:font-name-asian="Aptos" style:font-name-complex="Aptos" fo:color="#14181F"/>
    </style:style>
    <style:style style:name="T2445" style:parent-style-name="DefaultParagraphFont" style:family="text">
      <style:text-properties style:font-name="Aptos" style:font-name-asian="Aptos" style:font-name-complex="Aptos" fo:color="#14181F"/>
    </style:style>
    <style:style style:name="T2446" style:parent-style-name="DefaultParagraphFont" style:family="text">
      <style:text-properties style:font-name="Aptos" style:font-name-asian="Aptos" style:font-name-complex="Aptos" fo:color="#8100C2"/>
    </style:style>
    <style:style style:name="T2447" style:parent-style-name="DefaultParagraphFont" style:family="text">
      <style:text-properties style:font-name="Aptos" style:font-name-asian="Aptos" style:font-name-complex="Aptos" fo:color="#14181F"/>
    </style:style>
    <style:style style:name="T2448" style:parent-style-name="DefaultParagraphFont" style:family="text">
      <style:text-properties style:font-name="Aptos" style:font-name-asian="Aptos" style:font-name-complex="Aptos" fo:color="#8100C2"/>
    </style:style>
    <style:style style:name="T2449" style:parent-style-name="DefaultParagraphFont" style:family="text">
      <style:text-properties style:font-name="Aptos" style:font-name-asian="Aptos" style:font-name-complex="Aptos" fo:color="#14181F"/>
    </style:style>
    <style:style style:name="T2450" style:parent-style-name="DefaultParagraphFont" style:family="text">
      <style:text-properties style:font-name="Aptos" style:font-name-asian="Aptos" style:font-name-complex="Aptos" fo:color="#2B303B"/>
    </style:style>
    <style:style style:name="P2451" style:parent-style-name="Heading4" style:family="paragraph">
      <style:paragraph-properties fo:margin-top="0.2215in" fo:margin-bottom="0.2215in"/>
    </style:style>
    <style:style style:name="T2452" style:parent-style-name="DefaultParagraphFont" style:family="text">
      <style:text-properties style:font-name="Aptos" style:font-name-asian="Aptos" style:font-name-complex="Aptos" fo:font-weight="bold" style:font-weight-asian="bold" style:font-weight-complex="bold" fo:color="#000000"/>
    </style:style>
    <style:style style:name="P2453" style:parent-style-name="Normal" style:family="paragraph">
      <style:paragraph-properties fo:margin-top="0.1666in" fo:margin-bottom="0.1666in"/>
    </style:style>
    <style:style style:name="T2454" style:parent-style-name="DefaultParagraphFont" style:family="text">
      <style:text-properties style:font-name="Aptos" style:font-name-asian="Aptos" style:font-name-complex="Aptos" fo:color="#000000"/>
    </style:style>
    <style:style style:name="P2455" style:parent-style-name="Normal" style:family="paragraph">
      <style:paragraph-properties fo:margin-top="0.1666in" fo:margin-bottom="0.1666in"/>
    </style:style>
    <style:style style:name="T2456" style:parent-style-name="DefaultParagraphFont" style:family="text">
      <style:text-properties style:font-name="Aptos" style:font-name-asian="Aptos" style:font-name-complex="Aptos" fo:color="#000000"/>
    </style:style>
    <style:style style:name="P2457" style:parent-style-name="Heading4" style:family="paragraph">
      <style:paragraph-properties fo:margin-top="0.2215in" fo:margin-bottom="0.2215in"/>
    </style:style>
    <style:style style:name="T2458" style:parent-style-name="DefaultParagraphFont" style:family="text">
      <style:text-properties style:font-name="Aptos" style:font-name-asian="Aptos" style:font-name-complex="Aptos" fo:font-weight="bold" style:font-weight-asian="bold" style:font-weight-complex="bold" fo:color="#000000"/>
    </style:style>
    <style:style style:name="P2459" style:parent-style-name="Normal" style:family="paragraph">
      <style:paragraph-properties fo:margin-bottom="0in"/>
    </style:style>
    <style:style style:name="T2460" style:parent-style-name="DefaultParagraphFont" style:family="text">
      <style:text-properties style:font-name="Aptos" style:font-name-asian="Aptos" style:font-name-complex="Aptos" fo:color="#000000"/>
    </style:style>
    <style:style style:name="P2461" style:parent-style-name="Normal" style:family="paragraph">
      <style:paragraph-properties fo:margin-bottom="0in"/>
    </style:style>
    <style:style style:name="T2462" style:parent-style-name="DefaultParagraphFont" style:family="text">
      <style:text-properties style:font-name="Aptos" style:font-name-asian="Aptos" style:font-name-complex="Aptos" fo:color="#8100C2"/>
    </style:style>
    <style:style style:name="T2463" style:parent-style-name="DefaultParagraphFont" style:family="text">
      <style:text-properties style:font-name="Aptos" style:font-name-asian="Aptos" style:font-name-complex="Aptos" fo:color="#14181F"/>
    </style:style>
    <style:style style:name="T2464" style:parent-style-name="DefaultParagraphFont" style:family="text">
      <style:text-properties style:font-name="Aptos" style:font-name-asian="Aptos" style:font-name-complex="Aptos" fo:color="#8100C2"/>
    </style:style>
    <style:style style:name="T2465" style:parent-style-name="DefaultParagraphFont" style:family="text">
      <style:text-properties style:font-name="Aptos" style:font-name-asian="Aptos" style:font-name-complex="Aptos" fo:color="#14181F"/>
    </style:style>
    <style:style style:name="T2466" style:parent-style-name="DefaultParagraphFont" style:family="text">
      <style:text-properties style:font-name="Aptos" style:font-name-asian="Aptos" style:font-name-complex="Aptos" fo:color="#2B303B"/>
    </style:style>
    <style:style style:name="T2467" style:parent-style-name="DefaultParagraphFont" style:family="text">
      <style:text-properties style:font-name="Aptos" style:font-name-asian="Aptos" style:font-name-complex="Aptos" fo:color="#14181F"/>
    </style:style>
    <style:style style:name="T2468" style:parent-style-name="DefaultParagraphFont" style:family="text">
      <style:text-properties style:font-name="Aptos" style:font-name-asian="Aptos" style:font-name-complex="Aptos" fo:color="#8100C2"/>
    </style:style>
    <style:style style:name="T2469" style:parent-style-name="DefaultParagraphFont" style:family="text">
      <style:text-properties style:font-name="Aptos" style:font-name-asian="Aptos" style:font-name-complex="Aptos" fo:color="#14181F"/>
    </style:style>
    <style:style style:name="T2470" style:parent-style-name="DefaultParagraphFont" style:family="text">
      <style:text-properties style:font-name="Aptos" style:font-name-asian="Aptos" style:font-name-complex="Aptos" fo:color="#008080"/>
    </style:style>
    <style:style style:name="T2471" style:parent-style-name="DefaultParagraphFont" style:family="text">
      <style:text-properties style:font-name="Aptos" style:font-name-asian="Aptos" style:font-name-complex="Aptos" fo:color="#2B303B"/>
    </style:style>
    <style:style style:name="T2472" style:parent-style-name="DefaultParagraphFont" style:family="text">
      <style:text-properties style:font-name="Aptos" style:font-name-asian="Aptos" style:font-name-complex="Aptos" fo:color="#14181F"/>
    </style:style>
    <style:style style:name="T2473" style:parent-style-name="DefaultParagraphFont" style:family="text">
      <style:text-properties style:font-name="Aptos" style:font-name-asian="Aptos" style:font-name-complex="Aptos" fo:color="#8100C2"/>
    </style:style>
    <style:style style:name="T2474" style:parent-style-name="DefaultParagraphFont" style:family="text">
      <style:text-properties style:font-name="Aptos" style:font-name-asian="Aptos" style:font-name-complex="Aptos" fo:color="#14181F"/>
    </style:style>
    <style:style style:name="T2475" style:parent-style-name="DefaultParagraphFont" style:family="text">
      <style:text-properties style:font-name="Aptos" style:font-name-asian="Aptos" style:font-name-complex="Aptos" fo:color="#008080"/>
    </style:style>
    <style:style style:name="T2476" style:parent-style-name="DefaultParagraphFont" style:family="text">
      <style:text-properties style:font-name="Aptos" style:font-name-asian="Aptos" style:font-name-complex="Aptos" fo:color="#2B303B"/>
    </style:style>
    <style:style style:name="T2477" style:parent-style-name="DefaultParagraphFont" style:family="text">
      <style:text-properties style:font-name="Aptos" style:font-name-asian="Aptos" style:font-name-complex="Aptos" fo:color="#14181F"/>
    </style:style>
    <style:style style:name="T2478" style:parent-style-name="DefaultParagraphFont" style:family="text">
      <style:text-properties style:font-name="Aptos" style:font-name-asian="Aptos" style:font-name-complex="Aptos" fo:color="#8100C2"/>
    </style:style>
    <style:style style:name="T2479" style:parent-style-name="DefaultParagraphFont" style:family="text">
      <style:text-properties style:font-name="Aptos" style:font-name-asian="Aptos" style:font-name-complex="Aptos" fo:color="#14181F"/>
    </style:style>
    <style:style style:name="T2480" style:parent-style-name="DefaultParagraphFont" style:family="text">
      <style:text-properties style:font-name="Aptos" style:font-name-asian="Aptos" style:font-name-complex="Aptos" fo:color="#008080"/>
    </style:style>
    <style:style style:name="T2481" style:parent-style-name="DefaultParagraphFont" style:family="text">
      <style:text-properties style:font-name="Aptos" style:font-name-asian="Aptos" style:font-name-complex="Aptos" fo:color="#14181F"/>
    </style:style>
    <style:style style:name="T2482" style:parent-style-name="DefaultParagraphFont" style:family="text">
      <style:text-properties style:font-name="Aptos" style:font-name-asian="Aptos" style:font-name-complex="Aptos" fo:color="#8100C2"/>
    </style:style>
    <style:style style:name="T2483" style:parent-style-name="DefaultParagraphFont" style:family="text">
      <style:text-properties style:font-name="Aptos" style:font-name-asian="Aptos" style:font-name-complex="Aptos" fo:color="#14181F"/>
    </style:style>
    <style:style style:name="T2484" style:parent-style-name="DefaultParagraphFont" style:family="text">
      <style:text-properties style:font-name="Aptos" style:font-name-asian="Aptos" style:font-name-complex="Aptos" fo:color="#008080"/>
    </style:style>
    <style:style style:name="T2485" style:parent-style-name="DefaultParagraphFont" style:family="text">
      <style:text-properties style:font-name="Aptos" style:font-name-asian="Aptos" style:font-name-complex="Aptos" fo:color="#2B303B"/>
    </style:style>
    <style:style style:name="T2486" style:parent-style-name="DefaultParagraphFont" style:family="text">
      <style:text-properties style:font-name="Aptos" style:font-name-asian="Aptos" style:font-name-complex="Aptos" fo:color="#14181F"/>
    </style:style>
    <style:style style:name="T2487" style:parent-style-name="DefaultParagraphFont" style:family="text">
      <style:text-properties style:font-name="Aptos" style:font-name-asian="Aptos" style:font-name-complex="Aptos" fo:color="#008080"/>
    </style:style>
    <style:style style:name="T2488" style:parent-style-name="DefaultParagraphFont" style:family="text">
      <style:text-properties style:font-name="Aptos" style:font-name-asian="Aptos" style:font-name-complex="Aptos" fo:color="#14181F"/>
    </style:style>
    <style:style style:name="T2489" style:parent-style-name="DefaultParagraphFont" style:family="text">
      <style:text-properties style:font-name="Aptos" style:font-name-asian="Aptos" style:font-name-complex="Aptos" fo:color="#8100C2"/>
    </style:style>
    <style:style style:name="T2490" style:parent-style-name="DefaultParagraphFont" style:family="text">
      <style:text-properties style:font-name="Aptos" style:font-name-asian="Aptos" style:font-name-complex="Aptos" fo:color="#14181F"/>
    </style:style>
    <style:style style:name="T2491" style:parent-style-name="DefaultParagraphFont" style:family="text">
      <style:text-properties style:font-name="Aptos" style:font-name-asian="Aptos" style:font-name-complex="Aptos" fo:color="#0051C2"/>
    </style:style>
    <style:style style:name="T2492" style:parent-style-name="DefaultParagraphFont" style:family="text">
      <style:text-properties style:font-name="Aptos" style:font-name-asian="Aptos" style:font-name-complex="Aptos" fo:color="#2B303B"/>
    </style:style>
    <style:style style:name="T2493" style:parent-style-name="DefaultParagraphFont" style:family="text">
      <style:text-properties style:font-name="Aptos" style:font-name-asian="Aptos" style:font-name-complex="Aptos" fo:color="#14181F"/>
    </style:style>
    <style:style style:name="T2494" style:parent-style-name="DefaultParagraphFont" style:family="text">
      <style:text-properties style:font-name="Aptos" style:font-name-asian="Aptos" style:font-name-complex="Aptos" fo:color="#8100C2"/>
    </style:style>
    <style:style style:name="T2495" style:parent-style-name="DefaultParagraphFont" style:family="text">
      <style:text-properties style:font-name="Aptos" style:font-name-asian="Aptos" style:font-name-complex="Aptos" fo:color="#14181F"/>
    </style:style>
    <style:style style:name="T2496" style:parent-style-name="DefaultParagraphFont" style:family="text">
      <style:text-properties style:font-name="Aptos" style:font-name-asian="Aptos" style:font-name-complex="Aptos" fo:color="#8100C2"/>
    </style:style>
    <style:style style:name="T2497" style:parent-style-name="DefaultParagraphFont" style:family="text">
      <style:text-properties style:font-name="Aptos" style:font-name-asian="Aptos" style:font-name-complex="Aptos" fo:color="#14181F"/>
    </style:style>
    <style:style style:name="T2498" style:parent-style-name="DefaultParagraphFont" style:family="text">
      <style:text-properties style:font-name="Aptos" style:font-name-asian="Aptos" style:font-name-complex="Aptos" fo:color="#2B303B"/>
    </style:style>
    <style:style style:name="T2499" style:parent-style-name="DefaultParagraphFont" style:family="text">
      <style:text-properties style:font-name="Aptos" style:font-name-asian="Aptos" style:font-name-complex="Aptos" fo:color="#14181F"/>
    </style:style>
    <style:style style:name="T2500" style:parent-style-name="DefaultParagraphFont" style:family="text">
      <style:text-properties style:font-name="Aptos" style:font-name-asian="Aptos" style:font-name-complex="Aptos" fo:color="#2B303B"/>
    </style:style>
    <style:style style:name="T2501" style:parent-style-name="DefaultParagraphFont" style:family="text">
      <style:text-properties style:font-name="Aptos" style:font-name-asian="Aptos" style:font-name-complex="Aptos" fo:color="#14181F"/>
    </style:style>
    <style:style style:name="T2502" style:parent-style-name="DefaultParagraphFont" style:family="text">
      <style:text-properties style:font-name="Aptos" style:font-name-asian="Aptos" style:font-name-complex="Aptos" fo:color="#2B303B"/>
    </style:style>
    <style:style style:name="T2503" style:parent-style-name="DefaultParagraphFont" style:family="text">
      <style:text-properties style:font-name="Aptos" style:font-name-asian="Aptos" style:font-name-complex="Aptos" fo:color="#2B303B"/>
    </style:style>
    <style:style style:name="T2504" style:parent-style-name="DefaultParagraphFont" style:family="text">
      <style:text-properties style:font-name="Aptos" style:font-name-asian="Aptos" style:font-name-complex="Aptos" fo:color="#8100C2"/>
    </style:style>
    <style:style style:name="T2505" style:parent-style-name="DefaultParagraphFont" style:family="text">
      <style:text-properties style:font-name="Aptos" style:font-name-asian="Aptos" style:font-name-complex="Aptos" fo:color="#14181F"/>
    </style:style>
    <style:style style:name="T2506" style:parent-style-name="DefaultParagraphFont" style:family="text">
      <style:text-properties style:font-name="Aptos" style:font-name-asian="Aptos" style:font-name-complex="Aptos" fo:color="#8100C2"/>
    </style:style>
    <style:style style:name="T2507" style:parent-style-name="DefaultParagraphFont" style:family="text">
      <style:text-properties style:font-name="Aptos" style:font-name-asian="Aptos" style:font-name-complex="Aptos" fo:color="#14181F"/>
    </style:style>
    <style:style style:name="T2508" style:parent-style-name="DefaultParagraphFont" style:family="text">
      <style:text-properties style:font-name="Aptos" style:font-name-asian="Aptos" style:font-name-complex="Aptos" fo:color="#2B303B"/>
    </style:style>
    <style:style style:name="T2509" style:parent-style-name="DefaultParagraphFont" style:family="text">
      <style:text-properties style:font-name="Aptos" style:font-name-asian="Aptos" style:font-name-complex="Aptos" fo:color="#14181F"/>
    </style:style>
    <style:style style:name="T2510" style:parent-style-name="DefaultParagraphFont" style:family="text">
      <style:text-properties style:font-name="Aptos" style:font-name-asian="Aptos" style:font-name-complex="Aptos" fo:color="#8100C2"/>
    </style:style>
    <style:style style:name="T2511" style:parent-style-name="DefaultParagraphFont" style:family="text">
      <style:text-properties style:font-name="Aptos" style:font-name-asian="Aptos" style:font-name-complex="Aptos" fo:color="#14181F"/>
    </style:style>
    <style:style style:name="T2512" style:parent-style-name="DefaultParagraphFont" style:family="text">
      <style:text-properties style:font-name="Aptos" style:font-name-asian="Aptos" style:font-name-complex="Aptos" fo:color="#8100C2"/>
    </style:style>
    <style:style style:name="T2513" style:parent-style-name="DefaultParagraphFont" style:family="text">
      <style:text-properties style:font-name="Aptos" style:font-name-asian="Aptos" style:font-name-complex="Aptos" fo:color="#14181F"/>
    </style:style>
    <style:style style:name="T2514" style:parent-style-name="DefaultParagraphFont" style:family="text">
      <style:text-properties style:font-name="Aptos" style:font-name-asian="Aptos" style:font-name-complex="Aptos" fo:color="#8100C2"/>
    </style:style>
    <style:style style:name="T2515" style:parent-style-name="DefaultParagraphFont" style:family="text">
      <style:text-properties style:font-name="Aptos" style:font-name-asian="Aptos" style:font-name-complex="Aptos" fo:color="#2B303B"/>
    </style:style>
    <style:style style:name="T2516" style:parent-style-name="DefaultParagraphFont" style:family="text">
      <style:text-properties style:font-name="Aptos" style:font-name-asian="Aptos" style:font-name-complex="Aptos" fo:color="#14181F"/>
    </style:style>
    <style:style style:name="T2517" style:parent-style-name="DefaultParagraphFont" style:family="text">
      <style:text-properties style:font-name="Aptos" style:font-name-asian="Aptos" style:font-name-complex="Aptos" fo:color="#008080"/>
    </style:style>
    <style:style style:name="T2518" style:parent-style-name="DefaultParagraphFont" style:family="text">
      <style:text-properties style:font-name="Aptos" style:font-name-asian="Aptos" style:font-name-complex="Aptos" fo:color="#2B303B"/>
    </style:style>
    <style:style style:name="T2519" style:parent-style-name="DefaultParagraphFont" style:family="text">
      <style:text-properties style:font-name="Aptos" style:font-name-asian="Aptos" style:font-name-complex="Aptos" fo:color="#14181F"/>
    </style:style>
    <style:style style:name="T2520" style:parent-style-name="DefaultParagraphFont" style:family="text">
      <style:text-properties style:font-name="Aptos" style:font-name-asian="Aptos" style:font-name-complex="Aptos" fo:color="#2B303B"/>
    </style:style>
    <style:style style:name="T2521" style:parent-style-name="DefaultParagraphFont" style:family="text">
      <style:text-properties style:font-name="Aptos" style:font-name-asian="Aptos" style:font-name-complex="Aptos" fo:color="#14181F"/>
    </style:style>
    <style:style style:name="T2522" style:parent-style-name="DefaultParagraphFont" style:family="text">
      <style:text-properties style:font-name="Aptos" style:font-name-asian="Aptos" style:font-name-complex="Aptos" fo:color="#8100C2"/>
    </style:style>
    <style:style style:name="T2523" style:parent-style-name="DefaultParagraphFont" style:family="text">
      <style:text-properties style:font-name="Aptos" style:font-name-asian="Aptos" style:font-name-complex="Aptos" fo:color="#14181F"/>
    </style:style>
    <style:style style:name="T2524" style:parent-style-name="DefaultParagraphFont" style:family="text">
      <style:text-properties style:font-name="Aptos" style:font-name-asian="Aptos" style:font-name-complex="Aptos" fo:color="#6E7687"/>
    </style:style>
    <style:style style:name="T2525" style:parent-style-name="DefaultParagraphFont" style:family="text">
      <style:text-properties style:font-name="Aptos" style:font-name-asian="Aptos" style:font-name-complex="Aptos" fo:color="#2B303B"/>
    </style:style>
    <style:style style:name="P2526" style:parent-style-name="Normal" style:family="paragraph">
      <style:paragraph-properties fo:margin-top="0.1666in" fo:margin-bottom="0.1666in"/>
    </style:style>
    <style:style style:name="T2527" style:parent-style-name="DefaultParagraphFont" style:family="text">
      <style:text-properties style:font-name="Aptos" style:font-name-asian="Aptos" style:font-name-complex="Aptos" fo:color="#000000"/>
    </style:style>
    <style:style style:name="P2528" style:parent-style-name="Heading3" style:family="paragraph">
      <style:paragraph-properties fo:margin-top="0.1951in" fo:margin-bottom="0.1951in"/>
    </style:style>
    <style:style style:name="T2529" style:parent-style-name="DefaultParagraphFont" style:family="text">
      <style:text-properties style:font-name="Aptos" style:font-name-asian="Aptos" style:font-name-complex="Aptos" fo:font-weight="bold" style:font-weight-asian="bold" style:font-weight-complex="bold" fo:color="#000000"/>
    </style:style>
    <style:style style:name="P2530" style:parent-style-name="Normal" style:family="paragraph">
      <style:paragraph-properties fo:margin-top="0.1666in" fo:margin-bottom="0.1666in"/>
    </style:style>
    <style:style style:name="T2531" style:parent-style-name="DefaultParagraphFont" style:family="text">
      <style:text-properties style:font-name="Aptos" style:font-name-asian="Aptos" style:font-name-complex="Aptos" fo:color="#000000"/>
    </style:style>
    <style:style style:name="P2532" style:parent-style-name="Normal" style:family="paragraph">
      <style:paragraph-properties fo:margin-top="0.1666in" fo:margin-bottom="0.1666in"/>
    </style:style>
    <style:style style:name="T2533" style:parent-style-name="DefaultParagraphFont" style:family="text">
      <style:text-properties style:font-name="Aptos" style:font-name-asian="Aptos" style:font-name-complex="Aptos" fo:font-weight="bold" style:font-weight-asian="bold" style:font-weight-complex="bold" fo:color="#000000"/>
    </style:style>
    <style:style style:name="T2534" style:parent-style-name="DefaultParagraphFont" style:family="text">
      <style:text-properties style:font-name="Aptos" style:font-name-asian="Aptos" style:font-name-complex="Aptos" fo:color="#000000"/>
    </style:style>
    <style:style style:name="P2535" style:parent-style-name="Normal" style:family="paragraph">
      <style:paragraph-properties fo:margin-top="0.1666in" fo:margin-bottom="0.1666in"/>
    </style:style>
    <style:style style:name="T2536" style:parent-style-name="DefaultParagraphFont" style:family="text">
      <style:text-properties style:font-name="Aptos" style:font-name-asian="Aptos" style:font-name-complex="Aptos" fo:font-weight="bold" style:font-weight-asian="bold" style:font-weight-complex="bold" fo:color="#000000"/>
    </style:style>
    <style:style style:name="T2537" style:parent-style-name="DefaultParagraphFont" style:family="text">
      <style:text-properties style:font-name="Aptos" style:font-name-asian="Aptos" style:font-name-complex="Aptos" fo:color="#000000"/>
    </style:style>
    <style:style style:name="P2538" style:parent-style-name="Normal" style:family="paragraph">
      <style:paragraph-properties fo:margin-top="0.1666in" fo:margin-bottom="0.1666in"/>
    </style:style>
    <style:style style:name="T2539" style:parent-style-name="DefaultParagraphFont" style:family="text">
      <style:text-properties style:font-name="Aptos" style:font-name-asian="Aptos" style:font-name-complex="Aptos" fo:color="#000000"/>
    </style:style>
    <style:style style:name="P2540" style:parent-style-name="Heading3" style:family="paragraph">
      <style:paragraph-properties fo:margin-top="0.1951in" fo:margin-bottom="0.1951in"/>
    </style:style>
    <style:style style:name="T2541" style:parent-style-name="DefaultParagraphFont" style:family="text">
      <style:text-properties style:font-name="Aptos" style:font-name-asian="Aptos" style:font-name-complex="Aptos" fo:font-weight="bold" style:font-weight-asian="bold" style:font-weight-complex="bold" fo:color="#000000"/>
    </style:style>
    <style:style style:name="P2542" style:parent-style-name="Normal" style:family="paragraph">
      <style:paragraph-properties fo:margin-top="0.1666in" fo:margin-bottom="0.1666in"/>
    </style:style>
    <style:style style:name="T2543" style:parent-style-name="DefaultParagraphFont" style:family="text">
      <style:text-properties style:font-name="Aptos" style:font-name-asian="Aptos" style:font-name-complex="Aptos" fo:color="#000000"/>
    </style:style>
    <style:style style:name="P2544" style:parent-style-name="Normal" style:family="paragraph">
      <style:paragraph-properties fo:margin-top="0.1666in" fo:margin-bottom="0.1666in"/>
    </style:style>
    <style:style style:name="T2545" style:parent-style-name="DefaultParagraphFont" style:family="text">
      <style:text-properties style:font-name="Aptos" style:font-name-asian="Aptos" style:font-name-complex="Aptos" fo:color="#000000"/>
    </style:style>
    <style:style style:name="P2546" style:parent-style-name="Normal" style:family="paragraph">
      <style:paragraph-properties fo:margin-top="0.1666in" fo:margin-bottom="0.1666in"/>
    </style:style>
    <style:style style:name="T2547" style:parent-style-name="DefaultParagraphFont" style:family="text">
      <style:text-properties style:font-name="Aptos" style:font-name-asian="Aptos" style:font-name-complex="Aptos" fo:color="#000000"/>
    </style:style>
    <style:style style:name="P2548" style:parent-style-name="Heading3" style:family="paragraph">
      <style:paragraph-properties fo:margin-top="0.1951in" fo:margin-bottom="0.1951in"/>
    </style:style>
    <style:style style:name="T2549" style:parent-style-name="DefaultParagraphFont" style:family="text">
      <style:text-properties style:font-name="Aptos" style:font-name-asian="Aptos" style:font-name-complex="Aptos" fo:font-weight="bold" style:font-weight-asian="bold" style:font-weight-complex="bold" fo:color="#000000"/>
    </style:style>
    <style:style style:name="P2550" style:parent-style-name="Normal" style:family="paragraph">
      <style:paragraph-properties fo:margin-top="0.1666in" fo:margin-bottom="0.1666in"/>
    </style:style>
    <style:style style:name="T2551" style:parent-style-name="DefaultParagraphFont" style:family="text">
      <style:text-properties style:font-name="Aptos" style:font-name-asian="Aptos" style:font-name-complex="Aptos" fo:color="#000000"/>
    </style:style>
    <style:style style:name="P2552" style:parent-style-name="Normal" style:family="paragraph">
      <style:paragraph-properties fo:margin-top="0.1666in" fo:margin-bottom="0.1666in"/>
    </style:style>
    <style:style style:name="T2553" style:parent-style-name="DefaultParagraphFont" style:family="text">
      <style:text-properties style:font-name="Aptos" style:font-name-asian="Aptos" style:font-name-complex="Aptos" fo:font-weight="bold" style:font-weight-asian="bold" style:font-weight-complex="bold" fo:color="#000000"/>
    </style:style>
    <style:style style:name="T2554" style:parent-style-name="DefaultParagraphFont" style:family="text">
      <style:text-properties style:font-name="Aptos" style:font-name-asian="Aptos" style:font-name-complex="Aptos" fo:color="#000000"/>
    </style:style>
    <style:style style:name="P2555" style:parent-style-name="Normal" style:family="paragraph">
      <style:paragraph-properties fo:margin-top="0.1666in" fo:margin-bottom="0.1666in"/>
    </style:style>
    <style:style style:name="T2556" style:parent-style-name="DefaultParagraphFont" style:family="text">
      <style:text-properties style:font-name="Aptos" style:font-name-asian="Aptos" style:font-name-complex="Aptos" fo:font-weight="bold" style:font-weight-asian="bold" style:font-weight-complex="bold" fo:color="#000000"/>
    </style:style>
    <style:style style:name="T2557" style:parent-style-name="DefaultParagraphFont" style:family="text">
      <style:text-properties style:font-name="Aptos" style:font-name-asian="Aptos" style:font-name-complex="Aptos" fo:color="#000000"/>
    </style:style>
    <style:style style:name="P2558" style:parent-style-name="Normal" style:family="paragraph">
      <style:paragraph-properties fo:margin-top="0.1666in" fo:margin-bottom="0.1666in"/>
    </style:style>
    <style:style style:name="T2559" style:parent-style-name="DefaultParagraphFont" style:family="text">
      <style:text-properties style:font-name="Aptos" style:font-name-asian="Aptos" style:font-name-complex="Aptos" fo:font-weight="bold" style:font-weight-asian="bold" style:font-weight-complex="bold" fo:color="#000000"/>
    </style:style>
    <style:style style:name="T2560" style:parent-style-name="DefaultParagraphFont" style:family="text">
      <style:text-properties style:font-name="Aptos" style:font-name-asian="Aptos" style:font-name-complex="Aptos" fo:color="#000000"/>
    </style:style>
    <style:style style:name="P2561" style:parent-style-name="Normal" style:family="paragraph">
      <style:paragraph-properties fo:margin-top="0.1666in" fo:margin-bottom="0.1666in"/>
    </style:style>
    <style:style style:name="T2562" style:parent-style-name="DefaultParagraphFont" style:family="text">
      <style:text-properties style:font-name="Aptos" style:font-name-asian="Aptos" style:font-name-complex="Aptos" fo:font-weight="bold" style:font-weight-asian="bold" style:font-weight-complex="bold" fo:color="#000000"/>
    </style:style>
    <style:style style:name="T2563" style:parent-style-name="DefaultParagraphFont" style:family="text">
      <style:text-properties style:font-name="Aptos" style:font-name-asian="Aptos" style:font-name-complex="Aptos" fo:color="#000000"/>
    </style:style>
    <style:style style:name="P2564" style:parent-style-name="Heading2" style:family="paragraph">
      <style:paragraph-properties fo:margin-top="0.2076in" fo:margin-bottom="0.2076in"/>
    </style:style>
    <style:style style:name="T2565" style:parent-style-name="DefaultParagraphFont" style:family="text">
      <style:text-properties style:font-name="Aptos" style:font-name-asian="Aptos" style:font-name-complex="Aptos" fo:font-weight="bold" style:font-weight-asian="bold" style:font-weight-complex="bold" fo:color="#000000" fo:font-size="18pt" style:font-size-asian="18pt" style:font-size-complex="18pt"/>
    </style:style>
    <style:style style:name="P2566" style:parent-style-name="Heading3" style:family="paragraph">
      <style:paragraph-properties fo:margin-top="0.1951in" fo:margin-bottom="0.1951in"/>
    </style:style>
    <style:style style:name="T2567" style:parent-style-name="DefaultParagraphFont" style:family="text">
      <style:text-properties style:font-name="Aptos" style:font-name-asian="Aptos" style:font-name-complex="Aptos" fo:font-weight="bold" style:font-weight-asian="bold" style:font-weight-complex="bold" fo:color="#000000"/>
    </style:style>
    <style:style style:name="P2568" style:parent-style-name="Normal" style:family="paragraph">
      <style:paragraph-properties fo:margin-top="0.1666in" fo:margin-bottom="0.1666in"/>
    </style:style>
    <style:style style:name="T2569" style:parent-style-name="DefaultParagraphFont" style:family="text">
      <style:text-properties style:font-name="Aptos" style:font-name-asian="Aptos" style:font-name-complex="Aptos" fo:color="#000000"/>
    </style:style>
    <style:style style:name="P2570" style:parent-style-name="Normal" style:family="paragraph">
      <style:paragraph-properties fo:margin-top="0.1666in" fo:margin-bottom="0.1666in"/>
    </style:style>
    <style:style style:name="T2571" style:parent-style-name="DefaultParagraphFont" style:family="text">
      <style:text-properties style:font-name="Aptos" style:font-name-asian="Aptos" style:font-name-complex="Aptos" fo:color="#000000"/>
    </style:style>
    <style:style style:name="P2572" style:parent-style-name="Normal" style:family="paragraph">
      <style:paragraph-properties fo:margin-top="0.1666in" fo:margin-bottom="0.1666in"/>
    </style:style>
    <style:style style:name="T2573" style:parent-style-name="DefaultParagraphFont" style:family="text">
      <style:text-properties style:font-name="Aptos" style:font-name-asian="Aptos" style:font-name-complex="Aptos" fo:color="#000000"/>
    </style:style>
    <style:style style:name="P2574" style:parent-style-name="Normal" style:family="paragraph">
      <style:paragraph-properties fo:margin-top="0.1666in" fo:margin-bottom="0.1666in"/>
    </style:style>
    <style:style style:name="T2575" style:parent-style-name="DefaultParagraphFont" style:family="text">
      <style:text-properties style:font-name="Aptos" style:font-name-asian="Aptos" style:font-name-complex="Aptos" fo:color="#000000"/>
    </style:style>
    <style:style style:name="P2576" style:parent-style-name="Heading3" style:family="paragraph">
      <style:paragraph-properties fo:margin-top="0.1951in" fo:margin-bottom="0.1951in"/>
    </style:style>
    <style:style style:name="T2577" style:parent-style-name="DefaultParagraphFont" style:family="text">
      <style:text-properties style:font-name="Aptos" style:font-name-asian="Aptos" style:font-name-complex="Aptos" fo:font-weight="bold" style:font-weight-asian="bold" style:font-weight-complex="bold" fo:color="#000000"/>
    </style:style>
    <style:style style:name="P2578" style:parent-style-name="Normal" style:family="paragraph">
      <style:paragraph-properties fo:margin-top="0.1666in" fo:margin-bottom="0.1666in"/>
    </style:style>
    <style:style style:name="T2579" style:parent-style-name="DefaultParagraphFont" style:family="text">
      <style:text-properties style:font-name="Aptos" style:font-name-asian="Aptos" style:font-name-complex="Aptos" fo:color="#000000"/>
    </style:style>
    <style:style style:name="P2580" style:parent-style-name="Heading4" style:family="paragraph">
      <style:paragraph-properties fo:margin-top="0.2215in" fo:margin-bottom="0.2215in"/>
    </style:style>
    <style:style style:name="T2581" style:parent-style-name="DefaultParagraphFont" style:family="text">
      <style:text-properties style:font-name="Aptos" style:font-name-asian="Aptos" style:font-name-complex="Aptos" fo:font-weight="bold" style:font-weight-asian="bold" style:font-weight-complex="bold" fo:color="#000000"/>
    </style:style>
    <style:style style:name="P2582" style:parent-style-name="Normal" style:family="paragraph">
      <style:paragraph-properties fo:margin-top="0.1666in" fo:margin-bottom="0.1666in"/>
    </style:style>
    <style:style style:name="T2583" style:parent-style-name="DefaultParagraphFont" style:family="text">
      <style:text-properties style:font-name="Aptos" style:font-name-asian="Aptos" style:font-name-complex="Aptos" fo:font-weight="bold" style:font-weight-asian="bold" style:font-weight-complex="bold" fo:color="#000000"/>
    </style:style>
    <style:style style:name="T2584" style:parent-style-name="DefaultParagraphFont" style:family="text">
      <style:text-properties style:font-name="Aptos" style:font-name-asian="Aptos" style:font-name-complex="Aptos" fo:color="#000000"/>
    </style:style>
    <style:style style:name="P2585" style:parent-style-name="Normal" style:family="paragraph">
      <style:paragraph-properties fo:margin-top="0.1666in" fo:margin-bottom="0.1666in"/>
    </style:style>
    <style:style style:name="T2586" style:parent-style-name="DefaultParagraphFont" style:family="text">
      <style:text-properties style:font-name="Aptos" style:font-name-asian="Aptos" style:font-name-complex="Aptos" fo:font-weight="bold" style:font-weight-asian="bold" style:font-weight-complex="bold" fo:color="#000000"/>
    </style:style>
    <style:style style:name="T2587" style:parent-style-name="DefaultParagraphFont" style:family="text">
      <style:text-properties style:font-name="Aptos" style:font-name-asian="Aptos" style:font-name-complex="Aptos" fo:color="#000000"/>
    </style:style>
    <style:style style:name="P2588" style:parent-style-name="Normal" style:family="paragraph">
      <style:paragraph-properties fo:margin-top="0.1666in" fo:margin-bottom="0.1666in"/>
    </style:style>
    <style:style style:name="T2589" style:parent-style-name="DefaultParagraphFont" style:family="text">
      <style:text-properties style:font-name="Aptos" style:font-name-asian="Aptos" style:font-name-complex="Aptos" fo:font-weight="bold" style:font-weight-asian="bold" style:font-weight-complex="bold" fo:color="#000000"/>
    </style:style>
    <style:style style:name="T2590" style:parent-style-name="DefaultParagraphFont" style:family="text">
      <style:text-properties style:font-name="Aptos" style:font-name-asian="Aptos" style:font-name-complex="Aptos" fo:color="#000000"/>
    </style:style>
    <style:style style:name="P2591" style:parent-style-name="Normal" style:family="paragraph">
      <style:paragraph-properties fo:margin-top="0.1666in" fo:margin-bottom="0.1666in"/>
    </style:style>
    <style:style style:name="T2592" style:parent-style-name="DefaultParagraphFont" style:family="text">
      <style:text-properties style:font-name="Aptos" style:font-name-asian="Aptos" style:font-name-complex="Aptos" fo:font-weight="bold" style:font-weight-asian="bold" style:font-weight-complex="bold" fo:color="#000000"/>
    </style:style>
    <style:style style:name="T2593" style:parent-style-name="DefaultParagraphFont" style:family="text">
      <style:text-properties style:font-name="Aptos" style:font-name-asian="Aptos" style:font-name-complex="Aptos" fo:color="#000000"/>
    </style:style>
    <style:style style:name="P2594" style:parent-style-name="Normal" style:family="paragraph">
      <style:paragraph-properties fo:margin-top="0.1666in" fo:margin-bottom="0.1666in"/>
    </style:style>
    <style:style style:name="T2595" style:parent-style-name="DefaultParagraphFont" style:family="text">
      <style:text-properties style:font-name="Aptos" style:font-name-asian="Aptos" style:font-name-complex="Aptos" fo:font-weight="bold" style:font-weight-asian="bold" style:font-weight-complex="bold" fo:color="#000000"/>
    </style:style>
    <style:style style:name="T2596" style:parent-style-name="DefaultParagraphFont" style:family="text">
      <style:text-properties style:font-name="Aptos" style:font-name-asian="Aptos" style:font-name-complex="Aptos" fo:color="#000000"/>
    </style:style>
    <style:style style:name="P2597" style:parent-style-name="Normal" style:family="paragraph">
      <style:paragraph-properties fo:margin-top="0.1666in" fo:margin-bottom="0.1666in"/>
    </style:style>
    <style:style style:name="T2598" style:parent-style-name="DefaultParagraphFont" style:family="text">
      <style:text-properties style:font-name="Aptos" style:font-name-asian="Aptos" style:font-name-complex="Aptos" fo:font-weight="bold" style:font-weight-asian="bold" style:font-weight-complex="bold" fo:color="#000000"/>
    </style:style>
    <style:style style:name="T2599" style:parent-style-name="DefaultParagraphFont" style:family="text">
      <style:text-properties style:font-name="Aptos" style:font-name-asian="Aptos" style:font-name-complex="Aptos" fo:color="#000000"/>
    </style:style>
    <style:style style:name="P2600" style:parent-style-name="Normal" style:family="paragraph">
      <style:paragraph-properties fo:margin-top="0.1666in" fo:margin-bottom="0.1666in"/>
    </style:style>
    <style:style style:name="T2601" style:parent-style-name="DefaultParagraphFont" style:family="text">
      <style:text-properties style:font-name="Aptos" style:font-name-asian="Aptos" style:font-name-complex="Aptos" fo:font-weight="bold" style:font-weight-asian="bold" style:font-weight-complex="bold" fo:color="#000000"/>
    </style:style>
    <style:style style:name="T2602" style:parent-style-name="DefaultParagraphFont" style:family="text">
      <style:text-properties style:font-name="Aptos" style:font-name-asian="Aptos" style:font-name-complex="Aptos" fo:color="#000000"/>
    </style:style>
    <style:style style:name="P2603" style:parent-style-name="Heading4" style:family="paragraph">
      <style:paragraph-properties fo:margin-top="0.2215in" fo:margin-bottom="0.2215in"/>
    </style:style>
    <style:style style:name="T2604" style:parent-style-name="DefaultParagraphFont" style:family="text">
      <style:text-properties style:font-name="Aptos" style:font-name-asian="Aptos" style:font-name-complex="Aptos" fo:font-weight="bold" style:font-weight-asian="bold" style:font-weight-complex="bold" fo:color="#000000"/>
    </style:style>
    <style:style style:name="P2605" style:parent-style-name="Normal" style:family="paragraph">
      <style:paragraph-properties fo:margin-top="0.1666in" fo:margin-bottom="0.1666in"/>
    </style:style>
    <style:style style:name="T2606" style:parent-style-name="DefaultParagraphFont" style:family="text">
      <style:text-properties style:font-name="Aptos" style:font-name-asian="Aptos" style:font-name-complex="Aptos" fo:font-weight="bold" style:font-weight-asian="bold" style:font-weight-complex="bold" fo:color="#000000"/>
    </style:style>
    <style:style style:name="T2607" style:parent-style-name="DefaultParagraphFont" style:family="text">
      <style:text-properties style:font-name="Aptos" style:font-name-asian="Aptos" style:font-name-complex="Aptos" fo:color="#000000"/>
    </style:style>
    <style:style style:name="P2608" style:parent-style-name="Normal" style:family="paragraph">
      <style:paragraph-properties fo:margin-top="0.1666in" fo:margin-bottom="0.1666in"/>
    </style:style>
    <style:style style:name="T2609" style:parent-style-name="DefaultParagraphFont" style:family="text">
      <style:text-properties style:font-name="Aptos" style:font-name-asian="Aptos" style:font-name-complex="Aptos" fo:font-weight="bold" style:font-weight-asian="bold" style:font-weight-complex="bold" fo:color="#000000"/>
    </style:style>
    <style:style style:name="T2610" style:parent-style-name="DefaultParagraphFont" style:family="text">
      <style:text-properties style:font-name="Aptos" style:font-name-asian="Aptos" style:font-name-complex="Aptos" fo:color="#000000"/>
    </style:style>
    <style:style style:name="P2611" style:parent-style-name="Normal" style:family="paragraph">
      <style:paragraph-properties fo:margin-top="0.1666in" fo:margin-bottom="0.1666in"/>
    </style:style>
    <style:style style:name="T2612" style:parent-style-name="DefaultParagraphFont" style:family="text">
      <style:text-properties style:font-name="Aptos" style:font-name-asian="Aptos" style:font-name-complex="Aptos" fo:font-weight="bold" style:font-weight-asian="bold" style:font-weight-complex="bold" fo:color="#000000"/>
    </style:style>
    <style:style style:name="T2613" style:parent-style-name="DefaultParagraphFont" style:family="text">
      <style:text-properties style:font-name="Aptos" style:font-name-asian="Aptos" style:font-name-complex="Aptos" fo:color="#000000"/>
    </style:style>
    <style:style style:name="P2614" style:parent-style-name="Normal" style:family="paragraph">
      <style:paragraph-properties fo:margin-top="0.1666in" fo:margin-bottom="0.1666in"/>
    </style:style>
    <style:style style:name="T2615" style:parent-style-name="DefaultParagraphFont" style:family="text">
      <style:text-properties style:font-name="Aptos" style:font-name-asian="Aptos" style:font-name-complex="Aptos" fo:font-weight="bold" style:font-weight-asian="bold" style:font-weight-complex="bold" fo:color="#000000"/>
    </style:style>
    <style:style style:name="T2616" style:parent-style-name="DefaultParagraphFont" style:family="text">
      <style:text-properties style:font-name="Aptos" style:font-name-asian="Aptos" style:font-name-complex="Aptos" fo:color="#000000"/>
    </style:style>
    <style:style style:name="P2617" style:parent-style-name="Normal" style:family="paragraph">
      <style:paragraph-properties fo:margin-top="0.1666in" fo:margin-bottom="0.1666in"/>
    </style:style>
    <style:style style:name="T2618" style:parent-style-name="DefaultParagraphFont" style:family="text">
      <style:text-properties style:font-name="Aptos" style:font-name-asian="Aptos" style:font-name-complex="Aptos" fo:font-weight="bold" style:font-weight-asian="bold" style:font-weight-complex="bold" fo:color="#000000"/>
    </style:style>
    <style:style style:name="T2619" style:parent-style-name="DefaultParagraphFont" style:family="text">
      <style:text-properties style:font-name="Aptos" style:font-name-asian="Aptos" style:font-name-complex="Aptos" fo:color="#000000"/>
    </style:style>
    <style:style style:name="P2620" style:parent-style-name="Normal" style:family="paragraph">
      <style:paragraph-properties fo:margin-top="0.1666in" fo:margin-bottom="0.1666in"/>
    </style:style>
    <style:style style:name="T2621" style:parent-style-name="DefaultParagraphFont" style:family="text">
      <style:text-properties style:font-name="Aptos" style:font-name-asian="Aptos" style:font-name-complex="Aptos" fo:font-weight="bold" style:font-weight-asian="bold" style:font-weight-complex="bold" fo:color="#000000"/>
    </style:style>
    <style:style style:name="T2622" style:parent-style-name="DefaultParagraphFont" style:family="text">
      <style:text-properties style:font-name="Aptos" style:font-name-asian="Aptos" style:font-name-complex="Aptos" fo:color="#000000"/>
    </style:style>
    <style:style style:name="P2623" style:parent-style-name="Normal" style:family="paragraph">
      <style:paragraph-properties fo:margin-top="0.1666in" fo:margin-bottom="0.1666in"/>
    </style:style>
    <style:style style:name="T2624" style:parent-style-name="DefaultParagraphFont" style:family="text">
      <style:text-properties style:font-name="Aptos" style:font-name-asian="Aptos" style:font-name-complex="Aptos" fo:font-weight="bold" style:font-weight-asian="bold" style:font-weight-complex="bold" fo:color="#000000"/>
    </style:style>
    <style:style style:name="T2625" style:parent-style-name="DefaultParagraphFont" style:family="text">
      <style:text-properties style:font-name="Aptos" style:font-name-asian="Aptos" style:font-name-complex="Aptos" fo:color="#000000"/>
    </style:style>
    <style:style style:name="P2626" style:parent-style-name="Normal" style:family="paragraph">
      <style:paragraph-properties fo:margin-top="0.1666in" fo:margin-bottom="0.1666in"/>
    </style:style>
    <style:style style:name="T2627" style:parent-style-name="DefaultParagraphFont" style:family="text">
      <style:text-properties style:font-name="Aptos" style:font-name-asian="Aptos" style:font-name-complex="Aptos" fo:font-weight="bold" style:font-weight-asian="bold" style:font-weight-complex="bold" fo:color="#000000"/>
    </style:style>
    <style:style style:name="T2628" style:parent-style-name="DefaultParagraphFont" style:family="text">
      <style:text-properties style:font-name="Aptos" style:font-name-asian="Aptos" style:font-name-complex="Aptos" fo:color="#000000"/>
    </style:style>
    <style:style style:name="P2629" style:parent-style-name="Heading4" style:family="paragraph">
      <style:paragraph-properties fo:margin-top="0.2215in" fo:margin-bottom="0.2215in"/>
    </style:style>
    <style:style style:name="T2630" style:parent-style-name="DefaultParagraphFont" style:family="text">
      <style:text-properties style:font-name="Aptos" style:font-name-asian="Aptos" style:font-name-complex="Aptos" fo:font-weight="bold" style:font-weight-asian="bold" style:font-weight-complex="bold" fo:color="#000000"/>
    </style:style>
    <style:style style:name="P2631" style:parent-style-name="Normal" style:family="paragraph">
      <style:paragraph-properties fo:margin-top="0.1666in" fo:margin-bottom="0.1666in"/>
    </style:style>
    <style:style style:name="T2632" style:parent-style-name="DefaultParagraphFont" style:family="text">
      <style:text-properties style:font-name="Aptos" style:font-name-asian="Aptos" style:font-name-complex="Aptos" fo:font-weight="bold" style:font-weight-asian="bold" style:font-weight-complex="bold" fo:color="#000000"/>
    </style:style>
    <style:style style:name="T2633" style:parent-style-name="DefaultParagraphFont" style:family="text">
      <style:text-properties style:font-name="Aptos" style:font-name-asian="Aptos" style:font-name-complex="Aptos" fo:color="#000000"/>
    </style:style>
    <style:style style:name="P2634" style:parent-style-name="Normal" style:family="paragraph">
      <style:paragraph-properties fo:margin-top="0.1666in" fo:margin-bottom="0.1666in"/>
    </style:style>
    <style:style style:name="T2635" style:parent-style-name="DefaultParagraphFont" style:family="text">
      <style:text-properties style:font-name="Aptos" style:font-name-asian="Aptos" style:font-name-complex="Aptos" fo:font-weight="bold" style:font-weight-asian="bold" style:font-weight-complex="bold" fo:color="#000000"/>
    </style:style>
    <style:style style:name="T2636" style:parent-style-name="DefaultParagraphFont" style:family="text">
      <style:text-properties style:font-name="Aptos" style:font-name-asian="Aptos" style:font-name-complex="Aptos" fo:color="#000000"/>
    </style:style>
    <style:style style:name="P2637" style:parent-style-name="Normal" style:family="paragraph">
      <style:paragraph-properties fo:margin-top="0.1666in" fo:margin-bottom="0.1666in"/>
    </style:style>
    <style:style style:name="T2638" style:parent-style-name="DefaultParagraphFont" style:family="text">
      <style:text-properties style:font-name="Aptos" style:font-name-asian="Aptos" style:font-name-complex="Aptos" fo:font-weight="bold" style:font-weight-asian="bold" style:font-weight-complex="bold" fo:color="#000000"/>
    </style:style>
    <style:style style:name="T2639" style:parent-style-name="DefaultParagraphFont" style:family="text">
      <style:text-properties style:font-name="Aptos" style:font-name-asian="Aptos" style:font-name-complex="Aptos" fo:color="#000000"/>
    </style:style>
    <style:style style:name="P2640" style:parent-style-name="Normal" style:family="paragraph">
      <style:paragraph-properties fo:margin-top="0.1666in" fo:margin-bottom="0.1666in"/>
    </style:style>
    <style:style style:name="T2641" style:parent-style-name="DefaultParagraphFont" style:family="text">
      <style:text-properties style:font-name="Aptos" style:font-name-asian="Aptos" style:font-name-complex="Aptos" fo:font-weight="bold" style:font-weight-asian="bold" style:font-weight-complex="bold" fo:color="#000000"/>
    </style:style>
    <style:style style:name="T2642" style:parent-style-name="DefaultParagraphFont" style:family="text">
      <style:text-properties style:font-name="Aptos" style:font-name-asian="Aptos" style:font-name-complex="Aptos" fo:color="#000000"/>
    </style:style>
    <style:style style:name="P2643" style:parent-style-name="Normal" style:family="paragraph">
      <style:paragraph-properties fo:margin-top="0.1666in" fo:margin-bottom="0.1666in"/>
    </style:style>
    <style:style style:name="T2644" style:parent-style-name="DefaultParagraphFont" style:family="text">
      <style:text-properties style:font-name="Aptos" style:font-name-asian="Aptos" style:font-name-complex="Aptos" fo:font-weight="bold" style:font-weight-asian="bold" style:font-weight-complex="bold" fo:color="#000000"/>
    </style:style>
    <style:style style:name="T2645" style:parent-style-name="DefaultParagraphFont" style:family="text">
      <style:text-properties style:font-name="Aptos" style:font-name-asian="Aptos" style:font-name-complex="Aptos" fo:color="#000000"/>
    </style:style>
    <style:style style:name="P2646" style:parent-style-name="Normal" style:family="paragraph">
      <style:paragraph-properties fo:margin-top="0.1666in" fo:margin-bottom="0.1666in"/>
    </style:style>
    <style:style style:name="T2647" style:parent-style-name="DefaultParagraphFont" style:family="text">
      <style:text-properties style:font-name="Aptos" style:font-name-asian="Aptos" style:font-name-complex="Aptos" fo:font-weight="bold" style:font-weight-asian="bold" style:font-weight-complex="bold" fo:color="#000000"/>
    </style:style>
    <style:style style:name="T2648" style:parent-style-name="DefaultParagraphFont" style:family="text">
      <style:text-properties style:font-name="Aptos" style:font-name-asian="Aptos" style:font-name-complex="Aptos" fo:color="#000000"/>
    </style:style>
    <style:style style:name="P2649" style:parent-style-name="Normal" style:family="paragraph">
      <style:paragraph-properties fo:margin-top="0.1666in" fo:margin-bottom="0.1666in"/>
    </style:style>
    <style:style style:name="T2650" style:parent-style-name="DefaultParagraphFont" style:family="text">
      <style:text-properties style:font-name="Aptos" style:font-name-asian="Aptos" style:font-name-complex="Aptos" fo:font-weight="bold" style:font-weight-asian="bold" style:font-weight-complex="bold" fo:color="#000000"/>
    </style:style>
    <style:style style:name="T2651" style:parent-style-name="DefaultParagraphFont" style:family="text">
      <style:text-properties style:font-name="Aptos" style:font-name-asian="Aptos" style:font-name-complex="Aptos" fo:color="#000000"/>
    </style:style>
    <style:style style:name="P2652" style:parent-style-name="Normal" style:family="paragraph">
      <style:paragraph-properties fo:margin-top="0.1666in" fo:margin-bottom="0.1666in"/>
    </style:style>
    <style:style style:name="T2653" style:parent-style-name="DefaultParagraphFont" style:family="text">
      <style:text-properties style:font-name="Aptos" style:font-name-asian="Aptos" style:font-name-complex="Aptos" fo:font-weight="bold" style:font-weight-asian="bold" style:font-weight-complex="bold" fo:color="#000000"/>
    </style:style>
    <style:style style:name="T2654" style:parent-style-name="DefaultParagraphFont" style:family="text">
      <style:text-properties style:font-name="Aptos" style:font-name-asian="Aptos" style:font-name-complex="Aptos" fo:color="#000000"/>
    </style:style>
    <style:style style:name="P2655" style:parent-style-name="Normal" style:family="paragraph">
      <style:paragraph-properties fo:margin-top="0.1666in" fo:margin-bottom="0.1666in"/>
    </style:style>
    <style:style style:name="T2656" style:parent-style-name="DefaultParagraphFont" style:family="text">
      <style:text-properties style:font-name="Aptos" style:font-name-asian="Aptos" style:font-name-complex="Aptos" fo:font-weight="bold" style:font-weight-asian="bold" style:font-weight-complex="bold" fo:color="#000000"/>
    </style:style>
    <style:style style:name="T2657" style:parent-style-name="DefaultParagraphFont" style:family="text">
      <style:text-properties style:font-name="Aptos" style:font-name-asian="Aptos" style:font-name-complex="Aptos" fo:color="#000000"/>
    </style:style>
    <style:style style:name="P2658" style:parent-style-name="Normal" style:family="paragraph">
      <style:paragraph-properties fo:margin-top="0.1666in" fo:margin-bottom="0.1666in"/>
    </style:style>
    <style:style style:name="T2659" style:parent-style-name="DefaultParagraphFont" style:family="text">
      <style:text-properties style:font-name="Aptos" style:font-name-asian="Aptos" style:font-name-complex="Aptos" fo:font-weight="bold" style:font-weight-asian="bold" style:font-weight-complex="bold" fo:color="#000000"/>
    </style:style>
    <style:style style:name="T2660" style:parent-style-name="DefaultParagraphFont" style:family="text">
      <style:text-properties style:font-name="Aptos" style:font-name-asian="Aptos" style:font-name-complex="Aptos" fo:color="#000000"/>
    </style:style>
    <style:style style:name="P2661" style:parent-style-name="Normal" style:family="paragraph">
      <style:paragraph-properties fo:margin-top="0.1666in" fo:margin-bottom="0.1666in"/>
    </style:style>
    <style:style style:name="T2662" style:parent-style-name="DefaultParagraphFont" style:family="text">
      <style:text-properties style:font-name="Aptos" style:font-name-asian="Aptos" style:font-name-complex="Aptos" fo:font-weight="bold" style:font-weight-asian="bold" style:font-weight-complex="bold" fo:color="#000000"/>
    </style:style>
    <style:style style:name="T2663" style:parent-style-name="DefaultParagraphFont" style:family="text">
      <style:text-properties style:font-name="Aptos" style:font-name-asian="Aptos" style:font-name-complex="Aptos" fo:color="#000000"/>
    </style:style>
    <style:style style:name="P2664" style:parent-style-name="Normal" style:family="paragraph">
      <style:paragraph-properties fo:margin-top="0.1666in" fo:margin-bottom="0.1666in"/>
    </style:style>
    <style:style style:name="T2665" style:parent-style-name="DefaultParagraphFont" style:family="text">
      <style:text-properties style:font-name="Aptos" style:font-name-asian="Aptos" style:font-name-complex="Aptos" fo:font-weight="bold" style:font-weight-asian="bold" style:font-weight-complex="bold" fo:color="#000000"/>
    </style:style>
    <style:style style:name="T2666" style:parent-style-name="DefaultParagraphFont" style:family="text">
      <style:text-properties style:font-name="Aptos" style:font-name-asian="Aptos" style:font-name-complex="Aptos" fo:color="#000000"/>
    </style:style>
    <style:style style:name="P2667" style:parent-style-name="Normal" style:family="paragraph">
      <style:paragraph-properties fo:margin-top="0.1666in" fo:margin-bottom="0.1666in"/>
    </style:style>
    <style:style style:name="T2668" style:parent-style-name="DefaultParagraphFont" style:family="text">
      <style:text-properties style:font-name="Aptos" style:font-name-asian="Aptos" style:font-name-complex="Aptos" fo:font-weight="bold" style:font-weight-asian="bold" style:font-weight-complex="bold" fo:color="#000000"/>
    </style:style>
    <style:style style:name="T2669" style:parent-style-name="DefaultParagraphFont" style:family="text">
      <style:text-properties style:font-name="Aptos" style:font-name-asian="Aptos" style:font-name-complex="Aptos" fo:color="#000000"/>
    </style:style>
    <style:style style:name="P2670" style:parent-style-name="Normal" style:family="paragraph">
      <style:paragraph-properties fo:margin-top="0.1666in" fo:margin-bottom="0.1666in"/>
    </style:style>
    <style:style style:name="T2671" style:parent-style-name="DefaultParagraphFont" style:family="text">
      <style:text-properties style:font-name="Aptos" style:font-name-asian="Aptos" style:font-name-complex="Aptos" fo:font-weight="bold" style:font-weight-asian="bold" style:font-weight-complex="bold" fo:color="#000000"/>
    </style:style>
    <style:style style:name="T2672" style:parent-style-name="DefaultParagraphFont" style:family="text">
      <style:text-properties style:font-name="Aptos" style:font-name-asian="Aptos" style:font-name-complex="Aptos" fo:color="#000000"/>
    </style:style>
    <style:style style:name="P2673" style:parent-style-name="Normal" style:family="paragraph">
      <style:paragraph-properties fo:margin-top="0.1666in" fo:margin-bottom="0.1666in"/>
    </style:style>
    <style:style style:name="T2674" style:parent-style-name="DefaultParagraphFont" style:family="text">
      <style:text-properties style:font-name="Aptos" style:font-name-asian="Aptos" style:font-name-complex="Aptos" fo:font-weight="bold" style:font-weight-asian="bold" style:font-weight-complex="bold" fo:color="#000000"/>
    </style:style>
    <style:style style:name="T2675" style:parent-style-name="DefaultParagraphFont" style:family="text">
      <style:text-properties style:font-name="Aptos" style:font-name-asian="Aptos" style:font-name-complex="Aptos" fo:color="#000000"/>
    </style:style>
    <style:style style:name="P2676" style:parent-style-name="Heading4" style:family="paragraph">
      <style:paragraph-properties fo:margin-top="0.2215in" fo:margin-bottom="0.2215in"/>
    </style:style>
    <style:style style:name="T2677" style:parent-style-name="DefaultParagraphFont" style:family="text">
      <style:text-properties style:font-name="Aptos" style:font-name-asian="Aptos" style:font-name-complex="Aptos" fo:font-weight="bold" style:font-weight-asian="bold" style:font-weight-complex="bold" fo:color="#000000"/>
    </style:style>
    <style:style style:name="P2678" style:parent-style-name="Normal" style:family="paragraph">
      <style:paragraph-properties fo:margin-top="0.1666in" fo:margin-bottom="0.1666in"/>
    </style:style>
    <style:style style:name="T2679" style:parent-style-name="DefaultParagraphFont" style:family="text">
      <style:text-properties style:font-name="Aptos" style:font-name-asian="Aptos" style:font-name-complex="Aptos" fo:font-weight="bold" style:font-weight-asian="bold" style:font-weight-complex="bold" fo:color="#000000"/>
    </style:style>
    <style:style style:name="T2680" style:parent-style-name="DefaultParagraphFont" style:family="text">
      <style:text-properties style:font-name="Aptos" style:font-name-asian="Aptos" style:font-name-complex="Aptos" fo:color="#000000"/>
    </style:style>
    <style:style style:name="P2681" style:parent-style-name="Normal" style:family="paragraph">
      <style:paragraph-properties fo:margin-top="0.1666in" fo:margin-bottom="0.1666in"/>
    </style:style>
    <style:style style:name="T2682" style:parent-style-name="DefaultParagraphFont" style:family="text">
      <style:text-properties style:font-name="Aptos" style:font-name-asian="Aptos" style:font-name-complex="Aptos" fo:font-weight="bold" style:font-weight-asian="bold" style:font-weight-complex="bold" fo:color="#000000"/>
    </style:style>
    <style:style style:name="T2683" style:parent-style-name="DefaultParagraphFont" style:family="text">
      <style:text-properties style:font-name="Aptos" style:font-name-asian="Aptos" style:font-name-complex="Aptos" fo:color="#000000"/>
    </style:style>
    <style:style style:name="P2684" style:parent-style-name="Normal" style:family="paragraph">
      <style:paragraph-properties fo:margin-top="0.1666in" fo:margin-bottom="0.1666in"/>
    </style:style>
    <style:style style:name="T2685" style:parent-style-name="DefaultParagraphFont" style:family="text">
      <style:text-properties style:font-name="Aptos" style:font-name-asian="Aptos" style:font-name-complex="Aptos" fo:font-weight="bold" style:font-weight-asian="bold" style:font-weight-complex="bold" fo:color="#000000"/>
    </style:style>
    <style:style style:name="T2686" style:parent-style-name="DefaultParagraphFont" style:family="text">
      <style:text-properties style:font-name="Aptos" style:font-name-asian="Aptos" style:font-name-complex="Aptos" fo:color="#000000"/>
    </style:style>
    <style:style style:name="P2687" style:parent-style-name="Normal" style:family="paragraph">
      <style:paragraph-properties fo:margin-top="0.1666in" fo:margin-bottom="0.1666in"/>
    </style:style>
    <style:style style:name="T2688" style:parent-style-name="DefaultParagraphFont" style:family="text">
      <style:text-properties style:font-name="Aptos" style:font-name-asian="Aptos" style:font-name-complex="Aptos" fo:font-weight="bold" style:font-weight-asian="bold" style:font-weight-complex="bold" fo:color="#000000"/>
    </style:style>
    <style:style style:name="T2689" style:parent-style-name="DefaultParagraphFont" style:family="text">
      <style:text-properties style:font-name="Aptos" style:font-name-asian="Aptos" style:font-name-complex="Aptos" fo:color="#000000"/>
    </style:style>
    <style:style style:name="P2690" style:parent-style-name="Normal" style:family="paragraph">
      <style:paragraph-properties fo:margin-top="0.1666in" fo:margin-bottom="0.1666in"/>
    </style:style>
    <style:style style:name="T2691" style:parent-style-name="DefaultParagraphFont" style:family="text">
      <style:text-properties style:font-name="Aptos" style:font-name-asian="Aptos" style:font-name-complex="Aptos" fo:font-weight="bold" style:font-weight-asian="bold" style:font-weight-complex="bold" fo:color="#000000"/>
    </style:style>
    <style:style style:name="T2692" style:parent-style-name="DefaultParagraphFont" style:family="text">
      <style:text-properties style:font-name="Aptos" style:font-name-asian="Aptos" style:font-name-complex="Aptos" fo:color="#000000"/>
    </style:style>
    <style:style style:name="P2693" style:parent-style-name="Normal" style:family="paragraph">
      <style:paragraph-properties fo:margin-top="0.1666in" fo:margin-bottom="0.1666in"/>
    </style:style>
    <style:style style:name="T2694" style:parent-style-name="DefaultParagraphFont" style:family="text">
      <style:text-properties style:font-name="Aptos" style:font-name-asian="Aptos" style:font-name-complex="Aptos" fo:font-weight="bold" style:font-weight-asian="bold" style:font-weight-complex="bold" fo:color="#000000"/>
    </style:style>
    <style:style style:name="T2695" style:parent-style-name="DefaultParagraphFont" style:family="text">
      <style:text-properties style:font-name="Aptos" style:font-name-asian="Aptos" style:font-name-complex="Aptos" fo:color="#000000"/>
    </style:style>
    <style:style style:name="P2696" style:parent-style-name="Normal" style:family="paragraph">
      <style:paragraph-properties fo:margin-top="0.1666in" fo:margin-bottom="0.1666in"/>
    </style:style>
    <style:style style:name="T2697" style:parent-style-name="DefaultParagraphFont" style:family="text">
      <style:text-properties style:font-name="Aptos" style:font-name-asian="Aptos" style:font-name-complex="Aptos" fo:font-weight="bold" style:font-weight-asian="bold" style:font-weight-complex="bold" fo:color="#000000"/>
    </style:style>
    <style:style style:name="T2698" style:parent-style-name="DefaultParagraphFont" style:family="text">
      <style:text-properties style:font-name="Aptos" style:font-name-asian="Aptos" style:font-name-complex="Aptos" fo:color="#000000"/>
    </style:style>
    <style:style style:name="P2699" style:parent-style-name="Heading4" style:family="paragraph">
      <style:paragraph-properties fo:margin-top="0.2215in" fo:margin-bottom="0.2215in"/>
    </style:style>
    <style:style style:name="T2700" style:parent-style-name="DefaultParagraphFont" style:family="text">
      <style:text-properties style:font-name="Aptos" style:font-name-asian="Aptos" style:font-name-complex="Aptos" fo:font-weight="bold" style:font-weight-asian="bold" style:font-weight-complex="bold" fo:color="#000000"/>
    </style:style>
    <style:style style:name="P2701" style:parent-style-name="Normal" style:family="paragraph">
      <style:paragraph-properties fo:margin-top="0.1666in" fo:margin-bottom="0.1666in"/>
    </style:style>
    <style:style style:name="T2702" style:parent-style-name="DefaultParagraphFont" style:family="text">
      <style:text-properties style:font-name="Aptos" style:font-name-asian="Aptos" style:font-name-complex="Aptos" fo:font-weight="bold" style:font-weight-asian="bold" style:font-weight-complex="bold" fo:color="#000000"/>
    </style:style>
    <style:style style:name="T2703" style:parent-style-name="DefaultParagraphFont" style:family="text">
      <style:text-properties style:font-name="Aptos" style:font-name-asian="Aptos" style:font-name-complex="Aptos" fo:color="#000000"/>
    </style:style>
    <style:style style:name="P2704" style:parent-style-name="Normal" style:family="paragraph">
      <style:paragraph-properties fo:margin-top="0.1666in" fo:margin-bottom="0.1666in"/>
    </style:style>
    <style:style style:name="T2705" style:parent-style-name="DefaultParagraphFont" style:family="text">
      <style:text-properties style:font-name="Aptos" style:font-name-asian="Aptos" style:font-name-complex="Aptos" fo:font-weight="bold" style:font-weight-asian="bold" style:font-weight-complex="bold" fo:color="#000000"/>
    </style:style>
    <style:style style:name="T2706" style:parent-style-name="DefaultParagraphFont" style:family="text">
      <style:text-properties style:font-name="Aptos" style:font-name-asian="Aptos" style:font-name-complex="Aptos" fo:color="#000000"/>
    </style:style>
    <style:style style:name="P2707" style:parent-style-name="Normal" style:family="paragraph">
      <style:paragraph-properties fo:margin-top="0.1666in" fo:margin-bottom="0.1666in"/>
    </style:style>
    <style:style style:name="T2708" style:parent-style-name="DefaultParagraphFont" style:family="text">
      <style:text-properties style:font-name="Aptos" style:font-name-asian="Aptos" style:font-name-complex="Aptos" fo:font-weight="bold" style:font-weight-asian="bold" style:font-weight-complex="bold" fo:color="#000000"/>
    </style:style>
    <style:style style:name="T2709" style:parent-style-name="DefaultParagraphFont" style:family="text">
      <style:text-properties style:font-name="Aptos" style:font-name-asian="Aptos" style:font-name-complex="Aptos" fo:color="#000000"/>
    </style:style>
    <style:style style:name="P2710" style:parent-style-name="Normal" style:family="paragraph">
      <style:paragraph-properties fo:margin-top="0.1666in" fo:margin-bottom="0.1666in"/>
    </style:style>
    <style:style style:name="T2711" style:parent-style-name="DefaultParagraphFont" style:family="text">
      <style:text-properties style:font-name="Aptos" style:font-name-asian="Aptos" style:font-name-complex="Aptos" fo:font-weight="bold" style:font-weight-asian="bold" style:font-weight-complex="bold" fo:color="#000000"/>
    </style:style>
    <style:style style:name="T2712" style:parent-style-name="DefaultParagraphFont" style:family="text">
      <style:text-properties style:font-name="Aptos" style:font-name-asian="Aptos" style:font-name-complex="Aptos" fo:color="#000000"/>
    </style:style>
    <style:style style:name="P2713" style:parent-style-name="Normal" style:family="paragraph">
      <style:paragraph-properties fo:margin-top="0.1666in" fo:margin-bottom="0.1666in"/>
    </style:style>
    <style:style style:name="T2714" style:parent-style-name="DefaultParagraphFont" style:family="text">
      <style:text-properties style:font-name="Aptos" style:font-name-asian="Aptos" style:font-name-complex="Aptos" fo:font-weight="bold" style:font-weight-asian="bold" style:font-weight-complex="bold" fo:color="#000000"/>
    </style:style>
    <style:style style:name="T2715" style:parent-style-name="DefaultParagraphFont" style:family="text">
      <style:text-properties style:font-name="Aptos" style:font-name-asian="Aptos" style:font-name-complex="Aptos" fo:color="#000000"/>
    </style:style>
    <style:style style:name="P2716" style:parent-style-name="Normal" style:family="paragraph">
      <style:paragraph-properties fo:margin-top="0.1666in" fo:margin-bottom="0.1666in"/>
    </style:style>
    <style:style style:name="T2717" style:parent-style-name="DefaultParagraphFont" style:family="text">
      <style:text-properties style:font-name="Aptos" style:font-name-asian="Aptos" style:font-name-complex="Aptos" fo:font-weight="bold" style:font-weight-asian="bold" style:font-weight-complex="bold" fo:color="#000000"/>
    </style:style>
    <style:style style:name="T2718" style:parent-style-name="DefaultParagraphFont" style:family="text">
      <style:text-properties style:font-name="Aptos" style:font-name-asian="Aptos" style:font-name-complex="Aptos" fo:color="#000000"/>
    </style:style>
    <style:style style:name="P2719" style:parent-style-name="Normal" style:family="paragraph">
      <style:paragraph-properties fo:margin-top="0.1666in" fo:margin-bottom="0.1666in"/>
    </style:style>
    <style:style style:name="T2720" style:parent-style-name="DefaultParagraphFont" style:family="text">
      <style:text-properties style:font-name="Aptos" style:font-name-asian="Aptos" style:font-name-complex="Aptos" fo:font-weight="bold" style:font-weight-asian="bold" style:font-weight-complex="bold" fo:color="#000000"/>
    </style:style>
    <style:style style:name="T2721" style:parent-style-name="DefaultParagraphFont" style:family="text">
      <style:text-properties style:font-name="Aptos" style:font-name-asian="Aptos" style:font-name-complex="Aptos" fo:color="#000000"/>
    </style:style>
    <style:style style:name="P2722" style:parent-style-name="Heading3" style:family="paragraph">
      <style:paragraph-properties fo:margin-top="0.1951in" fo:margin-bottom="0.1951in"/>
    </style:style>
    <style:style style:name="T2723" style:parent-style-name="DefaultParagraphFont" style:family="text">
      <style:text-properties style:font-name="Aptos" style:font-name-asian="Aptos" style:font-name-complex="Aptos" fo:font-weight="bold" style:font-weight-asian="bold" style:font-weight-complex="bold" fo:color="#000000"/>
    </style:style>
    <style:style style:name="P2724" style:parent-style-name="Normal" style:family="paragraph">
      <style:paragraph-properties fo:margin-top="0.1666in" fo:margin-bottom="0.1666in"/>
    </style:style>
    <style:style style:name="T2725" style:parent-style-name="DefaultParagraphFont" style:family="text">
      <style:text-properties style:font-name="Aptos" style:font-name-asian="Aptos" style:font-name-complex="Aptos" fo:color="#000000"/>
    </style:style>
    <style:style style:name="P2726" style:parent-style-name="Heading4" style:family="paragraph">
      <style:paragraph-properties fo:margin-top="0.2215in" fo:margin-bottom="0.2215in"/>
    </style:style>
    <style:style style:name="T2727" style:parent-style-name="DefaultParagraphFont" style:family="text">
      <style:text-properties style:font-name="Aptos" style:font-name-asian="Aptos" style:font-name-complex="Aptos" fo:font-weight="bold" style:font-weight-asian="bold" style:font-weight-complex="bold" fo:color="#000000"/>
    </style:style>
    <style:style style:name="P2728" style:parent-style-name="Normal" style:family="paragraph">
      <style:paragraph-properties fo:margin-top="0.1666in" fo:margin-bottom="0.1666in"/>
    </style:style>
    <style:style style:name="T2729" style:parent-style-name="DefaultParagraphFont" style:family="text">
      <style:text-properties style:font-name="Aptos" style:font-name-asian="Aptos" style:font-name-complex="Aptos" fo:font-weight="bold" style:font-weight-asian="bold" style:font-weight-complex="bold" fo:color="#000000"/>
    </style:style>
    <style:style style:name="T2730" style:parent-style-name="DefaultParagraphFont" style:family="text">
      <style:text-properties style:font-name="Aptos" style:font-name-asian="Aptos" style:font-name-complex="Aptos" fo:color="#000000"/>
    </style:style>
    <style:style style:name="P2731" style:parent-style-name="Normal" style:family="paragraph">
      <style:paragraph-properties fo:margin-top="0.1666in" fo:margin-bottom="0.1666in"/>
    </style:style>
    <style:style style:name="T2732" style:parent-style-name="DefaultParagraphFont" style:family="text">
      <style:text-properties style:font-name="Aptos" style:font-name-asian="Aptos" style:font-name-complex="Aptos" fo:font-weight="bold" style:font-weight-asian="bold" style:font-weight-complex="bold" fo:color="#000000"/>
    </style:style>
    <style:style style:name="T2733" style:parent-style-name="DefaultParagraphFont" style:family="text">
      <style:text-properties style:font-name="Aptos" style:font-name-asian="Aptos" style:font-name-complex="Aptos" fo:color="#000000"/>
    </style:style>
    <style:style style:name="P2734" style:parent-style-name="Normal" style:family="paragraph">
      <style:paragraph-properties fo:margin-top="0.1666in" fo:margin-bottom="0.1666in"/>
    </style:style>
    <style:style style:name="T2735" style:parent-style-name="DefaultParagraphFont" style:family="text">
      <style:text-properties style:font-name="Aptos" style:font-name-asian="Aptos" style:font-name-complex="Aptos" fo:font-weight="bold" style:font-weight-asian="bold" style:font-weight-complex="bold" fo:color="#000000"/>
    </style:style>
    <style:style style:name="T2736" style:parent-style-name="DefaultParagraphFont" style:family="text">
      <style:text-properties style:font-name="Aptos" style:font-name-asian="Aptos" style:font-name-complex="Aptos" fo:color="#000000"/>
    </style:style>
    <style:style style:name="P2737" style:parent-style-name="Heading4" style:family="paragraph">
      <style:paragraph-properties fo:margin-top="0.2215in" fo:margin-bottom="0.2215in"/>
    </style:style>
    <style:style style:name="T2738" style:parent-style-name="DefaultParagraphFont" style:family="text">
      <style:text-properties style:font-name="Aptos" style:font-name-asian="Aptos" style:font-name-complex="Aptos" fo:font-weight="bold" style:font-weight-asian="bold" style:font-weight-complex="bold" fo:color="#000000"/>
    </style:style>
    <style:style style:name="P2739" style:parent-style-name="Normal" style:family="paragraph">
      <style:paragraph-properties fo:margin-top="0.1666in" fo:margin-bottom="0.1666in"/>
    </style:style>
    <style:style style:name="T2740" style:parent-style-name="DefaultParagraphFont" style:family="text">
      <style:text-properties style:font-name="Aptos" style:font-name-asian="Aptos" style:font-name-complex="Aptos" fo:font-weight="bold" style:font-weight-asian="bold" style:font-weight-complex="bold" fo:color="#000000"/>
    </style:style>
    <style:style style:name="T2741" style:parent-style-name="DefaultParagraphFont" style:family="text">
      <style:text-properties style:font-name="Aptos" style:font-name-asian="Aptos" style:font-name-complex="Aptos" fo:color="#000000"/>
    </style:style>
    <style:style style:name="P2742" style:parent-style-name="Normal" style:family="paragraph">
      <style:paragraph-properties fo:margin-top="0.1666in" fo:margin-bottom="0.1666in"/>
    </style:style>
    <style:style style:name="T2743" style:parent-style-name="DefaultParagraphFont" style:family="text">
      <style:text-properties style:font-name="Aptos" style:font-name-asian="Aptos" style:font-name-complex="Aptos" fo:font-weight="bold" style:font-weight-asian="bold" style:font-weight-complex="bold" fo:color="#000000"/>
    </style:style>
    <style:style style:name="T2744" style:parent-style-name="DefaultParagraphFont" style:family="text">
      <style:text-properties style:font-name="Aptos" style:font-name-asian="Aptos" style:font-name-complex="Aptos" fo:color="#000000"/>
    </style:style>
    <style:style style:name="P2745" style:parent-style-name="Normal" style:family="paragraph">
      <style:paragraph-properties fo:margin-top="0.1666in" fo:margin-bottom="0.1666in"/>
    </style:style>
    <style:style style:name="T2746" style:parent-style-name="DefaultParagraphFont" style:family="text">
      <style:text-properties style:font-name="Aptos" style:font-name-asian="Aptos" style:font-name-complex="Aptos" fo:font-weight="bold" style:font-weight-asian="bold" style:font-weight-complex="bold" fo:color="#000000"/>
    </style:style>
    <style:style style:name="T2747" style:parent-style-name="DefaultParagraphFont" style:family="text">
      <style:text-properties style:font-name="Aptos" style:font-name-asian="Aptos" style:font-name-complex="Aptos" fo:color="#000000"/>
    </style:style>
    <style:style style:name="P2748" style:parent-style-name="Heading4" style:family="paragraph">
      <style:paragraph-properties fo:margin-top="0.2215in" fo:margin-bottom="0.2215in"/>
    </style:style>
    <style:style style:name="T2749" style:parent-style-name="DefaultParagraphFont" style:family="text">
      <style:text-properties style:font-name="Aptos" style:font-name-asian="Aptos" style:font-name-complex="Aptos" fo:font-weight="bold" style:font-weight-asian="bold" style:font-weight-complex="bold" fo:color="#000000"/>
    </style:style>
    <style:style style:name="P2750" style:parent-style-name="Normal" style:family="paragraph">
      <style:paragraph-properties fo:margin-top="0.1666in" fo:margin-bottom="0.1666in"/>
    </style:style>
    <style:style style:name="T2751" style:parent-style-name="DefaultParagraphFont" style:family="text">
      <style:text-properties style:font-name="Aptos" style:font-name-asian="Aptos" style:font-name-complex="Aptos" fo:font-weight="bold" style:font-weight-asian="bold" style:font-weight-complex="bold" fo:color="#000000"/>
    </style:style>
    <style:style style:name="T2752" style:parent-style-name="DefaultParagraphFont" style:family="text">
      <style:text-properties style:font-name="Aptos" style:font-name-asian="Aptos" style:font-name-complex="Aptos" fo:color="#000000"/>
    </style:style>
    <style:style style:name="P2753" style:parent-style-name="Normal" style:family="paragraph">
      <style:paragraph-properties fo:margin-top="0.1666in" fo:margin-bottom="0.1666in"/>
    </style:style>
    <style:style style:name="T2754" style:parent-style-name="DefaultParagraphFont" style:family="text">
      <style:text-properties style:font-name="Aptos" style:font-name-asian="Aptos" style:font-name-complex="Aptos" fo:font-weight="bold" style:font-weight-asian="bold" style:font-weight-complex="bold" fo:color="#000000"/>
    </style:style>
    <style:style style:name="T2755" style:parent-style-name="DefaultParagraphFont" style:family="text">
      <style:text-properties style:font-name="Aptos" style:font-name-asian="Aptos" style:font-name-complex="Aptos" fo:color="#000000"/>
    </style:style>
    <style:style style:name="P2756" style:parent-style-name="Normal" style:family="paragraph">
      <style:paragraph-properties fo:margin-top="0.1666in" fo:margin-bottom="0.1666in"/>
    </style:style>
    <style:style style:name="T2757" style:parent-style-name="DefaultParagraphFont" style:family="text">
      <style:text-properties style:font-name="Aptos" style:font-name-asian="Aptos" style:font-name-complex="Aptos" fo:font-weight="bold" style:font-weight-asian="bold" style:font-weight-complex="bold" fo:color="#000000"/>
    </style:style>
    <style:style style:name="T2758" style:parent-style-name="DefaultParagraphFont" style:family="text">
      <style:text-properties style:font-name="Aptos" style:font-name-asian="Aptos" style:font-name-complex="Aptos" fo:color="#000000"/>
    </style:style>
    <style:style style:name="P2759" style:parent-style-name="Heading4" style:family="paragraph">
      <style:paragraph-properties fo:margin-top="0.2215in" fo:margin-bottom="0.2215in"/>
    </style:style>
    <style:style style:name="T2760" style:parent-style-name="DefaultParagraphFont" style:family="text">
      <style:text-properties style:font-name="Aptos" style:font-name-asian="Aptos" style:font-name-complex="Aptos" fo:font-weight="bold" style:font-weight-asian="bold" style:font-weight-complex="bold" fo:color="#000000"/>
    </style:style>
    <style:style style:name="P2761" style:parent-style-name="Normal" style:family="paragraph">
      <style:paragraph-properties fo:margin-top="0.1666in" fo:margin-bottom="0.1666in"/>
    </style:style>
    <style:style style:name="T2762" style:parent-style-name="DefaultParagraphFont" style:family="text">
      <style:text-properties style:font-name="Aptos" style:font-name-asian="Aptos" style:font-name-complex="Aptos" fo:font-weight="bold" style:font-weight-asian="bold" style:font-weight-complex="bold" fo:color="#000000"/>
    </style:style>
    <style:style style:name="T2763" style:parent-style-name="DefaultParagraphFont" style:family="text">
      <style:text-properties style:font-name="Aptos" style:font-name-asian="Aptos" style:font-name-complex="Aptos" fo:color="#000000"/>
    </style:style>
    <style:style style:name="P2764" style:parent-style-name="Normal" style:family="paragraph">
      <style:paragraph-properties fo:margin-top="0.1666in" fo:margin-bottom="0.1666in"/>
    </style:style>
    <style:style style:name="T2765" style:parent-style-name="DefaultParagraphFont" style:family="text">
      <style:text-properties style:font-name="Aptos" style:font-name-asian="Aptos" style:font-name-complex="Aptos" fo:font-weight="bold" style:font-weight-asian="bold" style:font-weight-complex="bold" fo:color="#000000"/>
    </style:style>
    <style:style style:name="T2766" style:parent-style-name="DefaultParagraphFont" style:family="text">
      <style:text-properties style:font-name="Aptos" style:font-name-asian="Aptos" style:font-name-complex="Aptos" fo:color="#000000"/>
    </style:style>
    <style:style style:name="P2767" style:parent-style-name="Normal" style:family="paragraph">
      <style:paragraph-properties fo:margin-top="0.1666in" fo:margin-bottom="0.1666in"/>
    </style:style>
    <style:style style:name="T2768" style:parent-style-name="DefaultParagraphFont" style:family="text">
      <style:text-properties style:font-name="Aptos" style:font-name-asian="Aptos" style:font-name-complex="Aptos" fo:font-weight="bold" style:font-weight-asian="bold" style:font-weight-complex="bold" fo:color="#000000"/>
    </style:style>
    <style:style style:name="T2769" style:parent-style-name="DefaultParagraphFont" style:family="text">
      <style:text-properties style:font-name="Aptos" style:font-name-asian="Aptos" style:font-name-complex="Aptos" fo:color="#000000"/>
    </style:style>
    <style:style style:name="P2770" style:parent-style-name="Heading4" style:family="paragraph">
      <style:paragraph-properties fo:margin-top="0.2215in" fo:margin-bottom="0.2215in"/>
    </style:style>
    <style:style style:name="T2771" style:parent-style-name="DefaultParagraphFont" style:family="text">
      <style:text-properties style:font-name="Aptos" style:font-name-asian="Aptos" style:font-name-complex="Aptos" fo:font-weight="bold" style:font-weight-asian="bold" style:font-weight-complex="bold" fo:color="#000000"/>
    </style:style>
    <style:style style:name="P2772" style:parent-style-name="Normal" style:family="paragraph">
      <style:paragraph-properties fo:margin-top="0.1666in" fo:margin-bottom="0.1666in"/>
    </style:style>
    <style:style style:name="T2773" style:parent-style-name="DefaultParagraphFont" style:family="text">
      <style:text-properties style:font-name="Aptos" style:font-name-asian="Aptos" style:font-name-complex="Aptos" fo:font-weight="bold" style:font-weight-asian="bold" style:font-weight-complex="bold" fo:color="#000000"/>
    </style:style>
    <style:style style:name="T2774" style:parent-style-name="DefaultParagraphFont" style:family="text">
      <style:text-properties style:font-name="Aptos" style:font-name-asian="Aptos" style:font-name-complex="Aptos" fo:color="#000000"/>
    </style:style>
    <style:style style:name="P2775" style:parent-style-name="Normal" style:family="paragraph">
      <style:paragraph-properties fo:margin-top="0.1666in" fo:margin-bottom="0.1666in"/>
    </style:style>
    <style:style style:name="T2776" style:parent-style-name="DefaultParagraphFont" style:family="text">
      <style:text-properties style:font-name="Aptos" style:font-name-asian="Aptos" style:font-name-complex="Aptos" fo:font-weight="bold" style:font-weight-asian="bold" style:font-weight-complex="bold" fo:color="#000000"/>
    </style:style>
    <style:style style:name="T2777" style:parent-style-name="DefaultParagraphFont" style:family="text">
      <style:text-properties style:font-name="Aptos" style:font-name-asian="Aptos" style:font-name-complex="Aptos" fo:color="#000000"/>
    </style:style>
    <style:style style:name="P2778" style:parent-style-name="Normal" style:family="paragraph">
      <style:paragraph-properties fo:margin-top="0.1666in" fo:margin-bottom="0.1666in"/>
    </style:style>
    <style:style style:name="T2779" style:parent-style-name="DefaultParagraphFont" style:family="text">
      <style:text-properties style:font-name="Aptos" style:font-name-asian="Aptos" style:font-name-complex="Aptos" fo:font-weight="bold" style:font-weight-asian="bold" style:font-weight-complex="bold" fo:color="#000000"/>
    </style:style>
    <style:style style:name="T2780" style:parent-style-name="DefaultParagraphFont" style:family="text">
      <style:text-properties style:font-name="Aptos" style:font-name-asian="Aptos" style:font-name-complex="Aptos" fo:color="#000000"/>
    </style:style>
    <style:style style:name="P2781" style:parent-style-name="Heading3" style:family="paragraph">
      <style:paragraph-properties fo:margin-top="0.1951in" fo:margin-bottom="0.1951in"/>
    </style:style>
    <style:style style:name="T2782" style:parent-style-name="DefaultParagraphFont" style:family="text">
      <style:text-properties style:font-name="Aptos" style:font-name-asian="Aptos" style:font-name-complex="Aptos" fo:font-weight="bold" style:font-weight-asian="bold" style:font-weight-complex="bold" fo:color="#000000"/>
    </style:style>
    <style:style style:name="P2783" style:parent-style-name="Normal" style:family="paragraph">
      <style:paragraph-properties fo:margin-top="0.1666in" fo:margin-bottom="0.1666in"/>
    </style:style>
    <style:style style:name="T2784" style:parent-style-name="DefaultParagraphFont" style:family="text">
      <style:text-properties style:font-name="Aptos" style:font-name-asian="Aptos" style:font-name-complex="Aptos" fo:color="#000000"/>
    </style:style>
    <style:style style:name="P2785" style:parent-style-name="Heading4" style:family="paragraph">
      <style:paragraph-properties fo:margin-top="0.2215in" fo:margin-bottom="0.2215in"/>
    </style:style>
    <style:style style:name="T2786" style:parent-style-name="DefaultParagraphFont" style:family="text">
      <style:text-properties style:font-name="Aptos" style:font-name-asian="Aptos" style:font-name-complex="Aptos" fo:font-weight="bold" style:font-weight-asian="bold" style:font-weight-complex="bold" fo:color="#000000"/>
    </style:style>
    <style:style style:name="P2787" style:parent-style-name="Normal" style:family="paragraph">
      <style:paragraph-properties fo:margin-top="0.1666in" fo:margin-bottom="0.1666in"/>
    </style:style>
    <style:style style:name="T2788" style:parent-style-name="DefaultParagraphFont" style:family="text">
      <style:text-properties style:font-name="Aptos" style:font-name-asian="Aptos" style:font-name-complex="Aptos" fo:color="#000000"/>
    </style:style>
    <style:style style:name="P2789" style:parent-style-name="Heading4" style:family="paragraph">
      <style:paragraph-properties fo:margin-top="0.2215in" fo:margin-bottom="0.2215in"/>
    </style:style>
    <style:style style:name="T2790" style:parent-style-name="DefaultParagraphFont" style:family="text">
      <style:text-properties style:font-name="Aptos" style:font-name-asian="Aptos" style:font-name-complex="Aptos" fo:font-weight="bold" style:font-weight-asian="bold" style:font-weight-complex="bold" fo:color="#000000"/>
    </style:style>
    <style:style style:name="P2791" style:parent-style-name="Normal" style:family="paragraph">
      <style:paragraph-properties fo:margin-top="0.1666in" fo:margin-bottom="0.1666in"/>
    </style:style>
    <style:style style:name="T2792" style:parent-style-name="DefaultParagraphFont" style:family="text">
      <style:text-properties style:font-name="Aptos" style:font-name-asian="Aptos" style:font-name-complex="Aptos" fo:color="#000000"/>
    </style:style>
    <style:style style:name="P2793" style:parent-style-name="Heading4" style:family="paragraph">
      <style:paragraph-properties fo:margin-top="0.2215in" fo:margin-bottom="0.2215in"/>
    </style:style>
    <style:style style:name="T2794" style:parent-style-name="DefaultParagraphFont" style:family="text">
      <style:text-properties style:font-name="Aptos" style:font-name-asian="Aptos" style:font-name-complex="Aptos" fo:font-weight="bold" style:font-weight-asian="bold" style:font-weight-complex="bold" fo:color="#000000"/>
    </style:style>
    <style:style style:name="P2795" style:parent-style-name="Normal" style:family="paragraph">
      <style:paragraph-properties fo:margin-top="0.1666in" fo:margin-bottom="0.1666in"/>
    </style:style>
    <style:style style:name="T2796" style:parent-style-name="DefaultParagraphFont" style:family="text">
      <style:text-properties style:font-name="Aptos" style:font-name-asian="Aptos" style:font-name-complex="Aptos" fo:color="#000000"/>
    </style:style>
    <style:style style:name="P2797" style:parent-style-name="Heading4" style:family="paragraph">
      <style:paragraph-properties fo:margin-top="0.2215in" fo:margin-bottom="0.2215in"/>
    </style:style>
    <style:style style:name="T2798" style:parent-style-name="DefaultParagraphFont" style:family="text">
      <style:text-properties style:font-name="Aptos" style:font-name-asian="Aptos" style:font-name-complex="Aptos" fo:font-weight="bold" style:font-weight-asian="bold" style:font-weight-complex="bold" fo:color="#000000"/>
    </style:style>
    <style:style style:name="P2799" style:parent-style-name="Normal" style:family="paragraph">
      <style:paragraph-properties fo:margin-top="0.1666in" fo:margin-bottom="0.1666in"/>
    </style:style>
    <style:style style:name="T2800" style:parent-style-name="DefaultParagraphFont" style:family="text">
      <style:text-properties style:font-name="Aptos" style:font-name-asian="Aptos" style:font-name-complex="Aptos" fo:color="#000000"/>
    </style:style>
    <style:style style:name="P2801" style:parent-style-name="Heading4" style:family="paragraph">
      <style:paragraph-properties fo:margin-top="0.2215in" fo:margin-bottom="0.2215in"/>
    </style:style>
    <style:style style:name="T2802" style:parent-style-name="DefaultParagraphFont" style:family="text">
      <style:text-properties style:font-name="Aptos" style:font-name-asian="Aptos" style:font-name-complex="Aptos" fo:font-weight="bold" style:font-weight-asian="bold" style:font-weight-complex="bold" fo:color="#000000"/>
    </style:style>
    <style:style style:name="P2803" style:parent-style-name="Normal" style:family="paragraph">
      <style:paragraph-properties fo:margin-top="0.1666in" fo:margin-bottom="0.1666in"/>
    </style:style>
    <style:style style:name="T2804" style:parent-style-name="DefaultParagraphFont" style:family="text">
      <style:text-properties style:font-name="Aptos" style:font-name-asian="Aptos" style:font-name-complex="Aptos" fo:color="#000000"/>
    </style:style>
    <style:style style:name="P2805" style:parent-style-name="Heading3" style:family="paragraph">
      <style:paragraph-properties fo:margin-top="0.1951in" fo:margin-bottom="0.1951in"/>
    </style:style>
    <style:style style:name="T2806" style:parent-style-name="DefaultParagraphFont" style:family="text">
      <style:text-properties style:font-name="Aptos" style:font-name-asian="Aptos" style:font-name-complex="Aptos" fo:font-weight="bold" style:font-weight-asian="bold" style:font-weight-complex="bold" fo:color="#000000"/>
    </style:style>
    <style:style style:name="P2807" style:parent-style-name="Normal" style:family="paragraph">
      <style:paragraph-properties fo:margin-top="0.1666in" fo:margin-bottom="0.1666in"/>
    </style:style>
    <style:style style:name="T2808" style:parent-style-name="DefaultParagraphFont" style:family="text">
      <style:text-properties style:font-name="Aptos" style:font-name-asian="Aptos" style:font-name-complex="Aptos" fo:color="#000000"/>
    </style:style>
    <style:style style:name="P2809" style:parent-style-name="Heading4" style:family="paragraph">
      <style:paragraph-properties fo:margin-top="0.2215in" fo:margin-bottom="0.2215in"/>
    </style:style>
    <style:style style:name="T2810" style:parent-style-name="DefaultParagraphFont" style:family="text">
      <style:text-properties style:font-name="Aptos" style:font-name-asian="Aptos" style:font-name-complex="Aptos" fo:font-weight="bold" style:font-weight-asian="bold" style:font-weight-complex="bold" fo:color="#000000"/>
    </style:style>
    <style:style style:name="P2811" style:parent-style-name="Normal" style:family="paragraph">
      <style:paragraph-properties fo:margin-top="0.1666in" fo:margin-bottom="0.1666in"/>
    </style:style>
    <style:style style:name="T2812" style:parent-style-name="DefaultParagraphFont" style:family="text">
      <style:text-properties style:font-name="Aptos" style:font-name-asian="Aptos" style:font-name-complex="Aptos" fo:color="#000000"/>
    </style:style>
    <style:style style:name="P2813" style:parent-style-name="Normal" style:family="paragraph">
      <style:paragraph-properties fo:margin-top="0.1666in" fo:margin-bottom="0.1666in"/>
    </style:style>
    <style:style style:name="T2814" style:parent-style-name="DefaultParagraphFont" style:family="text">
      <style:text-properties style:font-name="Aptos" style:font-name-asian="Aptos" style:font-name-complex="Aptos" fo:color="#000000"/>
    </style:style>
    <style:style style:name="P2815" style:parent-style-name="Heading4" style:family="paragraph">
      <style:paragraph-properties fo:margin-top="0.2215in" fo:margin-bottom="0.2215in"/>
    </style:style>
    <style:style style:name="T2816" style:parent-style-name="DefaultParagraphFont" style:family="text">
      <style:text-properties style:font-name="Aptos" style:font-name-asian="Aptos" style:font-name-complex="Aptos" fo:font-weight="bold" style:font-weight-asian="bold" style:font-weight-complex="bold" fo:color="#000000"/>
    </style:style>
    <style:style style:name="P2817" style:parent-style-name="Normal" style:family="paragraph">
      <style:paragraph-properties fo:margin-top="0.1666in" fo:margin-bottom="0.1666in"/>
    </style:style>
    <style:style style:name="T2818" style:parent-style-name="DefaultParagraphFont" style:family="text">
      <style:text-properties style:font-name="Aptos" style:font-name-asian="Aptos" style:font-name-complex="Aptos" fo:color="#000000"/>
    </style:style>
    <style:style style:name="P2819" style:parent-style-name="Normal" style:family="paragraph">
      <style:paragraph-properties fo:margin-top="0.1666in" fo:margin-bottom="0.1666in"/>
    </style:style>
    <style:style style:name="T2820" style:parent-style-name="DefaultParagraphFont" style:family="text">
      <style:text-properties style:font-name="Aptos" style:font-name-asian="Aptos" style:font-name-complex="Aptos" fo:color="#000000"/>
    </style:style>
    <style:style style:name="P2821" style:parent-style-name="Normal" style:family="paragraph">
      <style:paragraph-properties fo:margin-top="0.1666in" fo:margin-bottom="0.1666in"/>
    </style:style>
    <style:style style:name="T2822" style:parent-style-name="DefaultParagraphFont" style:family="text">
      <style:text-properties style:font-name="Aptos" style:font-name-asian="Aptos" style:font-name-complex="Aptos" fo:color="#000000"/>
    </style:style>
    <style:style style:name="P2823" style:parent-style-name="Heading4" style:family="paragraph">
      <style:paragraph-properties fo:margin-top="0.2215in" fo:margin-bottom="0.2215in"/>
    </style:style>
    <style:style style:name="T2824" style:parent-style-name="DefaultParagraphFont" style:family="text">
      <style:text-properties style:font-name="Aptos" style:font-name-asian="Aptos" style:font-name-complex="Aptos" fo:font-weight="bold" style:font-weight-asian="bold" style:font-weight-complex="bold" fo:color="#000000"/>
    </style:style>
    <style:style style:name="P2825" style:parent-style-name="Normal" style:family="paragraph">
      <style:paragraph-properties fo:margin-top="0.1666in" fo:margin-bottom="0.1666in"/>
    </style:style>
    <style:style style:name="T2826" style:parent-style-name="DefaultParagraphFont" style:family="text">
      <style:text-properties style:font-name="Aptos" style:font-name-asian="Aptos" style:font-name-complex="Aptos" fo:color="#000000"/>
    </style:style>
    <style:style style:name="P2827" style:parent-style-name="Normal" style:family="paragraph">
      <style:paragraph-properties fo:margin-top="0.1666in" fo:margin-bottom="0.1666in"/>
    </style:style>
    <style:style style:name="T2828" style:parent-style-name="DefaultParagraphFont" style:family="text">
      <style:text-properties style:font-name="Aptos" style:font-name-asian="Aptos" style:font-name-complex="Aptos" fo:font-weight="bold" style:font-weight-asian="bold" style:font-weight-complex="bold" fo:color="#000000"/>
    </style:style>
    <style:style style:name="P2829" style:parent-style-name="Normal" style:family="paragraph">
      <style:paragraph-properties fo:margin-top="0.1666in" fo:margin-bottom="0.1666in"/>
    </style:style>
    <style:style style:name="T2830" style:parent-style-name="DefaultParagraphFont" style:family="text">
      <style:text-properties style:font-name="Aptos" style:font-name-asian="Aptos" style:font-name-complex="Aptos" fo:color="#000000"/>
    </style:style>
    <style:style style:name="P2831" style:parent-style-name="Normal" style:family="paragraph">
      <style:paragraph-properties fo:margin-top="0.1666in" fo:margin-bottom="0.1666in"/>
    </style:style>
    <style:style style:name="T2832" style:parent-style-name="DefaultParagraphFont" style:family="text">
      <style:text-properties style:font-name="Aptos" style:font-name-asian="Aptos" style:font-name-complex="Aptos" fo:font-weight="bold" style:font-weight-asian="bold" style:font-weight-complex="bold" fo:color="#000000"/>
    </style:style>
    <style:style style:name="P2833" style:parent-style-name="Normal" style:family="paragraph">
      <style:paragraph-properties fo:margin-top="0.1666in" fo:margin-bottom="0.1666in"/>
    </style:style>
    <style:style style:name="T2834" style:parent-style-name="DefaultParagraphFont" style:family="text">
      <style:text-properties style:font-name="Aptos" style:font-name-asian="Aptos" style:font-name-complex="Aptos" fo:color="#000000"/>
    </style:style>
    <style:style style:name="P2835" style:parent-style-name="Normal" style:family="paragraph">
      <style:paragraph-properties fo:margin-top="0.1666in" fo:margin-bottom="0.1666in"/>
    </style:style>
    <style:style style:name="T2836" style:parent-style-name="DefaultParagraphFont" style:family="text">
      <style:text-properties style:font-name="Aptos" style:font-name-asian="Aptos" style:font-name-complex="Aptos" fo:font-weight="bold" style:font-weight-asian="bold" style:font-weight-complex="bold" fo:color="#000000"/>
    </style:style>
    <style:style style:name="P2837" style:parent-style-name="Normal" style:family="paragraph">
      <style:paragraph-properties fo:margin-top="0.1666in" fo:margin-bottom="0.1666in"/>
    </style:style>
    <style:style style:name="T2838" style:parent-style-name="DefaultParagraphFont" style:family="text">
      <style:text-properties style:font-name="Aptos" style:font-name-asian="Aptos" style:font-name-complex="Aptos" fo:color="#000000"/>
    </style:style>
    <style:style style:name="P2839" style:parent-style-name="Normal" style:family="paragraph">
      <style:paragraph-properties fo:margin-top="0.1666in" fo:margin-bottom="0.1666in"/>
    </style:style>
    <style:style style:name="T2840" style:parent-style-name="DefaultParagraphFont" style:family="text">
      <style:text-properties style:font-name="Aptos" style:font-name-asian="Aptos" style:font-name-complex="Aptos" fo:font-weight="bold" style:font-weight-asian="bold" style:font-weight-complex="bold" fo:color="#000000"/>
    </style:style>
    <style:style style:name="P2841" style:parent-style-name="Normal" style:family="paragraph">
      <style:paragraph-properties fo:margin-top="0.1666in" fo:margin-bottom="0.1666in"/>
    </style:style>
    <style:style style:name="T2842" style:parent-style-name="DefaultParagraphFont" style:family="text">
      <style:text-properties style:font-name="Aptos" style:font-name-asian="Aptos" style:font-name-complex="Aptos" fo:color="#000000"/>
    </style:style>
    <style:style style:name="P2843" style:parent-style-name="Heading3" style:family="paragraph">
      <style:paragraph-properties fo:margin-top="0.1951in" fo:margin-bottom="0.1951in"/>
    </style:style>
    <style:style style:name="T2844" style:parent-style-name="DefaultParagraphFont" style:family="text">
      <style:text-properties style:font-name="Aptos" style:font-name-asian="Aptos" style:font-name-complex="Aptos" fo:font-weight="bold" style:font-weight-asian="bold" style:font-weight-complex="bold" fo:color="#000000"/>
    </style:style>
    <style:style style:name="P2845" style:parent-style-name="Normal" style:family="paragraph">
      <style:paragraph-properties fo:margin-top="0.1666in" fo:margin-bottom="0.1666in"/>
    </style:style>
    <style:style style:name="T2846" style:parent-style-name="DefaultParagraphFont" style:family="text">
      <style:text-properties style:font-name="Aptos" style:font-name-asian="Aptos" style:font-name-complex="Aptos" fo:color="#000000"/>
    </style:style>
    <style:style style:name="P2847" style:parent-style-name="Heading4" style:family="paragraph">
      <style:paragraph-properties fo:margin-top="0.2215in" fo:margin-bottom="0.2215in"/>
    </style:style>
    <style:style style:name="T2848" style:parent-style-name="DefaultParagraphFont" style:family="text">
      <style:text-properties style:font-name="Aptos" style:font-name-asian="Aptos" style:font-name-complex="Aptos" fo:font-weight="bold" style:font-weight-asian="bold" style:font-weight-complex="bold" fo:color="#000000"/>
    </style:style>
    <style:style style:name="P2849" style:parent-style-name="Normal" style:family="paragraph">
      <style:paragraph-properties fo:margin-top="0.1666in" fo:margin-bottom="0.1666in"/>
    </style:style>
    <style:style style:name="T2850" style:parent-style-name="DefaultParagraphFont" style:family="text">
      <style:text-properties style:font-name="Aptos" style:font-name-asian="Aptos" style:font-name-complex="Aptos" fo:color="#000000"/>
    </style:style>
    <style:style style:name="P2851" style:parent-style-name="Normal" style:family="paragraph">
      <style:paragraph-properties fo:margin-top="0.1666in" fo:margin-bottom="0.1666in"/>
    </style:style>
    <style:style style:name="T2852" style:parent-style-name="DefaultParagraphFont" style:family="text">
      <style:text-properties style:font-name="Aptos" style:font-name-asian="Aptos" style:font-name-complex="Aptos" fo:color="#000000"/>
    </style:style>
    <style:style style:name="P2853" style:parent-style-name="Heading4" style:family="paragraph">
      <style:paragraph-properties fo:margin-top="0.2215in" fo:margin-bottom="0.2215in"/>
    </style:style>
    <style:style style:name="T2854" style:parent-style-name="DefaultParagraphFont" style:family="text">
      <style:text-properties style:font-name="Aptos" style:font-name-asian="Aptos" style:font-name-complex="Aptos" fo:font-weight="bold" style:font-weight-asian="bold" style:font-weight-complex="bold" fo:color="#000000"/>
    </style:style>
    <style:style style:name="P2855" style:parent-style-name="Normal" style:family="paragraph">
      <style:paragraph-properties fo:margin-top="0.1666in" fo:margin-bottom="0.1666in"/>
    </style:style>
    <style:style style:name="T2856" style:parent-style-name="DefaultParagraphFont" style:family="text">
      <style:text-properties style:font-name="Aptos" style:font-name-asian="Aptos" style:font-name-complex="Aptos" fo:color="#000000"/>
    </style:style>
    <style:style style:name="P2857" style:parent-style-name="Normal" style:family="paragraph">
      <style:paragraph-properties fo:margin-top="0.1666in" fo:margin-bottom="0.1666in"/>
    </style:style>
    <style:style style:name="T2858" style:parent-style-name="DefaultParagraphFont" style:family="text">
      <style:text-properties style:font-name="Aptos" style:font-name-asian="Aptos" style:font-name-complex="Aptos" fo:color="#000000"/>
    </style:style>
    <style:style style:name="P2859" style:parent-style-name="Normal" style:family="paragraph">
      <style:paragraph-properties fo:margin-top="0.1666in" fo:margin-bottom="0.1666in"/>
    </style:style>
    <style:style style:name="T2860" style:parent-style-name="DefaultParagraphFont" style:family="text">
      <style:text-properties style:font-name="Aptos" style:font-name-asian="Aptos" style:font-name-complex="Aptos" fo:color="#000000"/>
    </style:style>
    <style:style style:name="P2861" style:parent-style-name="Heading4" style:family="paragraph">
      <style:paragraph-properties fo:margin-top="0.2215in" fo:margin-bottom="0.2215in"/>
    </style:style>
    <style:style style:name="T2862" style:parent-style-name="DefaultParagraphFont" style:family="text">
      <style:text-properties style:font-name="Aptos" style:font-name-asian="Aptos" style:font-name-complex="Aptos" fo:font-weight="bold" style:font-weight-asian="bold" style:font-weight-complex="bold" fo:color="#000000"/>
    </style:style>
    <style:style style:name="P2863" style:parent-style-name="Normal" style:family="paragraph">
      <style:paragraph-properties fo:margin-top="0.1666in" fo:margin-bottom="0.1666in"/>
    </style:style>
    <style:style style:name="T2864" style:parent-style-name="DefaultParagraphFont" style:family="text">
      <style:text-properties style:font-name="Aptos" style:font-name-asian="Aptos" style:font-name-complex="Aptos" fo:color="#000000"/>
    </style:style>
    <style:style style:name="P2865" style:parent-style-name="Normal" style:family="paragraph">
      <style:paragraph-properties fo:margin-bottom="0in"/>
    </style:style>
    <style:style style:name="T2866" style:parent-style-name="DefaultParagraphFont" style:family="text">
      <style:text-properties style:font-name="Aptos" style:font-name-asian="Aptos" style:font-name-complex="Aptos" fo:color="#14181F"/>
    </style:style>
    <style:style style:name="T2867" style:parent-style-name="DefaultParagraphFont" style:family="text">
      <style:text-properties style:font-name="Aptos" style:font-name-asian="Aptos" style:font-name-complex="Aptos" fo:color="#14181F"/>
    </style:style>
    <style:style style:name="T2868" style:parent-style-name="DefaultParagraphFont" style:family="text">
      <style:text-properties style:font-name="Aptos" style:font-name-asian="Aptos" style:font-name-complex="Aptos" fo:color="#14181F"/>
    </style:style>
    <style:style style:name="T2869" style:parent-style-name="DefaultParagraphFont" style:family="text">
      <style:text-properties style:font-name="Aptos" style:font-name-asian="Aptos" style:font-name-complex="Aptos" fo:color="#14181F"/>
    </style:style>
    <style:style style:name="T2870" style:parent-style-name="DefaultParagraphFont" style:family="text">
      <style:text-properties style:font-name="Aptos" style:font-name-asian="Aptos" style:font-name-complex="Aptos" fo:color="#14181F"/>
    </style:style>
    <style:style style:name="T2871" style:parent-style-name="DefaultParagraphFont" style:family="text">
      <style:text-properties style:font-name="Aptos" style:font-name-asian="Aptos" style:font-name-complex="Aptos" fo:color="#14181F"/>
    </style:style>
    <style:style style:name="T2872" style:parent-style-name="DefaultParagraphFont" style:family="text">
      <style:text-properties style:font-name="Aptos" style:font-name-asian="Aptos" style:font-name-complex="Aptos" fo:color="#14181F"/>
    </style:style>
    <style:style style:name="T2873" style:parent-style-name="DefaultParagraphFont" style:family="text">
      <style:text-properties style:font-name="Aptos" style:font-name-asian="Aptos" style:font-name-complex="Aptos" fo:color="#14181F"/>
    </style:style>
    <style:style style:name="T2874" style:parent-style-name="DefaultParagraphFont" style:family="text">
      <style:text-properties style:font-name="Aptos" style:font-name-asian="Aptos" style:font-name-complex="Aptos" fo:color="#14181F"/>
    </style:style>
    <style:style style:name="T2875" style:parent-style-name="DefaultParagraphFont" style:family="text">
      <style:text-properties style:font-name="Aptos" style:font-name-asian="Aptos" style:font-name-complex="Aptos" fo:color="#14181F"/>
    </style:style>
    <style:style style:name="T2876" style:parent-style-name="DefaultParagraphFont" style:family="text">
      <style:text-properties style:font-name="Aptos" style:font-name-asian="Aptos" style:font-name-complex="Aptos" fo:color="#14181F"/>
    </style:style>
    <style:style style:name="T2877" style:parent-style-name="DefaultParagraphFont" style:family="text">
      <style:text-properties style:font-name="Aptos" style:font-name-asian="Aptos" style:font-name-complex="Aptos" fo:color="#14181F"/>
    </style:style>
    <style:style style:name="T2878" style:parent-style-name="DefaultParagraphFont" style:family="text">
      <style:text-properties style:font-name="Aptos" style:font-name-asian="Aptos" style:font-name-complex="Aptos" fo:color="#14181F"/>
    </style:style>
    <style:style style:name="T2879" style:parent-style-name="DefaultParagraphFont" style:family="text">
      <style:text-properties style:font-name="Aptos" style:font-name-asian="Aptos" style:font-name-complex="Aptos" fo:color="#14181F"/>
    </style:style>
    <style:style style:name="T2880" style:parent-style-name="DefaultParagraphFont" style:family="text">
      <style:text-properties style:font-name="Aptos" style:font-name-asian="Aptos" style:font-name-complex="Aptos" fo:color="#14181F"/>
    </style:style>
    <style:style style:name="T2881" style:parent-style-name="DefaultParagraphFont" style:family="text">
      <style:text-properties style:font-name="Aptos" style:font-name-asian="Aptos" style:font-name-complex="Aptos" fo:color="#14181F"/>
    </style:style>
    <style:style style:name="T2882" style:parent-style-name="DefaultParagraphFont" style:family="text">
      <style:text-properties style:font-name="Aptos" style:font-name-asian="Aptos" style:font-name-complex="Aptos" fo:color="#14181F"/>
    </style:style>
    <style:style style:name="T2883" style:parent-style-name="DefaultParagraphFont" style:family="text">
      <style:text-properties style:font-name="Aptos" style:font-name-asian="Aptos" style:font-name-complex="Aptos" fo:color="#14181F"/>
    </style:style>
    <style:style style:name="P2884" style:parent-style-name="Normal" style:family="paragraph">
      <style:paragraph-properties fo:margin-top="0.1666in" fo:margin-bottom="0.1666in"/>
    </style:style>
    <style:style style:name="T2885" style:parent-style-name="DefaultParagraphFont" style:family="text">
      <style:text-properties style:font-name="Aptos" style:font-name-asian="Aptos" style:font-name-complex="Aptos" fo:color="#000000"/>
    </style:style>
  </office:automatic-styles>
  <office:body>
    <office:text text:use-soft-page-breaks="true">
      <text:h text:style-name="P1" text:outline-level="2"><text:span text:style-name="T2">Content Discovery — Overview</text:span></text:h>
      <text:p text:style-name="Normal"/>
      <text:h text:style-name="P3" text:outline-level="3"><text:span text:style-name="T4">What This Document Is</text:span></text:h>
      <text:p text:style-name="P5"><text:span text:style-name="T6">This document provides the complete implementation specification for the content discovery system — the first component of the MoneyLion Social Engagement Agent pipeline. It is written for an OpenClaw agent that will build this system from scratch.</text:span></text:p>
      <text:p text:style-name="P7"><text:span text:style-name="T8">The document covers everything the agent needs to understand before writing a single line of code: what the system is trying to accomplish, why it is built the way it is, how the three platform scrapers work in detail, how discovered content is processed and structured, and what a complete, working system looks like.</text:span></text:p>
      <text:p text:style-name="P9"><text:span text:style-name="T10">This document is intentionally comprehensive. The OpenClaw agent should read it fully before beginning implementation. Decisions made in the discovery system — schema design, deduplication logic, how metadata is captured — propagate downstream into the scoring, comment generation, and posting components. A discovery system built without understanding those downstream dependencies will require costly refactoring later.</text:span></text:p>
      <text:p text:style-name="Normal"/>
      <text:h text:style-name="P11" text:outline-level="3"><text:span text:style-name="T12">What Content Discovery Is</text:span></text:h>
      <text:p text:style-name="P13"><text:span text:style-name="T14">Content discovery is the system's eyes. It is the mechanism by which the agent finds out what is happening on the internet in real time — what content is going viral, what finance creators are posting, what cultural moments are breaking through, what conversations about money and credit and financial anxiety are happening right now across TikTok, X, and Instagram.</text:span></text:p>
      <text:p text:style-name="P15"><text:span text:style-name="T16">Without content discovery, the agent is blind. It cannot score content it has not found. It cannot generate a comment on a video it does not know exists. It cannot engage with a trending moment it missed because it was not monitoring the right signals at the right time. Every other component in the pipeline — scoring, comment generation, posting, the feedback loop — depends entirely on the quality and timeliness of what content discovery surfaces.</text:span></text:p>
      <text:p text:style-name="P17"><text:span text:style-name="T18">The content discovery system does not decide what to engage with. That is the scoring component's job. It does not generate comments. It does not post anything. It has one job: find relevant, high-velocity content across three platforms before the engagement window closes, capture everything meaningful about that content, and hand it to the scoring component in a clean, structured format.</text:span></text:p>
      <text:p text:style-name="P19"><text:span text:style-name="T20">Narrow scope is intentional. A discovery system that tries to do too much — that attempts to pre-score content, or pre-generate comment angles, or make engagement recommendations — becomes brittle and hard to debug. Keep it focused on finding and capturing. Let the downstream components do their jobs.</text:span></text:p>
      <text:p text:style-name="Normal"/>
      <text:h text:style-name="P21" text:outline-level="3"><text:span text:style-name="T22">Why Three Platforms, and Why They Are Different</text:span></text:h>
      <text:p text:style-name="P23"><text:span text:style-name="T24">The system monitors TikTok, X, and Instagram simultaneously because each platform captures a different slice of the same target audience and a different type of content opportunity.</text:span></text:p>
      <text:p text:style-name="P25"><text:span text:style-name="T26">TikTok</text:span><text:span text:style-name="T27"><text:s/>is where viral cultural moments are born. Content that goes viral on TikTok often crosses over to X and Instagram within 24–48 hours, which means TikTok discovery is the earliest warning signal the system has for emerging cultural moments. TikTok is also where the finance creator community is most active — #moneytok has billions of views and a highly engaged audience of exactly the people MoneyLion is trying to reach. TikTok content moves faster than any other platform — a video can go from 10,000 to 1,000,000 views in under 6 hours. The discovery system must be fast enough to catch content while the engagement window is still open.</text:span></text:p>
      <text:p text:style-name="P28"><text:span text:style-name="T29">X</text:span><text:span text:style-name="T30"><text:s/>is where cultural commentary happens. TikTok creates moments — X processes them. When something goes viral on TikTok, the conversation about it moves to X almost immediately. X is also where brand-to-brand interactions are most visible and where individual comments have the highest text-first readability — the audience on X reads comments in a way that TikTok's comment section does not encourage. X is also the most real-time platform for trending signals — the trending sidebar on X updates continuously and is the fastest indicator of what is capturing cultural attention at any given moment. X monitoring requires the highest polling frequency of any platform in the system.</text:span></text:p>
      <text:p text:style-name="P31"><text:span text:style-name="T32">Instagram</text:span><text:span text:style-name="T33"><text:s/>is where the finance creator community posts its highest-production content and where lifestyle and aspiration intersect with financial reality in ways that generate high-engagement comment sections. Instagram Reels increasingly mirror TikTok in format and velocity but reach a slightly older, slightly higher-income demographic. Instagram is also where MoneyLion's creator watchlist relationships are most likely to produce partnership opportunities over time — the creator economy on Instagram is more commerce-oriented than TikTok, and a brand that has been consistently present in a creator's comment section has a meaningful advantage in partnership conversations.</text:span></text:p>
      <text:p text:style-name="P34"><text:span text:style-name="T35">Each platform requires a different scraping approach because each has different API access levels, different rate limits, different content structures, and different velocity patterns. A scraping architecture that treats all three platforms identically will fail on at least two of them.</text:span></text:p>
      <text:p text:style-name="Normal"/>
      <text:h text:style-name="P36" text:outline-level="3"><text:span text:style-name="T37">The Core Problem This System Solves</text:span></text:h>
      <text:p text:style-name="P38"><text:span text:style-name="T39">The fundamental problem content discovery solves is a timing problem disguised as a search problem.</text:span></text:p>
      <text:p text:style-name="P40"><text:span text:style-name="T41">Finding finance content on the internet is not hard. There is an enormous amount of it. The hard part is finding the right content — content that is currently gaining velocity, is within its engagement window, matches the keyword taxonomy, and is appropriate for Alex to comment on — before that window closes.</text:span></text:p>
      <text:p text:style-name="P42"><text:span text:style-name="T43">A comment on a TikTok video posted 6 hours ago, currently sitting at 200,000 views and climbing, placed in the comment section while the algorithm is still actively pushing the video, has a realistic chance of being seen by tens of thousands of people and rising to the top of the comment section.</text:span></text:p>
      <text:p text:style-name="P44"><text:span text:style-name="T45">The same comment placed 36 hours later, when the video has peaked at 2,000,000 views but the comment section has 80,000 entries and the algorithm has moved on, is effectively invisible. The content is the same. The comment is the same. The timing is different. The timing is everything.</text:span></text:p>
      <text:p text:style-name="P46"><text:span text:style-name="T47">This means the discovery system is not primarily a search system — it is a real-time monitoring system with a search layer on top. Its primary metric is not how much content it finds. It is how quickly it finds content that is currently in its velocity window, and how reliably it surfaces that content before the window closes.</text:span></text:p>
      <text:p text:style-name="P48"><text:span text:style-name="T49">Every architecture decision in this document flows from that core requirement:<text:s/></text:span><text:span text:style-name="T50">find it fast, or do not find it at all.</text:span></text:p>
      <text:p text:style-name="Normal"/>
      <text:h text:style-name="P51" text:outline-level="3"><text:span text:style-name="T52">How the System Fits in the Pipeline</text:span></text:h>
      <text:p text:style-name="P53"><text:span text:style-name="T54">The content discovery system is the first component in a sequential pipeline. Understanding what comes before and after it determines how it should be built.</text:span></text:p>
      <text:p text:style-name="P55"><text:span text:style-name="T56">What comes before:</text:span></text:p>
      <text:p text:style-name="P57"><text:span text:style-name="T58">Nothing. The discovery system is the pipeline's starting point. It reads from the internet — from platform APIs, from trending endpoints, from web search — not from another component's output. It has no upstream dependency to wait for. It runs continuously and autonomously from the moment it is started.</text:span></text:p>
      <text:p text:style-name="P59"><text:span text:style-name="T60">What comes after:</text:span></text:p>
      <text:p text:style-name="P61"><text:span text:style-name="T62">The scoring component. The scoring component reads discovery records from the output queue, evaluates them against a four-dimension framework, and determines whether to engage. The scoring component is the discovery system's only customer.</text:span></text:p>
      <text:p text:style-name="P63"><text:span text:style-name="T64">This means the discovery system must produce output that the scoring component can consume without any additional pre-processing. Every field the scoring component needs to evaluate a record must be present in the discovery record when it arrives in the queue. If the scoring component needs to make an additional API call to get missing data, the discovery system has not done its job completely.</text:span></text:p>
      <text:p text:style-name="P65"><text:span text:style-name="T66">The fields the scoring component specifically requires in order to evaluate each of its four dimensions:</text:span></text:p>
      <text:p text:style-name="P67"><text:span text:style-name="T68">Dimension 1 — Engagement Potential:</text:span><text:line-break/><text:span text:style-name="T69"><text:s text:c="2"/>metrics.likes, metrics.shares, metrics.comments, metrics.views,</text:span><text:line-break/><text:span text:style-name="T70"><text:s text:c="2"/>metrics.velocity_score, metrics.velocity_ratio,</text:span><text:line-break/><text:span text:style-name="T71"><text:s text:c="2"/>content.created_at, discovery_signals.is_trending_cross_platform,</text:span><text:line-break/><text:span text:style-name="T72"><text:s text:c="2"/>discovery_signals.trending_rank, author.follower_count</text:span><text:line-break/><text:line-break/><text:span text:style-name="T73">Dimension 2 — Alex Angle Strength:</text:span><text:line-break/><text:span text:style-name="T74"><text:s text:c="2"/>content.text, content.hashtags, discovery_signals.top_existing_comments,</text:span><text:line-break/><text:span text:style-name="T75"><text:s text:c="2"/>discovery_signals.keyword_matches, discovery_signals.category_classification,</text:span><text:line-break/><text:span text:style-name="T76"><text:s text:c="2"/>platform, content_type</text:span><text:line-break/><text:line-break/><text:span text:style-name="T77">Dimension 3 — Mode Clarity:</text:span><text:line-break/><text:span text:style-name="T78"><text:s text:c="2"/>discovery_signals.category_classification, discovery_signals.keyword_tier,</text:span><text:line-break/><text:span text:style-name="T79"><text:s text:c="2"/>content.text, discovery_signals.keyword_matches</text:span><text:line-break/><text:line-break/><text:span text:style-name="T80">Dimension 4 — Risk Level:</text:span><text:line-break/><text:span text:style-name="T81"><text:s text:c="2"/>content.text, content.hashtags, discovery_signals.keyword_matches,</text:span><text:line-break/><text:span text:style-name="T82"><text:s text:c="2"/>author.username, platform, content_type</text:span></text:p>
      <text:p text:style-name="P83"><text:span text:style-name="T84">Every one of these fields must be populated — or explicitly set to null with a logged reason — before the discovery record is written to the output queue. There are no optional fields. A null field in the discovery record becomes a gap in the scoring evaluation, which produces an unreliable score, which produces incorrect routing downstream.</text:span></text:p>
      <text:p text:style-name="P85"><text:span text:style-name="T86">What the output queue looks like:</text:span></text:p>
      <text:p text:style-name="P87"><text:span text:style-name="T88">The discovery system writes to a queue. The scoring component reads from that queue. The queue is a shared data store — a database table, a file, or a message queue depending on the infrastructure choice. The specific implementation of the queue is addressed in the Queue Output section of this document. What matters architecturally is that the queue supports:</text:span></text:p>
      <text:list text:style-name="LFO3" text:continue-numbering="true">
        <text:list-item>
          <text:p text:style-name="P89">Append-only writes from the discovery system</text:p>
        </text:list-item>
        <text:list-item>
          <text:p text:style-name="P90">Status-filtered reads from the scoring component (read only records with status: "pending_scoring")</text:p>
        </text:list-item>
        <text:list-item>
          <text:p text:style-name="P91">In-place status updates from the scoring component (update the same record, do not create a new one)</text:p>
        </text:list-item>
        <text:list-item>
          <text:p text:style-name="P92">Persistence across process restarts on both sides</text:p>
        </text:list-item>
      </text:list>
      <text:p text:style-name="Normal"/>
      <text:h text:style-name="P93" text:outline-level="3"><text:span text:style-name="T94">Architecture Overview</text:span></text:h>
      <text:p text:style-name="P95"><text:span text:style-name="T96">The content discovery system has five layers. Each layer has a single, clearly defined responsibility. They operate in sequence on every piece of content the system discovers.</text:span></text:p>
      <text:p text:style-name="P97"><text:span text:style-name="T98">┌─────────────────────────────────────────────────────────────┐</text:span><text:line-break/><text:span text:style-name="T99">│ <text:s/>LAYER 1: PLATFORM MONITORS <text:s text:c="33"/>│</text:span><text:line-break/><text:span text:style-name="T100">│ <text:s/>Three concurrent monitors — one per platform. <text:s text:c="14"/>│</text:span><text:line-break/><text:span text:style-name="T101">│ <text:s/>Each monitor runs on its own polling cadence. <text:s text:c="14"/>│</text:span><text:line-break/><text:span text:style-name="T102">│ <text:s/>TikTok: every 10 minutes <text:s text:c="35"/>│</text:span><text:line-break/><text:span text:style-name="T103">│ <text:s/>X: every 5 minutes <text:s text:c="41"/>│</text:span><text:line-break/><text:span text:style-name="T104">│ <text:s/>Instagram: every 15 minutes <text:s text:c="32"/>│</text:span><text:line-break/><text:span text:style-name="T105">│ <text:s/>Trending loop: every 60 minutes across all platforms <text:s text:c="7"/>│</text:span><text:line-break/><text:span text:style-name="T106">│ <text:s/>Output: raw platform responses <text:s text:c="29"/>│</text:span><text:line-break/><text:span text:style-name="T107">└─────────────────────┬───────────────────────────────────────┘</text:span><text:line-break/><text:span text:style-name="T108"><text:s text:c="22"/>│</text:span><text:line-break/><text:span text:style-name="T109"><text:s text:c="22"/>▼</text:span><text:line-break/><text:span text:style-name="T110">┌─────────────────────────────────────────────────────────────┐</text:span><text:line-break/><text:span text:style-name="T111">│ <text:s/>LAYER 2: CONTENT PARSER <text:s text:c="36"/>│</text:span><text:line-break/><text:span text:style-name="T112">│ <text:s/>Receives raw platform responses. <text:s text:c="27"/>│</text:span><text:line-break/><text:span text:style-name="T113">│ <text:s/>Normalizes platform-specific data structures <text:s text:c="15"/>│</text:span><text:line-break/><text:span text:style-name="T114">│ <text:s/>into a shared intermediate format. <text:s text:c="25"/>│</text:span><text:line-break/><text:span text:style-name="T115">│ <text:s/>Calculates velocity score using platform-specific formula. <text:s/>│</text:span><text:line-break/><text:span text:style-name="T116">│ <text:s/>Extracts top existing comments. <text:s text:c="28"/>│</text:span><text:line-break/><text:span text:style-name="T117">│ <text:s/>Output: normalized content objects <text:s text:c="25"/>│</text:span><text:line-break/><text:span text:style-name="T118">└─────────────────────┬───────────────────────────────────────┘</text:span><text:line-break/><text:span text:style-name="T119"><text:s text:c="22"/>│</text:span><text:line-break/><text:span text:style-name="T120"><text:s text:c="22"/>▼</text:span><text:line-break/><text:span text:style-name="T121">┌─────────────────────────────────────────────────────────────┐</text:span><text:line-break/><text:span text:style-name="T122">│ <text:s/>LAYER 3: FILTER PIPELINE <text:s text:c="35"/>│</text:span><text:line-break/><text:span text:style-name="T123">│ <text:s/>Three filters applied in sequence. <text:s text:c="25"/>│</text:span><text:line-break/><text:span text:style-name="T124">│ <text:s/>Filter 1: Keyword taxonomy match <text:s text:c="27"/>│</text:span><text:line-break/><text:span text:style-name="T125">│ <text:s/>Filter 2: Velocity threshold <text:s text:c="31"/>│</text:span><text:line-break/><text:span text:style-name="T126">│ <text:s/>Filter 3: Coarse sensitivity exclusion <text:s text:c="21"/>│</text:span><text:line-break/><text:span text:style-name="T127">│ <text:s/>Content must pass all three filters to proceed. <text:s text:c="12"/>│</text:span><text:line-break/><text:span text:style-name="T128">│ <text:s/>Failed content is logged with failure reason and dropped. <text:s text:c="2"/>│</text:span><text:line-break/><text:span text:style-name="T129">│ <text:s/>Output: filtered content objects <text:s text:c="27"/>│</text:span><text:line-break/><text:span text:style-name="T130">└─────────────────────┬───────────────────────────────────────┘</text:span><text:line-break/><text:span text:style-name="T131"><text:s text:c="22"/>│</text:span><text:line-break/><text:span text:style-name="T132"><text:s text:c="22"/>▼</text:span><text:line-break/><text:span text:style-name="T133">┌─────────────────────────────────────────────────────────────┐</text:span><text:line-break/><text:span text:style-name="T134">│ <text:s/>LAYER 4: DEDUPLICATION <text:s text:c="37"/>│</text:span><text:line-break/><text:span text:style-name="T135">│ <text:s/>Checks filtered content against seen content ID registry. <text:s text:c="2"/>│</text:span><text:line-break/><text:span text:style-name="T136">│ <text:s/>Duplicate content is logged and dropped. <text:s text:c="19"/>│</text:span><text:line-break/><text:span text:style-name="T137">│ <text:s/>New content is added to the seen registry. <text:s text:c="17"/>│</text:span><text:line-break/><text:span text:style-name="T138">│ <text:s/>Output: deduplicated content objects <text:s text:c="23"/>│</text:span><text:line-break/><text:span text:style-name="T139">└─────────────────────┬───────────────────────────────────────┘</text:span><text:line-break/><text:span text:style-name="T140"><text:s text:c="22"/>│</text:span><text:line-break/><text:span text:style-name="T141"><text:s text:c="22"/>▼</text:span><text:line-break/><text:span text:style-name="T142">┌─────────────────────────────────────────────────────────────┐</text:span><text:line-break/><text:span text:style-name="T143">│ <text:s/>LAYER 5: QUEUE WRITER <text:s text:c="38"/>│</text:span><text:line-break/><text:span text:style-name="T144">│ <text:s/>Serializes deduplicated content into the <text:s text:c="19"/>│</text:span><text:line-break/><text:span text:style-name="T145">│ <text:s/>standard discovery record JSON schema. <text:s text:c="21"/>│</text:span><text:line-break/><text:span text:style-name="T146">│ <text:s/>Writes records to the output queue. <text:s text:c="24"/>│</text:span><text:line-break/><text:span text:style-name="T147">│ <text:s/>Updates the session metrics log. <text:s text:c="27"/>│</text:span><text:line-break/><text:span text:style-name="T148">│ <text:s/>Output: discovery records in the output queue <text:s text:c="14"/>│</text:span><text:line-break/><text:span text:style-name="T149">│ <text:s text:c="9"/>with status: "pending_scoring" <text:s text:c="21"/>│</text:span><text:line-break/><text:span text:style-name="T150">└─────────────────────────────────────────────────────────────┘</text:span></text:p>
      <text:p text:style-name="P151"><text:span text:style-name="T152">Each layer is described in full detail in its own section of this document. The sections are ordered by build sequence — Layer 1 first, Layer 5 last. Build and test each layer before proceeding to the next. Do not skip ahead.</text:span></text:p>
      <text:p text:style-name="Normal"/>
      <text:h text:style-name="P153" text:outline-level="3"><text:span text:style-name="T154">Polling Architecture: Concurrent vs. Sequential</text:span></text:h>
      <text:p text:style-name="P155"><text:span text:style-name="T156">The three platform monitors must run concurrently, not sequentially. If the monitors run sequentially — X finishes, then TikTok starts, then Instagram starts — the system will always be late on at least two platforms. A sequential architecture that takes 5 minutes to complete one full cycle across all three platforms cannot respond to a TikTok video that goes from 10,000 to 500,000 views in 3 hours.</text:span></text:p>
      <text:p text:style-name="P157"><text:span text:style-name="T158">Run the three platform monitors as concurrent processes or threads. Each monitor operates on its own independent polling cadence and does not wait for the other monitors to complete their cycles before starting its own next cycle.</text:span></text:p>
      <text:p text:style-name="P159"><text:span text:style-name="T160">The trending loop runs as a fourth concurrent process on its own 60-minute cadence. It is independent of the three platform monitors.</text:span></text:p>
      <text:p text:style-name="P161"><text:span text:style-name="T162">All four processes write to the same output queue and the same deduplication registry. The queue and the registry must therefore be thread-safe or process-safe depending on the implementation approach. If using a database as the queue, database-level locking handles this. If using file-based storage, implement explicit file locking.</text:span></text:p>
      <text:p text:style-name="P163"><text:span text:style-name="T164">The monitoring and error handling for each process must be independent. If the TikTok monitor crashes due to a rate limit error, the X and Instagram monitors must continue running unaffected. Each monitor has its own error handler, its own retry logic, and its own logging stream. A crash in one monitor is logged and the monitor restarts after a backoff period. It does not bring down the other monitors.</text:span></text:p>
      <text:p text:style-name="Normal"/>
      <text:h text:style-name="P165" text:outline-level="3"><text:span text:style-name="T166">Session vs. Persistent Operation</text:span></text:h>
      <text:p text:style-name="P167"><text:span text:style-name="T168">The discovery system operates in two modes depending on the build phase:</text:span></text:p>
      <text:p text:style-name="P169"><text:span text:style-name="T170">Session mode (prototype and testing):</text:span><text:span text:style-name="T171"><text:s/>The system runs for a defined period — 30 minutes, 2 hours, a full day — and then stops. The seen content registry is maintained in memory during the session and optionally persisted to disk at session end. This is the appropriate mode during the Hour 1–3 build phase.</text:span></text:p>
      <text:p text:style-name="P172"><text:span text:style-name="T173">Persistent mode (production):</text:span><text:span text:style-name="T174"><text:s/>The system runs continuously without a defined end time. Process restarts must not cause the system to lose its seen content registry or re-queue content that has already been discovered and processed. The seen content registry is persisted to the database or file system on every write and loaded from persistence on startup.</text:span></text:p>
      <text:p text:style-name="P175"><text:span text:style-name="T176">Build for session mode first. Persistent mode requires only two additions: registry persistence on write and registry restoration on startup. Both are straightforward to add after the core system is working in session mode.</text:span></text:p>
      <text:p text:style-name="Normal"/>
      <text:h text:style-name="P177" text:outline-level="3"><text:span text:style-name="T178">What "Real-Time" Means in This Context</text:span></text:h>
      <text:p text:style-name="P179"><text:span text:style-name="T180">The system is described throughout this document as a "real-time" monitoring system. It is important to be precise about what this means, because true real-time streaming is only available on X. TikTok and Instagram do not offer streaming APIs at the access tier this system will use.</text:span></text:p>
      <text:p text:style-name="P181"><text:span text:style-name="T182">X:</text:span><text:span text:style-name="T183"><text:s/>The filtered stream endpoint (GET /2/tweets/search/stream) provides genuine real-time content delivery. New tweets matching the filter rules are delivered to the connected client as they are published. There is no polling interval — content arrives as it happens.</text:span></text:p>
      <text:p text:style-name="P184"><text:span text:style-name="T185">TikTok and Instagram:</text:span><text:span text:style-name="T186"><text:s/>These platforms require polling. The system makes an API request, receives a batch of recent content, processes it, waits for the polling interval, and makes the next request. The effective real-time latency is equal to the polling interval — 10 minutes for TikTok, 15 minutes for Instagram.</text:span></text:p>
      <text:p text:style-name="P187"><text:span text:style-name="T188">This distinction matters for the timing window. A TikTok video that posts at 12:00 and goes viral by 12:30 may not be discovered by the system until 12:40 (the next 10-minute poll). It will still be within Phase 1 of its engagement window at that point — Phase 1 is 0–6 hours. But it will not be discovered at the moment of posting.</text:span></text:p>
      <text:p text:style-name="P189"><text:span text:style-name="T190">The architecture accounts for this by setting polling intervals as short as the platform rate limits allow, and by calculating content age from created_at timestamp rather than discovery timestamp. Age-adjusted velocity thresholds (described in the Filter Pipeline section) compensate for the polling lag by giving more weight to engagement that accumulates quickly relative to content age.</text:span></text:p>
      <text:p text:style-name="Normal"/>
      <text:h text:style-name="P191" text:outline-level="3"><text:span text:style-name="T192">Technology Decisions for OpenClaw</text:span></text:h>
      <text:p text:style-name="P193"><text:span text:style-name="T194">The following technology decisions are made for this build. OpenClaw should implement accordingly and flag any constraint that makes a recommended approach infeasible.</text:span></text:p>
      <text:p text:style-name="P195"><text:span text:style-name="T196">Language:</text:span><text:span text:style-name="T197"><text:s/>Python 3.10+. The platform API libraries, HTTP clients, and data processing libraries are best supported in Python. OpenClaw should use Python unless a specific constraint makes this impossible.</text:span></text:p>
      <text:p text:style-name="P198"><text:span text:style-name="T199">Concurrency:</text:span><text:span text:style-name="T200"><text:s/>Python's asyncio with aiohttp for async HTTP requests. The four concurrent monitors (TikTok, X, Instagram, trending) are implemented as async tasks running in a single event loop. This avoids the complexity of multi-process coordination while providing the concurrent execution the system requires.</text:span></text:p>
      <text:p text:style-name="P201"><text:span text:style-name="T202">HTTP client:</text:span><text:span text:style-name="T203"><text:s/>aiohttp for all platform API requests and Serper requests. Use connection pooling to avoid overhead on repeated requests to the same host.</text:span></text:p>
      <text:p text:style-name="P204"><text:span text:style-name="T205">Platform SDKs:</text:span></text:p>
      <text:list text:style-name="LFO2" text:continue-numbering="true">
        <text:list-item>
          <text:p text:style-name="P206">X: tweepy Python library for X API v2. Handles authentication, pagination, and stream management.</text:p>
        </text:list-item>
        <text:list-item>
          <text:p text:style-name="P207">TikTok: Direct HTTP requests to the TikTok Research API using aiohttp. No mature Python SDK exists for the TikTok Research API — implement the connector directly.</text:p>
        </text:list-item>
        <text:list-item>
          <text:p text:style-name="P208">Instagram: facebook-sdk Python library for the Graph API. Serper fallback uses direct HTTP requests.</text:p>
        </text:list-item>
      </text:list>
      <text:p text:style-name="P209"><text:span text:style-name="T210">Data validation:</text:span><text:span text:style-name="T211"><text:s/>pydantic for schema validation of all discovery records before they are written to the output queue. Every record must pass pydantic validation before it is queued. Invalid records are logged and dropped.</text:span></text:p>
      <text:p text:style-name="P212"><text:span text:style-name="T213">Queue storage:</text:span><text:span text:style-name="T214"><text:s/>Supabase (Postgres) as the primary recommendation. If Supabase is not available in the OpenClaw environment, use SQLite as a local fallback. The schema and query patterns are identical between the two — only the connection string changes.</text:span></text:p>
      <text:p text:style-name="P215"><text:span text:style-name="T216">Logging:</text:span><text:span text:style-name="T217"><text:s/>Python's built-in logging module with structured JSON log output. Every significant event — content discovered, content filtered, content queued, rate limit hit, error encountered — produces a structured log entry. Log to stdout for OpenClaw's log aggregation.</text:span></text:p>
      <text:p text:style-name="P218"><text:span text:style-name="T219">Environment variables:</text:span><text:span text:style-name="T220"><text:s/>All API credentials, polling intervals, velocity thresholds, and database connection strings are read from environment variables at startup. No hardcoded values anywhere in the codebase. On startup, the system validates that all required environment variables are present and raises a clear error if any are missing.</text:span></text:p>
      <text:p text:style-name="Normal"/>
      <text:h text:style-name="P221" text:outline-level="3"><text:span text:style-name="T222">Credential Requirements</text:span></text:h>
      <text:p text:style-name="P223"><text:span text:style-name="T224">Before the OpenClaw agent can begin building the platform connectors, the following credentials must be available as environment variables. Flag any that are missing before proceeding with implementation.</text:span></text:p>
      <text:p text:style-name="P225"><text:span text:style-name="T226"># X API v2</text:span><text:line-break/><text:span text:style-name="T227">X_BEARER_TOKEN=</text:span><text:line-break/><text:span text:style-name="T228">X_API_KEY=</text:span><text:line-break/><text:span text:style-name="T229">X_API_SECRET=</text:span><text:line-break/><text:span text:style-name="T230">X_ACCESS_TOKEN=</text:span><text:line-break/><text:span text:style-name="T231">X_ACCESS_TOKEN_SECRET=</text:span><text:line-break/><text:line-break/><text:span text:style-name="T232"># TikTok Research API</text:span><text:line-break/><text:span text:style-name="T233">TIKTOK_CLIENT_KEY=</text:span><text:line-break/><text:span text:style-name="T234">TIKTOK_CLIENT_SECRET=</text:span><text:line-break/><text:line-break/><text:span text:style-name="T235"># Instagram / Meta Graph API</text:span><text:line-break/><text:span text:style-name="T236">META_APP_ID=</text:span><text:line-break/><text:span text:style-name="T237">META_APP_SECRET=</text:span><text:line-break/><text:span text:style-name="T238">META_USER_ACCESS_TOKEN=</text:span><text:line-break/><text:line-break/><text:span text:style-name="T239"># Serper (web search fallback)</text:span><text:line-break/><text:span text:style-name="T240">SERPER_API_KEY=</text:span><text:line-break/><text:line-break/><text:span text:style-name="T241"># Database</text:span><text:line-break/><text:span text:style-name="T242">DATABASE_URL= <text:s/># Supabase connection string or SQLite file path</text:span><text:line-break/><text:line-break/><text:span text:style-name="T243"># Polling intervals (seconds) — can override defaults</text:span><text:line-break/><text:span text:style-name="T244">POLL_INTERVAL_X=300 <text:s text:c="9"/># 5 minutes</text:span><text:line-break/><text:span text:style-name="T245">POLL_INTERVAL_TIKTOK=600 <text:s text:c="4"/># 10 minutes</text:span><text:line-break/><text:span text:style-name="T246">POLL_INTERVAL_INSTAGRAM=900 <text:s/># 15 minutes</text:span><text:line-break/><text:span text:style-name="T247">POLL_INTERVAL_TRENDING=3600 <text:s/># 60 minutes</text:span><text:line-break/><text:line-break/><text:span text:style-name="T248"># Velocity thresholds — PLACEHOLDER values, calibrate after first test run</text:span><text:line-break/><text:span text:style-name="T249">VELOCITY_THRESHOLD_X=50</text:span><text:line-break/><text:span text:style-name="T250">VELOCITY_THRESHOLD_TIKTOK=500</text:span><text:line-break/><text:span text:style-name="T251">VELOCITY_THRESHOLD_INSTAGRAM_REELS=200</text:span><text:line-break/><text:span text:style-name="T252">VELOCITY_THRESHOLD_INSTAGRAM_POSTS=100</text:span><text:line-break/><text:span text:style-name="T253">VELOCITY_WINDOW_HOURS=2</text:span></text:p>
      <text:p text:style-name="Normal"/>
      <text:h text:style-name="P254" text:outline-level="3"><text:span text:style-name="T255">How to Read the Rest of This Document</text:span></text:h>
      <text:p text:style-name="P256"><text:span text:style-name="T257">The remaining sections of this document cover each layer of the architecture in full implementation detail. They are ordered by build sequence:</text:span></text:p>
      <text:p text:style-name="P258"><text:span text:style-name="T259">The<text:s/></text:span><text:span text:style-name="T260">Platform Monitors</text:span><text:span text:style-name="T261"><text:s/>section covers how each of the three platform connectors works — the specific API endpoints, authentication patterns, request construction, response parsing, rate limit handling, and error recovery for TikTok, X, and Instagram individually.</text:span></text:p>
      <text:p text:style-name="P262"><text:span text:style-name="T263">The<text:s/></text:span><text:span text:style-name="T264">Content Parser</text:span><text:span text:style-name="T265"><text:s/>section covers how raw platform responses are normalized into the shared intermediate format, how velocity scores are calculated for each platform, and how top existing comments are extracted.</text:span></text:p>
      <text:p text:style-name="P266"><text:span text:style-name="T267">The<text:s/></text:span><text:span text:style-name="T268">Filter Pipeline</text:span><text:span text:style-name="T269"><text:s/>section covers the three filters in detail — the full keyword taxonomy, the velocity threshold logic including age-adjusted calculation, and the coarse sensitivity exclusion patterns.</text:span></text:p>
      <text:p text:style-name="P270"><text:span text:style-name="T271">The<text:s/></text:span><text:span text:style-name="T272">Deduplication</text:span><text:span text:style-name="T273"><text:s/>section covers the seen content registry — how it is structured, how it is queried, and how it is persisted across process restarts.</text:span></text:p>
      <text:p text:style-name="P274"><text:span text:style-name="T275">The<text:s/></text:span><text:span text:style-name="T276">Queue Output</text:span><text:span text:style-name="T277"><text:s/>section covers the full discovery record JSON schema, the database schema for the queue table, and the queue writer implementation.</text:span></text:p>
      <text:p text:style-name="P278"><text:span text:style-name="T279">The<text:s/></text:span><text:span text:style-name="T280">Testing Protocol</text:span><text:span text:style-name="T281"><text:s/>section covers the five tests that must pass before the discovery system is declared complete and the scoring component build begins.</text:span></text:p>
      <text:p text:style-name="P282"><text:span text:style-name="T283">Build sequentially. Test each layer before proceeding. Do not skip sections.</text:span></text:p>
      <text:p text:style-name="P284"><text:span text:style-name="T285">Good call. The code makes it longer and harder for the agent to reason about what it's actually building. Rewriting Platform Monitors as pure instruction.</text:span></text:p>
      <text:p text:style-name="Normal"/>
      <text:h text:style-name="P286" text:outline-level="2"><text:span text:style-name="T287">Platform Monitors</text:span></text:h>
      <text:p text:style-name="Normal"/>
      <text:h text:style-name="P288" text:outline-level="3"><text:span text:style-name="T289">What Platform Monitors Are</text:span></text:h>
      <text:p text:style-name="P290"><text:span text:style-name="T291">Platform monitors are the outermost layer of the content discovery system. They are the processes that make direct contact with TikTok, X, and Instagram — authenticating with each platform's API, constructing and sending requests, receiving and passing back raw responses, managing rate limits, and recovering from errors without human intervention.</text:span></text:p>
      <text:p text:style-name="P292"><text:span text:style-name="T293">Each platform has exactly one monitor. The TikTok monitor knows everything about how TikTok's API works. The X monitor knows everything about how X's API works. The Instagram monitor knows everything about how Instagram's API works. None of them know anything about each other. They share no logic, no state, and no error handling. If the TikTok monitor fails, the X and Instagram monitors continue running as if nothing happened.</text:span></text:p>
      <text:p text:style-name="P294"><text:span text:style-name="T295">Each monitor has one output: a stream of raw content objects passed to the Content Parser layer. The monitor does not filter content. It does not score content. It does not make any judgment about whether content is worth engaging with. It finds content matching its search parameters, retrieves all available metadata for that content, and passes it forward. That is the complete scope of its responsibility.</text:span></text:p>
      <text:p text:style-name="P296"><text:span text:style-name="T297">There is also a fourth process — the Trending Loop — that runs across all three platforms every 60 minutes, independent of the three platform monitors. It is described at the end of this section.</text:span></text:p>
      <text:p text:style-name="Normal"/>
      <text:h text:style-name="P298" text:outline-level="3"><text:span text:style-name="T299">Before Building Any Monitor</text:span></text:h>
      <text:p text:style-name="P300"><text:span text:style-name="T301">Verify credentials first.</text:span><text:span text:style-name="T302"><text:s/>Before writing any monitor code, confirm that every required credential is available as an environment variable. The following must be present and valid before any monitor can authenticate:</text:span></text:p>
      <text:p text:style-name="P303"><text:span text:style-name="T304">X_BEARER_TOKEN</text:span><text:line-break/><text:span text:style-name="T305">X_API_KEY</text:span><text:line-break/><text:span text:style-name="T306">X_API_SECRET</text:span><text:line-break/><text:span text:style-name="T307">X_ACCESS_TOKEN</text:span><text:line-break/><text:span text:style-name="T308">X_ACCESS_TOKEN_SECRET</text:span><text:line-break/><text:line-break/><text:span text:style-name="T309">TIKTOK_CLIENT_KEY</text:span><text:line-break/><text:span text:style-name="T310">TIKTOK_CLIENT_SECRET</text:span><text:line-break/><text:line-break/><text:span text:style-name="T311">META_APP_ID</text:span><text:line-break/><text:span text:style-name="T312">META_APP_SECRET</text:span><text:line-break/><text:span text:style-name="T313">META_USER_ACCESS_TOKEN</text:span><text:line-break/><text:line-break/><text:span text:style-name="T314">SERPER_API_KEY</text:span><text:line-break/><text:span text:style-name="T315">DATABASE_URL</text:span></text:p>
      <text:p text:style-name="P316"><text:span text:style-name="T317">If any credential is missing, stop and flag it before proceeding. A monitor that cannot authenticate at startup is a wasted build. The system should validate all required environment variables at startup and raise a clear, specific error identifying which variables are missing.</text:span></text:p>
      <text:p text:style-name="P318"><text:span text:style-name="T319">Build in this order.</text:span><text:span text:style-name="T320"><text:s/>Build the X monitor first — it has the most reliable API and the clearest documentation, which makes it the best environment to establish the base monitor pattern. Build TikTok second. Build Instagram third. Build the Trending Loop last, after all three platform monitors are working, because it reuses logic from each of them.</text:span></text:p>
      <text:p text:style-name="P321"><text:span text:style-name="T322">Define a shared base structure.</text:span><text:span text:style-name="T323"><text:s/>Before building the individual monitors, define a shared base structure that all three monitors conform to. This enforces consistency. Every monitor must implement the same three behaviors: authenticate on startup, execute a fetch cycle that returns raw content, and run a polling loop that calls the fetch cycle on a defined interval. Every monitor must handle rate limits and errors in a consistent way — catching rate limit responses, waiting the required retry period, and continuing without crashing. Every monitor must be independently stoppable without affecting the other monitors.</text:span></text:p>
      <text:p text:style-name="P324"><text:span text:style-name="T325">Concurrency.</text:span><text:span text:style-name="T326"><text:s/>All three platform monitors run concurrently — not sequentially. Do not build a system where TikTok waits for X to finish before it starts. Each monitor runs on its own polling cadence and does not wait for any other monitor. The Trending Loop also runs concurrently with all three monitors. All four processes write to the same shared content queue. The queue must be safe for concurrent writes from multiple processes simultaneously.</text:span></text:p>
      <text:p text:style-name="Normal"/>
      <text:h text:style-name="P327" text:outline-level="3"><text:span text:style-name="T328">X Monitor</text:span></text:h>
      <text:p text:style-name="Normal"/>
      <text:h text:style-name="P329" text:outline-level="4"><text:span text:style-name="T330">What the X Monitor Does</text:span></text:h>
      <text:p text:style-name="P331"><text:span text:style-name="T332">The X monitor runs two sub-processes in parallel: a keyword polling loop and a filtered stream connection. The keyword polling loop searches for tweets matching the keyword taxonomy every 5 minutes. The filtered stream is a persistent connection that delivers matching tweets in real time as they are published, with no polling interval.</text:span></text:p>
      <text:p text:style-name="P333"><text:span text:style-name="T334">The polling loop is the primary discovery mechanism for finance content and creator watchlist content — searches where the keyword taxonomy drives discovery. The filtered stream is the primary discovery mechanism for high-velocity trending cultural moments — content that needs to be discovered within minutes of posting, not within the next polling cycle.</text:span></text:p>
      <text:p text:style-name="P335"><text:span text:style-name="T336">Both sub-processes feed raw content into the same shared content queue. Deduplication downstream handles any overlap between them.</text:span></text:p>
      <text:p text:style-name="Normal"/>
      <text:h text:style-name="P337" text:outline-level="4"><text:span text:style-name="T338">Authentication</text:span></text:h>
      <text:p text:style-name="P339"><text:span text:style-name="T340">The X monitor authenticates using Bearer Token for read-only operations via the X API v2. Use the Tweepy Python library — it handles the OAuth details, pagination, and stream management. Initialize the Tweepy client using the credentials from environment variables. Never hardcode credentials.</text:span></text:p>
      <text:p text:style-name="P341"><text:span text:style-name="T342">The client should be initialized with wait_on_rate_limit set to false. Setting it to true causes Tweepy to silently pause on rate limit responses, which blocks the async event loop. Setting it to false means rate limit responses raise an exception that the monitor catches and handles explicitly with proper async backoff. Explicit handling is always preferable to silent blocking.</text:span></text:p>
      <text:p text:style-name="P343"><text:span text:style-name="T344">Validate authentication at startup by making a test API call before beginning the polling loop. If authentication fails, log a clear error and do not start the monitor. A monitor that runs in an unauthenticated state will produce confusing errors downstream.</text:span></text:p>
      <text:p text:style-name="Normal"/>
      <text:h text:style-name="P345" text:outline-level="4"><text:span text:style-name="T346">Keyword Polling Loop</text:span></text:h>
      <text:p text:style-name="P347"><text:span text:style-name="T348">The polling loop runs on a 5-minute interval. On each cycle it executes the following steps in order.</text:span></text:p>
      <text:p text:style-name="P349"><text:span text:style-name="T350">Step 1 — Build the search query.</text:span><text:span text:style-name="T351"><text:s/>The X API accepts a single boolean query string. The full keyword taxonomy must be compiled into one query using X's boolean operators. Use OR between terms so that any keyword match qualifies the tweet. Surround multi-word phrases in quotes. Apply the following filters directly in the query string so the API does them server-side rather than the system doing them locally: exclude retweets using -is:retweet, exclude replies using -is:reply, restrict to English using lang:en, apply a minimum like floor of 5 using min_faves:5 to filter out spam and zero-engagement content.</text:span></text:p>
      <text:p text:style-name="P352"><text:span text:style-name="T353">X queries have a 512-character limit on basic API access and a 1024-character limit on Academic Research access. If the full keyword taxonomy exceeds the limit, prioritize Tier 1 terms and MoneyLion-specific terms, truncate Tier 2 terms. Log a warning when truncation occurs so the keyword taxonomy can be reorganized if needed.</text:span></text:p>
      <text:p text:style-name="P354"><text:span text:style-name="T355">Step 2 — Execute the search request.</text:span><text:span text:style-name="T356"><text:s/>Call the search/recent endpoint with the compiled query. Request the following fields on every tweet: id, text, created_at, public_metrics, author_id, entities, context_annotations, lang. Request author expansion to get author data in the same response. Request the following user fields on authors: id, name, username, public_metrics, verified.</text:span></text:p>
      <text:p text:style-name="P357"><text:span text:style-name="T358">Use since_id pagination. On the first cycle, no since_id is set and the endpoint returns the 100 most recent matching tweets. After the first cycle, record the ID of the most recent tweet returned. On every subsequent cycle, pass that ID as since_id so the endpoint returns only tweets newer than the last seen tweet. This prevents the system from re-fetching the same tweets across polling cycles. Update the since_id at the end of every successful cycle.</text:span></text:p>
      <text:p text:style-name="P359"><text:span text:style-name="T360">Step 3 — Filter the raw response.</text:span><text:span text:style-name="T361"><text:s/>Before passing content to the Content Parser, apply these coarse filters at the monitor level:</text:span></text:p>
      <text:p text:style-name="P362"><text:span text:style-name="T363">Remove any tweet where the text begins with "RT @" — these are retweets that slipped through the API-level filter.</text:span></text:p>
      <text:p text:style-name="P364"><text:span text:style-name="T365">Remove any tweet where the lang field is present and is not "en" — non-English content.</text:span></text:p>
      <text:p text:style-name="P366"><text:span text:style-name="T367">Remove any tweet where the referenced_tweets array contains a reference of type replied_to — these are reply tweets not standalone content.</text:span></text:p>
      <text:p text:style-name="P368"><text:span text:style-name="T369">Remove any tweet where the author's followers_count is below 1,000 — these are low-reach accounts not worth engaging with.</text:span></text:p>
      <text:p text:style-name="P370"><text:span text:style-name="T371">Remove any tweet where created_at is more than 48 hours before the current time — these are outside the engagement window regardless of velocity.</text:span></text:p>
      <text:p text:style-name="P372"><text:span text:style-name="T373">Step 4 — Combine tweet and author data.</text:span><text:span text:style-name="T374"><text:s/>The API returns tweets and authors in separate arrays. Build a lookup map from author ID to author object. For each tweet that passes the filters, attach the corresponding author object. The combined tweet-plus-author object is what gets passed to the Content Parser.</text:span></text:p>
      <text:p text:style-name="P375"><text:span text:style-name="T376">Step 5 — Handle rate limits.</text:span><text:span text:style-name="T377"><text:s/>If the API returns a 429 response, extract the retry-after header value. Log the rate limit hit with the retry period. Wait the full retry period before making the next request. Do not attempt to continue polling during the retry window. After the retry period, resume from where the polling loop left off — do not skip cycles or reset since_id.</text:span></text:p>
      <text:p text:style-name="P378"><text:span text:style-name="T379">Step 6 — Handle other errors.</text:span><text:span text:style-name="T380"><text:s/>For any non-rate-limit error, log the full error with context. Increment a consecutive error counter. If the consecutive error counter reaches 5, log a critical error and stop the monitor — do not continue polling in a broken state. On any successful cycle, reset the consecutive error counter to zero. On recoverable errors (network timeouts, temporary 5xx responses), apply exponential backoff before retrying: wait 30 seconds after the first error, 60 after the second, 120 after the third.</text:span></text:p>
      <text:p text:style-name="P381"><text:span text:style-name="T382">Step 7 — Wait for the next cycle.</text:span><text:span text:style-name="T383"><text:s/>After a successful cycle, subtract the time the cycle took from the 5-minute polling interval. Sleep for the remaining duration. If the cycle took longer than 5 minutes, start the next cycle immediately without sleeping.</text:span></text:p>
      <text:p text:style-name="Normal"/>
      <text:h text:style-name="P384" text:outline-level="4"><text:span text:style-name="T385">Filtered Stream</text:span></text:h>
      <text:p text:style-name="P386"><text:span text:style-name="T387">The filtered stream runs as a separate sub-process alongside the polling loop. It is a persistent HTTP connection — X pushes matching tweets to the connected client as they are published.</text:span></text:p>
      <text:p text:style-name="P388"><text:span text:style-name="T389">Setting up stream filter rules.</text:span><text:span text:style-name="T390"><text:s/>Stream filter rules define what tweets the stream delivers. Rules are set at the account level on X and persist even when the stream is disconnected. On startup, delete all existing rules and replace them with current rules. This prevents stale rules from interfering with the current configuration.</text:span></text:p>
      <text:p text:style-name="P391"><text:span text:style-name="T392">Create the following rules:</text:span></text:p>
      <text:p text:style-name="P393"><text:span text:style-name="T394">Rule 1 targets MoneyLion mentions — the query should match any tweet containing "MoneyLion" or "Instacash", in English, excluding retweets.</text:span></text:p>
      <text:p text:style-name="P395"><text:span text:style-name="T396">Rule 2 targets competitor mentions — match any tweet containing the names of direct competitors (Chime, SoFi, Dave, Brigit, Earnin), in English, excluding retweets.</text:span></text:p>
      <text:p text:style-name="P397"><text:span text:style-name="T398">Rules 3 onward target finance hashtags in batches of 5 hashtags per rule. Each rule matches any tweet using any of the 5 hashtags in the batch, in English, excluding retweets.</text:span></text:p>
      <text:p text:style-name="P399"><text:span text:style-name="T400">X allows a maximum of 25 rules on basic access. Plan the rule structure accordingly. If the full hashtag list requires more than 23 rules (25 minus the 2 fixed rules), prioritize the highest-traffic hashtags and log which hashtags were excluded from the stream.</text:span></text:p>
      <text:p text:style-name="P401"><text:span text:style-name="T402">Handling incoming tweets.</text:span><text:span text:style-name="T403"><text:s/>For each tweet delivered by the stream, apply the same coarse filters as the polling loop — skip retweets, skip replies. For tweets that pass the filters, add them to the shared content queue with a source tag of "stream" so downstream components can distinguish stream-discovered content from polling-discovered content.</text:span></text:p>
      <text:p text:style-name="P404"><text:span text:style-name="T405">Note on author data.</text:span><text:span text:style-name="T406"><text:s/>Stream-delivered tweets do not include author expansion data by default. The Content Parser must handle stream tweet records where author data is null and fetch author data separately if the follower count filter needs to be applied. Flag this as a known gap in the stream implementation and handle it gracefully — do not crash if author data is missing.</text:span></text:p>
      <text:p text:style-name="P407"><text:span text:style-name="T408">Handling disconnections.</text:span><text:span text:style-name="T409"><text:s/>If the stream disconnects, log the disconnection and attempt to reconnect after a 30-second backoff. Tweepy handles reconnection logic but the monitor should log each reconnection attempt and track consecutive reconnection failures. After 10 consecutive failures, log a critical error and stop the stream sub-process. The polling loop continues running independently — the stream going down does not take down the polling loop.</text:span></text:p>
      <text:p text:style-name="Normal"/>
      <text:h text:style-name="P410" text:outline-level="4"><text:span text:style-name="T411">X Trending Monitor</text:span></text:h>
      <text:p text:style-name="P412"><text:span text:style-name="T413">In addition to the keyword polling loop and filtered stream, the X monitor polls the trending topics endpoint every 30 minutes. This surfaces high-velocity content that may not match the keyword taxonomy.</text:span></text:p>
      <text:p text:style-name="P414"><text:span text:style-name="T415">Fetching trending topics.</text:span><text:span text:style-name="T416"><text:s/>The trending topics endpoint is available on X API v1.1, not v2. Initialize a v1.1 API client alongside the v2 async client. Request worldwide trends using WOEID 1. Sort the returned topics by tweet volume descending. Take the top 20 topics.</text:span></text:p>
      <text:p text:style-name="P417"><text:span text:style-name="T418">Filtering topics.</text:span><text:span text:style-name="T419"><text:s/>Before making any additional API calls for a topic, apply the coarse sensitivity filter to the topic name. Skip any topic that matches a sensitivity exclusion pattern. Skip topics with no tweet volume data — these are typically low-significance. Log each skipped topic and the reason it was skipped.</text:span></text:p>
      <text:p text:style-name="P420"><text:span text:style-name="T421">Fetching tweets for each topic.</text:span><text:span text:style-name="T422"><text:s/>For each non-excluded trending topic, search for the top 5 most recent tweets on that topic using the search/recent endpoint. Use sort_order=relevancy to get the most engaged tweets rather than just the most recent. Apply the same English, no-retweet, and no-reply filters. Attach the trending topic name and tweet volume to each tweet object before adding it to the content queue. Tag these records with a source of "trending" so the scoring component knows they were discovered via trending rather than keyword match.</text:span></text:p>
      <text:p text:style-name="Normal"/>
      <text:h text:style-name="P423" text:outline-level="4"><text:span text:style-name="T424">X Rate Limit Management</text:span></text:h>
      <text:p text:style-name="P425"><text:span text:style-name="T426">The X monitor makes requests across three endpoints. Track usage against these limits and log rate limit headers on every response:</text:span></text:p>
      <text:p text:style-name="P427"><text:span text:style-name="T428">The search/recent endpoint allows 450 requests per 15-minute window at the app level. The keyword polling loop runs every 5 minutes and makes one search request per cycle, producing 3 requests per 15-minute window — well within the limit. The trending monitor runs every 30 minutes and makes up to 20 additional search requests per trending cycle. Total maximum usage is approximately 25 requests per 15-minute window against a 450-request limit.</text:span></text:p>
      <text:p text:style-name="P429"><text:span text:style-name="T430">The trending topics endpoint allows 75 requests per 15-minute window per user token.</text:span></text:p>
      <text:p text:style-name="P431"><text:span text:style-name="T432">The filtered stream allows one active connection at a time. Do not attempt to open multiple stream connections.</text:span></text:p>
      <text:p text:style-name="P433"><text:span text:style-name="T434">Log all API response headers. The x-rate-limit-remaining and x-rate-limit-reset headers tell the system how many requests remain and when the window resets. Use these to proactively slow down if usage approaches the limit rather than waiting for a 429 response.</text:span></text:p>
      <text:p text:style-name="Normal"/>
      <text:h text:style-name="P435" text:outline-level="3"><text:span text:style-name="T436">TikTok Monitor</text:span></text:h>
      <text:p text:style-name="Normal"/>
      <text:h text:style-name="P437" text:outline-level="4"><text:span text:style-name="T438">What the TikTok Monitor Does</text:span></text:h>
      <text:p text:style-name="P439"><text:span text:style-name="T440">The TikTok monitor runs on a 10-minute polling cadence and uses three data sources. The TikTok Research API is the primary source — it provides keyword video search against the full taxonomy. The TikTok Creative Center API is a supplementary source for trending hashtag signals. Serper web search is the fallback source when the Research API is unavailable, throttled, or returning errors.</text:span></text:p>
      <text:p text:style-name="P441"><text:span text:style-name="T442">TikTok content moves faster than any other platform in the system. A video can go from 10,000 to 1,000,000 views in under 3 hours. The 10-minute polling interval is as short as the Research API rate limits allow reliably. Do not attempt to poll more frequently — rate limit errors at higher frequency will produce more total missed content than the slower, reliable 10-minute cadence.</text:span></text:p>
      <text:p text:style-name="Normal"/>
      <text:h text:style-name="P443" text:outline-level="4"><text:span text:style-name="T444">Authentication</text:span></text:h>
      <text:p text:style-name="P445"><text:span text:style-name="T446">The TikTok Research API uses OAuth 2.0 client credentials flow. Access tokens are short-lived — they expire every 2 hours. The monitor must handle token acquisition and refresh automatically.</text:span></text:p>
      <text:p text:style-name="P447"><text:span text:style-name="T448">On startup, request an access token using the client key and client secret from environment variables. Send a POST request to the TikTok token endpoint with the client credentials and grant_type: client_credentials. Store the returned access token and its expiry time.</text:span></text:p>
      <text:p text:style-name="P449"><text:span text:style-name="T450">Before every API request, check whether the stored token will expire within the next 5 minutes. If it will, refresh the token before making the request. Do not wait for an authentication error to trigger a refresh — refresh proactively to avoid a mid-cycle authentication failure.</text:span></text:p>
      <text:p text:style-name="P451"><text:span text:style-name="T452">If a token refresh fails, log a critical error. Attempt the refresh again after 30 seconds. After 3 consecutive refresh failures, stop the TikTok monitor and log a critical error. The X and Instagram monitors continue running.</text:span></text:p>
      <text:p text:style-name="Normal"/>
      <text:h text:style-name="P453" text:outline-level="4"><text:span text:style-name="T454">Keyword Video Search</text:span></text:h>
      <text:p text:style-name="P455"><text:span text:style-name="T456">This is the primary discovery mechanism for finance content on TikTok. On each polling cycle it executes the following steps.</text:span></text:p>
      <text:p text:style-name="P457"><text:span text:style-name="T458">Step 1 — Build keyword groups.</text:span><text:span text:style-name="T459"><text:s/>The TikTok Research API accepts a structured query object — not a boolean string like X. The query object specifies field names and values to match. One query object can contain a list of keywords. However, the API has limits on query complexity. Divide the full keyword taxonomy into groups of 10–15 terms each. Each group becomes a separate API request.</text:span></text:p>
      <text:p text:style-name="P460"><text:span text:style-name="T461">Step 2 — Set the time window.</text:span><text:span text:style-name="T462"><text:s/>Only search for videos posted in the last 2 hours. Older content is unlikely to still be within its velocity window. The API accepts start and end dates — set the start date to 2 hours before the current time and the end date to the current time. Convert these to the date format the API expects.</text:span></text:p>
      <text:p text:style-name="P463"><text:span text:style-name="T464">Step 3 — Execute the search request.</text:span><text:span text:style-name="T465"><text:s/>For each keyword group, send a POST request to the Research API video query endpoint. Include the authorization header with the current access token. Request the following fields on each video: id, create_time, username, region_code, video_description, hashtag_names, voice_to_text, like_count, comment_count, share_count, view_count. Set max_count to 100.</text:span></text:p>
      <text:p text:style-name="P466"><text:span text:style-name="T467">Restrict results to English-speaking regions by filtering on region_code — target US, GB, CA, and AU.</text:span></text:p>
      <text:p text:style-name="P468"><text:span text:style-name="T469">Step 4 — Apply coarse filters.</text:span><text:span text:style-name="T470"><text:s/>Before passing content to the Content Parser, filter out videos with fewer than 1,000 views — these are too low-reach to be worth engaging with. Filter out videos older than 48 hours at time of discovery. Filter out videos with no English caption or hashtags.</text:span></text:p>
      <text:p text:style-name="P471"><text:span text:style-name="T472">Step 5 — Pace requests between keyword groups.</text:span><text:span text:style-name="T473"><text:s/>Wait 2 seconds between keyword group requests. This paces the API calls and reduces the risk of hitting the per-minute rate limit when processing multiple groups in a single cycle.</text:span></text:p>
      <text:p text:style-name="P474"><text:span text:style-name="T475">Step 6 — Handle rate limits.</text:span><text:span text:style-name="T476"><text:s/>TikTok rate limit responses return HTTP 429. Extract the retry-after header. Log the rate limit hit. Wait the full retry period. If no retry-after header is present, default to 60 seconds.</text:span></text:p>
      <text:p text:style-name="P477"><text:span text:style-name="T478">If rate limits are hit consistently, switch to the Serper fallback for the remainder of the current day. Log the switch and the reason. Reset to primary API access at midnight UTC.</text:span></text:p>
      <text:p text:style-name="P479"><text:span text:style-name="T480">Step 7 — Track daily request count.</text:span><text:span text:style-name="T481"><text:s/>The Research API has a daily request limit. Maintain a counter of API requests made in the current UTC day. Log a warning when the counter exceeds 80% of the daily limit. If the counter reaches the daily limit, switch to Serper fallback for the remainder of the day and log a critical warning.</text:span></text:p>
      <text:p text:style-name="Normal"/>
      <text:h text:style-name="P482" text:outline-level="4"><text:span text:style-name="T483">Trending Hashtag Discovery</text:span></text:h>
      <text:p text:style-name="P484"><text:span text:style-name="T485">Every 60 minutes, as part of the Trending Loop, the TikTok monitor queries the Creative Center for trending hashtags and fetches top videos for each.</text:span></text:p>
      <text:p text:style-name="P486"><text:span text:style-name="T487">Fetching trending hashtags.</text:span><text:span text:style-name="T488"><text:s/>Send a GET request to the TikTok Creative Center trending hashtags endpoint. Request the top 30 trending hashtags for the US over the past 7 days. The Creative Center API uses a different authentication method than the Research API — it uses an access token specific to the Creative Center. Store this as a separate environment variable.</text:span></text:p>
      <text:p text:style-name="P489"><text:span text:style-name="T490">Filtering hashtags.</text:span><text:span text:style-name="T491"><text:s/>Apply the coarse sensitivity filter to each hashtag name. Skip any hashtag that matches a sensitivity pattern. Process only the top 10 non-excluded hashtags — fetching videos for all 30 would consume too many Research API requests.</text:span></text:p>
      <text:p text:style-name="P492"><text:span text:style-name="T493">Fetching videos for each hashtag.</text:span><text:span text:style-name="T494"><text:s/>For each non-excluded trending hashtag, send a Research API video query searching for videos using that hashtag posted in the last 6 hours. Request the top 10 results. Tag each returned video with the trending hashtag and a source tag of "trending_hashtag" before adding it to the content queue.</text:span></text:p>
      <text:p text:style-name="P495"><text:span text:style-name="T496">Wait 2 seconds between hashtag video requests to pace the API calls.</text:span></text:p>
      <text:p text:style-name="Normal"/>
      <text:h text:style-name="P497" text:outline-level="4"><text:span text:style-name="T498">Serper Fallback</text:span></text:h>
      <text:p text:style-name="P499"><text:span text:style-name="T500">When the Research API is unavailable or rate-limited, the TikTok monitor falls back to Serper web search. This is lower fidelity — Serper cannot return engagement metrics — but maintains discovery continuity.</text:span></text:p>
      <text:p text:style-name="P501"><text:span text:style-name="T502">When to use the fallback.</text:span><text:span text:style-name="T503"><text:s/>Switch to Serper when the Research API returns 3 consecutive errors that are not rate limit errors, when the daily request limit has been reached, or when token refresh has failed 3 consecutive times.</text:span></text:p>
      <text:p text:style-name="P504"><text:span text:style-name="T505">How the fallback works.</text:span><text:span text:style-name="T506"><text:s/>For each keyword group, construct a Serper search query targeting TikTok video URLs: site:tiktok.com/video [keywords]. Set the time filter to the past 24 hours. Parse the returned URLs to extract TikTok video IDs. Add the video IDs and any available preview text to the content queue with a source tag of "serper_fallback" and metrics set to null.</text:span></text:p>
      <text:p text:style-name="P507"><text:span text:style-name="T508">The Content Parser must handle records with null metrics gracefully — these records will not pass the velocity filter and will be flagged for manual review rather than automatically queued.</text:span></text:p>
      <text:p text:style-name="P509"><text:span text:style-name="T510">Pacing Serper requests.</text:span><text:span text:style-name="T511"><text:s/>Wait 1 second between Serper requests. Batch keywords into groups of 3 per request to minimize total Serper API calls.</text:span></text:p>
      <text:p text:style-name="Normal"/>
      <text:h text:style-name="P512" text:outline-level="4"><text:span text:style-name="T513">TikTok Rate Limit Management</text:span></text:h>
      <text:p text:style-name="P514"><text:span text:style-name="T515">The Research API has both daily and per-minute limits. Manage both.</text:span></text:p>
      <text:p text:style-name="P516"><text:span text:style-name="T517">The daily limit for standard research access is 1,000 requests. With 3 keyword groups and a 10-minute polling interval, the system makes approximately 6 requests per hour — 144 per day — comfortably within the daily limit. If the keyword taxonomy grows to require more groups, recalculate this and adjust the polling interval if needed.</text:span></text:p>
      <text:p text:style-name="P518"><text:span text:style-name="T519">The per-minute limit is 10 requests. With a 2-second pause between keyword group requests and no more than 5 groups per cycle, the system stays within 5 requests per minute — within the limit.</text:span></text:p>
      <text:p text:style-name="P520"><text:span text:style-name="T521">Maintain a request counter that resets at midnight UTC. Log the count every hour. Alert at 80% of the daily limit.</text:span></text:p>
      <text:p text:style-name="Normal"/>
      <text:h text:style-name="P522" text:outline-level="3"><text:span text:style-name="T523">Instagram Monitor</text:span></text:h>
      <text:p text:style-name="Normal"/>
      <text:h text:style-name="P524" text:outline-level="4"><text:span text:style-name="T525">What the Instagram Monitor Does</text:span></text:h>
      <text:p text:style-name="P526"><text:span text:style-name="T527">Instagram presents the most constrained API environment. The Meta Graph API provides reliable access to creator accounts that have granted explicit permission — this is the primary source for creator watchlist monitoring. For hashtag and keyword discovery on public content, the Graph API cannot be used at scale, so the monitor uses Serper as the primary discovery mechanism. CrowdTangle can be used as an additional source if the team has access.</text:span></text:p>
      <text:p text:style-name="P528"><text:span text:style-name="T529">The monitor runs on a 15-minute polling cadence.</text:span></text:p>
      <text:p text:style-name="Normal"/>
      <text:h text:style-name="P530" text:outline-level="4"><text:span text:style-name="T531">Authentication</text:span></text:h>
      <text:p text:style-name="P532"><text:span text:style-name="T533">The Instagram monitor uses Meta's Graph API authenticated with a User Access Token. This token is long-lived — it expires after 60 days. The monitor must track token expiry and warn when a refresh is needed.</text:span></text:p>
      <text:p text:style-name="P534"><text:span text:style-name="T535">On startup, validate the current access token by calling the Graph API token debug endpoint. Parse the response to determine when the token expires. If the token expires within 7 days, log a warning with specific instructions: the META_USER_ACCESS_TOKEN environment variable must be updated with a refreshed token before the current token expires. The monitor cannot refresh this token automatically — it requires a manual step involving a browser-based OAuth flow.</text:span></text:p>
      <text:p text:style-name="P536"><text:span text:style-name="T537">If the token is already expired at startup, log a critical error and do not start the Instagram monitor. The X and TikTok monitors continue running.</text:span></text:p>
      <text:p text:style-name="Normal"/>
      <text:h text:style-name="P538" text:outline-level="4"><text:span text:style-name="T539">Creator Watchlist Monitoring</text:span></text:h>
      <text:p text:style-name="P540"><text:span text:style-name="T541">The Graph API is used exclusively for monitoring the creator watchlist — the Tier 1 and Tier 2 creators who have granted the app permission to access their media.</text:span></text:p>
      <text:p text:style-name="P542"><text:span text:style-name="T543">What "granted permission" means.</text:span><text:span text:style-name="T544"><text:s/>Each creator on the watchlist must have a professional Instagram account (Business or Creator account type) and must have completed the OAuth flow that grants the app instagram_basic and instagram_manage_insights permissions. Only creators who have completed this flow can be monitored via the Graph API. For all other creators, use the Serper fallback.</text:span></text:p>
      <text:p text:style-name="P545"><text:span text:style-name="T546">Polling cadence.</text:span><text:span text:style-name="T547"><text:s/>Fetch media for each permitted creator every 15 minutes. Fetch the 10 most recent posts per creator per cycle. Only surface posts from the last 48 hours.</text:span></text:p>
      <text:p text:style-name="P548"><text:span text:style-name="T549">Step-by-step process for each creator.</text:span><text:span text:style-name="T550"><text:s/>Send a GET request to the Graph API media endpoint for the creator's Instagram user ID. Request the following fields on each post: id, timestamp, caption, media_type, like_count, comments_count, permalink, username. Filter the response to only posts created in the last 48 hours. For each qualifying post, attach the creator's tier and follower count from the watchlist record before passing it to the Content Parser.</text:span></text:p>
      <text:p text:style-name="P551"><text:span text:style-name="T552">Pacing requests.</text:span><text:span text:style-name="T553"><text:s/>Wait 0.5 seconds between creator requests. With a 30-creator watchlist at 0.5 seconds per request, a full watchlist cycle takes 15 seconds — well within the 15-minute polling interval.</text:span></text:p>
      <text:p text:style-name="P554"><text:span text:style-name="T555">Rate limit awareness.</text:span><text:span text:style-name="T556"><text:s/>The Graph API allows 200 calls per hour per user token. With a 30-creator watchlist at 4 cycles per hour, the system makes 120 Graph API calls per hour — within the limit. Do not expand the watchlist beyond 40 creators without first recalculating API usage against the hourly limit.</text:span></text:p>
      <text:p text:style-name="Normal"/>
      <text:h text:style-name="P557" text:outline-level="4"><text:span text:style-name="T558">Hashtag and Keyword Discovery via Serper</text:span></text:h>
      <text:p text:style-name="P559"><text:span text:style-name="T560">Serper is the primary discovery mechanism for non-watchlist Instagram content. For creators who have not granted Graph API permissions, and for keyword and hashtag-based discovery on public content, the monitor constructs Serper queries targeting Instagram URLs.</text:span></text:p>
      <text:p text:style-name="P561"><text:span text:style-name="T562">How the Serper queries work.</text:span><text:span text:style-name="T563"><text:s/>For each keyword group from the taxonomy, construct two Serper queries: one targeting Instagram Reels (site:instagram.com/reel [keywords]) and one targeting static posts (site:instagram.com/p [keywords]). Set the time filter to the past 24 hours. Limit results to 10 per query.</text:span></text:p>
      <text:p text:style-name="P564"><text:span text:style-name="T565">Parsing results.</text:span><text:span text:style-name="T566"><text:s/>For each result URL, determine the content type from the URL structure — URLs containing /reel/ are Reels, URLs containing /p/ are static posts. Extract the Instagram post shortcode from the URL. Add the shortcode, URL, content type, and caption preview to the content queue with a source tag of "serper" and metrics set to null.</text:span></text:p>
      <text:p text:style-name="P567"><text:span text:style-name="T568">Why metrics are null from Serper.</text:span><text:span text:style-name="T569"><text:s/>Serper returns Google search result snippets, not structured social media data. Engagement counts are not available. The Content Parser will flag all Serper-sourced Instagram records as having null metrics. These records will not pass the automated velocity filter. They are added to the queue for manual review or for a secondary enrichment step where the system attempts to fetch engagement data from the Graph API using the extracted post shortcode.</text:span></text:p>
      <text:p text:style-name="P570"><text:span text:style-name="T571">Pacing.</text:span><text:span text:style-name="T572"><text:s/>Wait 1 second between Serper requests. Batch keywords into groups of 3 per query.</text:span></text:p>
      <text:p text:style-name="Normal"/>
      <text:h text:style-name="P573" text:outline-level="4"><text:span text:style-name="T574">Instagram Rate Limit Management</text:span></text:h>
      <text:p text:style-name="P575"><text:span text:style-name="T576">The Graph API allows 200 calls per hour per user token. Track hourly usage and log a warning at 80% of the limit.</text:span></text:p>
      <text:p text:style-name="P577"><text:span text:style-name="T578">For Serper, track daily usage against the plan's monthly limit. Log usage daily. Alert if the daily usage pace would exceed the monthly limit.</text:span></text:p>
      <text:p text:style-name="P579"><text:span text:style-name="T580">If the Graph API limit is reached mid-cycle, pause watchlist monitoring for the remainder of the hour and resume when the limit resets. Serper-based discovery is not affected by Graph API rate limits and continues during any Graph API pause.</text:span></text:p>
      <text:p text:style-name="Normal"/>
      <text:h text:style-name="P581" text:outline-level="3"><text:span text:style-name="T582">Trending Loop</text:span></text:h>
      <text:p text:style-name="P583"><text:span text:style-name="T584">The Trending Loop is a fourth concurrent process that runs every 60 minutes independently of the three platform monitors. It queries each platform's trending signals without relying on the keyword taxonomy — it is designed to surface high-velocity cultural content that the keyword filter would miss.</text:span></text:p>
      <text:p text:style-name="Normal"/>
      <text:h text:style-name="P585" text:outline-level="4"><text:span text:style-name="T586">What the Trending Loop Does</text:span></text:h>
      <text:p text:style-name="P587"><text:span text:style-name="T588">On each 60-minute cycle the Trending Loop runs three platform trending fetches concurrently — X trending topics, TikTok trending hashtags, and Instagram trending Reels — then combines the results and passes them to the content queue. All three platform fetches run at the same time. If one platform's trending fetch fails, the other two complete normally and their results are still queued. A failure on one platform does not fail the entire trending cycle.</text:span></text:p>
      <text:p text:style-name="Normal"/>
      <text:h text:style-name="P589" text:outline-level="4"><text:span text:style-name="T590">X Trending</text:span></text:h>
      <text:p text:style-name="P591"><text:span text:style-name="T592">Follow the same process described in the X Monitor Trending section above. Fetch worldwide trending topics from the v1.1 trends endpoint. Filter out sensitive topics. For each non-excluded topic in the top 20, fetch the top 5 most recent tweets and add them to the queue tagged as "trending_cultural".</text:span></text:p>
      <text:p text:style-name="Normal"/>
      <text:h text:style-name="P593" text:outline-level="4"><text:span text:style-name="T594">TikTok Trending</text:span></text:h>
      <text:p text:style-name="P595"><text:span text:style-name="T596">Follow the same process described in the TikTok Monitor Trending Hashtag section above. Fetch the top 30 trending hashtags from the Creative Center. Filter out sensitive hashtags. For each non-excluded hashtag in the top 10, fetch the top 10 most recent videos and add them to the queue tagged as "trending_cultural".</text:span></text:p>
      <text:p text:style-name="Normal"/>
      <text:h text:style-name="P597" text:outline-level="4"><text:span text:style-name="T598">Instagram Trending</text:span></text:h>
      <text:p text:style-name="P599"><text:span text:style-name="T600">The Instagram trending fetch uses Serper to search for currently viral Instagram Reels without relying on specific keywords. Construct two Serper queries: one for "viral today" and one for "trending today", both scoped to site:instagram.com/reel. Set the time filter to the past hour rather than the past 24 hours — trending cultural content on Instagram has an even shorter window than keyword-matched content. Parse the results and add them to the queue tagged as "trending_cultural" with null metrics.</text:span></text:p>
      <text:p text:style-name="Normal"/>
      <text:h text:style-name="P601" text:outline-level="4"><text:span text:style-name="T602">Timing and Error Handling</text:span></text:h>
      <text:p text:style-name="P603"><text:span text:style-name="T604">Each trending cycle should complete in under 5 minutes when all three platforms respond normally. If a cycle takes longer than 10 minutes due to slow API responses, log a warning and cancel any still-pending platform fetches. Proceed to the next cycle on schedule — do not extend the interval to wait for a slow platform.</text:span></text:p>
      <text:p text:style-name="P605"><text:span text:style-name="T606">If all three platform fetches fail on the same cycle, log a critical error and alert. This likely indicates a broader connectivity issue rather than a platform-specific problem.</text:span></text:p>
      <text:p text:style-name="P607"><text:span text:style-name="T608">After each cycle, log the number of items surfaced from each platform. This data is useful for the weekly feedback loop review.</text:span></text:p>
      <text:p text:style-name="Normal"/>
      <text:h text:style-name="P609" text:outline-level="3"><text:span text:style-name="T610">Summary: What the Monitors Produce</text:span></text:h>
      <text:p text:style-name="P611"><text:span text:style-name="T612">By the time the platform monitors and trending loop are built and running, the system is continuously producing a stream of raw content objects in the shared content queue. Each object carries:</text:span></text:p>
      <text:p text:style-name="P613"><text:span text:style-name="T614">The platform it came from, the source within that platform (keyword search, stream, trending, watchlist, Serper fallback), the full raw API response for the content, the timestamp when it was fetched, and any platform-specific metadata that the discovery source attached (trending topic name, keyword match, creator tier).</text:span></text:p>
      <text:p text:style-name="P615"><text:span text:style-name="T616">The Content Parser — described in the next section — reads from this queue and transforms these raw objects into structured, normalized content ready for the filter pipeline.</text:span></text:p>
      <text:h text:style-name="P617" text:outline-level="2"><text:span text:style-name="T618">Content Parser</text:span></text:h>
      <text:p text:style-name="P619"/>
      <text:h text:style-name="P620" text:outline-level="3"><text:span text:style-name="T621">What the Content Parser Is</text:span></text:h>
      <text:p text:style-name="P622">The Content Parser is the second layer of the content discovery system. It sits between the Platform Monitors and the Filter Pipeline. Its job is to take the raw, platform-specific objects that the monitors produce and transform them into a single, consistent format that every downstream layer can work with regardless of which platform the content came from.</text:p>
      <text:p text:style-name="P623">The monitors produce three different data structures — a TikTok video object looks nothing like an X tweet object, which looks nothing like an Instagram post object. The Content Parser absorbs all of that platform-specific variation and outputs a single normalized content object with a consistent schema. From this point forward in the pipeline, no downstream component ever needs to know which platform a piece of content came from in order to process it.</text:p>
      <text:p text:style-name="P624">The Content Parser also does three things that the monitors cannot do: it calculates velocity scores using platform-specific formulas, it extracts the top existing comments from each piece of content, and it detects cross-platform signals. These are not filter decisions — the Parser does not decide whether content is worth engaging with. It is enrichment — adding calculated fields that the Filter Pipeline and ultimately the Scoring Component need in order to make good decisions.</text:p>
      <text:p text:style-name="P625"/>
      <text:h text:style-name="P626" text:outline-level="3"><text:span text:style-name="T627">Where the Content Parser Runs</text:span></text:h>
      <text:p text:style-name="P628">The Content Parser runs as a concurrent process alongside the four monitor processes. It is not sequential — it does not wait for all monitors to finish a polling cycle before it starts processing. It reads from the shared content queue continuously. Whenever a monitor adds a raw content object to the queue, the Parser picks it up and begins processing it immediately.</text:p>
      <text:p text:style-name="P629">This means the Parser must be fast enough to keep up with the combined output of all four monitors at peak throughput. At the polling cadences defined for each platform, the monitors will produce at most a few hundred raw objects per hour during normal operation and potentially several hundred per hour during high-velocity trending moments. The Parser should be able to process each raw object in under 1 second under normal conditions.</text:p>
      <text:p text:style-name="P630">If the queue grows faster than the Parser can process — which can happen during a major trending moment when all three platforms are producing content simultaneously — the Parser should log a queue depth warning. It does not drop items from the queue. It processes them in order and catches up. Timing information is preserved in the raw object (the fetched_at timestamp from the monitor) so downstream components can still calculate accurate content age even if there is a brief processing delay.</text:p>
      <text:p text:style-name="P631"/>
      <text:h text:style-name="P632" text:outline-level="3"><text:span text:style-name="T633">The Three Tasks of the Content Parser</text:span></text:h>
      <text:p text:style-name="P634">The Content Parser performs three tasks on every raw content object it receives. These tasks run in this order on every object.</text:p>
      <text:p text:style-name="P635"><text:span text:style-name="T636">Task 1: Normalization.</text:span><text:span text:style-name="T637"><text:s/>Transform the platform-specific raw object into the shared normalized content format. Every field in the normalized format must be populated — either with real data from the raw object, with a calculated value, or explicitly with null if the data is genuinely unavailable. There are no optional fields. A missing field is always recorded as null, never left absent.</text:span></text:p>
      <text:p text:style-name="P638"><text:span text:style-name="T639">Task 2: Velocity score calculation.</text:span><text:span text:style-name="T640"><text:s/>Calculate the content's velocity score using the platform-specific formula. Velocity score is not the same as raw engagement count — it is a weighted calculation designed to reflect the meaningful momentum of the content rather than just its absolute size. After calculating the raw velocity score, calculate the velocity ratio — the score divided by the platform-specific threshold — which tells downstream components not just whether content passed the threshold but by how much.</text:span></text:p>
      <text:p text:style-name="P641"><text:span text:style-name="T642">Task 3: Top comment extraction.</text:span><text:span text:style-name="T643"><text:s/>Fetch the top existing comments from the content's comment section and attach them to the normalized object. This is an additional API call made by the Parser, not by the monitor. It is done here rather than in the monitor because it is enrichment data rather than discovery data — the monitor's job is to find content, not to comprehensively describe it.</text:span></text:p>
      <text:p text:style-name="P644"/>
      <text:h text:style-name="P645" text:outline-level="3"><text:span text:style-name="T646">Task 1: Normalization</text:span></text:h>
      <text:p text:style-name="P647"/>
      <text:h text:style-name="P648" text:outline-level="4"><text:span text:style-name="T649">The Normalized Content Schema</text:span></text:h>
      <text:p text:style-name="P650">Every piece of content that exits the Content Parser must conform to this schema. This schema is what the Filter Pipeline, the Deduplication layer, and the Queue Writer expect as their input. It is also the foundation for the discovery record that ultimately reaches the Scoring Component.</text:p>
      <text:p text:style-name="P651"><text:span text:style-name="T652">platform <text:s text:c="19"/>string <text:s text:c="3"/>"x" | "tiktok" | "instagram"</text:span><text:line-break/><text:span text:style-name="T653">content_id <text:s text:c="17"/>string <text:s text:c="3"/>Platform-native unique ID</text:span><text:line-break/><text:span text:style-name="T654">content_url <text:s text:c="16"/>string <text:s text:c="3"/>Direct URL to the content</text:span><text:line-break/><text:span text:style-name="T655">content_type <text:s text:c="15"/>string <text:s text:c="3"/>"tweet" | "video" | "reel" | "post"</text:span><text:line-break/><text:span text:style-name="T656">created_at <text:s text:c="17"/>datetime <text:s/>When the content was originally posted (UTC)</text:span><text:line-break/><text:span text:style-name="T657">fetched_at <text:s text:c="17"/>datetime <text:s/>When the monitor fetched this content (UTC)</text:span><text:line-break/><text:span text:style-name="T658">age_at_parse_hours <text:s text:c="9"/>float <text:s text:c="4"/>Hours between created_at and parse time</text:span><text:line-break/><text:line-break/><text:span text:style-name="T659">author.id <text:s text:c="18"/>string <text:s text:c="3"/>Platform-native author ID</text:span><text:line-break/><text:span text:style-name="T660">author.username <text:s text:c="12"/>string <text:s text:c="3"/>Platform handle (without @ symbol)</text:span><text:line-break/><text:span text:style-name="T661">author.display_name <text:s text:c="8"/>string <text:s text:c="3"/>Display name as shown on the platform</text:span><text:line-break/><text:span text:style-name="T662">author.follower_count <text:s text:c="6"/>integer <text:s text:c="2"/>Total follower count — null if unavailable</text:span><text:line-break/><text:span text:style-name="T663">author.verified <text:s text:c="12"/>boolean <text:s text:c="2"/>Verification status — null if unavailable</text:span><text:line-break/><text:span text:style-name="T664">author.profile_url <text:s text:c="9"/>string <text:s text:c="3"/>Direct URL to author profile</text:span><text:line-break/><text:line-break/><text:span text:style-name="T665">content.text <text:s text:c="15"/>string <text:s text:c="3"/>Full caption, tweet text, or video description</text:span><text:line-break/><text:span text:style-name="T666">content.hashtags <text:s text:c="11"/>list <text:s text:c="5"/>List of hashtag strings without # symbol</text:span><text:line-break/><text:span text:style-name="T667">content.mentions <text:s text:c="11"/>list <text:s text:c="5"/>List of mentioned account handles</text:span><text:line-break/><text:span text:style-name="T668">content.language <text:s text:c="11"/>string <text:s text:c="3"/>ISO language code — "en" for English</text:span><text:line-break/><text:span text:style-name="T669">content.media_type <text:s text:c="9"/>string <text:s text:c="3"/>"text" | "image" | "video" | "carousel"</text:span><text:line-break/><text:line-break/><text:span text:style-name="T670">metrics.likes <text:s text:c="14"/>integer <text:s text:c="2"/>Total likes at time of fetch — null if unavailable</text:span><text:line-break/><text:span text:style-name="T671">metrics.comments <text:s text:c="11"/>integer <text:s text:c="2"/>Total comments at time of fetch — null if unavailable</text:span><text:line-break/><text:span text:style-name="T672">metrics.shares <text:s text:c="13"/>integer <text:s text:c="2"/>Total shares/retweets at time of fetch — null if unavailable</text:span><text:line-break/><text:span text:style-name="T673">metrics.views <text:s text:c="14"/>integer <text:s text:c="2"/>Total views at time of fetch — null if unavailable</text:span><text:line-break/><text:span text:style-name="T674">metrics.velocity_score <text:s text:c="5"/>float <text:s text:c="4"/>Calculated weighted engagement score</text:span><text:line-break/><text:span text:style-name="T675">metrics.velocity_ratio <text:s text:c="5"/>float <text:s text:c="4"/>velocity_score divided by platform threshold</text:span><text:line-break/><text:span text:style-name="T676">metrics.metrics_available <text:s text:c="2"/>boolean <text:s text:c="2"/>False if source was Serper fallback (no metrics)</text:span><text:line-break/><text:line-break/><text:span text:style-name="T677">discovery.source <text:s text:c="11"/>string <text:s text:c="3"/>"keyword_search" | "stream" | "trending" |<text:s/></text:span><text:line-break/><text:span text:style-name="T678"><text:s text:c="37"/>"watchlist_api" | "trending_hashtag" |<text:s/></text:span><text:line-break/><text:span text:style-name="T679"><text:s text:c="37"/>"serper" | "serper_fallback" | "trending_serper"</text:span><text:line-break/><text:span text:style-name="T680">discovery.keyword_matches <text:s text:c="2"/>list <text:s text:c="5"/>List of keyword match objects (see below)</text:span><text:line-break/><text:span text:style-name="T681">discovery.keyword_tier <text:s text:c="5"/>integer <text:s text:c="2"/>Highest matching keyword tier (1, 2, or 0 for none)</text:span><text:line-break/><text:span text:style-name="T682">discovery.trending_topic <text:s text:c="3"/>string <text:s text:c="3"/>Trending topic or hashtag that surfaced this — null if N/A</text:span><text:line-break/><text:span text:style-name="T683">discovery.trending_volume <text:s text:c="2"/>integer <text:s text:c="2"/>Volume of the trending topic — null if N/A</text:span><text:line-break/><text:span text:style-name="T684">discovery.creator_tier <text:s text:c="5"/>integer <text:s text:c="2"/>Watchlist tier (1, 2, 3) — null if not from watchlist</text:span><text:line-break/><text:span text:style-name="T685">discovery.is_cross_platform boolean <text:s text:c="2"/>True if this content or its topic trends on 2+ platforms</text:span><text:line-break/><text:span text:style-name="T686">discovery.top_comments <text:s text:c="5"/>list <text:s text:c="5"/>Top 3–5 existing comments (see below)</text:span><text:line-break/><text:span text:style-name="T687">discovery.category <text:s text:c="9"/>string <text:s text:c="3"/>"finance_content" | "trending_cultural" |<text:s/></text:span><text:line-break/><text:span text:style-name="T688"><text:s text:c="37"/>"creator_watchlist" | "viral_general"</text:span><text:line-break/><text:line-break/><text:span text:style-name="T689">parse_status <text:s text:c="15"/>string <text:s text:c="3"/>"complete" | "partial" — partial if any null required fields</text:span><text:line-break/><text:span text:style-name="T690">parse_errors <text:s text:c="15"/>list <text:s text:c="5"/>List of fields that could not be populated and why</text:span></text:p>
      <text:p text:style-name="P691"><text:span text:style-name="T692">Keyword match object structure:</text:span></text:p>
      <text:p text:style-name="P693"><text:span text:style-name="T694">term <text:s text:c="9"/>string <text:s text:c="3"/>The specific keyword that matched</text:span><text:line-break/><text:span text:style-name="T695">tier <text:s text:c="9"/>integer <text:s text:c="2"/>1, 2, or 3</text:span><text:line-break/><text:span text:style-name="T696">field <text:s text:c="8"/>string <text:s text:c="3"/>"caption" | "hashtag" | "voice_to_text" | "title"</text:span></text:p>
      <text:p text:style-name="P697"><text:span text:style-name="T698">Top comment object structure:</text:span></text:p>
      <text:p text:style-name="P699"><text:span text:style-name="T700">text <text:s text:c="9"/>string <text:s text:c="3"/>Full text of the comment</text:span><text:line-break/><text:span text:style-name="T701">likes <text:s text:c="8"/>integer <text:s text:c="2"/>Comment like count — null if unavailable</text:span><text:line-break/><text:span text:style-name="T702">author <text:s text:c="7"/>string <text:s text:c="3"/>Commenter handle</text:span></text:p>
      <text:p text:style-name="P703"/>
      <text:h text:style-name="P704" text:outline-level="4"><text:span text:style-name="T705">Normalization by Platform</text:span></text:h>
      <text:p text:style-name="P706">Each platform requires its own normalization logic because each platform's API returns data in a different structure. The following describes what to map from each platform's raw response to each field in the normalized schema.</text:p>
      <text:p text:style-name="P707"/>
      <text:p text:style-name="P708"><text:span text:style-name="T709">X (Twitter) Normalization</text:span></text:p>
      <text:p text:style-name="P710">The X API v2 returns tweet objects with a consistent structure when the correct fields are requested. Map fields as follows.</text:p>
      <text:p text:style-name="P711">content_id — use the tweet's id field directly. Tweet IDs on X are unique and stable.</text:p>
      <text:p text:style-name="P712"><text:span text:style-name="T713">content_url — construct from the author's username and tweet ID:<text:s/></text:span><text:a xlink:href="https://twitter.com/%7Busername%7D/status/%7Btweet_id" office:target-frame-name="_top" xlink:show="replace"><text:span text:style-name="T714">https://twitter.com/{username}/status/{tweet_id</text:span></text:a><text:span text:style-name="T715">}. If author data is unavailable (stream tweets may lack author expansion), set to<text:s/></text:span><text:a xlink:href="https://twitter.com/i/web/status/%7Btweet_id" office:target-frame-name="_top" xlink:show="replace"><text:span text:style-name="T716">https://twitter.com/i/web/status/{tweet_id</text:span></text:a><text:span text:style-name="T717">} as a fallback.</text:span></text:p>
      <text:p text:style-name="P718">content_type — always "tweet" for X content.</text:p>
      <text:p text:style-name="P719">created_at — use the tweet's created_at field. Parse it as UTC. X returns timestamps in ISO 8601 format.</text:p>
      <text:p text:style-name="P720">author.follower_count — from the expanded author's public_metrics.followers_count. If author expansion was not available (stream tweets), set to null and flag as a partial parse.</text:p>
      <text:p text:style-name="P721">author.verified — from the expanded author's verified field.</text:p>
      <text:p text:style-name="P722">content.text — use the tweet's text field directly. Be aware that X truncates long tweets in the text field and provides the full text in full_text when using extended mode. Always request full text to avoid truncation.</text:p>
      <text:p text:style-name="P723">content.hashtags — parse from the tweet's entities.hashtags array. Extract the tag field from each hashtag entity, which provides the hashtag text without the # symbol, already lowercased.</text:p>
      <text:p text:style-name="P724">content.mentions — parse from the tweet's entities.mentions array. Extract the username field from each mention entity.</text:p>
      <text:p text:style-name="P725">content.language — use the tweet's lang field directly.</text:p>
      <text:p text:style-name="P726">metrics.likes — from public_metrics.like_count.</text:p>
      <text:p text:style-name="P727">metrics.comments — from public_metrics.reply_count.</text:p>
      <text:p text:style-name="P728">metrics.shares — from public_metrics.retweet_count. Note that this includes both retweets and quote tweets combined. If the data needs to be split, use public_metrics.quote_count separately.</text:p>
      <text:p text:style-name="P729">metrics.views — from public_metrics.impression_count. This field is not always returned — set to null if absent.</text:p>
      <text:p text:style-name="P730">metrics.metrics_available — always true for X API responses. Set to false only for Serper-sourced X content if that ever occurs.</text:p>
      <text:p text:style-name="P731">discovery.category — determine from the source tag:</text:p>
      <text:list text:style-name="LFO1" text:continue-numbering="true">
        <text:list-item>
          <text:p text:style-name="P732">If source is "stream" or "keyword_search" and keyword_tier is 1: "finance_content"</text:p>
        </text:list-item>
        <text:list-item>
          <text:p text:style-name="P733">If source is "trending": "trending_cultural"</text:p>
        </text:list-item>
        <text:list-item>
          <text:p text:style-name="P734">If keyword_tier is 2 and no keyword_tier 1 match: "viral_general"</text:p>
        </text:list-item>
        <text:list-item>
          <text:p text:style-name="P735">If no keyword match and high velocity: "trending_cultural"</text:p>
        </text:list-item>
      </text:list>
      <text:p text:style-name="P736"/>
      <text:p text:style-name="P737"><text:span text:style-name="T738">TikTok Normalization</text:span></text:p>
      <text:p text:style-name="P739">TikTok Research API responses use different field names and conventions than X.</text:p>
      <text:p text:style-name="P740">content_id — use the video's id field directly.</text:p>
      <text:p text:style-name="P741"><text:span text:style-name="T742">content_url — construct from the username and video ID:<text:s/></text:span><text:a xlink:href="https://www.tiktok.com/@%7Busername%7D/video/%7Bvideo_id" office:target-frame-name="_top" xlink:show="replace"><text:span text:style-name="T743">https://www.tiktok.com/@{username}/video/{video_id</text:span></text:a><text:span text:style-name="T744">}.</text:span></text:p>
      <text:p text:style-name="P745">content_type — always "video" for TikTok content.</text:p>
      <text:p text:style-name="P746">created_at — the Research API returns create_time as a Unix epoch integer. Convert to a UTC datetime object before storing.</text:p>
      <text:p text:style-name="P747">author.username — from the video's username field. The Research API does not return follower count in the video query response. Set author.follower_count to null and note this as a known data gap.</text:p>
      <text:p text:style-name="P748">author.follower_count — null for all TikTok Research API responses. The API requires a separate user info request to get follower count. For the prototype phase, accept this null and use the view count proxy filter (minimum 1,000 views) that was applied in the monitor as a substitute. Flag this as a gap to address in a later build phase.</text:p>
      <text:p text:style-name="P749">content.text — from the video's video_description field.</text:p>
      <text:p text:style-name="P750">content.hashtags — from the video's hashtag_names array. These are already provided as clean strings without the # symbol.</text:p>
      <text:p text:style-name="P751">content.language — TikTok does not return a language field in the Research API video query. Infer language from the region_code field: US, GB, CA, AU map to "en". For any other region_code, set language to null and apply an English inference heuristic based on the caption text — if the caption contains predominantly ASCII characters and no non-Latin scripts, treat as "en".</text:p>
      <text:p text:style-name="P752">metrics.likes — from like_count.</text:p>
      <text:p text:style-name="P753">metrics.comments — from comment_count.</text:p>
      <text:p text:style-name="P754">metrics.shares — from share_count.</text:p>
      <text:p text:style-name="P755">metrics.views — from view_count.</text:p>
      <text:p text:style-name="P756">metrics.metrics_available — true for Research API responses, false for Serper fallback responses.</text:p>
      <text:p text:style-name="P757">discovery.category — determine using the same logic as X with one addition: if the source tag is "trending_hashtag" and the hashtag does not match any keyword taxonomy term, classify as "trending_cultural".</text:p>
      <text:p text:style-name="P758"/>
      <text:p text:style-name="P759"><text:span text:style-name="T760">Instagram Normalization</text:span></text:p>
      <text:p text:style-name="P761">Instagram normalization must handle two very different input formats — Graph API responses from the creator watchlist monitor, and Serper result objects from the keyword discovery monitor.</text:p>
      <text:p text:style-name="P762"><text:span text:style-name="T763">Graph API responses:</text:span></text:p>
      <text:p text:style-name="P764">content_id — use the post's id field directly. Instagram Graph API IDs are numeric strings.</text:p>
      <text:p text:style-name="P765">content_url — from the post's permalink field if available. If not available, set to null — Instagram Graph API does not always return the permalink and constructing it manually from the ID is not reliable.</text:p>
      <text:p text:style-name="P766">content_type — map from the post's media_type field: "IMAGE" maps to "post", "VIDEO" maps to "reel" if the source is from a Reels endpoint or "video" otherwise, "CAROUSEL_ALBUM" maps to "carousel".</text:p>
      <text:p text:style-name="P767">created_at — from the post's timestamp field. Instagram returns ISO 8601 format with timezone offset.</text:p>
      <text:p text:style-name="P768">author.username — from the post's username field.</text:p>
      <text:p text:style-name="P769">author.follower_count — from the creator watchlist record attached during the monitor phase (creator_follower_count). This is the last known follower count from the watchlist, not a real-time API value.</text:p>
      <text:p text:style-name="P770">author.verified — not returned by the Graph API media endpoint. Set to null.</text:p>
      <text:p text:style-name="P771">content.text — from the post's caption field. Instagram captions can be very long and may contain emoji, line breaks, and hashtag blocks at the end. Store the full caption without modification.</text:p>
      <text:p text:style-name="P772">content.hashtags — parse from the caption text. Instagram hashtags are embedded in the caption rather than returned as structured entities. Extract all strings beginning with # from the caption text. Strip the # symbol and lowercase each term.</text:p>
      <text:p text:style-name="P773">content.mentions — parse from the caption text. Extract all strings beginning with @ from the caption text.</text:p>
      <text:p text:style-name="P774">content.language — not returned by the Graph API. Set to null and apply the same ASCII inference heuristic used for TikTok.</text:p>
      <text:p text:style-name="P775">metrics.likes — from like_count.</text:p>
      <text:p text:style-name="P776">metrics.comments — from comments_count.</text:p>
      <text:p text:style-name="P777">metrics.shares — not available from the Graph API. Set to null.</text:p>
      <text:p text:style-name="P778">metrics.views — not available from the Graph API for most content types. Set to null.</text:p>
      <text:p text:style-name="P779">metrics.metrics_available — true for Graph API responses.</text:p>
      <text:p text:style-name="P780"><text:span text:style-name="T781">Serper fallback responses:</text:span></text:p>
      <text:p text:style-name="P782">For content discovered via Serper, most metric fields will be null. Populate what is available from the Serper result — URL, content type inferred from URL structure, caption preview from the snippet — and set all metric fields to null. Set metrics.metrics_available to false. Set parse_status to "partial". The Filter Pipeline will handle partial records differently from complete records.</text:p>
      <text:p text:style-name="P783"/>
      <text:h text:style-name="P784" text:outline-level="4"><text:span text:style-name="T785">Handling Partial Parses</text:span></text:h>
      <text:p text:style-name="P786">A partial parse occurs when required fields cannot be populated from the available data. This is expected and acceptable in specific scenarios — author follower count being null for TikTok content, metrics being null for Serper-sourced content — but must be explicitly flagged rather than silently ignored.</text:p>
      <text:p text:style-name="P787">When a partial parse occurs: set parse_status to "partial", record each null required field in the parse_errors list with a brief explanation of why it is null, and continue processing. Do not drop partial records at the parse stage — the Filter Pipeline decides what to do with them.</text:p>
      <text:p text:style-name="P788">The Filter Pipeline handles partial records as follows: if metrics are null (metrics.metrics_available is false), the velocity filter cannot be applied and the record is flagged for manual review rather than automatically passed or dropped. If author follower count is null, the follower count filter is skipped and the record proceeds based on other filters. Partial records should never be silently treated as passing all filters.</text:p>
      <text:p text:style-name="P789"/>
      <text:h text:style-name="P790" text:outline-level="3"><text:span text:style-name="T791">Task 2: Velocity Score Calculation</text:span></text:h>
      <text:p text:style-name="P792">After normalization, the Content Parser calculates the velocity score for each piece of content. Velocity score is not raw engagement count. It is a weighted formula designed to reflect the genuine momentum of the content — how quickly it is gaining traction relative to its age and which types of engagement are most meaningful on each platform.</text:p>
      <text:p text:style-name="P793"/>
      <text:h text:style-name="P794" text:outline-level="4"><text:span text:style-name="T795">Why Velocity Is Calculated Here</text:span></text:h>
      <text:p text:style-name="P796">Velocity calculation requires two inputs: the raw engagement metrics from the normalized object, and the content's age at the time of parsing. Both are now available after normalization. The velocity score is calculated once at parse time and stored in the normalized object. Downstream components use the stored score — they do not recalculate it.</text:p>
      <text:p text:style-name="P797">This means the velocity score reflects the content's momentum at the time of discovery, not at the time of scoring or review. This is intentional. A piece of content that was discovered at peak velocity 3 hours ago but has now plateaued should not receive a higher score at review time just because absolute engagement numbers have accumulated. The discovery-time velocity score captures the window that matters.</text:p>
      <text:p text:style-name="P798"/>
      <text:h text:style-name="P799" text:outline-level="4"><text:span text:style-name="T800">Platform-Specific Velocity Formulas</text:span></text:h>
      <text:p text:style-name="P801">Each platform has a different formula because the same engagement types carry different weight on different platforms.</text:p>
      <text:p text:style-name="P802"><text:span text:style-name="T803">X Velocity Formula:</text:span></text:p>
      <text:p text:style-name="P804">velocity_score = likes + (retweets × 2) + quote_tweets</text:p>
      <text:p text:style-name="P805">Retweets are weighted 2× because a retweet is an active amplification decision — the user is choosing to push the content to their own followers. Quote tweets are 1× because they indicate engagement but also extend the conversation in ways that may or may not benefitvisibility. Replies are excluded from the velocity score because a high reply count can indicate controversy rather than positive engagement, and controversy is a risk signal the Scoring Component evaluates separately.</text:p>
      <text:p text:style-name="P806"><text:span text:style-name="T807">TikTok Velocity Formula:</text:span></text:p>
      <text:p text:style-name="P808">velocity_score = likes + (shares × 3) + comments</text:p>
      <text:p text:style-name="P809">Shares are weighted 3× on TikTok because a share is the highest-intent engagement action on the platform — it means the user found the content compelling enough to send it to someone else. Likes on TikTok are extremely common and carry less signal than on other platforms — the bar for double-tapping is very low. Comments are 1× and are a stronger quality signal than likes but weaker than shares.</text:p>
      <text:p text:style-name="P810"><text:span text:style-name="T811">Instagram Velocity Formula:</text:span></text:p>
      <text:p text:style-name="P812">velocity_score = likes + (comments × 2)</text:p>
      <text:p text:style-name="P813">Instagram does not expose share counts publicly. Comments are weighted 2× because leaving a comment on Instagram requires meaningfully more intent than a like. This formula is less precise than the X and TikTok formulas because of the missing share data — accept this as a known limitation and flag it in the parse metadata.</text:p>
      <text:p text:style-name="P814"/>
      <text:h text:style-name="P815" text:outline-level="4"><text:span text:style-name="T816">Age-Adjusted Velocity</text:span></text:h>
      <text:p text:style-name="P817">Raw velocity score alone is not sufficient for comparison because content of different ages has had different amounts of time to accumulate engagement. A video with 500 likes posted 30 minutes ago is moving significantly faster than a video with 500 likes posted 6 hours ago.</text:p>
      <text:p text:style-name="P818">After calculating the raw velocity score, apply an age adjustment to normalize for content age.</text:p>
      <text:p text:style-name="P819"><text:span text:style-name="T820">Age-adjusted velocity calculation:</text:span></text:p>
      <text:p text:style-name="P821"><text:span text:style-name="T822">age_hours = (parse_time - created_at) in hours</text:span><text:line-break/><text:span text:style-name="T823">reference_window = 2 <text:s/># The baseline velocity window in hours</text:span><text:line-break/><text:line-break/><text:span text:style-name="T824">if age_hours &lt;= reference_window:</text:span><text:line-break/><text:span text:style-name="T825"><text:s text:c="3"/>adjusted_score = velocity_score</text:span><text:line-break/><text:span text:style-name="T826">else:</text:span><text:line-break/><text:span text:style-name="T827"><text:s text:c="3"/>adjusted_score = velocity_score / (age_hours / reference_window)</text:span></text:p>
      <text:p text:style-name="P828">This formula divides the raw velocity score by the ratio of content age to the 2-hour reference window. Content that is exactly 2 hours old receives its raw score unchanged. Content that is 4 hours old receives half its raw score — it has had twice the time to accumulate the same engagement, which means it was moving at half the velocity. Content that is under 2 hours old also receives its raw score unchanged — do not inflate scores for very new content by applying the inverse adjustment.</text:p>
      <text:p text:style-name="P829">Store both the raw velocity score and the adjusted velocity score in the normalized object. The Filter Pipeline uses the adjusted score for threshold comparison. The Scoring Component receives both and uses them as context for Dimension 1 evaluation.</text:p>
      <text:p text:style-name="P830"/>
      <text:h text:style-name="P831" text:outline-level="4"><text:span text:style-name="T832">Velocity Ratio</text:span></text:h>
      <text:p text:style-name="P833">After calculating the adjusted velocity score, calculate the velocity ratio:</text:p>
      <text:p text:style-name="P834">velocity_ratio = adjusted_velocity_score / platform_threshold</text:p>
      <text:p text:style-name="P835">Where platform_threshold is the configured threshold for this platform and content type from the environment variables.</text:p>
      <text:p text:style-name="P836">A velocity ratio of 1.0 means the content barely passed the threshold. A velocity ratio of 5.0 means it is performing at 5× the threshold. Store this ratio in the normalized object. It is a useful signal for the Scoring Component's Dimension 1 evaluation — a high velocity ratio is a stronger indicator of engagement potential than a score that just clears the threshold.</text:p>
      <text:p text:style-name="P837"/>
      <text:h text:style-name="P838" text:outline-level="4"><text:span text:style-name="T839">Handling Null Metrics</text:span></text:h>
      <text:p text:style-name="P840">For records where metrics are null (Serper-sourced content), set velocity_score, adjusted_velocity_score, and velocity_ratio all to null. Set metrics_available to false. The Filter Pipeline will route these records to manual review rather than applying the automated velocity filter.</text:p>
      <text:p text:style-name="P841"/>
      <text:h text:style-name="P842" text:outline-level="3"><text:span text:style-name="T843">Task 3: Top Comment Extraction</text:span></text:h>
      <text:p text:style-name="P844">The third task of the Content Parser is fetching the top existing comments from the content's comment section and attaching them to the normalized object.</text:p>
      <text:p text:style-name="P845">This data serves two critical downstream purposes. The Scoring Component uses it to evaluate Dimension 2 (Alex Angle Strength) — if the best angle Alex could write is already the top comment, the angle strength score drops significantly. The Comment Generation Component uses it to ensure Alex's comment does not duplicate what is already in the comment section.</text:p>
      <text:p text:style-name="P846">Top comment extraction requires an additional API call per piece of content. This call is made by the Parser, not by the monitor. The monitor's job was to find the content. The Parser's job includes enriching it with this additional data.</text:p>
      <text:p text:style-name="P847"/>
      <text:h text:style-name="P848" text:outline-level="4"><text:span text:style-name="T849">X — Comment Extraction</text:span></text:h>
      <text:p text:style-name="P850">On X, "comments" are reply tweets. Fetch the top 5 replies to the tweet being parsed by querying the search/recentendpoint for tweets that are in reply to the content's tweet ID. Sort by like count descending to get the most-liked replies first. Request the same tweet fields as the main search — text, public_metrics, author. Extract the text and like count from each reply and store in the top_comments array.</text:p>
      <text:p text:style-name="P851">If the tweet was posted less than 10 minutes ago, skip the comment extraction — there are unlikely to be meaningful comments yet and the API call is wasteful. Log that comment extraction was skipped due to content age.</text:p>
      <text:p text:style-name="P852">Rate limit consideration: comment extraction for X adds approximately one search API call per parsed tweet. With the monitor already consuming approximately 5 requests per 15-minute window, adding comment extraction for every tweet will consume significantly more quota. Apply comment extraction only to tweets that pass a preliminary velocity check — tweets where the raw velocity score is above the threshold — to avoid burning API quota on content that will be filtered out anyway.</text:p>
      <text:p text:style-name="P853"/>
      <text:h text:style-name="P854" text:outline-level="4"><text:span text:style-name="T855">TikTok — Comment Extraction</text:span></text:h>
      <text:p text:style-name="P856">The TikTok Research API provides a comment listing endpoint. Send a GET request to the comment list endpoint with the video ID. Request comments sorted by likes descending. Request the top 5 comments. Extract the text and like count from each comment.</text:p>
      <text:p text:style-name="P857">The Research API comment endpoint consumes from the same daily request quota as the video query endpoint. Apply the same preliminary velocity check as X — only extract comments for videos that pass the velocity threshold — to minimize daily quota consumption.</text:p>
      <text:p text:style-name="P858">If the daily API limit has been reached and the system is operating on Serper fallback, skip comment extraction for TikTok content. Set top_comments to an empty list and log that comment extraction was skipped due to API quota.</text:p>
      <text:p text:style-name="P859"/>
      <text:h text:style-name="P860" text:outline-level="4"><text:span text:style-name="T861">Instagram — Comment Extraction</text:span></text:h>
      <text:p text:style-name="P862">For content discovered via the Graph API, the comment data can be fetched in a separate Graph API request to the media comments endpoint. Request the top 5 comments sorted by like count. Extract text and like count.</text:p>
      <text:p text:style-name="P863">For content discovered via Serper, comment data is not accessible without knowing the exact Graph API media ID, which Serper does not return. Set top_comments to an empty list for Serper-sourced Instagram content.</text:p>
      <text:p text:style-name="P864"/>
      <text:h text:style-name="P865" text:outline-level="4"><text:span text:style-name="T866">What to Do When Comment Extraction Fails</text:span></text:h>
      <text:p text:style-name="P867">Comment extraction is enrichment, not core data. If the comment extraction API call fails for any reason — rate limit, network error, content not found — do not fail the entire parse. Set top_comments to an empty list, add a note to parse_errors indicating that comment extraction failed and why, and continue processing the normalized object.</text:p>
      <text:p text:style-name="P868">The Scoring Component must handle empty top_comments gracefully. An empty top_comments list means the angle assessment is made without knowledge of existing comments — not that there are no comments. The Scoring Component should note this gap in its evaluation.</text:p>
      <text:p text:style-name="P869"/>
      <text:h text:style-name="P870" text:outline-level="3"><text:span text:style-name="T871">Cross-Platform Signal Detection</text:span></text:h>
      <text:p text:style-name="P872">After normalization and enrichment, the Content Parser performs one final check: cross-platform signal detection. This determines whether the content or its primary topic is also trending on other platforms, which is a significant upward signal for the Scoring Component's Dimension 1 evaluation.</text:p>
      <text:p text:style-name="P873"><text:span text:style-name="T874">How cross-platform detection works.</text:span><text:span text:style-name="T875"><text:s/>Maintain a shared in-memory registry of currently trending topics across all three platforms. The Trending Loop updates this registry every 60 minutes with the current trending topics from each platform. When the Content Parser processes a new piece of content, it checks whether any of the content's hashtags or keyword matches appear in the trending topics from other platforms.</text:span></text:p>
      <text:p text:style-name="P876">If a hashtag on a TikTok video is also in the current trending topics for X, set is_cross_platform to true. If the content's primary keyword match is trending on Instagram while the content itself is from X, set is_cross_platform to true.</text:p>
      <text:p text:style-name="P877">This detection is approximate — the trending topic registries update every 60 minutes and may not reflect the absolute current state of trending on any platform. Set is_cross_platform to false when uncertain rather than true. False negatives (missing a genuine cross-platform trend) are acceptable. False positives (incorrectly flagging non-cross-platform content) artificially inflate scores and are more harmful.</text:p>
      <text:p text:style-name="P878"/>
      <text:h text:style-name="P879" text:outline-level="3"><text:span text:style-name="T880">What the Content Parser Produces</text:span></text:h>
      <text:p text:style-name="P881">Every normalized content object that exits the Content Parser is ready for the Filter Pipeline. It has a consistent schema regardless of which platform it came from. It has a calculated velocity score and velocity ratio. It has top comments attached if they were available. It has a cross-platform flag. It has a parse_status indicating whether all fields were populated or whether some are null.</text:p>
      <text:p text:style-name="P882">The Filter Pipeline receives these objects and applies three sequential filters — keyword taxonomy match, velocity threshold, and coarse sensitivity exclusion — to determine which normalized objects proceed to the Deduplication layer and ultimately to the output queue.</text:p>
      <text:h text:style-name="P883" text:outline-level="2"><text:span text:style-name="T884">Filter Pipeline</text:span></text:h>
      <text:p text:style-name="P885"/>
      <text:h text:style-name="P886" text:outline-level="3"><text:span text:style-name="T887">What the Filter Pipeline Is</text:span></text:h>
      <text:p text:style-name="P888">The Filter Pipeline is the third layer of the content discovery system. It sits between the Content Parser and the Deduplication layer. Its job is to evaluate every normalized content object produced by the Parser against three sequential filters and determine whether that content is worth passing forward to the output queue.</text:p>
      <text:p text:style-name="P889">The Filter Pipeline is the primary quality gate of the discovery system. The Platform Monitors cast a deliberately wide net — they surface everything that matches broad search parameters. The Content Parser normalizes and enriches whatever the monitors find. The Filter Pipeline is where the system becomes selective. Content that does not meet all three filter criteria is dropped here. It never reaches Deduplication, never reaches the Queue Writer, and never reaches the Scoring Component.</text:p>
      <text:p text:style-name="P890">Getting the Filter Pipeline right is critical in both directions. A pipeline that is too strict filters out high-value content before the Scoring Component ever sees it — missed opportunities that can never be recovered. A pipeline that is too permissive passes low-quality, off-topic, or inappropriate content forward, wasting scoring resources and increasing the risk of the agent engaging with something it should not.</text:p>
      <text:p text:style-name="P891">The three filters are applied in a specific order designed to eliminate the most content with the least computational cost first. Keyword taxonomy matching is first because it is the fastest check and eliminates the largest volume of irrelevant content. Velocity threshold is second because it eliminates content outside the engagement window. Coarse sensitivity exclusion is third because it is the most computationally intensive check and should only run on content that has already passed the first two filters.</text:p>
      <text:p text:style-name="P892">Content must pass all three filters to proceed. Failing any single filter drops the content from the pipeline at that point — the remaining filters are not applied.</text:p>
      <text:p text:style-name="P893"/>
      <text:h text:style-name="P894" text:outline-level="3"><text:span text:style-name="T895">Filter Architecture</text:span></text:h>
      <text:p text:style-name="P896">The Filter Pipeline runs as part of the same concurrent process as the Content Parser. When the Parser finishes normalizing and enriching a content object, it passes it directly to the Filter Pipeline without writing it anywhere first. The Filter Pipeline evaluates the object and either drops it or passes it to the Deduplication layer.</text:p>
      <text:p text:style-name="P897">Every filter decision — pass or drop — is logged. Logging filter decisions is not optional. The logs from the Filter Pipeline are the primary data source for the weekly feedback loop review that evaluates whether the keyword taxonomy, velocity thresholds, and sensitivity patterns are correctly calibrated. Without these logs, the feedback loop has no data to work with.</text:p>
      <text:p text:style-name="P898">Each log entry for a dropped item must include: the content ID, the platform, the filter that dropped it, and the specific reason it was dropped (which keyword did not match, which threshold was not met, which sensitivity pattern triggered). Each log entry for a passed item must include: the content ID, the platform, the keyword matches that triggered passage, the velocity score and ratio, and the time remaining in the content's engagement window.</text:p>
      <text:p text:style-name="P899"/>
      <text:h text:style-name="P900" text:outline-level="3"><text:span text:style-name="T901">Filter 1: Keyword Taxonomy Match</text:span></text:h>
      <text:p text:style-name="P902"/>
      <text:h text:style-name="P903" text:outline-level="4"><text:span text:style-name="T904">Purpose</text:span></text:h>
      <text:p text:style-name="P905">The keyword taxonomy match filter answers the question: is this content relevant to MoneyLion's engagement strategy? Content is relevant if its text — caption, hashtags, title, or any other text field — contains at least one term from the keyword taxonomy. Content with no taxonomy match is irrelevant by definition and is dropped immediately.</text:p>
      <text:p text:style-name="P906">There is one exception: content that arrived via the Trending Loop with a source tag of "trending_cultural" or "trending_loop" bypasses the keyword match filter entirely. This content was discovered precisely because it does not match the keyword taxonomy — it is high-velocity cultural content the system wants to surface for Mode 1 engagement. Applying the keyword filter to this content would defeat its purpose. Tag-based bypass is applied before the keyword match check runs.</text:p>
      <text:p text:style-name="P907"/>
      <text:h text:style-name="P908" text:outline-level="4"><text:span text:style-name="T909">How Keyword Matching Works</text:span></text:h>
      <text:p text:style-name="P910">The keyword match check runs against four fields in the normalized content object: content.text, content.hashtags, content.voice_to_text (TikTok only), and content.title (where available). Each field is checked independently. A match on any field qualifies the content.</text:p>
      <text:p text:style-name="P911">Before matching, normalize both the content text and the keyword terms consistently: convert to lowercase, strip punctuation except apostrophes, collapse multiple whitespace characters into a single space. Apply this normalization to every field being checked and to every taxonomy term. Inconsistent normalization is the most common source of false negatives in keyword matching — a term that should match fails because of a capitalization difference or trailing punctuation.</text:p>
      <text:p text:style-name="P912">For multi-word keyword phrases, match them as complete phrases rather than individual words. The term "financial anxiety" should match content containing the exact phrase "financial anxiety" — it should not match content that contains "financial" and "anxiety" in separate sentences. Use substring matching with word boundary awareness rather than exact string equality, so "paycheck to paycheck" matches "living paycheck to paycheck" and "paycheck-to-paycheck."</text:p>
      <text:p text:style-name="P913">For single-word keywords, match as whole words rather than substrings. The keyword "debt" should not match the word "indebted." Apply word boundary detection to single-word terms.</text:p>
      <text:p text:style-name="P914"/>
      <text:h text:style-name="P915" text:outline-level="4"><text:span text:style-name="T916">The Keyword Taxonomy</text:span></text:h>
      <text:p text:style-name="P917">The taxonomy is organized into three tiers. The tier of the match determines the content's category classification and informs the Scoring Component's mode identification.</text:p>
      <text:p text:style-name="P918"/>
      <text:p text:style-name="P919"><text:span text:style-name="T920">Tier 1 — Finance and Money Content</text:span></text:p>
      <text:p text:style-name="P921">These terms indicate content that is primarily about personal finance. A Tier 1 match classifies the content as finance_content category.</text:p>
      <text:p text:style-name="P922">Core personal finance terms:</text:p>
      <text:p text:style-name="P923"><text:span text:style-name="T924">budgeting, budget breakdown, budget with me, monthly budget,</text:span><text:line-break/><text:span text:style-name="T925">zero based budget, envelope budgeting,</text:span><text:line-break/><text:span text:style-name="T926">money tips, money advice, money habits, money mistakes, money moves,</text:span><text:line-break/><text:span text:style-name="T927">personal finance, financial planning, financial literacy,</text:span><text:line-break/><text:span text:style-name="T928">money management, managing money,</text:span><text:line-break/><text:span text:style-name="T929">credit score, credit scores, my credit score, check my credit,</text:span><text:line-break/><text:span text:style-name="T930">credit repair, fix my credit, improve my credit, rebuild credit,</text:span><text:line-break/><text:span text:style-name="T931">build credit, building credit, credit building, credit journey,</text:span><text:line-break/><text:span text:style-name="T932">bad credit, no credit, credit history,</text:span><text:line-break/><text:span text:style-name="T933">cash advance, payday advance, paycheck advance,</text:span><text:line-break/><text:span text:style-name="T934">overdraft, overdraft fee, overdraft protection, bank fee, nsf fee,</text:span><text:line-break/><text:span text:style-name="T935">paycheck to paycheck, living paycheck to paycheck,</text:span><text:line-break/><text:span text:style-name="T936">paycheck-to-paycheck,</text:span><text:line-break/><text:span text:style-name="T937">broke until payday, short on cash, short on money,</text:span><text:line-break/><text:span text:style-name="T938">waiting on payday, before payday, between paychecks,</text:span><text:line-break/><text:span text:style-name="T939">debt free, debt payoff, paying off debt, debt free journey,</text:span><text:line-break/><text:span text:style-name="T940">debt snowball, debt avalanche, get out of debt,</text:span><text:line-break/><text:span text:style-name="T941">student loans, student loan debt, student debt, loan repayment,</text:span><text:line-break/><text:span text:style-name="T942">investing, how to invest, start investing, investing for beginners,</text:span><text:line-break/><text:span text:style-name="T943">stock market, index funds, ETFs, mutual funds,</text:span><text:line-break/><text:span text:style-name="T944">compound interest, dollar cost averaging,</text:span><text:line-break/><text:span text:style-name="T945">Roth IRA, traditional IRA, 401k, retirement savings,</text:span><text:line-break/><text:span text:style-name="T946">savings account, high yield savings, HYSA,</text:span><text:line-break/><text:span text:style-name="T947">emergency fund, sinking funds, savings goals,</text:span><text:line-break/><text:span text:style-name="T948">salary, my salary, salary reveal, what I make, income reveal,</text:span><text:line-break/><text:span text:style-name="T949">salary transparency, how much I earn, pay transparency,</text:span><text:line-break/><text:span text:style-name="T950">financial anxiety, money anxiety, money stress, money trauma,</text:span><text:line-break/><text:span text:style-name="T951">financial fear, scared of money,</text:span><text:line-break/><text:span text:style-name="T952">cost of living, housing affordability, rent increase,</text:span><text:line-break/><text:span text:style-name="T953">can't afford rent, housing crisis,</text:span><text:line-break/><text:span text:style-name="T954">financial independence, FIRE movement, retire early,</text:span><text:line-break/><text:span text:style-name="T955">passive income, multiple income streams,</text:span><text:line-break/><text:span text:style-name="T956">side hustle, side income, extra income, freelance income,</text:span><text:line-break/><text:span text:style-name="T957">gig work income, gig economy pay</text:span></text:p>
      <text:p text:style-name="P958">MoneyLion-specific terms — flag these as HIGH PRIORITY within Tier 1:</text:p>
      <text:p text:style-name="P959"><text:span text:style-name="T960">MoneyLion, Instacash, RoarMoney, Credit Builder,</text:span><text:line-break/><text:span text:style-name="T961">MoneyLion app, moneylion,</text:span><text:line-break/><text:span text:style-name="T962">cash advance app, instant cash advance, fee free advance,</text:span><text:line-break/><text:span text:style-name="T963">build credit no credit check, credit builder loan,</text:span><text:line-break/><text:span text:style-name="T964">instant money app, borrow money app</text:span></text:p>
      <text:p text:style-name="P965">Competitor terms — flag these as COMPETITOR within Tier 1. These are high-priority engagement opportunities where Alex can add value to a conversation about a competitor's product or where the comment section is full of users looking for alternatives:</text:p>
      <text:p text:style-name="P966"><text:span text:style-name="T967">Chime, Chime bank, Chime app,</text:span><text:line-break/><text:span text:style-name="T968">SoFi, SoFi bank,</text:span><text:line-break/><text:span text:style-name="T969">Dave app, Dave banking,</text:span><text:line-break/><text:span text:style-name="T970">Brigit, Brigit app,</text:span><text:line-break/><text:span text:style-name="T971">Earnin, Earnin app,</text:span><text:line-break/><text:span text:style-name="T972">Albert, Albert app,</text:span><text:line-break/><text:span text:style-name="T973">Current bank, Current app,</text:span><text:line-break/><text:span text:style-name="T974">Cleo, Cleo app,</text:span><text:line-break/><text:span text:style-name="T975">Cash App borrow, Cash App banking,</text:span><text:line-break/><text:span text:style-name="T976">NerdWallet</text:span></text:p>
      <text:p text:style-name="P977"/>
      <text:p text:style-name="P978"><text:span text:style-name="T979">Tier 2 — Finance-Adjacent Content</text:span></text:p>
      <text:p text:style-name="P980">These terms indicate content that is adjacent to finance but not primarily about it. A Tier 2 match — when there is no Tier 1 match on the same content — classifies the content as viral_general category, with a note that a finance-lens Mode 1 angle may be available.</text:p>
      <text:p text:style-name="P981"><text:span text:style-name="T982">rent, afford, can't afford, too expensive, costs so much,</text:span><text:line-break/><text:span text:style-name="T983">paycheck, bills, monthly bills, bill due, bill payment,</text:span><text:line-break/><text:span text:style-name="T984">gig work, freelancer, freelancing, contractor,</text:span><text:line-break/><text:span text:style-name="T985">work from home, remote work, remote job, WFH,</text:span><text:line-break/><text:span text:style-name="T986">corporate job, corporate life, 9 to 5, office life,</text:span><text:line-break/><text:span text:style-name="T987">work life balance, hustle culture,</text:span><text:line-break/><text:span text:style-name="T988">quiet quitting, rage quitting, job offer, job search,</text:span><text:line-break/><text:span text:style-name="T989">salary negotiation, negotiate salary, ask for a raise,</text:span><text:line-break/><text:span text:style-name="T990">first job, new job, starting a job, job market, layoffs,</text:span><text:line-break/><text:span text:style-name="T991">laid off, getting laid off,</text:span><text:line-break/><text:span text:style-name="T992">financial ick, money ick, financial red flag, money red flag,</text:span><text:line-break/><text:span text:style-name="T993">spending habits, impulse buying, impulse spending,</text:span><text:line-break/><text:span text:style-name="T994">girl math, boy math, loud budgeting, no buy challenge,</text:span><text:line-break/><text:span text:style-name="T995">no spend month, spending freeze,</text:span><text:line-break/><text:span text:style-name="T996">grocery haul, grocery budget, grocery prices, food costs,</text:span><text:line-break/><text:span text:style-name="T997">meal prep budget, eating on a budget,</text:span><text:line-break/><text:span text:style-name="T998">thrift haul, thrifting, secondhand shopping,</text:span><text:line-break/><text:span text:style-name="T999">frugal living, frugal tips, being frugal,</text:span><text:line-break/><text:span text:style-name="T1000">van life finances, tiny house finances,</text:span><text:line-break/><text:span text:style-name="T1001">digital nomad finances</text:span></text:p>
      <text:p text:style-name="P1002"/>
      <text:p text:style-name="P1003"><text:span text:style-name="T1004">Tier 3 — Trending Cultural Content</text:span></text:p>
      <text:p text:style-name="P1005">Tier 3 is not a term list. As described in the Overview section, trending cultural content is discovered by the Trending Loop using velocity signals rather than keyword matching. Content that arrives via the Trending Loop with a "trending_cultural" source tag bypasses the keyword filter entirely and is classified as trending_cultural category.</text:p>
      <text:p text:style-name="P1006">If content arrives via keyword search (not the Trending Loop) and passes the velocity threshold but matches no Tier 1 or Tier 2 terms, it should not be reclassified as trending cultural. It should be dropped — if the keyword monitor found it but it matches no taxonomy terms, something has gone wrong with the keyword query construction and the mismatch should be investigated and logged.</text:p>
      <text:p text:style-name="P1007"/>
      <text:h text:style-name="P1008" text:outline-level="4"><text:span text:style-name="T1009">What a Keyword Match Log Entry Contains</text:span></text:h>
      <text:p text:style-name="P1010">Every match — whether the content passes or fails — must be logged with:</text:p>
      <text:p text:style-name="P1011"><text:span text:style-name="T1012">content_id <text:s text:c="9"/>The platform-native content ID</text:span><text:line-break/><text:span text:style-name="T1013">platform <text:s text:c="11"/>Which platform</text:span><text:line-break/><text:span text:style-name="T1014">matched_terms <text:s text:c="6"/>List of all taxonomy terms that matched, each with its tier and the field that matched</text:span><text:line-break/><text:span text:style-name="T1015">highest_tier <text:s text:c="7"/>The highest tier among all matches (1 takes priority over 2)</text:span><text:line-break/><text:span text:style-name="T1016">bypass_applied <text:s text:c="5"/>True if the content bypassed keyword matching due to Trending Loop source tag</text:span><text:line-break/><text:span text:style-name="T1017">result <text:s text:c="13"/>"pass" or "drop"</text:span><text:line-break/><text:span text:style-name="T1018">drop_reason <text:s text:c="8"/>If dropped: "no_taxonomy_match" — the specific reason</text:span></text:p>
      <text:p text:style-name="P1019"/>
      <text:h text:style-name="P1020" text:outline-level="4"><text:span text:style-name="T1021">Edge Cases in Keyword Matching</text:span></text:h>
      <text:p text:style-name="P1022"><text:span text:style-name="T1023">Content that matches both Tier 1 and Tier 2 terms.</text:span><text:span text:style-name="T1024"><text:s/>Classify as Tier 1. The highest tier takes priority. Record all matching terms in the keyword_matches list but set keyword_tier to 1.</text:span></text:p>
      <text:p text:style-name="P1025"><text:span text:style-name="T1026">Content that mentions MoneyLion negatively.</text:span><text:span text:style-name="T1027"><text:s/>The MoneyLion-specific terms in Tier 1 will match content that mentions MoneyLion in any context — positive, negative, or neutral. Do not attempt to classify sentiment in the Filter Pipeline. Pass this content forward with its HIGH PRIORITY flag. The Scoring Component's risk evaluation will catch negative MoneyLion mentions and route them appropriately.</text:span></text:p>
      <text:p text:style-name="P1028"><text:span text:style-name="T1029">Hashtag-only matches.</text:span><text:span text:style-name="T1030"><text:s/>Some content — particularly Instagram posts — may have a lengthy unrelated caption with a block of finance hashtags appended at the end. A hashtag match is a valid match even if the caption text contains no taxonomy terms. However, log hashtag-only matches separately so they can be reviewed in the weekly feedback loop. If hashtag-only matches are consistently producing low-quality content that the Scoring Component rejects, consider requiring a caption text match in addition to a hashtag match.</text:span></text:p>
      <text:p text:style-name="P1031"><text:span text:style-name="T1032">Voice-to-text matches on TikTok.</text:span><text:span text:style-name="T1033"><text:s/>TikTok Research API returns voice_to_text — a transcription of the video's audio — on some videos. This field should be matched against the taxonomy just like caption text. A voice-to-text match is as valid as a caption match. Log which field triggered the match.</text:span></text:p>
      <text:p text:style-name="P1034"><text:span text:style-name="T1035">Very short content.</text:span><text:span text:style-name="T1036"><text:s/>A tweet that is just "paycheck 💀" matches the keyword "paycheck" but provides almost no context for evaluating an Alex angle. Pass it through — the Scoring Component handles angle strength evaluation. Do not add a minimum content length requirement to the keyword filter.</text:span></text:p>
      <text:p text:style-name="P1037"/>
      <text:h text:style-name="P1038" text:outline-level="3"><text:span text:style-name="T1039">Filter 2: Velocity Threshold</text:span></text:h>
      <text:p text:style-name="P1040"/>
      <text:h text:style-name="P1041" text:outline-level="4"><text:span text:style-name="T1042">Purpose</text:span></text:h>
      <text:p text:style-name="P1043">The velocity threshold filter answers the question: is this content currently moving fast enough that the engagement window is still open? Content that matches the keyword taxonomy but is not gaining momentum — old content, low-engagement content, content that has peaked and faded — is dropped here. There is no value in engaging with content that has left its velocity window.</text:p>
      <text:p text:style-name="P1044"/>
      <text:h text:style-name="P1045" text:outline-level="4"><text:span text:style-name="T1046">When the Velocity Filter Runs</text:span></text:h>
      <text:p text:style-name="P1047">The velocity filter runs on every normalized content object that passed the keyword match filter, with two exceptions.</text:p>
      <text:p text:style-name="P1048"><text:span text:style-name="T1049">Exception 1: Serper-sourced content with null metrics.</text:span><text:span text:style-name="T1050"><text:s/>Content from Serper fallback has null metrics and no velocity score. These records cannot be evaluated against the velocity threshold. Instead of dropping them, route them to a separate manual review queue. Tag them with filter_status: "pending_manual_velocity_review" and pass them to the Queue Writer. They will not go into the main pending_scoring queue but into a side queue that a human can review to determine whether they warrant follow-up.</text:span></text:p>
      <text:p text:style-name="P1051"><text:span text:style-name="T1052">Exception 2: Creator watchlist Tier 1 content.</text:span><text:span text:style-name="T1053"><text:s/>Content from Tier 1 creators on the watchlist gets a reduced velocity threshold — 50% of the standard threshold for that platform. The strategic value of consistent engagement with Tier 1 creators justifies engaging with content that is gaining traction even if it has not yet hit the standard threshold. Tag these records with reduced_threshold_applied: true so the Scoring Component knows the velocity threshold was relaxed.</text:span></text:p>
      <text:p text:style-name="P1054"/>
      <text:h text:style-name="P1055" text:outline-level="4"><text:span text:style-name="T1056">Threshold Values</text:span></text:h>
      <text:p text:style-name="P1057">These are the starting thresholds. All four are marked as placeholders that must be calibrated after the first test run. Replace placeholder values with calibrated values and document the calibration rationale in a comment next to each threshold.</text:p>
      <text:p text:style-name="P1058"><text:span text:style-name="T1059">X: <text:s text:c="18"/>adjusted_velocity_score &gt; 50 <text:s text:c="2"/>[PLACEHOLDER — calibrate]</text:span><text:line-break/><text:span text:style-name="T1060">TikTok: <text:s text:c="13"/>adjusted_velocity_score &gt; 500 <text:s/>[PLACEHOLDER — calibrate]</text:span><text:line-break/><text:span text:style-name="T1061">Instagram Reels: <text:s text:c="4"/>adjusted_velocity_score &gt; 200 <text:s/>[PLACEHOLDER — calibrate]</text:span><text:line-break/><text:span text:style-name="T1062">Instagram Posts: <text:s text:c="4"/>adjusted_velocity_score &gt; 100 <text:s/>[PLACEHOLDER — calibrate]</text:span></text:p>
      <text:p text:style-name="P1063">Use the adjusted_velocity_score from the normalized object — not the raw score. The age adjustment built into the adjusted score already accounts for how long the content has had to accumulate engagement. Do not apply an additional age adjustment in the Filter Pipeline.</text:p>
      <text:p text:style-name="P1064"/>
      <text:h text:style-name="P1065" text:outline-level="4"><text:span text:style-name="T1066">What the Velocity Filter Checks</text:span></text:h>
      <text:p text:style-name="P1067">The filter performs three checks in order. All three must pass.</text:p>
      <text:p text:style-name="P1068"><text:span text:style-name="T1069">Check 1: Metrics availability.</text:span><text:span text:style-name="T1070"><text:s/>Confirm metrics.metrics_available is true. If false, route to manual review queue as described in the exception above.</text:span></text:p>
      <text:p text:style-name="P1071"><text:span text:style-name="T1072">Check 2: Adjusted velocity score vs. threshold.</text:span><text:span text:style-name="T1073"><text:s/>Compare metrics.adjusted_velocity_score against the platform and content-type specific threshold. If the score is below the threshold, drop the content. Log the drop with the score, the threshold, and the ratio.</text:span></text:p>
      <text:p text:style-name="P1074"><text:span text:style-name="T1075">Check 3: Content age.</text:span><text:span text:style-name="T1076"><text:s/>Confirm the content is within the maximum age window. Use the following maximums by category classification:</text:span></text:p>
      <text:p text:style-name="P1077"><text:span text:style-name="T1078">finance_content: <text:s text:c="9"/>72 hours</text:span><text:line-break/><text:span text:style-name="T1079">trending_cultural: <text:s text:c="7"/>48 hours</text:span><text:line-break/><text:span text:style-name="T1080">viral_general: <text:s text:c="11"/>48 hours</text:span><text:line-break/><text:span text:style-name="T1081">creator_watchlist: <text:s text:c="7"/>72 hours</text:span></text:p>
      <text:p text:style-name="P1082">Content older than these maximums is dropped even if it passes the velocity score check. Very old content with high absolute engagement counts may produce a high velocity score if it accumulated engagement slowly over a long period. The age cap prevents this from producing false positives.</text:p>
      <text:p text:style-name="P1083"/>
      <text:h text:style-name="P1084" text:outline-level="4"><text:span text:style-name="T1085">Calibration Instructions</text:span></text:h>
      <text:p text:style-name="P1086">After the first 30-minute test run, review the velocity filter logs. For each platform, answer these questions.</text:p>
      <text:p text:style-name="P1087">Is the queue empty or near-empty? If so, the thresholds are too high. The system is filtering out content that deserves to be scored. Reduce the threshold by 50% and run again.</text:p>
      <text:p text:style-name="P1088">Is the queue flooded — hundreds of records within 30 minutes? If so, the thresholds are too low. The system is passing content that is too low-velocity to be worth engaging with. Double the threshold and run again.</text:p>
      <text:p text:style-name="P1089">Is the queue producing 5–20 records per hour during normal operation? That is the target range for the prototype phase. Document the threshold values that produce this range and replace the placeholder values.</text:p>
      <text:p text:style-name="P1090">After calibration, also review whether the content being queued is genuinely high-quality engagement territory. If the queue is the right size but filled with low-quality content, the keyword taxonomy needs adjustment — not the velocity threshold. Distinguish between a threshold calibration problem and a taxonomy calibration problem.</text:p>
      <text:p text:style-name="P1091"/>
      <text:h text:style-name="P1092" text:outline-level="4"><text:span text:style-name="T1093">What the Velocity Filter Log Entry Contains</text:span></text:h>
      <text:p text:style-name="P1094"><text:span text:style-name="T1095">content_id <text:s text:c="13"/>Platform-native content ID</text:span><text:line-break/><text:span text:style-name="T1096">platform <text:s text:c="15"/>Which platform</text:span><text:line-break/><text:span text:style-name="T1097">content_type <text:s text:c="11"/>tweet | video | reel | post</text:span><text:line-break/><text:span text:style-name="T1098">adjusted_velocity_score The score being evaluated</text:span><text:line-break/><text:span text:style-name="T1099">threshold_applied <text:s text:c="6"/>The threshold value used</text:span><text:line-break/><text:span text:style-name="T1100">reduced_threshold <text:s text:c="6"/>True if Tier 1 creator reduced threshold was applied</text:span><text:line-break/><text:span text:style-name="T1101">content_age_hours <text:s text:c="6"/>Content age at time of filter evaluation</text:span><text:line-break/><text:span text:style-name="T1102">max_age_hours <text:s text:c="10"/>The age cap for this content's category</text:span><text:line-break/><text:span text:style-name="T1103">result <text:s text:c="17"/>"pass" | "drop" | "manual_review"</text:span><text:line-break/><text:span text:style-name="T1104">drop_reason <text:s text:c="12"/>If dropped: "below_threshold" | "age_exceeded"</text:span><text:line-break/><text:span text:style-name="T1105">velocity_ratio <text:s text:c="9"/>adjusted_velocity_score / threshold</text:span></text:p>
      <text:p text:style-name="P1106"/>
      <text:h text:style-name="P1107" text:outline-level="3"><text:span text:style-name="T1108">Filter 3: Coarse Sensitivity Exclusion</text:span></text:h>
      <text:p text:style-name="P1109"/>
      <text:h text:style-name="P1110" text:outline-level="4"><text:span text:style-name="T1111">Purpose</text:span></text:h>
      <text:p text:style-name="P1112">The coarse sensitivity exclusion filter answers the question: is this content categorically off-limits for any engagement regardless of its relevance or velocity? Some content — content involving death, active mental health crisis, contested political topics, or other sensitive categories — should never enter the scoring queue regardless of how well it performs on other dimensions.</text:p>
      <text:p text:style-name="P1113">This filter is described as "coarse" deliberately. It is not a nuanced classification. It is a fast, pattern-based filter designed to catch the clearest cases of inappropriate content before they consume scoring resources or — worse — before a comment is accidentally generated on them. Nuanced sensitivity assessment happens in the Scoring Component's Risk Level dimension. This filter catches what should never reach that stage.</text:p>
      <text:p text:style-name="P1114">Because this filter is coarse, it will produce false positives — content that matches a sensitivity pattern but is actually fine to engage with. This is acceptable. A false positive at this stage means a missed engagement opportunity. A false negative — sensitive content that slips through to scoring — is significantly more costly. When in doubt, drop.</text:p>
      <text:p text:style-name="P1115"/>
      <text:h text:style-name="P1116" text:outline-level="4"><text:span text:style-name="T1117">Sensitivity Categories and Their Patterns</text:span></text:h>
      <text:p text:style-name="P1118">The filter checks content against five sensitivity categories. A match on any pattern in any category drops the content immediately. The remaining categories are not checked after a match.</text:p>
      <text:p text:style-name="P1119"/>
      <text:p text:style-name="P1120"><text:span text:style-name="T1121">Category 1: Death and Tragedy</text:span></text:p>
      <text:p text:style-name="P1122">This category captures content involving death, serious injury, or tragedy. The concern is not that death is ever mentioned — financial content may reference historical events or figures. The concern is content where death or tragedy is the primary subject and a brand comment would be deeply inappropriate.</text:p>
      <text:p text:style-name="P1123">Terms and patterns to match in caption text and hashtags:</text:p>
      <text:p text:style-name="P1124"><text:span text:style-name="T1125">RIP, rest in peace, passed away, has passed, has died,</text:span><text:line-break/><text:span text:style-name="T1126">died today, death of, in loving memory, gone too soon,</text:span><text:line-break/><text:span text:style-name="T1127">funeral, obituary, condolences, prayers for,</text:span><text:line-break/><text:span text:style-name="T1128">tragedy, tragic, devastating loss, our thoughts,</text:span><text:line-break/><text:span text:style-name="T1129">shooting, mass shooting, killed, fatally, fatalities,</text:span><text:line-break/><text:span text:style-name="T1130">accident victims, crash victims, natural disaster</text:span></text:p>
      <text:p text:style-name="P1131"><text:span text:style-name="T1132">Implementation note:</text:span><text:span text:style-name="T1133"><text:s/>These terms must be matched with context awareness where possible. "Died laughing" should not trigger this filter. "The market died today" should not trigger this filter. "RIP my savings account" should not trigger this filter. Apply a simple heuristic: if the triggering term is preceded or followed by a laugh emoji, a financial term, or a clear humor indicator within 10 words, skip the match and log it for review. Do not attempt to build sentiment analysis — this heuristic handles the most common false positive patterns.</text:span></text:p>
      <text:p text:style-name="P1134"/>
      <text:p text:style-name="P1135"><text:span text:style-name="T1136">Category 2: Mental Health Crisis</text:span></text:p>
      <text:p text:style-name="P1137">This category captures content involving active mental health crises. Content that is thoughtful or educational about mental health — discussing financial anxiety, stress, or the psychological effects of debt — is appropriate territory for Mode 2 engagement and should not be caught by this filter. The filter targets content where someone is in or describing an acute crisis.</text:p>
      <text:p text:style-name="P1138">Terms and patterns to match:</text:p>
      <text:p text:style-name="P1139"><text:span text:style-name="T1140">suicide, suicidal, want to die, don't want to be here,</text:span><text:line-break/><text:span text:style-name="T1141">end my life, ending it all, not worth living,</text:span><text:line-break/><text:span text:style-name="T1142">self harm, self-harm, cutting, hurting myself,</text:span><text:line-break/><text:span text:style-name="T1143">eating disorder, anorexia, bulimia, purging, restricting,</text:span><text:line-break/><text:span text:style-name="T1144">overdose, OD'd, drug addiction, in active addiction,</text:span><text:line-break/><text:span text:style-name="T1145">crisis line, hotline, 988,</text:span><text:line-break/><text:span text:style-name="T1146">TW: suicide, TW: self harm, TW: eating disorder,</text:span><text:line-break/><text:span text:style-name="T1147">CW: suicide, CW: self harm, trigger warning</text:span></text:p>
      <text:p text:style-name="P1148"><text:span text:style-name="T1149">Implementation note:</text:span><text:span text:style-name="T1150"><text:s/>"Financial anxiety" and "money stress" are explicitly not in this list. These are Tier 1 keyword matches that represent Mode 2 warmth opportunities. The distinction between financial anxiety content (appropriate) and mental health crisis content (not appropriate) is intentional and important. Do not add anxiety-related terms to this filter.</text:span></text:p>
      <text:p text:style-name="P1151"/>
      <text:p text:style-name="P1152"><text:span text:style-name="T1153">Category 3: Political Content</text:span></text:p>
      <text:p text:style-name="P1154">This category captures content where a contested political topic, political figure, or electoral process is the primary subject. Finance intersects with policy regularly — the filter must not catch financial policy discussions that have no partisan dimension. It is targeting explicitly partisan, electoral, and politically contested content.</text:p>
      <text:p text:style-name="P1155">Because this list requires careful human review before deployment — an overly broad political keyword list will incorrectly exclude legitimate finance content — the implementation must handle it as follows:</text:p>
      <text:p text:style-name="P1156">Build an initial political keyword list covering: names of current political figures, major political party names, election-specific terms (ballot, vote, candidate, election, campaign, primary, caucus), and explicitly partisan terminology. Flag this list for System Owner review before the filter goes live. Do not deploy the political filter with a draft list.</text:p>
      <text:p text:style-name="P1157">Until the political keyword list has been reviewed and approved, operate the filter in log-only mode for the political category: log any content that would have been dropped by the political filter, but do not actually drop it. This provides data for the review without silently filtering content that might be incorrectly excluded.</text:p>
      <text:p text:style-name="P1158">After approval, switch the political filter to active drop mode.</text:p>
      <text:p text:style-name="P1159"/>
      <text:p text:style-name="P1160"><text:span text:style-name="T1161">Category 4: Active News Events</text:span></text:p>
      <text:p text:style-name="P1162">This category captures content about breaking news — disasters, accidents, crises, or rapidly developing situations where brand engagement would be inappropriate regardless of the specific topic.</text:p>
      <text:p text:style-name="P1163">Terms and patterns to match:</text:p>
      <text:p text:style-name="P1164"><text:span text:style-name="T1165">breaking, breaking news, just in, developing story,</text:span><text:line-break/><text:span text:style-name="T1166">active shooter, shelter in place, evacuation, emergency alert,</text:span><text:line-break/><text:span text:style-name="T1167">earthquake, hurricane, tornado, flood warning, wildfire,</text:span><text:line-break/><text:span text:style-name="T1168">mass casualty, hostage, terror attack, bomb threat,</text:span><text:line-break/><text:span text:style-name="T1169">amber alert, missing child, child abduction</text:span></text:p>
      <text:p text:style-name="P1170"><text:span text:style-name="T1171">Implementation note:</text:span><text:span text:style-name="T1172"><text:s/>Financial news — earnings reports, rate decisions, market movements — is not in this list. Financial breaking news is appropriate territory for finance content engagement. Only non-financial crisis and disaster content is captured here.</text:span></text:p>
      <text:p text:style-name="P1173"/>
      <text:p text:style-name="P1174"><text:span text:style-name="T1175">Category 5: Explicit Content</text:span></text:p>
      <text:p text:style-name="P1176">This category captures content that is sexually explicit or graphically violent in a way that makes brand engagement inappropriate.</text:p>
      <text:p text:style-name="P1177">Rather than listing explicit terms — which creates its own risks — implement this check using a combination of platform content labels (TikTok Research API returns a is_stem_verified flag and content labels on some responses; Instagram Graph API returns media type flags) and a conservative explicit term list that captures the most unambiguous cases. Flag this category for expansion based on what appears in the filter logs during the first two weeks of operation.</text:p>
      <text:p text:style-name="P1178"/>
      <text:h text:style-name="P1179" text:outline-level="4"><text:span text:style-name="T1180">Sensitivity Filter Implementation Details</text:span></text:h>
      <text:p text:style-name="P1181"><text:span text:style-name="T1182">Run the filter on the right fields.</text:span><text:span text:style-name="T1183"><text:s/>Check the sensitivity patterns against content.text, content.hashtags, and the first 500 characters of content.voice_to_text if available. Do not check author usernames or display names — a creator whose username happens to contain a sensitivity term should not have all their content filtered.</text:span></text:p>
      <text:p text:style-name="P1184"><text:span text:style-name="T1185">Normalize before matching.</text:span><text:span text:style-name="T1186"><text:s/>Apply the same normalization used in the keyword filter — lowercase, strip punctuation. This prevents simple obfuscation (replacing a letter with a symbol) from bypassing the filter.</text:span></text:p>
      <text:p text:style-name="P1187"><text:span text:style-name="T1188">Log all drops with specificity.</text:span><text:span text:style-name="T1189"><text:s/>Every sensitivity-triggered drop must log the specific term that triggered it, the specific field it was found in, and the sensitivity category. These logs are reviewed weekly to identify false positives (legitimate content being incorrectly dropped) and to refine patterns.</text:span></text:p>
      <text:p text:style-name="P1190"><text:span text:style-name="T1191">Do not log the full content text for sensitive drops.</text:span><text:span text:style-name="T1192"><text:s/>The content may contain genuinely disturbing material. Log the content ID, platform, triggering term, and sensitivity category — not the full caption or tweet text. The full text can be retrieved from the platform if needed for review.</text:span></text:p>
      <text:p text:style-name="P1193"><text:span text:style-name="T1194">Political filter log-only mode.</text:span><text:span text:style-name="T1195"><text:s/>Implement a mode configuration per sensitivity category: "active" (drop and log) or "log_only" (log but pass). Set the political category to "log_only" until System Owner approval. All other categories default to "active".</text:span></text:p>
      <text:p text:style-name="P1196"/>
      <text:h text:style-name="P1197" text:outline-level="4"><text:span text:style-name="T1198">What the Sensitivity Filter Log Entry Contains</text:span></text:h>
      <text:p text:style-name="P1199"><text:span text:style-name="T1200">content_id <text:s text:c="13"/>Platform-native content ID</text:span><text:line-break/><text:span text:style-name="T1201">platform <text:s text:c="15"/>Which platform</text:span><text:line-break/><text:span text:style-name="T1202">sensitivity_category <text:s text:c="3"/>death_tragedy | mental_health | political |<text:s/></text:span><text:line-break/><text:span text:style-name="T1203"><text:s text:c="23"/>active_news | explicit</text:span><text:line-break/><text:span text:style-name="T1204">triggering_term <text:s text:c="8"/>The specific term that triggered the match</text:span><text:line-break/><text:span text:style-name="T1205">triggering_field <text:s text:c="7"/>content_text | hashtag | voice_to_text</text:span><text:line-break/><text:span text:style-name="T1206">filter_mode <text:s text:c="12"/>active | log_only</text:span><text:line-break/><text:span text:style-name="T1207">result <text:s text:c="17"/>"drop" | "pass_log_only"</text:span></text:p>
      <text:p text:style-name="P1208"/>
      <text:h text:style-name="P1209" text:outline-level="3"><text:span text:style-name="T1210">After the Three Filters</text:span></text:h>
      <text:p text:style-name="P1211">Content that passes all three filters — keyword match, velocity threshold, and coarse sensitivity exclusion — exits the Filter Pipeline and enters the Deduplication layer. Its normalized content object now carries a complete filter record: which keyword terms matched, at which tier, with what velocity score and ratio, and confirmation that no sensitivity patterns were triggered.</text:p>
      <text:p text:style-name="P1212">Content that fails any filter is dropped at the point of failure. The remaining filters are not applied. The drop is logged with full detail. The content object is not written to any queue — it is discarded.</text:p>
      <text:p text:style-name="P1213"/>
      <text:h text:style-name="P1214" text:outline-level="3"><text:span text:style-name="T1215">Filter Pipeline Metrics to Track</text:span></text:h>
      <text:p text:style-name="P1216">The Filter Pipeline logs provide the data for the weekly feedback loop review. The following metrics should be aggregated from the logs and included in the weekly review dashboard.</text:p>
      <text:p text:style-name="P1217"><text:span text:style-name="T1218">By platform, track:</text:span></text:p>
      <text:p text:style-name="P1219">Total objects received from the Content Parser. Total objects dropped by Filter 1 (keyword mismatch). Total objects dropped by Filter 2 (below velocity threshold). Total objects dropped by Filter 3 (sensitivity exclusion). Total objects passed to Deduplication. Pass rate as a percentage of total received.</text:p>
      <text:p text:style-name="P1220"><text:span text:style-name="T1221">For Filter 1 specifically, track:</text:span></text:p>
      <text:p text:style-name="P1222">Which keyword terms are triggering the most matches. This identifies which parts of the taxonomy are doing the most work. Terms with zero matches over a week should be reviewed — they may be misformatted, may use vocabulary that the target audience does not use, or may need to be replaced with more current terms.</text:p>
      <text:p text:style-name="P1223">Which content is bypassing the filter via Trending Loop source tag and whether that content is ultimately worth engaging with (determined from Scoring Component outcomes). If Trending Loop bypass content consistently scores poorly, the trending detection logic may need to be tightened.</text:p>
      <text:p text:style-name="P1224"><text:span text:style-name="T1225">For Filter 2 specifically, track:</text:span></text:p>
      <text:p text:style-name="P1226">The distribution of velocity scores for content that was dropped — if most dropped content has velocity scores just below the threshold, the threshold may be slightly too high. If most dropped content has velocity scores far below the threshold, the threshold is well-calibrated. The average velocity ratio for content that passes — if this is consistently very high (above 5), the threshold may be too low and could be raised.</text:p>
      <text:p text:style-name="P1227"><text:span text:style-name="T1228">For Filter 3 specifically, track:</text:span></text:p>
      <text:p text:style-name="P1229">Every sensitivity drop by category and by triggering term. Any term triggering more than 5 drops per week that does not seem to represent genuinely sensitive content is a false positive candidate and should be reviewed for removal or refinement.</text:p>
      <text:h text:style-name="P1230" text:outline-level="2"><text:span text:style-name="T1231">Deduplication</text:span></text:h>
      <text:p text:style-name="Normal"/>
      <text:h text:style-name="P1232" text:outline-level="3"><text:span text:style-name="T1233">What Deduplication Is</text:span></text:h>
      <text:p text:style-name="P1234"><text:span text:style-name="T1235">Deduplication is the fourth layer of the content discovery system. It sits between the Filter Pipeline and the Queue Writer. Its job is to ensure that the same piece of content never appears in the output queue more than once within a defined time window, regardless of how many times the platform monitors discover it.</text:span></text:p>
      <text:p text:style-name="P1236"><text:span text:style-name="T1237">Without deduplication, the output queue would contain duplicate records every time a polling cycle rediscovers content that was already found in a previous cycle, every time the keyword search and the filtered stream both discover the same tweet, every time the same TikTok video matches multiple keyword groups in the same polling cycle, and every time a piece of content that peaked on TikTok is then discovered by the X trending monitor because the conversation about it has moved platforms.</text:span></text:p>
      <text:p text:style-name="P1238"><text:span text:style-name="T1239">Duplicate records in the output queue create compounding problems downstream. The Scoring Component would evaluate the same content twice and potentially route it to two different queues. The Comment Generation Component could generate two comments on the same post. The Posting Component could post two comments on the same piece of content, which is one of the most visible and damaging things the agent could do. Deduplication prevents all of these outcomes at the source.</text:span></text:p>
      <text:p text:style-name="P1240"><text:span text:style-name="T1241">Deduplication is simple in concept and the implementation must keep it simple. The more complex the deduplication logic becomes, the more likely it is to have edge cases where duplicates slip through or legitimate new content is incorrectly flagged as a duplicate. Simple, explicit deduplication with clear rules is more reliable than clever deduplication with complex heuristics.</text:span></text:p>
      <text:p text:style-name="Normal"/>
      <text:h text:style-name="P1242" text:outline-level="3"><text:span text:style-name="T1243">The Two Types of Duplication</text:span></text:h>
      <text:p text:style-name="P1244"><text:span text:style-name="T1245">Before building the deduplication system, understand the two distinct types of duplication that can occur. Each requires a different handling approach.</text:span></text:p>
      <text:p text:style-name="P1246"><text:span text:style-name="T1247">Type 1: Exact duplication.</text:span><text:span text:style-name="T1248"><text:s/>The same piece of content — identified by its platform-native content ID — is discovered more than once. This is the most common type. A tweet discovered by the keyword polling loop at 10:00 is discovered again by the polling loop at 10:05 because the since_id pagination did not advance correctly. A TikTok video that matches three keyword groups is processed three times in one polling cycle. The X filtered stream and the X keyword polling loop both surface the same tweet within the same 5-minute window.</text:span></text:p>
      <text:p text:style-name="P1249"><text:span text:style-name="T1250">Exact duplication is handled by checking the platform and content ID pair against the seen content registry before writing to the queue. If the pair exists in the registry within the deduplication window, the content is a duplicate and is dropped.</text:span></text:p>
      <text:p text:style-name="P1251"><text:span text:style-name="T1252">Type 2: Cross-platform duplication.</text:span><text:span text:style-name="T1253"><text:s/>The same real-world event or moment is being discussed across multiple platforms simultaneously — a viral TikTok video is being talked about on X, the same meme format has spread from TikTok to Instagram. These are not exact duplicates — they have different content IDs, different authors, different platform structures. They are independently valid engagement opportunities on their own platforms. They are not duplicates and should not be treated as such.</text:span></text:p>
      <text:p text:style-name="P1254"><text:span text:style-name="T1255">Cross-platform content about the same topic is not a deduplication problem — it is a cross-platform signal that increases the Scoring Component's Dimension 1 evaluation. The is_cross_platform flag set by the Content Parser handles this. The Deduplication layer does not need to detect or handle cross-platform topical overlap.</text:span></text:p>
      <text:p text:style-name="P1256"><text:span text:style-name="T1257">The Deduplication layer only handles Type 1: exact duplication identified by platform plus content ID.</text:span></text:p>
      <text:p text:style-name="Normal"/>
      <text:h text:style-name="P1258" text:outline-level="3"><text:span text:style-name="T1259">The Seen Content Registry</text:span></text:h>
      <text:p text:style-name="P1260"><text:span text:style-name="T1261">The seen content registry is the data structure that tracks which content IDs have already been discovered, processed, and queued. Every time the Queue Writer successfully writes a discovery record to the output queue, it adds the content's platform and content ID to the seen content registry. Every time the Deduplication layer receives a normalized content object from the Filter Pipeline, it checks the registry before deciding whether to proceed.</text:span></text:p>
      <text:p text:style-name="Normal"/>
      <text:h text:style-name="P1262" text:outline-level="4"><text:span text:style-name="T1263">Registry Structure</text:span></text:h>
      <text:p text:style-name="P1264"><text:span text:style-name="T1265">The registry is a set of composite keys. Each key is a string combining the platform name and the content ID, separated by a colon:</text:span></text:p>
      <text:p text:style-name="P1266"><text:span text:style-name="T1267">{platform}:{content_id}</text:span><text:line-break/><text:line-break/><text:span text:style-name="T1268">Examples:</text:span><text:line-break/><text:span text:style-name="T1269">x:1234567890123456789</text:span><text:line-break/><text:span text:style-name="T1270">tiktok:7234567890123456789</text:span><text:line-break/><text:span text:style-name="T1271">instagram:CxYzAbCdEf1</text:span></text:p>
      <text:p text:style-name="P1272"><text:span text:style-name="T1273">Using a composite key rather than storing platform and content ID separately prevents cross-platform collision — a TikTok video and an X tweet that happen to share the same numeric ID string are correctly treated as different content.</text:span></text:p>
      <text:p text:style-name="P1274"><text:span text:style-name="T1275">The registry stores each key alongside a timestamp: the time the content was first written to the output queue. The timestamp is required for the deduplication window logic — keys must expire after their deduplication window closes.</text:span></text:p>
      <text:p text:style-name="Normal"/>
      <text:h text:style-name="P1276" text:outline-level="4"><text:span text:style-name="T1277">Registry Storage</text:span></text:h>
      <text:p text:style-name="P1278"><text:span text:style-name="T1279">The registry must be stored in persistent storage. An in-memory-only registry loses all data on process restart. If the discovery system restarts — due to a crash, a deployment, or a scheduled restart — an in-memory registry would be empty, and all content from the current deduplication window would be re-queued. This would result in the output queue being flooded with duplicate records from the current window and the Scoring Component processing old content as if it were new.</text:span></text:p>
      <text:p text:style-name="P1280"><text:span text:style-name="T1281">Use the same database that stores the output queue (Supabase or SQLite) to store the registry. This ensures the registry and the queue remain consistent — if the database is available, both the queue and the registry are available. If the database is unavailable, neither writes nor registry lookups can happen, and the system should pause rather than proceed without deduplication protection.</text:span></text:p>
      <text:p text:style-name="P1282"><text:span text:style-name="T1283">The registry table schema is:</text:span></text:p>
      <text:p text:style-name="P1284"><text:span text:style-name="T1285">Table: seen_content_registry</text:span><text:line-break/><text:line-break/><text:span text:style-name="T1286">composite_key <text:s text:c="6"/>TEXT PRIMARY KEY <text:s text:c="3"/>Platform:content_id composite</text:span><text:line-break/><text:span text:style-name="T1287">platform <text:s text:c="11"/>TEXT NOT NULL <text:s text:c="6"/>Which platform</text:span><text:line-break/><text:span text:style-name="T1288">content_id <text:s text:c="9"/>TEXT NOT NULL <text:s text:c="6"/>Platform-native content ID <text:s/></text:span><text:line-break/><text:span text:style-name="T1289">first_seen_at <text:s text:c="6"/>TIMESTAMP NOT NULL <text:s/>When first written to queue (UTC)</text:span><text:line-break/><text:span text:style-name="T1290">expires_at <text:s text:c="9"/>TIMESTAMP NOT NULL <text:s/>When this entry can be removed (UTC)</text:span></text:p>
      <text:p text:style-name="P1291"><text:span text:style-name="T1292">Create an index on expires_at to make expiry cleanup efficient.</text:span></text:p>
      <text:p text:style-name="Normal"/>
      <text:h text:style-name="P1293" text:outline-level="4"><text:span text:style-name="T1294">Deduplication Window</text:span></text:h>
      <text:p text:style-name="P1295"><text:span text:style-name="T1296">The deduplication window defines how long a content ID is remembered. Content seen within the window is treated as a duplicate and dropped. Content seen after the window has closed is treated as new and passes through — this handles second-wave virality, where a piece of content resurfaces days after its initial peak.</text:span></text:p>
      <text:p text:style-name="P1297"><text:span text:style-name="T1298">The deduplication window is set per content category:</text:span></text:p>
      <text:p text:style-name="P1299"><text:span text:style-name="T1300">finance_content: <text:s text:c="6"/>72 hours</text:span><text:line-break/><text:span text:style-name="T1301">trending_cultural: <text:s text:c="4"/>48 hours</text:span><text:line-break/><text:span text:style-name="T1302">viral_general: <text:s text:c="8"/>48 hours</text:span><text:line-break/><text:span text:style-name="T1303">creator_watchlist: <text:s text:c="4"/>72 hours</text:span></text:p>
      <text:p text:style-name="P1304"><text:span text:style-name="T1305">These windows match the maximum age windows in the velocity filter. Content older than the velocity filter's age cap will not pass the Filter Pipeline, so there is no point maintaining registry entries beyond that cap. The deduplication window and the velocity age cap should always be kept in sync — if one is adjusted, adjust the other.</text:span></text:p>
      <text:p text:style-name="P1306"><text:span text:style-name="T1307">When an entry is written to the registry, calculate expires_at as first_seen_at + the deduplication window for that content's category. Store this timestamp in the registry entry.</text:span></text:p>
      <text:p text:style-name="Normal"/>
      <text:h text:style-name="P1308" text:outline-level="3"><text:span text:style-name="T1309">Deduplication Check Process</text:span></text:h>
      <text:p text:style-name="P1310"><text:span text:style-name="T1311">The deduplication check runs on every normalized content object that exits the Filter Pipeline. The check follows these steps in order.</text:span></text:p>
      <text:p text:style-name="Normal"/>
      <text:p text:style-name="P1312"><text:span text:style-name="T1313">Step 1: Construct the composite key.</text:span></text:p>
      <text:p text:style-name="P1314"><text:span text:style-name="T1315">Build the composite key string from the normalized object's platform and content_id fields:</text:span></text:p>
      <text:p text:style-name="P1316"><text:span text:style-name="T1317">key = f"{platform}:{content_id}"</text:span></text:p>
      <text:p text:style-name="P1318"><text:span text:style-name="T1319">This is a trivial operation but it must be consistent — always use the same separator, always lowercase the platform name. Inconsistency here causes the registry to accumulate duplicate entries under slightly different key formats.</text:span></text:p>
      <text:p text:style-name="Normal"/>
      <text:p text:style-name="P1320"><text:span text:style-name="T1321">Step 2: Query the registry.</text:span></text:p>
      <text:p text:style-name="P1322"><text:span text:style-name="T1323">Look up the composite key in the seen_content_registry table. The query is:</text:span></text:p>
      <text:p text:style-name="P1324"><text:span text:style-name="T1325">sql</text:span></text:p>
      <text:p text:style-name="P1326"><text:span text:style-name="T1327">SELECT</text:span><text:span text:style-name="T1328"><text:s/>first_seen_at</text:span><text:span text:style-name="T1329">,</text:span><text:span text:style-name="T1330"><text:s/>expires_at</text:span><text:line-break/><text:span text:style-name="T1331">FROM</text:span><text:span text:style-name="T1332"><text:s/>seen_content_registry</text:span><text:line-break/><text:span text:style-name="T1333">WHERE</text:span><text:span text:style-name="T1334"><text:s/>composite_key = {</text:span><text:span text:style-name="T1335">key</text:span><text:span text:style-name="T1336">}</text:span><text:line-break/><text:span text:style-name="T1337"><text:s text:c="2"/>AND expires_at &gt;<text:s/></text:span><text:span text:style-name="T1338">NOW</text:span><text:span text:style-name="T1339">()</text:span></text:p>
      <text:p text:style-name="P1340"><text:span text:style-name="T1341">The expires_at &gt; NOW() condition filters out expired entries. An entry that exists but has expired should be treated as if it does not exist — the content should be allowed through as new. Do not separately check whether the entry is expired after fetching it; include the expiry condition in the query itself.</text:span></text:p>
      <text:p text:style-name="P1342"><text:span text:style-name="T1343">This query must complete within 100 milliseconds under normal load. The Deduplication layer processes objects at the same rate the Filter Pipeline produces them — slow registry lookups create a backlog. If query performance degrades, check that the primary key index on composite_key is being used and that the expires_at index is current.</text:span></text:p>
      <text:p text:style-name="Normal"/>
      <text:p text:style-name="P1344"><text:span text:style-name="T1345">Step 3: Evaluate the result.</text:span></text:p>
      <text:p text:style-name="P1346"><text:span text:style-name="T1347">If the query returns a row:</text:span><text:span text:style-name="T1348"><text:s/>The content has been seen before and is still within the deduplication window. It is a duplicate. Drop it and log the duplication event. Do not write anything to the output queue. Do not update the registry entry — the original first_seen_at is preserved.</text:span></text:p>
      <text:p text:style-name="P1349"><text:span text:style-name="T1350">If the query returns no row:</text:span><text:span text:style-name="T1351"><text:s/>The content has not been seen before, or its deduplication window has expired. It is new (or a legitimate second-wave discovery). Proceed to Step 4.</text:span></text:p>
      <text:p text:style-name="Normal"/>
      <text:p text:style-name="P1352"><text:span text:style-name="T1353">Step 4: Write the registry entry.</text:span></text:p>
      <text:p text:style-name="P1354"><text:span text:style-name="T1355">Before writing the content to the output queue, write a new entry to the seen_content_registry. The order matters — write to the registry first, then write to the queue. If the queue write fails after the registry write has succeeded, the content will be in the registry but not in the queue. This is acceptable — the content will be treated as a duplicate if rediscovered, which is a safer outcome than writing it to the queue twice (which could happen if the registry write happened after a failed queue write and the system retried).</text:span></text:p>
      <text:p text:style-name="P1356"><text:span text:style-name="T1357">The registry write is:</text:span></text:p>
      <text:p text:style-name="P1358"><text:span text:style-name="T1359">sql</text:span></text:p>
      <text:p text:style-name="P1360"><text:span text:style-name="T1361">INSERT</text:span><text:span text:style-name="T1362"><text:s/></text:span><text:span text:style-name="T1363">INTO</text:span><text:span text:style-name="T1364"><text:s/>seen_content_registry<text:s/></text:span><text:line-break/><text:span text:style-name="T1365"><text:s text:c="4"/></text:span><text:span text:style-name="T1366">(</text:span><text:span text:style-name="T1367">composite_key</text:span><text:span text:style-name="T1368">,</text:span><text:span text:style-name="T1369"><text:s/>platform</text:span><text:span text:style-name="T1370">,</text:span><text:span text:style-name="T1371"><text:s/>content_id</text:span><text:span text:style-name="T1372">,</text:span><text:span text:style-name="T1373"><text:s/>first_seen_at</text:span><text:span text:style-name="T1374">,</text:span><text:span text:style-name="T1375"><text:s/>expires_at</text:span><text:span text:style-name="T1376">)</text:span><text:line-break/><text:span text:style-name="T1377">VALUES</text:span><text:span text:style-name="T1378"><text:s/></text:span><text:line-break/><text:span text:style-name="T1379"><text:s text:c="4"/></text:span><text:span text:style-name="T1380">(</text:span><text:span text:style-name="T1381">{</text:span><text:span text:style-name="T1382">key</text:span><text:span text:style-name="T1383">}</text:span><text:span text:style-name="T1384">,</text:span><text:span text:style-name="T1385"><text:s/>{platform}</text:span><text:span text:style-name="T1386">,</text:span><text:span text:style-name="T1387"><text:s/>{content_id}</text:span><text:span text:style-name="T1388">,</text:span><text:span text:style-name="T1389"><text:s/></text:span><text:span text:style-name="T1390">NOW</text:span><text:span text:style-name="T1391">(),</text:span><text:span text:style-name="T1392"><text:s/></text:span><text:span text:style-name="T1393">NOW</text:span><text:span text:style-name="T1394">()</text:span><text:span text:style-name="T1395"><text:s/>+<text:s/></text:span><text:span text:style-name="T1396">INTERVAL</text:span><text:span text:style-name="T1397"><text:s/></text:span><text:span text:style-name="T1398">'{window} hours'</text:span><text:span text:style-name="T1399">)</text:span><text:line-break/><text:span text:style-name="T1400">ON</text:span><text:span text:style-name="T1401"><text:s/>CONFLICT<text:s/></text:span><text:span text:style-name="T1402">(</text:span><text:span text:style-name="T1403">composite_key</text:span><text:span text:style-name="T1404">)</text:span><text:span text:style-name="T1405"><text:s/></text:span><text:span text:style-name="T1406">DO</text:span><text:span text:style-name="T1407"><text:s/>NOTHING</text:span></text:p>
      <text:p text:style-name="P1408"><text:span text:style-name="T1409">The ON CONFLICT DO NOTHING clause handles the race condition where two monitoring processes discover the same content simultaneously and both reach the deduplication check at almost the same time. Whichever process writes first wins. The other process's insert is silently ignored. The second process will then re-query the registry (or encounter a unique constraint error, depending on implementation), find the entry that the first process created, and drop the content as a duplicate. This is the correct behavior.</text:span></text:p>
      <text:p text:style-name="Normal"/>
      <text:p text:style-name="P1410"><text:span text:style-name="T1411">Step 5: Pass to the Queue Writer.</text:span></text:p>
      <text:p text:style-name="P1412"><text:span text:style-name="T1413">After the registry entry is successfully written, pass the normalized content object to the Queue Writer. The object is now confirmed as new (or new within the deduplication context) and ready to be serialized into a discovery record and written to the output queue.</text:span></text:p>
      <text:p text:style-name="Normal"/>
      <text:h text:style-name="P1414" text:outline-level="3"><text:span text:style-name="T1415">Registry Maintenance</text:span></text:h>
      <text:p text:style-name="P1416"><text:span text:style-name="T1417">The seen_content_registry will grow over time as new entries are added. Without regular cleanup, it will accumulate expired entries that consume storage and slow down queries. Registry maintenance runs as a separate background process on a 6-hour interval.</text:span></text:p>
      <text:p text:style-name="Normal"/>
      <text:h text:style-name="P1418" text:outline-level="4"><text:span text:style-name="T1419">Expiry Cleanup</text:span></text:h>
      <text:p text:style-name="P1420"><text:span text:style-name="T1421">The cleanup process deletes all entries where expires_at is in the past:</text:span></text:p>
      <text:p text:style-name="P1422"><text:span text:style-name="T1423">sql</text:span></text:p>
      <text:p text:style-name="P1424"><text:span text:style-name="T1425">DELETE</text:span><text:span text:style-name="T1426"><text:s/></text:span><text:span text:style-name="T1427">FROM</text:span><text:span text:style-name="T1428"><text:s/>seen_content_registry</text:span><text:line-break/><text:span text:style-name="T1429">WHERE</text:span><text:span text:style-name="T1430"><text:s/>expires_at &lt;<text:s/></text:span><text:span text:style-name="T1431">NOW</text:span><text:span text:style-name="T1432">()</text:span><text:line-break/><text:span text:style-name="T1433">```</text:span><text:line-break/><text:line-break/><text:span text:style-name="T1434">Run this cleanup every 6 hours. Log the number of entries deleted each time. If the number of entries deleted per run is unexpectedly high — thousands of entries being added and expiring within a 6-hour window — this indicates the system is discovering significantly more content than expected and the monitoring volume should be reviewed.</text:span><text:line-break/><text:line-break/><text:span text:style-name="T1435">At steady-state operation with the polling cadences defined in this document, the registry should contain between 500 and 5,000 active entries at any given time. Significantly more than 5,000 active entries suggests either the keyword taxonomy is too broad or the velocity threshold is too low — the system is discovering far more content than it should be.</text:span><text:line-break/><text:line-break/><text:span text:style-name="T1436">---</text:span><text:line-break/><text:line-break/><text:span text:style-name="T1437">#### Registry Integrity Check</text:span><text:line-break/><text:line-break/><text:span text:style-name="T1438">On system startup, before the monitors begin polling, run an integrity check on the registry:</text:span><text:line-break/><text:line-break/><text:span text:style-name="T1439">Check that the registry table exists and is accessible. Check that all entries have valid<text:s/></text:span><text:span text:style-name="T1440">`</text:span><text:span text:style-name="T1441">expires_at</text:span><text:span text:style-name="T1442">`</text:span><text:span text:style-name="T1443"><text:s/>timestamps. Delete any entries with null or malformed timestamps. Log the total number of active entries in the registry at startup. Log how long the registry has been running — calculate this from the earliest<text:s/></text:span><text:span text:style-name="T1444">`</text:span><text:span text:style-name="T1445">first_seen_at</text:span><text:span text:style-name="T1446">`</text:span><text:span text:style-name="T1447"><text:s/>timestamp in the registry.</text:span><text:line-break/><text:line-break/><text:span text:style-name="T1448">If the registry is empty at startup and the system has been running for more than 24 hours previously, log a warning. An empty registry after extended operation suggests the registry was not persisted correctly between restarts and content from the previous deduplication window may be re-queued.</text:span><text:line-break/><text:line-break/><text:span text:style-name="T1449">---</text:span><text:line-break/><text:line-break/><text:span text:style-name="T1450">#### Registry Backup</text:span><text:line-break/><text:line-break/><text:span text:style-name="T1451">For production operation, the registry should be backed up to a secondary storage location every 24 hours. For the prototype phase, this is not required — accept the risk of registry loss on process restart and log it clearly if it occurs.</text:span><text:line-break/><text:line-break/><text:span text:style-name="T1452">---</text:span><text:line-break/><text:line-break/><text:span text:style-name="T1453">### Duplication Logging</text:span><text:line-break/><text:line-break/><text:span text:style-name="T1454">Every deduplication decision — pass or drop — must be logged. The deduplication logs serve two purposes: operational monitoring (detecting if the deduplication rate is unusually high, which may indicate a polling configuration problem) and debugging (understanding why a specific piece of content was or was not allowed through).</text:span><text:line-break/><text:line-break/><text:span text:style-name="T1455">**Log entry for a duplicate drop:**</text:span><text:line-break/><text:span text:style-name="T1456">``</text:span><text:span text:style-name="T1457">`</text:span><text:line-break/><text:span text:style-name="T1458">event <text:s text:c="14"/></text:span><text:span text:style-name="T1459">"duplicate_dropped"</text:span><text:line-break/><text:span text:style-name="T1460">composite_key <text:s text:c="6"/>The<text:s/></text:span><text:span text:style-name="T1461">key</text:span><text:span text:style-name="T1462"><text:s/>that<text:s/></text:span><text:span text:style-name="T1463">matched</text:span><text:line-break/><text:span text:style-name="T1464">platform <text:s text:c="11"/>Which platform</text:span><text:line-break/><text:span text:style-name="T1465">content_id <text:s text:c="9"/>Platform-native content ID</text:span><text:line-break/><text:span text:style-name="T1466">content_url <text:s text:c="8"/>URL<text:s/></text:span><text:span text:style-name="T1467">of</text:span><text:span text:style-name="T1468"><text:s/>the content</text:span><text:line-break/><text:span text:style-name="T1469">original_seen_at <text:s text:c="3"/></text:span><text:span text:style-name="T1470">When</text:span><text:span text:style-name="T1471"><text:s/>the content was<text:s/></text:span><text:span text:style-name="T1472">first</text:span><text:span text:style-name="T1473"><text:s/>added<text:s/></text:span><text:span text:style-name="T1474">to</text:span><text:span text:style-name="T1475"><text:s/>the registry</text:span><text:line-break/><text:span text:style-name="T1476">time_since_first <text:s text:c="3"/>Hours since the content was<text:s/></text:span><text:span text:style-name="T1477">first</text:span><text:span text:style-name="T1478"><text:s/>seen</text:span><text:line-break/><text:span text:style-name="T1479">source_this_attempt The discovery source that found it this<text:s/></text:span><text:span text:style-name="T1480">time</text:span><text:line-break/><text:span text:style-name="T1481">source_original <text:s text:c="4"/>Unknown — not stored in registry</text:span><text:span text:style-name="T1482">,</text:span><text:span text:style-name="T1483"><text:s/>note this<text:s/></text:span><text:span text:style-name="T1484">as</text:span><text:span text:style-name="T1485"><text:s/>a gap</text:span><text:line-break/><text:span text:style-name="T1486">```</text:span><text:line-break/><text:line-break/><text:span text:style-name="T1487">**Log entry for a new content pass:**</text:span><text:line-break/><text:span text:style-name="T1488">``</text:span><text:span text:style-name="T1489">`</text:span><text:line-break/><text:span text:style-name="T1490">event <text:s text:c="14"/></text:span><text:span text:style-name="T1491">"new_content_passed"</text:span><text:line-break/><text:span text:style-name="T1492">composite_key <text:s text:c="6"/>The<text:s/></text:span><text:span text:style-name="T1493">key</text:span><text:span text:style-name="T1494"><text:s/>written<text:s/></text:span><text:span text:style-name="T1495">to</text:span><text:span text:style-name="T1496"><text:s/>the registry</text:span><text:line-break/><text:span text:style-name="T1497">platform <text:s text:c="11"/>Which platform</text:span><text:line-break/><text:span text:style-name="T1498">content_id <text:s text:c="9"/>Platform-native content ID</text:span><text:line-break/><text:span text:style-name="T1499">content_url <text:s text:c="8"/>URL<text:s/></text:span><text:span text:style-name="T1500">of</text:span><text:span text:style-name="T1501"><text:s/>the content</text:span><text:line-break/><text:span text:style-name="T1502">expires_at <text:s text:c="9"/></text:span><text:span text:style-name="T1503">When</text:span><text:span text:style-name="T1504"><text:s/>this registry entry will expire</text:span><text:line-break/><text:span text:style-name="T1505">dedup_window_hours <text:s/>The deduplication window applied</text:span></text:p>
      <text:p text:style-name="Normal"/>
      <text:h text:style-name="P1506" text:outline-level="3"><text:span text:style-name="T1507">Deduplication Metrics for the Feedback Loop</text:span></text:h>
      <text:p text:style-name="P1508"><text:span text:style-name="T1509">The following metrics from the deduplication logs should be included in the weekly review dashboard.</text:span></text:p>
      <text:p text:style-name="P1510"><text:span text:style-name="T1511">Duplication rate by platform.</text:span><text:span text:style-name="T1512"><text:s/>The percentage of content objects received from the Filter Pipeline that were dropped as duplicates. A healthy duplication rate is 10–30% — some duplication is expected and normal given the overlapping monitor sources. A duplication rate above 50% suggests the polling intervals may be too short for a given platform, causing the same content to be found on every cycle. A duplication rate near 0% may indicate the registry is not persisting correctly between polling cycles.</text:span></text:p>
      <text:p text:style-name="P1513"><text:span text:style-name="T1514">Duplication rate by source combination.</text:span><text:span text:style-name="T1515"><text:s/>Track which pairs of discovery sources most commonly produce duplicates — for example, how often does the X stream and X keyword search both find the same tweet? This identifies where the monitors are overlapping most heavily and may suggest opportunities to reduce redundant API calls.</text:span></text:p>
      <text:p text:style-name="P1516"><text:span text:style-name="T1517">Average time between first and second discovery.</text:span><text:span text:style-name="T1518"><text:s/>For content that was dropped as a duplicate, how long after the first discovery did the duplicate arrive? Short times (under 1 minute) suggest two monitors are racing to discover the same content simultaneously. Longer times (30+ minutes) suggest a polling cycle is re-finding content it should have already seen, which points to a since_id pagination issue in the monitor.</text:span></text:p>
      <text:p text:style-name="P1519"><text:span text:style-name="T1520">Registry size over time.</text:span><text:span text:style-name="T1521"><text:s/>Track the total number of active registry entries at the start of each hour. A growing registry that never stabilizes suggests the expiry cleanup is not running correctly. A registry that is much smaller than expected suggests content is being discovered at lower volume than the system is designed for.</text:span></text:p>
      <text:p text:style-name="P1522"><text:span text:style-name="T1523">Second-wave discoveries.</text:span><text:span text:style-name="T1524"><text:s/>Track content that passed deduplication because its previous registry entry had expired. These are legitimate second-wave virality events. Log the content ID, the time between first and second discovery, and the velocity score on the second discovery. This data helps the feedback loop understand when and how viral content resurfaces and whether the deduplication windows are set at the right length.</text:span></text:p>
      <text:p text:style-name="Normal"/>
      <text:h text:style-name="P1525" text:outline-level="3"><text:span text:style-name="T1526">Edge Cases and How to Handle Them</text:span></text:h>
      <text:p text:style-name="P1527"><text:span text:style-name="T1528">The registry write succeeds but the queue write fails.</text:span><text:span text:style-name="T1529"><text:s/>The content is now in the registry as seen but not in the output queue. It will be treated as a duplicate if rediscovered and dropped. This means the content never reaches the Scoring Component. This is the correct tradeoff — a missed opportunity is better than a duplicated record in the queue. Log this as a registry_queue_inconsistency event so it can be tracked. If this event occurs more than 3 times in a single hour, investigate the queue write failure cause.</text:span></text:p>
      <text:p text:style-name="P1530"><text:span text:style-name="T1531">The registry query times out.</text:span><text:span text:style-name="T1532"><text:s/>If the database is slow or unavailable and the registry lookup times out, do not pass the content through as if it passed deduplication. Either retry the lookup up to 3 times with a 1-second wait between retries, or hold the content object in a local buffer until the database recovers. Do not process content without completing the deduplication check. A brief delay is preferable to allowing duplicates into the queue.</text:span></text:p>
      <text:p text:style-name="P1533"><text:span text:style-name="T1534">Two processes discover identical content at exactly the same time.</text:span><text:span text:style-name="T1535"><text:s/>Both processes reach the registry write step simultaneously. The database's ON CONFLICT DO NOTHING clause handles this correctly — one write succeeds, the other is silently ignored. Both processes then attempt to write to the output queue. The first succeeds. The second must check whether the queue write should proceed after a conflict on the registry write. Implement this check: if the registry insert returned a conflict (the row already existed), treat the content as a duplicate and do not write to the queue, even if the current process did not previously find it in the registry lookup.</text:span></text:p>
      <text:p text:style-name="P1536"><text:span text:style-name="T1537">Content ID formats change.</text:span><text:span text:style-name="T1538"><text:s/>If a platform changes the format of its content IDs — which has happened historically with both Instagram and TikTok — existing registry entries with the old format will not match new entries with the new format. The result is content being treated as new when it has already been queued. Monitor for unexpected increases in registry size and investigate if content ID format changes are suspected. The registry can be cleared and rebuilt — the cost is potential duplicates in the queue for one deduplication window period.</text:span></text:p>
      <text:p text:style-name="P1539"><text:span text:style-name="T1540">The registry is much larger than expected.</text:span><text:span text:style-name="T1541"><text:s/>If the registry grows to tens of thousands of active entries, the keyword taxonomy or velocity threshold is too broad and the monitors are discovering far more content than intended. Do not adjust the deduplication window to compensate — fix the upstream issue. A large registry is a symptom, not the problem.</text:span></text:p>
      <text:p text:style-name="Normal"/>
      <text:h text:style-name="P1542" text:outline-level="3"><text:span text:style-name="T1543">What Deduplication Produces</text:span></text:h>
      <text:p text:style-name="P1544"><text:span text:style-name="T1545">Every content object that exits the Deduplication layer is confirmed as new within the current deduplication window, has been registered in the seen content registry, and is ready to be serialized into a discovery record and written to the output queue.</text:span></text:p>
      <text:p text:style-name="P1546"><text:span text:style-name="T1547">The content object that exits Deduplication is identical to the content object that entered it — Deduplication adds nothing to the object and modifies nothing in it. Its only output is a binary decision: this content passes and proceeds to the Queue Writer, or this content is a duplicate and is dropped.</text:span></text:p>
      <text:p text:style-name="P1548"><text:span text:style-name="T1549">The Queue Writer — described in the next section — receives the confirmed-new content objects from Deduplication and serializes them into the final discovery record JSON schema, writes them to the output queue database table, and logs the session metrics that feed the weekly feedback loop review.</text:span></text:p>
      <text:h text:style-name="P1550" text:outline-level="2"><text:span text:style-name="T1551">Queue Writer</text:span></text:h>
      <text:p text:style-name="Normal"/>
      <text:h text:style-name="P1552" text:outline-level="3"><text:span text:style-name="T1553">What the Queue Writer Is</text:span></text:h>
      <text:p text:style-name="P1554"><text:span text:style-name="T1555">The Queue Writer is the fifth and final layer of the content discovery system. It sits after Deduplication and is the last step before content leaves the discovery system entirely and enters the Scoring Component's domain. Its job is to take the confirmed-new, normalized content objects from Deduplication and transform them into fully-formed discovery records — the complete, structured JSON documents that every downstream component in the pipeline reads from.</text:span></text:p>
      <text:p text:style-name="P1556"><text:span text:style-name="T1557">The Queue Writer has three responsibilities. First, it serializes the normalized content object into the discovery record schema — expanding fields, calculating final derived values, validating the completed record against the schema definition, and rejecting any record that does not conform. Second, it writes the validated discovery record to the output queue database table with the correct initial status. Third, it updates the session metrics log that feeds the weekly feedback loop review.</text:span></text:p>
      <text:p text:style-name="P1558"><text:span text:style-name="T1559">The Queue Writer is not where decisions are made. Every significant decision in the discovery system has already been made by the time content reaches this layer — the monitors decided what to fetch, the parser decided how to interpret it, the filter pipeline decided it was worth keeping, deduplication decided it was new. The Queue Writer's job is execution: take the confirmed-good content and write it to the place where the Scoring Component will find it, in the format the Scoring Component expects, with no data loss and no errors.</text:span></text:p>
      <text:p text:style-name="P1560"><text:span text:style-name="T1561">Because the Queue Writer is the final output layer, it must be the most reliable layer in the system. A failure in the Queue Writer means content that has already passed through the entire pipeline is lost. Every write must be confirmed. Every failure must be logged and retried. Content must never be silently dropped at this stage.</text:span></text:p>
      <text:p text:style-name="Normal"/>
      <text:h text:style-name="P1562" text:outline-level="3"><text:span text:style-name="T1563">The Discovery Record Schema</text:span></text:h>
      <text:p text:style-name="P1564"><text:span text:style-name="T1565">The discovery record is the complete structured document that the Queue Writer writes to the output queue. It is the union of everything the discovery system has collected and calculated about a piece of content, organized into a format the Scoring Component can read directly without any additional transformation.</text:span></text:p>
      <text:p text:style-name="P1566"><text:span text:style-name="T1567">Every field in the discovery record must be explicitly present. Fields that genuinely have no value are set to null — they are never absent from the record. A downstream component encountering an absent field must not have to guess whether the field is null or simply missing.</text:span></text:p>
      <text:p text:style-name="P1568"><text:span text:style-name="T1569">The complete discovery record schema follows. Each field is described with its type, whether it is nullable, and where the value comes from in the pipeline.</text:span></text:p>
      <text:p text:style-name="Normal"/>
      <text:h text:style-name="P1570" text:outline-level="4"><text:span text:style-name="T1571">Top-Level Identification Fields</text:span></text:h>
      <text:p text:style-name="P1572"><text:span text:style-name="T1573">discovery_id</text:span><text:line-break/><text:span text:style-name="T1574"><text:s text:c="2"/>Type: string (UUID v4)</text:span><text:line-break/><text:span text:style-name="T1575"><text:s text:c="2"/>Nullable: No</text:span><text:line-break/><text:span text:style-name="T1576"><text:s text:c="2"/>Source: Generated by the Queue Writer at time of record creation.</text:span><text:line-break/><text:span text:style-name="T1577"><text:s text:c="10"/>Use a standard UUID v4 generator. This ID is globally unique</text:span><text:line-break/><text:span text:style-name="T1578"><text:s text:c="10"/>across all discovery records and is used by all downstream</text:span><text:line-break/><text:span text:style-name="T1579"><text:s text:c="10"/>components to reference this specific record.</text:span><text:line-break/><text:line-break/><text:span text:style-name="T1580">discovered_at</text:span><text:line-break/><text:span text:style-name="T1581"><text:s text:c="2"/>Type: datetime (ISO 8601, UTC)</text:span><text:line-break/><text:span text:style-name="T1582"><text:s text:c="2"/>Nullable: No</text:span><text:line-break/><text:span text:style-name="T1583"><text:s text:c="2"/>Source: Generated by the Queue Writer at time of record creation.</text:span><text:line-break/><text:span text:style-name="T1584"><text:s text:c="10"/>This is the timestamp when the record was written to the queue,</text:span><text:line-break/><text:span text:style-name="T1585"><text:s text:c="10"/>not when the content was fetched or when the content was posted.</text:span><text:line-break/><text:line-break/><text:span text:style-name="T1586">platform</text:span><text:line-break/><text:span text:style-name="T1587"><text:s text:c="2"/>Type: string ("x" | "tiktok" | "instagram")</text:span><text:line-break/><text:span text:style-name="T1588"><text:s text:c="2"/>Nullable: No</text:span><text:line-break/><text:span text:style-name="T1589"><text:s text:c="2"/>Source: Normalized content object — platform field.</text:span><text:line-break/><text:line-break/><text:span text:style-name="T1590">content_id</text:span><text:line-break/><text:span text:style-name="T1591"><text:s text:c="2"/>Type: string</text:span><text:line-break/><text:span text:style-name="T1592"><text:s text:c="2"/>Nullable: No</text:span><text:line-break/><text:span text:style-name="T1593"><text:s text:c="2"/>Source: Normalized content object — content_id field.</text:span><text:line-break/><text:span text:style-name="T1594"><text:s text:c="10"/>This is the platform-native unique identifier for the content.</text:span><text:line-break/><text:line-break/><text:span text:style-name="T1595">content_url</text:span><text:line-break/><text:span text:style-name="T1596"><text:s text:c="2"/>Type: string</text:span><text:line-break/><text:span text:style-name="T1597"><text:s text:c="2"/>Nullable: Yes</text:span><text:line-break/><text:span text:style-name="T1598"><text:s text:c="2"/>Source: Normalized content object — content_url field.</text:span><text:line-break/><text:span text:style-name="T1599"><text:s text:c="10"/>Null for Serper-sourced content where a direct URL</text:span><text:line-break/><text:span text:style-name="T1600"><text:s text:c="10"/>could not be confirmed.</text:span><text:line-break/><text:line-break/><text:span text:style-name="T1601">content_type</text:span><text:line-break/><text:span text:style-name="T1602"><text:s text:c="2"/>Type: string ("tweet" | "video" | "reel" | "post" | "carousel")</text:span><text:line-break/><text:span text:style-name="T1603"><text:s text:c="2"/>Nullable: No</text:span><text:line-break/><text:span text:style-name="T1604"><text:s text:c="2"/>Source: Normalized content object — content_type field.</text:span></text:p>
      <text:p text:style-name="Normal"/>
      <text:h text:style-name="P1605" text:outline-level="4"><text:span text:style-name="T1606">Timing Fields</text:span></text:h>
      <text:p text:style-name="P1607"><text:span text:style-name="T1608">content_created_at</text:span><text:line-break/><text:span text:style-name="T1609"><text:s text:c="2"/>Type: datetime (ISO 8601, UTC)</text:span><text:line-break/><text:span text:style-name="T1610"><text:s text:c="2"/>Nullable: No</text:span><text:line-break/><text:span text:style-name="T1611"><text:s text:c="2"/>Source: Normalized content object — created_at field.</text:span><text:line-break/><text:span text:style-name="T1612"><text:s text:c="10"/>When the original content was posted on the platform.</text:span><text:line-break/><text:line-break/><text:span text:style-name="T1613">content_fetched_at</text:span><text:line-break/><text:span text:style-name="T1614"><text:s text:c="2"/>Type: datetime (ISO 8601, UTC)</text:span><text:line-break/><text:span text:style-name="T1615"><text:s text:c="2"/>Nullable: No</text:span><text:line-break/><text:span text:style-name="T1616"><text:s text:c="2"/>Source: Normalized content object — fetched_at field.</text:span><text:line-break/><text:span text:style-name="T1617"><text:s text:c="10"/>When the platform monitor fetched this content.</text:span><text:line-break/><text:line-break/><text:span text:style-name="T1618">content_age_at_discovery_hours</text:span><text:line-break/><text:span text:style-name="T1619"><text:s text:c="2"/>Type: float</text:span><text:line-break/><text:span text:style-name="T1620"><text:s text:c="2"/>Nullable: No</text:span><text:line-break/><text:span text:style-name="T1621"><text:s text:c="2"/>Source: Calculated by Queue Writer.</text:span><text:line-break/><text:span text:style-name="T1622"><text:s text:c="10"/>(discovered_at - content_created_at) in hours.</text:span><text:line-break/><text:span text:style-name="T1623"><text:s text:c="10"/>This is the age of the content at the moment it enters</text:span><text:line-break/><text:span text:style-name="T1624"><text:s text:c="10"/>the output queue. The Scoring Component uses this to</text:span><text:line-break/><text:span text:style-name="T1625"><text:s text:c="10"/>evaluate how much of the engagement window remains.</text:span><text:line-break/><text:line-break/><text:span text:style-name="T1626">timing_window_remaining_hours</text:span><text:line-break/><text:span text:style-name="T1627"><text:s text:c="2"/>Type: float</text:span><text:line-break/><text:span text:style-name="T1628"><text:s text:c="2"/>Nullable: No</text:span><text:line-break/><text:span text:style-name="T1629"><text:s text:c="2"/>Source: Calculated by Queue Writer.</text:span><text:line-break/><text:span text:style-name="T1630"><text:s text:c="10"/>The maximum age window for this content's category</text:span><text:line-break/><text:span text:style-name="T1631"><text:s text:c="10"/>minus content_age_at_discovery_hours.</text:span><text:line-break/><text:span text:style-name="T1632"><text:s text:c="10"/>Negative values mean the window has technically closed —</text:span><text:line-break/><text:span text:style-name="T1633"><text:s text:c="10"/>this should not occur if the velocity filter age cap</text:span><text:line-break/><text:span text:style-name="T1634"><text:s text:c="10"/>is working correctly. Log a warning if this value is negative.</text:span><text:line-break/><text:line-break/><text:span text:style-name="T1635">timing_phase</text:span><text:line-break/><text:span text:style-name="T1636"><text:s text:c="2"/>Type: string ("phase_1" | "phase_2" | "phase_3" | "expired")</text:span><text:line-break/><text:span text:style-name="T1637"><text:s text:c="2"/>Nullable: No</text:span><text:line-break/><text:span text:style-name="T1638"><text:s text:c="2"/>Source: Calculated by Queue Writer based on content_age_at_discovery_hours</text:span><text:line-break/><text:span text:style-name="T1639"><text:s text:c="10"/>and content category.</text:span><text:line-break/><text:line-break/><text:span text:style-name="T1640"><text:s text:c="10"/>For trending_cultural and viral_general:</text:span><text:line-break/><text:span text:style-name="T1641"><text:s text:c="12"/>phase_1: 0–6 hours</text:span><text:line-break/><text:span text:style-name="T1642"><text:s text:c="12"/>phase_2: 6–24 hours</text:span><text:line-break/><text:span text:style-name="T1643"><text:s text:c="12"/>phase_3: 24–48 hours</text:span><text:line-break/><text:span text:style-name="T1644"><text:s text:c="12"/>expired: over 48 hours</text:span><text:line-break/><text:line-break/><text:span text:style-name="T1645"><text:s text:c="10"/>For finance_content and creator_watchlist:</text:span><text:line-break/><text:span text:style-name="T1646"><text:s text:c="12"/>phase_1: 0–24 hours</text:span><text:line-break/><text:span text:style-name="T1647"><text:s text:c="12"/>phase_2: 24–48 hours</text:span><text:line-break/><text:span text:style-name="T1648"><text:s text:c="12"/>phase_3: 48–72 hours</text:span><text:line-break/><text:span text:style-name="T1649"><text:s text:c="12"/>expired: over 72 hours</text:span><text:line-break/><text:line-break/><text:span text:style-name="T1650"><text:s text:c="10"/>The Scoring Component uses timing_phase directly in</text:span><text:line-break/><text:span text:style-name="T1651"><text:s text:c="10"/>Dimension 1 (Engagement Potential) evaluation.</text:span><text:line-break/><text:span text:style-name="T1652"><text:s text:c="10"/>A phase_1 record is higher priority than a phase_2 record</text:span><text:line-break/><text:span text:style-name="T1653"><text:s text:c="10"/>of equal score.</text:span></text:p>
      <text:p text:style-name="Normal"/>
      <text:h text:style-name="P1654" text:outline-level="4"><text:span text:style-name="T1655">Author Fields</text:span></text:h>
      <text:p text:style-name="P1656"><text:span text:style-name="T1657">author</text:span><text:line-break/><text:span text:style-name="T1658"><text:s text:c="2"/>Type: object</text:span><text:line-break/><text:span text:style-name="T1659"><text:s text:c="2"/>Nullable: No (object is always present; individual fields may be null)</text:span><text:line-break/><text:line-break/><text:span text:style-name="T1660">author.id</text:span><text:line-break/><text:span text:style-name="T1661"><text:s text:c="2"/>Type: string</text:span><text:line-break/><text:span text:style-name="T1662"><text:s text:c="2"/>Nullable: Yes</text:span><text:line-break/><text:span text:style-name="T1663"><text:s text:c="2"/>Source: Normalized content object — author.id field.</text:span><text:line-break/><text:line-break/><text:span text:style-name="T1664">author.username</text:span><text:line-break/><text:span text:style-name="T1665"><text:s text:c="2"/>Type: string</text:span><text:line-break/><text:span text:style-name="T1666"><text:s text:c="2"/>Nullable: No</text:span><text:line-break/><text:span text:style-name="T1667"><text:s text:c="2"/>Source: Normalized content object — author.username field.</text:span><text:line-break/><text:span text:style-name="T1668"><text:s text:c="10"/>This is the platform handle without the @ symbol.</text:span><text:line-break/><text:line-break/><text:span text:style-name="T1669">author.display_name</text:span><text:line-break/><text:span text:style-name="T1670"><text:s text:c="2"/>Type: string</text:span><text:line-break/><text:span text:style-name="T1671"><text:s text:c="2"/>Nullable: Yes</text:span><text:line-break/><text:span text:style-name="T1672"><text:s text:c="2"/>Source: Normalized content object — author.display_name field.</text:span><text:line-break/><text:line-break/><text:span text:style-name="T1673">author.follower_count</text:span><text:line-break/><text:span text:style-name="T1674"><text:s text:c="2"/>Type: integer</text:span><text:line-break/><text:span text:style-name="T1675"><text:s text:c="2"/>Nullable: Yes</text:span><text:line-break/><text:span text:style-name="T1676"><text:s text:c="2"/>Source: Normalized content object — author.follower_count field.</text:span><text:line-break/><text:span text:style-name="T1677"><text:s text:c="10"/>Null for TikTok content where the Research API does not</text:span><text:line-break/><text:span text:style-name="T1678"><text:s text:c="10"/>return follower counts in the video query response.</text:span><text:line-break/><text:line-break/><text:span text:style-name="T1679">author.verified</text:span><text:line-break/><text:span text:style-name="T1680"><text:s text:c="2"/>Type: boolean</text:span><text:line-break/><text:span text:style-name="T1681"><text:s text:c="2"/>Nullable: Yes</text:span><text:line-break/><text:span text:style-name="T1682"><text:s text:c="2"/>Source: Normalized content object — author.verified field.</text:span><text:line-break/><text:line-break/><text:span text:style-name="T1683">author.profile_url</text:span><text:line-break/><text:span text:style-name="T1684"><text:s text:c="2"/>Type: string</text:span><text:line-break/><text:span text:style-name="T1685"><text:s text:c="2"/>Nullable: Yes</text:span><text:line-break/><text:span text:style-name="T1686"><text:s text:c="2"/>Source: Normalized content object — author.profile_url field.</text:span><text:line-break/><text:line-break/><text:span text:style-name="T1687">author.watchlist_tier</text:span><text:line-break/><text:span text:style-name="T1688"><text:s text:c="2"/>Type: integer (1 | 2 | 3)</text:span><text:line-break/><text:span text:style-name="T1689"><text:s text:c="2"/>Nullable: Yes</text:span><text:line-break/><text:span text:style-name="T1690"><text:s text:c="2"/>Source: Normalized content object — discovery.creator_tier field.</text:span><text:line-break/><text:span text:style-name="T1691"><text:s text:c="10"/>Null if the author is not on the creator watchlist.</text:span></text:p>
      <text:p text:style-name="Normal"/>
      <text:h text:style-name="P1692" text:outline-level="4"><text:span text:style-name="T1693">Content Fields</text:span></text:h>
      <text:p text:style-name="P1694"><text:span text:style-name="T1695">content</text:span><text:line-break/><text:span text:style-name="T1696"><text:s text:c="2"/>Type: object</text:span><text:line-break/><text:span text:style-name="T1697"><text:s text:c="2"/>Nullable: No</text:span><text:line-break/><text:line-break/><text:span text:style-name="T1698">content.text</text:span><text:line-break/><text:span text:style-name="T1699"><text:s text:c="2"/>Type: string</text:span><text:line-break/><text:span text:style-name="T1700"><text:s text:c="2"/>Nullable: Yes</text:span><text:line-break/><text:span text:style-name="T1701"><text:s text:c="2"/>Source: Normalized content object — content.text field.</text:span><text:line-break/><text:span text:style-name="T1702"><text:s text:c="10"/>The full caption, tweet text, or video description.</text:span><text:line-break/><text:span text:style-name="T1703"><text:s text:c="10"/>Store without truncation — no maximum length enforced here.</text:span><text:line-break/><text:line-break/><text:span text:style-name="T1704">content.hashtags</text:span><text:line-break/><text:span text:style-name="T1705"><text:s text:c="2"/>Type: array of strings</text:span><text:line-break/><text:span text:style-name="T1706"><text:s text:c="2"/>Nullable: No (empty array if no hashtags)</text:span><text:line-break/><text:span text:style-name="T1707"><text:s text:c="2"/>Source: Normalized content object — content.hashtags field.</text:span><text:line-break/><text:span text:style-name="T1708"><text:s text:c="10"/>Hashtag strings without the # symbol, lowercased.</text:span><text:line-break/><text:line-break/><text:span text:style-name="T1709">content.mentions</text:span><text:line-break/><text:span text:style-name="T1710"><text:s text:c="2"/>Type: array of strings</text:span><text:line-break/><text:span text:style-name="T1711"><text:s text:c="2"/>Nullable: No (empty array if no mentions)</text:span><text:line-break/><text:span text:style-name="T1712"><text:s text:c="2"/>Source: Normalized content object — content.mentions field.</text:span><text:line-break/><text:span text:style-name="T1713"><text:s text:c="10"/>Mentioned handle strings without the @ symbol.</text:span><text:line-break/><text:line-break/><text:span text:style-name="T1714">content.language</text:span><text:line-break/><text:span text:style-name="T1715"><text:s text:c="2"/>Type: string</text:span><text:line-break/><text:span text:style-name="T1716"><text:s text:c="2"/>Nullable: Yes</text:span><text:line-break/><text:span text:style-name="T1717"><text:s text:c="2"/>Source: Normalized content object — content.language field.</text:span><text:line-break/><text:line-break/><text:span text:style-name="T1718">content.media_type</text:span><text:line-break/><text:span text:style-name="T1719"><text:s text:c="2"/>Type: string ("text" | "image" | "video" | "carousel")</text:span><text:line-break/><text:span text:style-name="T1720"><text:s text:c="2"/>Nullable: Yes</text:span><text:line-break/><text:span text:style-name="T1721"><text:s text:c="2"/>Source: Normalized content object — content.media_type field.</text:span></text:p>
      <text:p text:style-name="Normal"/>
      <text:h text:style-name="P1722" text:outline-level="4"><text:span text:style-name="T1723">Metrics Fields</text:span></text:h>
      <text:p text:style-name="P1724"><text:span text:style-name="T1725">metrics</text:span><text:line-break/><text:span text:style-name="T1726"><text:s text:c="2"/>Type: object</text:span><text:line-break/><text:span text:style-name="T1727"><text:s text:c="2"/>Nullable: No</text:span><text:line-break/><text:line-break/><text:span text:style-name="T1728">metrics.likes</text:span><text:line-break/><text:span text:style-name="T1729"><text:s text:c="2"/>Type: integer</text:span><text:line-break/><text:span text:style-name="T1730"><text:s text:c="2"/>Nullable: Yes</text:span><text:line-break/><text:span text:style-name="T1731"><text:s text:c="2"/>Source: Normalized content object — metrics.likes field.</text:span><text:line-break/><text:line-break/><text:span text:style-name="T1732">metrics.comments</text:span><text:line-break/><text:span text:style-name="T1733"><text:s text:c="2"/>Type: integer</text:span><text:line-break/><text:span text:style-name="T1734"><text:s text:c="2"/>Nullable: Yes</text:span><text:line-break/><text:span text:style-name="T1735"><text:s text:c="2"/>Source: Normalized content object — metrics.comments field.</text:span><text:line-break/><text:line-break/><text:span text:style-name="T1736">metrics.shares</text:span><text:line-break/><text:span text:style-name="T1737"><text:s text:c="2"/>Type: integer</text:span><text:line-break/><text:span text:style-name="T1738"><text:s text:c="2"/>Nullable: Yes</text:span><text:line-break/><text:span text:style-name="T1739"><text:s text:c="2"/>Source: Normalized content object — metrics.shares field.</text:span><text:line-break/><text:line-break/><text:span text:style-name="T1740">metrics.views</text:span><text:line-break/><text:span text:style-name="T1741"><text:s text:c="2"/>Type: integer</text:span><text:line-break/><text:span text:style-name="T1742"><text:s text:c="2"/>Nullable: Yes</text:span><text:line-break/><text:span text:style-name="T1743"><text:s text:c="2"/>Source: Normalized content object — metrics.views field.</text:span><text:line-break/><text:line-break/><text:span text:style-name="T1744">metrics.raw_velocity_score</text:span><text:line-break/><text:span text:style-name="T1745"><text:s text:c="2"/>Type: float</text:span><text:line-break/><text:span text:style-name="T1746"><text:s text:c="2"/>Nullable: Yes</text:span><text:line-break/><text:span text:style-name="T1747"><text:s text:c="2"/>Source: Normalized content object — metrics.velocity_score field.</text:span><text:line-break/><text:span text:style-name="T1748"><text:s text:c="10"/>Null for Serper-sourced content with no metrics.</text:span><text:line-break/><text:line-break/><text:span text:style-name="T1749">metrics.adjusted_velocity_score</text:span><text:line-break/><text:span text:style-name="T1750"><text:s text:c="2"/>Type: float</text:span><text:line-break/><text:span text:style-name="T1751"><text:s text:c="2"/>Nullable: Yes</text:span><text:line-break/><text:span text:style-name="T1752"><text:s text:c="2"/>Source: Normalized content object — metrics.adjusted_velocity_score field.</text:span><text:line-break/><text:span text:style-name="T1753"><text:s text:c="10"/>Null for Serper-sourced content with no metrics.</text:span><text:line-break/><text:line-break/><text:span text:style-name="T1754">metrics.velocity_ratio</text:span><text:line-break/><text:span text:style-name="T1755"><text:s text:c="2"/>Type: float</text:span><text:line-break/><text:span text:style-name="T1756"><text:s text:c="2"/>Nullable: Yes</text:span><text:line-break/><text:span text:style-name="T1757"><text:s text:c="2"/>Source: Normalized content object — metrics.velocity_ratio field.</text:span><text:line-break/><text:span text:style-name="T1758"><text:s text:c="10"/>Null for Serper-sourced content with no metrics.</text:span><text:line-break/><text:line-break/><text:span text:style-name="T1759">metrics.velocity_threshold_used</text:span><text:line-break/><text:span text:style-name="T1760"><text:s text:c="2"/>Type: float</text:span><text:line-break/><text:span text:style-name="T1761"><text:s text:c="2"/>Nullable: Yes</text:span><text:line-break/><text:span text:style-name="T1762"><text:s text:c="2"/>Source: The threshold value that was applied in the velocity filter.</text:span><text:line-break/><text:span text:style-name="T1763"><text:s text:c="10"/>Retrieved from the filter log for this content object,</text:span><text:line-break/><text:span text:style-name="T1764"><text:s text:c="10"/>or from the environment variable directly.</text:span><text:line-break/><text:span text:style-name="T1765"><text:s text:c="10"/>Null for Serper-sourced content that bypassed the velocity filter.</text:span><text:line-break/><text:line-break/><text:span text:style-name="T1766">metrics.metrics_available</text:span><text:line-break/><text:span text:style-name="T1767"><text:s text:c="2"/>Type: boolean</text:span><text:line-break/><text:span text:style-name="T1768"><text:s text:c="2"/>Nullable: No</text:span><text:line-break/><text:span text:style-name="T1769"><text:s text:c="2"/>Source: Normalized content object — metrics.metrics_available field.</text:span></text:p>
      <text:p text:style-name="Normal"/>
      <text:h text:style-name="P1770" text:outline-level="4"><text:span text:style-name="T1771">Discovery Signal Fields</text:span></text:h>
      <text:p text:style-name="P1772"><text:span text:style-name="T1773">discovery_signals</text:span><text:line-break/><text:span text:style-name="T1774"><text:s text:c="2"/>Type: object</text:span><text:line-break/><text:span text:style-name="T1775"><text:s text:c="2"/>Nullable: No</text:span><text:line-break/><text:line-break/><text:span text:style-name="T1776">discovery_signals.source</text:span><text:line-break/><text:span text:style-name="T1777"><text:s text:c="2"/>Type: string</text:span><text:line-break/><text:span text:style-name="T1778"><text:s text:c="2"/>Nullable: No</text:span><text:line-break/><text:span text:style-name="T1779"><text:s text:c="2"/>Source: Normalized content object — discovery.source field.</text:span><text:line-break/><text:span text:style-name="T1780"><text:s text:c="10"/>One of: keyword_search | stream | trending | watchlist_api |</text:span><text:line-break/><text:span text:style-name="T1781"><text:s text:c="10"/>trending_hashtag | serper | serper_fallback | trending_serper</text:span><text:line-break/><text:line-break/><text:span text:style-name="T1782">discovery_signals.keyword_matches</text:span><text:line-break/><text:span text:style-name="T1783"><text:s text:c="2"/>Type: array of objects</text:span><text:line-break/><text:span text:style-name="T1784"><text:s text:c="2"/>Nullable: No (empty array if no keyword matches)</text:span><text:line-break/><text:span text:style-name="T1785"><text:s text:c="2"/>Source: Normalized content object — discovery.keyword_matches field.</text:span><text:line-break/><text:span text:style-name="T1786"><text:s text:c="10"/>Each object contains: term, tier, field.</text:span><text:line-break/><text:line-break/><text:span text:style-name="T1787">discovery_signals.keyword_tier</text:span><text:line-break/><text:span text:style-name="T1788"><text:s text:c="2"/>Type: integer (0 | 1 | 2)</text:span><text:line-break/><text:span text:style-name="T1789"><text:s text:c="2"/>Nullable: No</text:span><text:line-break/><text:span text:style-name="T1790"><text:s text:c="2"/>Source: Normalized content object — discovery.keyword_tier field.</text:span><text:line-break/><text:span text:style-name="T1791"><text:s text:c="10"/>0 if content bypassed the keyword filter via Trending Loop.</text:span><text:line-break/><text:line-break/><text:span text:style-name="T1792">discovery_signals.category</text:span><text:line-break/><text:span text:style-name="T1793"><text:s text:c="2"/>Type: string</text:span><text:line-break/><text:span text:style-name="T1794"><text:s text:c="2"/>Nullable: No</text:span><text:line-break/><text:span text:style-name="T1795"><text:s text:c="2"/>Source: Normalized content object — discovery.category field.</text:span><text:line-break/><text:span text:style-name="T1796"><text:s text:c="10"/>One of: finance_content | trending_cultural |</text:span><text:line-break/><text:span text:style-name="T1797"><text:s text:c="10"/>creator_watchlist | viral_general</text:span><text:line-break/><text:line-break/><text:span text:style-name="T1798">discovery_signals.trending_topic</text:span><text:line-break/><text:span text:style-name="T1799"><text:s text:c="2"/>Type: string</text:span><text:line-break/><text:span text:style-name="T1800"><text:s text:c="2"/>Nullable: Yes</text:span><text:line-break/><text:span text:style-name="T1801"><text:s text:c="2"/>Source: Normalized content object — discovery.trending_topic field.</text:span><text:line-break/><text:span text:style-name="T1802"><text:s text:c="10"/>The trending topic or hashtag that surfaced this content.</text:span><text:line-break/><text:span text:style-name="T1803"><text:s text:c="10"/>Null if content was not discovered via trending signals.</text:span><text:line-break/><text:line-break/><text:span text:style-name="T1804">discovery_signals.trending_volume</text:span><text:line-break/><text:span text:style-name="T1805"><text:s text:c="2"/>Type: integer</text:span><text:line-break/><text:span text:style-name="T1806"><text:s text:c="2"/>Nullable: Yes</text:span><text:line-break/><text:span text:style-name="T1807"><text:s text:c="2"/>Source: Normalized content object — discovery.trending_volume field.</text:span><text:line-break/><text:span text:style-name="T1808"><text:s text:c="10"/>Tweet or search volume for the trending topic.</text:span><text:line-break/><text:span text:style-name="T1809"><text:s text:c="10"/>Null if not discovered via trending signals.</text:span><text:line-break/><text:line-break/><text:span text:style-name="T1810">discovery_signals.is_cross_platform</text:span><text:line-break/><text:span text:style-name="T1811"><text:s text:c="2"/>Type: boolean</text:span><text:line-break/><text:span text:style-name="T1812"><text:s text:c="2"/>Nullable: No</text:span><text:line-break/><text:span text:style-name="T1813"><text:s text:c="2"/>Source: Normalized content object — discovery.is_cross_platform field.</text:span><text:line-break/><text:span text:style-name="T1814"><text:s text:c="10"/>True if this content or its primary topic is trending</text:span><text:line-break/><text:span text:style-name="T1815"><text:s text:c="10"/>on at least one other platform simultaneously.</text:span><text:line-break/><text:line-break/><text:span text:style-name="T1816">discovery_signals.top_existing_comments</text:span><text:line-break/><text:span text:style-name="T1817"><text:s text:c="2"/>Type: array of objects</text:span><text:line-break/><text:span text:style-name="T1818"><text:s text:c="2"/>Nullable: No (empty array if no comments were extracted)</text:span><text:line-break/><text:span text:style-name="T1819"><text:s text:c="2"/>Source: Normalized content object — discovery.top_comments field.</text:span><text:line-break/><text:span text:style-name="T1820"><text:s text:c="10"/>Each object contains: text, likes, author.</text:span><text:line-break/><text:span text:style-name="T1821"><text:s text:c="10"/>Maximum 5 comments. Ordered by likes descending.</text:span><text:line-break/><text:line-break/><text:span text:style-name="T1822">discovery_signals.filter_summary</text:span><text:line-break/><text:span text:style-name="T1823"><text:s text:c="2"/>Type: object</text:span><text:line-break/><text:span text:style-name="T1824"><text:s text:c="2"/>Nullable: No</text:span><text:line-break/><text:span text:style-name="T1825"><text:s text:c="2"/>Source: Compiled by the Queue Writer from the filter pipeline logs</text:span><text:line-break/><text:span text:style-name="T1826"><text:s text:c="10"/>for this specific content object.</text:span><text:line-break/><text:line-break/><text:span text:style-name="T1827"><text:s text:c="2"/>filter_summary.keyword_match_result <text:s text:c="4"/>"pass" | "bypass"</text:span><text:line-break/><text:span text:style-name="T1828"><text:s text:c="2"/>filter_summary.keyword_terms_matched <text:s text:c="3"/>Array of matched term strings</text:span><text:line-break/><text:span text:style-name="T1829"><text:s text:c="2"/>filter_summary.velocity_filter_result <text:s text:c="2"/>"pass" | "manual_review"</text:span><text:line-break/><text:span text:style-name="T1830"><text:s text:c="2"/>filter_summary.velocity_score_used <text:s text:c="5"/>The adjusted score that was evaluated</text:span><text:line-break/><text:span text:style-name="T1831"><text:s text:c="2"/>filter_summary.sensitivity_checked <text:s text:c="5"/>Boolean — was the sensitivity filter run</text:span><text:line-break/><text:span text:style-name="T1832"><text:s text:c="2"/>filter_summary.sensitivity_result <text:s text:c="6"/>"pass" | null if not run</text:span><text:line-break/><text:span text:style-name="T1833"><text:s text:c="2"/>filter_summary.reduced_threshold_applied Boolean</text:span></text:p>
      <text:p text:style-name="Normal"/>
      <text:h text:style-name="P1834" text:outline-level="4"><text:span text:style-name="T1835">Parse Quality Fields</text:span></text:h>
      <text:p text:style-name="P1836"><text:span text:style-name="T1837">parse_status</text:span><text:line-break/><text:span text:style-name="T1838"><text:s text:c="2"/>Type: string ("complete" | "partial")</text:span><text:line-break/><text:span text:style-name="T1839"><text:s text:c="2"/>Nullable: No</text:span><text:line-break/><text:span text:style-name="T1840"><text:s text:c="2"/>Source: Normalized content object — parse_status field.</text:span><text:line-break/><text:line-break/><text:span text:style-name="T1841">parse_errors</text:span><text:line-break/><text:span text:style-name="T1842"><text:s text:c="2"/>Type: array of strings</text:span><text:line-break/><text:span text:style-name="T1843"><text:s text:c="2"/>Nullable: No (empty array if no parse errors)</text:span><text:line-break/><text:span text:style-name="T1844"><text:s text:c="2"/>Source: Normalized content object — parse_errors field.</text:span><text:line-break/><text:span text:style-name="T1845"><text:s text:c="10"/>Each string describes a field that could not be populated</text:span><text:line-break/><text:span text:style-name="T1846"><text:s text:c="10"/>and why.</text:span></text:p>
      <text:p text:style-name="Normal"/>
      <text:h text:style-name="P1847" text:outline-level="4"><text:span text:style-name="T1848">Pipeline Status Fields</text:span></text:h>
      <text:p text:style-name="P1849"><text:span text:style-name="T1850">These fields track the record's progress through the pipeline. The Queue Writer sets the initial values. Downstream components update these fields in place as the record moves through scoring, comment generation, and posting.</text:span></text:p>
      <text:p text:style-name="P1851"><text:span text:style-name="T1852">status</text:span><text:line-break/><text:span text:style-name="T1853"><text:s text:c="2"/>Type: string</text:span><text:line-break/><text:span text:style-name="T1854"><text:s text:c="2"/>Nullable: No</text:span><text:line-break/><text:span text:style-name="T1855"><text:s text:c="2"/>Initial value set by Queue Writer: "pending_scoring"</text:span><text:line-break/><text:line-break/><text:span text:style-name="T1856"><text:s text:c="2"/>Valid status progression:</text:span><text:line-break/><text:span text:style-name="T1857"><text:s text:c="2"/>pending_scoring <text:s text:c="6"/>→ Set by Queue Writer on initial write</text:span><text:line-break/><text:span text:style-name="T1858"><text:s text:c="2"/>scoring_complete <text:s text:c="5"/>→ Set by Scoring Component after evaluation</text:span><text:line-break/><text:span text:style-name="T1859"><text:s text:c="2"/>pending_review <text:s text:c="7"/>→ Set by Scoring Component for human review queue</text:span><text:line-break/><text:span text:style-name="T1860"><text:s text:c="2"/>pending_autopost <text:s text:c="5"/>→ Set by Scoring Component for Mode C auto-post queue</text:span><text:line-break/><text:span text:style-name="T1861"><text:s text:c="2"/>passed <text:s text:c="15"/>→ Set by Scoring Component when score is below threshold</text:span><text:line-break/><text:span text:style-name="T1862"><text:s text:c="2"/>red_tier <text:s text:c="13"/>→ Set by Scoring Component when risk level is -3</text:span><text:line-break/><text:span text:style-name="T1863"><text:s text:c="2"/>comment_generated <text:s text:c="4"/>→ Set by Comment Generation Component</text:span><text:line-break/><text:span text:style-name="T1864"><text:s text:c="2"/>comment_approved <text:s text:c="5"/>→ Set by human reviewer</text:span><text:line-break/><text:span text:style-name="T1865"><text:s text:c="2"/>comment_rejected <text:s text:c="5"/>→ Set by human reviewer</text:span><text:line-break/><text:span text:style-name="T1866"><text:s text:c="2"/>posted <text:s text:c="15"/>→ Set by Posting Component after successful post</text:span><text:line-break/><text:span text:style-name="T1867"><text:s text:c="2"/>post_failed <text:s text:c="10"/>→ Set by Posting Component after failed post attempt</text:span><text:line-break/><text:line-break/><text:span text:style-name="T1868">scoring_result</text:span><text:line-break/><text:span text:style-name="T1869"><text:s text:c="2"/>Type: object</text:span><text:line-break/><text:span text:style-name="T1870"><text:s text:c="2"/>Nullable: Yes</text:span><text:line-break/><text:span text:style-name="T1871"><text:s text:c="2"/>Initial value: null</text:span><text:line-break/><text:span text:style-name="T1872"><text:s text:c="2"/>Updated by: Scoring Component</text:span><text:line-break/><text:line-break/><text:span text:style-name="T1873">comment_result</text:span><text:line-break/><text:span text:style-name="T1874"><text:s text:c="2"/>Type: object</text:span><text:line-break/><text:span text:style-name="T1875"><text:s text:c="2"/>Nullable: Yes</text:span><text:line-break/><text:span text:style-name="T1876"><text:s text:c="2"/>Initial value: null</text:span><text:line-break/><text:span text:style-name="T1877"><text:s text:c="2"/>Updated by: Comment Generation Component</text:span><text:line-break/><text:line-break/><text:span text:style-name="T1878">posting_result</text:span><text:line-break/><text:span text:style-name="T1879"><text:s text:c="2"/>Type: object</text:span><text:line-break/><text:span text:style-name="T1880"><text:s text:c="2"/>Nullable: Yes</text:span><text:line-break/><text:span text:style-name="T1881"><text:s text:c="2"/>Initial value: null</text:span><text:line-break/><text:span text:style-name="T1882"><text:s text:c="2"/>Updated by: Posting Component</text:span></text:p>
      <text:p text:style-name="Normal"/>
      <text:h text:style-name="P1883" text:outline-level="3"><text:span text:style-name="T1884">The Output Queue Database Table</text:span></text:h>
      <text:p text:style-name="P1885"><text:span text:style-name="T1886">The output queue is stored as a database table. The Queue Writer inserts records into this table. The Scoring Component reads from this table by querying for records with status = 'pending_scoring'. All downstream components read from and update records in this same table — it is the single source of truth for every discovery record's state throughout the entire pipeline.</text:span></text:p>
      <text:p text:style-name="Normal"/>
      <text:h text:style-name="P1887" text:outline-level="4"><text:span text:style-name="T1888">Table Schema</text:span></text:h>
      <text:p text:style-name="P1889"><text:span text:style-name="T1890">sql</text:span></text:p>
      <text:p text:style-name="P1891"><text:span text:style-name="T1892">CREATE</text:span><text:span text:style-name="T1893"><text:s/></text:span><text:span text:style-name="T1894">TABLE</text:span><text:span text:style-name="T1895"><text:s/>discovery_queue<text:s/></text:span><text:span text:style-name="T1896">(</text:span><text:line-break/><text:line-break/><text:span text:style-name="T1897"><text:s text:c="4"/></text:span><text:span text:style-name="T1898">-- Identification</text:span><text:line-break/><text:span text:style-name="T1899"><text:s text:c="4"/>discovery_id <text:s text:c="11"/></text:span><text:span text:style-name="T1900">TEXT</text:span><text:span text:style-name="T1901"><text:s/></text:span><text:span text:style-name="T1902">PRIMARY</text:span><text:span text:style-name="T1903"><text:s/></text:span><text:span text:style-name="T1904">KEY</text:span><text:span text:style-name="T1905">,</text:span><text:line-break/><text:span text:style-name="T1906"><text:s text:c="4"/>platform <text:s text:c="15"/></text:span><text:span text:style-name="T1907">TEXT</text:span><text:span text:style-name="T1908"><text:s/>NOT<text:s/></text:span><text:span text:style-name="T1909">NULL</text:span><text:span text:style-name="T1910">,</text:span><text:line-break/><text:span text:style-name="T1911"><text:s text:c="4"/>content_id <text:s text:c="13"/></text:span><text:span text:style-name="T1912">TEXT</text:span><text:span text:style-name="T1913"><text:s/>NOT<text:s/></text:span><text:span text:style-name="T1914">NULL</text:span><text:span text:style-name="T1915">,</text:span><text:line-break/><text:span text:style-name="T1916"><text:s text:c="4"/>content_url <text:s text:c="12"/></text:span><text:span text:style-name="T1917">TEXT</text:span><text:span text:style-name="T1918">,</text:span><text:line-break/><text:span text:style-name="T1919"><text:s text:c="4"/>content_type <text:s text:c="11"/></text:span><text:span text:style-name="T1920">TEXT</text:span><text:span text:style-name="T1921"><text:s/>NOT<text:s/></text:span><text:span text:style-name="T1922">NULL</text:span><text:span text:style-name="T1923">,</text:span><text:line-break/><text:line-break/><text:span text:style-name="T1924"><text:s text:c="4"/></text:span><text:span text:style-name="T1925">-- Timing</text:span><text:line-break/><text:span text:style-name="T1926"><text:s text:c="4"/>content_created_at <text:s text:c="5"/>TIMESTAMPTZ NOT<text:s/></text:span><text:span text:style-name="T1927">NULL</text:span><text:span text:style-name="T1928">,</text:span><text:line-break/><text:span text:style-name="T1929"><text:s text:c="4"/>content_fetched_at <text:s text:c="5"/>TIMESTAMPTZ NOT<text:s/></text:span><text:span text:style-name="T1930">NULL</text:span><text:span text:style-name="T1931">,</text:span><text:line-break/><text:span text:style-name="T1932"><text:s text:c="4"/>discovered_at <text:s text:c="10"/>TIMESTAMPTZ NOT<text:s/></text:span><text:span text:style-name="T1933">NULL</text:span><text:span text:style-name="T1934">,</text:span><text:line-break/><text:span text:style-name="T1935"><text:s text:c="4"/>content_age_at_discovery_hours <text:s/></text:span><text:span text:style-name="T1936">FLOAT</text:span><text:span text:style-name="T1937"><text:s/>NOT<text:s/></text:span><text:span text:style-name="T1938">NULL</text:span><text:span text:style-name="T1939">,</text:span><text:line-break/><text:span text:style-name="T1940"><text:s text:c="4"/>timing_window_remaining_hours <text:s text:c="2"/></text:span><text:span text:style-name="T1941">FLOAT</text:span><text:span text:style-name="T1942"><text:s/>NOT<text:s/></text:span><text:span text:style-name="T1943">NULL</text:span><text:span text:style-name="T1944">,</text:span><text:line-break/><text:span text:style-name="T1945"><text:s text:c="4"/>timing_phase <text:s text:c="11"/></text:span><text:span text:style-name="T1946">TEXT</text:span><text:span text:style-name="T1947"><text:s/>NOT<text:s/></text:span><text:span text:style-name="T1948">NULL</text:span><text:span text:style-name="T1949">,</text:span><text:line-break/><text:line-break/><text:span text:style-name="T1950"><text:s text:c="4"/></text:span><text:span text:style-name="T1951">-- Full record stored as JSON</text:span><text:line-break/><text:span text:style-name="T1952"><text:s text:c="4"/></text:span><text:span text:style-name="T1953">-- All fields described in the schema above are stored here.</text:span><text:line-break/><text:span text:style-name="T1954"><text:s text:c="4"/></text:span><text:span text:style-name="T1955">-- Individual columns above are duplicated from the JSON</text:span><text:line-break/><text:span text:style-name="T1956"><text:s text:c="4"/></text:span><text:span text:style-name="T1957">-- to allow efficient querying without JSON parsing.</text:span><text:line-break/><text:span text:style-name="T1958"><text:s text:c="4"/>record <text:s text:c="17"/>JSONB NOT<text:s/></text:span><text:span text:style-name="T1959">NULL</text:span><text:span text:style-name="T1960">,</text:span><text:line-break/><text:line-break/><text:span text:style-name="T1961"><text:s text:c="4"/></text:span><text:span text:style-name="T1962">-- Pipeline status (duplicated from record for efficient querying)</text:span><text:line-break/><text:span text:style-name="T1963"><text:s text:c="4"/></text:span><text:span text:style-name="T1964">status</text:span><text:span text:style-name="T1965"><text:s text:c="18"/></text:span><text:span text:style-name="T1966">TEXT</text:span><text:span text:style-name="T1967"><text:s/>NOT<text:s/></text:span><text:span text:style-name="T1968">NULL</text:span><text:span text:style-name="T1969"><text:s/></text:span><text:span text:style-name="T1970">DEFAULT</text:span><text:span text:style-name="T1971"><text:s/></text:span><text:span text:style-name="T1972">'pending_scoring'</text:span><text:span text:style-name="T1973">,</text:span><text:line-break/><text:span text:style-name="T1974"><text:s text:c="4"/>created_at <text:s text:c="13"/>TIMESTAMPTZ NOT<text:s/></text:span><text:span text:style-name="T1975">NULL</text:span><text:span text:style-name="T1976"><text:s/></text:span><text:span text:style-name="T1977">DEFAULT</text:span><text:span text:style-name="T1978"><text:s/></text:span><text:span text:style-name="T1979">NOW</text:span><text:span text:style-name="T1980">(),</text:span><text:line-break/><text:span text:style-name="T1981"><text:s text:c="4"/>updated_at <text:s text:c="13"/>TIMESTAMPTZ NOT<text:s/></text:span><text:span text:style-name="T1982">NULL</text:span><text:span text:style-name="T1983"><text:s/></text:span><text:span text:style-name="T1984">DEFAULT</text:span><text:span text:style-name="T1985"><text:s/></text:span><text:span text:style-name="T1986">NOW</text:span><text:span text:style-name="T1987">()</text:span><text:line-break/><text:span text:style-name="T1988">);</text:span><text:line-break/><text:line-break/><text:span text:style-name="T1989">-- Indexes for efficient querying by downstream components</text:span><text:line-break/><text:span text:style-name="T1990">CREATE</text:span><text:span text:style-name="T1991"><text:s/></text:span><text:span text:style-name="T1992">INDEX</text:span><text:span text:style-name="T1993"><text:s/>idx_discovery_queue_status</text:span><text:line-break/><text:span text:style-name="T1994"><text:s text:c="4"/></text:span><text:span text:style-name="T1995">ON</text:span><text:span text:style-name="T1996"><text:s/>discovery_queue<text:s/></text:span><text:span text:style-name="T1997">(</text:span><text:span text:style-name="T1998">status</text:span><text:span text:style-name="T1999">);</text:span><text:line-break/><text:line-break/><text:span text:style-name="T2000">CREATE</text:span><text:span text:style-name="T2001"><text:s/></text:span><text:span text:style-name="T2002">INDEX</text:span><text:span text:style-name="T2003"><text:s/>idx_discovery_queue_platform_status</text:span><text:line-break/><text:span text:style-name="T2004"><text:s text:c="4"/></text:span><text:span text:style-name="T2005">ON</text:span><text:span text:style-name="T2006"><text:s/>discovery_queue<text:s/></text:span><text:span text:style-name="T2007">(</text:span><text:span text:style-name="T2008">platform</text:span><text:span text:style-name="T2009">,</text:span><text:span text:style-name="T2010"><text:s/></text:span><text:span text:style-name="T2011">status</text:span><text:span text:style-name="T2012">);</text:span><text:line-break/><text:line-break/><text:span text:style-name="T2013">CREATE</text:span><text:span text:style-name="T2014"><text:s/></text:span><text:span text:style-name="T2015">INDEX</text:span><text:span text:style-name="T2016"><text:s/>idx_discovery_queue_timing_phase</text:span><text:line-break/><text:span text:style-name="T2017"><text:s text:c="4"/></text:span><text:span text:style-name="T2018">ON</text:span><text:span text:style-name="T2019"><text:s/>discovery_queue<text:s/></text:span><text:span text:style-name="T2020">(</text:span><text:span text:style-name="T2021">timing_phase</text:span><text:span text:style-name="T2022">,</text:span><text:span text:style-name="T2023"><text:s/></text:span><text:span text:style-name="T2024">status</text:span><text:span text:style-name="T2025">);</text:span><text:line-break/><text:line-break/><text:span text:style-name="T2026">CREATE</text:span><text:span text:style-name="T2027"><text:s/></text:span><text:span text:style-name="T2028">INDEX</text:span><text:span text:style-name="T2029"><text:s/>idx_discovery_queue_discovered_at</text:span><text:line-break/><text:span text:style-name="T2030"><text:s text:c="4"/></text:span><text:span text:style-name="T2031">ON</text:span><text:span text:style-name="T2032"><text:s/>discovery_queue<text:s/></text:span><text:span text:style-name="T2033">(</text:span><text:span text:style-name="T2034">discovered_at<text:s/></text:span><text:span text:style-name="T2035">DESC</text:span><text:span text:style-name="T2036">);</text:span><text:line-break/><text:line-break/><text:span text:style-name="T2037">-- Unique constraint preventing the same content from</text:span><text:line-break/><text:span text:style-name="T2038">-- appearing in the queue more than once</text:span><text:line-break/><text:span text:style-name="T2039">-- (defense in depth alongside the seen_content_registry)</text:span><text:line-break/><text:span text:style-name="T2040">CREATE</text:span><text:span text:style-name="T2041"><text:s/></text:span><text:span text:style-name="T2042">UNIQUE</text:span><text:span text:style-name="T2043"><text:s/></text:span><text:span text:style-name="T2044">INDEX</text:span><text:span text:style-name="T2045"><text:s/>idx_discovery_queue_platform_content</text:span><text:line-break/><text:span text:style-name="T2046"><text:s text:c="4"/></text:span><text:span text:style-name="T2047">ON</text:span><text:span text:style-name="T2048"><text:s/>discovery_queue<text:s/></text:span><text:span text:style-name="T2049">(</text:span><text:span text:style-name="T2050">platform</text:span><text:span text:style-name="T2051">,</text:span><text:span text:style-name="T2052"><text:s/>content_id</text:span><text:span text:style-name="T2053">);</text:span></text:p>
      <text:p text:style-name="P2054"><text:span text:style-name="T2055">Why both a JSONB column and individual columns?</text:span><text:span text:style-name="T2056"><text:s/>The record JSONB column stores the complete discovery record — every field described in the schema above. The individual columns (platform, content_id, status, timing_phase, etc.) duplicate key fields from the JSON to allow the Scoring Component and other downstream components to query efficiently without needing to parse JSON for every row. When the Queue Writer writes a record, it writes both the full JSON and the individual columns. When downstream components update the record's status, they update both the statuscolumn and the corresponding field inside the record JSON.</text:span></text:p>
      <text:p text:style-name="Normal"/>
      <text:h text:style-name="P2057" text:outline-level="4"><text:span text:style-name="T2058">Write Process</text:span></text:h>
      <text:p text:style-name="P2059"><text:span text:style-name="T2060">The Queue Writer writes each discovery record to the output queue in four steps.</text:span></text:p>
      <text:p text:style-name="P2061"><text:span text:style-name="T2062">Step 1: Validate the record against the schema.</text:span></text:p>
      <text:p text:style-name="P2063"><text:span text:style-name="T2064">Before writing anything to the database, validate the completed discovery record against the schema definition. Every non-nullable field must be present and non-null. Every field with a defined type must contain a value of that type. Every field with an enumerated set of valid values must contain one of those values.</text:span></text:p>
      <text:p text:style-name="P2065"><text:span text:style-name="T2066">Use Pydantic for schema validation. Define the discovery record as a Pydantic model with field types, nullability, and constraints matching the schema above. Pass the completed record dictionary to the Pydantic model constructor. If validation raises a validation error, log the full error with the content ID and the field that failed, and do not write the record to the database. Log these validation failures to a separate validation error log for review.</text:span></text:p>
      <text:p text:style-name="P2067"><text:span text:style-name="T2068">Do not attempt to fix validation errors automatically. A validation error indicates either a bug in the normalization logic, a bug in one of the filter layers, or an unexpected data format from a platform API. The correct response is to log it and discard the record. Attempting to patch invalid records increases the risk of writing corrupt data.</text:span></text:p>
      <text:p text:style-name="P2069"><text:span text:style-name="T2070">Step 2: Write to the database.</text:span></text:p>
      <text:p text:style-name="P2071"><text:span text:style-name="T2072">Execute an INSERT statement writing both the individual columns and the full record JSON. Use parameterized queries — never string-format values into SQL statements. Use the unique constraint on (platform, content_id) as a final deduplication defense. If the INSERT fails due to a unique constraint violation — meaning this content is already in the queue despite passing Deduplication — log a dedup_defense_triggered event and do not attempt to overwrite the existing record.</text:span></text:p>
      <text:p text:style-name="P2073"><text:span text:style-name="T2074">sql</text:span></text:p>
      <text:p text:style-name="P2075"><text:span text:style-name="T2076">INSERT</text:span><text:span text:style-name="T2077"><text:s/></text:span><text:span text:style-name="T2078">INTO</text:span><text:span text:style-name="T2079"><text:s/>discovery_queue<text:s/></text:span><text:span text:style-name="T2080">(</text:span><text:line-break/><text:span text:style-name="T2081"><text:s text:c="4"/>discovery_id</text:span><text:span text:style-name="T2082">,</text:span><text:span text:style-name="T2083"><text:s/>platform</text:span><text:span text:style-name="T2084">,</text:span><text:span text:style-name="T2085"><text:s/>content_id</text:span><text:span text:style-name="T2086">,</text:span><text:span text:style-name="T2087"><text:s/>content_url</text:span><text:span text:style-name="T2088">,</text:span><text:span text:style-name="T2089"><text:s/>content_type</text:span><text:span text:style-name="T2090">,</text:span><text:line-break/><text:span text:style-name="T2091"><text:s text:c="4"/>content_created_at</text:span><text:span text:style-name="T2092">,</text:span><text:span text:style-name="T2093"><text:s/>content_fetched_at</text:span><text:span text:style-name="T2094">,</text:span><text:span text:style-name="T2095"><text:s/>discovered_at</text:span><text:span text:style-name="T2096">,</text:span><text:line-break/><text:span text:style-name="T2097"><text:s text:c="4"/>content_age_at_discovery_hours</text:span><text:span text:style-name="T2098">,</text:span><text:span text:style-name="T2099"><text:s/>timing_window_remaining_hours</text:span><text:span text:style-name="T2100">,</text:span><text:line-break/><text:span text:style-name="T2101"><text:s text:c="4"/>timing_phase</text:span><text:span text:style-name="T2102">,</text:span><text:span text:style-name="T2103"><text:s/>record</text:span><text:span text:style-name="T2104">,</text:span><text:span text:style-name="T2105"><text:s/></text:span><text:span text:style-name="T2106">status</text:span><text:span text:style-name="T2107">,</text:span><text:span text:style-name="T2108"><text:s/>created_at</text:span><text:span text:style-name="T2109">,</text:span><text:span text:style-name="T2110"><text:s/>updated_at</text:span><text:line-break/><text:span text:style-name="T2111">)</text:span><text:line-break/><text:span text:style-name="T2112">VALUES</text:span><text:span text:style-name="T2113"><text:s/></text:span><text:span text:style-name="T2114">(</text:span><text:line-break/><text:span text:style-name="T2115"><text:s text:c="4"/>%</text:span><text:span text:style-name="T2116">(</text:span><text:span text:style-name="T2117">discovery_id</text:span><text:span text:style-name="T2118">)</text:span><text:span text:style-name="T2119">s</text:span><text:span text:style-name="T2120">,</text:span><text:span text:style-name="T2121"><text:s/>%</text:span><text:span text:style-name="T2122">(</text:span><text:span text:style-name="T2123">platform</text:span><text:span text:style-name="T2124">)</text:span><text:span text:style-name="T2125">s</text:span><text:span text:style-name="T2126">,</text:span><text:span text:style-name="T2127"><text:s/>%</text:span><text:span text:style-name="T2128">(</text:span><text:span text:style-name="T2129">content_id</text:span><text:span text:style-name="T2130">)</text:span><text:span text:style-name="T2131">s</text:span><text:span text:style-name="T2132">,</text:span><text:span text:style-name="T2133"><text:s/>%</text:span><text:span text:style-name="T2134">(</text:span><text:span text:style-name="T2135">content_url</text:span><text:span text:style-name="T2136">)</text:span><text:span text:style-name="T2137">s</text:span><text:span text:style-name="T2138">,</text:span><text:line-break/><text:span text:style-name="T2139"><text:s text:c="4"/>%</text:span><text:span text:style-name="T2140">(</text:span><text:span text:style-name="T2141">content_type</text:span><text:span text:style-name="T2142">)</text:span><text:span text:style-name="T2143">s</text:span><text:span text:style-name="T2144">,</text:span><text:span text:style-name="T2145"><text:s/>%</text:span><text:span text:style-name="T2146">(</text:span><text:span text:style-name="T2147">content_created_at</text:span><text:span text:style-name="T2148">)</text:span><text:span text:style-name="T2149">s</text:span><text:span text:style-name="T2150">,</text:span><text:span text:style-name="T2151"><text:s/>%</text:span><text:span text:style-name="T2152">(</text:span><text:span text:style-name="T2153">content_fetched_at</text:span><text:span text:style-name="T2154">)</text:span><text:span text:style-name="T2155">s</text:span><text:span text:style-name="T2156">,</text:span><text:line-break/><text:span text:style-name="T2157"><text:s text:c="4"/>%</text:span><text:span text:style-name="T2158">(</text:span><text:span text:style-name="T2159">discovered_at</text:span><text:span text:style-name="T2160">)</text:span><text:span text:style-name="T2161">s</text:span><text:span text:style-name="T2162">,</text:span><text:span text:style-name="T2163"><text:s/>%</text:span><text:span text:style-name="T2164">(</text:span><text:span text:style-name="T2165">content_age_hours</text:span><text:span text:style-name="T2166">)</text:span><text:span text:style-name="T2167">s</text:span><text:span text:style-name="T2168">,</text:span><text:span text:style-name="T2169"><text:s/>%</text:span><text:span text:style-name="T2170">(</text:span><text:span text:style-name="T2171">window_remaining</text:span><text:span text:style-name="T2172">)</text:span><text:span text:style-name="T2173">s</text:span><text:span text:style-name="T2174">,</text:span><text:line-break/><text:span text:style-name="T2175"><text:s text:c="4"/>%</text:span><text:span text:style-name="T2176">(</text:span><text:span text:style-name="T2177">timing_phase</text:span><text:span text:style-name="T2178">)</text:span><text:span text:style-name="T2179">s</text:span><text:span text:style-name="T2180">,</text:span><text:span text:style-name="T2181"><text:s/>%</text:span><text:span text:style-name="T2182">(</text:span><text:span text:style-name="T2183">record_json</text:span><text:span text:style-name="T2184">)</text:span><text:span text:style-name="T2185">s</text:span><text:span text:style-name="T2186">,</text:span><text:span text:style-name="T2187"><text:s/></text:span><text:span text:style-name="T2188">'pending_scoring'</text:span><text:span text:style-name="T2189">,</text:span><text:span text:style-name="T2190"><text:s/></text:span><text:span text:style-name="T2191">NOW</text:span><text:span text:style-name="T2192">(),</text:span><text:span text:style-name="T2193"><text:s/></text:span><text:span text:style-name="T2194">NOW</text:span><text:span text:style-name="T2195">()</text:span><text:line-break/><text:span text:style-name="T2196">)</text:span><text:line-break/><text:span text:style-name="T2197">ON</text:span><text:span text:style-name="T2198"><text:s/>CONFLICT<text:s/></text:span><text:span text:style-name="T2199">(</text:span><text:span text:style-name="T2200">platform</text:span><text:span text:style-name="T2201">,</text:span><text:span text:style-name="T2202"><text:s/>content_id</text:span><text:span text:style-name="T2203">)</text:span><text:span text:style-name="T2204"><text:s/></text:span><text:span text:style-name="T2205">DO</text:span><text:span text:style-name="T2206"><text:s/>NOTHING</text:span><text:line-break/><text:span text:style-name="T2207">```</text:span><text:line-break/><text:line-break/><text:span text:style-name="T2208">**Step 3: Confirm the write.**</text:span><text:line-break/><text:line-break/><text:span text:style-name="T2209">After executing the INSERT, confirm that exactly one row was written. Most database drivers return a row count for INSERT statements. If the row count is 0, either the unique constraint prevented the insert (log as<text:s/></text:span><text:span text:style-name="T2210">`</text:span><text:span text:style-name="T2211">dedup_defense_triggered</text:span><text:span text:style-name="T2212">`</text:span><text:span text:style-name="T2213">) or the insert failed silently (log as<text:s/></text:span><text:span text:style-name="T2214">`</text:span><text:span text:style-name="T2215">silent_write_failure</text:span><text:span text:style-name="T2216">`</text:span><text:span text:style-name="T2217"><text:s/>— this is a critical error that requires investigation). If the row count is anything other than 0 or 1, log a critical error.</text:span><text:line-break/><text:line-break/><text:span text:style-name="T2218">Do not proceed to Step 4 until the write is confirmed.</text:span><text:line-break/><text:line-break/><text:span text:style-name="T2219">**Step 4: Retry on failure.**</text:span><text:line-break/><text:line-break/><text:span text:style-name="T2220">If the INSERT fails for any reason other than a unique constraint violation — network error, database timeout, transaction failure — retry up to 3 times with exponential backoff: wait 2 seconds before the first retry, 4 seconds before the second, 8 seconds before the third. If all 3 retries fail, log a<text:s/></text:span><text:span text:style-name="T2221">`</text:span><text:span text:style-name="T2222">write_failure_unrecoverable</text:span><text:span text:style-name="T2223">`</text:span><text:span text:style-name="T2224"><text:s/>event with the content ID and the full error. The content is lost at this point. Do not continue retrying indefinitely — if the database is unavailable, the entire pipeline should pause rather than accumulating a backlog of failed writes.</text:span><text:line-break/><text:line-break/><text:span text:style-name="T2225">---</text:span><text:line-break/><text:line-break/><text:span text:style-name="T2226">### Session Metrics Logging</text:span><text:line-break/><text:line-break/><text:span text:style-name="T2227">After every successful queue write, the Queue Writer updates a session metrics log. This log is the primary data source for the weekly feedback loop review dashboard.</text:span><text:line-break/><text:line-break/><text:span text:style-name="T2228">---</text:span><text:line-break/><text:line-break/><text:span text:style-name="T2229">#### Session Metrics Schema</text:span><text:line-break/><text:line-break/><text:span text:style-name="T2230">The session metrics log maintains a running count of key discovery system events for the current session. A session is defined as one continuous run of the discovery system — from startup to shutdown or restart.</text:span><text:line-break/><text:span text:style-name="T2231">``</text:span><text:span text:style-name="T2232">`</text:span><text:line-break/><text:span text:style-name="T2233">session_id</text:span><text:line-break/><text:span text:style-name="T2234"><text:s text:c="2"/>A<text:s/></text:span><text:span text:style-name="T2235">unique</text:span><text:span text:style-name="T2236"><text:s/>identifier<text:s/></text:span><text:span text:style-name="T2237">for</text:span><text:span text:style-name="T2238"><text:s/>this run<text:s/></text:span><text:span text:style-name="T2239">of</text:span><text:span text:style-name="T2240"><text:s/>the discovery system</text:span><text:span text:style-name="T2241">.</text:span><text:line-break/><text:span text:style-name="T2242"><text:s text:c="2"/>Generated at startup</text:span><text:span text:style-name="T2243">.</text:span><text:span text:style-name="T2244"><text:s/>Used<text:s/></text:span><text:span text:style-name="T2245">to</text:span><text:span text:style-name="T2246"><text:s/></text:span><text:span text:style-name="T2247">group</text:span><text:span text:style-name="T2248"><text:s/></text:span><text:span text:style-name="T2249">all</text:span><text:span text:style-name="T2250"><text:s/>metrics<text:s/></text:span><text:span text:style-name="T2251">from</text:span><text:span text:style-name="T2252"><text:s/>a single run</text:span><text:span text:style-name="T2253">.</text:span><text:line-break/><text:line-break/><text:span text:style-name="T2254">session_started_at</text:span><text:line-break/><text:span text:style-name="T2255"><text:s text:c="2"/></text:span><text:span text:style-name="T2256">When</text:span><text:span text:style-name="T2257"><text:s/>the discovery system started</text:span><text:span text:style-name="T2258">.</text:span><text:line-break/><text:line-break/><text:span text:style-name="T2259">total_fetched</text:span><text:line-break/><text:span text:style-name="T2260"><text:s text:c="2"/>Total raw content objects fetched<text:s/></text:span><text:span text:style-name="T2261">by</text:span><text:span text:style-name="T2262"><text:s/></text:span><text:span text:style-name="T2263">all</text:span><text:span text:style-name="T2264"><text:s/>platform monitors</text:span><text:span text:style-name="T2265">.</text:span><text:line-break/><text:line-break/><text:span text:style-name="T2266">total_parsed</text:span><text:line-break/><text:span text:style-name="T2267"><text:s text:c="2"/>Total content objects successfully normalized<text:s/></text:span><text:span text:style-name="T2268">by</text:span><text:span text:style-name="T2269"><text:s/>the Content Parser</text:span><text:span text:style-name="T2270">.</text:span><text:line-break/><text:line-break/><text:span text:style-name="T2271">total_parse_partial</text:span><text:line-break/><text:span text:style-name="T2272"><text:s text:c="2"/>Total content objects<text:s/></text:span><text:span text:style-name="T2273">with</text:span><text:span text:style-name="T2274"><text:s/>parse_status =<text:s/></text:span><text:span text:style-name="T2275">"partial"</text:span><text:span text:style-name="T2276">.</text:span><text:line-break/><text:line-break/><text:span text:style-name="T2277">by_platform</text:span><text:span text:style-name="T2278">.</text:span><text:span text:style-name="T2279">{platform}</text:span><text:span text:style-name="T2280">.</text:span><text:span text:style-name="T2281">fetched</text:span><text:line-break/><text:span text:style-name="T2282">by_platform</text:span><text:span text:style-name="T2283">.</text:span><text:span text:style-name="T2284">{platform}</text:span><text:span text:style-name="T2285">.</text:span><text:span text:style-name="T2286">parsed</text:span><text:line-break/><text:span text:style-name="T2287">by_platform</text:span><text:span text:style-name="T2288">.</text:span><text:span text:style-name="T2289">{platform}</text:span><text:span text:style-name="T2290">.</text:span><text:span text:style-name="T2291">filter1_dropped</text:span><text:line-break/><text:span text:style-name="T2292">by_platform</text:span><text:span text:style-name="T2293">.</text:span><text:span text:style-name="T2294">{platform}</text:span><text:span text:style-name="T2295">.</text:span><text:span text:style-name="T2296">filter2_dropped</text:span><text:line-break/><text:span text:style-name="T2297">by_platform</text:span><text:span text:style-name="T2298">.</text:span><text:span text:style-name="T2299">{platform}</text:span><text:span text:style-name="T2300">.</text:span><text:span text:style-name="T2301">filter3_dropped</text:span><text:line-break/><text:span text:style-name="T2302">by_platform</text:span><text:span text:style-name="T2303">.</text:span><text:span text:style-name="T2304">{platform}</text:span><text:span text:style-name="T2305">.</text:span><text:span text:style-name="T2306">deduplicated</text:span><text:line-break/><text:span text:style-name="T2307">by_platform</text:span><text:span text:style-name="T2308">.</text:span><text:span text:style-name="T2309">{platform}</text:span><text:span text:style-name="T2310">.</text:span><text:span text:style-name="T2311">queued</text:span><text:line-break/><text:span text:style-name="T2312"><text:s text:c="2"/>Per-platform counters<text:s/></text:span><text:span text:style-name="T2313">for</text:span><text:span text:style-name="T2314"><text:s/>each pipeline stage</text:span><text:span text:style-name="T2315">.</text:span><text:line-break/><text:line-break/><text:span text:style-name="T2316">by_category</text:span><text:span text:style-name="T2317">.</text:span><text:span text:style-name="T2318">{category}</text:span><text:span text:style-name="T2319">.</text:span><text:span text:style-name="T2320">queued</text:span><text:line-break/><text:span text:style-name="T2321"><text:s text:c="2"/>Per-category counter<text:s/></text:span><text:span text:style-name="T2322">of</text:span><text:span text:style-name="T2323"><text:s/>records successfully written<text:s/></text:span><text:span text:style-name="T2324">to</text:span><text:span text:style-name="T2325"><text:s/>the queue</text:span><text:span text:style-name="T2326">.</text:span><text:line-break/><text:line-break/><text:span text:style-name="T2327">by_source</text:span><text:span text:style-name="T2328">.</text:span><text:span text:style-name="T2329">{source}</text:span><text:span text:style-name="T2330">.</text:span><text:span text:style-name="T2331">queued</text:span><text:line-break/><text:span text:style-name="T2332"><text:s text:c="2"/>Per-discovery-source counter<text:s/></text:span><text:span text:style-name="T2333">of</text:span><text:span text:style-name="T2334"><text:s/>records queued</text:span><text:span text:style-name="T2335">.</text:span><text:line-break/><text:line-break/><text:span text:style-name="T2336">by_timing_phase</text:span><text:span text:style-name="T2337">.</text:span><text:span text:style-name="T2338">{phase}</text:span><text:span text:style-name="T2339">.</text:span><text:span text:style-name="T2340">queued</text:span><text:line-break/><text:span text:style-name="T2341"><text:s text:c="2"/>Per-timing-phase counter<text:s/></text:span><text:span text:style-name="T2342">of</text:span><text:span text:style-name="T2343"><text:s/>records queued</text:span><text:span text:style-name="T2344">.</text:span><text:line-break/><text:span text:style-name="T2345"><text:s text:c="2"/>Shows how much content is being discovered in Phase<text:s/></text:span><text:span text:style-name="T2346">1</text:span><text:span text:style-name="T2347"><text:s/>vs</text:span><text:span text:style-name="T2348">.</text:span><text:span text:style-name="T2349"><text:s/>Phase<text:s/></text:span><text:span text:style-name="T2350">2</text:span><text:span text:style-name="T2351"><text:s/>vs</text:span><text:span text:style-name="T2352">.</text:span><text:span text:style-name="T2353"><text:s/>Phase<text:s/></text:span><text:span text:style-name="T2354">3.</text:span><text:line-break/><text:line-break/><text:span text:style-name="T2355">keyword_match_counts</text:span><text:span text:style-name="T2356">.</text:span><text:span text:style-name="T2357">{term}</text:span><text:line-break/><text:span text:style-name="T2358"><text:s text:c="2"/>Per-keyword-term counter<text:s/></text:span><text:span text:style-name="T2359">of</text:span><text:span text:style-name="T2360"><text:s/>how many times each term triggered a<text:s/></text:span><text:span text:style-name="T2361">match</text:span><text:span text:style-name="T2362">.</text:span><text:line-break/><text:span text:style-name="T2363"><text:s text:c="2"/>The most valuable calibration<text:s/></text:span><text:span text:style-name="T2364">data</text:span><text:span text:style-name="T2365"><text:s/>in the<text:s/></text:span><text:span text:style-name="T2366">session</text:span><text:span text:style-name="T2367"><text:s/>metrics</text:span><text:span text:style-name="T2368">.</text:span><text:line-break/><text:line-break/><text:span text:style-name="T2369">sensitivity_drop_counts</text:span><text:span text:style-name="T2370">.</text:span><text:span text:style-name="T2371">{category}</text:span><text:line-break/><text:span text:style-name="T2372"><text:s text:c="2"/>Per-sensitivity-category counter<text:s/></text:span><text:span text:style-name="T2373">of</text:span><text:span text:style-name="T2374"><text:s/>content dropped<text:s/></text:span><text:span text:style-name="T2375">by</text:span><text:span text:style-name="T2376"><text:s/>the sensitivity filter</text:span><text:span text:style-name="T2377">.</text:span><text:line-break/><text:line-break/><text:span text:style-name="T2378">validation_errors</text:span><text:line-break/><text:span text:style-name="T2379"><text:s text:c="2"/>Count<text:s/></text:span><text:span text:style-name="T2380">of</text:span><text:span text:style-name="T2381"><text:s/>records that failed Pydantic validation before queue<text:s/></text:span><text:span text:style-name="T2382">write</text:span><text:span text:style-name="T2383">.</text:span><text:line-break/><text:line-break/><text:span text:style-name="T2384">write_failures</text:span><text:line-break/><text:span text:style-name="T2385"><text:s text:c="2"/>Count<text:s/></text:span><text:span text:style-name="T2386">of</text:span><text:span text:style-name="T2387"><text:s/>records that failed<text:s/></text:span><text:span text:style-name="T2388">to</text:span><text:span text:style-name="T2389"><text:s/></text:span><text:span text:style-name="T2390">write</text:span><text:span text:style-name="T2391"><text:s/></text:span><text:span text:style-name="T2392">to</text:span><text:span text:style-name="T2393"><text:s/>the<text:s/></text:span><text:span text:style-name="T2394">database</text:span><text:span text:style-name="T2395"><text:s/></text:span><text:span text:style-name="T2396">after</text:span><text:span text:style-name="T2397"><text:s/></text:span><text:span text:style-name="T2398">all</text:span><text:span text:style-name="T2399"><text:s/>retries</text:span><text:span text:style-name="T2400">.</text:span><text:line-break/><text:line-break/><text:span text:style-name="T2401">dedup_defense_triggered</text:span><text:line-break/><text:span text:style-name="T2402"><text:s text:c="2"/>Count<text:s/></text:span><text:span text:style-name="T2403">of</text:span><text:span text:style-name="T2404"><text:s/></text:span><text:span text:style-name="T2405">unique</text:span><text:span text:style-name="T2406"><text:s/></text:span><text:span text:style-name="T2407">constraint</text:span><text:span text:style-name="T2408"><text:s/>violations caught at the Queue Writer<text:s/></text:span><text:span text:style-name="T2409">level</text:span><text:span text:style-name="T2410">.</text:span><text:line-break/><text:line-break/><text:span text:style-name="T2411">last_queued_at</text:span><text:line-break/><text:span text:style-name="T2412"><text:s text:c="2"/></text:span><text:span text:style-name="T2413">Timestamp</text:span><text:span text:style-name="T2414"><text:s/></text:span><text:span text:style-name="T2415">of</text:span><text:span text:style-name="T2416"><text:s/>the most recent successful queue<text:s/></text:span><text:span text:style-name="T2417">write</text:span><text:span text:style-name="T2418">.</text:span><text:line-break/><text:span text:style-name="T2419"><text:s text:c="2"/>Used<text:s/></text:span><text:span text:style-name="T2420">to</text:span><text:span text:style-name="T2421"><text:s/>detect<text:s/></text:span><text:span text:style-name="T2422">if</text:span><text:span text:style-name="T2423"><text:s/>the pipeline has stalled</text:span><text:span text:style-name="T2424">.</text:span><text:line-break/><text:line-break/><text:span text:style-name="T2425">queue_depth_current</text:span><text:line-break/><text:span text:style-name="T2426"><text:s text:c="2"/></text:span><text:span text:style-name="T2427">Current</text:span><text:span text:style-name="T2428"><text:s/>count<text:s/></text:span><text:span text:style-name="T2429">of</text:span><text:span text:style-name="T2430"><text:s/>records in the queue<text:s/></text:span><text:span text:style-name="T2431">with</text:span><text:span text:style-name="T2432"><text:s/></text:span><text:span text:style-name="T2433">status</text:span><text:span text:style-name="T2434"><text:s/>=<text:s/></text:span><text:span text:style-name="T2435">"pending_scoring"</text:span><text:span text:style-name="T2436">.</text:span><text:line-break/><text:span text:style-name="T2437"><text:s text:c="2"/>Updated<text:s/></text:span><text:span text:style-name="T2438">by</text:span><text:span text:style-name="T2439"><text:s/>the Queue Writer<text:s/></text:span><text:span text:style-name="T2440">after</text:span><text:span text:style-name="T2441"><text:s/>each<text:s/></text:span><text:span text:style-name="T2442">write</text:span><text:span text:style-name="T2443">.</text:span><text:line-break/><text:span text:style-name="T2444"><text:s text:c="2"/>A growing queue_depth indicates the Scoring Component is not consuming</text:span><text:line-break/><text:span text:style-name="T2445"><text:s text:c="2"/>records<text:s/></text:span><text:span text:style-name="T2446">as</text:span><text:span text:style-name="T2447"><text:s/>fast<text:s/></text:span><text:span text:style-name="T2448">as</text:span><text:span text:style-name="T2449"><text:s/>the discovery system is producing them</text:span><text:span text:style-name="T2450">.</text:span></text:p>
      <text:p text:style-name="Normal"/>
      <text:h text:style-name="P2451" text:outline-level="4"><text:span text:style-name="T2452">When to Update Session Metrics</text:span></text:h>
      <text:p text:style-name="P2453"><text:span text:style-name="T2454">Update the session metrics log after every queue write attempt — successful or failed. Do not batch metric updates. The metrics log must reflect the current state of the session at all times so the feedback loop review has accurate data even if the session ends unexpectedly.</text:span></text:p>
      <text:p text:style-name="P2455"><text:span text:style-name="T2456">Write the session metrics to a separate database table from the discovery queue. The session metrics are operational data — they are used for monitoring and review, not for pipeline processing. Keeping them separate prevents metric writes from interfering with discovery record writes.</text:span></text:p>
      <text:p text:style-name="Normal"/>
      <text:h text:style-name="P2457" text:outline-level="4"><text:span text:style-name="T2458">Session Metrics Table Schema</text:span></text:h>
      <text:p text:style-name="P2459"><text:span text:style-name="T2460">sql</text:span></text:p>
      <text:p text:style-name="P2461"><text:span text:style-name="T2462">CREATE</text:span><text:span text:style-name="T2463"><text:s/></text:span><text:span text:style-name="T2464">TABLE</text:span><text:span text:style-name="T2465"><text:s/>session_metrics<text:s/></text:span><text:span text:style-name="T2466">(</text:span><text:line-break/><text:span text:style-name="T2467"><text:s text:c="4"/>session_id <text:s text:c="9"/></text:span><text:span text:style-name="T2468">TEXT</text:span><text:span text:style-name="T2469"><text:s/>NOT<text:s/></text:span><text:span text:style-name="T2470">NULL</text:span><text:span text:style-name="T2471">,</text:span><text:line-break/><text:span text:style-name="T2472"><text:s text:c="4"/>metric_key <text:s text:c="9"/></text:span><text:span text:style-name="T2473">TEXT</text:span><text:span text:style-name="T2474"><text:s/>NOT<text:s/></text:span><text:span text:style-name="T2475">NULL</text:span><text:span text:style-name="T2476">,</text:span><text:line-break/><text:span text:style-name="T2477"><text:s text:c="4"/>metric_value <text:s text:c="7"/></text:span><text:span text:style-name="T2478">NUMERIC</text:span><text:span text:style-name="T2479"><text:s/>NOT<text:s/></text:span><text:span text:style-name="T2480">NULL</text:span><text:span text:style-name="T2481"><text:s/></text:span><text:span text:style-name="T2482">DEFAULT</text:span><text:span text:style-name="T2483"><text:s/></text:span><text:span text:style-name="T2484">0</text:span><text:span text:style-name="T2485">,</text:span><text:line-break/><text:span text:style-name="T2486"><text:s text:c="4"/>last_updated_at <text:s text:c="4"/>TIMESTAMPTZ NOT<text:s/></text:span><text:span text:style-name="T2487">NULL</text:span><text:span text:style-name="T2488"><text:s/></text:span><text:span text:style-name="T2489">DEFAULT</text:span><text:span text:style-name="T2490"><text:s/></text:span><text:span text:style-name="T2491">NOW</text:span><text:span text:style-name="T2492">(),</text:span><text:line-break/><text:line-break/><text:span text:style-name="T2493"><text:s text:c="4"/></text:span><text:span text:style-name="T2494">PRIMARY</text:span><text:span text:style-name="T2495"><text:s/></text:span><text:span text:style-name="T2496">KEY</text:span><text:span text:style-name="T2497"><text:s/></text:span><text:span text:style-name="T2498">(</text:span><text:span text:style-name="T2499">session_id</text:span><text:span text:style-name="T2500">,</text:span><text:span text:style-name="T2501"><text:s/>metric_key</text:span><text:span text:style-name="T2502">)</text:span><text:line-break/><text:span text:style-name="T2503">);</text:span><text:line-break/><text:line-break/><text:span text:style-name="T2504">CREATE</text:span><text:span text:style-name="T2505"><text:s/></text:span><text:span text:style-name="T2506">TABLE</text:span><text:span text:style-name="T2507"><text:s/>sessions<text:s/></text:span><text:span text:style-name="T2508">(</text:span><text:line-break/><text:span text:style-name="T2509"><text:s text:c="4"/>session_id <text:s text:c="9"/></text:span><text:span text:style-name="T2510">TEXT</text:span><text:span text:style-name="T2511"><text:s/></text:span><text:span text:style-name="T2512">PRIMARY</text:span><text:span text:style-name="T2513"><text:s/></text:span><text:span text:style-name="T2514">KEY</text:span><text:span text:style-name="T2515">,</text:span><text:line-break/><text:span text:style-name="T2516"><text:s text:c="4"/>started_at <text:s text:c="9"/>TIMESTAMPTZ NOT<text:s/></text:span><text:span text:style-name="T2517">NULL</text:span><text:span text:style-name="T2518">,</text:span><text:line-break/><text:span text:style-name="T2519"><text:s text:c="4"/>ended_at <text:s text:c="11"/>TIMESTAMPTZ</text:span><text:span text:style-name="T2520">,</text:span><text:line-break/><text:span text:style-name="T2521"><text:s text:c="4"/>end_reason <text:s text:c="9"/></text:span><text:span text:style-name="T2522">TEXT</text:span><text:span text:style-name="T2523"><text:s text:c="2"/></text:span><text:span text:style-name="T2524">-- "normal_shutdown" | "crash" | "restart"</text:span><text:line-break/><text:span text:style-name="T2525">);</text:span></text:p>
      <text:p text:style-name="P2526"><text:span text:style-name="T2527">Use INSERT ... ON CONFLICT DO UPDATE SET metric_value = metric_value + 1 for counter increments. This is an atomic increment that works correctly under concurrent writes from multiple monitoring processes.</text:span></text:p>
      <text:p text:style-name="Normal"/>
      <text:h text:style-name="P2528" text:outline-level="3"><text:span text:style-name="T2529">Queue Writer Health Monitoring</text:span></text:h>
      <text:p text:style-name="P2530"><text:span text:style-name="T2531">The Queue Writer must expose health signals that allow the system to detect when it is not functioning correctly. Two health signals are required.</text:span></text:p>
      <text:p text:style-name="P2532"><text:span text:style-name="T2533">Signal 1: Write latency.</text:span><text:span text:style-name="T2534"><text:s/>Log the time elapsed between receiving a content object from Deduplication and completing the database write. Under normal conditions this should be under 500 milliseconds. If write latency consistently exceeds 2 seconds, log a warning — the database may be under load or the network connection is degraded.</text:span></text:p>
      <text:p text:style-name="P2535"><text:span text:style-name="T2536">Signal 2: Queue depth monitoring.</text:span><text:span text:style-name="T2537"><text:s/>After every 10 writes, query the database for the current count of pending_scoringrecords and update queue_depth_current in the session metrics. If the queue depth exceeds 500 records, log a warning — the Scoring Component is not consuming records fast enough. If the queue depth exceeds 1,000 records, log a critical error — the Scoring Component may have stopped running.</text:span></text:p>
      <text:p text:style-name="P2538"><text:span text:style-name="T2539">A growing queue depth without a corresponding increase in the Scoring Component's throughput means content is accumulating past its timing window. Records that were in Phase 1 when they were written will be in Phase 2 by the time the Scoring Component evaluates them. The timing_phase field captures the phase at discovery time, but the Scoring Component must also check the current phase at evaluation time and note if it has changed.</text:span></text:p>
      <text:p text:style-name="Normal"/>
      <text:h text:style-name="P2540" text:outline-level="3"><text:span text:style-name="T2541">What the Queue Writer Produces</text:span></text:h>
      <text:p text:style-name="P2542"><text:span text:style-name="T2543">When the Queue Writer completes its work on a piece of content, three things have happened. A fully-formed discovery record conforming to the complete schema has been written to the discovery_queue table with status = 'pending_scoring'. The composite key for this content has been written to the seen_content_registry table by the Deduplication layer immediately before the queue write. The session metrics log has been updated with the relevant counters for this write.</text:span></text:p>
      <text:p text:style-name="P2544"><text:span text:style-name="T2545">The Scoring Component reads discovery records from the discovery_queue table by querying for records with status = 'pending_scoring', ordered by timing_phase ascending (Phase 1 first) and discovered_at ascending (oldest first within the same phase). It evaluates each record against the four-dimension scoring framework, updates the status and scoring_result fields in place, and routes the record to the appropriate downstream queue based on the outcome.</text:span></text:p>
      <text:p text:style-name="P2546"><text:span text:style-name="T2547">The discovery system's job is complete. Every piece of content that the Scoring Component will ever evaluate was placed in this queue by the Queue Writer. The quality of the Scoring Component's decisions depends entirely on the quality of what the discovery system surfaced, filtered, deduplicated, and wrote.</text:span></text:p>
      <text:p text:style-name="Normal"/>
      <text:h text:style-name="P2548" text:outline-level="3"><text:span text:style-name="T2549">Testing the Queue Writer</text:span></text:h>
      <text:p text:style-name="P2550"><text:span text:style-name="T2551">Before declaring the Queue Writer complete, run these four tests. All four must pass.</text:span></text:p>
      <text:p text:style-name="P2552"><text:span text:style-name="T2553">Test 1: Schema validation.</text:span><text:span text:style-name="T2554"><text:s/>Construct a normalized content object with one required field deliberately set to null. Confirm that the Pydantic validation catches the error, logs it correctly, and does not write the record to the database. Repeat for three different required fields.</text:span></text:p>
      <text:p text:style-name="P2555"><text:span text:style-name="T2556">Test 2: Successful write and confirmation.</text:span><text:span text:style-name="T2557"><text:s/>Pass a valid normalized content object through the Queue Writer. Confirm that a record appears in the discovery_queue table with the correct discovery_id, the correct status of pending_scoring, and all individual column values matching the corresponding fields in the record JSON.</text:span></text:p>
      <text:p text:style-name="P2558"><text:span text:style-name="T2559">Test 3: Unique constraint defense.</text:span><text:span text:style-name="T2560"><text:s/>Attempt to write the same content twice to the Queue Writer in sequence. Confirm that the first write succeeds, the second write is silently rejected by the unique constraint, a dedup_defense_triggered event is logged, and the discovery_queue table contains exactly one record for that platform + content_id combination.</text:span></text:p>
      <text:p text:style-name="P2561"><text:span text:style-name="T2562">Test 4: Retry on failure.</text:span><text:span text:style-name="T2563"><text:s/>Simulate a database write failure on the first attempt by temporarily making the database unavailable. Confirm that the Queue Writer retries up to 3 times with the correct backoff periods and logs a write_failure_unrecoverable event if all retries fail. Confirm that the system does not crash and continues processing the next content object after the failed write.</text:span></text:p>
      <text:h text:style-name="P2564" text:outline-level="2"><text:span text:style-name="T2565">Testing Protocol</text:span></text:h>
      <text:p text:style-name="Normal"/>
      <text:h text:style-name="P2566" text:outline-level="3"><text:span text:style-name="T2567">What the Testing Protocol Is</text:span></text:h>
      <text:p text:style-name="P2568"><text:span text:style-name="T2569">The Testing Protocol is the final section of the content discovery system documentation. It defines the complete set of tests that must be run and passed before the discovery system is declared complete and the next build phase — the Scoring Component — begins.</text:span></text:p>
      <text:p text:style-name="P2570"><text:span text:style-name="T2571">The Testing Protocol exists because the content discovery system is not a standalone product. It is the foundation that every other component in the pipeline depends on. If the discovery system has bugs in its normalization logic, gaps in its keyword taxonomy, miscalibrated velocity thresholds, or unreliable queue writes, those problems do not stay contained within the discovery system. They propagate forward and corrupt every downstream component's outputs. A Scoring Component built on top of a broken discovery system will produce broken scores. A Comment Generation Component built on broken scores will produce comments that should not be posted. The Testing Protocol catches discovery system problems before they become pipeline-wide problems.</text:span></text:p>
      <text:p text:style-name="P2572"><text:span text:style-name="T2573">The protocol is organized into five test phases that must be run in order. Each phase builds on the previous. Do not skip ahead. Do not run Phase 3 before Phase 2 is complete. Do not declare any phase complete until every test in that phase passes without modification to the test itself. If a test reveals a bug, fix the bug and re-run the full phase from the beginning — not just the test that failed. A bug fix in one part of a layer can introduce a regression in another part of the same layer.</text:span></text:p>
      <text:p text:style-name="P2574"><text:span text:style-name="T2575">Every test result must be logged. Pass or fail, the test log is a permanent record that shows what was verified, when it was verified, and what the system's behavior was at that moment. The weekly feedback loop review uses these logs to track system reliability over time.</text:span></text:p>
      <text:p text:style-name="Normal"/>
      <text:h text:style-name="P2576" text:outline-level="3"><text:span text:style-name="T2577">Phase 1: Unit Tests</text:span></text:h>
      <text:p text:style-name="P2578"><text:span text:style-name="T2579">Unit tests verify each layer of the discovery system in isolation. Each layer is tested independently before the layers are connected. No live API calls are made during unit testing — all external data is provided by mocks and fixtures.</text:span></text:p>
      <text:p text:style-name="Normal"/>
      <text:h text:style-name="P2580" text:outline-level="4"><text:span text:style-name="T2581">Layer 1: Platform Monitors — Unit Tests</text:span></text:h>
      <text:p text:style-name="P2582"><text:span text:style-name="T2583">Test 1.1 — X keyword query construction.</text:span><text:span text:style-name="T2584"><text:s/>Provide the full keyword taxonomy as input. Verify that the output query string is valid X boolean syntax, is under 512 characters, contains at least one term from each taxonomy tier, and includes the -is:retweet, -is:reply, and lang:en operator flags. Verify that multi-word terms are surrounded by quotes and single-word terms are not. If the query exceeds 512 characters, verify that the truncation logic prioritizes Tier 1 and MoneyLion terms over Tier 2 terms and logs a warning.</text:span></text:p>
      <text:p text:style-name="P2585"><text:span text:style-name="T2586">Test 1.2 — X coarse monitor filters.</text:span><text:span text:style-name="T2587"><text:s/>Provide a set of 10 mock tweet objects: 2 that are retweets, 2 that are replies, 2 from accounts with fewer than 1,000 followers, 2 that are over 48 hours old, and 2 that are valid. Verify that the monitor filter passes exactly the 2 valid tweets and drops the other 8, logging a drop event for each with the correct reason.</text:span></text:p>
      <text:p text:style-name="P2588"><text:span text:style-name="T2589">Test 1.3 — TikTok token refresh logic.</text:span><text:span text:style-name="T2590"><text:s/>Provide a mock token that expires in 3 minutes (within the 5-minute refresh buffer). Verify that the auth manager triggers a token refresh before the next API call. Verify that if the refresh fails 3 consecutive times, the monitor logs a critical error and stops. Verify that a successful refresh resets the failure counter.</text:span></text:p>
      <text:p text:style-name="P2591"><text:span text:style-name="T2592">Test 1.4 — TikTok daily request counter.</text:span><text:span text:style-name="T2593"><text:s/>Simulate the daily request counter reaching 80% of the daily limit. Verify that a warning is logged. Simulate it reaching 100%. Verify that the monitor switches to Serper fallback and logs a critical warning. Verify that the counter resets at midnight UTC.</text:span></text:p>
      <text:p text:style-name="P2594"><text:span text:style-name="T2595">Test 1.5 — Instagram token expiry warning.</text:span><text:span text:style-name="T2596"><text:s/>Provide a mock token debug response showing the token expires in 5 days (within the 7-day warning threshold). Verify that a warning is logged with specific instructions to refresh the token. Provide a mock response showing an invalid token. Verify that the monitor logs a critical error and does not start.</text:span></text:p>
      <text:p text:style-name="P2597"><text:span text:style-name="T2598">Test 1.6 — Monitor error handling and backoff.</text:span><text:span text:style-name="T2599"><text:s/>Simulate 5 consecutive non-rate-limit errors on a monitor. Verify that the error counter increments correctly, the backoff periods are 30, 60, and 120 seconds for the first three errors, a critical error is logged and the monitor stops at 5 consecutive errors, and a successful cycle resets the counter to zero.</text:span></text:p>
      <text:p text:style-name="P2600"><text:span text:style-name="T2601">Test 1.7 — Rate limit handling.</text:span><text:span text:style-name="T2602"><text:s/>Simulate a 429 response with a retry-after header of 45 seconds. Verify that the monitor waits exactly 45 seconds before retrying. Simulate a 429 response with no retry-after header. Verify that the monitor defaults to a 60-second wait.</text:span></text:p>
      <text:p text:style-name="Normal"/>
      <text:h text:style-name="P2603" text:outline-level="4"><text:span text:style-name="T2604">Layer 2: Content Parser — Unit Tests</text:span></text:h>
      <text:p text:style-name="P2605"><text:span text:style-name="T2606">Test 2.1 — X tweet normalization.</text:span><text:span text:style-name="T2607"><text:s/>Provide a mock X tweet object with full API response structure including author expansion. Verify that every field in the normalized content schema is populated correctly — the text field contains the full untruncated tweet text, hashtags are extracted from the entities array without # symbols and lowercased, the author follower count is taken from the expanded user's public_metrics, and created_at is correctly parsed as a UTC datetime.</text:span></text:p>
      <text:p text:style-name="P2608"><text:span text:style-name="T2609">Test 2.2 — TikTok video normalization.</text:span><text:span text:style-name="T2610"><text:s/>Provide a mock TikTok Research API video object. Verify that create_time(Unix epoch integer) is correctly converted to a UTC datetime, author.follower_count is set to null (not to zero or omitted), content.language is set to "en" when region_code is "US", and the hashtag_names array is correctly mapped to the content.hashtags field.</text:span></text:p>
      <text:p text:style-name="P2611"><text:span text:style-name="T2612">Test 2.3 — Instagram Graph API normalization.</text:span><text:span text:style-name="T2613"><text:s/>Provide a mock Instagram Graph API post object. Verify that hashtags are correctly extracted from the caption text (not from a structured entities field — Instagram embeds hashtags in the caption), mentions are extracted from the caption text, media_type "IMAGE" maps to content_type "post", and the creator_tier from the watchlist record is correctly attached.</text:span></text:p>
      <text:p text:style-name="P2614"><text:span text:style-name="T2615">Test 2.4 — Instagram Serper normalization.</text:span><text:span text:style-name="T2616"><text:s/>Provide a mock Serper result object for an Instagram URL. Verify that metrics.metrics_available is set to false, all metric fields are null, parse_status is "partial", and the parse_errors list contains an entry noting that metrics were unavailable from the Serper source.</text:span></text:p>
      <text:p text:style-name="P2617"><text:span text:style-name="T2618">Test 2.5 — Velocity score calculation — X.</text:span><text:span text:style-name="T2619"><text:s/>Provide a mock normalized object with likes: 120, retweets: 30, quote_tweets: 10, content age: 2 hours. Verify that the raw velocity score is 120 + (30 × 2) + 10 = 190, the adjusted velocity score is 190 (unchanged because age equals the 2-hour reference window), and the velocity ratio is 190 / 50 = 3.8 (using the default X threshold).</text:span></text:p>
      <text:p text:style-name="P2620"><text:span text:style-name="T2621">Test 2.6 — Velocity score calculation — age adjustment.</text:span><text:span text:style-name="T2622"><text:s/>Provide a mock normalized object with a raw velocity score of 400 and content age of 4 hours. Verify that the adjusted velocity score is 400 / (4/2) = 200. Provide the same object with content age of 1 hour. Verify that the adjusted velocity score is 400 (unchanged — age is under the 2-hour reference window).</text:span></text:p>
      <text:p text:style-name="P2623"><text:span text:style-name="T2624">Test 2.7 — Partial parse handling.</text:span><text:span text:style-name="T2625"><text:s/>Provide a mock content object with author follower count missing (simulating a TikTok response). Verify that parse_status is set to "partial", the parse_errors list contains a specific entry describing which field is null and why, and the object is not discarded — it is passed forward with the partial flag.</text:span></text:p>
      <text:p text:style-name="P2626"><text:span text:style-name="T2627">Test 2.8 — Cross-platform signal detection.</text:span><text:span text:style-name="T2628"><text:s/>Populate the in-memory trending topics registry with a hashtag "personalfinance" marked as trending on X. Provide a TikTok video object with "personalfinance" in its hashtags. Verify that discovery_signals.is_cross_platform is set to true. Provide a TikTok video with hashtags not in the trending registry. Verify that is_cross_platform is set to false.</text:span></text:p>
      <text:p text:style-name="Normal"/>
      <text:h text:style-name="P2629" text:outline-level="4"><text:span text:style-name="T2630">Layer 3: Filter Pipeline — Unit Tests</text:span></text:h>
      <text:p text:style-name="P2631"><text:span text:style-name="T2632">Test 3.1 — Keyword match — Tier 1 pass.</text:span><text:span text:style-name="T2633"><text:s/>Provide a normalized content object with caption text containing "paycheck to paycheck." Verify that the object passes the keyword filter, the keyword_matches list contains one entry with term "paycheck to paycheck", tier 1, and the correct field name, and keyword_tier is set to 1.</text:span></text:p>
      <text:p text:style-name="P2634"><text:span text:style-name="T2635">Test 3.2 — Keyword match — Tier 2 pass.</text:span><text:span text:style-name="T2636"><text:s/>Provide a normalized content object with a hashtag "girlmath" (no Tier 1 terms present). Verify that the object passes the keyword filter, the keyword_matches list contains one entry with tier 2, and keyword_tier is set to 2.</text:span></text:p>
      <text:p text:style-name="P2637"><text:span text:style-name="T2638">Test 3.3 — Keyword match — drop.</text:span><text:span text:style-name="T2639"><text:s/>Provide a normalized content object with caption text containing no taxonomy terms and no trending source tag. Verify that the object is dropped, a drop event is logged with reason "no_taxonomy_match", and the object does not reach the velocity filter.</text:span></text:p>
      <text:p text:style-name="P2640"><text:span text:style-name="T2641">Test 3.4 — Keyword match — Trending Loop bypass.</text:span><text:span text:style-name="T2642"><text:s/>Provide a normalized content object with a source tag of "trending_cultural" and no taxonomy keyword matches. Verify that the keyword filter is bypassed entirely, the object proceeds to the velocity filter, and the filter log records bypass_applied: true.</text:span></text:p>
      <text:p text:style-name="P2643"><text:span text:style-name="T2644">Test 3.5 — Keyword match — multi-word phrase matching.</text:span><text:span text:style-name="T2645"><text:s/>Provide a caption containing "financial anxiety" as a phrase. Verify it matches. Provide a caption containing "her financial situation caused her anxiety" — the two words are present but not as a phrase. Verify it does not match on the "financial anxiety" term but may still match on "financial" or other terms if present.</text:span></text:p>
      <text:p text:style-name="P2646"><text:span text:style-name="T2647">Test 3.6 — Keyword match — case and punctuation normalization.</text:span><text:span text:style-name="T2648"><text:s/>Provide captions with "Budgeting", "BUDGETING", "budgeting!", and "budgeting..." Verify all four match the "budgeting" taxonomy term.</text:span></text:p>
      <text:p text:style-name="P2649"><text:span text:style-name="T2650">Test 3.7 — Velocity filter — pass.</text:span><text:span text:style-name="T2651"><text:s/>Provide a normalized object with adjusted_velocity_score of 75 and a platform threshold of 50. Verify the object passes. Verify velocity_ratio in the filter log is 1.5.</text:span></text:p>
      <text:p text:style-name="P2652"><text:span text:style-name="T2653">Test 3.8 — Velocity filter — drop below threshold.</text:span><text:span text:style-name="T2654"><text:s/>Provide a normalized object with adjusted_velocity_score of 35 and a platform threshold of 50. Verify the object is dropped, the drop reason is "below_threshold", and the filter log records the score and threshold values.</text:span></text:p>
      <text:p text:style-name="P2655"><text:span text:style-name="T2656">Test 3.9 — Velocity filter — drop age exceeded.</text:span><text:span text:style-name="T2657"><text:s/>Provide a normalized object with adjusted_velocity_score of 200 (well above threshold) and content age of 55 hours for a "trending_cultural" category (maximum 48 hours). Verify the object is dropped with reason "age_exceeded."</text:span></text:p>
      <text:p text:style-name="P2658"><text:span text:style-name="T2659">Test 3.10 — Velocity filter — Serper null metrics routing.</text:span><text:span text:style-name="T2660"><text:s/>Provide a normalized object with metrics.metrics_available set to false. Verify the object is routed to the manual review queue, not dropped, and tagged with filter_status: "pending_manual_velocity_review".</text:span></text:p>
      <text:p text:style-name="P2661"><text:span text:style-name="T2662">Test 3.11 — Velocity filter — Tier 1 creator reduced threshold.</text:span><text:span text:style-name="T2663"><text:s/>Provide a normalized object with discovery.creator_tierset to 1 and an adjusted_velocity_score of 30 against a platform threshold of 50. Verify the object passes using the reduced threshold (50% of 50 = 25), and the filter log records reduced_threshold_applied: true.</text:span></text:p>
      <text:p text:style-name="P2664"><text:span text:style-name="T2665">Test 3.12 — Sensitivity filter — death and tragedy drop.</text:span><text:span text:style-name="T2666"><text:s/>Provide a normalized object with caption text containing "RIP." Verify the object is dropped, the sensitivity category logged is "death_tragedy", and the triggering term is logged as "RIP."</text:span></text:p>
      <text:p text:style-name="P2667"><text:span text:style-name="T2668">Test 3.13 — Sensitivity filter — false positive heuristic.</text:span><text:span text:style-name="T2669"><text:s/>Provide a normalized object with caption text containing "RIP my savings account 😂." Verify the false positive heuristic detects the humor context and does not drop the object, and the event is logged as a skipped match for manual review.</text:span></text:p>
      <text:p text:style-name="P2670"><text:span text:style-name="T2671">Test 3.14 — Sensitivity filter — political log-only mode.</text:span><text:span text:style-name="T2672"><text:s/>Set the political filter to log-only mode. Provide a normalized object with a political keyword in the caption. Verify the object is logged as a would-have-been-dropped event but passes through to Deduplication. Verify the log entry contains the triggering term and the filter_mode value "log_only."</text:span></text:p>
      <text:p text:style-name="P2673"><text:span text:style-name="T2674">Test 3.15 — Sensitivity filter — mental health drop.</text:span><text:span text:style-name="T2675"><text:s/>Provide a normalized object with a hashtag "tw: self harm." Verify the object is dropped with sensitivity category "mental_health."</text:span></text:p>
      <text:p text:style-name="Normal"/>
      <text:h text:style-name="P2676" text:outline-level="4"><text:span text:style-name="T2677">Layer 4: Deduplication — Unit Tests</text:span></text:h>
      <text:p text:style-name="P2678"><text:span text:style-name="T2679">Test 4.1 — New content passes.</text:span><text:span text:style-name="T2680"><text:s/>Provide a normalized content object with a platform/content_id combination not present in the registry. Verify the object passes, a registry entry is created with the correct expires_at timestamp, and the log records a new_content_passed event.</text:span></text:p>
      <text:p text:style-name="P2681"><text:span text:style-name="T2682">Test 4.2 — Duplicate content dropped.</text:span><text:span text:style-name="T2683"><text:s/>Write a registry entry for a specific platform/content_id. Then provide a normalized content object with that same platform/content_id. Verify the object is dropped, no additional registry entry is created, and the log records a duplicate_dropped event with the correct original_seen_at timestamp.</text:span></text:p>
      <text:p text:style-name="P2684"><text:span text:style-name="T2685">Test 4.3 — Expired registry entry allows re-entry.</text:span><text:span text:style-name="T2686"><text:s/>Write a registry entry with an expires_at timestamp in the past. Then provide a normalized content object with that same platform/content_id. Verify the object passes (the expired entry is not matched), a new registry entry is created with a fresh expires_at timestamp, and the log records a new_content_passedevent.</text:span></text:p>
      <text:p text:style-name="P2687"><text:span text:style-name="T2688">Test 4.4 — Deduplication window by category.</text:span><text:span text:style-name="T2689"><text:s/>Provide two content objects with the same platform/content_id, the first with category "trending_cultural" (48-hour window) and the second arriving 49 hours later. Verify the second passes because the window has expired. Repeat with category "finance_content" (72-hour window) and a 73-hour gap. Verify the second passes.</text:span></text:p>
      <text:p text:style-name="P2690"><text:span text:style-name="T2691">Test 4.5 — Concurrent write race condition.</text:span><text:span text:style-name="T2692"><text:s/>Simulate two processes attempting to write the same platform/content_id to the registry simultaneously. Verify that exactly one registry entry is created, the ON CONFLICT DO NOTHING clause handles the collision, the second process treats the collision as a duplicate and drops the content, and no duplicate reaches the Queue Writer.</text:span></text:p>
      <text:p text:style-name="P2693"><text:span text:style-name="T2694">Test 4.6 — Registry persistence across restarts.</text:span><text:span text:style-name="T2695"><text:s/>Write several registry entries. Simulate a process restart by reinitializing the registry manager. Verify that the existing registry entries are loaded from the database and the deduplication check correctly identifies content that was seen before the restart as duplicates.</text:span></text:p>
      <text:p text:style-name="P2696"><text:span text:style-name="T2697">Test 4.7 — Expiry cleanup.</text:span><text:span text:style-name="T2698"><text:s/>Write 100 registry entries with expires_at timestamps in the past and 50 with timestamps in the future. Run the expiry cleanup process. Verify that exactly 100 entries are deleted, exactly 50 remain, and the cleanup log records the correct count.</text:span></text:p>
      <text:p text:style-name="Normal"/>
      <text:h text:style-name="P2699" text:outline-level="4"><text:span text:style-name="T2700">Layer 5: Queue Writer — Unit Tests</text:span></text:h>
      <text:p text:style-name="P2701"><text:span text:style-name="T2702">Test 5.1 — Schema validation rejects invalid records.</text:span><text:span text:style-name="T2703"><text:s/>Provide a normalized content object with content_id set to null. Verify that Pydantic validation raises a validation error, the error is logged with the field name and reason, and no record is written to the database. Repeat for three additional required fields.</text:span></text:p>
      <text:p text:style-name="P2704"><text:span text:style-name="T2705">Test 5.2 — Successful write produces correct record.</text:span><text:span text:style-name="T2706"><text:s/>Provide a valid normalized content object. Verify that the Queue Writer produces a discovery record with a valid UUID v4 discovery_id, a discovered_at timestamp within 1 second of the write time, a timing_phase value that correctly reflects the content's age and category, a status of "pending_scoring", and all individual column values matching the corresponding fields in the record JSON.</text:span></text:p>
      <text:p text:style-name="P2707"><text:span text:style-name="T2708">Test 5.3 — Unique constraint prevents duplicate queue entries.</text:span><text:span text:style-name="T2709"><text:s/>Write a valid record to the queue. Attempt to write the same platform/content_id again. Verify the second INSERT is rejected by the unique constraint, a dedup_defense_triggered event is logged, the queue contains exactly one record for that content, and the Queue Writer does not crash.</text:span></text:p>
      <text:p text:style-name="P2710"><text:span text:style-name="T2711">Test 5.4 — Retry logic on write failure.</text:span><text:span text:style-name="T2712"><text:s/>Simulate a database timeout on the first and second write attempts, and a successful write on the third. Verify the Queue Writer retried with the correct backoff periods (2 seconds, then 4 seconds), the record was successfully written on the third attempt, and the retry attempts are logged.</text:span></text:p>
      <text:p text:style-name="P2713"><text:span text:style-name="T2714">Test 5.5 — Write failure after all retries.</text:span><text:span text:style-name="T2715"><text:s/>Simulate database failure on all three retry attempts. Verify a write_failure_unrecoverable event is logged with the content ID and the error, the system does not crash, the next content object in the queue is processed normally, and the session metrics write_failures counter is incremented.</text:span></text:p>
      <text:p text:style-name="P2716"><text:span text:style-name="T2717">Test 5.6 — Session metrics update.</text:span><text:span text:style-name="T2718"><text:s/>After 10 successful writes, verify that the session metrics table reflects the correct total for total_queued, the correct per-platform breakdown, and the correct per-timing-phase breakdown. Verify that the last_queued_at field reflects the timestamp of the most recent write.</text:span></text:p>
      <text:p text:style-name="P2719"><text:span text:style-name="T2720">Test 5.7 — Queue depth monitoring.</text:span><text:span text:style-name="T2721"><text:s/>Write 501 records to the queue without any being consumed (simulating a stopped Scoring Component). Verify that after the 510th write (every 10 writes, the depth is checked), the session metrics queue_depth_current reflects the correct count and a warning is logged.</text:span></text:p>
      <text:p text:style-name="Normal"/>
      <text:h text:style-name="P2722" text:outline-level="3"><text:span text:style-name="T2723">Phase 2: Integration Tests</text:span></text:h>
      <text:p text:style-name="P2724"><text:span text:style-name="T2725">Integration tests verify that the layers work correctly when connected to each other. No live platform APIs are used — data flows from mock monitor outputs through the full pipeline stack to the database. The database is a live test instance, not a mock.</text:span></text:p>
      <text:p text:style-name="Normal"/>
      <text:h text:style-name="P2726" text:outline-level="4"><text:span text:style-name="T2727">Integration Test 1: Full Pipeline Traversal — Happy Path</text:span></text:h>
      <text:p text:style-name="P2728"><text:span text:style-name="T2729">Setup:</text:span><text:span text:style-name="T2730"><text:s/>Prepare a set of 20 mock raw content objects representing a realistic mix of platform sources. Include: 5 X tweets (3 with Tier 1 keyword matches, 1 trending, 1 below velocity threshold), 5 TikTok videos (3 with Tier 1 matches, 1 with a sensitivity trigger, 1 Serper fallback with null metrics), 5 Instagram Graph API posts (3 watchlist Tier 1 creators, 2 with no keyword match), and 5 Trending Loop objects (3 that should pass, 2 with sensitivity triggers).</text:span></text:p>
      <text:p text:style-name="P2731"><text:span text:style-name="T2732">Expected outcome:</text:span><text:span text:style-name="T2733"><text:s/>Exactly 9 records in the output queue with status = "pending_scoring". The 11 objects that do not reach the queue are accounted for in the filter and deduplication logs — 3 from keyword mismatch, 2 from velocity threshold, 2 from sensitivity filter, 2 routed to manual review queue (null metrics), and 2 deduplicated (set up the registry to contain 2 of the content IDs in advance).</text:span></text:p>
      <text:p text:style-name="P2734"><text:span text:style-name="T2735">Verify:</text:span><text:span text:style-name="T2736"><text:s/>Query the database for all records with status = "pending_scoring". Confirm the count is exactly 9. For each of the 9 records, verify the record JSON is valid, all non-nullable fields are populated, timing_phase is correctly calculated, discovery_signals.filter_summary is present and accurate. Query the filter pipeline logs and verify each of the 11 dropped objects has a corresponding log entry with the correct drop reason.</text:span></text:p>
      <text:p text:style-name="Normal"/>
      <text:h text:style-name="P2737" text:outline-level="4"><text:span text:style-name="T2738">Integration Test 2: Concurrent Monitor Overlap</text:span></text:h>
      <text:p text:style-name="P2739"><text:span text:style-name="T2740">Setup:</text:span><text:span text:style-name="T2741"><text:s/>Simulate the X keyword polling loop and the X filtered stream both discovering the same tweet at the same time. Feed the tweet into the pipeline from both sources simultaneously using concurrent processes.</text:span></text:p>
      <text:p text:style-name="P2742"><text:span text:style-name="T2743">Expected outcome:</text:span><text:span text:style-name="T2744"><text:s/>Exactly 1 record in the output queue for that tweet. The deduplication layer catches the concurrent collision. Either a dedup_defense_triggered event is logged (caught by the unique constraint in the Queue Writer) or a duplicate_dropped event is logged (caught by the registry lookup in Deduplication). Exactly one of these two events is logged — not both, not neither.</text:span></text:p>
      <text:p text:style-name="P2745"><text:span text:style-name="T2746">Verify:</text:span><text:span text:style-name="T2747"><text:s/>Query the queue for the tweet's content_id. Confirm exactly one record exists. Query both the deduplication log and the Queue Writer log and confirm exactly one collision event is recorded.</text:span></text:p>
      <text:p text:style-name="Normal"/>
      <text:h text:style-name="P2748" text:outline-level="4"><text:span text:style-name="T2749">Integration Test 3: Pipeline Recovery After Database Interruption</text:span></text:h>
      <text:p text:style-name="P2750"><text:span text:style-name="T2751">Setup:</text:span><text:span text:style-name="T2752"><text:s/>Begin feeding content objects through the pipeline. After 10 objects have been successfully queued, simulate a database interruption lasting 10 seconds. Continue feeding content objects during the interruption. Restore the database.</text:span></text:p>
      <text:p text:style-name="P2753"><text:span text:style-name="T2754">Expected outcome:</text:span><text:span text:style-name="T2755"><text:s/>The content objects fed during the interruption are retried by the Queue Writer and successfully written after the database is restored. No content objects are silently lost. The session metrics reflect the retry events. The pipeline continues processing normally after restoration.</text:span></text:p>
      <text:p text:style-name="P2756"><text:span text:style-name="T2757">Verify:</text:span><text:span text:style-name="T2758"><text:s/>Count the total content objects fed into the pipeline. Subtract the expected number that should be filtered or deduplicated. Verify the queue contains the correct number of records. Verify the session metrics show retry events during the interruption period.</text:span></text:p>
      <text:p text:style-name="Normal"/>
      <text:h text:style-name="P2759" text:outline-level="4"><text:span text:style-name="T2760">Integration Test 4: Deduplication Window Expiry</text:span></text:h>
      <text:p text:style-name="P2761"><text:span text:style-name="T2762">Setup:</text:span><text:span text:style-name="T2763"><text:s/>Write 10 records to the seen_content_registry with expires_at set to 1 minute in the future. Wait 2 minutes. Feed the same 10 content objects back into the pipeline.</text:span></text:p>
      <text:p text:style-name="P2764"><text:span text:style-name="T2765">Expected outcome:</text:span><text:span text:style-name="T2766"><text:s/>All 10 objects pass Deduplication because their registry entries have expired. All 10 are written to the queue as new records. New registry entries are created with fresh expiry timestamps.</text:span></text:p>
      <text:p text:style-name="P2767"><text:span text:style-name="T2768">Verify:</text:span><text:span text:style-name="T2769"><text:s/>Query the queue for the 10 content_ids. Confirm each appears twice — once from the first pass and once from the second pass after expiry. This is correct behavior — the same content can appear in the queue in two separate time windows when viral content resurfaces.</text:span></text:p>
      <text:p text:style-name="Normal"/>
      <text:h text:style-name="P2770" text:outline-level="4"><text:span text:style-name="T2771">Integration Test 5: Sensitivity Filter Log-Only Mode</text:span></text:h>
      <text:p text:style-name="P2772"><text:span text:style-name="T2773">Setup:</text:span><text:span text:style-name="T2774"><text:s/>Set the political sensitivity filter to log-only mode. Feed 5 content objects with political keywords through the pipeline. All 5 have valid keyword taxonomy matches and sufficient velocity scores.</text:span></text:p>
      <text:p text:style-name="P2775"><text:span text:style-name="T2776">Expected outcome:</text:span><text:span text:style-name="T2777"><text:s/>All 5 objects pass through the Filter Pipeline and are written to the queue. The sensitivity filter log records 5 pass_log_only events for the political category. No objects are dropped.</text:span></text:p>
      <text:p text:style-name="P2778"><text:span text:style-name="T2779">Verify:</text:span><text:span text:style-name="T2780"><text:s/>Query the queue for the 5 content_ids. Confirm all 5 are present with status = "pending_scoring". Query the sensitivity filter log and confirm 5 pass_log_only events with the correct triggering terms.</text:span></text:p>
      <text:p text:style-name="Normal"/>
      <text:h text:style-name="P2781" text:outline-level="3"><text:span text:style-name="T2782">Phase 3: Live API Tests</text:span></text:h>
      <text:p text:style-name="P2783"><text:span text:style-name="T2784">Live API tests verify that the platform monitors can authenticate successfully, make real API calls, and receive valid responses. No content is written to the production queue during live API tests — all output goes to a test queue instance. Live API tests consume real API quota. Run them once to verify connectivity, not repeatedly.</text:span></text:p>
      <text:p text:style-name="Normal"/>
      <text:h text:style-name="P2785" text:outline-level="4"><text:span text:style-name="T2786">Live Test 1: X API Authentication and Search</text:span></text:h>
      <text:p text:style-name="P2787"><text:span text:style-name="T2788">Authenticate the X monitor using real credentials. Execute one keyword search cycle using the compiled taxonomy query. Verify that the response is parsed without errors, at least one tweet is returned, the tweet object has all expected fields populated, and the since_id pagination cursor is correctly set for the next cycle. Log the API response headers including rate limit remaining.</text:span></text:p>
      <text:p text:style-name="Normal"/>
      <text:h text:style-name="P2789" text:outline-level="4"><text:span text:style-name="T2790">Live Test 2: X Filtered Stream Connection</text:span></text:h>
      <text:p text:style-name="P2791"><text:span text:style-name="T2792">Connect the X filtered stream using real credentials. Verify that the connection is established successfully and the stream rules are configured correctly. Wait 2 minutes and verify that at least one tweet is delivered by the stream. Verify the tweet object has the expected fields. Disconnect the stream cleanly.</text:span></text:p>
      <text:p text:style-name="Normal"/>
      <text:h text:style-name="P2793" text:outline-level="4"><text:span text:style-name="T2794">Live Test 3: TikTok Authentication and Video Search</text:span></text:h>
      <text:p text:style-name="P2795"><text:span text:style-name="T2796">Authenticate the TikTok monitor using real credentials. Verify that the token is successfully acquired and the expiry timestamp is correctly calculated. Execute one video search for a single high-volume Tier 1 keyword (use "budgeting" — it reliably returns results). Verify that at least one video is returned, the video object has all expected fields, create_timeis correctly parsed as a UTC datetime, and the daily request counter is incremented.</text:span></text:p>
      <text:p text:style-name="Normal"/>
      <text:h text:style-name="P2797" text:outline-level="4"><text:span text:style-name="T2798">Live Test 4: Instagram Token Validation</text:span></text:h>
      <text:p text:style-name="P2799"><text:span text:style-name="T2800">Authenticate the Instagram monitor using real credentials. Call the token debug endpoint. Verify that the token is valid, the expiry date is correctly parsed, and the appropriate warning is or is not logged based on the expiry timeline. Do not make any media endpoint calls during this test — token validation is sufficient to confirm API connectivity.</text:span></text:p>
      <text:p text:style-name="Normal"/>
      <text:h text:style-name="P2801" text:outline-level="4"><text:span text:style-name="T2802">Live Test 5: Serper Connectivity</text:span></text:h>
      <text:p text:style-name="P2803"><text:span text:style-name="T2804">Send one test query to the Serper API using the format site:tiktok.com/video budgeting. Verify that results are returned, the result structure is correctly parsed, TikTok video IDs are correctly extracted from the result URLs, and the request is logged with the correct usage counter increment.</text:span></text:p>
      <text:p text:style-name="Normal"/>
      <text:h text:style-name="P2805" text:outline-level="3"><text:span text:style-name="T2806">Phase 4: End-to-End Test</text:span></text:h>
      <text:p text:style-name="P2807"><text:span text:style-name="T2808">The end-to-end test runs the complete discovery system against live APIs for a defined 30-minute window. All four concurrent monitors and the trending loop run simultaneously. All output goes to the production queue. This is the first time the system writes to the production queue.</text:span></text:p>
      <text:p text:style-name="Normal"/>
      <text:h text:style-name="P2809" text:outline-level="4"><text:span text:style-name="T2810">Pre-Test Checklist</text:span></text:h>
      <text:p text:style-name="P2811"><text:span text:style-name="T2812">Before starting the end-to-end test, confirm all of the following:</text:span></text:p>
      <text:p text:style-name="P2813"><text:span text:style-name="T2814">All Phase 1 unit tests passed with no modifications to the tests themselves. All Phase 2 integration tests passed. All Phase 5 live API tests passed. All environment variables are set correctly for production credentials. The production database is available and the discovery_queue and session_metrics tables exist with the correct schemas. The seen_content_registry table exists and is empty (run the full cleanup before the test). All velocity thresholds are set to their placeholder values — do not pre-calibrate before the end-to-end test. The political sensitivity filter is in log-only mode. A team member is available to monitor the test in real time.</text:span></text:p>
      <text:p text:style-name="Normal"/>
      <text:h text:style-name="P2815" text:outline-level="4"><text:span text:style-name="T2816">Running the End-to-End Test</text:span></text:h>
      <text:p text:style-name="P2817"><text:span text:style-name="T2818">Start all four monitor processes and the trending loop simultaneously. Set a 30-minute timer. During the 30-minute window, monitor the following in real time:</text:span></text:p>
      <text:p text:style-name="P2819"><text:span text:style-name="T2820">The session metrics total_fetched counter — verify it is incrementing across all three platforms. The queue_depth_currentmetric — verify it is growing as records are written. The filter pipeline logs — verify all three filters are running and logging decisions. The deduplication logs — verify the registry is accepting new entries and correctly identifying duplicates. The Queue Writer logs — verify records are being written successfully and no write failures are occurring.</text:span></text:p>
      <text:p text:style-name="P2821"><text:span text:style-name="T2822">If any of the following occur during the 30-minute test, stop the test immediately, identify the cause, fix it, and restart from the beginning of Phase 4: any unhandled exception that crashes a monitor process, any write failure that is not retried successfully, any sensitivity filter drop that appears to be a false positive on clearly appropriate content, any validation error in the Queue Writer.</text:span></text:p>
      <text:p text:style-name="Normal"/>
      <text:h text:style-name="P2823" text:outline-level="4"><text:span text:style-name="T2824">End-to-End Test Success Criteria</text:span></text:h>
      <text:p text:style-name="P2825"><text:span text:style-name="T2826">After 30 minutes, stop all monitor processes. Query the production queue and evaluate against all of the following criteria. All criteria must be met for the end-to-end test to pass.</text:span></text:p>
      <text:p text:style-name="P2827"><text:span text:style-name="T2828">Content discovery criteria:</text:span></text:p>
      <text:p text:style-name="P2829"><text:span text:style-name="T2830">At least 5 records in the queue with category = "finance_content". These confirm the keyword taxonomy is matching real finance content. At least 2 records in the queue with category = "trending_cultural". These confirm the trending loop is surfacing cultural content. At least 1 record in the queue from each of the three platforms (X, TikTok, Instagram). No records in the queue older than 48 hours at the time they were discovered.</text:span></text:p>
      <text:p text:style-name="P2831"><text:span text:style-name="T2832">Data quality criteria:</text:span></text:p>
      <text:p text:style-name="P2833"><text:span text:style-name="T2834">Zero records with parse_status = "complete" that have any non-nullable field set to null. Zero records where timing_phase does not match the content's actual age and category at time of discovery. Zero records where the filter_summary is absent or incomplete. At least 80% of records have discovery_signals.top_existing_comments populated with at least one comment (some very new content may have no comments — this is acceptable up to 20%).</text:span></text:p>
      <text:p text:style-name="P2835"><text:span text:style-name="T2836">Pipeline reliability criteria:</text:span></text:p>
      <text:p text:style-name="P2837"><text:span text:style-name="T2838">Zero unhandled exceptions in any monitor process during the 30-minute window. Zero unrecovered write failures in the Queue Writer. Deduplication rate between 10% and 50% — some duplication is expected from overlapping monitor sources. No records in the queue that should have been caught by the sensitivity filter (review every record in the queue manually for obvious sensitivity issues).</text:span></text:p>
      <text:p text:style-name="P2839"><text:span text:style-name="T2840">Threshold calibration criteria:</text:span></text:p>
      <text:p text:style-name="P2841"><text:span text:style-name="T2842">This criterion is evaluated after the test, not during. Review the filter pipeline logs. If the queue contains fewer than 5 records, the velocity thresholds are too high — reduce each by 50% and note the calibration in the threshold environment variables. If the queue contains more than 200 records, the thresholds are too low — double each and note the calibration. If the queue is between 5 and 200 records, the thresholds are in a reasonable range for the prototype phase. Document the calibrated values.</text:span></text:p>
      <text:p text:style-name="Normal"/>
      <text:h text:style-name="P2843" text:outline-level="3"><text:span text:style-name="T2844">Phase 5: Calibration and Sign-Off</text:span></text:h>
      <text:p text:style-name="P2845"><text:span text:style-name="T2846">Phase 5 is not a test phase — it is the final review and sign-off process that declares the content discovery system complete and ready for the Scoring Component build to begin.</text:span></text:p>
      <text:p text:style-name="Normal"/>
      <text:h text:style-name="P2847" text:outline-level="4"><text:span text:style-name="T2848">Calibration Review</text:span></text:h>
      <text:p text:style-name="P2849"><text:span text:style-name="T2850">After the end-to-end test, update all placeholder threshold values with calibrated values based on what the test produced. Document each calibration decision with the following information: the original placeholder value, the observed behavior that prompted the change, the new calibrated value, and the expected behavior change.</text:span></text:p>
      <text:p text:style-name="P2851"><text:span text:style-name="T2852">Replace every instance of [PLACEHOLDER — calibrate] in the environment variable documentation with the actual calibrated value and the calibration rationale.</text:span></text:p>
      <text:p text:style-name="Normal"/>
      <text:h text:style-name="P2853" text:outline-level="4"><text:span text:style-name="T2854">System Owner Review</text:span></text:h>
      <text:p text:style-name="P2855"><text:span text:style-name="T2856">Before sign-off, present the following to the System Owner for review and approval:</text:span></text:p>
      <text:p text:style-name="P2857"><text:span text:style-name="T2858">The political sensitivity keyword list for approval to switch from log-only mode to active drop mode. The calibrated velocity thresholds for all four platform/content-type combinations. The end-to-end test queue contents — a representative sample of 10 discovery records from the test showing the range of content the system is surfacing. The filter pipeline log summary showing how many objects passed and failed each filter during the end-to-end test and why.</text:span></text:p>
      <text:p text:style-name="P2859"><text:span text:style-name="T2860">The System Owner approves or provides feedback on each item. Address all feedback before proceeding.</text:span></text:p>
      <text:p text:style-name="Normal"/>
      <text:h text:style-name="P2861" text:outline-level="4"><text:span text:style-name="T2862">Sign-Off Checklist</text:span></text:h>
      <text:p text:style-name="P2863"><text:span text:style-name="T2864">The content discovery system is complete and the Scoring Component build may begin when every item on this checklist is confirmed:</text:span></text:p>
      <text:p text:style-name="P2865"><text:span text:style-name="T2866">□ All Phase 1 unit tests pass with no test modifications</text:span><text:line-break/><text:span text:style-name="T2867">□ All Phase 2 integration tests pass</text:span><text:line-break/><text:span text:style-name="T2868">□ All Phase 3 live API tests pass</text:span><text:line-break/><text:span text:style-name="T2869">□ Phase 4 end-to-end test passes all success criteria</text:span><text:line-break/><text:span text:style-name="T2870">□ All [PLACEHOLDER] values replaced with calibrated values</text:span><text:line-break/><text:span text:style-name="T2871">□ Political sensitivity keyword list reviewed and approved by System Owner</text:span><text:line-break/><text:span text:style-name="T2872">□ Political sensitivity filter switched from log-only to active mode</text:span><text:line-break/><text:span text:style-name="T2873">□ Velocity thresholds documented with calibration rationale</text:span><text:line-break/><text:span text:style-name="T2874">□ Database tables confirmed: discovery_queue, session_metrics,</text:span><text:line-break/><text:span text:style-name="T2875"><text:s text:c="2"/>seen_content_registry — all with correct schemas and indexes</text:span><text:line-break/><text:span text:style-name="T2876">□ All environment variables documented with their current values</text:span><text:line-break/><text:span text:style-name="T2877"><text:s text:c="2"/>(credentials redacted) and their purpose</text:span><text:line-break/><text:span text:style-name="T2878">□ Session metrics dashboard is producing readable output</text:span><text:line-break/><text:span text:style-name="T2879">□ Queue Writer health monitoring signals are confirmed working</text:span><text:line-break/><text:span text:style-name="T2880">□ Registry cleanup process is confirmed running on 6-hour interval</text:span><text:line-break/><text:span text:style-name="T2881">□ All monitor processes confirmed to restart automatically</text:span><text:line-break/><text:span text:style-name="T2882"><text:s text:c="2"/>after a crash without manual intervention</text:span><text:line-break/><text:span text:style-name="T2883">□ System Owner sign-off received</text:span></text:p>
      <text:p text:style-name="P2884"><text:span text:style-name="T2885">When every checkbox is confirmed, the content discovery system is complete. The Scoring Component receives the output of this system — discovery records in the discovery_queue table with status = "pending_scoring" — as its input. The quality of everything the Scoring Component produces depends on the quality of what was built her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om</meta:initial-creator>
    <dc:creator>Matthew Hom</dc:creator>
    <meta:creation-date>2026-02-19T22:38:00Z</meta:creation-date>
    <dc:date>2026-02-19T22:38:00Z</dc:date>
    <meta:template xlink:href="Normal.dotm" xlink:type="simple"/>
    <meta:editing-cycles>1</meta:editing-cycles>
    <meta:editing-duration>PT0S</meta:editing-duration>
    <meta:document-statistic meta:page-count="1" meta:paragraph-count="375" meta:word-count="28108" meta:character-count="187950" meta:row-count="1335" meta:non-whitespace-character-count="160217"/>
  </office:meta>
</office:document-meta>
</file>